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Mangal" svg:font-family="Mangal"/>
    <style:font-face style:name="Microsoft JhengHei" svg:font-family="'Microsoft JhengHei'"/>
    <style:font-face style:name="微軟正黑體" svg:font-family="微軟正黑體"/>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98.26pt"/>
    </style:style>
    <style:style style:name="co2" style:family="table-column">
      <style:table-column-properties fo:break-before="auto" style:column-width="58.34pt"/>
    </style:style>
    <style:style style:name="co3" style:family="table-column">
      <style:table-column-properties fo:break-before="auto" style:column-width="43.94pt"/>
    </style:style>
    <style:style style:name="co4" style:family="table-column">
      <style:table-column-properties fo:break-before="auto" style:column-width="72.79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icrosoft JhengHei" fo:font-size="10pt" fo:font-style="normal" fo:text-shadow="none" style:text-underline-style="none" fo:font-weight="normal" style:font-size-asian="10pt" style:font-style-asian="normal" style:font-weight-asian="normal" style:font-name-complex="Microsoft JhengHei"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angal" fo:font-size="10pt" fo:font-style="normal" fo:text-shadow="none" style:text-underline-style="none" fo:font-weight="normal" style:font-size-asian="10pt" style:font-style-asian="normal" style:font-weight-asian="normal" style:font-name-complex="Mangal" style:font-size-complex="10pt" style:font-style-complex="normal" style:font-weight-complex="normal"/>
    </style:style>
    <style:style style:name="T1" style:family="text">
      <style:text-properties fo:font-size="10pt" style:font-style-asian="normal" fo:font-weight="normal" style:text-underline-style="none" style:text-underline-color="font-color" style:text-line-through-type="none" fo:font-style="normal" style:text-outline="false" fo:color="#000000" style:text-position="0% 100%" style:font-name="微軟正黑體" fo:text-shadow="none" style:font-name-complex="微軟正黑體" style:font-size-asian="10pt" style:font-size-complex="10pt" style:font-weight-asian="normal" style:font-weight-complex="normal" style:font-style-complex="normal"/>
    </style:style>
    <style:style style:name="T2"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complex="Arial" style:font-name="Arial"/>
    </style:style>
    <style:style style:name="T3"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微軟正黑體" style:font-name-complex="微軟正黑體"/>
    </style:style>
    <style:style style:name="T4"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Arial" style:font-name-complex="Arial"/>
    </style:style>
    <style:style style:name="T5" style:family="text">
      <style:text-properties style:text-position="0% 100%" style:font-name="Arial" style:font-style-asian="normal" style:font-weight-complex="normal" style:font-weight-asian="normal" style:font-size-complex="10pt" style:font-size-asian="10pt" style:font-name-complex="Arial" fo:text-shadow="none" fo:color="#000000" style:text-outline="false" fo:font-style="normal" style:text-line-through-type="none" style:text-underline-style="none" style:text-underline-color="font-color" fo:font-weight="normal" fo:font-size="10pt" style:font-style-complex="normal"/>
    </style:style>
    <style:style style:name="T6" style:family="text">
      <style:text-properties style:text-position="0% 100%"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font-style-complex="normal" style:font-name="微軟正黑體" style:font-name-complex="微軟正黑體"/>
    </style:style>
    <style:style style:name="T7" style:family="text">
      <style:text-properties style:font-name="微軟正黑體" fo:font-size="10pt" fo:font-weight="normal" style:text-underline-style="none" style:text-underline-color="font-color" style:text-line-through-type="none" fo:font-style="normal" style:text-outline="false" fo:color="#000000" style:font-style-complex="normal" style:text-position="0% 100%" fo:text-shadow="none" style:font-name-complex="微軟正黑體" style:font-size-asian="10pt" style:font-size-complex="10pt" style:font-weight-asian="normal" style:font-weight-complex="normal" style:font-style-asian="normal"/>
    </style:style>
    <style:style style:name="T8"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Arial" style:font-name-complex="Arial"/>
    </style:style>
    <style:style style:name="T9"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complex="微軟正黑體" style:font-name="微軟正黑體"/>
    </style:style>
    <style:style style:name="T10"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微軟正黑體" style:font-name-complex="微軟正黑體"/>
    </style:style>
    <style:style style:name="T11" style:family="text">
      <style:text-properties style:text-position="0% 100%" style:font-name="微軟正黑體" fo:font-size="10pt" fo:font-weight="normal" style:text-underline-style="none" style:text-underline-color="font-color" style:text-line-through-type="none" fo:font-style="normal" style:text-outline="false" fo:color="#000000" fo:text-shadow="none" style:font-name-complex="微軟正黑體" style:font-size-asian="10pt" style:font-size-complex="10pt" style:font-weight-asian="normal" style:font-weight-complex="normal" style:font-style-asian="normal" style:font-style-complex="normal"/>
    </style:style>
    <style:style style:name="T12" style:family="text">
      <style:text-properties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style-complex="normal" style:font-name="Arial" style:font-name-complex="Arial"/>
    </style:style>
    <style:style style:name="T13" style:family="text">
      <style:text-properties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style-complex="normal" style:font-name="微軟正黑體" style:font-name-complex="微軟正黑體"/>
    </style:style>
    <style:style style:name="T14"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complex="微軟正黑體" style:font-name="微軟正黑體"/>
    </style:style>
    <style:style style:name="T15"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name-complex="微軟正黑體" style:font-size-asian="10pt" style:font-size-complex="10pt" style:font-weight-asian="normal" style:font-weight-complex="normal" style:font-style-asian="normal" style:font-name="微軟正黑體"/>
    </style:style>
    <style:style style:name="T16"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Arial" style:font-name-complex="Arial"/>
    </style:style>
    <style:style style:name="T17"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微軟正黑體" style:font-name-complex="微軟正黑體"/>
    </style:style>
    <style:style style:name="T18" style:family="text">
      <style:text-properties fo:font-size="10pt" style:font-style-asian="normal" style:font-weight-complex="normal" style:font-weight-asian="normal" style:font-size-asian="10pt" style:font-name-complex="微軟正黑體" style:text-position="0% 100%" style:text-line-through-type="none" fo:color="#000000" fo:text-shadow="none" style:font-size-complex="10pt" style:font-name="微軟正黑體" style:font-style-complex="normal" style:text-outline="false" fo:font-style="normal" style:text-underline-style="none" style:text-underline-color="font-color" fo:font-weight="normal"/>
    </style:style>
    <style:style style:name="T19"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Arial" style:font-name-complex="Arial"/>
    </style:style>
    <style:style style:name="T20"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微軟正黑體" style:font-name-complex="微軟正黑體"/>
    </style:style>
    <style:style style:name="T21"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complex="Arial" style:font-name="Arial"/>
    </style:style>
    <style:style style:name="T22"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complex="微軟正黑體" style:font-name="微軟正黑體"/>
    </style:style>
    <style:style style:name="T23" style:family="text">
      <style:text-properties style:text-position="0% 100%" style:font-name="微軟正黑體" style:font-style-asian="normal" style:font-weight-complex="normal" style:font-weight-asian="normal" style:font-size-complex="10pt" style:font-size-asian="10pt" style:font-name-complex="微軟正黑體" fo:text-shadow="none" fo:color="#000000" style:text-outline="false" fo:font-style="normal" style:text-line-through-type="none" style:text-underline-style="none" style:text-underline-color="font-color" fo:font-weight="normal" fo:font-size="10pt" style:font-style-complex="normal"/>
    </style:style>
    <style:style style:name="T24" style:family="text">
      <style:text-properties style:text-position="0% 100%"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font-style-complex="normal" style:font-name="Arial" style:font-name-complex="Arial"/>
    </style:style>
    <style:style style:name="T25" style:family="text">
      <style:text-properties style:font-name="微軟正黑體" fo:font-size="10pt" fo:font-weight="normal" style:text-underline-style="none" style:text-underline-color="font-color" fo:font-style="normal" style:text-outline="false" style:font-name-complex="微軟正黑體" style:text-line-through-type="none" fo:color="#000000" fo:text-shadow="none" style:font-size-complex="10pt" style:font-style-complex="normal" style:text-position="0% 100%" style:font-size-asian="10pt" style:font-weight-asian="normal" style:font-weight-complex="normal" style:font-style-asian="normal"/>
    </style:style>
    <style:style style:name="T26"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Arial" style:font-name-complex="Arial"/>
    </style:style>
    <style:style style:name="T27"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微軟正黑體" style:font-name-complex="微軟正黑體"/>
    </style:style>
    <style:style style:name="T28"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complex="Arial" style:font-name="Arial"/>
    </style:style>
    <style:style style:name="T29" style:family="text">
      <style:text-properties fo:font-size="10pt" fo:font-weight="normal" style:text-underline-style="none" style:text-underline-color="font-color" fo:font-style="normal" style:text-outline="false" style:text-line-through-type="none" fo:color="#000000" fo:text-shadow="none" style:font-size-complex="10pt" style:font-style-complex="normal" style:text-position="0% 100%" style:font-size-asian="10pt" style:font-weight-asian="normal" style:font-weight-complex="normal" style:font-style-asian="normal" style:font-name-complex="微軟正黑體" style:font-name="微軟正黑體"/>
    </style:style>
    <style:style style:name="T30" style:family="text">
      <style:text-properties style:font-name="微軟正黑體" style:font-style-complex="normal" style:font-style-asian="normal" style:font-weight-complex="normal" style:font-weight-asian="normal" style:font-size-complex="10pt" style:font-size-asian="10pt" style:font-name-complex="微軟正黑體" fo:text-shadow="none" fo:color="#000000" style:text-outline="false" fo:font-style="normal" style:text-line-through-type="none" style:text-underline-style="none" style:text-underline-color="font-color" fo:font-weight="normal" fo:font-size="10pt" style:text-position="0% 100%"/>
    </style:style>
    <style:style style:name="T31"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100%" style:font-name="Arial" style:font-name-complex="Arial"/>
    </style:style>
    <style:style style:name="T32"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100%" style:font-name="微軟正黑體" style:font-name-complex="微軟正黑體"/>
    </style:style>
    <style:style style:name="T33" style:family="text">
      <style:text-properties fo:font-style="normal" style:font-weight-complex="normal" fo:color="#000000" style:font-name-complex="微軟正黑體" style:text-underline-style="none" style:text-underline-color="font-color" fo:font-weight="normal" fo:font-size="10pt" style:text-position="0% 100%" style:text-line-through-type="none" style:font-size-complex="10pt" style:text-outline="false" style:font-name="微軟正黑體" style:font-style-asian="normal" style:font-weight-asian="normal" style:font-size-asian="10pt" style:font-style-complex="normal" fo:text-shadow="none"/>
    </style:style>
    <style:style style:name="T34" style:family="text">
      <style:text-properties fo:font-style="normal" style:font-weight-complex="normal" fo:color="#000000" style:text-underline-style="none" style:text-underline-color="font-color" fo:font-weight="normal" fo:font-size="10pt" style:text-position="0% 100%" style:text-line-through-type="none" style:font-size-complex="10pt" style:text-outline="false" style:font-style-asian="normal" style:font-weight-asian="normal" style:font-size-asian="10pt" style:font-style-complex="normal" fo:text-shadow="none" style:font-name="Arial" style:font-name-complex="Arial"/>
    </style:style>
    <style:style style:name="T35" style:family="text">
      <style:text-properties fo:font-style="normal" style:font-weight-complex="normal" fo:color="#000000" style:text-underline-style="none" style:text-underline-color="font-color" fo:font-weight="normal" fo:font-size="10pt" style:text-position="0% 100%" style:text-line-through-type="none" style:font-size-complex="10pt" style:text-outline="false" style:font-style-asian="normal" style:font-weight-asian="normal" style:font-size-asian="10pt" style:font-style-complex="normal" fo:text-shadow="none" style:font-name="微軟正黑體" style:font-name-complex="微軟正黑體"/>
    </style:style>
    <style:style style:name="T36" style:family="text">
      <style:text-properties fo:font-style="normal" style:font-weight-complex="normal" fo:color="#000000" style:text-underline-style="none" style:text-underline-color="font-color" fo:font-weight="normal" fo:font-size="10pt" style:text-position="0% 100%" style:text-line-through-type="none" style:font-size-complex="10pt" style:text-outline="false" style:font-style-asian="normal" style:font-weight-asian="normal" style:font-size-asian="10pt" style:font-style-complex="normal" fo:text-shadow="none" style:font-name-complex="Arial" style:font-name="Arial"/>
    </style:style>
    <style:style style:name="T37" style:family="text">
      <style:text-properties fo:font-style="normal" style:font-weight-complex="normal" fo:color="#000000" style:text-underline-style="none" style:text-underline-color="font-color" fo:font-weight="normal" fo:font-size="10pt" style:text-position="0% 100%" style:text-line-through-type="none" style:font-size-complex="10pt" style:text-outline="false" style:font-style-asian="normal" style:font-weight-asian="normal" style:font-size-asian="10pt" style:font-style-complex="normal" fo:text-shadow="none" style:font-name-complex="微軟正黑體" style:font-name="微軟正黑體"/>
    </style:style>
    <style:style style:name="T38" style:family="text">
      <style:text-properties fo:font-size="10pt" style:font-style-asian="normal" fo:font-weight="normal" style:text-underline-style="none" style:text-underline-color="font-color" style:text-line-through-type="none" fo:font-style="normal" style:text-outline="false" fo:color="#000000" style:text-position="0% 100%" style:font-name="Arial" fo:text-shadow="none" style:font-name-complex="Arial" style:font-size-asian="10pt" style:font-size-complex="10pt" style:font-weight-asian="normal" style:font-weight-complex="normal" style:font-style-complex="normal"/>
    </style:style>
    <style:style style:name="T39" style:family="text">
      <style:text-properties style:text-underline-style="none" style:text-underline-color="font-color" style:font-weight-asian="normal" style:font-size-asian="10pt" style:font-name-complex="微軟正黑體" style:text-position="0% 100%" fo:font-size="10pt" fo:font-weight="normal" style:font-size-complex="10pt" fo:text-shadow="none" fo:color="#000000" style:text-line-through-type="none" style:font-weight-complex="normal" style:font-style-asian="normal" style:font-name="微軟正黑體" style:font-style-complex="normal" style:text-outline="false" fo:font-style="normal"/>
    </style:style>
    <style:style style:name="T40" style:family="text">
      <style:text-properties style:text-underline-style="none" style:text-underline-color="font-color" style:font-weight-asian="normal" style:font-size-asian="10pt" style:text-position="0% 100%" fo:font-size="10pt" fo:font-weight="normal" style:font-size-complex="10pt" fo:text-shadow="none" fo:color="#000000" style:text-line-through-type="none" style:font-weight-complex="normal" style:font-style-asian="normal" style:font-style-complex="normal" style:text-outline="false" fo:font-style="normal" style:font-name="Arial" style:font-name-complex="Arial"/>
    </style:style>
    <style:style style:name="T41" style:family="text">
      <style:text-properties style:text-underline-style="none" style:text-underline-color="font-color" style:font-weight-asian="normal" style:font-size-asian="10pt" style:text-position="0% 100%" fo:font-size="10pt" fo:font-weight="normal" style:font-size-complex="10pt" fo:text-shadow="none" fo:color="#000000" style:text-line-through-type="none" style:font-weight-complex="normal" style:font-style-asian="normal" style:font-style-complex="normal" style:text-outline="false" fo:font-style="normal" style:font-name="微軟正黑體" style:font-name-complex="微軟正黑體"/>
    </style:style>
    <style:style style:name="T42" style:family="text">
      <style:text-properties style:text-underline-style="none" style:text-underline-color="font-color" style:font-weight-asian="normal" style:font-size-asian="10pt" style:text-position="0% 100%" fo:font-size="10pt" fo:font-weight="normal" style:font-size-complex="10pt" fo:text-shadow="none" fo:color="#000000" style:text-line-through-type="none" style:font-weight-complex="normal" style:font-style-asian="normal" style:font-style-complex="normal" style:text-outline="false" fo:font-style="normal" style:font-name-complex="Arial" style:font-name="Arial"/>
    </style:style>
    <style:style style:name="T43" style:family="text">
      <style:text-properties style:text-underline-style="none" style:text-underline-color="font-color" style:font-weight-asian="normal" style:font-size-asian="10pt" style:text-position="0% 100%" fo:font-size="10pt" fo:font-weight="normal" style:font-size-complex="10pt" fo:text-shadow="none" fo:color="#000000" style:text-line-through-type="none" style:font-weight-complex="normal" style:font-style-asian="normal" style:font-style-complex="normal" style:text-outline="false" fo:font-style="normal" style:font-name-complex="微軟正黑體" style:font-name="微軟正黑體"/>
    </style:style>
    <style:style style:name="T44" style:family="text">
      <style:text-properties style:font-name="Arial" fo:font-size="10pt" fo:font-weight="normal" style:text-underline-style="none" style:text-underline-color="font-color" style:text-line-through-type="none" fo:font-style="normal" style:text-outline="false" fo:color="#000000" style:font-style-complex="normal" style:text-position="0% 100%" fo:text-shadow="none" style:font-name-complex="Arial" style:font-size-asian="10pt" style:font-size-complex="10pt" style:font-weight-asian="normal" style:font-weight-complex="normal" style:font-style-asian="normal"/>
    </style:style>
    <style:style style:name="T45" style:family="text">
      <style:text-properties fo:font-size="10pt" fo:font-weight="normal" style:text-underline-style="none" style:text-underline-color="font-color" style:text-line-through-type="none" fo:font-style="normal" style:text-outline="false" fo:color="#000000" style:font-style-complex="normal" style:text-position="0% 100%" fo:text-shadow="none" style:font-size-asian="10pt" style:font-size-complex="10pt" style:font-weight-asian="normal" style:font-weight-complex="normal" style:font-style-asian="normal" style:font-name-complex="Arial" style:font-name="Arial"/>
    </style:style>
    <style:style style:name="T46" style:family="text">
      <style:text-properties style:font-name="Arial" style:font-style-complex="normal" style:font-style-asian="normal" style:font-weight-complex="normal" style:font-weight-asian="normal" style:font-size-complex="10pt" style:font-size-asian="10pt" style:font-name-complex="Arial" fo:text-shadow="none" fo:color="#000000" style:text-outline="false" fo:font-style="normal" style:text-line-through-type="none" style:text-underline-style="none" style:text-underline-color="font-color" fo:font-weight="normal" fo:font-size="10pt" style:text-position="0% 100%"/>
    </style:style>
    <style:style style:name="T47"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name-complex="微軟正黑體" style:font-size-asian="10pt" style:font-size-complex="10pt" style:font-weight-asian="normal" style:font-weight-complex="normal" style:font-style-asian="normal" style:font-name="微軟正黑體"/>
    </style:style>
    <style:style style:name="T48"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Arial" style:font-name-complex="Arial"/>
    </style:style>
    <style:style style:name="T49"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complex="微軟正黑體" style:font-name="微軟正黑體"/>
    </style:style>
    <style:style style:name="T50"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微軟正黑體" style:font-name-complex="微軟正黑體"/>
    </style:style>
    <style:style style:name="T51" style:family="text">
      <style:text-properties style:text-outline="false" style:font-name-complex="微軟正黑體"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name="微軟正黑體" style:font-style-complex="normal"/>
    </style:style>
    <style:style style:name="T52"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Arial" style:font-name-complex="Arial"/>
    </style:style>
    <style:style style:name="T53"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微軟正黑體" style:font-name-complex="微軟正黑體"/>
    </style:style>
    <style:style style:name="T54"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complex="Arial" style:font-name="Arial"/>
    </style:style>
    <style:style style:name="T55"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name-complex="Arial" style:font-size-asian="10pt" style:font-size-complex="10pt" style:font-weight-asian="normal" style:font-weight-complex="normal" style:font-style-asian="normal" style:font-name="Arial"/>
    </style:style>
    <style:style style:name="T56"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complex="Arial" style:font-name="Arial"/>
    </style:style>
    <style:style style:name="T57" style:family="text">
      <style:text-properties fo:font-weight="normal" style:font-size-asian="10pt" style:text-outline="false" style:text-line-through-type="none" fo:font-size="10pt" style:text-underline-style="none" style:text-underline-color="font-color" style:font-name-complex="微軟正黑體" fo:color="#000000" style:font-weight-complex="normal" fo:font-style="normal" fo:text-shadow="none" style:font-style-complex="normal" style:font-weight-asian="normal" style:font-style-asian="normal" style:font-name="微軟正黑體" style:font-size-complex="10pt" style:text-position="0% 100%"/>
    </style:style>
    <style:style style:name="T58" style:family="text">
      <style:text-properties fo:font-weight="normal" style:font-size-asian="10pt" style:text-outline="false" style:text-line-through-type="none" fo:font-size="10pt" style:text-underline-style="none" style:text-underline-color="font-color" fo:color="#000000" style:font-weight-complex="normal" fo:font-style="normal" fo:text-shadow="none" style:font-style-complex="normal" style:font-weight-asian="normal" style:font-style-asian="normal" style:font-size-complex="10pt" style:text-position="0% 100%" style:font-name="Arial" style:font-name-complex="Arial"/>
    </style:style>
    <style:style style:name="T59" style:family="text">
      <style:text-properties fo:font-weight="normal" style:font-size-asian="10pt" style:text-outline="false" style:text-line-through-type="none" fo:font-size="10pt" style:text-underline-style="none" style:text-underline-color="font-color" fo:color="#000000" style:font-weight-complex="normal" fo:font-style="normal" fo:text-shadow="none" style:font-style-complex="normal" style:font-weight-asian="normal" style:font-style-asian="normal" style:font-size-complex="10pt" style:text-position="0% 100%" style:font-name="微軟正黑體" style:font-name-complex="微軟正黑體"/>
    </style:style>
    <style:style style:name="T60" style:family="text">
      <style:text-properties fo:font-weight="normal" style:font-size-asian="10pt" style:text-outline="false" style:text-line-through-type="none" fo:font-size="10pt" style:text-underline-style="none" style:text-underline-color="font-color" fo:color="#000000" style:font-weight-complex="normal" fo:font-style="normal" fo:text-shadow="none" style:font-style-complex="normal" style:font-weight-asian="normal" style:font-style-asian="normal" style:font-size-complex="10pt" style:text-position="0% 100%" style:font-name-complex="Arial" style:font-name="Arial"/>
    </style:style>
    <style:style style:name="T61" style:family="text">
      <style:text-properties fo:font-weight="normal" style:font-size-asian="10pt" style:text-outline="false" style:text-line-through-type="none" fo:font-size="10pt" style:text-underline-style="none" style:text-underline-color="font-color" fo:color="#000000" style:font-weight-complex="normal" fo:font-style="normal" fo:text-shadow="none" style:font-style-complex="normal" style:font-weight-asian="normal" style:font-style-asian="normal" style:font-size-complex="10pt" style:text-position="0% 100%" style:font-name-complex="微軟正黑體" style:font-name="微軟正黑體"/>
    </style:style>
    <style:style style:name="T62" style:family="text">
      <style:text-properties style:font-size-complex="10pt" style:text-line-through-type="none" style:font-name-complex="微軟正黑體" fo:font-style="normal" style:text-outline="false" style:text-underline-style="none" style:text-underline-color="font-color" fo:font-weight="normal" fo:color="#000000" fo:font-size="10pt" style:font-name="微軟正黑體" fo:text-shadow="none" style:font-style-asian="normal" style:font-weight-complex="normal" style:text-position="0% 100%" style:font-weight-asian="normal" style:font-size-asian="10pt" style:font-style-complex="normal"/>
    </style:style>
    <style:style style:name="T63" style:family="text">
      <style:text-properties style:font-size-complex="10pt" style:text-line-through-type="none" fo:font-style="normal" style:text-outline="false" style:text-underline-style="none" style:text-underline-color="font-color" fo:font-weight="normal" fo:color="#000000" fo:font-size="10pt" fo:text-shadow="none" style:font-style-asian="normal" style:font-weight-complex="normal" style:text-position="0% 100%" style:font-weight-asian="normal" style:font-size-asian="10pt" style:font-style-complex="normal" style:font-name="Arial" style:font-name-complex="Arial"/>
    </style:style>
    <style:style style:name="T64" style:family="text">
      <style:text-properties style:font-size-complex="10pt" style:text-line-through-type="none" fo:font-style="normal" style:text-outline="false" style:text-underline-style="none" style:text-underline-color="font-color" fo:font-weight="normal" fo:color="#000000" fo:font-size="10pt" fo:text-shadow="none" style:font-style-asian="normal" style:font-weight-complex="normal" style:text-position="0% 100%" style:font-weight-asian="normal" style:font-size-asian="10pt" style:font-style-complex="normal" style:font-name="微軟正黑體" style:font-name-complex="微軟正黑體"/>
    </style:style>
    <style:style style:name="T65" style:family="text">
      <style:text-properties style:font-size-complex="10pt" style:text-line-through-type="none" fo:font-style="normal" style:text-outline="false" style:text-underline-style="none" style:text-underline-color="font-color" fo:font-weight="normal" fo:color="#000000" fo:font-size="10pt" fo:text-shadow="none" style:font-style-asian="normal" style:font-weight-complex="normal" style:text-position="0% 100%" style:font-weight-asian="normal" style:font-size-asian="10pt" style:font-style-complex="normal" style:font-name-complex="Arial" style:font-name="Arial"/>
    </style:style>
    <style:style style:name="T66" style:family="text">
      <style:text-properties style:font-size-complex="10pt" style:text-line-through-type="none" fo:font-style="normal" style:text-outline="false" style:text-underline-style="none" style:text-underline-color="font-color" fo:font-weight="normal" fo:color="#000000" fo:font-size="10pt" fo:text-shadow="none" style:font-style-asian="normal" style:font-weight-complex="normal" style:text-position="0% 100%" style:font-weight-asian="normal" style:font-size-asian="10pt" style:font-style-complex="normal" style:font-name-complex="微軟正黑體" style:font-name="微軟正黑體"/>
    </style:style>
    <style:style style:name="T67"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Mangal" style:font-name-complex="Mangal"/>
    </style:style>
    <style:style style:name="T68" style:family="text">
      <style:text-properties style:text-outline="false" style:text-position="0% 100%" fo:font-size="10pt" fo:font-weight="normal" style:text-underline-style="none" style:text-underline-color="font-color" style:text-line-through-type="none" fo:font-style="normal" fo:color="#000000" fo:text-shadow="none" style:font-size-asian="10pt" style:font-size-complex="10pt" style:font-weight-asian="normal" style:font-weight-complex="normal" style:font-style-asian="normal" style:font-style-complex="normal" style:font-name-complex="微軟正黑體" style:font-name="微軟正黑體"/>
    </style:style>
    <style:style style:name="T69" style:family="text">
      <style:text-properties fo:font-weight="normal" style:font-size-asian="10pt" fo:text-shadow="none" style:font-style-complex="normal" style:font-weight-asian="normal" style:font-style-asian="normal" style:font-name="微軟正黑體" style:font-size-complex="10pt" style:text-position="0% 100%" style:font-weight-complex="normal" fo:font-style="normal" style:text-outline="false" style:text-line-through-type="none" fo:font-size="10pt" style:text-underline-style="none" style:text-underline-color="font-color" style:font-name-complex="微軟正黑體" fo:color="#000000"/>
    </style:style>
    <style:style style:name="T70" style:family="text">
      <style:text-properties fo:font-weight="normal" style:font-size-asian="10pt" fo:text-shadow="none" style:font-style-complex="normal" style:font-weight-asian="normal" style:font-style-asian="normal" style:font-size-complex="10pt" style:text-position="0% 100%" style:font-weight-complex="normal" fo:font-style="normal" style:text-outline="false" style:text-line-through-type="none" fo:font-size="10pt" style:text-underline-style="none" style:text-underline-color="font-color" fo:color="#000000" style:font-name="Arial" style:font-name-complex="Arial"/>
    </style:style>
    <style:style style:name="T71" style:family="text">
      <style:text-properties fo:font-weight="normal" style:font-size-asian="10pt" fo:text-shadow="none" style:font-style-complex="normal" style:font-weight-asian="normal" style:font-style-asian="normal" style:font-size-complex="10pt" style:text-position="0% 100%" style:font-weight-complex="normal" fo:font-style="normal" style:text-outline="false" style:text-line-through-type="none" fo:font-size="10pt" style:text-underline-style="none" style:text-underline-color="font-color" fo:color="#000000" style:font-name="微軟正黑體" style:font-name-complex="微軟正黑體"/>
    </style:style>
    <style:style style:name="T72" style:family="text">
      <style:text-properties fo:font-weight="normal" style:font-size-asian="10pt" fo:text-shadow="none" style:font-style-complex="normal" style:font-weight-asian="normal" style:font-style-asian="normal" style:font-size-complex="10pt" style:text-position="0% 100%" style:font-weight-complex="normal" fo:font-style="normal" style:text-outline="false" style:text-line-through-type="none" fo:font-size="10pt" style:text-underline-style="none" style:text-underline-color="font-color" fo:color="#000000" style:font-name-complex="Arial" style:font-name="Arial"/>
    </style:style>
    <style:style style:name="T73" style:family="text">
      <style:text-properties fo:font-weight="normal" style:font-size-asian="10pt" fo:text-shadow="none" style:font-style-complex="normal" style:font-weight-asian="normal" style:font-style-asian="normal" style:font-size-complex="10pt" style:text-position="0% 100%" style:font-weight-complex="normal" fo:font-style="normal" style:text-outline="false" style:text-line-through-type="none" fo:font-size="10pt" style:text-underline-style="none" style:text-underline-color="font-color" fo:color="#000000" style:font-name-complex="微軟正黑體" style:font-name="微軟正黑體"/>
    </style:style>
    <style:style style:name="T74" style:family="text">
      <style:text-properties style:font-size-asian="10pt" fo:font-weight="normal" style:text-outline="false" style:text-line-through-type="none" fo:font-size="10pt" style:text-underline-style="none" style:text-underline-color="font-color" style:font-name-complex="微軟正黑體" fo:color="#000000" style:text-position="0% 100%" style:font-weight-complex="normal" fo:font-style="normal" style:font-size-complex="10pt" style:font-name="微軟正黑體" style:font-style-asian="normal" style:font-weight-asian="normal" style:font-style-complex="normal" fo:text-shadow="none"/>
    </style:style>
    <style:style style:name="T75" style:family="text">
      <style:text-properties style:font-size-asian="10pt" fo:font-weight="normal" style:text-outline="false" style:text-line-through-type="none" fo:font-size="10pt" style:text-underline-style="none" style:text-underline-color="font-color" fo:color="#000000" style:text-position="0% 100%" style:font-weight-complex="normal" fo:font-style="normal" style:font-size-complex="10pt" style:font-style-asian="normal" style:font-weight-asian="normal" style:font-style-complex="normal" fo:text-shadow="none" style:font-name="Arial" style:font-name-complex="Arial"/>
    </style:style>
    <style:style style:name="T76" style:family="text">
      <style:text-properties style:font-size-asian="10pt" fo:font-weight="normal" style:text-outline="false" style:text-line-through-type="none" fo:font-size="10pt" style:text-underline-style="none" style:text-underline-color="font-color" fo:color="#000000" style:text-position="0% 100%" style:font-weight-complex="normal" fo:font-style="normal" style:font-size-complex="10pt" style:font-style-asian="normal" style:font-weight-asian="normal" style:font-style-complex="normal" fo:text-shadow="none" style:font-name="微軟正黑體" style:font-name-complex="微軟正黑體"/>
    </style:style>
    <style:style style:name="T77" style:family="text">
      <style:text-properties style:font-size-asian="10pt" fo:font-weight="normal" style:text-outline="false" style:text-line-through-type="none" fo:font-size="10pt" style:text-underline-style="none" style:text-underline-color="font-color" fo:color="#000000" style:text-position="0% 100%" style:font-weight-complex="normal" fo:font-style="normal" style:font-size-complex="10pt" style:font-style-asian="normal" style:font-weight-asian="normal" style:font-style-complex="normal" fo:text-shadow="none" style:font-name-complex="Arial" style:font-name="Arial"/>
    </style:style>
    <style:style style:name="T78" style:family="text">
      <style:text-properties style:font-size-asian="10pt" fo:font-weight="normal" style:text-outline="false" style:text-line-through-type="none" fo:font-size="10pt" style:text-underline-style="none" style:text-underline-color="font-color" fo:color="#000000" style:text-position="0% 100%" style:font-weight-complex="normal" fo:font-style="normal" style:font-size-complex="10pt" style:font-style-asian="normal" style:font-weight-asian="normal" style:font-style-complex="normal" fo:text-shadow="none" style:font-name-complex="微軟正黑體" style:font-name="微軟正黑體"/>
    </style:style>
    <style:style style:name="T79" style:family="text">
      <style:text-properties style:text-outline="false" style:text-position="0% 100%" fo:font-size="10pt" fo:font-weight="normal" style:font-weight-asian="normal" fo:font-style="normal" style:font-name-complex="Arial" style:text-line-through-type="none" fo:color="#000000" fo:text-shadow="none" style:font-size-complex="10pt" style:font-style-complex="normal" style:font-size-asian="10pt" style:text-underline-style="none" style:text-underline-color="font-color" style:font-weight-complex="normal" style:font-style-asian="normal" style:font-name="Arial"/>
    </style:style>
    <style:style style:name="T80" style:family="text">
      <style:text-properties style:text-outline="false" style:text-position="0% 100%" fo:font-size="10pt" fo:font-weight="normal" style:font-weight-asian="normal" fo:font-style="normal" style:text-line-through-type="none" fo:color="#000000" fo:text-shadow="none" style:font-size-complex="10pt" style:font-style-complex="normal" style:font-size-asian="10pt" style:text-underline-style="none" style:text-underline-color="font-color" style:font-weight-complex="normal" style:font-style-asian="normal" style:font-name="微軟正黑體" style:font-name-complex="微軟正黑體"/>
    </style:style>
    <style:style style:name="T81" style:family="text">
      <style:text-properties style:text-outline="false" style:text-position="0% 100%" fo:font-size="10pt" fo:font-weight="normal" style:font-weight-asian="normal" fo:font-style="normal" style:text-line-through-type="none" fo:color="#000000" fo:text-shadow="none" style:font-size-complex="10pt" style:font-style-complex="normal" style:font-size-asian="10pt" style:text-underline-style="none" style:text-underline-color="font-color" style:font-weight-complex="normal" style:font-style-asian="normal" style:font-name="Arial" style:font-name-complex="Arial"/>
    </style:style>
    <style:style style:name="T82" style:family="text">
      <style:text-properties style:text-outline="false" style:text-position="0% 100%" fo:font-size="10pt" fo:font-weight="normal" style:font-weight-asian="normal" fo:font-style="normal" style:text-line-through-type="none" fo:color="#000000" fo:text-shadow="none" style:font-size-complex="10pt" style:font-style-complex="normal" style:font-size-asian="10pt" style:text-underline-style="none" style:text-underline-color="font-color" style:font-weight-complex="normal" style:font-style-asian="normal" style:font-name-complex="微軟正黑體" style:font-name="微軟正黑體"/>
    </style:style>
    <style:style style:name="T83" style:family="text">
      <style:text-properties style:text-outline="false" style:text-position="0% 100%" fo:font-size="10pt" fo:font-weight="normal" style:font-weight-asian="normal" fo:font-style="normal" style:text-line-through-type="none" fo:color="#000000" fo:text-shadow="none" style:font-size-complex="10pt" style:font-style-complex="normal" style:font-size-asian="10pt" style:text-underline-style="none" style:text-underline-color="font-color" style:font-weight-complex="normal" style:font-style-asian="normal" style:font-name-complex="Arial" style:font-name="Arial"/>
    </style:style>
    <style:style style:name="T84" style:family="text">
      <style:text-properties fo:font-weight="normal" style:font-size-asian="10pt" style:font-name="微軟正黑體" style:font-style-asian="normal" style:font-weight-asian="normal" style:font-style-complex="normal" fo:text-shadow="none" fo:font-style="normal" style:text-outline="false" style:font-size-complex="10pt" style:text-position="0% 100%" style:font-weight-complex="normal" fo:color="#000000" style:font-name-complex="微軟正黑體" style:text-underline-style="none" style:text-underline-color="font-color" fo:font-size="10pt" style:text-line-through-type="none"/>
    </style:style>
    <style:style style:name="T85" style:family="text">
      <style:text-properties fo:font-weight="normal" style:font-size-asian="10pt" style:font-style-asian="normal" style:font-weight-asian="normal" style:font-style-complex="normal" fo:text-shadow="none" fo:font-style="normal" style:text-outline="false" style:font-size-complex="10pt" style:text-position="0% 100%" style:font-weight-complex="normal" fo:color="#000000" style:text-underline-style="none" style:text-underline-color="font-color" fo:font-size="10pt" style:text-line-through-type="none" style:font-name="Arial" style:font-name-complex="Arial"/>
    </style:style>
    <style:style style:name="T86" style:family="text">
      <style:text-properties fo:font-weight="normal" style:font-size-asian="10pt" style:font-style-asian="normal" style:font-weight-asian="normal" style:font-style-complex="normal" fo:text-shadow="none" fo:font-style="normal" style:text-outline="false" style:font-size-complex="10pt" style:text-position="0% 100%" style:font-weight-complex="normal" fo:color="#000000" style:text-underline-style="none" style:text-underline-color="font-color" fo:font-size="10pt" style:text-line-through-type="none" style:font-name="微軟正黑體" style:font-name-complex="微軟正黑體"/>
    </style:style>
    <style:style style:name="T87" style:family="text">
      <style:text-properties fo:font-weight="normal" style:font-size-asian="10pt" style:font-style-asian="normal" style:font-weight-asian="normal" style:font-style-complex="normal" fo:text-shadow="none" fo:font-style="normal" style:text-outline="false" style:font-size-complex="10pt" style:text-position="0% 100%" style:font-weight-complex="normal" fo:color="#000000" style:text-underline-style="none" style:text-underline-color="font-color" fo:font-size="10pt" style:text-line-through-type="none" style:font-name-complex="Arial" style:font-name="Arial"/>
    </style:style>
    <style:style style:name="T88" style:family="text">
      <style:text-properties fo:font-weight="normal" style:font-size-asian="10pt" style:font-style-asian="normal" style:font-weight-asian="normal" style:font-style-complex="normal" fo:text-shadow="none" fo:font-style="normal" style:text-outline="false" style:font-size-complex="10pt" style:text-position="0% 100%" style:font-weight-complex="normal" fo:color="#000000" style:text-underline-style="none" style:text-underline-color="font-color" fo:font-size="10pt" style:text-line-through-type="none" style:font-name-complex="微軟正黑體" style:font-name="微軟正黑體"/>
    </style:style>
    <style:style style:name="T89" style:family="text">
      <style:text-properties fo:font-size="10pt" style:font-style-asian="normal" fo:font-weight="normal" style:text-underline-style="none" style:text-underline-color="font-color" style:text-line-through-type="none" fo:font-style="normal" style:text-outline="false" fo:color="#000000" style:text-position="0% 100%" fo:text-shadow="none" style:font-size-asian="10pt" style:font-size-complex="10pt" style:font-weight-asian="normal" style:font-weight-complex="normal" style:font-style-complex="normal" style:font-name="Mangal" style:font-name-complex="Mangal"/>
    </style:style>
    <style:style style:name="T90" style:family="text">
      <style:text-properties fo:font-style="normal" style:font-weight-complex="normal" fo:color="#000000" style:font-name-complex="微軟正黑體" style:text-line-through-type="none" style:text-underline-style="none" style:text-underline-color="font-color" fo:font-weight="normal" style:text-position="0% 100%" fo:font-size="10pt" style:font-style-asian="normal" style:text-outline="false" style:font-name="微軟正黑體" style:font-weight-asian="normal" style:font-size-complex="10pt" style:font-style-complex="normal" style:font-size-asian="10pt" fo:text-shadow="none"/>
    </style:style>
    <style:style style:name="T91"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weight-asian="normal" style:font-size-complex="10pt" style:font-style-complex="normal" style:font-size-asian="10pt" fo:text-shadow="none" style:font-name="Arial" style:font-name-complex="Arial"/>
    </style:style>
    <style:style style:name="T92"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weight-asian="normal" style:font-size-complex="10pt" style:font-style-complex="normal" style:font-size-asian="10pt" fo:text-shadow="none" style:font-name="微軟正黑體" style:font-name-complex="微軟正黑體"/>
    </style:style>
    <style:style style:name="T93"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weight-asian="normal" style:font-size-complex="10pt" style:font-style-complex="normal" style:font-size-asian="10pt" fo:text-shadow="none" style:font-name-complex="Arial" style:font-name="Arial"/>
    </style:style>
    <style:style style:name="T94"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weight-asian="normal" style:font-size-complex="10pt" style:font-style-complex="normal" style:font-size-asian="10pt" fo:text-shadow="none" style:font-name-complex="微軟正黑體" style:font-name="微軟正黑體"/>
    </style:style>
    <style:style style:name="T95" style:family="text">
      <style:text-properties fo:font-weight="normal" style:font-size-asian="10pt" style:font-size-complex="10pt" style:font-name="微軟正黑體" style:font-style-asian="normal" style:font-weight-asian="normal" style:font-style-complex="normal" fo:text-shadow="none" style:font-weight-complex="normal" fo:font-style="normal" style:text-position="0% 100%" fo:color="#000000" style:font-name-complex="微軟正黑體" style:text-underline-style="none" style:text-underline-color="font-color" fo:font-size="10pt" style:text-line-through-type="none" style:text-outline="false"/>
    </style:style>
    <style:style style:name="T96" style:family="text">
      <style:text-properties fo:font-weight="normal" style:font-size-asian="10pt" style:font-size-complex="10pt" style:font-style-asian="normal" style:font-weight-asian="normal" style:font-style-complex="normal" fo:text-shadow="none" style:font-weight-complex="normal" fo:font-style="normal" style:text-position="0% 100%" fo:color="#000000" style:text-underline-style="none" style:text-underline-color="font-color" fo:font-size="10pt" style:text-line-through-type="none" style:text-outline="false" style:font-name="Arial" style:font-name-complex="Arial"/>
    </style:style>
    <style:style style:name="T97" style:family="text">
      <style:text-properties fo:font-weight="normal" style:font-size-asian="10pt" style:font-size-complex="10pt" style:font-style-asian="normal" style:font-weight-asian="normal" style:font-style-complex="normal" fo:text-shadow="none" style:font-weight-complex="normal" fo:font-style="normal" style:text-position="0% 100%" fo:color="#000000" style:text-underline-style="none" style:text-underline-color="font-color" fo:font-size="10pt" style:text-line-through-type="none" style:text-outline="false" style:font-name="微軟正黑體" style:font-name-complex="微軟正黑體"/>
    </style:style>
    <style:style style:name="T98" style:family="text">
      <style:text-properties fo:font-weight="normal" style:font-size-asian="10pt" style:font-size-complex="10pt" style:font-style-asian="normal" style:font-weight-asian="normal" style:font-style-complex="normal" fo:text-shadow="none" style:font-weight-complex="normal" fo:font-style="normal" style:text-position="0% 100%" fo:color="#000000" style:text-underline-style="none" style:text-underline-color="font-color" fo:font-size="10pt" style:text-line-through-type="none" style:text-outline="false" style:font-name-complex="Arial" style:font-name="Arial"/>
    </style:style>
    <style:style style:name="T99" style:family="text">
      <style:text-properties fo:font-weight="normal" style:font-size-asian="10pt" style:font-size-complex="10pt" style:font-style-asian="normal" style:font-weight-asian="normal" style:font-style-complex="normal" fo:text-shadow="none" style:font-weight-complex="normal" fo:font-style="normal" style:text-position="0% 100%" fo:color="#000000" style:text-underline-style="none" style:text-underline-color="font-color" fo:font-size="10pt" style:text-line-through-type="none" style:text-outline="false" style:font-name-complex="微軟正黑體" style:font-name="微軟正黑體"/>
    </style:style>
    <style:style style:name="T100" style:family="text">
      <style:text-properties style:font-size-asian="10pt" fo:font-weight="normal" style:text-underline-style="none" style:text-underline-color="font-color" fo:color="#000000" style:font-name-complex="Arial" fo:font-size="10pt" style:text-line-through-type="none" style:text-outline="false" fo:font-style="normal" style:text-position="0% 100%" style:font-weight-complex="normal" style:font-weight-asian="normal" fo:text-shadow="none" style:font-style-complex="normal" style:font-name="Arial" style:font-size-complex="10pt" style:font-style-asian="normal"/>
    </style:style>
    <style:style style:name="T101" style:family="text">
      <style:text-properties style:font-size-asian="10pt" fo:font-weight="normal" style:text-underline-style="none" style:text-underline-color="font-color" fo:color="#000000" fo:font-size="10pt" style:text-line-through-type="none" style:text-outline="false" fo:font-style="normal" style:text-position="0% 100%" style:font-weight-complex="normal" style:font-weight-asian="normal" fo:text-shadow="none" style:font-style-complex="normal" style:font-size-complex="10pt" style:font-style-asian="normal" style:font-name="微軟正黑體" style:font-name-complex="微軟正黑體"/>
    </style:style>
    <style:style style:name="T102" style:family="text">
      <style:text-properties style:font-size-asian="10pt" fo:font-weight="normal" style:text-underline-style="none" style:text-underline-color="font-color" fo:color="#000000" fo:font-size="10pt" style:text-line-through-type="none" style:text-outline="false" fo:font-style="normal" style:text-position="0% 100%" style:font-weight-complex="normal" style:font-weight-asian="normal" fo:text-shadow="none" style:font-style-complex="normal" style:font-size-complex="10pt" style:font-style-asian="normal" style:font-name="Arial" style:font-name-complex="Arial"/>
    </style:style>
    <style:style style:name="T103" style:family="text">
      <style:text-properties style:font-size-asian="10pt" fo:font-weight="normal" style:text-underline-style="none" style:text-underline-color="font-color" fo:color="#000000" fo:font-size="10pt" style:text-line-through-type="none" style:text-outline="false" fo:font-style="normal" style:text-position="0% 100%" style:font-weight-complex="normal" style:font-weight-asian="normal" fo:text-shadow="none" style:font-style-complex="normal" style:font-size-complex="10pt" style:font-style-asian="normal" style:font-name-complex="微軟正黑體" style:font-name="微軟正黑體"/>
    </style:style>
    <style:style style:name="T104" style:family="text">
      <style:text-properties style:font-size-asian="10pt" fo:font-weight="normal" style:text-underline-style="none" style:text-underline-color="font-color" fo:color="#000000" fo:font-size="10pt" style:text-line-through-type="none" style:text-outline="false" fo:font-style="normal" style:text-position="0% 100%" style:font-weight-complex="normal" style:font-weight-asian="normal" fo:text-shadow="none" style:font-style-complex="normal" style:font-size-complex="10pt" style:font-style-asian="normal" style:font-name-complex="Arial" style:font-name="Arial"/>
    </style:style>
    <style:style style:name="T105" style:family="text">
      <style:text-properties style:font-weight-asian="normal" fo:font-style="normal" style:text-outline="false" style:font-name="微軟正黑體" style:font-style-asian="normal" style:font-weight-complex="normal" style:font-style-complex="normal" style:font-size-complex="10pt" fo:text-shadow="none" fo:color="#000000" style:text-line-through-type="none" style:font-name-complex="微軟正黑體" style:text-underline-style="none" style:text-underline-color="font-color" fo:font-weight="normal" fo:font-size="10pt" style:text-position="0% 100%" style:font-size-asian="10pt"/>
    </style:style>
    <style:style style:name="T106" style:family="text">
      <style:text-properties style:font-weight-asian="normal" fo:font-style="normal" style:text-outline="false" style:font-style-asian="normal" style:font-weight-complex="normal" style:font-style-complex="normal" style:font-size-complex="10pt" fo:text-shadow="none" fo:color="#000000" style:text-line-through-type="none" style:text-underline-style="none" style:text-underline-color="font-color" fo:font-weight="normal" fo:font-size="10pt" style:text-position="0% 100%" style:font-size-asian="10pt" style:font-name="Arial" style:font-name-complex="Arial"/>
    </style:style>
    <style:style style:name="T107" style:family="text">
      <style:text-properties style:font-weight-asian="normal" fo:font-style="normal" style:text-outline="false" style:font-style-asian="normal" style:font-weight-complex="normal" style:font-style-complex="normal" style:font-size-complex="10pt" fo:text-shadow="none" fo:color="#000000" style:text-line-through-type="none" style:text-underline-style="none" style:text-underline-color="font-color" fo:font-weight="normal" fo:font-size="10pt" style:text-position="0% 100%" style:font-size-asian="10pt" style:font-name="微軟正黑體" style:font-name-complex="微軟正黑體"/>
    </style:style>
    <style:style style:name="T108" style:family="text">
      <style:text-properties style:font-weight-asian="normal" fo:font-style="normal" style:text-outline="false" style:font-style-asian="normal" style:font-weight-complex="normal" style:font-style-complex="normal" style:font-size-complex="10pt" fo:text-shadow="none" fo:color="#000000" style:text-line-through-type="none" style:text-underline-style="none" style:text-underline-color="font-color" fo:font-weight="normal" fo:font-size="10pt" style:text-position="0% 100%" style:font-size-asian="10pt" style:font-name-complex="Arial" style:font-name="Arial"/>
    </style:style>
    <style:style style:name="T109" style:family="text">
      <style:text-properties style:font-weight-asian="normal" fo:font-style="normal" style:text-outline="false" style:font-style-asian="normal" style:font-weight-complex="normal" style:font-style-complex="normal" style:font-size-complex="10pt" fo:text-shadow="none" fo:color="#000000" style:text-line-through-type="none" style:text-underline-style="none" style:text-underline-color="font-color" fo:font-weight="normal" fo:font-size="10pt" style:text-position="0% 100%" style:font-size-asian="10pt" style:font-name-complex="微軟正黑體" style:font-name="微軟正黑體"/>
    </style:style>
    <style:style style:name="T110" style:family="text">
      <style:text-properties style:font-size-asian="10pt" fo:font-weight="normal" style:text-line-through-type="none" fo:font-size="10pt" style:text-underline-style="none" style:text-underline-color="font-color" style:font-name-complex="微軟正黑體" fo:color="#000000" style:font-weight-complex="normal" style:text-position="0% 100%" style:text-outline="false" fo:font-style="normal" fo:text-shadow="none" style:font-style-complex="normal" style:font-weight-asian="normal" style:font-style-asian="normal" style:font-name="微軟正黑體" style:font-size-complex="10pt"/>
    </style:style>
    <style:style style:name="T111" style:family="text">
      <style:text-properties style:font-size-asian="10pt" fo:font-weight="normal" style:text-line-through-type="none" fo:font-size="10pt" style:text-underline-style="none" style:text-underline-color="font-color" fo:color="#000000" style:font-weight-complex="normal" style:text-position="0% 100%" style:text-outline="false" fo:font-style="normal" fo:text-shadow="none" style:font-style-complex="normal" style:font-weight-asian="normal" style:font-style-asian="normal" style:font-size-complex="10pt" style:font-name="Arial" style:font-name-complex="Arial"/>
    </style:style>
    <style:style style:name="T112" style:family="text">
      <style:text-properties style:font-size-asian="10pt" fo:font-weight="normal" style:text-line-through-type="none" fo:font-size="10pt" style:text-underline-style="none" style:text-underline-color="font-color" fo:color="#000000" style:font-weight-complex="normal" style:text-position="0% 100%" style:text-outline="false" fo:font-style="normal" fo:text-shadow="none" style:font-style-complex="normal" style:font-weight-asian="normal" style:font-style-asian="normal" style:font-size-complex="10pt" style:font-name="微軟正黑體" style:font-name-complex="微軟正黑體"/>
    </style:style>
    <style:style style:name="T113" style:family="text">
      <style:text-properties style:font-size-asian="10pt" fo:font-weight="normal" style:text-line-through-type="none" fo:font-size="10pt" style:text-underline-style="none" style:text-underline-color="font-color" fo:color="#000000" style:font-weight-complex="normal" style:text-position="0% 100%" style:text-outline="false" fo:font-style="normal" fo:text-shadow="none" style:font-style-complex="normal" style:font-weight-asian="normal" style:font-style-asian="normal" style:font-size-complex="10pt" style:font-name-complex="Arial" style:font-name="Arial"/>
    </style:style>
    <style:style style:name="T114" style:family="text">
      <style:text-properties style:font-size-asian="10pt" fo:font-weight="normal" style:text-line-through-type="none" fo:font-size="10pt" style:text-underline-style="none" style:text-underline-color="font-color" fo:color="#000000" style:font-weight-complex="normal" style:text-position="0% 100%" style:text-outline="false" fo:font-style="normal" fo:text-shadow="none" style:font-style-complex="normal" style:font-weight-asian="normal" style:font-style-asian="normal" style:font-size-complex="10pt" style:font-name-complex="微軟正黑體" style:font-name="微軟正黑體"/>
    </style:style>
    <style:style style:name="T115" style:family="text">
      <style:text-properties fo:font-style="normal" style:font-weight-complex="normal" fo:color="#000000" style:font-name-complex="微軟正黑體" style:text-line-through-type="none" style:text-underline-style="none" style:text-underline-color="font-color" fo:font-weight="normal" style:text-position="0% 100%" fo:font-size="10pt" style:font-style-asian="normal" style:text-outline="false" style:font-size-complex="10pt" style:font-weight-asian="normal" style:font-name="微軟正黑體" style:font-style-complex="normal" fo:text-shadow="none" style:font-size-asian="10pt"/>
    </style:style>
    <style:style style:name="T116"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size-complex="10pt" style:font-weight-asian="normal" style:font-style-complex="normal" fo:text-shadow="none" style:font-size-asian="10pt" style:font-name="Arial" style:font-name-complex="Arial"/>
    </style:style>
    <style:style style:name="T117"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size-complex="10pt" style:font-weight-asian="normal" style:font-style-complex="normal" fo:text-shadow="none" style:font-size-asian="10pt" style:font-name="微軟正黑體" style:font-name-complex="微軟正黑體"/>
    </style:style>
    <style:style style:name="T118"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size-complex="10pt" style:font-weight-asian="normal" style:font-style-complex="normal" fo:text-shadow="none" style:font-size-asian="10pt" style:font-name-complex="Arial" style:font-name="Arial"/>
    </style:style>
    <style:style style:name="T119" style:family="text">
      <style:text-properties fo:font-style="normal" style:font-weight-complex="normal" fo:color="#000000" style:text-line-through-type="none" style:text-underline-style="none" style:text-underline-color="font-color" fo:font-weight="normal" style:text-position="0% 100%" fo:font-size="10pt" style:font-style-asian="normal" style:text-outline="false" style:font-size-complex="10pt" style:font-weight-asian="normal" style:font-style-complex="normal" fo:text-shadow="none" style:font-size-asian="10pt" style:font-name-complex="微軟正黑體" style:font-name="微軟正黑體"/>
    </style:style>
    <style:style style:name="T120" style:family="text">
      <style:text-properties style:font-name="Arial" fo:font-size="10pt" fo:font-weight="normal" style:text-underline-style="none" style:text-underline-color="font-color" fo:font-style="normal" style:text-outline="false" style:font-name-complex="Arial" style:text-line-through-type="none" fo:color="#000000" fo:text-shadow="none" style:font-size-complex="10pt" style:font-style-complex="normal" style:text-position="0% 100%" style:font-size-asian="10pt" style:font-weight-asian="normal" style:font-weight-complex="normal" style:font-style-asian="normal"/>
    </style:style>
    <style:style style:name="T121" style:family="text">
      <style:text-properties style:text-outline="false" style:text-position="0% 100%" fo:font-size="10pt" fo:font-weight="normal" style:font-weight-asian="normal" fo:font-style="normal" style:font-name-complex="微軟正黑體" style:text-line-through-type="none" fo:color="#000000" fo:text-shadow="none" style:font-size-complex="10pt" style:font-style-complex="normal" style:font-size-asian="10pt" style:text-underline-style="none" style:text-underline-color="font-color" style:font-weight-complex="normal" style:font-style-asian="normal" style:font-name="微軟正黑體"/>
    </style:style>
    <style:style style:name="T122" style:family="text">
      <style:text-properties style:font-size-asian="10pt" fo:font-weight="normal" fo:font-style="normal" style:text-outline="false" style:text-line-through-type="none" fo:font-size="10pt" style:text-underline-style="none" style:text-underline-color="font-color" style:font-name-complex="Arial" fo:color="#000000" fo:text-shadow="none" style:font-style-complex="normal" style:font-weight-asian="normal" style:font-style-asian="normal" style:font-name="Arial" style:font-size-complex="10pt" style:text-position="0% 100%" style:font-weight-complex="normal"/>
    </style:style>
    <style:style style:name="T123" style:family="text">
      <style:text-properties style:font-size-asian="10pt" fo:font-weight="normal" fo:font-style="normal" style:text-outline="false" style:text-line-through-type="none" fo:font-size="10pt" style:text-underline-style="none" style:text-underline-color="font-color" fo:color="#000000" fo:text-shadow="none" style:font-style-complex="normal" style:font-weight-asian="normal" style:font-style-asian="normal" style:font-size-complex="10pt" style:text-position="0% 100%" style:font-weight-complex="normal" style:font-name="微軟正黑體" style:font-name-complex="微軟正黑體"/>
    </style:style>
    <style:style style:name="T124" style:family="text">
      <style:text-properties style:font-size-asian="10pt" fo:font-weight="normal" fo:font-style="normal" style:text-outline="false" style:text-line-through-type="none" fo:font-size="10pt" style:text-underline-style="none" style:text-underline-color="font-color" fo:color="#000000" fo:text-shadow="none" style:font-style-complex="normal" style:font-weight-asian="normal" style:font-style-asian="normal" style:font-size-complex="10pt" style:text-position="0% 100%" style:font-weight-complex="normal" style:font-name="Arial" style:font-name-complex="Arial"/>
    </style:style>
    <style:style style:name="T125" style:family="text">
      <style:text-properties style:font-size-asian="10pt" fo:font-weight="normal" fo:font-style="normal" style:text-outline="false" style:text-line-through-type="none" fo:font-size="10pt" style:text-underline-style="none" style:text-underline-color="font-color" fo:color="#000000" fo:text-shadow="none" style:font-style-complex="normal" style:font-weight-asian="normal" style:font-style-asian="normal" style:font-size-complex="10pt" style:text-position="0% 100%" style:font-weight-complex="normal" style:font-name-complex="Arial" style:font-name="Arial"/>
    </style:style>
    <style:style style:name="T126" style:family="text">
      <style:text-properties style:font-size-asian="10pt" fo:font-weight="normal" fo:font-style="normal" style:text-outline="false" style:text-line-through-type="none" fo:font-size="10pt" style:text-underline-style="none" style:text-underline-color="font-color" fo:color="#000000" fo:text-shadow="none" style:font-style-complex="normal" style:font-weight-asian="normal" style:font-style-asian="normal" style:font-size-complex="10pt" style:text-position="0% 100%" style:font-weight-complex="normal" style:font-name-complex="微軟正黑體" style:font-name="微軟正黑體"/>
    </style:style>
    <style:style style:name="T127" style:family="text">
      <style:text-properties style:font-weight-asian="normal" fo:font-style="normal" style:text-outline="false" style:font-name="Arial" style:font-style-asian="normal" style:font-weight-complex="normal" style:font-style-complex="normal" style:font-size-complex="10pt" fo:text-shadow="none" fo:color="#000000" style:text-line-through-type="none" style:font-name-complex="Arial" style:text-underline-style="none" style:text-underline-color="font-color" fo:font-weight="normal" fo:font-size="10pt" style:text-position="0% 100%" style:font-size-asian="10pt"/>
    </style:style>
    <style:style style:name="T128" style:family="text">
      <style:text-properties fo:font-weight="normal" style:font-size-asian="10pt" style:font-weight-asian="normal" style:font-style-complex="normal" fo:text-shadow="none" fo:font-style="normal" style:text-outline="false" style:text-line-through-type="none" fo:font-size="10pt" style:font-style-asian="normal" style:font-name="微軟正黑體" style:font-size-complex="10pt" style:text-position="0% 100%" style:font-weight-complex="normal" fo:color="#000000" style:font-name-complex="微軟正黑體" style:text-underline-style="none" style:text-underline-color="font-color"/>
    </style:style>
    <style:style style:name="T129" style:family="text">
      <style:text-properties fo:font-weight="normal" style:font-size-asian="10pt" style:font-weight-asian="normal" style:font-style-complex="normal" fo:text-shadow="none" fo:font-style="normal" style:text-outline="false" style:text-line-through-type="none" fo:font-size="10pt" style:font-style-asian="normal" style:font-size-complex="10pt" style:text-position="0% 100%" style:font-weight-complex="normal" fo:color="#000000" style:text-underline-style="none" style:text-underline-color="font-color" style:font-name="Arial" style:font-name-complex="Arial"/>
    </style:style>
    <style:style style:name="T130" style:family="text">
      <style:text-properties fo:font-weight="normal" style:font-size-asian="10pt" style:font-weight-asian="normal" style:font-style-complex="normal" fo:text-shadow="none" fo:font-style="normal" style:text-outline="false" style:text-line-through-type="none" fo:font-size="10pt" style:font-style-asian="normal" style:font-size-complex="10pt" style:text-position="0% 100%" style:font-weight-complex="normal" fo:color="#000000" style:text-underline-style="none" style:text-underline-color="font-color" style:font-name="微軟正黑體" style:font-name-complex="微軟正黑體"/>
    </style:style>
    <style:style style:name="T131" style:family="text">
      <style:text-properties fo:font-weight="normal" style:font-size-asian="10pt" style:font-weight-asian="normal" style:font-style-complex="normal" fo:text-shadow="none" fo:font-style="normal" style:text-outline="false" style:text-line-through-type="none" fo:font-size="10pt" style:font-style-asian="normal" style:font-size-complex="10pt" style:text-position="0% 100%" style:font-weight-complex="normal" fo:color="#000000" style:text-underline-style="none" style:text-underline-color="font-color" style:font-name-complex="Arial" style:font-name="Arial"/>
    </style:style>
    <style:style style:name="T132" style:family="text">
      <style:text-properties fo:font-weight="normal" style:font-size-asian="10pt" style:font-weight-asian="normal" style:font-style-complex="normal" fo:text-shadow="none" fo:font-style="normal" style:text-outline="false" style:text-line-through-type="none" fo:font-size="10pt" style:font-style-asian="normal" style:font-size-complex="10pt" style:text-position="0% 100%" style:font-weight-complex="normal" fo:color="#000000" style:text-underline-style="none" style:text-underline-color="font-color" style:font-name-complex="微軟正黑體" style:font-name="微軟正黑體"/>
    </style:style>
    <style:style style:name="T133"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complex="Mangal" style:font-name="Mangal"/>
    </style:style>
    <style:style style:name="T134" style:family="text">
      <style:text-properties style:font-style-complex="normal" style:text-position="0% 100%" fo:font-size="10pt" fo:font-weight="normal" style:text-underline-style="none" style:text-underline-color="font-color" style:text-line-through-type="none" fo:font-style="normal" style:text-outline="false" fo:text-shadow="none" fo:color="#000000" style:font-size-asian="10pt" style:font-size-complex="10pt" style:font-weight-asian="normal" style:font-weight-complex="normal" style:font-style-asian="normal" style:font-name="Mangal" style:font-name-complex="Mangal"/>
    </style:style>
    <style:style style:name="T135" style:family="text">
      <style:text-properties fo:font-size="10pt" style:font-style-asian="normal" style:font-weight-complex="normal" style:font-weight-asian="normal" style:font-size-asian="10pt" style:text-position="0% 100%" style:text-line-through-type="none" fo:color="#000000" fo:text-shadow="none" style:font-size-complex="10pt" style:font-style-complex="normal" style:text-outline="false" fo:font-style="normal" style:text-underline-style="none" style:text-underline-color="font-color" fo:font-weight="normal" style:font-name="Mangal" style:font-name-complex="Mangal"/>
    </style:style>
    <style:style style:name="T136" style:family="text">
      <style:text-properties style:text-position="0% 100%" style:font-name="Arial" fo:font-size="10pt" fo:font-weight="normal" style:text-underline-style="none" style:text-underline-color="font-color" style:text-line-through-type="none" fo:font-style="normal" style:text-outline="false" fo:color="#000000" fo:text-shadow="none" style:font-name-complex="Arial" style:font-size-asian="10pt" style:font-size-complex="10pt" style:font-weight-asian="normal" style:font-weight-complex="normal" style:font-style-asian="normal" style:font-style-complex="normal"/>
    </style:style>
    <style:style style:name="T137" style:family="text">
      <style:text-properties fo:font-weight="normal" style:font-size-asian="10pt" fo:text-shadow="none" fo:font-style="normal" style:text-outline="false" style:text-line-through-type="none" fo:font-size="10pt" style:text-underline-style="none" style:text-underline-color="font-color" style:font-name-complex="微軟正黑體" style:font-style-complex="normal" style:font-weight-asian="normal" style:font-style-asian="normal" style:font-name="微軟正黑體" style:font-size-complex="10pt" style:text-position="0% 100%" style:font-weight-complex="normal" fo:color="#000000"/>
    </style:style>
    <style:style style:name="T138" style:family="text">
      <style:text-properties fo:font-weight="normal" style:font-size-asian="10pt" fo:text-shadow="none" fo:font-style="normal" style:text-outline="false" style:text-line-through-type="none" fo:font-size="10pt" style:text-underline-style="none" style:text-underline-color="font-color" style:font-style-complex="normal" style:font-weight-asian="normal" style:font-style-asian="normal" style:font-size-complex="10pt" style:text-position="0% 100%" style:font-weight-complex="normal" fo:color="#000000" style:font-name="Arial" style:font-name-complex="Arial"/>
    </style:style>
    <style:style style:name="T139" style:family="text">
      <style:text-properties fo:font-weight="normal" style:font-size-asian="10pt" fo:text-shadow="none" fo:font-style="normal" style:text-outline="false" style:text-line-through-type="none" fo:font-size="10pt" style:text-underline-style="none" style:text-underline-color="font-color" style:font-style-complex="normal" style:font-weight-asian="normal" style:font-style-asian="normal" style:font-size-complex="10pt" style:text-position="0% 100%" style:font-weight-complex="normal" fo:color="#000000" style:font-name="微軟正黑體" style:font-name-complex="微軟正黑體"/>
    </style:style>
    <style:style style:name="T140" style:family="text">
      <style:text-properties fo:font-weight="normal" style:font-size-asian="10pt" fo:text-shadow="none" fo:font-style="normal" style:text-outline="false" style:text-line-through-type="none" fo:font-size="10pt" style:text-underline-style="none" style:text-underline-color="font-color" style:font-style-complex="normal" style:font-weight-asian="normal" style:font-style-asian="normal" style:font-size-complex="10pt" style:text-position="0% 100%" style:font-weight-complex="normal" fo:color="#000000" style:font-name-complex="Arial" style:font-name="Arial"/>
    </style:style>
    <style:style style:name="T141" style:family="text">
      <style:text-properties fo:font-weight="normal" style:font-size-asian="10pt" fo:text-shadow="none" fo:font-style="normal" style:text-outline="false" style:text-line-through-type="none" fo:font-size="10pt" style:text-underline-style="none" style:text-underline-color="font-color" style:font-style-complex="normal" style:font-weight-asian="normal" style:font-style-asian="normal" style:font-size-complex="10pt" style:text-position="0% 100%" style:font-weight-complex="normal" fo:color="#000000" style:font-name-complex="微軟正黑體" style:font-name="微軟正黑體"/>
    </style:style>
    <style:style style:name="T142" style:family="text">
      <style:text-properties fo:font-style="normal" style:font-weight-complex="normal" fo:color="#000000" style:font-name-complex="Arial" style:text-line-through-type="none" style:text-underline-style="none" style:text-underline-color="font-color" fo:font-weight="normal" style:text-position="0% 100%" fo:font-size="10pt" style:font-style-asian="normal" style:text-outline="false" style:font-name="Arial" style:font-weight-asian="normal" style:font-size-complex="10pt" style:font-style-complex="normal" style:font-size-asian="10pt" fo:text-shadow="none"/>
    </style:style>
    <style:style style:name="T143" style:family="text">
      <style:text-properties style:font-size-complex="10pt" style:text-line-through-type="none" style:font-name-complex="Arial" fo:font-style="normal" style:text-outline="false" style:text-underline-style="none" style:text-underline-color="font-color" fo:font-weight="normal" fo:color="#000000" fo:font-size="10pt" style:font-name="Arial" fo:text-shadow="none" style:font-style-asian="normal" style:font-weight-complex="normal" style:text-position="0% 100%" style:font-weight-asian="normal" style:font-size-asian="10pt" style:font-style-complex="normal"/>
    </style:style>
    <style:style style:name="T144" style:family="text">
      <style:text-properties style:font-size-asian="10pt" fo:font-weight="normal" style:text-underline-style="none" style:text-underline-color="font-color" fo:color="#000000" style:font-name-complex="微軟正黑體" fo:font-size="10pt" style:text-line-through-type="none" style:text-outline="false" fo:font-style="normal" style:text-position="0% 100%" style:font-weight-complex="normal" style:font-weight-asian="normal" fo:text-shadow="none" style:font-style-complex="normal" style:font-name="微軟正黑體" style:font-size-complex="10pt" style:font-style-asian="normal"/>
    </style:style>
    <style:style style:name="T145" style:family="text">
      <style:text-properties fo:font-weight="normal" style:font-size-asian="10pt" style:font-style-asian="normal" style:font-size-complex="10pt" style:font-name="微軟正黑體" style:font-style-complex="normal" fo:text-shadow="none" style:font-weight-asian="normal" style:font-weight-complex="normal" fo:font-style="normal" style:text-position="0% 100%" style:text-underline-style="none" style:text-underline-color="font-color" fo:color="#000000" style:font-name-complex="微軟正黑體" style:text-line-through-type="none" style:text-outline="false" fo:font-size="10pt"/>
    </style:style>
    <style:style style:name="T146" style:family="text">
      <style:text-properties fo:font-weight="normal" style:font-size-asian="10pt" style:font-style-asian="normal" style:font-size-complex="10pt" style:font-style-complex="normal" fo:text-shadow="none" style:font-weight-asian="normal" style:font-weight-complex="normal" fo:font-style="normal" style:text-position="0% 100%" style:text-underline-style="none" style:text-underline-color="font-color" fo:color="#000000" style:text-line-through-type="none" style:text-outline="false" fo:font-size="10pt" style:font-name="Arial" style:font-name-complex="Arial"/>
    </style:style>
    <style:style style:name="T147" style:family="text">
      <style:text-properties fo:font-weight="normal" style:font-size-asian="10pt" style:font-style-asian="normal" style:font-size-complex="10pt" style:font-style-complex="normal" fo:text-shadow="none" style:font-weight-asian="normal" style:font-weight-complex="normal" fo:font-style="normal" style:text-position="0% 100%" style:text-underline-style="none" style:text-underline-color="font-color" fo:color="#000000" style:text-line-through-type="none" style:text-outline="false" fo:font-size="10pt" style:font-name="微軟正黑體" style:font-name-complex="微軟正黑體"/>
    </style:style>
    <style:style style:name="T148" style:family="text">
      <style:text-properties fo:font-weight="normal" style:font-size-asian="10pt" style:font-style-asian="normal" style:font-size-complex="10pt" style:font-style-complex="normal" fo:text-shadow="none" style:font-weight-asian="normal" style:font-weight-complex="normal" fo:font-style="normal" style:text-position="0% 100%" style:text-underline-style="none" style:text-underline-color="font-color" fo:color="#000000" style:text-line-through-type="none" style:text-outline="false" fo:font-size="10pt" style:font-name-complex="Arial" style:font-name="Arial"/>
    </style:style>
    <style:style style:name="T149" style:family="text">
      <style:text-properties fo:font-weight="normal" style:font-size-asian="10pt" style:font-style-asian="normal" style:font-size-complex="10pt" style:font-style-complex="normal" fo:text-shadow="none" style:font-weight-asian="normal" style:font-weight-complex="normal" fo:font-style="normal" style:text-position="0% 100%" style:text-underline-style="none" style:text-underline-color="font-color" fo:color="#000000" style:text-line-through-type="none" style:text-outline="false" fo:font-size="10pt" style:font-name-complex="微軟正黑體" style:font-name="微軟正黑體"/>
    </style:style>
    <style:style style:name="T150" style:family="text">
      <style:text-properties style:font-size-asian="10pt" fo:font-weight="normal" style:font-style-complex="normal" fo:text-shadow="none" fo:font-style="normal" style:text-outline="false" style:text-line-through-type="none" fo:font-size="10pt" style:text-underline-style="none" style:text-underline-color="font-color" style:font-weight-asian="normal" style:font-style-asian="normal" style:font-name="微軟正黑體" style:font-size-complex="10pt" style:text-position="0% 100%" style:font-weight-complex="normal" fo:color="#000000" style:font-name-complex="微軟正黑體"/>
    </style:style>
    <style:style style:name="T151" style:family="text">
      <style:text-properties style:font-size-asian="10pt" fo:font-weight="normal" style:font-style-complex="normal" fo:text-shadow="none" fo:font-style="normal" style:text-outline="false" style:text-line-through-type="none" fo:font-size="10pt" style:text-underline-style="none" style:text-underline-color="font-color" style:font-weight-asian="normal" style:font-style-asian="normal" style:font-size-complex="10pt" style:text-position="0% 100%" style:font-weight-complex="normal" fo:color="#000000" style:font-name="Arial" style:font-name-complex="Arial"/>
    </style:style>
    <style:style style:name="T152" style:family="text">
      <style:text-properties style:font-size-asian="10pt" fo:font-weight="normal" style:font-style-complex="normal" fo:text-shadow="none" fo:font-style="normal" style:text-outline="false" style:text-line-through-type="none" fo:font-size="10pt" style:text-underline-style="none" style:text-underline-color="font-color" style:font-weight-asian="normal" style:font-style-asian="normal" style:font-size-complex="10pt" style:text-position="0% 100%" style:font-weight-complex="normal" fo:color="#000000" style:font-name="微軟正黑體" style:font-name-complex="微軟正黑體"/>
    </style:style>
    <style:style style:name="T153" style:family="text">
      <style:text-properties style:font-size-asian="10pt" fo:font-weight="normal" style:font-style-complex="normal" fo:text-shadow="none" fo:font-style="normal" style:text-outline="false" style:text-line-through-type="none" fo:font-size="10pt" style:text-underline-style="none" style:text-underline-color="font-color" style:font-weight-asian="normal" style:font-style-asian="normal" style:font-size-complex="10pt" style:text-position="0% 100%" style:font-weight-complex="normal" fo:color="#000000" style:font-name-complex="Arial" style:font-name="Arial"/>
    </style:style>
    <style:style style:name="T154" style:family="text">
      <style:text-properties style:font-size-asian="10pt" fo:font-weight="normal" style:font-style-complex="normal" fo:text-shadow="none" fo:font-style="normal" style:text-outline="false" style:text-line-through-type="none" fo:font-size="10pt" style:text-underline-style="none" style:text-underline-color="font-color" style:font-weight-asian="normal" style:font-style-asian="normal" style:font-size-complex="10pt" style:text-position="0% 100%" style:font-weight-complex="normal" fo:color="#000000" style:font-name-complex="微軟正黑體" style:font-name="微軟正黑體"/>
    </style:style>
    <style:style style:name="T155" style:family="text">
      <style:text-properties fo:font-style="normal" style:font-weight-complex="normal" fo:color="#000000" style:font-name-complex="Arial" style:text-line-through-type="none" style:text-underline-style="none" style:text-underline-color="font-color" fo:font-weight="normal" style:text-position="0% 100%" fo:font-size="10pt" style:font-style-asian="normal" style:text-outline="false" style:font-size-complex="10pt" style:font-weight-asian="normal" style:font-name="Arial" style:font-style-complex="normal" fo:text-shadow="none" style:font-size-asian="10pt"/>
    </style:style>
    <style:style style:name="T156" style:family="text">
      <style:text-properties style:text-underline-style="none" style:text-underline-color="font-color" style:font-weight-asian="normal" style:font-size-asian="10pt" style:font-name-complex="Arial" style:text-position="0% 100%" fo:font-size="10pt" fo:font-weight="normal" style:font-size-complex="10pt" fo:text-shadow="none" fo:color="#000000" style:text-line-through-type="none" style:font-weight-complex="normal" style:font-style-asian="normal" style:font-name="Arial" style:font-style-complex="normal" style:text-outline="false" fo:font-style="normal"/>
    </style:style>
    <style:style style:name="T157" style:family="text">
      <style:text-properties style:font-size-asian="10pt" fo:font-weight="normal" style:font-style-complex="normal" fo:text-shadow="none" fo:font-style="normal" style:text-outline="false" style:text-line-through-type="none" fo:font-size="10pt" style:text-underline-style="none" style:text-underline-color="font-color" style:font-weight-asian="normal" style:font-style-asian="normal" style:font-name="Arial" style:font-size-complex="10pt" style:text-position="0% 100%" style:font-weight-complex="normal" fo:color="#000000" style:font-name-complex="Arial"/>
    </style:style>
    <style:style style:name="T158"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name-complex="Arial" style:font-size-asian="10pt" style:font-size-complex="10pt" style:font-weight-asian="normal" style:font-weight-complex="normal" style:font-style-asian="normal" style:font-name="Arial"/>
    </style:style>
    <style:style style:name="T159" style:family="text">
      <style:text-properties style:font-size-asian="10pt" fo:font-weight="normal" fo:font-style="normal" style:text-outline="false" style:text-line-through-type="none" fo:font-size="10pt" style:text-underline-style="none" style:text-underline-color="font-color" style:font-name-complex="微軟正黑體" fo:color="#000000" fo:text-shadow="none" style:font-style-complex="normal" style:font-weight-asian="normal" style:font-style-asian="normal" style:font-name="微軟正黑體" style:font-size-complex="10pt" style:text-position="0% 100%" style:font-weight-complex="normal"/>
    </style:style>
    <style:style style:name="T160"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name-complex="Mangal" style:font-size-asian="10pt" style:font-size-complex="10pt" style:font-weight-asian="normal" style:font-weight-complex="normal" style:font-style-asian="normal" style:font-name="Mangal"/>
    </style:style>
    <style:style style:name="T161"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Mangal" style:font-name-complex="Mang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comment</text:p>
          </table:table-cell>
          <table:table-cell table:style-name="ce1" office:value-type="string" calcext:value-type="string">
            <text:p>rate_class</text:p>
          </table:table-cell>
          <table:table-cell table:number-columns-repeated="1022"/>
        </table:table-row>
        <table:table-row table:style-name="ro1">
          <table:table-cell table:style-name="ce2" office:value-type="string" calcext:value-type="string">
            <text:p>三少還是那個三少，專注小學啟蒙教育十三年！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虔誠基督徒主角，在我眼裡和虔誠的綠教徒是一樣的。一星送你上天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能不能不要販賣基督教私貨？還與世無爭的信仰，十字軍就這麼被你一筆帶過了？就算是新教，當年新教革命的時候也不知道殺了多少人。路德宗都是如此了，更別提更加激進的加爾文宗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之前將那個試圖在元素高塔放火的傢伙放走沒有殺掉已經是非常不爽了。後來那個帶兵攻打元素高塔，試圖搶奪主角女人的傢伙又沒有殺。毒草棄書。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你可以罵任何人傻逼，唯獨不能罵三少傻逼。三少的書，避開所有毒點，返璞歸真，大道至簡，從來不耍多餘套路，爽點毫不含糊，我小白看得就是爽，就是肯花錢。再說了大家都是看網路小說，你他娘推薦的大神精品世界名著套路讓我頭疼，情節讓我憋屈。看完了不是一樣的垃圾玩意兒嗎</text:span><text:span text:style-name="T2">?</text:span><text:span text:style-name="T3">反正都是混時間，憑啥罵我看三少</text:span><text:span text:style-name="T4">?</text:span><text:span text:style-name="T3">！！傻逼你有三少錢多嗎，快去搬磚╰</text:span><text:span text:style-name="T4">_╯&lt;br&gt;</text:span><text:span text:style-name="T3">網文之王。中華文豪。海外輸出。文化標籤。五星奉上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5">4</text:span><text:span text:style-name="T6">個輪回者大大咧咧的在酒吧討論任務？這種主神空間是怎麼活下來的，拜拜了您。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幾個毒點。一，互聯網公司不是科網行業的全部，微軟就不是互聯網公司，但微軟對世界的影響之廣大之深遠，迄今沒有一家互聯網公司可以媲美，作者對新興科技產業的推崇目前來看僅限於互聯網，太狹隘。二，程式師和電腦科學家不可同日而語，真正改變世界的是電腦科學家，不是程式師，我很不解男主角“程式師”的傲氣。三，理工專業並不比商科社會科學專業高級，作者金融狗、圍著金融狗轉的律師云云，有“狗眼看人低”的嫌疑，或許跟他心目中“金融狗”瞧不起“程式猿”的嘴臉不謀而合。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對一個想殺你的女人這麼寬宏大量，就因為她有才華有理想？錯，純粹是想上她，為了幾十億的身價，什麼女人沒有，為了下半身也是拼了老命。主角是被荷爾蒙控制了腦子，那兩個女朋友是被強行降智商了嗎？這種女人都敢放任她繼續和主角有勾搭的機會？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表妹也是個智商不滿七十的貨，居然給有未婚妻的表哥和綠茶心機婊拉纖，這是成年人幹的出的事麼？還有那個費羅麗明知道程教授有潛規則的風評，晚上被要求去程教授家就隱隱有預感，費羅麗居然還一個人晚上乖乖送上門，這種女人沒被強姦也是日了哈士奇。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書這麼猛吹李彥宏是不是舔得很爽？可惜啊，李彥宏為了錢不只做了免費殺毒，百度全家桶都揚名國外了，還有買賣貼吧，企業百科收費修改，競價排名，假藥廣告喪盡天良。這樣一個人你說他成功有錢有眼光都可以，可是你書裡面吹得太過被現實打臉了，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最開始的簡介是什麼知識無用，被人噴慘了。現在換了個新的簡介。這是一個改進的地方。至於內容，劇毒。其實這本書也有好的地方，但架不住作者一直玩命的給讀者下毒，而且給人的感覺不是因為寫作功力啊什麼的客觀原因寫成這樣，就是誠心誠意為了噁心人才這麼寫的。作者的某些情節體現的思維方式說好聽叫不成熟，說不好聽叫跟正常人不一樣。人的時間這麼寶貴，幹點什麼不好啊，不要看這個耽誤時間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說真話，除了情節內容劇毒其它都湊合，但是整本書跟終結學霸屁關係沒有。所謂高科技文一點科技含量沒有，所有技術全是上輩子別人研究完的垃圾，連個關係網都沒搞起來還敢賺那麼多錢！劇毒沒問題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又嘗試看了下，還是看不下去。。</text:span><text:span text:style-name="T2">&lt;br&gt;</text:span><text:span text:style-name="T3">一個有著金大象的重生者搞了半天，就只是把前輩們走過的路再走一遍順便把前輩們打垮，這也就算了，你特麼還是失憶的……</text:span><text:span text:style-name="T4">&lt;br&gt;</text:span><text:span text:style-name="T3">這麼屌你為什麼重生前還只是一個被</text:span><text:span text:style-name="T4">360</text:span><text:span text:style-name="T3">搶飯碗的手機驅動工程師？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居然還有人宣傳讀書無用論的，笑死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看了，總感覺作者寫的不對味，感情戲就不說了，開始的高中生活就有兩個</text:span><text:span text:style-name="T8">N……</text:span><text:span text:style-name="T9">女同學，打臉裝逼情節過度生硬，看著就想吐。</text:span><text:span text:style-name="T8">&lt;br&gt;</text:span><text:span text:style-name="T10">和那些老一輩說話基本都扯點古文顯示自己經歷豐富。。。。像是李彥宏叫主角年輕人，然後扯了一通虛頭巴腦的東西。。問題是人家李彥宏那時候也就</text:span><text:span text:style-name="T8">35</text:span><text:span text:style-name="T10">歲，哪裡來的那個閒心叫一個</text:span><text:span text:style-name="T8">18</text:span><text:span text:style-name="T10">歲的小夥子年輕人。。。</text:span><text:span text:style-name="T8">&lt;br&gt;</text:span><text:span text:style-name="T10">又說創業，因為第一個做的輸入法，得罪了一個富二代和百度，輸入法被富二代收購了，然後主角想繼續重新做輸入法，開始組建公司，奇葩的事來了，主角說不想被敵對方發現這個公司是他的，因此用他高二的表妹做法人代表，因為好控制，然後創建了公司，公司名字和剛做輸入法時候創建的下載用網頁一個名字。。。。。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看了一百多章，只能說，邏輯不自恰，合理黨的毒草。第一，民族政策沒有那麼玄乎，第二木蟾蜍和肉蟾蜍分別好大好嗎？飛機安檢就呵呵了。而且沒有四川飛美國的直達的。第三，美國的交易不是雙方簽字就生效的，需要雙方律師在場或者公正生效的。第四，原農場主無故失蹤，不可能這麼風平浪靜的。第五，宰殺沒有那麼貴的，</text:span><text:span text:style-name="T12">150</text:span><text:span text:style-name="T13">美元宰殺一頭牛，想錢想瘋了嗎？那是雇傭屠宰場幫忙宰殺的價格。第六下水處理不是說的不賺錢的，傻子才認為不賺錢還要花去</text:span><text:span text:style-name="T12">80%</text:span><text:span text:style-name="T13">利潤處理。第八美國法院不是你說的那麼簡單，雖然是社區法院。第九，科莫多巨蜥五米長那是到尾巴尖，而且五米的就算很大了，福特探險者你往哪裝籠子？第十，隱形不代表虛幻了，還放車頂上，不重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不覺得屁股有問題，畢竟作者沒有去過美國，相關內容從電視劇遊記科普瞭解，寫的難免有有差。</text:span><text:span text:style-name="T8">&lt;br&gt;</text:span><text:span text:style-name="T9">讓我受不了的是跪女，嘴上說著無情等價交換。</text:span><text:span text:style-name="T8">&lt;br&gt;</text:span><text:span text:style-name="T10">但救了一女的，日後相遇這女的無理取鬧的糾纏，調查不說，出事情讓男主出庭作證男主不肯就威脅？？？？然後男主同意了，沒錯，同意了！！！！之後這女人朋友的弟弟去亞馬遜有危險聯繫不上，這個富家女</text:span><text:span text:style-name="T8">mb</text:span><text:span text:style-name="T10">的也去湊熱鬧，說要救人？？？？？？？還硬要男主陪去救人，男主居然</text:span><text:span text:style-name="T8">tmd</text:span><text:span text:style-name="T10">同意了？？？？？？？？？真是噁心的要死</text:span><text:span text:style-name="T8">&lt;br&gt;</text:span><text:span text:style-name="T10">相關內容還多的數不勝數，簡直跪舔的噁心要死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我沒看，只是看</text:span><text:span text:style-name="T2">&lt;a href="/name/</text:span><text:span text:style-name="T14">紈絝邪皇</text:span><text:span text:style-name="T4">" target='_blank'&gt;</text:span><text:span text:style-name="T3">《紈絝邪皇》</text:span><text:span text:style-name="T4">&lt;/a&gt;</text:span><text:span text:style-name="T3">最後一章末尾的作者吐槽。身為作者，竟然讓讀者去創造新詞彙來“給我們用用”，還什麼“問題是漢語詞彙有限”。好大言不慚！明明是自己讀書不夠竟敢嫌棄書少！學識少可以理解、寫速食商業文不是錯、遇事習慣性推諉責任也是常人之情，但是，這番我文盲我有理的嘴臉令人生厭</text:span><text:span text:style-name="T4">~</text:span><text:span text:style-name="T3">所以，今後此作者的書，見一本黑一本！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劇毒，掛著學霸的招牌寫著女頻的狗血言情文。整本書的劇情是重生的男主為了上輩子和她分手的女主跪舔來跪舔去，終於成功開了一家</text:span><text:span text:style-name="T12">Mp3</text:span><text:span text:style-name="T13">公司，以為是成功人士了，結果還是被女主給分了。其中高科技發展部分描寫只占篇幅</text:span><text:span text:style-name="T12">1/10</text:span><text:span text:style-name="T13">，其他都是跪舔女主的描寫和低級打臉的劇情。低級到什麼程度呢？車行經理的兒子猥褻男豬的曖昧女伴，男豬一怒之下拿出黑卡買了一輛最貴的車，在精神上狠狠的打擊了對方。而且女主也相當不討喜，整一個花瓶，男豬成功時候沒她的影子，低谷的時候也沒她，整天都是自己的細膩小心思，最後和男主分手原因竟然是距離太近，想靜靜。最後總結一下，這個作者一直撲街不是沒原因的，別人寫書給讀者看，他是自嗨。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看這本的時候，很不不懂什麼東方西方，修真魔幻之類的設定，還是個小白，對唐三東西方不分這個在我看來毒的不能再毒的毒點根本都不在意，就是瞎看。當時認為，這唐三太有才了，百度百科都能搜到這人，好厲害啊，因為這個原因，我又去看了了光之子等書，只要是是唐三寫的，當時都想看。結果，沒想到在讀這些書的過程中，慢慢漲了見識，脫離了小白的行列，覺得唐三的書一本不如一本，當我看到冰火魔廚的時候，已經被唐三毒翻了。在這，我還要感謝唐三，是他告訴了我，我以前是個小白，看過的大部分書都是垃圾，網文裡面最底層的那種書，有一些作者，只寫這種垃圾賺小白的錢。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毒草</text:span><text:span text:style-name="T8">&lt;br&gt;</text:span><text:span text:style-name="T9">龍空你們這堆人刷分吧</text:span><text:span text:style-name="T8">....</text:span><text:span text:style-name="T10">這書能有</text:span><text:span text:style-name="T8">7</text:span><text:span text:style-name="T10">分</text:span><text:span text:style-name="T8">?</text:span><text:span text:style-name="T10">不就日本輕小說套路嗎</text:span><text:span text:style-name="T8">?</text:span><text:span text:style-name="T10">超級無聊且智障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只能說死宅真噁心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裝沒什麼 但是一直各種水女裝 穿女裝就莫名噁心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感覺作者還能拿女裝曖昧水個</text:span><text:span text:style-name="T2">2000</text:span><text:span text:style-name="T3">章，然後主角依然是個處男，因為被周圍的變態女威脅女裝太多次而導致彎了。不停女裝曖昧不斷又不給肉吃，這主角是個正常的不陽痿的高中生，你信嗎。作者→</text:span><text:span text:style-name="T4">_→</text:span><text:span text:style-name="T3">劇情？主線？推女╭</text:span><text:span text:style-name="T4">(╯ε╰)╮</text:span><text:span text:style-name="T3">那是什麼？不需要。只要主角女裝就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喪失，非常大喪失，喜歡汙的朋友可以一觀！但是這書被迫太監了，原因是作者寫這書被他母上大人發現了，不太監不足以體現母上的威嚴啊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講真的，</text:span><text:span text:style-name="T12">60</text:span><text:span text:style-name="T13">章前我覺的找到了本仙草，作者很用心的給角色找畫師出插圖。結果作者突然開始給男主玩女裝，一次不行還玩兩次，男主嘴上不要卻毫無底線的穿女裝出門，美其名曰答應了妹妹。這妹妹讓哥哥穿女裝出門見人，還女裝狀態下和蘑菇武內崇他們談天說地，這叫腹黑？羞恥心只存在于作者不輕不淡的兩句話。不知道作者自己是個女裝癖愛好者還是故意惡趣味的搞一般向讀者，喜歡男主玩女裝的，可入。三觀和本人南轅北轍，看到</text:span><text:span text:style-name="T12">60</text:span><text:span text:style-name="T13">章直接棄了，毒草能吃，翔是真的下不去嘴。個人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師姐被人殺死在主角床上，主角竟然說出這種說：“孟師姐，你好端端的死在了我的床上，這是怎麼回事呀！我倉鼠還沒還你呢！”</text:span><text:span text:style-name="T16">-----------</text:span><text:span text:style-name="T17">各位，你們說這種作者腦不腦殘，簡直是狗日的標準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實子系列】本書原名</text:span><text:span text:style-name="T19">&lt;a href="/name/</text:span><text:span text:style-name="T20">重生之子承父液</text:span><text:span text:style-name="T21">" target='_blank'&gt;</text:span><text:span text:style-name="T20">《重生之子承父液》</text:span><text:span text:style-name="T19">&lt;/a&gt;</text:span><text:span text:style-name="T20">，現已河蟹</text:span><text:span text:style-name="T21">^_^</text:span><text:span text:style-name="T22">：</text:span><text:span text:style-name="T19">&lt;br&gt;</text:span><text:span text:style-name="T20">上輩子有個渣爹，安溪想要子承父業卻被利用到骨灰渣渣。</text:span><text:span text:style-name="T19">&lt;br&gt;</text:span><text:span text:style-name="T20">這輩子還是那個渣爹，安溪當機立斷包袱都不要了直接逃。</text:span><text:span text:style-name="T19">&lt;br&gt;</text:span><text:span text:style-name="T20">發家致富奔小康，卻不料被子、承、父、液！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本書主角是個徹底的黑心爛人，只是一開始不明顯而已。之前裝個風度翩翩到處勾搭姑娘，把女孩子勾動心了然後既不收也不拒絕，就讓她們傷心。中間利用身份哄騙一堆散修來說幫他們渡金丹劫，目的只是把其中一個人殺了把他的劍搶了。大約</text:span><text:span text:style-name="T2">70%</text:span><text:span text:style-name="T3">多到</text:span><text:span text:style-name="T4">80%</text:span><text:span text:style-name="T3">上下的時候，把穿越原身的姐姐強</text:span><text:span text:style-name="T4">X</text:span><text:span text:style-name="T3">了，然後哄騙她說給她機緣放她走。在她取機緣的時候把她殺了，用金手指強行收編成自己的守護靈……再怎麼叢林法則，再怎麼大道無礙，是人就要有底線。完全沒有底線的，是畜生，不是修真。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我沒看，只是看</text:span><text:span text:style-name="T2">&lt;a href="/name/</text:span><text:span text:style-name="T14">紈絝邪皇</text:span><text:span text:style-name="T4">" target='_blank'&gt;</text:span><text:span text:style-name="T3">《紈絝邪皇》</text:span><text:span text:style-name="T4">&lt;/a&gt;</text:span><text:span text:style-name="T3">最後一章末尾的作者吐槽。身為作者，竟然讓讀者去創造新詞彙來“給我們用用”，還什麼“問題是漢語詞彙有限”。好大言不慚！明明是自己讀書不夠竟敢嫌棄書少！學識少可以理解、寫速食商業文不是錯、遇事習慣性推諉責任也是常人之情，但是，這番我文盲我有理的嘴臉令人生厭</text:span><text:span text:style-name="T4">~</text:span><text:span text:style-name="T3">所以，今後此作者的書，見一本黑一本！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怎麼能夠忘記你捏！西幻的設定，但是一個魔法師公會的會長，開口閉口就是</text:span><text:span text:style-name="T2">"</text:span><text:span text:style-name="T3">老子</text:span><text:span text:style-name="T4">""</text:span><text:span text:style-name="T3">媽的</text:span><text:span text:style-name="T4">"</text:span><text:span text:style-name="T3">等一些不堪入耳的話，不懂這是一個怎樣神奇的世界。魔法師們一個個都像街頭混混一樣，可能作者認為魔法師就是這樣，以及這樣才有氣勢。除了主角，各個都智硬，都是沒眼光的傻逼。先是都各種看不起主角，然後被主角的身份驚呆，再跪舔，媽蛋世界上哪來那麼多對任何人都要歧視都要踩的傻逼？！推薦人們說是爽文，爽個蛋蛋！一樣的劇情來回個千百遍，中間再注水，為了打臉而打臉。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種漢奸，走狗作者，屁股歪到姥姥家了。</text:span><text:span text:style-name="T16">5</text:span><text:span text:style-name="T17">級有什麼用？寫了幾本白開水，這本新書沒人看了，撲街的不能再撲了，開始來龍空發表漢奸，走狗言論，搏些存在感，搏些眼球，噁心！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是個作</text:span><text:span text:style-name="T2">/</text:span><text:span text:style-name="T14">四聲</text:span><text:span text:style-name="T4">/</text:span><text:span text:style-name="T3">貨。為了說過一句話的插班女，考大學也不能好好考了，讀書也不能好好讀了，工作不能好好幹了，結婚生孩子養家都不能正經過日子。。。。尼瑪就是個見過幾個月的女的啊！！！就是說過一句話的女的！！！！就是個都沒開頭的暗戀！！…用得著那麼作？？！</text:span><text:span text:style-name="T4">&lt;br&gt;</text:span><text:span text:style-name="T3">要這玩意正經的失戀不得特意去染愛滋病然後自爆呀！</text:span><text:span text:style-name="T4">&lt;br&gt;</text:span><text:span text:style-name="T3">然後，主角重生了，然後找了另外的女朋友！！尼瑪！！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有個女的喜歡主角， 然後被人強</text:span><text:span text:style-name="T2">JIAN</text:span><text:span text:style-name="T3">了 於是主角就和強</text:span><text:span text:style-name="T4">JIAN</text:span><text:span text:style-name="T3">犯做朋友 要撮合強</text:span><text:span text:style-name="T4">JIAN</text:span><text:span text:style-name="T3">犯和前女友 要讓一個強姦犯來給被強姦者以幸福 </text:span><text:span text:style-name="T4">MDZZ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越寫越爛的作者中牧童肯定是其中的一個，貓膩是矯情到死，牧童是彆扭至死。現在想起來，還是三少好，哪怕是喂翔，人家也是從開始就喂，不合你口味，你還可以捂鼻跑開。牧童是花花綠綠的糖果紙包得嚴嚴實實，待你想瞧仔細些，哇靠，好大一坨！！！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小牧童的新書，他的的書前期是仙草，中期是良草，後期是毒草。</text:span><text:span text:style-name="T8">&lt;br&gt;</text:span><text:span text:style-name="T9">每本書寫到後面都會寫崩，前期明明輕鬆愉快的風格，越往後寫各種黑暗重口味的情節就出來了。</text:span><text:span text:style-name="T8">&lt;br&gt;</text:span><text:span text:style-name="T10">想不到這本新書一開始就這麼重口，女協警在派出所裡被</text:span><text:span text:style-name="T8">qj</text:span><text:span text:style-name="T10">，主角就在隔壁，等到衣服被脫光，官二代褲子都脫了準備挺腰，主角才跳了出來。我還以為只是個配角，結果後面的情節看來，不是女一就是女二。</text:span><text:span text:style-name="T8">&lt;br&gt;</text:span><text:span text:style-name="T10">以前的書裡雖然有黑暗情節，但確是和情節有關聯，不能說作者什麼。</text:span><text:span text:style-name="T8">&lt;br&gt;</text:span><text:span text:style-name="T10">想不到新書更進一步。看來作者覺醒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女友被人強姦了 ，於是主角就和強姦犯做朋友， 要撮合強姦犯和前女友 ，要讓一個強姦犯來給被強姦者以幸福。</text:span><text:span text:style-name="T2">&lt;br&gt;</text:span><text:span text:style-name="T3">？？？這作者腦子裡裝的是</text:span><text:span text:style-name="T4">shi</text:span><text:span text:style-name="T3">嗎？</text:span><text:span text:style-name="T4">&lt;br&gt;</text:span><text:span text:style-name="T3">同時高能預警一下，該傻嗶作者每本書都有極其噁心的綠帽情節 ，本本都是強暴，總之就是不寫強暴會死，尤其是某本書主角親妹妹被強暴後剝皮煮了吃的情節更是噁心的要死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主角在聊天的時候，沒有任何遮掩的表示出自己的淡定，然後女主說你好淡定，非是一般的武者。主角表示大吃一驚，明明自己兩世為人，居然被一個小女孩一眼看出自己的淡定啥的。媽的，</text:span><text:span text:style-name="T24">mdzz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火星也是追了很久的作者了，但是不知道經歷了什麼，你個男頻小說你竟然把重點放在你的女性觀眾身上，貼吧那個女小吧瘋狂刪綠帽的帖子，然後私聊問候您全家，最牛批的是她們認為出軌是應該的！豐富了人生的經歷，我真是服了這群女權婊，求求你們做個人吧，別禍害那些女生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挖個坑，然後拉上一坨大便，順手把它捏成點心樣，等它風乾，聞不出什麼臭味來之後，再撒上一點砒霜，如此黃白相間，看起來似乎真有那麼點乾糧的樣子對不對？</text:span><text:span text:style-name="T26">&lt;br&gt;</text:span><text:span text:style-name="T27">等你吃了以後…</text:span><text:span text:style-name="T28">&lt;br&gt;</text:span><text:span text:style-name="T29">臥槽，這他媽好歹毒的心思！不僅喂屎，還在屎裡下毒！</text:span><text:span text:style-name="T26">&lt;br&gt;</text:span><text:span text:style-name="T27">永遠用龜頭代替人頭思考的傻逼主角</text:span><text:span text:style-name="T28">(</text:span><text:span text:style-name="T29">作者</text:span><text:span text:style-name="T26">)</text:span><text:span text:style-name="T29">，偏偏還要時時刻刻裝出一副“老子是一個有過去的，滄桑的，成熟男人”的淡定姿態，東施效顰！</text:span><text:span text:style-name="T26">&lt;br&gt;</text:span><text:span text:style-name="T27">天下大亂，群雄逐鹿的宏大場景能寫成兩三個江湖草莽的裝逼之旅，</text:span><text:span text:style-name="T26">MDZZ!&lt;br&gt;</text:span><text:span text:style-name="T27">說作者葷段子寫得不錯，看在裡番的份上，忍了！</text:span><text:span text:style-name="T26">&lt;br&gt;</text:span><text:span text:style-name="T27">但是！你以為閱文無數的本大爺看不出來你他媽抄襲？所謂的裡番就是把別人書裡的肉戲稍微改下名字，糊誰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前面批判了本書，其他書友告訴我作者是新手後面越寫越好，本著負責的心態耐心看了下去（其實是書荒），現在特來更正一下，首先，前</text:span><text:span text:style-name="T12">100</text:span><text:span text:style-name="T13">多章的情節真的很雷很不合理文筆也不怎麼樣，但是作者進步很快，熬過前面我居然欲罷不能的一口氣看完了，因為河蟹太監現在還有點遺憾，拋開部分不合理這本書看的真的很爽，特別是攻略一個一個妹紙，</text:span><text:span text:style-name="T12">h</text:span><text:span text:style-name="T13">段子也是肉香四溢，雖然後期朱砂妹紙一個一個接連飛升很不爽，可能是作者急著結尾，結果還是在完本前河蟹了，可惜還有幾個妹紙沒拿下，作者現在也不寫書了，不得不說是個遺憾。如果你喜歡後宮把妹這類的爽文，可以試試這本書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了作者寫的書我對於裡面的設定簡直不敢苟同，幾個小小的學徒就能在有法師主持的法師塔里密謀如何反抗法師塔的主人，那這法師塔有個蛋用啊，連一環法術召喚出的隱形單位都不能探測，簡直史上最垃圾的法師塔，再說法師塔的主人，最為一個擁有法師塔的大法師，連一個小學徒放在自己身上的零環法術秘法印記都偵測不出來，簡直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全文亮點就‘復活貞子’這段，本來還想看看作者有沒有讓人出乎意料的腦洞，結果就是強行下毒，就圍著下半身轉了，寫了半天就是為了艸。緊接其後的副本聊齋毒點更多，比如分手強行刷鍋給前女友、貞子殺人是無意的是可以原諒、小倩作為姥姥幫兇就是不能原諒的，強行身世孤苦還要克死個孤兒院的小姐姐（看到這我就想不如讓主角這個賤人死球），自私自利為了自己坑死新人，殺女友，殺女友時還文青下，從女友臨死的眼神看出再也不見，人家除非腦殘臨死會想這句話？！估計最想說的就是後悔這輩子遇見你這個渣，主角就是自大加自私的色情狂的人渣，自己的手辦想艸，鬼也想艸，最不能忍連自己的坐騎也想艸，我就想問問這是有多饑渴！！！！！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懷揣</text:span><text:span text:style-name="T12">1000+</text:span><text:span text:style-name="T13">大洋，父母雙亡。不上班，似乎想靠打遊戲做人生贏家，但是看了</text:span><text:span text:style-name="T12">30W</text:span><text:span text:style-name="T13">字麼有看見賺了一分錢，目前三餐靠速食麵，然後一個更窮的室友偶爾帶點油條，你是要鬧哪樣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見過毒的現實劇情，沒見過這麼毒的。我的天呐，主角寄人籬下，因為沒有上交工資，被二叔二嬸踹門威脅，要打死主角，然後主角一邊哭一邊戴上了頭盔開始……玩！遊！戲！港真，作者你誠實說吧，你是資深網癮少年吧！劇毒！劇毒！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好好的重生網游爽文，作者非要往主角頭上加點綠，前世的事一筆帶過不就好了嗎，非要寫女主多麼愛男主，結果又因為現實不得不嫁給其他有錢醜男，好吧，現在重生文不帶點綠作者就不會寫，我忍了，結果後來，主角又叫女主去做網路主播，尼瑪，作者要是寫網路主播要是在未來已經是一個成熟的禁止賣肉的行業也就罷了，偏偏前面還有個以賣肉為主的</text:span><text:span text:style-name="T16">3g</text:span><text:span text:style-name="T17">組合，呵呵，女主在前世嫁給其他人不能讓作者你滿足，現在還要讓她給更多男人看，我也是服了，以前作者不寫女主，還能看，現在寫的什麼東西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無比，各種人物跪舔主角，除了一個名字沒有一點原來人物的影子，主角親自下場各種世界搶商品，</text:span><text:span text:style-name="T16">mdzz</text:span><text:span text:style-name="T17">，開毛線店，征服多元宇宙不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說創意這本也不是諸天商人流的開山之作，說文筆小學生水準，說劇情作者想像力不是一般的匱乏，最難以下嚥的是書裡各種同人只是套著相同名字的討食犬：想像一下視華山派為自己根本寧願丟棄一切底線的嶽不群眼巴巴的賣華山秘笈，隋煬帝腦子進水般的求助主角，作者有沒有瞭解過幫隋文帝打天下時的隋煬帝？看著這些披著原著皮的智障們跪舔主角，讓我不是一般的噁心，我是搞不懂為啥有人能給它打</text:span><text:span text:style-name="T16">4</text:span><text:span text:style-name="T17">星，分明是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記憶最深的是前期來了個大佬，狠人大帝，她的心願你們應該都知道為了服了復活哥哥，拍自己的道果小囡囡進萬界樓，把吞天魔罐都給賣了……我能說什麼，反正雖然是隨機可能來任何人，但是來的絕對是敢在主角面前裝逼主角就能以更大的逼壓下去，在主角面前任何人都要保持恭敬，不管是什麼角色，入了萬界樓一段時間後就沒幾個能保留下風骨的，哪怕是最冷酷的劍修也要麼折斷要麼學會彎曲，哪怕仙神在他面前也只是凡人的模樣，下到人間皇帝，上到玉皇大帝，都能捨棄一身帝王威嚴，為了利益卑微屈膝。我看了這本書後，竟沒能看到其中有誰能保留自己的傲骨，最大的想法竟然是來幾個狠角色抽主角幾巴掌。我從不喜歡看虐主文，但是這書的主角真賊雞兒噁心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種小說只要寫到中期，最大問題就暴露出來，主角完全可有可無，沒有任何存在的價值，你把一條狗放那，給他設定該幹的事，也完全不影響劇情的推動與展開，無論是奇遇或是後宮或是爽點，跟主角一點關係沒有，完全就是在講其他作者寫的各個小說主角的故事，噁心的一批，主角一輩子的面癱，永遠的波瀾不驚，永遠的清心寡欲沒有任何欲望，噁心，呸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超級奇葩，給你舉個栗子。比如說你要去西餐店，結果硬是給你上餃子，然後還和你強行解釋這個餃子是在他們西餐有多少年歷史的。在漫威裡不寫超能力之類的，就寫武俠，武功，行你喜歡可以，你去直接寫武俠小說行不行。為什麼我吃餃子非要上西餐店。大家想看漫威文就是想看超能力，大腦洞。根本不瞭解受眾想什麼，好沒完沒了的解釋武功系統是在漫威裡有由來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打個比方，復仇者聯盟</text:span><text:span text:style-name="T12">1</text:span><text:span text:style-name="T13">的時候鋼鐵俠拯救了危在旦夕世界，要換成真實世界呢？鋼鐵俠拯救世界這事本就在</text:span><text:span text:style-name="T12">55</text:span><text:span text:style-name="T13">之間，畢竟電影世界有編劇導演的意志必定要一個圓滿美好的結局，但真實世界呢？誰能保證他一定成功？不成功的結果呢？世界末日，生在這樣一個世界主角居然渾渾噩噩想過普通人生活這是神經大條還是腦殘啊 ，真是世界充滿不確定性不會按照所謂的電影劇情演出，在這個毀滅邊緣的世界要麼瘋狂要麼死亡，你不是那些無限流的穿越者隨時可以提褲子走人，你是土著了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很屌絲，就算是獲得了力量，靠力量吃飯了，還要強說自己不用力量。作者前期強行壓制主角混的慘，想弄出個不靠力量的主角。可是後來主角混的好，還不是靠力量。好像主角之前混的慘，是因為作者沒有開始寫作。作者一開始寫小說，主角才擺脫之前的慘，開始好點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前面幾章還可以，越到後面越垃圾。簡單說吧，主角就是一個吊絲慫逼，還是跪舔任何</text:span><text:span text:style-name="T12">NPC</text:span><text:span text:style-name="T13">的那種。什麼男的女的，什麼組織什麼惡魔，只要是個</text:span><text:span text:style-name="T12">NPC</text:span><text:span text:style-name="T13">他就可以跪舔。太噁心了。本來給三星，現在降為一星。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跪女嚴重，神盾局的兩個特工找上門來，主角一個超凡力量在手的人物，被凡人女特工給了一耳光，不僅不報復回去。主角還笑眯眯的套近乎當沒事發生。    </text:span><text:span text:style-name="T16">&lt;br&gt;</text:span><text:span text:style-name="T17">到了後面的雙子出場更是勸退感嚴重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抄襲</text:span><text:span text:style-name="T2">&lt;a href="/name/</text:span><text:span text:style-name="T3">仙界獨尊</text:span><text:span text:style-name="T4">" target='_blank'&gt;</text:span><text:span text:style-name="T3">《仙界獨尊》</text:span><text:span text:style-name="T4">&lt;/a&gt;</text:span><text:span text:style-name="T3">，調色板見</text:span><text:span text:style-name="T4">http://www.lkong.net/forum.php?mod=viewthread&amp;amp;tid=1669329&amp;amp;extra=%26page%3D1&amp;amp;page=1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複製被發現刪了就不是抄襲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因為這個寫手的前作，我對於他的屁股抱有懷疑態度，而且，這個寫手總喜歡在文中摻一些很</text:span><text:span text:style-name="T16">LOW</text:span><text:span text:style-name="T17">的私貨，似乎讓人覺得，他對於社會的認知都是從小說裡學來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明明很輕易也很應當獲得某些利益。但是和神盾局的交往中，卻有點故意壓制主角。主角這麼牛逼人物，有的是人願意花錢養著。但是主角就是想不到或者不願意。然後神盾局出現，主角就好像幾輩子沒有見過錢，老是向神盾局討要錢。神盾局也好像根本不知道主角的能力有多麼牛逼，連點錢也不願意給。神盾局把那點可憐的錢當作世上最好的東西吊著主角，主角也甘願這麼跟著，偶爾也來點調皮。好噁心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上竄下跳十幾年，所有劇情照常發生，這很同人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新章真的噁心，我可以接受主角貪財，但絕不接受主角為錢喪失尊嚴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聽著，死局幫派人找我麻煩，我殺了他們。這點你們沒有追究，算我欠你們一個人情。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補充評價一下，一個修仙門派大多數弟子蠅營狗苟，作為執法的天刑堂弟子長袖善舞、極善鑽營、籠絡了不少人心……對於這樣的門派，我也想問一句，怎麼還不滅門？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如果主角有超人的實力，就算他對人跪下，然後舔他的鞋，舔他屁眼，最後，猛然一巴掌把對方拍成餅子，然後自言自語：“怎麼怎麼和老子的味道不一樣，草！浪費老子心情。”   這時候我也許會覺得這神經病患者有個性，我還會看下去的。然而主角只是個螻蟻都不如的弱雞，卻到</text:span><text:span text:style-name="T16">BUG</text:span><text:span text:style-name="T17">滿天飛的漫威裡到處裝逼，卻又裝成傻逼，然後所有人又配合他裝。。。我說不下去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在漫威世界 練功啊？開局就一口猛毒，看不下去</text:span><text:span text:style-name="T26">&lt;br&gt;</text:span><text:span text:style-name="T27">現在中國式練功真是無孔不入啊，宇宙要練功，都市要練功 異界還是練功</text:span><text:span text:style-name="T28">&lt;br&gt;</text:span><text:span text:style-name="T29">到了動漫裡依然練功。真特麼噁心 </text:span><text:span text:style-name="T26">&lt;br&gt;</text:span><text:span text:style-name="T27">有些人吼啊，漫威世界本來就有內功啊！</text:span><text:span text:style-name="T28">&lt;br&gt;</text:span><text:span text:style-name="T29">不知道作者從哪找來的幾十年前的漫威設定，強行解釋練功問題。</text:span><text:span text:style-name="T26">&lt;br&gt;</text:span><text:span text:style-name="T29">但是大家印象中的漫威是什麼，超能力高科技，這才是爽點。</text:span><text:span text:style-name="T26">&lt;br&gt;</text:span><text:span text:style-name="T27">作者不寫這些，強行寫練功，為何？</text:span><text:span text:style-name="T26">&lt;br&gt;</text:span><text:span text:style-name="T27">君不見榜單上大部分都是練功修仙麼，所以作者也往上靠咯</text:span><text:span text:style-name="T26">&lt;br&gt;</text:span><text:span text:style-name="T27">反正又不期待賺我們這些不喜歡看練功修仙非主流的小錢。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除了蜜汁自信之外，還陽痿。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被作者設定成了傻逼，第七章主角在大街上發現一個穿越者，然後穿越者在大街上對抗官府，主角二話不說上去就是幫忙。這是什麼腦子？？？好比在美國紐約大街碰到一個陌生華人拒捕，然後二話不說就沖上去對抗員警？？？這這這…這是精神病院出來的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第八章，主角作為真仙，往地面一滾，躲過致命一擊，真仙之間的打鬥是這樣的，你覺得還能看？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弱智流主角，每次都有幾個人密謀幹掉主角並付諸行動，主角爆種反殺，然後這幾個人發誓再不打主角的主意，主角放過這幾人。下次這幾人又來刺殺主角，主角再放過，這樣的主角不死沒天理啊。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作者喜歡虐主是出了名的，上本書主角裝逼不成被人開腸破肚腸子流了一地，這本書又給主角強行製造困難，每個世界的魔法都不一樣，主角都需要重新適應，在這期間主角就是菜雞，任人欺負。一旦適應了也可有辦法，從來都沒見過魔法的麻瓜都能研究出讓主角魔力全失的毒藥，嗯給主角喝下，又可以開心的欺負主角了。</text:span><text:span text:style-name="T16">&lt;br&gt;</text:span><text:span text:style-name="T17">真好奇寫了那麼多書，一點進步也沒有，這是一種什麼樣天賦？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三章離不開女人，上本這樣，這本還是這樣，上本好歹開始還矜持一下，這本直接沒兩章就來了，沒女人你會死嗎？這麼喜歡女人乾脆去寫小黃文好了。這作者的書以後一律毒草。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不知道你一個中國穿越者是怎麼不識漢字不會漢語的？因為你穿成了日本人？</text:span><text:span text:style-name="T12">&lt;br&gt;ps</text:span><text:span text:style-name="T13">：中後期主角明確說明自己不會漢語、漢字，這是原文： 失策了剛剛不應該說日語的…… </text:span><text:span text:style-name="T12">&lt;br&gt;</text:span><text:span text:style-name="T13">零觀咋了下舌，不過話說，我似乎也不會說其他國家的語言啊，鬱悶！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不知道你一個中國穿越者是怎麼不識漢字不會漢語的？因為你穿成了日本人？</text:span><text:span text:style-name="T2">&lt;br&gt;ps</text:span><text:span text:style-name="T3">：中後期主角明確說明自己不會漢語、漢字 </text:span><text:span text:style-name="T4">&lt;br&gt;</text:span><text:span text:style-name="T3">這是原文： 失策了剛剛不應該說日語的……</text:span><text:span text:style-name="T4">&lt;br&gt;</text:span><text:span text:style-name="T3">零觀咋了下舌，不過話說，我似乎也不會說其他國家的語言啊，鬱悶！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重生成日本人，</text:span><text:span text:style-name="T31">68</text:span><text:span text:style-name="T32">章女主在人群中變大，上下盡露，後面還脫光衣服和黃毛濕吻。這書居然寫了幾百萬字，真是</text:span><text:span text:style-name="T31">6666666.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有一個女蠻子向主角挑戰，主角拒絕了。怎麼拒絕的呢？我絕對不跟你打，如果你實在要打我不還手。這一段太噁心人了。如果不想和她打的話，應該說我不想和你打，你敢動手我就宰了你這樣才對。打不還手太毒了，棄書。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後期是垃圾，而且三觀不正。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無比，毒死我了…………這是我最近半年來看過的最毒的書…………不管是合理性還是內容都毒的我死去活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自稱重生人士的弱智寫的意淫小說，現實中不知道是不是家裡人跟小說一樣被官二代強姦做成肉便器了，一股子憤世嫉俗卻又毫無大腦的樣子、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虐文，簡直腦子有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書是作者寫來報復社會的，滿滿的負能量在文字中簡直要溢出來，我被噁心壞了，我看書是想尋找點簡單快樂來輕鬆下的，這本絕對讓你分分鐘心情變差！上面竟然還有評說這書配角智商線上，我實在是無語！我還是去看小白文吧！這智商沒法言說！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廢話太多，自嗨嚴重，狗屁不通。日本戰國的士兵身高平均能到接近一米七，鬼子自己都不會信。廢話多的嚴重影響閱讀體驗，屁大個點能注水一章，這本書能火，說明這類書真是一群矬子。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最開始我真的很喜歡，特別是到了武俠的世界裡，女主得到了武功，創建了門派，我感覺這樣的女主有大女主的傾向，她的精神世界自由無比。可是後期簡直是劇毒，自從有了四爺（雍正），女主就完全戀愛腦了，致力於當好站在男人背後的傳統意義上的好女人，？？？？而且最毒最毒的是，在穿越的世界裡孝順撿來的父母，真正生養自己的父母卻被女主角拋在了原世界，你所謂的“孝道”呢？家長里短數不盡，極品親戚歡聚一堂，作者仿佛跟你掏心窩子說話的語氣看多了是在噁心！！！噁心！！！有時候發現，你喜歡的文最好不要太長，因為他們到了後期完全變成了作者向你吐出自己嚼出的人生感悟的階段！！！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嘔——作者吃相難看。能堅持著寫這麼低智的小說也不容易。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莫名其妙的四爺成了男主，之後女主就成了附屬品，後面全是劇毒劇毒劇毒！！！！！女主只是男主的金手指，什麼事情都是男主做，女主一切都順從男主。讓人感覺這篇文章浪費時間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耽美。這本書很多人推，但是對我來說真的是劇毒，主角穿越到一個亡國之君的身上，一來就十分主動的在城門當著自己大軍的面給叛賊之首也就是開國新君，下跪還奉上玉璽，簡直讓我想穿進書裡幹掉他。奴顏婢膝，苟延殘喘，苟且偷生，關鍵亡國之君再混蛋，總有幾個好祖宗吧，感覺連祖宗的臉都丟盡了！！！又怎麼對得起到最後時刻還沒有背叛的大軍？？？你他媽要是個勾踐就算了，狗都沒他忠心，畢竟是要和開國新君談戀愛的戀愛腦呢。吐。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女頻是真的玻璃心。本來懶得點進來打分的，非得撕到熱評第一讓我看見，說一句就拉黑，不得不說這推書我給</text:span><text:span text:style-name="T16">10</text:span><text:span text:style-name="T17">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主角要做獨立動畫，日式</text:span><text:span text:style-name="T26">2d</text:span><text:span text:style-name="T27">動畫工作量很大，決定做</text:span><text:span text:style-name="T28">3d</text:span><text:span text:style-name="T29">動畫，但是沒有</text:span><text:span text:style-name="T26">3d</text:span><text:span text:style-name="T27">軟體，決定自己編個瑪雅，然後自己做</text:span><text:span text:style-name="T28">3d</text:span><text:span text:style-name="T29">動畫。我真心給跪了。作者這到底是有多瞧不起程式設計和</text:span><text:span text:style-name="T26">3d</text:span><text:span text:style-name="T29">動畫啊。從程式設計，到程式完成，修復</text:span><text:span text:style-name="T26">bug</text:span><text:span text:style-name="T27">，運用程式，原畫，</text:span><text:span text:style-name="T26">3d</text:span><text:span text:style-name="T27">建模，逐幀</text:span><text:span text:style-name="T26">k</text:span><text:span text:style-name="T27">動作，特效，音效，後期剪輯——所有的，主角一人搞定。這和在石器時代徒手擼出戰列艦也沒什麼區別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聽人說</text:span><text:span text:style-name="T8">&lt;a href="/name/</text:span><text:span text:style-name="T9">灰燼</text:span><text:span text:style-name="T8">" target='_blank'&gt;</text:span><text:span text:style-name="T10">《灰燼》</text:span><text:span text:style-name="T8">&lt;/a&gt;</text:span><text:span text:style-name="T10">爛尾？解釋一下，我從超級英雄世界那一卷開始，就打算完本了，一直在等機會，一直在收尾，直到三卷後，終於感覺時機成熟，然後我果斷而又麻利的炸死了主角！</text:span><text:span text:style-name="T8">yeah... </text:span><text:span text:style-name="T10">主角掛了，之後有人要我爆位址，要給我寄刀片。於是，我又補了一章誠意滿滿的隱藏結局，治癒一下大家受傷的心靈。我費了這麼大的功夫才弄死主角，又治癒了大家，這算爛尾咩？要爛的話，早就爛了啊！我是無辜的！</text:span><text:span text:style-name="T8">----</text:span><text:span text:style-name="T10">作者原話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跪女腿軟宅臭，任由妹子各種欺辱毒舌，主角各種心疼跪舔。</text:span><text:span text:style-name="T2">&lt;br&gt;</text:span><text:span text:style-name="T14">另外還是個軟腳蝦，例如食零副本，主角實力堪比類型</text:span><text:span text:style-name="T4">a</text:span><text:span text:style-name="T3">，對策室請主角去本部，名義上‘檢查身體’，實際上和讓主角投降引頸受戮沒任何區別，當時打不過但逃完全沒問題，但主角硬跪了，將自己好好地送上去給對策室當槍利用，實在噁心的不能再噁心。</text:span><text:span text:style-name="T4">&lt;br&gt;mb</text:span><text:span text:style-name="T3">的花了無數字數鋪墊主角怎麼怎麼屌，結果對比自己弱的人轉眼跪，把自己的生死交給他人，樂的當槍使？</text:span><text:span text:style-name="T4">mb</text:span><text:span text:style-name="T3">這書和屎沒有任何區別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離了原著不會寫書系列，這主角有沒有他都一樣，原著劇情不到的角色怎麼都不會死，要殺的時候總是有各種理由意外，原著死期到的角色主角也救不了，這有</text:span><text:span text:style-name="T2">lv5</text:span><text:span text:style-name="T14">電擊使能力的主角是有多廢？各種強行走原著</text:span><text:span text:style-name="T4">&lt;br&gt;</text:span><text:span text:style-name="T3">看這書還不如直接看原著，腦殘作者</text:span><text:span text:style-name="T4">sb</text:span><text:span text:style-name="T3">主角</text:span><text:span text:style-name="T4">&lt;br&gt;</text:span><text:span text:style-name="T3">忘改星了，鄙視自己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直女癌辣雞作者必須一星</text:span><text:span text:style-name="T2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關於屬性的二設讓人出戲，劇情</text:span><text:span text:style-name="T16">...</text:span><text:span text:style-name="T17">怎麼說呢，吉安娜腦子秀逗了才會找一個半路送信的民兵讓他帶自己去找克爾蘇加德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啊啊啊，受不了了，怎麼一堆作者都把科學當科技啊。如果真的有神秘力量，那神秘力量一定也是科學的才對啊，怎麼一超出理解就不信科學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一刀砍爆了阿修羅寄託在鳴人身上的查克拉，理由是千年之前的恩怨不應該由後人來承擔。那麼，問題就出來，一個因為不熟悉劇情所以表現毫無卵用的主角，為什麼會知道鳴人是阿修羅轉世？作者長點心好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無聊極了，用起點的文風寫晉江的內容，好的沒學壞的學了全。</text:span><text:span text:style-name="T12">&lt;br&gt;</text:span><text:span text:style-name="T13">起點文風就是說大白話，沒什麼文筆風格；晉江內容就說宅鬥，先喂你吃屎然後告訴你可以吐出來了以此作為爽點，可以吐出來啦！開不開心？爽不爽？</text:span><text:span text:style-name="T12">&lt;br&gt;</text:span><text:span text:style-name="T13">反正我是欣賞不來這種東西。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府天的書總結一下就是做奴才，做好奴才，做長長久久的奴才。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極端自私的反人類主角，去尼瑪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的女權主義已經矯枉過正到扭曲。作者上一本快穿題材，因為不考慮背景，可以輕鬆吐槽，缺點被掩蓋了。這一部小說，涉及大時代背景群像，作者知識量不足以支撐，就一塌糊塗。而且作者還——眾人皆醉我獨醒，眾人皆濁我獨清，一副你們渣渣我高冷的姿態。作者多讀書少看電視劇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垃圾作者必須一星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說給你打一分就給你打一分，光明正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三觀也是沒誰了，一星不能再多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權婊？稍微不合你意就全殺光？還要披著近代歷史的皮，站在道德制高點上借古諷今的黑中國？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說女權的，說資料的，說智商的那些個讀者，你們真的看明白這本書了？這個作者明顯就是用極其荒誕的故事在反洗腦，不荒誕估計他也不敢寫。沒看懂的你們真的小學畢業了嗎？沒畢業跑來評論別人做什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智障玩意，寫同人最基本的世界設定不去查官方資料，直接百度現實資料往同人裡套，還一副專家的樣子瞎</text:span><text:span text:style-name="T2">BB</text:span><text:span text:style-name="T3">什麼官方說北伐死五萬是因為伺服器壓力的原因，魔獸主城</text:span><text:span text:style-name="T4">NPC</text:span><text:span text:style-name="T3">不足一萬</text:span><text:span text:style-name="T4">........</text:span><text:span text:style-name="T3">作者吃屎長大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前</text:span><text:span text:style-name="T8">20</text:span><text:span text:style-name="T9">章帖入</text:span><text:span text:style-name="T8">2</text:span><text:span text:style-name="T10">段原文：“最後一個問題，我憑什麼相信你？你不過是一個士兵，吉安娜貴為庫爾提拉斯的王女，她憑什麼會聽你的話？”</text:span><text:span text:style-name="T8">&lt;br&gt;“</text:span><text:span text:style-name="T10">因為我們已經私定終身了！這個東西你不會不認識吧，她將這東西送給了我，作為定情信物！所以，我能勸服她加入天災軍團，但不是現在！</text:span><text:span text:style-name="T8">&lt;br&gt;2</text:span><text:span text:style-name="T10">他猛地抓住了一臉冷漠的吉安娜的手臂，蠻橫的將她拉入了懷裡，粗魯的吻上了她的嘴唇，還用舌頭撬開了她的牙齒，王女出身，人生前</text:span><text:span text:style-name="T8">22</text:span><text:span text:style-name="T10">年一直待在達拉然的大小姐什麼時候接觸過這個，她下意識的就要反狼。真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蛤的書都是前面不錯，後面就開始喂屎了。</text:span><text:span text:style-name="T12">&lt;br&gt;</text:span><text:span text:style-name="T13">太平軍啥玩意啊，變法除了春秋戰國時還能成功，之後的世界還有哪個組織能成功？還不是砸碎一切再建新組織，還不如單幹</text:span><text:span text:style-name="T12">&lt;br&gt;</text:span><text:span text:style-name="T13">那個賤男的書也是，前面好好的，後面援共就算了，有了那麼大的力量還要給自己找領導神經啊？就算自己不當領導支援一下就行了，還千里去當狗，太噁心了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只看了第一章三行左右，穿越者不熟知劇情，必出劇毒情節。作者明知劇情卻要設定穿越者不熟劇情，必是想寫，主角一下子沒想到劇情從而無法料敵先機，而導致失敗的情節，更可以達到因寫作水準太低不用脫離原著劇情的目的，此毒與因聖母而放走敵人，從而引發後續情節之毒，有異曲同工之妙。作者開篇就為投毒而做好了準備，豈可看之，看之必吃屎，凡此設定必有奇毒。 </text:span><text:span text:style-name="T16">17.01.24</text:span><text:span text:style-name="T17">評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先說作者，作者殺死水門夫婦之後直接說了不會復活，人死了還復活幹嘛寫死他們。</text:span><text:span text:style-name="T34">&lt;br&gt;</text:span><text:span text:style-name="T35">朋友你等等？？？？主角作為一個海賊粉不瞭解後期劇情也就算了，你一個作者睜眼說瞎話在這裡裝傻逼存心噁心讀者是不是就太過分了？</text:span><text:span text:style-name="T36">&lt;br&gt;</text:span><text:span text:style-name="T37">且不說你故意寫死水門夫婦，輪回眼被你吃了？輪回天生之術被你沖走了？</text:span><text:span text:style-name="T36">AB</text:span><text:span text:style-name="T37">都把操作方法扔進劇情了</text:span><text:span text:style-name="T36">&lt;br&gt;</text:span><text:span text:style-name="T37">見不得別人闔家圓滿？故意寫出這種傻逼劇情你腦子裡裝的是屎嗎？】</text:span><text:span text:style-name="T34">&lt;br&gt;</text:span><text:span text:style-name="T37">【再說主角你</text:span><text:span text:style-name="T36">tm</text:span><text:span text:style-name="T35">知道兇手是誰，不去報仇，一百八十度靈車飄逸，轉頭甩鍋要去殺尾獸</text:span><text:span text:style-name="T36">...</text:span><text:span text:style-name="T35">尾獸：</text:span><text:span text:style-name="T34">?</text:span><text:span text:style-name="T35">】</text:span><text:span text:style-name="T34">&lt;br&gt;</text:span><text:span text:style-name="T35">【最後整體看劇情，第一卷的內容，有他沒他劇情有差別嗎？反正就是主角跟原著角色混了個臉熟，該死的還是死了，該贏得還是贏了</text:span><text:span text:style-name="T34">,</text:span><text:span text:style-name="T35">你寫你媽呢？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看到</text:span><text:span text:style-name="T12">VIP</text:span><text:span text:style-name="T13">總感覺有點不對頭，這主角怎麼老讓配角啊？？？尼瑪你認親爹親媽還要考慮養子的心情？</text:span><text:span text:style-name="T12">EXM</text:span><text:span text:style-name="T13">？？我很震驚了，然後看作者名，忍不住吐血三升，閃靈神他媽還在寫文啊！日了狗了我，嘔吐嘔吐恨不得把挖了自己的眼睛，我看了一堆什麼狗屎玩意！！！！閃靈真是我這種主角控的絕世巨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只看了兩章，這亂七八糟的什麼鬼啊。主角像個神經病，路人也差不多。難道是無厘頭惡搞流的？但往後翻了幾章，看著也不像啊，反正對我來說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女主，虐主流。這是一本浪費我感情的書，多年以後看到還想吐槽……</text:span><text:span text:style-name="T19">&lt;br&gt;</text:span><text:span text:style-name="T20">教的兒子戾力沖天，五歲時就把女主打的滿頭血，女主還說兒子孝順。</text:span><text:span text:style-name="T21">&lt;br&gt;</text:span><text:span text:style-name="T20">作者既想讓女主高嫁，又想立牌坊，結果不倫不類。全家餓死都沒出現的舅舅，救了前程遠大的官員後想起了把女主嫁給官員嫡長子……</text:span><text:span text:style-name="T19">&lt;br&gt;</text:span><text:span text:style-name="T20">女主還哭哭啼啼，舅舅沒人性，阻礙她被餓死的幸福人生，每天自怨自艾。</text:span><text:span text:style-name="T21">&lt;br&gt;</text:span><text:span text:style-name="T22">初見未來婆婆時候假裝是神經病智障傻逼，那叫一個影后上身，婆婆在她婚後第二天把她送小莊子，傻逼留在家裡幹嘛？女主又怪城裡人看不起鄉下人…</text:span><text:span text:style-name="T19">&lt;br&gt;</text:span><text:span text:style-name="T20">後來更雷，只差要嫁給兒子了，把兒媳擠得沒地兒站…</text:span><text:span text:style-name="T19">&lt;br&gt;</text:span><text:span text:style-name="T20">從小告訴兒子他爹是渣男，父子似仇人，她倒跟渣男顛鸞倒鳳又生了幾個娃……神</text:span><text:span text:style-name="T19">tmd</text:span><text:span text:style-name="T20">現實風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個作者早就上了我的黑名單，但是偶然看到這本書，評價很高而且據說很有趣很輕鬆和以前不一樣，就去看了下，結果一張就被雷走。一個強姦犯的重生……男主正要強姦的時候看到身下女人上吊的“未來場景”被嚇萎了，女人逃過一劫。然後男主發現自己“未來死于馬上風”，立馬潔身自好……這女人上輩子應該被強姦以後就自殺了，這就是一個強姦犯的重生。作者各種誇男主美貌，萌，為男主辯解他不知道，女人掙扎破口大駡他當情趣，作者又明確的寫了，男主好色但是不喜歡去青樓，專門找清白門戶小姑娘小媳婦用權勢和錢財強迫對方，這在我看來就是人渣設定，不愧是我黑名單裡的作者。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妹妹被抓去當奴隸，老媽被人關起來當性奴</text:span><text:span text:style-name="T16">...</text:span><text:span text:style-name="T17">呵呵，能寫出這麼精彩的故事，作者一定是經歷過吧 ，惹不起，惹不起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開頭確實驚豔，雖然有借梗成分但不妨礙本身創意</text:span><text:span text:style-name="T16">...</text:span><text:span text:style-name="T17">只是往後是什麼鬼，作者帳號被損友盜了嗎？好好的食人魔一言不合就偽娘了，女性家屬莫名其妙就被抓走一天問候百八十遍了，崩出翔了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作者的文筆不錯，主角，主角強大的食人魔部落描寫有聲有色，所以當主角部落被滅，主角的母親妹妹被抓去當</text:span><text:span text:style-name="T31">RBQ</text:span><text:span text:style-name="T32">而主角投入滅族仇人手下討生活時你會有一種為什麼現在的作者都愛在屎上塗一層蜂蜜的變態行為，</text:span><text:span text:style-name="T31">MDZZ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38">&lt;a href="/n/</text:span><text:span text:style-name="T3">哀傷之霜</text:span><text:span text:style-name="T4">" target='_blank'&gt;@</text:span><text:span text:style-name="T3">哀傷之霜 </text:span><text:span text:style-name="T4">&lt;/a&gt;: </text:span><text:span text:style-name="T3">我從未見過如此噁心的小說，好好的食人魔不當去當個廢材人，垃圾妓女之王，妹妹被人當打手，老媽被人狠狠艸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簡介就毒，才少年就有了</text:span><text:span text:style-name="T12">999</text:span><text:span text:style-name="T13">個情緣，找的是雞吧！不如改名司機和他的</text:span><text:span text:style-name="T12">999</text:span><text:span text:style-name="T13">只雞的故事。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本書簡直不能看啊，垃圾啊，讓人難以接受的抖</text:span><text:span text:style-name="T16">M</text:span><text:span text:style-name="T17">還添腳丫子還有日本人簡直沒發看。懶得換帳號了，實名舉報！——（另外我第一次知道有這種地方……咳咳，別的批評在下跪拜接受）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一副高富帥</text:span><text:span text:style-name="T2">+</text:span><text:span text:style-name="T14">龍傲天的行事風格，你非要給他安排個苦孩子的出身背景</text:span><text:span text:style-name="T4">+</text:span><text:span text:style-name="T3">亂好人的性格</text:span><text:span text:style-name="T4">....</text:span><text:span text:style-name="T3">這真是</text:span><text:span text:style-name="T4">...</text:span><text:span text:style-name="T3">差評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命犯殺星，父母雙亡，身邊還有個小蘿莉，父母死因有隱情。被人當槍使，還屁顛屁顛跑去英雄救美，城市裡還能遇到流浪孩，這是什麼年代，什麼開頭，張無忌都沒如此牛逼。 </text:span><text:span text:style-name="T16">17.01.24</text:span><text:span text:style-name="T17">評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看到一個腦殘粉啊  </text:span><text:span text:style-name="T24">2333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如果是個窮鬼你們說女主角會不會反抗哈哈哈哈哈哈哈哈哈哈哈哈哈哈哈哈哈哈哈哈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社會我中秋。</text:span><text:span text:style-name="T16">&lt;br&gt;</text:span><text:span text:style-name="T17">什麼玩意兒？閱至第二章，從頭到尾，沒幾句話能讀通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以掛反掛</text:span><text:span text:style-name="T16">,</text:span><text:span text:style-name="T17">以白制白…結果比小白文更白癡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現在</text:span><text:span text:style-name="T16">sis</text:span><text:span text:style-name="T17">的作者都不會寫這麼低級的劇情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那些莫名其妙打高分的，是有多饑渴？直接去看黃文不痛快多了？用得著給這玩意兒打這麼高分？說難聽點，連很多小黃文，都不會象這書裡的情節那麼無腦吧？</text:span><text:span text:style-name="T12">&lt;br&gt;</text:span><text:span text:style-name="T13">校花是通信連，拿這個脅迫她跟自己上床？確定這不是白癡</text:span><text:span text:style-name="T12">YY</text:span><text:span text:style-name="T13">？真的小黃文連這麼爛的情節都不敢寫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此作者已經進我黑名單，話說上本傻</text:span><text:span text:style-name="T16">X</text:span><text:span text:style-name="T17">屎賤人最後結局是什麼？收了幾個妹子？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人形自走炮，女的尼瑪無腦倒貼就算了</text:span><text:span text:style-name="T2">...</text:span><text:span text:style-name="T3">寫的簡直就是婊子人盡可妻</text:span><text:span text:style-name="T4">.&lt;br&gt;</text:span><text:span text:style-name="T3">反正</text:span><text:span text:style-name="T4">40</text:span><text:span text:style-name="T3">章沒看出有什麼意思，不建議觀看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文青作者的書總是有一種魔力，不管現在看起來什麼樣，到最後都會變成屎一樣的東西。。。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們讀者也尊重生命，可以救人，但不是花一萬兩銀子買五個僕人，那是腦殘的冤大頭！一個人的生命不能用金錢衡量，但主角的表現卻像是傻逼！作者想表達的東西反而被鄙視，這是你想要的？作者文青？有病？自以為是？我寧可主角是一個普通的靠努力奮鬥去爭取明天的人，也不願看到一個自以為是吊炸天的有金手指的有為青年，二逼總是自以為是！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什麼啊，就偷拍妹子聞聞衣服，稍微威脅一下就能強上？裡番都不帶這麼無腦的吧……索然無味</text:span><text:span text:style-name="T16">&lt;br&gt;</text:span><text:span text:style-name="T17">對了，主角明明脅迫啪啪啪那麼多次了，女主還是那麼噁心他，怕不是短小喔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幸虧裡面的女生都是蠢貨，不然估計寫不下去了，男主那點把柄也能拿來讓女生跟他上床，扯蛋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真是隨便拿點什麼東西就能逼迫校花上床。</text:span><text:span text:style-name="T2">&lt;br&gt;</text:span><text:span text:style-name="T3">真是完全看不下去。</text:span><text:span text:style-name="T4">&lt;br&gt;</text:span><text:span text:style-name="T3">我單要看黃為啥不直接去看黃文。</text:span><text:span text:style-name="T4">&lt;br&gt;</text:span><text:span text:style-name="T3">你既然不是純粹的小黃文就拿出點有意思的劇情啊，也不要求你寫的多完善，起碼別讓我感覺蠢行不行？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又是西方和東瀛異能人士在國內大殺特殺，主角發威</text:span><text:span text:style-name="T31">.</text:span><text:span text:style-name="T32">最噁心這種情節</text:span><text:span text:style-name="T31">.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文筆很好</text:span><text:span text:style-name="T4">,</text:span><text:span text:style-name="T3">但這作者的書總讓我覺得噁心</text:span><text:span text:style-name="T4">,</text:span><text:span text:style-name="T3">十分噁心</text:span><text:span text:style-name="T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9">弱智毒草，開頭就是女朋友被世界五百強女總裁</text:span><text:span text:style-name="T40">ntr</text:span><text:span text:style-name="T41">。接著女總裁差點被幾個搶劫犯輪，被主角救了就喜歡上主角。</text:span><text:span text:style-name="T40">&lt;br&gt;</text:span><text:span text:style-name="T41">然後一個日本女忍者殺了國家的人搶了東西，因為找不到東西只能關了四十八小時放了她，轉頭女忍者又在國內搶東西。作者肯定警匪片看多了。</text:span><text:span text:style-name="T40">&lt;br&gt;</text:span><text:span text:style-name="T41">十幾年的兄弟，漂亮得沒一個女人比得上，兩年前已經死了，這兩年身邊的原來是他雙胞胎妹妹。暴露後整天要讓主角爽爽，讓主角想出火就來找自己。</text:span><text:span text:style-name="T42">&lt;br&gt;</text:span><text:span text:style-name="T43">作者估計是個劍三粉，後面全是寫劍三的。</text:span><text:span text:style-name="T40">&lt;br&gt;</text:span><text:span text:style-name="T41">穿到劍三，兵荒馬亂的世界，到處是餓死的人，主角帶了一袋鹽過去，被人打破散落一地。所有看到的人都可惜，這麼好的鹽就這麼毀了。</text:span><text:span text:style-name="T40">&lt;br&gt;</text:span><text:span text:style-name="T41">土都吃的人，鹽掉地上就不能吃了？</text:span><text:span text:style-name="T40">mdzz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買僕人為僕人置辦服侍那裡，咋一看哪是買僕人啊，簡直就是買了幾個祖宗。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三年書齡以上的幾乎看不下去！</text:span><text:span text:style-name="T16">1</text:span><text:span text:style-name="T17">萬兩銀子買了五個僕人（不買小丫頭就被人殺了，作者說生命是無價的）！買僕人就算了，看看我們漂亮的主角給僕人父子三人準備的服飾：鑲銀手杖、絲綢禮帽、手錶、懷錶、領帶！這是買了三個爹嗎？全世界誰家僕人戴禮帽？拿手杖？這是老爺的標配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說清朝的官話是滿語？清末還有幾個滿族人會滿語了？就這水準寫留美幼童？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穿越到清朝</text:span><text:span text:style-name="T12">12</text:span><text:span text:style-name="T13">歲的流浪兒，被打暈抓去當赴美學童湊數。結果在船上醒來後先敲詐負責此事的三品大員，然後被人家幕僚覺得心術不正外加不老實，準備幹掉。於是拿著之前王府小胖子給的扳指去找王府管事詐了一萬兩回來，找老外當保鏢外加買槍，頓時覺得自己行了，小胖子問他怎麼會的英語，男主表示我頭被打了之後就會了，於是小胖子準備拿貼身丫頭打爛頭試試，結果小丫頭一家鬧起來要被打死，於是男主表示，這小丫頭一家我要了，你開個價，小胖子表示</text:span><text:span text:style-name="T12">1</text:span><text:span text:style-name="T13">萬兩。自己嘴賤，花錢救人，接著男主心想，這小丫頭我要供她上學胭脂水粉首飾華服都要有，總之要富養，人家丫頭一家也要打扮起來。關鍵是男主自己身上就幾十美金，嗯，很強勢。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以前看到屁股大法，現在又看到道德大法。</text:span><text:span text:style-name="T12">&lt;br&gt;</text:span><text:span text:style-name="T13">我個人一直是那句話，愛國不是智障的理由，如果愛國讓你表現得腦殘，這個國家遲早藥丸，雖然我覺得腦殘天生，愛國主義不應該背鍋。</text:span><text:span text:style-name="T12">&lt;br&gt;</text:span><text:span text:style-name="T13">現在也是這句話，善心仁義不是傻逼的理由，如果善心仁義表現得如此傻逼，那善人會絕種的，所以我為了善良的可持續發展，我堅定得認為，本身傻逼做什麼都會傻逼，和善良無關。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本來極道流就夠崩啦，這本跟風作居然還從娃娃開始抓起。</text:span><text:span text:style-name="T2">&lt;br&gt;</text:span><text:span text:style-name="T3">開頭說讀書可以明智加精神，於是主角看了十萬八千藏書通讀儒道佛典，本本寫滿注釋（總不可能是晶片寫的）又建了個吟月閣歸納，結果搞了半天作個詩還得抄水調歌頭……</text:span><text:span text:style-name="T4">&lt;br&gt;</text:span><text:span text:style-name="T3">這他媽哪是琴棋書畫樣樣精通經商設計隨手拈來的神童！分明是草包充文才——心無逼數硬裝逼！ </text:span><text:span text:style-name="T4">&lt;br&gt;</text:span><text:span text:style-name="T3">為了裝逼拋棄邏輯，後續可想而知。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跟幻雨的百煉成仙一個毛樣，前戲半小時正戲</text:span><text:span text:style-name="T12">30</text:span><text:span text:style-name="T13">秒，然後重複前戲半小時，更新正戲</text:span><text:span text:style-name="T12">30</text:span><text:span text:style-name="T13">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作者智障吧？疑似踩個花瓶被老師教育一下也能忍三年報復？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藍晶以為現在還是過去讀者不挑食的時代？時代的眼淚，給一星都嫌多！ </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44">&lt;a href="/n/</text:span><text:span text:style-name="T9">韻齊</text:span><text:span text:style-name="T45">" target='_blank'&gt;@</text:span><text:span text:style-name="T10">韻齊 </text:span><text:span text:style-name="T8">&lt;/a&gt;17</text:span><text:span text:style-name="T10">年</text:span><text:span text:style-name="T8">6</text:span><text:span text:style-name="T10">月註冊的馬甲，龍空發言為零，從第一條評論到最後條評論，</text:span><text:span text:style-name="T8">90%</text:span><text:span text:style-name="T10">以上的內容是在這本書下的評論噴人，大概是作品撲街，閑的很？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已棄，基本上一個好的開局已經被主角的跪舔、抖</text:span><text:span text:style-name="T16">M</text:span><text:span text:style-name="T17">以及蛋疼親戚毀得差不多了。還拿著老一套糊弄讀者，不想著與時俱進的所謂遠古神，還是就讓他死在遠古算了。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46">632</text:span><text:span text:style-name="T32">章“有道理，就像民國的時候，這個主義、那個思想很容易忽悠人，全世界至少三分之一的人被忽悠拐了，等到資訊時代一到，大家的眼界都開闊了，腦子也變聰明了，再想忽悠就沒那麼容易了。”江寧若有所思。</text:span><text:span text:style-name="T31">&lt;br&gt;</text:span><text:span text:style-name="T32">看到這段應該知道這個作者的屁股坐在哪了，這個作者徹底上我的黑名單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說實話如果遇到的是長公主這樣無敵的女王大人 讓我跪舔我也就跪了，但總不能出個母的就要跪啊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想寫深度就別用艦娘題材。</text:span><text:span text:style-name="T16">&lt;br&gt;</text:span><text:span text:style-name="T17">題材與文風相差太多，差評送出。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猴傳奇簡直有毒，主角穿越成一隻猴子沒想到連腦子也變成了屎。被觀音練習關了</text:span><text:span text:style-name="T16">2</text:span><text:span text:style-name="T17">次還在洋洋自得看不起孫悟空，更雷的是被京娘戴了綠帽還覺得要不能殺姦夫免得她守寡，毒上加毒的是李玉兒也看到主角喜歡被綠的心態爆炸疑似也給他奉上了最喜歡的綠顏色帽子，主角腦子簡直有屎。在平時被耍得團團轉和殺人時從沒想過自己是現代穿越者，被戴綠帽時卻自詡是現代人所以就喜歡戴綠帽，吐了一口老血。屎中的極品，第一次見到這麼辣雞喜歡吃有屎的主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矯揉造作，不知所謂，主角有被迫害妄想症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文青作者，</text:span><text:span text:style-name="T45">S…</text:span><text:span text:style-name="T9">主角。</text:span><text:span text:style-name="T8">&lt;br&gt;</text:span><text:span text:style-name="T10">總有刁民想害朕，學法律的主角因為兩件小事覺得學校主任針對自己，於是忍了三年，畢業的時候用裝滿水的熱水瓶，從樓上丟了下去差點砸死主任。有人解釋說主任確實是壞蛋，主角身世很可憐，後面都有解釋。</text:span><text:span text:style-name="T8">&lt;br&gt;</text:span><text:span text:style-name="T10">我卻覺得根本是作者被罵後打的補丁。 </text:span><text:span text:style-name="T8">&lt;br&gt;</text:span><text:span text:style-name="T10">詳情看這個帖子</text:span><text:span text:style-name="T8">&lt;br&gt;http://www.lkong.net/thread-1419715-1-1.html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矯揉造作，不知所謂，主角有被迫害妄想症。測試下有</text:span><text:span text:style-name="T16">n</text:span><text:span text:style-name="T17">粉噴嗎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這作者智障吧？疑似踩個花瓶被老師教育一下也能忍三年報復？</text:span><text:span text:style-name="T24">+10086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47">真是什麼</text:span><text:span text:style-name="T48">zz</text:span><text:span text:style-name="T49">都有，</text:span><text:span text:style-name="T48">zz</text:span><text:span text:style-name="T50">作者</text:span><text:span text:style-name="T48">+zz</text:span><text:span text:style-name="T50">粉，按</text:span><text:span text:style-name="T48">zz</text:span><text:span text:style-name="T50">粉的說法就是，勞資雖然讀書差點，</text:span><text:span text:style-name="T48">nc</text:span><text:span text:style-name="T50">點，但是班主任經常罰我做功課什麼的，這特麼是針對我啊絕逼不能忍啊，殺他全家都不過分吧，都欺負到頭上來了，至於有人說我做錯了，笑話，老子是主角，就算錯也是世界的錯，沒錯也得編點錯。。。。</text:span><text:span text:style-name="T48">MDZZ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其實我是想給這書打個高分的，但我又怕別人看到我的五星拿個破鏡子來</text:span><text:span text:style-name="T16">gay</text:span><text:span text:style-name="T17">我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不止是跪舔女人，而是跪舔一切雌性生物，連寵物都能踩在主角的頭上撒尿，如果細菌也能分公母，這主角肯定也是見之即跪而且弄出幾萬種花樣使勁舔。這個作者一生黑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第一章就違和感滿滿，材料物理系的研究生看網路小說也就算了，還特麼看這麼白的，那小說名字</text:span><text:span text:style-name="T2">&lt;a href="/name/</text:span><text:span text:style-name="T3">鬥動主宰</text:span><text:span text:style-name="T4">" target='_blank'&gt;</text:span><text:span text:style-name="T3">《鬥動主宰》</text:span><text:span text:style-name="T4">&lt;/a&gt;</text:span><text:span text:style-name="T3">什麼鬼，一看就是把土豆三本書的名字組合起來的產物。憑良心說無論鬥破還是武動還是大主宰，書名至少說得過去，可【鬥動主宰】……尼瑪的誠心來下毒的吧，光是這個書名就能把我逼走了。沒錯我就是那種不看內容只看了一章就來挑黑點亂噴的傢伙，一星毒草拿走不謝。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的設定根本不符合研究生的身份。不談劑量都是耍流氓，開頭那個不明氣體是什麼都不知道就敢敞開了吸？也不怕弄死自己？初中生就學過的聞化學試劑方法都不會。就算發現是好東西了，總量有限的條件也不會實驗室趕緊用紅外光譜儀測量一下有效成分，嘗試人工合成，反而要找新的礦石？作者一定不是大學裡學化學相關的專業的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好幾個地方，作者直接複製黏貼，結果亂入弄隔壁小說主角名字，賊尷尬。。。。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題材不錯，但作者智商是硬傷。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最初的邪修，對主角的性格實在不喜呀。而且主角開始表現的一點也不像個科研者，哪怕科研者只是自己的偽裝，但都裝了怎麼多年了，最起碼的科研素質也該有點吧？用光自己的“靈石”後，在不確定是否真的是“靈石”的情況下，就立馬想要偷別人的來用，沒有一點想要和同事一起研究的意識，甚至在此之前都沒有對自身的變化從科學角度做個詳細的分析，完全是個癮君子的表現。知道這是因為作者本身也沒有多少科研意識，但依然很想吐槽呀。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去海灘上還是夏威夷海灘上躺躺就能正好碰到啥中華武術協會的牛人，還一眼看出主角也很牛，然後就招攬</text:span><text:span text:style-name="T16">............</text:span><text:span text:style-name="T17">是不是很眼熟，小白文基本都這套路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種智商水準的寫手就不該寫什麼科研型豬腳，還跑去加入什麼龍組打架。。。太</text:span><text:span text:style-name="T16">TMD</text:span><text:span text:style-name="T17">丟人了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38">79</text:span><text:span text:style-name="T14">年抄</text:span><text:span text:style-name="T4">&lt;a href="/name/</text:span><text:span text:style-name="T3">鬥破蒼穹</text:span><text:span text:style-name="T4">" target='_blank'&gt;</text:span><text:span text:style-name="T3">《鬥破蒼穹》</text:span><text:span text:style-name="T4">&lt;/a&gt;.....&lt;br&gt;</text:span><text:span text:style-name="T3">當年的香港同胞胃口真好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前排提示，這裡的劇毒都沒有打書評，不要只看評論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白得不能再白的小白文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小白文，白成傻缺了。前文剛說，雙穿門技術資料隨便拿，技術人員只是個掩飾手段，下一章就沒技術人員不行了，要重視科研人員，給技術人員高額提成，反而不給管理人員提成，作者還自以為是創意是公平而洋洋得意。。人物對話也是白得慘不忍睹，見到還沒出道的陳玉蓮就說你適合演小龍女，不適合演黃蓉，看的尷尬癌都犯了。還有靠</text:span><text:span text:style-name="T52">&lt;a href="/name/</text:span><text:span text:style-name="T53">鬥破蒼穹</text:span><text:span text:style-name="T52">" target='_blank'&gt;</text:span><text:span text:style-name="T53">《鬥破蒼穹》</text:span><text:span text:style-name="T52">&lt;/a&gt;</text:span><text:span text:style-name="T53">賺第一桶金，你確定</text:span><text:span text:style-name="T54">80</text:span><text:span text:style-name="T53">年代喜歡這麼白的小說？那時候都要講文采的，正是文青病爆發流行的前夕。</text:span><text:span text:style-name="T52">&lt;br&gt;</text:span><text:span text:style-name="T53">還有寫技術顛三倒四，作者自己都不懂，寫劇情，毫無亮點平鋪直敘，人物對話像神經病一樣讓人出戲，除這些就是滿篇的科普經濟企業的發展歷史和一堆莫名其妙的私貨。劇毒，不知道怎麼刷到</text:span><text:span text:style-name="T52">6</text:span><text:span text:style-name="T53">分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八十年代花幾十億收購金庸版權，大概相當於現在花幾百億收購金庸版權，主角還沾沾自喜，這不是傻缺什麼是傻缺？而且那時候也沒有什麼大</text:span><text:span text:style-name="T16">IP</text:span><text:span text:style-name="T17">概念，花個幾十萬其實就能買下，主角真商業奇才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無論作者怎樣跪舔網文大神，大神也不會在書裡幫你推薦，大神的讀者也不會來讀你的書。因為差距太大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唧唧歪歪廢話了六章還不動手，各種內心藐視，一開打就被揍翻，回來以後到是把人揍翻了，那個強行膜蛤和結尾的戰吼看的真他媽尷尬，逼裝成這樣你也是人才。傻逼小說自嗨去吧你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本身抄時代歌曲就不討喜</text:span><text:span text:style-name="T2">'</text:span><text:span text:style-name="T3">還非得強行跪舔蛤蛤</text:span><text:span text:style-name="T4">'</text:span><text:span text:style-name="T3">你這麼舔</text:span><text:span text:style-name="T4">'</text:span><text:span text:style-name="T3">人皇上也不會給你官當當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看到有人拿這書類比</text:span><text:span text:style-name="T2">&lt;a href="/name/</text:span><text:span text:style-name="T3">奧術神座</text:span><text:span text:style-name="T4">" target='_blank'&gt;</text:span><text:span text:style-name="T3">《奧術神座》</text:span><text:span text:style-name="T4">&lt;/a&gt;</text:span><text:span text:style-name="T3">，拿這書主角類比陳昂，我簡直無話可說，主角是一個身處高魔世界僅僅知道很多知識沒有一點力量還自命不凡的傻逼，這就已經毒死人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不是個科學工作者，更談不上科學家，而是一個無知又喜歡賣弄的小丑。</text:span><text:span text:style-name="T2">&lt;br&gt;</text:span><text:span text:style-name="T14">然後，作者缺乏基本的科學素養，比如他知道粉塵爆炸這個詞，但不知道具體的發生條件。</text:span><text:span text:style-name="T4">&lt;br&gt;</text:span><text:span text:style-name="T3">最後，作者對西方世界不太瞭解，比如主角是一個手下實力有限的非第一順位王子，卻能隨時處死王國都城監獄的看守隊長。</text:span><text:span text:style-name="T4">&lt;br&gt;</text:span><text:span text:style-name="T3">不理解能給這本書</text:span><text:span text:style-name="T4">5</text:span><text:span text:style-name="T3">星的是什麼想法。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當看到作者一本正經的“推導”出皇帝是基因鎖三階，皇帝失敗是因為沒有走皮划艇路線的時候，本人只能說：作者，你該去吃藥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屌絲把自己的意淫寫下來</text:span><text:span text:style-name="T12">&lt;br&gt;</text:span><text:span text:style-name="T13">風風火火的發洩一通戾氣</text:span><text:span text:style-name="T12">&lt;br&gt;</text:span><text:span text:style-name="T13">完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① 女主之一在某國外酒吧當著男主角的面半個屁股都做別人懷裡了，在哪裡還互相咬耳朵，和龍套調豔舞，主角還在那繼續喝馬尿。</text:span><text:span text:style-name="T2">&lt;br&gt;② </text:span><text:span text:style-name="T3">女主之一在國外一個謝幕會上和男配牽手唱表白歌。。。</text:span><text:span text:style-name="T4">&lt;br&gt;③ </text:span><text:span text:style-name="T3">某女主之一日本萬人騎，幾天換一個炮友，見豬腳的時候還在和炮友啪啪。。。曾經受傷男主還為她給醫院下跪。</text:span><text:span text:style-name="T4">&lt;br&gt;④ </text:span><text:span text:style-name="T3">某女主之一為了錢給別人做二奶，做了幾年，當時男主失憶談的女朋友為了錢就和男主短了關係，從前的清純做了二奶就沒了。。。後來主角回復後，再次見面那女的悔的腸子都青了，男主也收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⑤ 把豬腳弄失憶當乞丐掃大街追個清純的妹子還為了錢為了父母家庭好點給別人當二奶。 ⑥ 某女主以前談個男朋友家族不同意私奔六年，當著男主的面摸胸熱吻。 ⑦ 某女主小學妹，一會說喜歡男主一會給男主說這是我男朋友，一會說我要結婚了，曾經和男主曖昧不一男主還笑呵呵的說恭喜恭喜。 【提供者】：貼吧＋劉健安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別名綠欠抽，本書真名</text:span><text:span text:style-name="T4">:</text:span><text:span text:style-name="T3">綠帽如雲之國際綠巨人</text:span><text:span text:style-name="T4">&lt;br&gt;</text:span><text:span text:style-name="T3">開不起後宮就別開，你以為自己取了個中二滿滿的外號“凱撒”就可以隨意撩撥女性啦？太天真啦！下次記得不要取這種傻逼外號了，改為無敵浩克或者成吉思汗吧</text:span><text:span text:style-name="T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作者被肛不一定是開玩笑哦。</text:span><text:span text:style-name="T52">&lt;br&gt;</text:span><text:span text:style-name="T53">翻了翻書裡作者化身就叫過鴨，舍友對主角的印象是那裡像草莓一樣，只是柄比較長。</text:span><text:span text:style-name="T52">&lt;br&gt;</text:span><text:span text:style-name="T53">書裡</text:span><text:span text:style-name="T52">npc</text:span><text:span text:style-name="T53">開車主角第一反應就是玩後門。</text:span><text:span text:style-name="T54">&lt;br&gt;</text:span><text:span text:style-name="T53">你說作者不是基佬我是不信的的，說不定約炮以為約的</text:span><text:span text:style-name="T52">0,</text:span><text:span text:style-name="T53">誰知道卻是</text:span><text:span text:style-name="T52">1</text:span><text:span text:style-name="T53">於是被肛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真</text:span><text:span text:style-name="T12">·</text:span><text:span text:style-name="T13">腦袋有坑，身為自帶忽悠系統的幕後黑手，次次主動在官方面前曝光，堅持必須利用國家的力量才能讓更多人相信自己的忽悠。他先搞了個恐怖手遊，故意暴露在國家面前，然後國家果斷出手封鎖媒體報導，壓的一點水花沒有。主角怒了，用系統把整個過程錄成視頻投放網路，國家施施然引導輿論，幾大導演月臺說這是他們最新拍攝的電影。主角沒招了擼袖子自己上，偽裝成一個從墓裡被挖出來的民國武林高手，又故意跟官方照面，心裡還很美滋滋</text:span><text:span text:style-name="T12">:</text:span><text:span text:style-name="T13">這次我要借助國家的力量，自上而下地宣傳武功是存在的！我說同志，這不把你關進實驗室切片研究長生不死的秘密，都對不起你這麼努力地蹦噠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為什麼老是要在監獄裡面玩遊戲？是誰帶了這個壞頭？在監獄玩遊戲加時髦值是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我自己也打了一分。總之建議大家別看吧，賺錢的方式很多種，我這個肯定不對的。希望大家都寫正確三觀的作品，不要教壞小孩子。感謝</text:span><text:span text:style-name="T24">40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能把爽文寫成綠文的神奇作者，骨子裡的綠帽情節與生俱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很可怕的小說。。。在這樣的網路環境下設定這樣的背景，安排這樣的主線，這是一種什麼樣的精神，這是有多喜歡日本，文化入侵真是可怕，別人當然不關我事，但是將來子女要是也這麼喜歡日本我豈不是會憋屈到吐血。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特定人群比較喜歡，評分虛高，這個作者書一出來每次都是九分多，前幾次花錢去看了一下，不說多噁心吧，反正距離預期差距太大，本書正常評價</text:span><text:span text:style-name="T16">6-7</text:span><text:span text:style-name="T17">星，有不少違和的地方，望“正常”讀者周知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種書為什麼老有人推薦，一年多寫十幾萬字的書。推薦來坑爹麼。 </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55">1945</text:span><text:span text:style-name="T50">主角是日本人純正的日本人（不是魂穿）日漫也就算了但這是</text:span><text:span text:style-name="T56">1945</text:span><text:span text:style-name="T50">，敏感而已嚴肅。書客觀來說不錯，但我不想日本人怎麼帶領日本群眾怎麼打倒財閥華族。</text:span><text:span text:style-name="T48">&lt;br&gt;</text:span><text:span text:style-name="T50">第二、</text:span><text:span text:style-name="T48">1945</text:span><text:span text:style-name="T50">這種背景不管男主身邊女僕還是美國議會魔女都帶有濃厚日本</text:span><text:span text:style-name="T48">acg</text:span><text:span text:style-name="T50">風格，帶有濃濃違和感，就像苦瓜拿去炒雞蛋。我想知道作者你到底喜歡日本還是討厭日本，當然人不是非黑即白，還是說作品單純喜歡日本文化？</text:span><text:span text:style-name="T48">&lt;br&gt;</text:span><text:span text:style-name="T50">第三、這種背景的小說，大家還是喜歡看在日本為非作歹無下限的事。比如在日本販毒、日本黑社會之類大家容忍限度很高。但你要是作什麼為日本好之類……還是小心被舉報。最後劇毒評價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川桑，家鄉的🌸開了，🎏隨風飄揚，🎐掛在窗簷下，風一🌬，叮叮噹當🎶。想起來又到了做口嚼酒🍶的時節了，以前你在的時候，家裡都會做很多好吃的，香噴噴的🍙，新鮮可口的三文魚🍣，還有你最喜歡的海鮮拉麵🍥🍜，回來看看吧，哥哥嫂嫂🎎想你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可以，可以，一堆日雜在這麼洗地。果然被屠殺的不是自己，就不關自己事。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放不開啊，怕被人認為是人奸。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書已經不是水幾章換換思路的問題了，純粹就是騙錢的，建議別看，實在要看就看盜版，別浪費錢。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患難與共支線魔改過頭，滿口謊言的蛇蠍碧池薩蒂亞搖身一變成了拯救妹妹打開城門的好姐姐，給叛國罪安了個合情合理可歌可泣的好理由，然後一切黑鍋都是凱馬圖和紅衛的，賊雞兒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 至於人類……真的是一個卑鄙而又殘忍的種族，又弱小，又無恥，以互相殘殺為樂，把殺人魔王奉為天神頂禮膜拜；又無知，又惡毒，所到之處都是生靈塗炭，把血淚灑遍了整個大地。這個種族沒有任何值得尊敬的地方，但是就是這樣的種族，卻偶然能在血泊當中掙扎著，迸發出智慧的閃光……而這一道道閃光，就是我為之著迷的地方，是我做出自己選擇的一切理由。”………………………………………………………………………把殺人魔王當天神一樣，還所過之處，血流遍地，這他媽不就日本人嗎？你要寫就直接寫日本人好了，何苦扯上人類？</text:span><text:span text:style-name="T16">&lt;br&gt;</text:span><text:span text:style-name="T17">有點腦子也知道這本小說要投到日本出版社呀，在中國網文寫，活該你被罵。當然每年日本出版那麼多小說，能不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縱觀歷代開國皇帝唯有朱元璋稱得上“得國之正”，大明歷代皇帝變著花樣的玩，但是有造反的嗎？（除了最後一位，但那也是碰上天災人禍）。大明一生，不和親，不稱臣，不納貢，天子守國門，君王死社稷。 <text:s text:c="2"/>“誅明”作者這樣的稱呼都能寫出來，不論寫得多好，反正沒臉看！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那些說明朝是被朱元璋害死的人是白癡嗎？人家朱元璋制定的制度，本就是貼合明朝初年的，到後面社會現實改變了，制度理應跟著改。可後世皇帝想改革的時候，士大夫階層作為既得利益者，卻扯著祖宗法度不可改的名義拼命阻撓改革，並綁架民眾、把皇帝架空了，導致改革進行不下去。這也能怪朱元璋？呵呵！！！這種理論，就相當於小時候你媽給你做了一雙鞋子，等你長大了，那鞋子不合腳了，你不自己買雙新鞋子，卻罵你媽水準太爛、做的鞋子不合腳！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賣淫合法化。那可是公知們夢寐以求的事情。也是，反正不是你親娘賣，也不是你姐姐妹妹賣。憐憫之心都沒。這些姐兒從哪裡來？覺得這是天堂的諸位，看來覺得自己一定是穿越技術高超，這種慘事絕對不會輪到自己。一個人的思想一定會反映到日常言行中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送個劇毒。到異世界創立魔法體系，在剛剛創立的開始就著急忙慌的教人，而這個人不知道是個什麼玩意（一個路邊遇到的來歷不清楚的陌生人），免費教了這人後，而這個人不願意頂著首席大弟子這種稱呼</text:span><text:span text:style-name="T19">(</text:span><text:span text:style-name="T20">學人東西，不認創立者的老師身份</text:span><text:span text:style-name="T21">)</text:span><text:span text:style-name="T20">，就著急忙慌的和這人訂立契約，只要對方幫忙推廣魔法就共用魔法創始人身份</text:span><text:span text:style-name="T19">(</text:span><text:span text:style-name="T20">什麼玩意</text:span><text:span text:style-name="T21">----</text:span><text:span text:style-name="T22">作者和這個被教學的人</text:span><text:span text:style-name="T19">)</text:span><text:span text:style-name="T20">。對了，隨便教別人的原因是認為魔法體系和刀劍一樣，對他和這個世界沒什麼影響</text:span><text:span text:style-name="T19">(</text:span><text:span text:style-name="T20">真沒有影響？真和刀劍一樣？笑死。</text:span><text:span text:style-name="T19">)</text:span><text:span text:style-name="T20">，這裡好多毒點，所以看到這裡，實在毒死我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瑞根的文筆確實沒得說，但那屎一樣的劇情真</text:span><text:span text:style-name="T8">tm</text:span><text:span text:style-name="T9">噁心人。</text:span><text:span text:style-name="T8">&lt;br&gt;</text:span><text:span text:style-name="T10">重生前被小人整，女朋友老爸也被整，然後分手嫁給了小人的兒子。一年後就被踹了，再見面曾經的廠花變成老年婦女。</text:span><text:span text:style-name="T8">&lt;br&gt;</text:span><text:span text:style-name="T10">然後老師的女兒，一個鄰家女孩也是被小人的兒子強姦了，玩了一年然後又被踹了，淪落成破鞋。最後不知道是當小姐還是三奶去了。</text:span><text:span text:style-name="T8">&lt;br&gt;</text:span><text:span text:style-name="T10">重生後</text:span><text:span text:style-name="T8">tm</text:span><text:span text:style-name="T10">居然是在就快插進去的時候才阻止了強姦發生，最後打了一頓就完事了。然後主角就去偏遠地區上班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改了評分，看到指責熊貓挑嘴那段完全顯示了作者的屁股所在，在美國的老鄉國寶想吃點家鄉味的竹子就這麼該被諷刺嗎？！那你的豬腳幹嘛從國內帶雞鴨豬出國？！作為貓粉，後悔以前看書沒仔細！改成一星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龍空人抱團互相吹捧，龍空評分是看作者是自己人</text:span><text:span text:style-name="T4">+1</text:span><text:span text:style-name="T3">，</text:span><text:span text:style-name="T4">dnd+1,</text:span><text:span text:style-name="T3">後宮種馬</text:span><text:span text:style-name="T4">+1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本來還以為是創立魔法，建立魔網，最後成神的小說，看到那裡我估計是流浪仙人一類的，去異世界做好人專門傳授魔法，也就是一般小說裡的隨身老爺爺流，對於低俗的我來說是劇毒。再多嘴一句作者在本世界都不能好好寫小說讓人開心，怎麼到了異世界就算是成了魔鬼也要做好人了？？？這是多麼虛偽的行徑？作者你寫小說願意免費不？願意被人看了後說煞筆不？願意別人模仿了你的小說，你還願意和對方互稱兄弟讓對方在你的小說下同署作者名不？如果你自己都不願意，怎麼就能寫出噁心地這麼幹的主角來噁心人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又是這作者，本本都有這個原因那個原因都給了</text:span><text:span text:style-name="T12">1</text:span><text:span text:style-name="T13">星，這本直接半吊子公知水準還是</text:span><text:span text:style-name="T12">1</text:span><text:span text:style-name="T13">星不送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網路寫手怎麼各個都是眼高於頂，誰在他眼裡都是垃圾，都沒他牛比</text:span><text:span text:style-name="T2">?</text:span><text:span text:style-name="T14">哪來的自信？你爸爸是李剛也不至於這麼牛逼啊？在這個貨眼裡所有</text:span><text:span text:style-name="T4">nba</text:span><text:span text:style-name="T3">的教練和球員都是坨屎？你丫看過幾場球啊？能別這麼牛逼不？有褒有貶才是一本書該有的。。。你丫讓現在的勇士和</text:span><text:span text:style-name="T4">20</text:span><text:span text:style-name="T3">年前的尼克斯用</text:span><text:span text:style-name="T4">20</text:span><text:span text:style-name="T3">年前的規則打球試試。規則不同打球的方式就不同，以前身體接觸都是不吹犯規的你以為以前有這麼多的外線機會讓你投籃啊，接不到球才是常態，一個人跟著拽拉的再牛逼也沒多少機會投籃，和現在散步一樣的外線一接觸就犯規的時代不一樣。。。。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此刻心情就如</text:span><text:span text:style-name="T16">111</text:span><text:span text:style-name="T17">章的標題一樣，在此宣佈此書藥丸，註定一閃而過的流星，己從書架移除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5">110</text:span><text:span text:style-name="T6">章實在令我大開眼界。。頭一次看到反向金手指看的如此明目張膽的，而且還花了整整一章解釋其合理性。作者是在赤裸裸的鄙視我們的智商？？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噴啥不帶腦子，不是沒腦子，不想想真正有意義的東西光想著否定，軍人不是你這種人渣可以評價的，作者</text:span><text:span text:style-name="T16">0</text:span><text:span text:style-name="T17">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路過，順便問候作者全家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海瑞餓殺自己女兒？呵呵。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噴你麻痹，連烈士都噴，還噴神，就噴糞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侮辱英烈。</text:span><text:span text:style-name="T2">&lt;br&gt;</text:span><text:span text:style-name="T3">黑名單</text:span><text:span text:style-name="T4">+1</text:span><text:span text:style-name="T3">。</text:span><text:span text:style-name="T4">&lt;br&gt;</text:span><text:span text:style-name="T3">祝智障作者全家火葬場。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對於一個公然宣稱 學習無用論的人 我不抱任何希望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蒼蠅營營地叫著，以為得意，以為比死了的戰士更英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想模仿</text:span><text:span text:style-name="T2">&lt;a href="/name/</text:span><text:span text:style-name="T14">太受歡迎了怎麼辦</text:span><text:span text:style-name="T4">" target='_blank'&gt;</text:span><text:span text:style-name="T3">《太受歡迎了怎麼辦》</text:span><text:span text:style-name="T4">&lt;/a&gt;</text:span><text:span text:style-name="T3">自以為是的發表了一大段私貨，這種文風要是有理有據有文采還可以有點雜文的樣子。</text:span><text:span text:style-name="T4">&lt;br&gt;</text:span><text:span text:style-name="T3">奈何作者是個傻逼，看了幾個論壇帖子用著十年前的美分論點來定體問 ，導致全書像一個三流論壇的噴子貼，也正應了書的名字。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操你媽逼，什麼人都噴，看到第六章我操你媽逼，你是人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原來是這</text:span><text:span text:style-name="T16">SB</text:span><text:span text:style-name="T17">的書，說“那些費心學習的人，還不如百度一下”，公然宣稱學習無用的廢渣，能指望他寫出什麼玩意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7">這作者</text:span><text:span text:style-name="T58">&lt;br&gt;</text:span><text:span text:style-name="T59">一</text:span><text:span text:style-name="T60">:</text:span><text:span text:style-name="T61">噴我龍空為“豬的大地”！</text:span><text:span text:style-name="T60">&lt;br&gt;</text:span><text:span text:style-name="T61">二</text:span><text:span text:style-name="T58">:</text:span><text:span text:style-name="T59">情節有拐彎抹角侮辱烈士“黃，董”二人！</text:span><text:span text:style-name="T60">&lt;br&gt;</text:span><text:span text:style-name="T61">三</text:span><text:span text:style-name="T60">:</text:span><text:span text:style-name="T59">稍加修飾的罵看</text:span><text:span text:style-name="T60">d</text:span><text:span text:style-name="T61">版的讀者“死</text:span><text:span text:style-name="T58">:</text:span><text:span text:style-name="T61">父母，娶不到老婆，斷子</text:span><text:span text:style-name="T60">:</text:span><text:span text:style-name="T59">絕孫”</text:span><text:span text:style-name="T58">&lt;br&gt;</text:span><text:span text:style-name="T59">總結</text:span><text:span text:style-name="T58">:</text:span><text:span text:style-name="T59">乾貨挺多，三觀不正！</text:span><text:span text:style-name="T58">&lt;br&gt;</text:span><text:span text:style-name="T59">上一本就各種噴各種自以為是！</text:span><text:span text:style-name="T58">&lt;br&gt;</text:span><text:span text:style-name="T59">大家看著辦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辯論水準太差，視野不廣闊、邏輯不嚴密、思辯不深刻、屁股不正常、腦袋不清楚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可惜不能打負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屎裡摻屎，一些人竟吃得一臉陶醉</text:span><text:span text:style-name="T2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一向認為這個作者是少有的帶腦子寫書的，上本書下架惋惜了好久， 這次養肥後讀到第六章。。。。。。從此粉轉黑。有句話怎麼說的來著？路線錯誤，知識越多越反動。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第六章</text:span><text:span text:style-name="T12">&lt;br&gt;</text:span><text:span text:style-name="T13">那些堵槍眼炸碉堡的……對不起，為了政治正確，我無意評價那些人，但是大家也可以拋開政治正確自己捫心想一想。所謂的‘軍人榮譽感’有時候又何嘗不是一種宗教式的崇拜？我不認為這個世上的道德，是以號召人去死來實踐的——我的回答完了。”</text:span><text:span text:style-name="T12">&lt;br&gt;</text:span><text:span text:style-name="T13">就這段，垃圾作者一生黑，你自己是個垃圾，就以為所有人都和你一樣。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因為第六章，所以我打一星。沒有先烈的犧牲，我們哪來的幸福生活，端起碗吃飯，放下碗罵娘，真讓人瞧不起。他們為了國家人民的利益而犧牲生命，難道是為了自己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某公司的某作者提供稿件水準不足無法登稿，但離發書只有短短幾日，無可奈何中，主角自信滿滿，稱自己能填補那幾萬字，便在該公司直接碼起字來。</text:span><text:span text:style-name="T8">&lt;br&gt;</text:span><text:span text:style-name="T9">而後主角以極度的專注抄書中，公司眾人震驚哇寫得超強，遂開直播。直播觀眾震驚哇超強超專注的不愧是主角。</text:span><text:span text:style-name="T8">&lt;br&gt;</text:span><text:span text:style-name="T10">幾天後，直播間積累觀眾</text:span><text:span text:style-name="T8">1000</text:span><text:span text:style-name="T10">，收入</text:span><text:span text:style-name="T8">100000</text:span><text:span text:style-name="T10">。</text:span><text:span text:style-name="T8">&lt;br&gt;——</text:span><text:span text:style-name="T10">嘔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本書，主角三觀極其不正，主角以精英自居，充滿了對弱勢群體的鄙視，高智商對低智商的嘲弄，認為低智商或者說平均智商的人沒有存在的價值。對下崗工人，農民，低端服務業從業者，網文寫手各種冷嘲熱諷。</text:span><text:span text:style-name="T16">&lt;br&gt;</text:span><text:span text:style-name="T17">你窮因為你懶，你也配姓趙，你混不好因為你弱智，這種輪調比比皆是。 極端的功利主義，設定主角通過尋找法律漏洞獲利，引起立法部門重視，來推動法律完善。然而主角因為沒有從業資質，通過高校法律援助中心這樣一個公益性質的組織，獲得相應資格，打著法律援助的幌子來掙錢，第一桶金是建築行業技術專利的“技術性碰瓷”。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5">SB</text:span><text:span text:style-name="T6">作者。怕是個畜生投胎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辯論應該是個邏輯論證的過程，沒有定何為溫飽，怎樣的大環境下談道德，是普遍談還是個體談，是原來本身就是道德之士還是沒有接受過道德教育的人。脫離了具體的問題的辯論沒有任何意義，進行的也只是詭辯而已。其次，世界設定的就有毛病，可以很負責任的說血管的彈性和重力關係不大。再次，作者的世界不是因為情緒波動容易傷身，而是作者筆下的人物動不動就情緒大波動。最後，作者這動不動周圍群眾怎麼怎麼的遠古先抑後揚寫法直接勸退。補充，之所以前人沒有從詆毀革命先烈方向想，士因為英雄和先烈是一個國家和民族的精神體現，作者你有什麼好沾沾自喜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吃【人血饅頭】的作者，吃完末了還說一句：“你的血怎麼這麼臭？”</text:span><text:span text:style-name="T2">&lt;br&gt;</text:span><text:span text:style-name="T14">【有缺點的戰士終竟是戰士，完美的蒼蠅也終竟不過是蒼蠅】</text:span><text:span text:style-name="T4">&lt;br&gt;</text:span><text:span text:style-name="T3">道德就是為了讓更多人溫飽，無名的戰士們就是連溫飽都不得才站起來反抗的。</text:span><text:span text:style-name="T4">&lt;br&gt;</text:span><text:span text:style-name="T3">利就是義，多數人的利益就是大義。</text:span><text:span text:style-name="T4">&lt;br&gt;</text:span><text:span text:style-name="T3">反觀作者咬文嚼字扭曲詞義，下乘的手法，既無智商也無道德。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第六章</text:span><text:span text:style-name="T12">&lt;br&gt;</text:span><text:span text:style-name="T13">那些堵槍眼炸碉堡的……對不起，為了政治正確，我無意評價那些人，但是大家也可以拋開政治正確自己捫心想一想。所謂的‘軍人榮譽感’有時候又何嘗不是一種宗教式的崇拜？我不認為這個世上的道德，是以號召人去死來實踐的——我的回答完了。”</text:span><text:span text:style-name="T12">&lt;br&gt;</text:span><text:span text:style-name="T13">這國怎？陷沉思，定體問是吧，劇毒你拿好，這個作者我見一本黑一本。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注意…這是這書讀者噴差評者的話</text:span><text:span text:style-name="T2">&lt;br&gt;</text:span><text:span text:style-name="T14">狗雞 吧犢子知道你是怎麼被生下來的麼？當年你 媽生你的時候，正被一群野狗操 得爽，你 媽剛要把你這個狗 逼崽 子從逼裡生出來，又被你的野 爹們用雞 吧頂了回去，折騰了三天三夜你還沒滾出你 </text:span><text:span text:style-name="T4">***</text:span><text:span text:style-name="T3">，最後還是老子賞給幾個乞丐幾毛錢，讓他們把你的野 爹們趕走並往你 媽 逼裡射幾升尿以潤滑你 媽的 逼然後再用大口徑的虎口鉗夾住你的雞 吧一起往外拉 這才把你這個上古時期龜鱉豬狗蚊鼠雜交操 出來的有肛門無口的變異腔腸動物拉的屎中的爛蛆 腦癱智障腦出血小兒</text:span><text:span text:style-name="T4">**</text:span><text:span text:style-name="T3">症老年癡呆症四肢發育不完全大腦中無神經元的變異</text:span><text:span text:style-name="T4">**</text:span><text:span text:style-name="T3">狗中的賤 逼生下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摘一段魯迅的話吧</text:span><text:span text:style-name="T2">:&lt;br&gt;</text:span><text:span text:style-name="T3">戰士戰死了的時候，蒼蠅們所首先發見的是他的缺點和傷痕，嘬著，營營地叫著，以為得意，以為比死了的戰士更英雄。但是戰士已經戰死了，不再來揮去他們。於是乎蒼蠅們即更其營營地叫，自以為倒是不朽的聲音，因為它們的完全，遠在戰士之上。</text:span><text:span text:style-name="T4">&lt;br&gt;</text:span><text:span text:style-name="T3">的確的，誰也沒有發見過蒼蠅的缺點和創傷。</text:span><text:span text:style-name="T4">&lt;br&gt;</text:span><text:span text:style-name="T3">然而，有缺點的戰士終究是戰士，完美的蒼蠅也終究不過是蒼蠅。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可以卑微如塵土，不可扭曲如蛆蟲。這個作者是蛆蟲的典範，還自我感覺良好。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書。。。水準不行還學夾帶私活，好似鳳姐色誘人賣國一樣。。。。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你遭遇各種危及生命的事件後，想來也是不需要員警、消防官兵等來為你冒險解危甚至犧牲的吧？何必呢，在書裡暴露自己如此卑劣的真實內在，嘩眾取寵都談不上，只是招來大家的唾駡罷了。可恥的小人，徹底拉黑。 </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46">sb</text:span><text:span text:style-name="T32">作者</text:span><text:span text:style-name="T31">sb</text:span><text:span text:style-name="T32">讀者湊一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自以為高智商精英、上流人士的傻逼，懷著滿肚子對勞苦大眾、先賢英烈的鄙視，卻欲做權貴狗而不得的滿腔憤懣，化成了這本“書”——如果這種污穢不堪的玩意兒也能叫書的話。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我都說了是寫著玩的，你們愛信不信。當然，既然簽了約那麼多人收藏了，好歹寫完。</text:span><text:span text:style-name="T8">&lt;br&gt;</text:span><text:span text:style-name="T9">開頭用了</text:span><text:span text:style-name="T8">deadline</text:span><text:span text:style-name="T10">，一幫人出來噴。我只是寫得順手。寫</text:span><text:span text:style-name="T8">ddl</text:span><text:span text:style-name="T10">太業內了怕你們看不懂，死線這翻譯多少有點問題。隨手就英文帶出來。都是簡單的單詞，都不說四六級的問題，不可能看不懂吧。一幫</text:span><text:span text:style-name="T8">******</text:span><text:span text:style-name="T10">出來噴。過濾的就是你們這幫。</text:span><text:span text:style-name="T8">&lt;br&gt;…………</text:span><text:span text:style-name="T10">翻了下評論，這是作者原話，現在作者這麼恐怖的嗎？喜歡懟讀者？難怪感覺這本書味道怪怪的，原來是優越感的味道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作者一邊霸氣地將後世文章歌曲拿來當原創說：拿來就是我的，誰要那些人還沒寫呐……一邊說總比後世那些抄襲要高尚吧……從未見如此厚顏無恥之人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浮士德？？？不知道為什麼欽定主角就算了，還告訴主角你可以抄？這主角也是莫名其妙，撲街死的作者，死了就能跟浮士德談笑風生，有這心理素質活著會混那麼慘？而且在浮士德知道的情況下做文抄公就不覺得羞恥嗎？我是理解不了這種有知情人還抄書裝逼的設定，羞恥</text:span><text:span text:style-name="T16">PLAY</text:span><text:span text:style-name="T17">很有趣嗎？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再次證明很多狗屁遠古大神之所以能成神，僅僅只是出道早而已，並不代表你水準有多強！！！一邊以大神自居滿臉看不起小白網文，一邊自己又寫最爛俗的文抄流小白文，精神分裂啊？哪來的這麼強的優越感？還跟讀者對罵呢，牛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重看此書。憋屈很多。嘲諷打臉。中後期王守田靈魂綠帽。前期那個李承業的老婆，主角都不認識她，人家結婚了，作者非要安排主角內心一痛。然後那個素兒，自己的女人，還跟那個李承業四目相對，癡癡的望。再有，文中說有修煉的鬼往主角老婆肚子裡投胎。這豈不是吃奶吃到大？</text:span><text:span text:style-name="T12">//</text:span><text:span text:style-name="T13">主角明明重生了還處處被動，動不動就心中一片冰寒。辛辛苦苦種田練兵，水泥都搞出來了，還不如人家搗弄一下氣運。那還練兵幹嘛？還打仗幹嘛？主角動不動就心中嫉妒苦澀。怯懦軟弱。別人跪拜他，氣運一沖，他還差點暈過去。其實就是作者明晃晃地喂屎。</text:span><text:span text:style-name="T12">//</text:span><text:span text:style-name="T13">這傻逼氣運設定定義模糊，隨心所欲，前後矛盾。主角不能操控氣運，反而是氣運操控他。其實就是作者操縱主角的工具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嫁人沒問題，早早說清楚了，咱不看，去看其他書就是，最恨的是作者自己沒立場的這種書，前期裝百合，寫個上百章了告訴你，“不好意思，我要嫁人”。滾你大爺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嫁人向長篇，毫無立場的作者，瞎承諾給讀者造成巨大精神傷害，上過百吧黑名單的作者，除抖</text:span><text:span text:style-name="T16">m</text:span><text:span text:style-name="T17">外不推薦看，揉成一團的大雜燴，異世穿越變身蘿莉無敵龍傲天掉節操百合曖昧，先拋出魚餌吸引兩黨，最後被人收入後宮，對某黨來說不亞於強行喂屎，作者的承諾呢？你的擔架呢？⊙﹏⊙口怕，插一本【穿越之我杯具了】主角穿越成了被趕出門，懷孕了的豪門灰姑娘惡婦，因為性格大變，變得有魅力，又被原配邪魅總裁看上了，然後就是扯皮，最終主角生了孩子母性氾濫放棄抵抗，成功被人抱走，一陣惡寒，作者絕對是女的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46">30+</text:span><text:span text:style-name="T32">大叔主動倒貼成為作者化身真</text:span><text:span text:style-name="T31">·</text:span><text:span text:style-name="T32">男主的後宮之一，前期宣傳變百 單身暖味，然後轉成變嫁倒貼。就沖作者這人品我給個劇毒不過分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本以前還挺喜歡的百合小說，人物刻畫的討人喜歡，但是聽說後面被別人收入後宮了，想想雞皮疙瘩都出來了，吃屎去吧作者，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親媽爆炸，用噁心已經不足以表達我內心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慈禧救不了中國。救中國，就必須讓中國工業化，這需要工業人口，這就需要普及教育。好，讓你開金大腿成功，當時全球各國凝聚一國靠的是民族國家這一概念。那麼民族意識覺醒的工業人口首先要幹掉的是滿族統治者。不要僥倖，即便忠君愛國，但外國人為了更好統治中國，會讓中國動亂，好渾水摸魚，所以一定會教大家民族之別。階級、民族矛盾都會被導向民族矛盾。再一個，哪怕你成功了，你選的道路也不可能是共產主義道路，否則手底下的人就要先幹死你。那麼走私有制道路，工廠主的利潤哪裡來？哦喲，你賺錢了，那我地租漲一漲。那麼問題就來了，這個國家的支柱是什麼階級？地主階級還是工人階級，你要救中國，幫後者，呵呵，地主階級實力強大於是</text:span><text:span text:style-name="T2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穿越成慈禧，最好的改變歷史方式不就是自殺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穿清就算了，還他媽的穿清送逼。送逼就算了，還他媽的穿成女人老佛爺送逼給韃子。我想說，作者有多賤啊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穿清不造反就算了，你丫的還穿成慈禧，作為一個民族主義者，我恨不得把慈禧鞭屍，雖然我很想用最惡毒的字眼毒罵作者，但理智告訴我，不要再侮辱漢字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變身文在我這最高兩分，順便說句其他的，屁股黨打一星可以理解，皇漢打一星我也可以理解，但是認為給一星就是腦殘就是憤青的，即使我們不談立場你們真覺得這書真能五星？你好意思打五星憑什麼不允許人家打一星？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反人類的變身破鞋流」</text:span><text:span text:style-name="T16">&lt;br&gt;</text:span><text:span text:style-name="T17">不說能完整看完，哪怕能看個二十章菊花不痛的人我都敬他是個英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無恥！這些給高分的是什麼心態，自己受到了傷害就要做倀鬼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神開頭啊，主角一上來就被喪屍犬給爆菊花了！！！這還是口味最輕的劇情內容啊！！！！！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天，一個作者帶著他的犬過街時，一輛大卡車直沖過來，作者被撞死，而他的犬為了日主人的屍體，也慘死在車輪下。作者和狗一起到了天堂前。 天使攔住他倆，為難地說：“天堂只剩下一個名額了！你們兩個必須有一個去地獄” 作者一聽，連忙問：“我的狗不知道什麼天堂地獄，讓我來決定誰去天堂吧？”天使說：“抱歉，每一個靈魂都是平等的，你要通過比賽決定誰上天堂。”作者問：“什麼？”天使說：“比賽很簡單，賽跑！從這裡跑到天堂的大門。</text:span><text:span text:style-name="T2">&lt;br&gt;</text:span><text:span text:style-name="T3">作者向狗發出了前進的命令，就在狗到達終點的那一刹那，作者落向地獄的方向。他的狗見了，急忙掉轉頭，追著主人狂奔。滿心懊悔的大叫：“別跑啊，我要操死你！” </text:span><text:span text:style-name="T4">&lt;br&gt;—&lt;br&gt;</text:span><text:span text:style-name="T3">改編自某個傻</text:span><text:span text:style-name="T4">X</text:span><text:span text:style-name="T3">的轉發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那麼多智障被毒了還評仙草報復社會？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各種說仙草，完全是在扯淡。才參加完中忍考試的主角就能配合阿斯瑪抵抗鼬和鬼鮫？殊不知在絕對實力面前，什麼戰術都是無用的。何況還是面對寫輪眼和人形尾獸。前面還行，中期就自嗨嚴重。力量體現崩潰。前面糧草</text:span><text:span text:style-name="T12">+</text:span><text:span text:style-name="T13">，中期最多</text:span><text:span text:style-name="T12">3</text:span><text:span text:style-name="T13">星。鑒於評分不實，一星降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去尼瑪的雪白的乳房，你</text:span><text:span text:style-name="T16">TMD</text:span><text:span text:style-name="T17">熱血熱的腦子有病歪了吧！還敬禮！戰士要求低，還低的過分？去尼瑪的！把你老婆拿出來給百八個人樂呵樂呵！就不低了……傻逼作者，劇毒同時感謝前靠試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用老婆的奶子來振奮軍心，這書也是奇，也許主角看來自家後宮變妓院也是為大家而舍小家的忠義之士嘛！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幫人不知道怎麼把三台複讀機從臺灣商人手裡拿回來看得我蛋疼，相比于時空穿越者這麼關係重大的事，一個臺灣小商人實在沒轍你就是把他弄成意外死亡也就那麼回事，不知道作者這麼強行糾結有什麼卵意義？一個國家最高保密級別的行動組為這種事糾結，蠢得讓人心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客觀的給一星因為有這種毒點的書我忍不了】一開始覺得主角不討喜，但是做為普通人不是不能理解，所以我忍了。到了女主出來的時候，那種純純的感情已經讓我覺得主角有點親切了，結果最毒的一點出來了——國家領導人主動給主角塞女人。簡直狗屎。為了開後宮找各種看起來很有道理其實完全狗屁的理論還讓國家領導人拉皮條？？好好寫單女主我都可以給你仙草，非要摻屎。女二說我不要名分，男主還情聖一樣說節操沒低到可以這樣對一個跟自己發生了關係的女人，呵呵呵，就你那節操，我真為第一個女主不值。她憑什麼要這麼個“破鞋”？男主的黃瓜已經不粉了！老實的女人就活該當接盤俠？ 不過看男主忽悠世界的情節還可以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寫作援共，讀作耍讀者，嚴重懷疑是果粉寫出來黑共產黨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從內容推測，作者其實並非一個願意援共的人，至少不是一個樂意援共的人。其粗劣的故事邏輯架構，失智的人物情商，完全是在編湊一本援共爽文，售賣與我輩。無非是自知文筆與構思不足以自立，故而打起援共的旗，賣一波“屁股正”罷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如果不是看在屁股正，這文簡直是糞坑。一句話，寫文要不要邏輯？！每週一穿，就是一個人穿在南極，三四年推平宇宙都綽綽有餘了，還在陝西磨磨唧唧？！更搞的是，居然抗戰未定時就大咧咧開穿越發佈會？尼瑪</text:span><text:span text:style-name="T16">B</text:span><text:span text:style-name="T17">的腦殘！屎坑！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自以為愛國的，實者是，端起碗吃肉放下碗罵娘，祖國不欠你啥，</text:span><text:span text:style-name="T12">21</text:span><text:span text:style-name="T13">世紀的現在你不滿意可以自殺謝罪！請別侮辱改革開放的先輩們。主角以屌絲形象出現在</text:span><text:span text:style-name="T12">80</text:span><text:span text:style-name="T13">年代，名義上是“援共”“愛國者”實際上一副不可一世，“施捨”先進技術，國家拿主角當皇般伺候，愛錢很正常，讓他們給你錢買技術也行，但是別他媽不知所謂，整天讓先輩們來求你，主角心情好想起啥指縫裡扣掉出來（噁心），整天滿嘴噴糞，大吐槽，這裡那裡不好，也沒見幹點有意義的事，工業基礎技術，農業技術，……無數技術網上一大堆（即便是個普通人都能弄，別說還他媽有錢人了），知道美國那個時候華爾街股票嗎？（會自己查電腦嗎？應該作者沒想過這些吧，香江，蘇聯，英國……國際上金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出了主神腦洞就以後和狗大便一樣了，大家想看的是援共，牛</text:span><text:span text:style-name="T12">B</text:span><text:span text:style-name="T13">的趕英超美。誰看你整個地球的</text:span><text:span text:style-name="T12">cosplay</text:span><text:span text:style-name="T13">啊。還二奶寫的也毒，口口聲聲說現代找不到真誠愛國的女人，然後二奶一勾就上去了，你泰迪啊。現在天上人間，海天還沒玩夠？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很好奇啊，</text:span><text:span text:style-name="T2">lk</text:span><text:span text:style-name="T14">裡說的“援共”文到底是什麼？本文裡面的穿越者說他是智障我怕侮辱了這個詞啊，穿著現代裝扮拿著手機就跑過去了，要說第一次偶然過去沒經驗也就罷了第二次居然還敢這麼幹？不知道</text:span><text:span text:style-name="T4">80</text:span><text:span text:style-name="T3">年代嚴打才恢復社會治安嗎？不知道現在隨便一塊塑膠拿過去都會引發有心人關注嗎？隨便亂賣還敢大吃炫富？還有就是如果我是</text:span><text:span text:style-name="T4">80</text:span><text:span text:style-name="T3">年代的政府肯定第一時間消除這個人的全部痕跡，人肯定要直接打死，</text:span><text:span text:style-name="T4">80</text:span><text:span text:style-name="T3">年代的中國跟外國的差距是全方位的時候不是幾種小商品能彌補的，這人從未來過來說明未來中國還不錯，有這個情報就足夠了，這人躲著國家又搞事萬一引起外國勢力注意隨便抓住就可以獲得太多未來情報，那對中國是萬劫不復的，這個人對國家百害而無一利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自從陰陽師出現就完全不能看，前面主角獲得格鬥能力，可以一個打幾十個壯漢，然後和式神打起來就束手束腳，什麼技巧都不會了，而且無腦吹陰陽師，一個下級式神都相當於戰略導彈了，那還隱藏在暗處幹啥？</text:span><text:span text:style-name="T12">&lt;br&gt;</text:span><text:span text:style-name="T13">再怎麼說統治世界也比隱藏在暗處賺的錢更多啊，又不是打不過。</text:span><text:span text:style-name="T12">&lt;br&gt;</text:span><text:span text:style-name="T13">前後邏輯混亂，男主磨磨唧唧，本來仙草，直接毒草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宅男又不是</text:span><text:span text:style-name="T2">SB</text:span><text:span text:style-name="T3">，穿越遇到地獄難度的開始，又沒有前身的感情，直接換個地方不就好了，還自己限制不使用能力，還要“改過自新”，腦殘。</text:span><text:span text:style-name="T4">&lt;br&gt;</text:span><text:span text:style-name="T3">前身的鍋關你卵事，有那金手指直接到別的城市重新開始，不論是想過日常還是怎樣不都可以？</text:span><text:span text:style-name="T4">&lt;br&gt;</text:span><text:span text:style-name="T3">老是說前身怎樣怎樣，到底關你屁事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了一身雞皮疙瘩，作者是個重度中二病，最受不了的就是主角老把過去身體的主人當自己，還想擔下那個人的錯誤，還想得到這具身體姐姐妹妹的原諒？智障吧這是？那兩姐妹要是醜逼你會這麼想？又一本舔著臉護</text:span><text:span text:style-name="T16">P</text:span><text:span text:style-name="T17">文。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一個月前，我看到了這本書。</text:span><text:span text:style-name="T16">&lt;br&gt;</text:span><text:span text:style-name="T17">當時月光如水，落在洛基亞手機上反射出一股奇妙的韻味，我面色凝重，把手機卡輕輕一扣，然後吐出數口鮮血，氣氛充滿了詭異的氣息，寧靜的空氣被我出聲打破：真他嗎毒死了，我從未見過如此小白，我他媽到底是怎麼點進來的，作者你媽死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腦殘真的，你不是說異界怪物很恐怖，到最後連五歲小孩都要上戰場當炮灰嗎？在前一世毀滅了異界和現實世界嗎？那你居然還有心思談戀愛？還開後宮？而且收女的劇情是主角給那女的調了一杯酒然後那女的就愛上主角了，主角用虛擬人工智慧配合製造一個超時代的機甲，人工智慧認為主角這個是高級機密報告給人類高層，高層派一大堆軍隊保護主角完成製作機甲之後居然不派人拉攏、控制主角，而是當無事發生一樣嗎的腦殘啊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三十二章，僅僅三十二章我看到了什麼？</text:span><text:span text:style-name="T16">&lt;br&gt;</text:span><text:span text:style-name="T17">一個前世的青梅竹馬僅僅因為幾句話喜歡上了主角，並且這青梅竹馬是全聯盟夢寐以求的世家大小姐，緊接著一個冒充他國某夜店頭牌的公主，因為一杯酒喜歡上了主角，老實說，我都不知道怎麼概括這劇情，不提這個，第三十二章主角又回到遊戲中，遇上“ 所有男修士們的夢中情人，甯月嬋！”書中原話，真的，僅僅三十二章，那些覺得是仙草，糧草你們開心就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戰神介面，我想問一件事” </text:span><text:span text:style-name="T8">&lt;br&gt;</text:span><text:span text:style-name="T9">叮！</text:span><text:span text:style-name="T8">&lt;br&gt;“</text:span><text:span text:style-name="T10">請講” 系統回復到。</text:span><text:span text:style-name="T8">&lt;br&gt;</text:span><text:span text:style-name="T10">看到這裡微微一笑直接點</text:span><text:span text:style-name="T8">X</text:span><text:span text:style-name="T10">。</text:span><text:span text:style-name="T8">&lt;br&gt;</text:span><text:span text:style-name="T10">最噁心這種能跟系統對話的設定了，有這種設定的基本都是作者筆力不足，需要用系統對話來推演劇情和解釋設定，往往這種小說，劇情都很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想看本有意思的書就這麼難嗎？末日重生創意有點老，但我可以接受，但是這種，認識個大小姐，全天下的公子哥都想殺我</text:span><text:span text:style-name="T52">?</text:span><text:span text:style-name="T53">！什麼沙雕劇情！還有女主她媽！現在</text:span><text:span text:style-name="T52">9102</text:span><text:span text:style-name="T53">年了，怎麼還有平民不配接近我女兒，我要解雇你，我要讓人殺你</text:span><text:span text:style-name="T52">...</text:span><text:span text:style-name="T53">惡不噁心啊</text:span><text:span text:style-name="T54">?</text:span><text:span text:style-name="T53">！</text:span><text:span text:style-name="T52">&lt;br&gt;</text:span><text:span text:style-name="T53">看了這麼多年了，覺得這種主角不會苟發育的，全部不合理，所有反派無腦想殺自己的，全部不合理，碰見女角色不舔她，女角色覺得男主這個人不一般的，也都不合理</text:span><text:span text:style-name="T52">&lt;br&gt;</text:span><text:span text:style-name="T53">然後，這本書全占了！佩服佩服，噁心壞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現在很討厭那種推書跟你說看到後面就好看的，感覺就像叫你吃屎，吃到後面就好吃一樣。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一個畢業就失業的主，不靠家裡安排就沒工作的主，靠</text:span><text:span text:style-name="T8">1000</text:span><text:span text:style-name="T9">塊就能活一個月的主，電腦裡</text:span><text:span text:style-name="T8">200G</text:span><text:span text:style-name="T10">動作愛情片的主，還會在極度無聊得時候上</text:span><text:span text:style-name="T8">QQ</text:span><text:span text:style-name="T10">群調戲妹子的主…呵呵了。我要能看進去這樣的主角，說明我也跟主角差不多了。問：什麼人會在</text:span><text:span text:style-name="T8">20</text:span><text:span text:style-name="T10">幾歲剛剛畢業找不到工作手裡一沒資金而沒主意的時候下看黃片去</text:span><text:span text:style-name="T8">QQ</text:span><text:span text:style-name="T10">群裡調戲妹子？答：最最沒用的廢物，身上提不出任何人格魅力。這種現實世界都過不好的主，碰到奇遇要能翻天我覺得不符合客觀事實和邏輯性，所以開篇第一段描寫給劇毒一星，不要來噴我，我是被秒毒毒跑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前面一百多萬字都是嚴重毒草的奇葩書。。。要看這本書，必須跳了前面一百多萬字</text:span><text:span text:style-name="T63">(</text:span><text:span text:style-name="T64">大批自相矛盾</text:span><text:span text:style-name="T65">/</text:span><text:span text:style-name="T66">幼稚病</text:span><text:span text:style-name="T65">/</text:span><text:span text:style-name="T64">腦癱患者</text:span><text:span text:style-name="T65">)</text:span><text:span text:style-name="T66">直接跳到</text:span><text:span text:style-name="T63">500</text:span><text:span text:style-name="T66">章以後——臥槽，我懷疑作者被奪舍了，被那種在作者碼字出租屋裡無所事事，天天無聊被迫盯著作者碼出來的一百多萬字的屎，毒傻然後終於無法忍受的地縛靈出手奪舍後，才寫出來的後面的劇情。</text:span><text:span text:style-name="T65">PS</text:span><text:span text:style-name="T64">：樓下還有個自稱“老書蟲”的，還沾沾自喜覺得別人還沒讀到</text:span><text:span text:style-name="T63">200</text:span><text:span text:style-name="T64">章就不配評論這個垃圾作者，可問題是這本書的毒草章節一直延伸到</text:span><text:span text:style-name="T63">500</text:span><text:span text:style-name="T64">章，您讀</text:span><text:span text:style-name="T63">200</text:span><text:span text:style-name="T64">章還不到毒草的一半篇幅，遠遠還沒見到黎明的曙光，你還裝啥逼呢？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看了</text:span><text:span text:style-name="T52">200</text:span><text:span text:style-name="T53">章越看越難受。想了一下，對比于逍遙夢路、主神崛起等等好文，一個最大的區別：好文都是厚積薄發，苟著種田；發現危險，若可為，立馬扼殺于萌芽，若事不可為，遠遁千里，積累完畢，立馬話不多說打死你個憋孫；不會為任何勢力出死力，你對我</text:span><text:span text:style-name="T52">1</text:span><text:span text:style-name="T53">分好，我回你</text:span><text:span text:style-name="T52">1-2</text:span><text:span text:style-name="T53">分好，回你</text:span><text:span text:style-name="T54">10</text:span><text:span text:style-name="T53">分好是不可能的，強行讓我回你</text:span><text:span text:style-name="T52">100</text:span><text:span text:style-name="T53">分好，我就打死你個龜孫；越級是不可能越級的，築基打金丹只可能是我身上其實帶了一個外掛式元嬰，不過我馬上就會修煉到元嬰，或者我不僅是築基我還是個中級魔法師的同時還是個</text:span><text:span text:style-name="T52">2</text:span><text:span text:style-name="T53">級鬥士；絕對不會是我這次沒有被打死而反殺就是因為我上一章得了個大佬給的東西，各種恰好，這種日漫傳統式的豬腳光環最他媽的煩，各種本該死，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不能帶腦的劇情，睿智無比的重生主角，回到過去是為了拯救世界，末日差不多來臨，不種田不暴兵，每天努力招惹富二代，過充實的裝逼打臉日子，為的還是同學關係的女生，結果因裝逼太多，被女神賞識，總統全國通報保護後，仇家竟然還能組織起高手去搞他，後面一看，我差點沒笑斷氣</text:span><text:span text:style-name="T52">(</text:span><text:span text:style-name="T53">ﾉ</text:span><text:span text:style-name="T67">ಥ</text:span><text:span text:style-name="T53">益</text:span><text:span text:style-name="T67">ಥ</text:span><text:span text:style-name="T52">)</text:span><text:span text:style-name="T68">，原來所謂的一級保護，就是把主角的身份資訊錄入為國家最高領導人，唯一作用就是別人掃描時表示無可奉告，沒保鏢沒權力沒工資，你這公正女神的真實身份其實是超級駭客，幫男主辦了個假證是吧</text:span><text:span text:style-name="T52">(</text:span><text:span text:style-name="T67">ಡ</text:span><text:span text:style-name="T52">ω</text:span><text:span text:style-name="T67">ಡ</text:span><text:span text:style-name="T52">)hiahiahia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徹底的唯心主義修仙文，真不知道為什麼會歸類到科幻……如果看了皮划艇的書，看這本就覺得充滿了一股大糞味，噁心得不行。從豬腳完全不講道理的瘋狂升級，可以看出作者對科學的無知和學習的厭惡，口號喊得震天響，裝逼意願超級強烈，但是就是不願意付出艱苦的努力，就像幼稚園小朋友因為厭惡學習無知的說科學是沒有道理的，神話才是王道一樣。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遊戲影響正常世界的設定是有東西可寫的，但這寫的啥啥啥，爛俗的人物設定，想當然的劇情，末日氛圍下寫裝逼打臉順便泡妞，主世界充滿了十年前也能稱的上是智障一般的橋段，九大家族，伏羲帝國，發情的妹子，打架管理設計做菜調酒萬能的主角，這不是兵王麼，換個套子我就認不出了嗎？再見。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怕是個傻子喲！你說你要拯救世界，結果你在談戀愛；末日馬上來，你還裝逼打臉，而且是碰誰打誰，最智障的是，剛剛全球通報主角很重要公正女神傾盡一切保護，結果一出門就遭一大群人啪啪打臉。作者你怕是腦子有問題喲！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剛看了第一章，主角用擀麵杖毆打幾個骷髏兵，打了幾下之後，擀麵杖碎了</text:span><text:span text:style-name="T16">...</text:span><text:span text:style-name="T17">有沒有搞錯？你家擀麵杖是妙脆角做的嗎？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設定有點亂，遊戲中死亡到底現實中死不死？如果不死的話，豬腳為啥在遊戲中老是戰戰兢兢。如果死的話，那前世各國如何能夠隱藏住遊戲的秘密，五歲以上的人都去建立帳號打最後一戰，打完輸了還能剩下多少？而且豬腳自帶發情光環，無論聖女公主三五章馬上愛上豬腳，可以為他去死 </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46">13</text:span><text:span text:style-name="T32">章 撿到魔族的調度密令 哦 天啦 魔族一次機密行動 不懂得加密 撿起來就聽到魔族命令</text:span><text:span text:style-name="T31">&lt;br&gt;</text:span><text:span text:style-name="T32">這樣的魔族靠什麼打贏人類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真傻逼，看到</text:span><text:span text:style-name="T16">200</text:span><text:span text:style-name="T17">章，除了腦洞，人物的性格，對話，還有情節，包括主角的金手指都劇毒無比，有人還說跳章，一本小說讓人跳章，呵呵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見過真正的二代可以理解，你沒見過，我也沒見過。但是為什麼在作者的筆下二代都是智障？？？必須要裝逼打臉才刺激？？？拜託，這又十幾年前了，扮豬吃老虎還可以吹一吹？有意思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書中現實世界除了主角身邊的人，只要是擁有強大力量或者龐大勢力的人，要麼就是二五仔人奸，要麼就是被殺弄個替身來打擊主角，聯邦九府 伏羲皇帝 教宗這最大的三個勢力有哪個是好的</text:span><text:span text:style-name="T2">?</text:span><text:span text:style-name="T3">這射腚作者你是用腚眼子想出來的嗎</text:span><text:span text:style-name="T4">?</text:span><text:span text:style-name="T3">整本書完全可以概括為</text:span><text:span text:style-name="T4">:</text:span><text:span text:style-name="T3">所有勢力都想毀滅地球，看主角一行人如何英勇的打敗全世界，拯救人類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裝逼打臉，主角重生為了拯救世界，結果一直就是裝逼打臉，各種智商不線上，修煉修煉，腦子都沒了，看見美女就是用下面想，種豬啊！毒草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這個小說，是真的不能帶腦子看，稍微帶點腦子雷點就還是滿滿的。</text:span><text:span text:style-name="T34">&lt;br&gt;</text:span><text:span text:style-name="T35">全書詭異的時間線，陰雷遍地我都不想說了。</text:span><text:span text:style-name="T36">&lt;br&gt;</text:span><text:span text:style-name="T37">我就想知道，顧青山一開始就他媽就告訴蘇雪兒修煉那本功法，她為什麼不修煉？</text:span><text:span text:style-name="T36">&lt;br&gt;</text:span><text:span text:style-name="T37">最後那本書被蘇雪兒拿去陷害別人用，她還一副傷心欲絕的樣子？</text:span><text:span text:style-name="T36">&lt;br&gt;</text:span><text:span text:style-name="T37">書沒了？人家他媽的早告訴你修煉你不修煉，書裡面東西你都記不住，沒了你</text:span><text:span text:style-name="T34">BB</text:span><text:span text:style-name="T37">個蛋啊？</text:span><text:span text:style-name="T36">&lt;br&gt;</text:span><text:span text:style-name="T35">腦殘麼？什麼</text:span><text:span text:style-name="T36">jb</text:span><text:span text:style-name="T35">設定？什麼</text:span><text:span text:style-name="T34">jb</text:span><text:span text:style-name="T35">劇情？什麼</text:span><text:span text:style-name="T34">jb</text:span><text:span text:style-name="T35">智商？</text:span><text:span text:style-name="T34">&lt;br&gt;</text:span><text:span text:style-name="T35">哇，這一個雷把我的素質炸沒了，手動滑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不像個末世人渣。應該叫做末世前後分不清狀況聖母綜合症。</text:span><text:span text:style-name="T12">&lt;br&gt;</text:span><text:span text:style-name="T13">人性是水，世界是容器，當容器變化的時候人性也要隨著環境的改變而流動，沒有及時的流動疏通就會造成人性的扭曲。</text:span><text:span text:style-name="T12">&lt;br&gt;</text:span><text:span text:style-name="T13">戰場上你得殺人，末世中你得吃人，日常生活你得當個普通人。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城市裡平民幾千萬幾千萬，一個城一個城地死，照樣該吃吃該喝喝，該上學還上學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我就想看一個和遊戲影響現實的末日文，結果你又是伏羲帝國，又是百花宗什麼的，想寫玄幻就寫到玄幻區啊。</text:span><text:span text:style-name="T16">&lt;br&gt;</text:span><text:span text:style-name="T17">我能投訴一個簡介和內容不符嘛？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城動不動就上萬十萬的兵，一條街上萬人圍過來，一個山賊窩有上萬騎，簡直在搞笑，靠什麼養活這麼多人的？難道有辟穀丹這東西當零食吃？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文筆這麼差，</text:span><text:span text:style-name="T2">bug</text:span><text:span text:style-name="T3">這麼多，還有抄襲嫌疑的作品居然</text:span><text:span text:style-name="T4">5.6</text:span><text:span text:style-name="T3">分，不得不為一堆</text:span><text:span text:style-name="T4">4</text:span><text:span text:style-name="T3">分左右卻比這個好得多的小說鳴不平。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抄襲抄襲抄襲！！！作為跑團愛好者看到開頭說幾年前沒有平臺只能靠</text:span><text:span text:style-name="T34">QQ</text:span><text:span text:style-name="T35">跑團的時候就噴了。後來發現作者不光是逸站視頻入門愛好者級別的</text:span><text:span text:style-name="T36">COC</text:span><text:span text:style-name="T37">粉，第一個第二個正式副本都是全</text:span><text:span text:style-name="T36">·</text:span><text:span text:style-name="T37">盤</text:span><text:span text:style-name="T36">·</text:span><text:span text:style-name="T37">照</text:span><text:span text:style-name="T34">·</text:span><text:span text:style-name="T37">抄</text:span><text:span text:style-name="T36">N</text:span><text:span text:style-name="T35">站上的同一個作者的兩個原創模組（</text:span><text:span text:style-name="T36">B</text:span><text:span text:style-name="T35">站號</text:span><text:span text:style-name="T34">339821/881604</text:span><text:span text:style-name="T35">），只修改了結局——有經驗的人都懂，這是最拙劣的抄襲，證明了作者連掌控故事化為己有的能力都沒有，只能複製粘貼</text:span><text:span text:style-name="T34">~</text:span><text:span text:style-name="T35">！而且由於原視頻是舊版規則，小說是新版規則的緣故，小說中還在某些地方角色的屬性技能突然變成舊版的失誤，</text:span><text:span text:style-name="T34">MD</text:span><text:span text:style-name="T35">視頻轉小說都能抄禿嚕了作者你快刪號吧丟不丟人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一開始主角降臨到遊戲世界新手村骷髏森林，主角一開始差點被骷髏打死，後來發現這個世界好像這是剛下的遊戲，手機裡還有下載的攻略，主角的決定是</text:span><text:span text:style-name="T16">...</text:span><text:span text:style-name="T17">先不看攻略在森林裡轉轉確定一下是不是遊戲，因為主角認為萬一看了攻略發現不是遊戲自己會失望，還有之後主角看了攻略還在新手森林裡差點死了然後解釋因為未知原因自己忘了攻略，光新手森林裡毒點一個接著一個，受不了棄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義弟系列】某人：“哥哥，為什麼總想著離開我呢，是不是真的要我打斷你的腿，將你囚禁起來，你才會真正的屬於我？” 主角：我家小孩突然黑化玩囚禁</text:span><text:span text:style-name="T16">play</text:span><text:span text:style-name="T17">了腫麼辦？線上等，挺急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知道是否是我記憶中的那本。記得主角的女友的前男友把他們做愛的錄影給豬腳，豬腳興奮的和女友來了一發。當時鬱悶，所以現在要報此仇。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爹殺了她全家，搶她做壓寨夫人，我娘對他很忠貞。。。。。。哈哈哈哈你麻痹的太逗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別人寫書是要錢，這作者要你命，看了</text:span><text:span text:style-name="T2">30</text:span><text:span text:style-name="T3">幾章，頭疼了一晚上。打個比方，大段的描寫，讓你想像，最後告訴你這是一扇門，更要命的是，這就是走路路上隨便碰到的一扇幾把門而已，跟劇情沒半毛錢關係，就這跟劇情沒關係的門他能水</text:span><text:span text:style-name="T4">500</text:span><text:span text:style-name="T3">字，門旁邊的牆再水</text:span><text:span text:style-name="T4">500</text:span><text:span text:style-name="T3">字，旁邊的花啊草啊～下面你知道的～。最最要命的是，語句問題，比方吧，我要吃飯，作者會這樣寫，飯，怎麼怎麼的～～水上幾百字，再插幾句不搭的話，然後～吃～，再水上幾百怎麼吃～～最後才告訴你是～我要～，你嗎，不說了，頭疼了一晚上，想想都疼～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主角一直在被虐，但一直在爆種，但作者說是這是智鬥文，但我覺得像智障文，於是我點了小紅叉，寫下了這</text:span><text:span text:style-name="T31">48</text:span><text:span text:style-name="T32">個字</text:span><text:span text:style-name="T31">= =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了評價說不錯，結果前十章先是深夜醉酒綁架世界大女明星，然後認不出人的醉酒狀態下飆車，然後醉酒狀態下裸奔全城逃脫員警重重追捕，這兩三小時裡還全球馬上直播，聯合國大驚動，結果被抓後在看守所怒懟幾個小混混殺了倆死了仨，文筆邏輯都一塌糊塗，什麼底氣讓你們推薦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種修為高境界，師徒立馬變成師兄弟的設定，這是無語，不知道什麼時候網路小說流行這種蠢貨設定，一個師傅費心費力的教出個徒弟，幾年過去師傅要喊徒弟師祖，這師傅還費什麼勁啊，直接養幾條狗更划算。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武敦儒娶了殺母仇人李莫愁，李莫愁不介意武敦儒娶幾個老婆，這個設定就能看出這文怎麼樣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一百多章看到一個好大的好大的毒點，果斷棄了。前面一直寫的豬腳殺伐果斷，各種陰謀詭計。結果豬腳要想仇人報仇，然後仇人把豬腳身邊的一個美女強姦玩弄，讓她強行懷孕，然後因為一個孩子不能沒父親，化干戈為玉帛，還把人嫁過去繼續玩弄。要是每個人都這樣，可以隨便打、殺豬腳，還有女人可以玩，最後還嫁過來可以一直玩，結為親家報上大腿。生死仇人把你老婆強姦了，你既往不咎，還把老婆送過去讓他繼續爽。比聖母還好。有這麼好的事，看到那個長得好看，有權有勢，和你有仇，就去把他的女人強姦了，然後一筆勾銷，還送女人，靠山。開善堂都沒這麼好。要是我就把豬腳身邊的女人全強姦，屁事沒有，還名利雙收，抱的美人歸。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被毒死在第一個副本，主角冒死護住倆配角（配角中毒，四個敵人，一個中毒，一個在錘主角，兩個堵門），給他們解毒（錘主角的看短時間拿不下主角，就喊了個堵門的進來幫忙，解毒需要時間，看主角快扛不住了倆人開大招把喊進來的秒了，然後跟主角說，我們出去弄死那個堵門的回來幫你，主角答應後繼續挨揍），然後倆配角騙主角斷後自己跑了（倆人跑出幹不死那個堵門的，表示我倆認栽，放我倆走裡面東西都歸你們，秒了個中了毒不能動且沒解藥的就走了），然後主角想了想原諒了他們，並且表示支持和理解，還把最後的所得分給他們一部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科學絕不僅僅是一種世界觀，更多是一種客觀求實的方法論。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扔掉邏輯與合理性，殺野豬皮就是爽。 但就像抗日神劇，一部兩部還湊合著消費情懷……多了真就爛了。我希望看到一本作者放慢更新的腳步。修飾一下邏輯與合理性的除蟎文。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改一星，傻逼作者，陳圓圓搶就搶了唄，非要反反復複的叨逼叨是三手車，你是有被綠的愛好？？？傻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先是拒絕了女主，說自己不配，然後送出去讓別人日，還要宣揚一下自己不在乎貞潔的愛情觀，日完立馬死老公然後男主變牛逼，順便把女主救走在日上一番，救得時候還要特別描寫一下女主被人日完後散發出來的少婦美，這是喜歡人妻喜歡到主動給自己帶綠帽的程度了啊，太牛逼不知道怎麼形容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陽神之後唯一看了一半才棄書的作品。自永生開始，</text:span><text:span text:style-name="T2">jj</text:span><text:span text:style-name="T14">終於掌握了主流商業網文的寫作方法，字越寫越多、書越來越水、下限越來越低、錢自然越找越多。這本書我是沖著有龍蛇王超出場去看的，當時也是打著龍蛇演義後傳的旗號來爭取老讀者。本書終於不再吃人升級了，設定依然宏大、功法也更加華麗、主角也仍然沙發果斷，同樣的，內容也越來越水、力量體系也崩壞得更加明顯，如果說王超只是百人敵的話，江離那就是擊碎星辰的男人，跳著看到後來那個</text:span><text:span text:style-name="T4">sssss</text:span><text:span text:style-name="T3">級武學，我整個人都無語了，即使遊戲裡也沒有這麼多</text:span><text:span text:style-name="T4">s</text:span><text:span text:style-name="T3">來得喪心病狂啊。書裡王超也成了不食人間煙火的仙人，成了一個畏首畏尾的先知。我只想說，</text:span><text:span text:style-name="T4">jj</text:span><text:span text:style-name="T3">，還我王超！其他書我可以給乾草，本書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繼續補充，主角一個電影賺了六千多個億，繳稅一千六百多個億，購買力是五百塊錢一家人能吃一個月。</text:span><text:span text:style-name="T12">&lt;br&gt;</text:span><text:span text:style-name="T13">在這種情況下，皇家電視臺即中央，邀請主角做節目，極盡嘲諷之能事，在沒有任何過節的情況下，瘋狂貶低主角。</text:span><text:span text:style-name="T12">&lt;br&gt;</text:span><text:span text:style-name="T13">簡直是莫名其妙，這套路何止是生硬，簡直就是喂屎。媽的智障。多少人看了個開頭就來評分的。為啥沒人說後邊無限喂屎，電影毒，現實更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其它重生抄書流的毒點一應俱全，就不說了，說點這書獨有的。</text:span><text:span text:style-name="T52">&lt;br&gt;</text:span><text:span text:style-name="T53">抄狼圖騰，教別人寫醜陋的中國人。只想對作者說，</text:span><text:span text:style-name="T52">mdzz.&lt;br&gt;</text:span><text:span text:style-name="T53">背景設定也能看出作者的屁股，康熙沒有平定吳三桂，而是和臺灣鄭，雲南吳三分天下，而雍正一代雄主統一天下，所以歷史就變了，主角就有東西抄了。</text:span><text:span text:style-name="T52">&lt;br&gt;</text:span><text:span text:style-name="T53">作者很崇拜醜陋中國人的作者，書裡提到柏楊必然加個老先生。認為柏楊拯救了一代中國人，為什麼主角不自己抄呢？因為主角認為說實話的人讓人罵，所以就教別人寫這書。</text:span><text:span text:style-name="T54">&lt;br&gt;</text:span><text:span text:style-name="T53">書裡網路發達，全國智障。一款通訊軟體有三千萬使用者，但就是不掙錢，五十萬出售，</text:span><text:span text:style-name="T52">&lt;br&gt;</text:span><text:span text:style-name="T53">於是主角收購了改名</text:span><text:span text:style-name="T52">qq</text:span><text:span text:style-name="T53">，還抄第一次親密接觸來宣傳。火爆全國。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抄襲還有臉抱怨成績差？</text:span><text:span text:style-name="T52">&lt;br&gt;</text:span><text:span text:style-name="T53">以前看到兩百多章棄過一次，被</text:span><text:span text:style-name="T52">nc</text:span><text:span text:style-name="T53">反派噁心得受不了，現在都更新八百多章了。</text:span><text:span text:style-name="T52">&lt;br&gt;</text:span><text:span text:style-name="T53">這書印象一直很深，因為翻榜找書的時候看到這本書的最新章節基本就是單章求票，要不就是在那抱怨自己有多慘，成績有多差。</text:span><text:span text:style-name="T54">&lt;br&gt;</text:span><text:span text:style-name="T53">剛才又重新打開這本書，覺得好像在看我真是大明星，又找了下書評，發現有人說這書是抄襲的，去搜了下，也不能說抄襲吧，只是高度借鑒而已，</text:span><text:span text:style-name="T52">90%</text:span><text:span text:style-name="T53">程度而已。比直接複製粘貼的寒門流好很多。</text:span><text:span text:style-name="T52">&lt;br&gt;</text:span><text:span text:style-name="T53">有人提出這書辯論賽是抄重生之大涅槃，搜了下沒找到，有人還記得辯論賽是哪章麼？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以前看到日本忍者就被毒跑過一次了，實在書荒找不到書看這書有將近兩百萬字。 就又點開這書，結果走上了不歸路。</text:span><text:span text:style-name="T52">&lt;br&gt;</text:span><text:span text:style-name="T53">循例先去看下書評區，看到有讀者吐槽吊打小日本是十年前套路，然後一群人在下面噴，吊打小日本多少年都不落伍。</text:span><text:span text:style-name="T52">&lt;br&gt;</text:span><text:span text:style-name="T53">作者寫吊打小日本你不支持就算了，居然還唧唧歪歪，是不是中國人？</text:span><text:span text:style-name="T52">&lt;br&gt;</text:span><text:span text:style-name="T53">然後我看著章節目錄跳著翻了翻。</text:span><text:span text:style-name="T54">&lt;br&gt;1</text:span><text:span text:style-name="T53">、開頭就是龍組成員在國內被日本忍者追殺，犧牲全部人就讓一個人逃了出來，當然肯定必然這個是人個波大臀翹的美女，幸好碰到了主角。</text:span><text:span text:style-name="T52">&lt;br&gt;2</text:span><text:span text:style-name="T53">、軍委領導被人下蠱，所有人素手無策，幸好碰到了主角。</text:span><text:span text:style-name="T52">&lt;br&gt;3</text:span><text:span text:style-name="T53">、一群緝毒的王牌特種兵被會蠱術的毒販追得屁滾尿流，幸好碰到了主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錯找出它就是個反面教材～主角除了金手指什麼都不會也不想學～你說你學個煉丹也好啊，反正煉廢了還可以修回來～就是不學就是要用別人的廢丹，資質差到爆～還凡人流，妄語主角好歹人家悟性好啊，煉丹也不錯，資質只是比一般人差一點，那裡有這麼廢物還不求上進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可能是你們這些給好評的現實中沒被神族欺壓夠吧，神族就是有自己文化加上政策優待才融入不了社會，這書裡面整個異界都是神族，哇，多好，</text:span><text:span text:style-name="T2">57</text:span><text:span text:style-name="T3">個民族，</text:span><text:span text:style-name="T4">56</text:span><text:span text:style-name="T3">個</text:span><text:span text:style-name="T4">VIP</text:span><text:span text:style-name="T3">了，哇，真是太好了呢，我們漢族又得多幫一個神族繳稅了呢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看書，但是看了優書網書友的摘抄的原文我決定給劇毒，我也把原文放這供大家欣賞【有人建議直接對埃爾塔進行徹底改造，大手一揮，全面推廣漢語教學。可行性自然是有，還不低。然而這種毀人苗裔的事兒誰願意去做？誰願意去被釘在歷史上幾百年都蓋不上棺材——好多人連出頭都不肯，更何況這個。新區當中大部分的社科研究者更是竭力反對這個想法，最】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妹的，棄了半年再點開看，開頭的反派還活著在嘲諷主角，給主角提供裝逼的臺階，反派界的楷模。</text:span><text:span text:style-name="T16">&lt;br&gt;</text:span><text:span text:style-name="T17">主角打臉千百遍，我待主角如初戀。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69">如果說</text:span><text:span text:style-name="T70">&lt;a href="/name/</text:span><text:span text:style-name="T71">我真是大明星</text:span><text:span text:style-name="T72">" target='_blank'&gt;</text:span><text:span text:style-name="T73">《我真是大明星》</text:span><text:span text:style-name="T72">&lt;/a&gt;</text:span><text:span text:style-name="T73">只是強行降整個世界的智商，</text:span><text:span text:style-name="T70">&lt;a href="/name/</text:span><text:span text:style-name="T71">不當小明星</text:span><text:span text:style-name="T72">" target='_blank'&gt;</text:span><text:span text:style-name="T71">《不當小明星》</text:span><text:span text:style-name="T70">&lt;/a&gt;</text:span><text:span text:style-name="T73">則是更進一步，強行改變整個世界的自然規律了。</text:span><text:span text:style-name="T70">&lt;br&gt;</text:span><text:span text:style-name="T71">這小說的結局應該是這樣的。</text:span><text:span text:style-name="T72">&lt;br&gt;</text:span><text:span text:style-name="T71">張揚和一個認識才兩個星期的美女結婚。結婚之後一個月，他們的愛情結晶誕生了。</text:span><text:span text:style-name="T72">&lt;br&gt;</text:span><text:span text:style-name="T71">張揚愕然：“不是說要懷胎十月的嗎？這也太快了吧。”</text:span><text:span text:style-name="T70">&lt;br&gt;</text:span><text:span text:style-name="T73">張揚夫人冷笑：“你都可以一天拍一集</text:span><text:span text:style-name="T72">&lt;a href="/name/</text:span><text:span text:style-name="T73">士兵突擊</text:span><text:span text:style-name="T72">" target='_blank'&gt;</text:span><text:span text:style-name="T71">《士兵突擊》</text:span><text:span text:style-name="T72">&lt;/a&gt;</text:span><text:span text:style-name="T73">和</text:span><text:span text:style-name="T72">&lt;a href="/name/</text:span><text:span text:style-name="T71">亮劍</text:span><text:span text:style-name="T72">" target='_blank'&gt;</text:span><text:span text:style-name="T73">《亮劍》</text:span><text:span text:style-name="T70">&lt;/a&gt;</text:span><text:span text:style-name="T71">，一個春節假期拍一季的</text:span><text:span text:style-name="T70">&lt;a href="/name/</text:span><text:span text:style-name="T73">越獄</text:span><text:span text:style-name="T70">" target='_blank'&gt;</text:span><text:span text:style-name="T71">《越獄》</text:span><text:span text:style-name="T70">&lt;/a&gt;</text:span><text:span text:style-name="T71">，我用一個月生一個小孩，不是理所當然的嗎？”</text:span><text:span text:style-name="T70">&lt;br&gt;</text:span><text:span text:style-name="T71">圍觀群眾：“我草、我靠，張揚張導你真厲害啊，又打先鋒傳媒的臉了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不提異界扶貧、不准國內移民異界、不在異界有任何領土要求、作者夾帶大量私貨的問題，屬於見仁見智，開發異界可以武力征服也可以和平演變，沒啥值得詬病的。</text:span><text:span text:style-name="T2">&lt;br&gt;</text:span><text:span text:style-name="T14">就書論書，首先是文筆太過糾結，病句那些都不用說了，關鍵是字裡行間有種很古怪的文青味道，有種“穿過你的黑髮我的手”這種讓人覺得便秘的感覺。</text:span><text:span text:style-name="T4">&lt;br&gt;</text:span><text:span text:style-name="T3">其次力量體系太不嚴謹。說起異界魔法牛叉哄哄的，又是魔法師團，又是飛龍騎兵之類，但這些魔法師也就會搓個小火球之類，根本沒體現出魔法的力量，讓人覺得這些魔法師還不如江湖術士，魔法居然還沒有五六步槍的射程遠，這力量體系也太不合理了吧。</text:span><text:span text:style-name="T4">&lt;br&gt;</text:span><text:span text:style-name="T3">第三，太多梗和膜法，很影響閱讀體驗。</text:span><text:span text:style-name="T4">&lt;br&gt;</text:span><text:span text:style-name="T3">還有幾個毒點放不下，去龍空專門開貼說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和腦殘粉們什麼智商？在你們眼裡，推廣漢語就只能屠殺？你們是當香蕉人當太久了吧？以為民族融合就只能像白皮一樣搞屠殺？懂不懂中國和西方最大的不同？中國古代的民族劃分，是靠文化認同的，不管你是什麼族，只要說漢話、寫漢字、穿漢服，自然就會認同你是漢族。西方傻逼們搞血統認同，所以除了屠殺掉血統不同的異族就沒辦法了，近代傻逼們沒腦子的全盤西化，硬把西方那套用血統劃分民族的方法套到中國，才搞出現在中國那麼多民族矛盾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嘖嘖，讓異界說漢語就叫做“毀人苗裔、要被釘在歷史上幾百年都蓋不上棺材”？那作者非讓中國人說異界話的時候，怎麼不說是在毀中國苗裔了？</text:span><text:span text:style-name="T16">&lt;br&gt;</text:span><text:span text:style-name="T17">狗漢奸這雙重標準玩得太溜了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主角得到黑科技小娜，拿出無線充電器。</text:span><text:span text:style-name="T8">&lt;br&gt;</text:span><text:span text:style-name="T9">然後被三個有關部門的人找上門打了一頓，逼問那天有沒看到天上掉下的隕石，主角死不承認，三人撤退。</text:span><text:span text:style-name="T8">&lt;br&gt;</text:span><text:span text:style-name="T10">主角應對方法就是請個退伍兵當保鏢，還是只有一隻手的。</text:span><text:span text:style-name="T8">&lt;br&gt;</text:span><text:span text:style-name="T10">然後又拿出了手機智能助手，那三人直接跑到主角公司逼問，你個三流大學生不是得到了隕石有啥本事發明這麼多高科技，被退伍兵制服後打了一頓，把槍還給他們然後放人，三個有關部門人士拿著槍屁都不放乖乖走人了。</text:span><text:span text:style-name="T8">&lt;br&gt;</text:span><text:span text:style-name="T10">而主角認定有關部門又怎麼樣，黑科技在我腦子裡你查得出來？</text:span><text:span text:style-name="T8">&lt;br&gt;</text:span><text:span text:style-name="T10">然後經過各種弱智情節，官二代三億收購主角上百億公司，公安局領導為了錢查封主角公司。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寫的很好，但全是綠帽和背叛的情節，主角是個過目不忘的弱智。死女可以忍受，綠帽絕逼不能忍，這麼高的分，充分說明大部分人都不介意綠帽情節，還是那種有描述的綠帽。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對對對。我們就是要擴大化。</text:span><text:span text:style-name="T8">&lt;br&gt;&lt;a href="/n/</text:span><text:span text:style-name="T9">異色</text:span><text:span text:style-name="T8">" target='_blank'&gt;@</text:span><text:span text:style-name="T10">異色 </text:span><text:span text:style-name="T8">&lt;/a&gt;</text:span><text:span text:style-name="T10">：王直因為救一個被</text:span><text:span text:style-name="T8">QJ</text:span><text:span text:style-name="T10">的女人而被打成植物人，女的又找不到人 見義勇為無法認定 </text:span><text:span text:style-name="T8">10</text:span><text:span text:style-name="T10">年後獲得了可以通過吸血提高能力後醒來。後來喜歡上一個酒吧老闆娘美幸 結果發現美幸很恩愛的丈夫就死在他無意識控制的第一次吸血中 無法面對美幸只能逃開 美幸另嫁他人。但他一直保護美幸。後來發現美幸就是導致他變成植物人的那個女人 黑化滅世。其實我不覺得這有什麼綠帽的。男讀者的綠帽文跟女人見一個溫柔點的姑娘就稱呼人家蓮花婊一樣 屬於攻擊擴大化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知道是是不是我重點錯了，不過這個主角素質是真的惡劣，在公司裡整天不是發呆就是睡覺，然而就是每天都準時上班是最騷的。三個月沒有一丁點業績，本來以為是有什麼苦大仇深的理由，結果原來是抓住了上司的把柄，人家也沒有什麼狗眼看人低，挺和氣一個人，硬生生被打臉，好氣呀。然後本來以為之後要悔改了，結果回到家裡玩遊戲賺錢，然後白天上班別人都出去跑業務，就他一個人“和周公下棋”，那你為什麼不做職業玩家呢？然後遊戲裡開場加點是十幾級強行全加了根骨，號稱被門口的野雞啄兩下就要死，完全不懂想要表現什麼，不如全點精神超脫肉體天下無敵好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戴勞這個弱智角色是這本書最讓我噁心的角色，直到我看到更弱智的女主胡桃僅僅因為一時心軟救活了這個主角用了好幾百章才砍死的弱智反派，讓他變得更強又續了幾百章。</text:span><text:span text:style-name="T16">&lt;br&gt;</text:span><text:span text:style-name="T17">我整個人都窒息了，這個劇情真的讓我反胃了很久。直到現在，我也覺得這本書真的是噁心死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老子見過力量體系崩的最慘的書</text:span><text:span text:style-name="T8">..</text:span><text:span text:style-name="T9">而且是反派最無腦的書</text:span><text:span text:style-name="T8">.&lt;br&gt;</text:span><text:span text:style-name="T10">出來一個隱世二代 總會對主角說 把你的錢財和女人交出來</text:span><text:span text:style-name="T8">.</text:span><text:span text:style-name="T10">老子讓你給我當狗</text:span><text:span text:style-name="T8">..</text:span><text:span text:style-name="T10">媽的智障</text:span><text:span text:style-name="T8">..</text:span><text:span text:style-name="T10">這樣的橋段換個地圖就重複一次 噁心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重生到五年前一個小怪首領身上，因為五年後多國聯軍入侵華夏區，中國三大工會帶頭反叛，於是華夏一敗塗地，主角被追殺死後就重生了</text:span><text:span text:style-name="T16">&lt;br&gt;</text:span><text:span text:style-name="T17">我的屁股是中國，所以一星，照這樣寫那是全中國好幾千萬人叛國，等下拉黑作者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多看了兩章就毒發了！一個剛來的實習生是不會讓上手術臺的，最多小手術上去幫忙拉鉤，如果表現出色，可能最後縫線這種會讓上手。最酸再忙，要的也是輪轉生，這種重大事故，讓一個實習生幫手做助手，是嫌死不夠快？另外，怎麼洗手，怎麼無菌操作，怎麼傳手術衣，都是有講究的！你一個外行就這麼混進了手術室，上了手術臺，不規範的無菌操作，這都沒人讓你滾出去，臥槽！這醫院離倒閉不遠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4">高考前夕</text:span><text:span text:style-name="T75">.</text:span><text:span text:style-name="T76">撿到一支來路不明的鋼筆</text:span><text:span text:style-name="T77">.</text:span><text:span text:style-name="T78">玉兔被貶人間受罰</text:span><text:span text:style-name="T77">.</text:span><text:span text:style-name="T78">太上老君在塵世歷練</text:span><text:span text:style-name="T77">.</text:span><text:span text:style-name="T76">蘇妲己居然一直在身邊</text:span><text:span text:style-name="T77">.</text:span><text:span text:style-name="T76">白素貞其實早已逃出雷峰塔</text:span><text:span text:style-name="T75">.</text:span><text:span text:style-name="T78">其實這個簡介很給力</text:span><text:span text:style-name="T75">.</text:span><text:span text:style-name="T76">交代了這是都市</text:span><text:span text:style-name="T77">.</text:span><text:span text:style-name="T76">金手指出現了</text:span><text:span text:style-name="T75">.</text:span><text:span text:style-name="T76">後宮也準備好了</text:span><text:span text:style-name="T75">.</text:span><text:span text:style-name="T78">書荒的道友們有木有很期待？可惜的是簡介好寫</text:span><text:span text:style-name="T77">.</text:span><text:span text:style-name="T78">書不好寫</text:span><text:span text:style-name="T77">.</text:span><text:span text:style-name="T78">全文味同嚼蠟</text:span><text:span text:style-name="T75">.</text:span><text:span text:style-name="T78">人物智商屬於腦殘級別</text:span><text:span text:style-name="T77">.</text:span><text:span text:style-name="T76">情節設定不符合邏輯</text:span><text:span text:style-name="T75">.</text:span><text:span text:style-name="T78">難道現在初中生上課寫小說的傳說是真實的？我連打</text:span><text:span text:style-name="T75">12</text:span><text:span text:style-name="T76">支高級毒抗藥劑頂著持續掉血的惡性</text:span><text:span text:style-name="T75">BUFF</text:span><text:span text:style-name="T78">想堅持下去</text:span><text:span text:style-name="T77">.</text:span><text:span text:style-name="T78">于第</text:span><text:span text:style-name="T77">21</text:span><text:span text:style-name="T76">章血盡人亡</text:span><text:span text:style-name="T75">.</text:span><text:span text:style-name="T76">後來者慎之</text:span><text:span text:style-name="T75">..</text:span><text:span text:style-name="T76">慎之</text:span><text:span text:style-name="T75">..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推演上佳。國際格局推演較好</text:span><text:span text:style-name="T16">&lt;br&gt;</text:span><text:span text:style-name="T17">但美化了趙族及其子弟。美化了政治家。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對白幼稚，主角作為成年人毫無城府，隨便碰到個人就說自己是穿越者。設定智障，失憶必毒，還是自己封印的記憶，簡直就是智障中的戰鬥機，縱然是為了挖坑後面有填，也沒有必要看了，失憶的設定即是毒草。一本書，翻來覆去重置兩三遍，竟無明顯進步，甚至次次太監，也是奇事，本不該抱有希望的，奈何書荒。</text:span><text:span text:style-name="T16">17.01.25</text:span><text:span text:style-name="T17">記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閑個屁，為了裝逼什麼都不要。</text:span><text:span text:style-name="T2">&lt;br&gt;</text:span><text:span text:style-name="T14">女主是省委書裡的女兒，她小姨是時裝設計師，為了事業打算把女主送給國外時裝集團的二代，而且主角明面身份是幫國家領導，世界富豪治病的醫聖，手下有個上百億的公司。小姨卻認為一個醫生有什麼大不了，對事業沒幫助。非要把侄女送給人</text:span><text:span text:style-name="T4">c</text:span><text:span text:style-name="T3">，失敗後自己送上門讓人</text:span><text:span text:style-name="T4">c</text:span><text:span text:style-name="T3">。</text:span><text:span text:style-name="T4">&lt;br&gt;</text:span><text:span text:style-name="T3">然後主角很裝逼的派人槍殺了上百人，偽裝成恐怖襲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開金大腿的豬腳帶著外掛，</text:span><text:span text:style-name="T8">40</text:span><text:span text:style-name="T9">多級的法師和德魯伊和</text:span><text:span text:style-name="T8">30</text:span><text:span text:style-name="T10">多級的劍聖三職業加身，竟然打不過</text:span><text:span text:style-name="T8">31</text:span><text:span text:style-name="T10">的法師，我是不明白你一身神裝加超高等級加外掛都活到狗身上去了。</text:span><text:span text:style-name="T8">&lt;br&gt;</text:span><text:span text:style-name="T10">還有豬腳前期應該是守序善良的，中後期應該是守序邪惡的，怎麼就一直是絕對中立呢？</text:span><text:span text:style-name="T8">&lt;br&gt;</text:span><text:span text:style-name="T10">還有豬腳變壞也是毫無理由和經過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本書前面一點我給糧草，後面百中劇毒混合而成的毒也不過如此了，我只記得這幾個毒點了：①千年佈局就為了讓幾個辣雞地仙進成仙門②前期把人類當豬狗一樣圈養的綠霧人只是諸天百界的一個小種族，人族可一隨手滅了他們③主角</text:span><text:span text:style-name="T16">2</text:span><text:span text:style-name="T17">個老婆是別人的魂魄④力量體系、劇情設定全崩了、主角自帶嘲諷臉、反派智商低如狗，挖的各種坑到最後都不填⑤最後主角要守護的東西全死了，世間的一切都歸為虛無。這點毒只是其中的一小部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text:span><text:span text:style-name="T63">1/3</text:span><text:span text:style-name="T64">）勸退提醒：如果你是個三觀稍微正常點，又不是狂熱二次元宅，那還是退走為妙。 </text:span><text:span text:style-name="T65">&lt;br&gt;</text:span><text:span text:style-name="T66">又一次被這破評分坑了。記得看過這作者的從前有座靈劍山，記得還不錯，再看這書也近</text:span><text:span text:style-name="T65">8</text:span><text:span text:style-name="T64">分，然後就看了，可惜越看越不對勁，到後面完全就是忍著噁心看完的。 </text:span><text:span text:style-name="T65">&lt;br&gt;</text:span><text:span text:style-name="T66">全書的笑點（作者所謂的笑點）在智障主角毫無下限的各種言行、在無處不在的性笑話、在自以為是的政治惡搞、在莫名其妙的二次元梗。作者到底有多沒下限？舉點例子：智障主角</text:span><text:span text:style-name="T63">12</text:span><text:span text:style-name="T66">歲的時候就推倒了</text:span><text:span text:style-name="T65">14</text:span><text:span text:style-name="T64">歲的女主</text:span><text:span text:style-name="T63">1</text:span><text:span text:style-name="T64">，還是莫名其妙的推倒；描寫強姦</text:span><text:span text:style-name="T63">8</text:span><text:span text:style-name="T64">、</text:span><text:span text:style-name="T63">9</text:span><text:span text:style-name="T64">歲女童；過猶不及性笑話，性笑話說那麼幾次是笑點，整書都全在下三路裡找笑點那就成了噁心點了；跪舔毛太祖和共產主義。（評論繼續）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前期滿有趣的，雖然主角戲份少但是調戲調戲消炎丶收收小醫仙什麽的都還滿輕鬆好看的，但到中期開始，估計作者是看</text:span><text:span text:style-name="T2">Fate</text:span><text:span text:style-name="T3">系列入迷了吧，硬要把主角塑造成言峰綺禮之類的人物，玩啥愉悅，在我看來就是神經病，像主角有個老婆，作者描述她很溫柔丶無怨無悔陪著主角，所以主角就去滅她族，原文</text:span><text:span text:style-name="T4">"</text:span><text:span text:style-name="T3">魂星孟還不猶豫地下令，眼中充滿著殘忍，即使是自己曾經深愛的女人的家族，他也不會留下什麽情面，或者說，正是因為她的家族，充滿她回憶的地方，才要毀得更加徹底。</text:span><text:span text:style-name="T4">"......</text:span><text:span text:style-name="T3">總之這三觀還是看不下去了，讓我想到那啥侵略那啥的那啥大屠啥的，也聽說有軍官在玩殺老百姓比賽，把孕婦肚子切開嬰兒叉出來啥的，對他們來說也只是愉悅的遊戲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為開山怪，雖然有很多不足，但後來跟進的我看過全是垃圾，相比之下這書都成仙草了。不同世界的法則，詭異，光怪陸離我到現在還有印象（某個女路人的內衣活化後嫌棄她的主人要逃離）可惜都沒有好好開發就草草結束了。勉強可以一看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要看！不要看！不要看！重要的事情說三遍。哪怕要看唐三的書，也要從下一本開始看，不要看這本，連當年讀初中的我都能毒倒可見其功力。但是那時候能看的書太少，我竟然還是看完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緣分</text:span><text:span text:style-name="T2">0</text:span><text:span text:style-name="T3">的書都這操性，主角自以為智珠在握算無遺策，作者也覺得我這主角真他媽太</text:span><text:span text:style-name="T4">dio</text:span><text:span text:style-name="T3">了要削弱一下，實際上智商感人。</text:span><text:span text:style-name="T4">&lt;br&gt;</text:span><text:span text:style-name="T3">不是主角早就死大街上了系列。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對全家不屑一顧的人居然對一個管事卑躬屈膝，你要是裝逼就裝得徹底。這算是什麼？精神分裂啊！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此作者過度自戀，經常插入同樣的抒情性廢話，例如“俺在南方一個中學實驗室工作的時候。。。” 其實如果專門寫一部關於在南方中學實驗室工作的小說，可能效果會更好。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了目錄 第一章失明，我就知道，主角真可憐，先揚後抑，主角死爹死媽克死全家或殘疾被各種看不起或欺辱，為後面死逼裝逼做好準備。果然，第二章叫 永不言棄 第十一章叫年終大比 我笑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一個在位六百年的皇帝，平均</text:span><text:span text:style-name="T12">20</text:span><text:span text:style-name="T13">年選一次秀女，平均每年下令處死</text:span><text:span text:style-name="T12">5</text:span><text:span text:style-name="T13">個官員，這放到哪個朝代都是明君啊！砸成昏君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自私冷淡流修仙，和黑社會修仙一樣，現代思想的映射，其實我覺的現在的修仙小說直接改叫修魔小說，完全沒有違和感，殺伐果斷，自私自利，弱肉強食，資源堆砌，加運氣無雙，基本就是成仙的標配，把歷代的皇帝，梟雄扔到小說世界裡，基本都能成仙</text:span><text:span text:style-name="T4">.</text:span><text:span text:style-name="T3">黑社會片的老大，西方資本家，基本也行</text:span><text:span text:style-name="T4">.</text:span><text:span text:style-name="T3">雖然叫修仙，但內核基本都是西方資本化的精神</text:span><text:span text:style-name="T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我沒看，只是看</text:span><text:span text:style-name="T2">&lt;a href="/name/</text:span><text:span text:style-name="T14">紈絝邪皇</text:span><text:span text:style-name="T4">" target='_blank'&gt;</text:span><text:span text:style-name="T3">《紈絝邪皇》</text:span><text:span text:style-name="T4">&lt;/a&gt;</text:span><text:span text:style-name="T3">最後一章末尾的作者吐槽。身為作者，竟然讓讀者去創造新詞彙來“給我們用用”，還什麼“問題是漢語詞彙有限”。好大言不慚！明明是自己讀書不夠竟敢嫌棄書少！學識少可以理解、寫速食商業文不是錯、遇事習慣性推諉責任也是常人之情，但是，這番我文盲我有理的嘴臉令人生厭</text:span><text:span text:style-name="T4">~</text:span><text:span text:style-name="T3">所以，今後此作者的書，見一本黑一本！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大毒草。吃人，極端無病呻吟，格局小，力量層次混亂。說白了就是靠淡淡的比味吸引人，然而裝一遍是優點，重複一百遍就是屎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先說人品，這作者就是個垃圾，不但公開聲明：“灌水有理，坑錢應該。”更是把前妻淘寶店寫進書裡，當真是臭不要臉；再談小說，</text:span><text:span text:style-name="T2">&lt;a href="/name/</text:span><text:span text:style-name="T3">無盡武裝</text:span><text:span text:style-name="T4">" target='_blank'&gt;</text:span><text:span text:style-name="T3">《無盡武裝》</text:span><text:span text:style-name="T4">&lt;/a&gt;</text:span><text:span text:style-name="T3">之後，此作者江郎才盡，更是無腦進入不擅長的仙俠領域，所以開篇沒幾章主角人物性格就崩了，跟前作相比簡直一個天上一個地下，就這樣，他還嗷嗷灌水，瘋狂騙錢呢</text:span><text:span text:style-name="T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嘲諷打臉套路。憋屈至極。侍女故意放任敵人，形同謀殺。居然絲毫不作懲戒。我要拉黑此作者。嘲諷打臉套路滿足的是青少年讀者自卑又渴望被認可的心態。在這種套路裡，主角會被百般嘲諷，但不作反抗。等讀者的憋屈積蓄到頂峰，主角才展露實力，收穫他人驚歎認可。此時讀者也獲得情緒的釋放。青少年們自以此為牛逼，卻不曾想，被當面奚落侮辱，而不敢反抗，體現出他們內心的自卑與怯懦。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書都能吹成糧草，難道是我</text:span><text:span text:style-name="T16">get</text:span><text:span text:style-name="T17">不到龍空的點？白就不說了，主角一面說“我於女色不太熱衷”，一面在外出遇險時抱住只見過第一面的同門說“我想要你”，飛升時又要把小師妹做成人肉娃娃，連黑社會修真都算不上。主角還動不動就要回憶一段，以示自己前世多麼痛苦，一個人到陌生的城市喝茶都能痛苦，這情節有腦子？主角都不能算是自私自利，完全是自己神經病也要讓所有人都痛苦。這種書都能在龍空大行其道，真是可悲。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本書都能吹成糧草，難道是我</text:span><text:span text:style-name="T16">get</text:span><text:span text:style-name="T17">不到龍空的點？毒就不說了，主角一面說“我於女色不太熱衷”，一面在外出遇險時抱住只見過第一面的同門說“我想要你”，飛升時又要把小師妹做成人肉娃娃，連黑社會修真都算不上。主角還動不動就要回憶一段，以示自己前世多麼痛苦，一個人到陌生的城市喝茶都能痛苦，這情節有腦子？主角都不能算是自私自利，完全是自己神經病也要讓所有人都痛苦。這種書都能在龍空大行其道，真是可悲。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到殺了女穿越者李靜筠就棄了，作者是為了豬腳成長強行樹立一個大敵來營造緊迫感，強行殺伐果斷。人家女穿越者滿天下要找你是作伴的，你</text:span><text:span text:style-name="T16">tm</text:span><text:span text:style-name="T17">認為人家和你不共戴天，強行誤會不解釋然後殺掉，活該孤獨終老。另外豬腳是真正的吃人修煉，我前面竟然忍了下去，直到殺女才棄了，看來我還年輕。簡單講本文就是一個現代人如何變成一個妖魔鬼怪的，毫無仙氣。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周南的心裡厭煩之極，但是卻又不能置之不理。的確，他現在已經成為了華人的驕傲，但是他對任何華人都沒有責任或者是義務。”這是原文的主角的心理活動，但是主角表現出來不情願了嗎？你站在上帝視角，認為不管什麼事，主角都應該無條件服從是嗎？你今天睡下了，朋友喊你去幫忙，你就連一點抱怨也沒有，非要覺得很榮幸才叫對得起朋友是嗎？——作者對於質疑的的回復。</text:span><text:span text:style-name="T16">&lt;br&gt;</text:span><text:span text:style-name="T17">作者自攬髒水，咱就順手一星。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被作者自己出來洗地，洗成一生黑。當地華人同胞請你吃個中秋飯亮個相，“就覺得自己被道德綁架了，心裡厭煩的不得了。”</text:span><text:span text:style-name="T12">"</text:span><text:span text:style-name="T13">的確，他現在已經成為了華人的驕傲，但是他對任何華人都沒有責任或者是義務。“</text:span><text:span text:style-name="T12">&lt;br&gt;</text:span><text:span text:style-name="T13">當你的黃皮白心去吧。華人不需要你。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歐美有很多大師，玩科學的，玩發明的，玩音樂繪畫的，玩哲學的</text:span><text:span text:style-name="T12">...</text:span><text:span text:style-name="T13">等等，作者拿一個道門大師去比肩我怎麼感覺那麼毒呢，簡直</text:span><text:span text:style-name="T12">low</text:span><text:span text:style-name="T13">到沒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個作者我是服的，一句話說所有黑他書的都是撲街作者。。。就沖這句話我這個路人讀者送你個一星。怎麼最近這麼多人腦子都沒長好久來寫小說？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虛偽偽君子三觀不合。作者一直在用解釋來形容自己和德國的養父之間的感情多麼深，囉嗦累贅又沒有說服力。還不如用幾個情節來說明。而最難以置信的是，說了那麼多和養父感情深，暴露動機是自己沒經商天賦，有養父賺錢，自己舒舒服服做二代好。我是被這給毒到了。要麼就立一個黑暗主角，就是要利用養父給自己開道。你偏要強調自己偉光正，這虛偽的…一位作者的三觀很難掩藏，尤其是技術不那麼純熟的作者。看評論似乎後面還有其他虛偽情節，退散了退散了。對三觀毒抗最低。 </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44">&lt;a href="/n/scf5725226" target='_blank'&gt;@scf5725226 &lt;/a&gt;</text:span><text:span text:style-name="T9">越看智商越低，作者自己還老說邏輯嚴謹</text:span><text:span text:style-name="T45">··</text:span><text:span text:style-name="T10">一個世界性隱秘組織在策劃“大事件”，執行的是小貓兩三隻；沒有任何保護在外面商量被偷聽，就派一隻新手貓去解決；無權無勢無技能的三無廢物偷聽者威脅組織殺了他就宣揚出去，組織表示好好好別說出去都好辦；偷聽者拉著組織成員幹私活，一個成員想給自己弄點額外收入，被偷聽者宰了順便搶了，組織表示好好好你處理的不錯；偷聽者怕組織幹完“大事件”放棄他就把組織外聘關鍵技術人員宰了，組織表示好好好宰了就宰了我們培養你</text:span><text:span text:style-name="T8">···</text:span><text:span text:style-name="T10">這</text:span><text:span text:style-name="T8">tm</text:span><text:span text:style-name="T10">是抖</text:span><text:span text:style-name="T8">m</text:span><text:span text:style-name="T10">組織吧，臉都被打腫了！！！柯南裡的黑衣酒廠都比這強，好歹有個琴酒能辦事，這組織也別策劃什麼大事件了，趕緊補補腦子吧，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了目錄 第一章失明，我就知道，先抑後揚，主角真可憐，天煞孤星，主角死爹死媽克死全家或殘疾被各種看不起或被欺辱或被嘲諷，為後面死逼裝逼做好準備。果然，第二章叫 永不言棄 第十一章叫年終大比 我笑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主角曾經是一個妓女，原因是賺錢為男主角治病，當男主角痊癒之後女主角就從良了。老實說，我看不出這個設定對於整部書的立意或是情節發展而言有任何無可取代的特殊之處。女主角不從事性服務，做其它的工作不行嗎？只要作者這樣設定就好了，一樣可以自圓其說，不會影響到整部書的邏輯，也不會體現不出男女主角之間純潔深厚的愛情。像女主角是妓女這樣敏感的設定，如果不是對整部書有獨一無二的價值，只是作者硬要寫，那只能說是傻逼的文青病又犯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神</text:span><text:span text:style-name="T12">TM</text:span><text:span text:style-name="T13">中學四少毆打同學還開擂臺，神</text:span><text:span text:style-name="T12">TM</text:span><text:span text:style-name="T13">打死不管讓家裡擺平，我不是合理黨，但我的智商不能容忍這種傻逼劇情的出現……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剛看這本書，覺得只是一般，看到後來回到花果山，對抗天庭，才覺得這書有點意思，對這書很有好感。直到看到作者整天抱怨盜版，整天抱怨月票少，甚至說出，你不讓我好受，我也不讓你好受，然後就多出了點作者認為很悲情的劇情。我心想，臥槽，這作者咋這麼極品這麼玻璃心，盜版多了去了，又不是只有你自己被盜版，月票少，自己不努力，反而怪讀者。對這個作者的好感急速下滑，後面可能是因為西遊熱，這本書趁熱火了，作者的小尾巴也翹起來了，劇情越來越差，到了後面，直接就跟低俗煽情小白文一樣了，簡直就是煽情到噁心，真受不了這種人。本來想法很好，寫出一本不一樣的西遊記，但是作者並沒有相匹配的文筆，可惜了。書，糧草－，作者，斷腸草！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轉：作者真心毀童年，把孫大聖描寫成一個自私自利，中二病晚期患者。為了屁大點事糾結起來沒完，什麼人、妖、仙，不管有沒有錯，都</text:span><text:span text:style-name="T12">TM</text:span><text:span text:style-name="T13">的去死，在作者的心中什麼也沒他自己重要。滿篇的宣揚主角重承諾救雀兒，那他對妖族的承諾呢？原來作者的承諾也是有選擇性的執行。看到他為了過河，用各種酷刑折磨鼉潔時，真心看不下去了。你</text:span><text:span text:style-name="T12">MB</text:span><text:span text:style-name="T13">的，明知道他是為了救父親，用得著這麼殘忍嗎？你不神通廣大嗎，不會想其它辦法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到</text:span><text:span text:style-name="T16">70</text:span><text:span text:style-name="T17">多章節，有點無語，已經出現不下五幕無助的咆哮，撕心裂肺的咆哮，絕望的咆哮，煩不煩，師傅是你爹媽幾輩子之前欠你的啊，你是主角隔壁有龍傲天劇場啊，簡直玷污猴哥，一個堂堂正正的英雄，硬生生的演繹一個小肚雞腸，怨天怨地的小人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穿越者對菩提滿懷惡意，我真是鬧不明白了，看過西遊的都知道菩提沒有任何一點對不起孫悟空，那是你的授業恩師，教你什麼不教你什麼都是人家的自由，你什麼好處也沒給別人，我想問你憑什麼大逆不道？就只是所謂的腹誹之罪，作者三觀無恥之尤，平生僅見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玷污了猴哥的形象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如果作者性格和豬腳一樣是個傻逼一樣現實中早就被打死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不歧視你文青，不歧視你強行虐主，但是不能打著孫悟空的旗號來寫只普通猴子（某些方面還不如普通猴子），你看人家七龍珠雖然已經和女媧沒什麼關係了，當人家一點不普通，人家再魔改，好歹像個孫悟空，這個你要寫個普通猴子就算了，可是你管這叫孫悟空？要點臉，兒時的記憶不是這麼玷污的，人家孫悟空被無上力量打壓妥協（內心妥不妥協不知道），這個是被生活逼迫妥協，真想罵人啊，尤其還看不清現實，智商堪比大猩猩（也就是七歲小孩水準），我一直堅信作者的智商為</text:span><text:span text:style-name="T2">100</text:span><text:span text:style-name="T3">的話，角色智商低於不了</text:span><text:span text:style-name="T4">40</text:span><text:span text:style-name="T3">高於不了</text:span><text:span text:style-name="T4">138</text:span><text:span text:style-name="T3">，誒……有人喜歡我是一點都不懂，果然是和諧社會，物資比較富裕嗎？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女媧補天剩的石頭，吸日月精華，天地靈氣然後就生出來一隻普通的猴子？（媽的，人按照設定不過是女媧隨手捏的，甚至是甩的泥點子）真有意思，強行開虐，這已經文青到有病了，人家孫悟空是為了不死，這求道整得跟傻子似的，然後也強行拉低人類智商，一點準備都沒有就去求道，一個小木筏過海，你穿越前是小學生嗎？小學生都比這有想法，再者把滿天神佛當傻子啊？人家孫悟空一出生，天庭就有感應，再者西遊記本身就虛構的，你吐槽吳承恩，真有意思，本身兩星，但似乎有人喜歡這種強行虐主的一星不能再多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毀童年系列，孫悟空的傲氣沒了，猴子的靈性沒了，剩下的只是一些狗血的情懷罷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喜歡的大概永遠是那個戰天鬥地的齊天大聖。</text:span><text:span text:style-name="T12">&lt;br&gt;</text:span><text:span text:style-name="T13">所以對談戀愛、畏首畏尾，動不動為所謂的愛人要死要活的大潑猴沒興趣。</text:span><text:span text:style-name="T12">&lt;br&gt;</text:span><text:span text:style-name="T13">一星劇毒，這是最高評價。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讓你從頭到尾都拿著明白當糊塗的故事，讀者對劇情從頭到尾都懂，作者就是不讓猴子知道，已經劇透到了脫褲子，然後真的是彈小雞雞啊，一百遍啊一百遍，一部耍猴的書，完本扯淡。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者為了自己理想中的文青劇情一直讓主角處於一種知道未來發展但愣是不動腦子去思考一下，然後被劇情強姦的傻屌狀態。這絕逼是在侮辱現代人的智商！</text:span><text:span text:style-name="T12">&lt;br&gt;</text:span><text:span text:style-name="T13">我不信一個“關用戶端”穿越的人會沒腦子到為解決一頭金錢豹而木筏渡海，尤其這筏子還是野猴在一廢宅指令下造的。這就像愚公為出行方便帶子孫移山，屬於文人的浪漫。但一考慮性價比與人性，社會等很不現實，倒是移山便行後等你的是衙門的稅吏勞役更有可能。何況那些猴子等你回來早滅了，你想（享）著他們的好卻為己利不管他們的死直接出海，僅人性上就不是個好東西。</text:span><text:span text:style-name="T12">&lt;br&gt;</text:span><text:span text:style-name="T13">所以諸如此類，一本幼兒向的中二童話，鑒於部分內容過於陰暗自私，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猴哥可能是殺了作者全家，如來一出場真的是感覺被喂了一口回味無窮的屎，氣的睡不著，現在最大的願望是順著網線給這作者來一刀。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人工智慧會魯莽，人工智慧會自大，人工智慧還會腦殘。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文字累贅。</text:span><text:span text:style-name="T16">//</text:span><text:span text:style-name="T17">傻逼吧。主角一個人工智慧，居然會因為忘記聽完騎士說話就亂試呼吸法，導致差點死掉。這怕不是人工智障。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79">&lt;a href="/n/</text:span><text:span text:style-name="T80">糧草磨坊Ⅲ</text:span><text:span text:style-name="T81">" target='_blank'&gt;@</text:span><text:span text:style-name="T82">糧草磨坊Ⅲ </text:span><text:span text:style-name="T83">&lt;/a&gt; </text:span><text:span text:style-name="T82">人工智慧毀滅地球，然後帶著地球上</text:span><text:span text:style-name="T81">100</text:span><text:span text:style-name="T82">億靈魂穿越異界。這個人工智慧真的很智慧，在黑洞中都可以主動選擇人類靈魂，不要動物靈魂。</text:span><text:span text:style-name="T83">&lt;br&gt;</text:span><text:span text:style-name="T80">然後呢人工智慧穿越到一個人類身體上。既然這個身體是人類的，肯定要符合人體規律咯。但實際上主角立馬變身得和機器人差不多，可以非人類的反關節進行運動。這是在逗我？</text:span><text:span text:style-name="T83">&lt;br&gt;</text:span><text:span text:style-name="T82">最大</text:span><text:span text:style-name="T81">BUG</text:span><text:span text:style-name="T80">是靈魂穿越又不是大腦穿越，憑什麼穿越後的人類大腦就能運算得像超級電腦一樣？再退一步說，就算大腦能這樣運算，知不知道需要消耗多少能量，我國天河</text:span><text:span text:style-name="T81">2</text:span><text:span text:style-name="T80">號功耗</text:span><text:span text:style-name="T81">1</text:span><text:span text:style-name="T80">萬多千瓦，作者沒有設定能量來源，靠人類體內的能量像這麼運算只會被瞬間抽成人幹。</text:span><text:span text:style-name="T81">&lt;br&gt;</text:span><text:span text:style-name="T80">不知道這作者的邏輯思維出了什麼問題。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三十二公公人品真是極好的，小號書客開書，一看月入</text:span><text:span text:style-name="T16">3</text:span><text:span text:style-name="T17">萬立馬太監了起點的書，還假惺惺說稿費太低生活所迫要出去找工作養家糊口，找工作找到書客美滋滋開新書，還給個虛假承諾讓起點的老讀者等著，這真是吃著鍋裡的，還惦記著碗裡的啊。起點老讀者就這樣成了三十二公公的備胎，簡直美滋滋。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起點歷史類小說榜單上的書，成績越好，毒性越強，各個榜單前</text:span><text:span text:style-name="T16">10</text:span><text:span text:style-name="T17">的作品全是毒草（新書除外）。不知道別的榜單是否也是如此？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是寫明朝的書？看人物對話你換個衣服腦袋留根辮子就特麼是清朝書！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個作者也就這點智商了。我只是覺得起點那些看他小說的讀者，都是智障中學集體閱讀麼，不然為什麼那麼多人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兩章敗退！因為某地方誌記載半個月後會沉船，烏木價格翻倍於是賣田賣家產準備屯烏木等漲價。先不討論烏木這玩意又不是生活必需品，炒作起來真的能獲利多少。本身沉船這事就充滿了偶然性，一陣風一道洋流甚至出發時間晚個把時辰，操帆的水手用的力氣稍微大一點點，都會導致航線發生變化，哪怕偏個十米八米，這船就極有可能不沉了，主角投入這麼大就為了賭這一點點可能性真的大丈夫？沒作者欽定</text:span><text:span text:style-name="T12">+</text:span><text:span text:style-name="T13">主角光環恐怕就成了真</text:span><text:span text:style-name="T12">*</text:span><text:span text:style-name="T13">敗家子了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開始，作者說主角是研究明朝的專家，本來還好，結果說主角有多專業呢？哪個縣死了幾個人都知道？光這邊我都可以斷定作者是個腦殘。但我覺得不能這麼武斷，於是又往下看了點。</text:span><text:span text:style-name="T2">&lt;br&gt;</text:span><text:span text:style-name="T3">然後就看到了我以為是扮豬吃虎的劇情，沒想到主角真的是個豬。跟一個太監裝</text:span><text:span text:style-name="T4">B</text:span><text:span text:style-name="T3">：我就不信你敢抓我。然後就被抓了。哦，還有說閱兵去，主角開心的不行，覺得能顯示他的實力了。結果被抓去了之後，我是誰我在哪為啥打我。你把這主角換成個豬一點違和感都沒有。還神</text:span><text:span text:style-name="T4">TM</text:span><text:span text:style-name="T3">專家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看了評論去看的，結果。。。點了一頓千元餐服務員就想釣凱子，</text:span><text:span text:style-name="T12">2</text:span><text:span text:style-name="T13">條愛馬仕的絲巾五星級酒店的服務員就能雙飛？您做什麼春秋大夢呢？以為是雞窩？</text:span><text:span text:style-name="T12">xswl</text:span><text:span text:style-name="T13">，舔的人還不少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這種書特容易出戲，某些孩子真以為這麼一筆又一筆來歷不明的錢，花了能啥事沒有？而且某些情節真的不是坑人的黑點軟廣嗎？沒感覺到什麼行雲流水，就一腦殘意淫文，文筆稀爛劇情稀爛，作者假裝土豪博關注罷了，一星毒草（現實裡誰也沒金剛腎合金肝，真有錢的天天扯這些？也就窮人意淫一夜幾次拿酒漱口）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作者對</text:span><text:span text:style-name="T16">B</text:span><text:span text:style-name="T17">價完全不瞭解。。建議多去澳門香港逛逛！！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看十九章，可確定主角腦子有病</text:span><text:span text:style-name="T8">&lt;br&gt;</text:span><text:span text:style-name="T9">而作者是個爛人</text:span><text:span text:style-name="T8">&lt;br&gt;––––––&lt;br&gt;</text:span><text:span text:style-name="T10">四個秀才，一個得了病，另外三個湊錢給他治病仍舊不夠</text:span><text:span text:style-name="T8">&lt;br&gt;</text:span><text:span text:style-name="T10">主角想做好事，又想保持自己的紈絝身份</text:span><text:span text:style-name="T8">&lt;br&gt;</text:span><text:span text:style-name="T10">就讓他們下跪並喊自己恩師就給他們錢</text:span><text:span text:style-name="T8">&lt;br&gt;–––––––&lt;br&gt;</text:span><text:span text:style-name="T10">當然，最不可思議的還是現在的讀者，就這種書居然也能進歷史點擊月榜第一，這是道德的淪喪還是人性的扭曲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開頭三章毒死</text:span><text:span text:style-name="T2">----</text:span><text:span text:style-name="T3">明史研究專家穿越，記得前世背過地方縣誌（縣誌能當真？都給你精確到天了？）上說幾天後幾十艘裝烏木的穿在運河上要沉，烏木要漲價，一拍腦袋，賣地！！皇上賞的地都賣了買烏木！</text:span><text:span text:style-name="T4">-----</text:span><text:span text:style-name="T3">姑且縣誌記載給你準確到天了，那請問你就不先調查下身處的年代和情況嗎？坐家裡一拍腦袋就賣地買烏木，你告訴我一條運河上面幾十艘船是怎麼一起沉的？被導彈一起轟炸了嗎？就算船沉了，不能挖嗎？木頭都沒了？？皇帝送的地能賣嗎？在明朝沒地意味著什麼？變成下等賤民知道嗎？地沒了翻身都難，地位地位是什麼意思？還有，百姓是等著烏木下鍋救命？烏木漲價厲害你確定賣的出去？滯銷了你去跳樓嗎？</text:span><text:span text:style-name="T4">----</text:span><text:span text:style-name="T3">三章看出作者智商！！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加入一份</text:span><text:span text:style-name="T63">&lt;a href="/name/</text:span><text:span text:style-name="T64">詭秘之主</text:span><text:span text:style-name="T65">" target='_blank'&gt;</text:span><text:span text:style-name="T66">《詭秘之主》</text:span><text:span text:style-name="T65">&lt;/a&gt;</text:span><text:span text:style-name="T64">，再加入一份</text:span><text:span text:style-name="T65">&lt;a href="/name/</text:span><text:span text:style-name="T66">放開那個女巫</text:span><text:span text:style-name="T63">" target='_blank'&gt;</text:span><text:span text:style-name="T66">《放開那個女巫》</text:span><text:span text:style-name="T65">&lt;/a&gt;</text:span><text:span text:style-name="T64">，然後加入大量劣質催化劑，放在火上烘烤，去其精華，叮咚，你的新產品</text:span><text:span text:style-name="T63">&lt;a href="/name/</text:span><text:span text:style-name="T64">晚鐘教會</text:span><text:span text:style-name="T63">" target='_blank'&gt;</text:span><text:span text:style-name="T64">《晚鐘教會》</text:span><text:span text:style-name="T63">&lt;/a&gt;</text:span><text:span text:style-name="T64">出來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笑死我了，兩個魔女病急亂投胎，各種亂召喚，向主角祈禱，撞運氣把他召喚了出來，求他救自己，然後主角說“我感受到了你們的虔誠。”我也很虔誠啊，每次考試之前，我都會臨時抱佛腳，向佛祖，三清，上帝，安拉祈禱，只要我能過，一定給你們供個大豬頭。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跟風吃屎都趕不上熱乎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有閱讀積累，小學生也敢學人家寫工業革命時代？主角父母都是樸實農民，進城打工，政策改革，攢錢購買公房，父母因公死亡獲得一大筆撫恤，作者是拿自己的生活經歷來套兩百年前吧。和這種中式現代社會制度的西式奇幻相比，聖母跪女啥的也算個事？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緊接著，男主抽了投擲精通，說我家欠了錢，我不想上班了。可是公司要成立線上銷售部，我工資從四千漲到五千，好吧，為了多出來的一千，我陸續上班吧。。這是有系統的牛筆男人，服了。再利用投擲，彈力球突然給另一個顏值比女主低一點的女同事發現，哇牛皮，直播吧，飛鏢，套路禮物，六百到手，一人三百。籃球賽一鳴驚人，十多個三分對面跪了，還中場線投。。哇！女同事發春想被艸，男主不解風情（欲擒故縱？），給女主秘書發現。告訴女主。玩遊戲，真心話，你是不是跟她談戀愛。。。。。男主心想咿，你是誰，管的老子，副本裡面又不是真的你。。。我艸了，這套路，十幾年前的什麼狗屁失憶，一樣狗血。還有，這是言情小說是吧，我艸了個</text:span><text:span text:style-name="T24">DJ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改為一星毒草！！是，你在男頻裡寫女人不錯，以前的書女人也有亮點，但這本書呢？除了女人還有什麼嗎？！這根本就是一本言情小說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思想習慣了當奴才的人，做夢都站不起來。很不討喜的主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這本書就是個標題黨啊！</text:span><text:span text:style-name="T12">&lt;br&gt;</text:span><text:span text:style-name="T13">夢境、遊戲，這兩個關鍵字除了夢境能搭上點關係，完全就是本都市情感小說。</text:span><text:span text:style-name="T12">&lt;br&gt;</text:span><text:span text:style-name="T13">還是那種八點檔的狗血都市劇類型，主角這舔狗當的也真是難為他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作者說主角不是舔狗，我只能說作者自己都是所以不覺得</text:span><text:span text:style-name="T24">233333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到第</text:span><text:span text:style-name="T16">4</text:span><text:span text:style-name="T17">章，我以為找到一本好書，一下子跳出一個系統，發佈任務，我艸原來是一本網游小說，作者是沖著改編遊戲去的，不看網遊，棄書。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84">一星劇毒。評論都說第一個副本能看，第二個劇毒，但第一個副本就把我毒倒了。夢境裡的末日，只有主角和女</text:span><text:span text:style-name="T85">A</text:span><text:span text:style-name="T86">兩人，主角救了女</text:span><text:span text:style-name="T87">A</text:span><text:span text:style-name="T88">，女</text:span><text:span text:style-name="T87">A</text:span><text:span text:style-name="T88">吃主角的住主角的，然後跟主角說我看不上你，你離我遠點……作者很詳細地寫了主角的難堪，和主角在言語上的反擊，刻意製造了“主角不是舔狗”的假像</text:span><text:span text:style-name="T85">(</text:span><text:span text:style-name="T86">就為了後面用強烈的反差給讀者致命一擊，像不像某些綠文作者的慣用伎倆？</text:span><text:span text:style-name="T87">)</text:span><text:span text:style-name="T86">。後來某天刮颱風，主角開始情緒失控，擔心女</text:span><text:span text:style-name="T85">A</text:span><text:span text:style-name="T88">在外面受到傷害，滿世界找她，找回來後非要給人家做飯吃</text:span><text:span text:style-name="T87">(</text:span><text:span text:style-name="T88">人家不讓他做</text:span><text:span text:style-name="T85">)</text:span><text:span text:style-name="T88">，非要給人家處理傷口</text:span><text:span text:style-name="T87">(</text:span><text:span text:style-name="T86">人家明確說了不讓他管不讓他碰</text:span><text:span text:style-name="T87">)</text:span><text:span text:style-name="T88">，然後還內心竊喜，各種花式跪舔花式發春……這麼賤這麼噁心這麼抖</text:span><text:span text:style-name="T85">M</text:span><text:span text:style-name="T88">的主</text:span><text:span text:style-name="T85">(</text:span><text:span text:style-name="T86">作</text:span><text:span text:style-name="T85">)</text:span><text:span text:style-name="T86">角</text:span><text:span text:style-name="T87">(</text:span><text:span text:style-name="T86">者</text:span><text:span text:style-name="T85">)</text:span><text:span text:style-name="T86">，真是去</text:span><text:span text:style-name="T85">nmd</text:span><text:span text:style-name="T86">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人物寫的是真無語。</text:span><text:span text:style-name="T12">&lt;br&gt;</text:span><text:span text:style-name="T13">主角挑來挑去複製個美女，進去想幹啥心裡也是有</text:span><text:span text:style-name="T12">b</text:span><text:span text:style-name="T13">數的，結果人家沒等你提出交配請求就提前說不談感情，主角就覺得難堪了。合作之前先小人後君子這不是合理操作嗎，提前說下自己的底線、條件，話也不是什麼冷嘲熱諷俯視鄙視之類帶情緒說的，類似的場景主角管別人借錢時讓主角寫個條是不是也是看不起主角了，有點自卑傾向。然後主角難受半天，第二天因為不爽，就跟女的說以後分開吃飯，還說你不用勉強自己看我，你不顧及我的自尊我憑啥跟你客氣，難道就因為你有錢漂亮嗎之類的。唉，不談感情就不談，你能不能大氣點，要麼專心合作體驗遊戲，要麼大路朝天各走一邊，結果畫個三八線還只畫一半，“吃飯分開吃”，這打的什麼操作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應該放女頻，以為掛了個夢境遊戲的皮，我們讀者就看不出來這其實是都市狗血言情小說？</text:span><text:span text:style-name="T2">&lt;br&gt;</text:span><text:span text:style-name="T14">夢兩次，泡兩次妞，出來系統休息半年，充分給足主角泡妞時間，真是任性的金手指。</text:span><text:span text:style-name="T4">&lt;br&gt;</text:span><text:span text:style-name="T3">關鍵是兩次夢境都是世界末日，全世界都只剩男主和妹子兩個人，在這種毫無選擇的情況下，主角都費了牛大的勁才能泡到手，這就是“全世界就剩你一個男人我也不選你”的完美闡釋啊！</text:span><text:span text:style-name="T4">&lt;br&gt;</text:span><text:span text:style-name="T3">要說女主喜歡男主，不見得。在末日環境下，雕飾男主利用孤獨的環境，生活的壓力，以及恐怖的心理狀態壓跨了女主的心防而已，這只是“斯德哥爾摩綜合症”的弟弟“末日綜合者”而已。</text:span><text:span text:style-name="T4">&lt;br&gt;</text:span><text:span text:style-name="T3">這種泡妞手段，簡直堪稱無恥至極。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意淫氣息特別濃，更想看樸實無華的競技小說，作者的籃球知識儲備也是有待商榷，竟然連得分上雙和兩雙都沒有區分來，對其他球星沒有給與公正的評價，給主角的金手指總是可以不可理的投籃技能，這樣就能避免其他知識量相對豐富的籃球技能描寫，比賽場面寫的也是支離破碎。場外觀眾的描寫也總是那麼三板斧，主角輕而易舉就可以和隊友等打成一片，借此黑一下其他中國球員到</text:span><text:span text:style-name="T16">NBA</text:span><text:span text:style-name="T17">過於羞澀，然後總是自言自語的寫中國球迷一定會分化成兩部分，一部分對他無腦黑，不知道作者為什麼會有這麼嚴重的迫害妄想症。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書相對作者其他的書，差距太大了。一個玩世不恭而且有潔癖的人穿越，先搞衛生，作詩，造酒，造炸藥，搞印刷，獻計獻策。和公主搞曖昧，結果娶了一個不相干的女人。然後開始挖坑，給這個女人經商大牛的光環。居然還有蕭牆的故事。再牛，皇位爭奪人也看不上你。沒權利沒勢力。也就炸藥是自己發明的。還有老程，寫的真是一部唐朝小白文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毒抗高就是任性，但可惜沒有最毒只有更毒。</text:span><text:span text:style-name="T26">&lt;br&gt;</text:span><text:span text:style-name="T27">主角得罪皇帝，被派到西域去當官。先是兄弟在後面偷偷跟著主角上路，想當兵立功。</text:span><text:span text:style-name="T28">&lt;br&gt;</text:span><text:span text:style-name="T29">然後主角老婆一個人也在後面偷偷跟著主角兄弟，想去找主角。</text:span><text:span text:style-name="T26">&lt;br&gt;</text:span><text:span text:style-name="T27">一個商人之女，手無縛雞之力，孤身上路。</text:span><text:span text:style-name="T28">&lt;br&gt;</text:span><text:span text:style-name="T29">最後跟丟了，就女扮男裝花錢跟著一支出塞的胡人商隊。</text:span><text:span text:style-name="T26">&lt;br&gt;</text:span><text:span text:style-name="T29">胡人也全部是大大的良民，不敢欺負唐人，就算是在荒無人煙的塞外，就算物件只是一個手無縛雞之力的女人，所以主角老婆安全找到主角。</text:span><text:span text:style-name="T26">&lt;br&gt;</text:span><text:span text:style-name="T27">為什麼不和主角兄弟一起去找主角呢？因為和一個男人一起上路有損名節。</text:span><text:span text:style-name="T26">&lt;br&gt;</text:span><text:span text:style-name="T27">所有就花錢找一群不認識的胡人上路，這就不損名節了。</text:span><text:span text:style-name="T26">&lt;br&gt;mdzz</text:span><text:span text:style-name="T27">，千里送逼。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總有那麼一群人把</text:span><text:span text:style-name="T34">"</text:span><text:span text:style-name="T35">這書不帶腦子看的話很不錯”這話掛在嘴上</text:span><text:span text:style-name="T36">.</text:span><text:span text:style-name="T37">那麼問題來了</text:span><text:span text:style-name="T36">.</text:span><text:span text:style-name="T37">我沒有精神病所以我不瞭解神經病的想法</text:span><text:span text:style-name="T36">.</text:span><text:span text:style-name="T37">我不是殺人狂所以我也體會不到從頭殺到尾的快感</text:span><text:span text:style-name="T34">.</text:span><text:span text:style-name="T37">同樣的</text:span><text:span text:style-name="T36">.</text:span><text:span text:style-name="T35">我邏輯思維智商情商都正常的一個人</text:span><text:span text:style-name="T36">.</text:span><text:span text:style-name="T35">我就奇怪怎樣才能不帶腦子辦事</text:span><text:span text:style-name="T34">..</text:span><text:span text:style-name="T35">要是只為了一個爽不帶腦子還算了（雖然這樣我也不能理解）</text:span><text:span text:style-name="T34">.</text:span><text:span text:style-name="T35">我想問的是那些推薦這書的大神們</text:span><text:span text:style-name="T34">.</text:span><text:span text:style-name="T35">誰能告訴我不帶腦子還找虐找憋屈是為了什麼？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是受不住了。主角簡直就一弱智。。。</text:span><text:span text:style-name="T2">&lt;br&gt;</text:span><text:span text:style-name="T14">前面不是鋪墊說主角過目不忘嗎？真蠢得離譜</text:span><text:span text:style-name="T4">&lt;br&gt;</text:span><text:span text:style-name="T3">，什麼都需要</text:span><text:span text:style-name="T4">NPC</text:span><text:span text:style-name="T3">提醒，主角更是一跪女專家。</text:span><text:span text:style-name="T4">&lt;br&gt;</text:span><text:span text:style-name="T3">越回想小說主角的行為越是噁心。毒草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基本上，同人無限流的作者第一二本都是很不錯的，比如學霸，李家成功等等。</text:span><text:span text:style-name="T2">&lt;br&gt;</text:span><text:span text:style-name="T3">但是只要書中出現自嗨現象，書的內容直接能下降三個檔次。</text:span><text:span text:style-name="T4">&lt;br&gt;</text:span><text:span text:style-name="T3">毒的不能看，我確實不太明白，難道現在喜歡自嗨宅臭無病呻吟類的讀者就這麼多？？？每個作者都越來越智障，無限流是拿來生存超脫的又不是拿來搞笑犯傻的，真是無語</text:span><text:span text:style-name="T4">&lt;br&gt;</text:span><text:span text:style-name="T3">通篇的邏輯問題，還搞得主角好像厲害一樣，鑽主神的漏洞？？？？？？這不是把讀者當傻逼就是作者是傻逼，我個人傾向後者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者的進步之路大概是這樣的：傻逼→大傻逼 </text:span><text:span text:style-name="T12">&lt;br&gt;</text:span><text:span text:style-name="T13">比起上一本書，作者似乎是發現了怎麼來比較‘爽’，意淫成分加重</text:span><text:span text:style-name="T12">&lt;br&gt;</text:span><text:span text:style-name="T13">有些時候看見這種東西真的會暗自慶倖這世界上沒什麼奇遇給這種玩意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高高在上俯視所有配角，實際上剝掉作者賜予的毫無邏輯想多強就有多強的親兒子祝福後，是一個比配角們更</text:span><text:span text:style-name="T2">low</text:span><text:span text:style-name="T3">的角色。結局我希望是主角也被另一個高高在上自稱反套路的角色給消滅了</text:span><text:span text:style-name="T4">(</text:span><text:span text:style-name="T89">ಡ</text:span><text:span text:style-name="T4">ω</text:span><text:span text:style-name="T89">ಡ</text:span><text:span text:style-name="T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性格轉變太突兀了，完全是一卷一個性格。在誅仙卷裡是大道聖人模樣，管天下不平事，為百姓立公道，懲惡揚善，人物偉光正。但是到了下一卷仙劍三時明知徐長卿跟紫萱是三世不得善果的戀人，還裝作中了火毒出現在他們面前，逼得紫萱捨身救他（用處子之身救他），救過來後又當著徐長卿面說寫（你老婆真棒的話），簡直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流水帳，見女就推，文筆中下，世界觀奇葩。是大眾要求不高，還是我太過獨特，欣賞不來這樣的</text:span><text:span text:style-name="T4">"</text:span><text:span text:style-name="T3">優質</text:span><text:span text:style-name="T4">"</text:span><text:span text:style-name="T3">小說</text:span><text:span text:style-name="T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對歷史細節的瞭解是無法掩蓋作者歷史和政治上的極度幼稚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美分是立場問題 ，果粉是智商問題。主角是蔣校長麾下愛將與校長情同父子，把党國上下一個個洗的如同白蓮花一樣，最後共黨占了大陸，主角占了南洋，蔣介石退守澳大利亞。至於為什麼党國上下這麼善良正直努力還是不敵共黨，當然是共黨都被洗腦了拋棄了人的感情就跟邪教一樣煽動泥腿子造反，我黨國愛民如子不忍對百姓下手只能退守。這作者還真是看了本蔣公日誌就敢來寫書啊 ，每次跟人反駁都拿蔣公日誌出來。難道不看別的史書了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本腦殘果粉寫出來的書，書名叫鐵骨，實際上應該叫媚骨，主角對他的蔣乾爹是罵不還口，打不離手，他蔣爹爹做什麼都是對的，一句話讓他乖乖交出發展了幾十年的地盤，自己圓潤的跑到東南亞重新白手起家也屁都不敢放一個，作者直接開了金大腿讓主角用了五年時間就把那鬼地方建設成現代化城市，充分暴露了作者在常識方面的幼稚，作似乎還很愛玩血統論，主角的子女個個是天才，運氣超好，在紐約逛個街都能遇到特斯拉然後拐回來，書裡主角無條件敵視</text:span><text:span text:style-name="T2">TG</text:span><text:span text:style-name="T3">，視</text:span><text:span text:style-name="T4">KMT</text:span><text:span text:style-name="T3">是大救星，但後面又寫</text:span><text:span text:style-name="T4">KMT</text:span><text:span text:style-name="T3">消極抗戰，只能說作者精神分裂。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德甲賽季</text:span><text:span text:style-name="T2">80</text:span><text:span text:style-name="T3">多球的球員只值</text:span><text:span text:style-name="T4">2000</text:span><text:span text:style-name="T3">萬，梅西都要哭了。。。。最近轉會國家隊各方面真是毒點滿滿。。。國家隊跑去打土倫杯不打亞洲杯，從德甲轉英超</text:span><text:span text:style-name="T4">2000</text:span><text:span text:style-name="T3">多萬跑去沒歐冠的紐卡，說是為了錢。。。不明白這種球員豪門都那麼窮麼？？豪門出不起？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各種瞧不起龍傲天，但是主角其實和龍傲天沒什麼區別啊，唯我獨尊，有了外掛就有了世界的真理，瞧不起這個，看不上那個，沒有郭靖的道德水準就別佔據道德高地，像九陰九陽的中武世界，以武功打平江湖，卻一門的要科學。像清穿女世界，主角的所作所為也就是個打著道德的幌子的強姦犯而已。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偽君子系男主，坑蒙拐騙偷樣樣在行。</text:span><text:span text:style-name="T19">&lt;br&gt;</text:span><text:span text:style-name="T20">自帶弱智光環，穿越一個世界，無論反派</text:span><text:span text:style-name="T21">BOSS</text:span><text:span text:style-name="T20">、主角還是</text:span><text:span text:style-name="T19">NPC……</text:span><text:span text:style-name="T20">統統變逗比角色，智商減半。</text:span><text:span text:style-name="T21">&lt;br&gt;</text:span><text:span text:style-name="T22">三觀比不上大部分龍傲天，把路人女開車撞殘，因為主角覺得辣眼睛。</text:span><text:span text:style-name="T19">&lt;br&gt;</text:span><text:span text:style-name="T20">把沒什麼衝突的路人龍抽皮扒筋煉魂，活該人家一身是寶。。。</text:span><text:span text:style-name="T19">&lt;br&gt;</text:span><text:span text:style-name="T20">就這樣，還對人鄙視得不得了，自我感覺超級良好，屬於一百步笑五十步那種。</text:span><text:span text:style-name="T19">&lt;br&gt;</text:span><text:span text:style-name="T20">也就腦洞值得一看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你都吊打五絕了還</text:span><text:span text:style-name="T2">TM</text:span><text:span text:style-name="T3">殺個普通江湖路人甲比丙丁畏首畏尾，人家都</text:span><text:span text:style-name="T4">TM</text:span><text:span text:style-name="T3">打到你家門口了 ，還</text:span><text:span text:style-name="T4">TM</text:span><text:span text:style-name="T3">笑呵呵的說不生氣 ，還告訴身邊的美女花瓶也別生氣 ，你不生氣 你爹都要被氣死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再強調男主角相貌平凡 相貌普通 有意思？麻痹的 我那麼帥 你讓我怎麼帶入一個相貌平凡的主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呵呵，開頭</text:span><text:span text:style-name="T2">36</text:span><text:span text:style-name="T3">個嬰兒病危，主角來了隨便一看就知道病因，大發神威隨便針灸下就治好了，這</text:span><text:span text:style-name="T4">TM</text:span><text:span text:style-name="T3">是哪個位面的中醫啊。這種小說最大的壞處是讓有些輕信的讀者以為中醫無所不能，結果得了病不好好吃西藥，小病拖大病。好了，大發神威，院長看到了，然後就要嫁孫女，這</text:span><text:span text:style-name="T4">TM</text:span><text:span text:style-name="T3">還是現代人麼？有些事兒，你放古代背景還行，放現代背景就讓人無語。中醫裡面可能有些有用的東西，不過大部分都是糟粕，舉例來說，蝙蝠糞能明目？青蒿素的成功也是採用了現代的方法，跟傳統中醫的方法沒有一毛錢的聯繫。這種叫囂中醫完勝現代醫學的，不是蠢就是壞。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為白皮藍血控以及西方貴族就是好陣營，這個寫手的爛香蕉程度在起點諸多美分裡也算是獨樹一幟的牛，也就是</text:span><text:span text:style-name="T12">404</text:span><text:span text:style-name="T13">大法作用之下讓這位元的黑歷史全部消失了，否則以他的前科，這本書不強行喂翔才叫 不科學，狂想</text:span><text:span text:style-name="T12">+</text:span><text:span text:style-name="T13">妄想，充斥著嚮往吃喝嫖賭的墮落生活的野心，怎麼說呢，反正我是不會去看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就因為抄襲俄羅斯方塊只後不好命名，就把專利權和著作權讓給個蘇聯人。我實在想不明白作者這腦子怎麼長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看了第二章就敗退了，神</text:span><text:span text:style-name="T2">TM</text:span><text:span text:style-name="T3">跨時代遊戲製作人還去參加校招，你以為遊戲製作人是什麼？這種級別的製作人一大堆人拿著錢求他花好嗎？作者絕對不可能是遊戲行業內的人，大概率是一個覺得自己懂得很多遊戲方面的知識然後就去應聘策劃，結果卻慘遭淘汰的人，然後自己感覺很不服氣來寫了這一本</text:span><text:span text:style-name="T4">YY</text:span><text:span text:style-name="T3">小說。</text:span><text:span text:style-name="T4">0</text:span><text:span text:style-name="T3">分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自我感覺良好的一本書，完全不知道寫的是什麼。淩亂的劇情，極差的文筆。一章看下區的欲望都沒有的書，也是醉了。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是什麼鬼，誰給推薦的，大中午的我覺得自己宛如智障居然打開這本書，不該看見主神流就點開的，對女讀者太不友好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這種套路都能</text:span><text:span text:style-name="T12">5</text:span><text:span text:style-name="T13">星？？</text:span><text:span text:style-name="T12">&lt;br&gt;</text:span><text:span text:style-name="T13">這不就和特種兵王回都市一個套路？給美女打工，沒見過女人一樣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智障，章節末尾各種說明安撫讀者，說是後期有伏筆。此種書，半路太監居多，因為智障就是智障，智障無後期，即使有後期，凡是信了的多半要吃屎。設定也是常見的必毒設定，每次輪回隨機成為輪回世界的人物，這種設定，作者想寫什麼，懂得都懂，基本都是無限流必須要規避的毒點，不用多說吧。</text:span><text:span text:style-name="T16">17.04.08</text:span><text:span text:style-name="T17">評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驢吊想操老鼠</text:span><text:span text:style-name="T2">b,</text:span><text:span text:style-name="T3">自稱大公司遊戲人</text:span><text:span text:style-name="T4">,</text:span><text:span text:style-name="T3">自己不會拉人開工作室</text:span><text:span text:style-name="T4">,</text:span><text:span text:style-name="T3">還他媽去小公司應聘還被拒絕？怕不是你這個遊戲人玩的是彈彈珠哦</text:span><text:span text:style-name="T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不是做遊戲的，不懂這一行！但就我知道，一個普通的技術人員，只要工作過</text:span><text:span text:style-name="T16">3</text:span><text:span text:style-name="T17">年，刷一下簡歷，就會有很多獵頭打電話！像這樣的有很有名的成果出來，別人都盯著呢，平時沒心思跳都會有獵頭拉著談心！離職了別人還不知道的，那就是瞎扯！所以說邏輯基本沒有，完全是為了劇情原因！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腦殘的二逼主角，落後于時代的人物設定，感覺在看</text:span><text:span text:style-name="T12">5</text:span><text:span text:style-name="T13">年前的網文。</text:span><text:span text:style-name="T12">&lt;br&gt;</text:span><text:span text:style-name="T13">主神，看的是什麼，難道是不帶腦子的主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外行寫內行，甚至讓人感覺外行到了你是不是不玩遊戲的感覺。</text:span><text:span text:style-name="T8">&lt;br&gt;</text:span><text:span text:style-name="T9">真感覺有些人無腦硬吹了。</text:span><text:span text:style-name="T8">&lt;br&gt;</text:span><text:span text:style-name="T10">你能想像小島秀夫、宮崎英高、冰蛙這種級別的遊戲製作人離職之後去參加校招嗎？</text:span><text:span text:style-name="T8">&lt;br&gt;</text:span><text:span text:style-name="T10">這種弱智劇情都能</text:span><text:span text:style-name="T8">6.1</text:span><text:span text:style-name="T10">分？</text:span><text:span text:style-name="T8">&lt;br&gt;</text:span><text:span text:style-name="T10">劇毒不謝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前兩章敗退。作為開發一個大牛級的遊戲人，去校招，去小公司面試，還被</text:span><text:span text:style-name="T16">2</text:span><text:span text:style-name="T17">家公司趕出來了，到女主貌似？這是第三家，太搞笑了，你重生人士做了一次爆款遊戲，自己離職想做遊戲還怕找不到人？就不給別人工資，用點工作室股份都可以在原來遊戲團隊拉幾個出來，現實中夢幻西游的老徐初中畢業都能自己出來建立工作室混的好，你這重生的已經是業內有名的大牛，還去校招，還去被人趕出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就說那個林欣然，人設是</text:span><text:span text:style-name="T8">14</text:span><text:span text:style-name="T9">歲逃婚的養女，然後有遊戲天賦，</text:span><text:span text:style-name="T8">16</text:span><text:span text:style-name="T10">歲拿了</text:span><text:span text:style-name="T8">WAR3</text:span><text:span text:style-name="T10">中國區亞軍。後面寫代言</text:span><text:span text:style-name="T8">lol</text:span><text:span text:style-name="T10">的時候，又變成她前面玩永恆，還做過第一公會會長。你寫人設自己不看的麼？張口就來啊。這本書</text:span><text:span text:style-name="T8">6.4</text:span><text:span text:style-name="T10">分，就是龍空某些團體不要碧蓮的硬推結果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他們說</text:span><text:span text:style-name="T8">300</text:span><text:span text:style-name="T9">章之後很燃，我已經毒死在第一章了……不用救我，讓我靜靜……好心塞，心好累……</text:span><text:span text:style-name="T8">&lt;br&gt;</text:span><text:span text:style-name="T10">有種吃了餿了的隔夜飯又噁心又想吐的感覺……</text:span><text:span text:style-name="T8">&lt;br&gt;</text:span><text:span text:style-name="T10">如果有小夥伴第一章能看下去，不覺得難受噁心，那麼本書適合你，大膽的看吧……</text:span><text:span text:style-name="T8">&lt;br&gt;</text:span><text:span text:style-name="T10">本文是怎麼混到某點暢銷榜上的？現在喜歡跪在現實的小夥伴這麼多？</text:span><text:span text:style-name="T8">&lt;br&gt;</text:span><text:span text:style-name="T10">給作者跪了，猝不及防開篇被灌一口鶴頂紅，大俠饒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90">擦擦擦！！！看過敗類和飛天</text:span><text:span text:style-name="T91">..&lt;br&gt;</text:span><text:span text:style-name="T92">這本書一如既往天雷滾滾！！本本如此堅持！綠欠抽果然名不虛傳！這作者絕對百分之百是有這方面的癖好！真</text:span><text:span text:style-name="T93">TM</text:span><text:span text:style-name="T94">牛逼！太牛逼了！更牛逼的是還有一大群人捧 ！果然是每人爽點不一樣啊！就是有人喜歡一些白中帶綠矯情的情節</text:span><text:span text:style-name="T93">.&lt;br&gt;</text:span><text:span text:style-name="T94">其實作者寫打臉裝逼情節還算能看</text:span><text:span text:style-name="T93">.</text:span><text:span text:style-name="T94">就是愛喂屎！有時候還強行喂</text:span><text:span text:style-name="T91">.</text:span><text:span text:style-name="T94">沒什麼邏輯的喂</text:span><text:span text:style-name="T93">.</text:span><text:span text:style-name="T92">其實小白的可以！推敲什麼的更是禁不起</text:span><text:span text:style-name="T93">..</text:span><text:span text:style-name="T94">愛裝文青</text:span><text:span text:style-name="T91">.</text:span><text:span text:style-name="T92">這樣喂屎就算是文青了？？我看個小說就是為個爽</text:span><text:span text:style-name="T91">..</text:span><text:span text:style-name="T92">這作者和我爽點一點也不符</text:span><text:span text:style-name="T91">..</text:span><text:span text:style-name="T92">敗退</text:span><text:span text:style-name="T91">......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這書的毒點不在送女，而在主角明明不牛逼，卻老是一副老子很牛逼的樣子，前世就一個偷墳掘墓的貨色，跑到異界擺的譜好像當過國家主席似的</text:span><text:span text:style-name="T2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只聽那說書人一拍雙手說道：“這綠千愁自從老婆跟人家跑了之後呢，便夜夜失眠，心中始終悶著一口氣，想著還是再寫一本書吧，把這老婆被人上的事情寫於書中，讓讀者也瞧瞧看，眾讀者初看時無一不罵聲一片，後驚聞這綠千愁又娶一老婆，便又與之交好，綠千愁感動至極，將老婆引于眾人。某日，綠千愁回家，聽聞一聲聲嬌喘，便從窗戶往裡一看。只見眾讀者將無數白色粘稠液體射于其老婆之身，綠千愁摸摸胯下宮掉的小弟弟，心中想道定是讀者體諒自己無法滿足老婆，所以來安慰老婆的，此時此刻我應當如風禦九秋前輩一樣吹簫助興，於是綠千愁便起身在門口拿起了笛子，深情地吹了一首</text:span><text:span text:style-name="T2">&lt;a href="/name/</text:span><text:span text:style-name="T3">當然是選擇原諒她啊</text:span><text:span text:style-name="T4">" target='_blank'&gt;</text:span><text:span text:style-name="T3">《當然是選擇原諒她啊》</text:span><text:span text:style-name="T4">&lt;/a&gt;</text:span><text:span text:style-name="T3">。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不喜歡你戴綠帽子的愛好，但我誓死捍衛你戴綠帽子的權力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是綠不綠的問題，這人寫的本來就很垃圾。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次綠欠抽直接了一點，不會寫了幾百萬字後莫名其妙地鼓勵手下強姦“一個配角”，躲躲藏藏的。現在就</text:span><text:span text:style-name="T16">62</text:span><text:span text:style-name="T17">章主角就下藥幫助王爺強姦女將軍，終於放飛了自我，可謂更渣一層樓，可喜可賀！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道爺鐵骨傲世，頭頂青天大道，手握迷奸聖藥，腳穿破鞋一雙，看將來道爺如何成聖做君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道君頭上氣運竟然是綠色的？！</text:span><text:span text:style-name="T16">&lt;br&gt;</text:span><text:span text:style-name="T17">不應該是紫色的嗎？我的望氣術咋不靈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綠可綠，非常綠。帽可帽，大綠帽。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雖然沒看，雖然才幾章，但是我猜這本小說應該叫</text:span><text:span text:style-name="T4">&lt;a href="/name/</text:span><text:span text:style-name="T3">綠君</text:span><text:span text:style-name="T4">" target='_blank'&gt;</text:span><text:span text:style-name="T3">《綠君》</text:span><text:span text:style-name="T4">&lt;/a&gt;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從書劍的送女死女神雕的龍騎士，到鹿鼎記的大開後宮，金庸花了二十年領悟的道理不知道學習嗎？聰明人應該懂得吸取別人的教訓。一些人對這個推崇真是讓我跌破眼鏡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不談後面的劇情。我看了十幾章，劇情漏洞很大。</text:span><text:span text:style-name="T19">&lt;br&gt;</text:span><text:span text:style-name="T20">其一：主角的金手指之一鏡子的劇情就讓人感到離奇。掌門，掌門師弟都是爭奪鏡子死的，主角把掌門師弟的屍體帶回來了，這個宗門竟然不搜身，找鏡子？畢竟死了</text:span><text:span text:style-name="T21">2</text:span><text:span text:style-name="T20">個宗門支柱啊。有時間調查主角身世會不找找鏡子？</text:span><text:span text:style-name="T19">&lt;br&gt;</text:span><text:span text:style-name="T20">其二：掌門快死了可以跑千里回宗門再交代遺言，他師弟怎麼就馬上嗝屁了？怎麼</text:span><text:span text:style-name="T21">2</text:span><text:span text:style-name="T22">人不是一起的？這個掌門存在的意義就是傳位主角</text:span><text:span text:style-name="T19">?</text:span><text:span text:style-name="T20">這也太生硬了吧。</text:span><text:span text:style-name="T19">&lt;br&gt;</text:span><text:span text:style-name="T20">其三：我就不說這都快被滅的垃圾九流宗門有什麼實力去搶都滅了一個國家的重寶了。</text:span><text:span text:style-name="T19">&lt;br&gt;</text:span><text:span text:style-name="T20">只能說目前的網文界追星現象嚴重，寫的狗屁不通照樣有人買帳。或者說有些口味獨特的鐵粉喜歡作者的一些套路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特地收藏了該書，評了個一星，然後又從書架上刪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以前一直不理解這種喜歡綠帽的作者為什麼會火，直到前段時間我發現找到的劉備文全是綠文，我恍然大悟原來這就是時代的潮流麼？沒想到我竟落後時代了，實在是沒想到有這麼多人喜歡被綠，所以說大家沒事別黑這書，人家這是新時代的三少辰東好麼，帶領網文崛起的領頭羊，當然這並不妨礙我和作者交個朋友。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綠不綠帽都是垃圾，包括</text:span><text:span text:style-name="T2">&lt;a href="/name/</text:span><text:span text:style-name="T14">飛天</text:span><text:span text:style-name="T4">" target='_blank'&gt;</text:span><text:span text:style-name="T3">《飛天》</text:span><text:span text:style-name="T4">&lt;/a&gt;</text:span><text:span text:style-name="T3">。看看前兩本書，看書名就應該知道是寫什麼書的作者了，早應該拉黑了。 </text:span><text:span text:style-name="T4">17.04.14</text:span><text:span text:style-name="T3">記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開盤開盤，買定離手，你們猜猜這本書第幾章開始變綠？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有綠帽傾向減一星，看了五章毫無亮點劇毒 </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5">http://lkong.cn/thread/1707881</text:span><text:span text:style-name="T6">看了這個帖子，我才知道“下藥迷奸”可以說成是“幫忙設計結婚”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95">網路小說哪家強  </text:span><text:span text:style-name="T96">&lt;br&gt;</text:span><text:span text:style-name="T97">道君一出顯鋒芒                     </text:span><text:span text:style-name="T98">&lt;br&gt;</text:span><text:span text:style-name="T99">做大佬，拉皮條          </text:span><text:span text:style-name="T98">&lt;br&gt;</text:span><text:span text:style-name="T99">推著屁股送上床。       </text:span><text:span text:style-name="T96">&lt;br&gt;</text:span><text:span text:style-name="T97">飛天送女惹眾怒          </text:span><text:span text:style-name="T98">&lt;br&gt;</text:span><text:span text:style-name="T97">道君淫母不相讓。        </text:span><text:span text:style-name="T96">&lt;br&gt;</text:span><text:span text:style-name="T99">寫寫詩，賣賣畫。         </text:span><text:span text:style-name="T96">&lt;br&gt;</text:span><text:span text:style-name="T97">紅燒肉，百萬兩。          </text:span><text:span text:style-name="T98">&lt;br&gt;</text:span><text:span text:style-name="T99">大軍錢響太艱難。          </text:span><text:span text:style-name="T98">&lt;br&gt;</text:span><text:span text:style-name="T97">全靠豆腐來幫忙。         </text:span><text:span text:style-name="T96">&lt;br&gt;</text:span><text:span text:style-name="T99">沒權勢，不要緊。</text:span><text:span text:style-name="T98">&lt;br&gt;</text:span><text:span text:style-name="T99">獨家配方手中抓。</text:span><text:span text:style-name="T98">&lt;br&gt;</text:span><text:span text:style-name="T97">烈酒出世使人驚。</text:span><text:span text:style-name="T98">&lt;br&gt;</text:span><text:span text:style-name="T99">一群大佬巴結忙。</text:span><text:span text:style-name="T98">&lt;br&gt;</text:span><text:span text:style-name="T99">道君不是小白文。</text:span><text:span text:style-name="T98">&lt;br&gt;</text:span><text:span text:style-name="T99">小學生你看不懂。</text:span><text:span text:style-name="T96">&lt;br&gt;</text:span><text:span text:style-name="T97">遙想當年異天途。</text:span><text:span text:style-name="T96">&lt;br&gt;</text:span><text:span text:style-name="T97">需要翻譯才能懂。</text:span><text:span text:style-name="T96">&lt;br&gt;</text:span><text:span text:style-name="T97">神書皆是不尋常。</text:span><text:span text:style-name="T96">&lt;br&gt;</text:span><text:span text:style-name="T97">小明教主定陰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九秋：孩子，當你發文的時候，整個綠林都在低語你的名字。</text:span><text:span text:style-name="T8">&lt;br&gt;</text:span><text:span text:style-name="T9">綠千愁：孩子，我驕傲地看著你的字數一天天變多，成為文青的化身。</text:span><text:span text:style-name="T8">&lt;br&gt;</text:span><text:span text:style-name="T10">黑背：你要記住，我們一直都是以綠帽和喂屎統治著綠林好漢。</text:span><text:span text:style-name="T8">&lt;br&gt;</text:span><text:span text:style-name="T10">買綠小郎君：我也相信你會謹慎地隱藏自己強大的毒性。</text:span><text:span text:style-name="T8">&lt;br&gt;</text:span><text:span text:style-name="T10">蘭帝：但，真正的勝利，是讀者吃到你喂的屎的那糾結痛苦扭曲的一瞬間。</text:span><text:span text:style-name="T8">&lt;br&gt;</text:span><text:span text:style-name="T10">五綠齊聲：總有一天，我們的統治將抵達終點，而你，將加冕為綠帽子王！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當龜公，用藥迷</text:span><text:span text:style-name="T16">X</text:span><text:span text:style-name="T17">，作者幾本書裡很喜歡寫這種主角幫別人推屁股的情節，不知道經歷過什麼。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再摘錄一段女豬腳和她的保鏢的對話：</text:span><text:span text:style-name="T2">&lt;br&gt;“</text:span><text:span text:style-name="T14">你的任務？”管芳儀目光閃爍，話說到這個地步，也沒什麼好隱瞞了，她只關心一點，“是誰讓你來保護我的？”</text:span><text:span text:style-name="T4">&lt;br&gt;</text:span><text:span text:style-name="T3">陳伯搖頭，“不需要問，我不會說的。”</text:span><text:span text:style-name="T4">&lt;br&gt;</text:span><text:span text:style-name="T3">管芳儀呵呵一笑，扭頭看向窗外，面帶譏諷笑意，“我這人可沒女人緣，女人基本上都在戳我脊樑骨，絕不可能是哪個女人對我如此好心。陳伯，究竟是哪個男人呀，這麼神秘，既對我有如此情義，為何又能坐視我和其他男人廝混？”</text:span><text:span text:style-name="T4">&lt;br&gt;</text:span><text:span text:style-name="T3">陳伯：“其中的原因我不清楚，剛開始，我也想阻止你和其他男人來往，但是他阻止了我，他說他沒資格阻止你與其他男人來往，只要你高興就好，其他的不重要。”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聽說現在某些寫手的創收新模式：</text:span><text:span text:style-name="T12">1.</text:span><text:span text:style-name="T13">讓讀者買角色，為買家量身打造配角；</text:span><text:span text:style-name="T12">2.</text:span><text:span text:style-name="T13">若有大買家願意花錢，可以讓主角（作者）拉皮條，為買家拿女角色來文愛啪啪啪。個人判斷綠欠抽就是這種模式。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通過對主角的生動形象的描述很好的告訴我們什麼是人渣 什麼叫做為達目的不擇手段（真正的不擇手段）把喜歡自己的妹子 <text:s/>藥翻了 扒光了 <text:s/>送到別人床上 <text:s text:c="2"/>感覺比慕容複渣渣一萬倍 文筆不錯所以給個一星（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完綠欠抽的綠帽四部曲，即刻心境圓滿，從此毒抗</text:span><text:span text:style-name="T16">max</text:span><text:span text:style-name="T17">，可縱橫眾多小白文綠帽文，而心不起一點波瀾。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本書主角活的像狗一樣，配角男負責裝逼打臉吸引頂級美女，基本是個”龍傲天”式的人物，主角則負責擦屁股，鋪路順便和普通女人調調情，感情差不多了怎麼辦？那就讓她死掉再換一個檔次更低的吧。。。為了配角男主角可是什麼都幹的出來的，我覺得書名應該改成“特種兵在異界”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著名的綠千愁，大家都不陌生。但是其實綠只是他的一方面，這個作者的套路也很深。對主角投懷送抱的女人，最後的結果都是被主角賣掉（不限此書）。然後他的讀者可以洗地，說是反正主角不喜歡她，生活就是這樣很真實，你就是喜歡看小白文，寫給成年人看的書小孩子才會看不進，全處全收就是有病，你就是直男癌，你就是不尊重女性，你就是在意那層膜。 總而言之，高舉女權大旗生活大旗真實大旗，對正常人喊打喊殺。 也許可以叫他們綠斯林吧。反正這個作者的粉絲，是我見過的跳水洗地姿勢最多的一批。所有給綠帽文洗地的手段，都濃縮在這群綠斯林身上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不理解文青的作者是怎麼想的，和錢過不去麼，寫個女主角要不奇醜，要不被強姦，不這麼寫不會寫小說了？別說貴在真實，我是在看小說不是看名著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在榜單上看到這部小說，找來看過之後，我想說一句：真不是正常人能夠看下去的小說！</text:span><text:span text:style-name="T16">1</text:span><text:span text:style-name="T17">星滾蛋。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綠欠抽，網文界一朵翠綠的奇葩。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分析下本書的幾個“智鬥”吧。</text:span><text:span text:style-name="T2">&lt;br&gt;</text:span><text:span text:style-name="T14">其中情節大都是描寫男主想要扶持一個落魄王爺的故事。</text:span><text:span text:style-name="T4">&lt;br&gt;1.</text:span><text:span text:style-name="T3">落魄王爺被皇帝關進監獄，但是王爺手下編造出一個“十萬鴉兵“說這是上任皇帝留給他的遺產，然後皇帝貪念一起，就把王爺放跑了，想要趁王爺取完這個十萬鴉兵之後搶奪。</text:span><text:span text:style-name="T4">&lt;br&gt;</text:span><text:span text:style-name="T3">先不談皇帝為啥就信了有著十萬鴉兵，你就直接放跑王爺不留一點後手，你就不怕王爺拿了十萬鴉兵轉身就來打你？？？</text:span><text:span text:style-name="T4">&lt;br&gt;2.</text:span><text:span text:style-name="T3">男主讓王爺和其與一個占踞一方的“諸侯”聯姻，然而諸侯憑啥要和你一個落魄王爺聯姻？男主又拿出十萬鴉兵說事了，說聯姻之後十萬鴉兵就給你們當嫁妝，然後諸侯就信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樣看來，今後婚介所不備上幾十斤迷藥都不好意思說自己是專業的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男主如果有系統的話。</text:span><text:span text:style-name="T34">&lt;br&gt;</text:span><text:span text:style-name="T35">體力 </text:span><text:span text:style-name="T36">10&lt;br&gt;</text:span><text:span text:style-name="T37">魅力 </text:span><text:span text:style-name="T36">10&lt;br&gt;</text:span><text:span text:style-name="T37">智力 </text:span><text:span text:style-name="T36">5&lt;br&gt;</text:span><text:span text:style-name="T37">技能：</text:span><text:span text:style-name="T34">&lt;br&gt;</text:span><text:span text:style-name="T37">降智光環：將所有和自己有關係的人的智商強行降至自己的智力水準以下，自己說出的話無論多麼不符合邏輯，他人都會信以為真。</text:span><text:span text:style-name="T36">&lt;br&gt;</text:span><text:span text:style-name="T35">空口套白狼：當自己身無分文時發動此技能可取得對手的任意一樣物品</text:span><text:span text:style-name="T36">&lt;br&gt;</text:span><text:span text:style-name="T35">文抄公：每當抄取一首詩詞時將獲得語文老師的哀歎”你要是高考時記得這麼多詩詞，有這樣的記憶力，也就不會考這麼差了“</text:span><text:span text:style-name="T34">&lt;br&gt;</text:span><text:span text:style-name="T35">薛定諤的綠帽（被動技能）：自己周圍所有女性強制進入此狀態，不管是多麼忠貞的女子當被主角觀測到時將投入他人懷抱，自己送女成功時次技能可升級（</text:span><text:span text:style-name="T34">Lv1 </text:span><text:span text:style-name="T35">經驗</text:span><text:span text:style-name="T34">2/5</text:span><text:span text:style-name="T35">）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綠青天為民生，喜為媒人，不為自己，只願一生為廣大階層婚姻事業添磚加瓦，癡男怨女喜其人，凡青天所至，拜下泣曰</text:span><text:span text:style-name="T16">:</text:span><text:span text:style-name="T17">我的青天大老爺啊，你一生為他人，但總有人怨你，恨你，罵你，但我們永遠支持你，愛你，喜你，願我等有一日在青天大老爺的庇護下，也能頭頂青天，立於天地間。嗟乎，其人何其能也！！！——綠青天小傳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嗯，</text:span><text:span text:style-name="T12">25</text:span><text:span text:style-name="T13">歲為什麼那麼了不起呢？什麼都能看懂了？莫非綠千愁第一次被綠是在</text:span><text:span text:style-name="T12">25</text:span><text:span text:style-name="T13">歲？參加工作了，所以有錢買個簫在門外吹？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到第五章主角想去拍戲當主角就看不下去了，最討厭這種穿越重生，本來可以當霸道總裁龍傲天，結果死活都要跑去做屌絲當明星，不管後邊是不是開公司做老闆，開始就腦殘得不能想像，完全沒有看下去的欲望，本來以為韓娛裡邊這種腦殘已經夠嚴重了，沒想到美娛也有這種腦殘。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首先本書的作者文筆很差，遣詞造句顯得非常業餘，處處都不通順；其次對人物的塑造槽點滿滿，主角被描寫的足智多謀，其實只會使一些下三濫的，看似可行其實漏洞百出的招數，對此作者也只能調低其他配角的智商和下線來迎合主角。更可笑的是作者著重描寫的兄弟情反而最是矯揉造作，倒更像是主僕情。看得下這本書的人三觀絕對是崩壞的，可是這本書竟然這麼火？？？誰來解釋一下為什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劇本不備案就交給出版社老闆讓他出動關係聯繫電影公司，要求還是自己當主角，神</text:span><text:span text:style-name="T8">TM</text:span><text:span text:style-name="T9">一個新人投了個劇本還敢提條件，好萊塢公司看眼你劇本都要謝天謝地，穿越者就是吊！</text:span><text:span text:style-name="T8">&lt;br&gt;</text:span><text:span text:style-name="T10">先不說這個，主角試鏡通過了，猜猜拿到多少錢？劇本</text:span><text:span text:style-name="T8">10</text:span><text:span text:style-name="T10">萬演出費</text:span><text:span text:style-name="T8">50</text:span><text:span text:style-name="T10">萬！！！新人啊！還是</text:span><text:span text:style-name="T8">1988</text:span><text:span text:style-name="T10">年！穿越者就是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神機跳槽之作，帶著陽神月票八連冠的氣勢飛龍騎臉而來，自然要寫一個卑微生命逆襲成諸天神靈的吃人流巨著。</text:span><text:span text:style-name="T45">&lt;br&gt;</text:span><text:span text:style-name="T9">這次他並沒有考慮太多的遮掩，赤裸裸地表達了自己賺錢的渴望。整本書就是永生之門化身的主角如何一次次大開大合虐殺敵人外加收女煉寶，最後歸位的高富帥之旅，只能說中間一言不合燃燒幾千年壽命的小宿命術太過霸道，可等到主角壽元無盡時，卻變成了尤為尷尬的嘴炮。呈現出一種歇斯底里的洗腦戾氣。三千大道只許我一人爭先，反正老子是永生之門化身。絕世高手三四人隨便你暴打我狗頭，反正老子是永生之門化身你敲不死。三十三諸天法寶，八部天龍都可以陪主角水三天三夜，反正老子是永生之門化身</text:span><text:span text:style-name="T8">&lt;br&gt;</text:span><text:span text:style-name="T10">不如叫</text:span><text:span text:style-name="T8">&lt;a href="/name/</text:span><text:span text:style-name="T10">反正我是永生之門化身</text:span><text:span text:style-name="T8">" target='_blank'&gt;</text:span><text:span text:style-name="T10">《反正我是永生之門化身》</text:span><text:span text:style-name="T8">&lt;/a&gt;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主角是土著，竟然還得到了系統。</text:span><text:span text:style-name="T52">&lt;br&gt;</text:span><text:span text:style-name="T53">主角是土著，竟然還得到了系統。</text:span><text:span text:style-name="T52">&lt;br&gt;</text:span><text:span text:style-name="T53">主角是土著，竟然還得到了系統。</text:span><text:span text:style-name="T52">&lt;br&gt;</text:span><text:span text:style-name="T53">主角是土著，竟然還得到了系統。</text:span><text:span text:style-name="T54">&lt;br&gt;</text:span><text:span text:style-name="T53">主角是土著，竟然還得到了系統。</text:span><text:span text:style-name="T52">&lt;br&gt;</text:span><text:span text:style-name="T53">主角是土著，竟然還得到了系統。</text:span><text:span text:style-name="T52">&lt;br&gt;</text:span><text:span text:style-name="T53">毒得無以復加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著名的綠千愁，大家都不陌生。但是其實綠只是他的一方面，這個作者的套路也很深。對主角投懷送抱的女人，最後的結果都是被主角賣掉（不限此書）。然後他的讀者可以洗地，說是反正主角不喜歡她，生活就是這樣很真實，你就是喜歡看小白文，寫給成年人看的書小孩子才會看不進，全處全收就是有病，你就是直男癌，你就是不尊重女性，你就是在意那層膜。</text:span><text:span text:style-name="T12">&lt;br&gt;</text:span><text:span text:style-name="T13">總而言之，高舉女權大旗生活大旗真實大旗，對正常人喊打喊殺。</text:span><text:span text:style-name="T12">&lt;br&gt;</text:span><text:span text:style-name="T13">也許可以叫他們綠斯林吧。反正這個作者的粉絲，是我見過的跳水洗地姿勢最多的一批。所有給綠帽文洗地的手段，都濃縮在這群綠斯林身上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綠千愁新作 龜君 帶給大家不一樣的綠帽體驗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三觀奇歪，劇情喂屎。</text:span><text:span text:style-name="T16">&lt;br&gt;</text:span><text:span text:style-name="T17">一本仙俠文，為了給主角的“智謀”留下施展空間，設定修士戰力低於凡俗軍隊，但實際上，主角並沒有什麼智謀，全是下三濫手段，坑蒙拐騙，漏洞頻出，全靠弱智反派捧場，呸！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垃圾，百盟有什麼好吹的？</text:span><text:span text:style-name="T34">&lt;a href="/name/</text:span><text:span text:style-name="T35">重活之肆意人生</text:span><text:span text:style-name="T36">" target='_blank'&gt;</text:span><text:span text:style-name="T37">《重活之肆意人生》</text:span><text:span text:style-name="T36">&lt;/a&gt;</text:span><text:span text:style-name="T37">這本書開書當日就一百多個盟主，能證明什麼，能證明書好？</text:span><text:span text:style-name="T36">&lt;a href="/name/</text:span><text:span text:style-name="T37">道君</text:span><text:span text:style-name="T34">" target='_blank'&gt;</text:span><text:span text:style-name="T37">《道君》</text:span><text:span text:style-name="T36">&lt;/a&gt;</text:span><text:span text:style-name="T35">刷盟主</text:span><text:span text:style-name="T36">26</text:span><text:span text:style-name="T35">小時才刷夠</text:span><text:span text:style-name="T34">102</text:span><text:span text:style-name="T35">個盟主，然後某綠粉絲大吹特吹，說自家綠爹，開書當日便百盟，你家一天是</text:span><text:span text:style-name="T34">26</text:span><text:span text:style-name="T35">小時嗎？看看道君的那些盟主吧，大量頭像和名字雷同的，真以為有那些盟主？垃圾而已，就知道刷，當時逼著一個分群群主起點</text:span><text:span text:style-name="T34">ID</text:span><text:span text:style-name="T35">躍千秋去刷盟，躍千秋不刷，就慫恿小弟去罵她婊子，這作者的人品是我見過起點作者裡最差的，土豆都比他強一百倍！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應該改個名字：</text:span><text:span text:style-name="T2">&lt;a href="/name/</text:span><text:span text:style-name="T3">一條好狗在異界</text:span><text:span text:style-name="T4">" target='_blank'&gt;</text:span><text:span text:style-name="T3">《一條好狗在異界》</text:span><text:span text:style-name="T4">&lt;/a&gt;</text:span><text:span text:style-name="T3">。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從網文，還是仙俠網文裡學習人生經驗，瞭解社會的殘酷與無奈。我只能說，朋友去精神病院看看，腦子有坑。書店裡那麼多牛逼大佬專家寫的專業書籍，你不看。人家寫的鞭辟入裡，刻木三分，人家社會經驗、專業知識、工作經驗，對現代社會的瞭解不比一個網文作者強得多。估計你們也看不下去專業書籍、名家大作，只能看懂網文，然後覺得我從網文裡面學到好多人生經驗。其實你只是看不懂專業書籍與名家大作。最後想瞭解綠帽，有很多心理學大神對此有深刻的研究，矽統裡面</text:span><text:span text:style-name="T2">&lt;a href="/name/</text:span><text:span text:style-name="T3">妻心如刀</text:span><text:span text:style-name="T4">" target='_blank'&gt;</text:span><text:span text:style-name="T3">《妻心如刀》</text:span><text:span text:style-name="T4">&lt;/a&gt;</text:span><text:span text:style-name="T3">之類的也比這半綠不綠的小說強多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送女死女都不是毒點，裡面全部人物腦殘還覺得聰明才是毒點。</text:span><text:span text:style-name="T16">&lt;br&gt;ps:</text:span><text:span text:style-name="T17">作者的洗地水軍真棒👍，在哪兒雇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要是你也和我一樣在納悶為什麼會有那麼多人去追捧那些腦殘到爆只為了爽的書的話</text:span><text:span text:style-name="T26">.</text:span><text:span text:style-name="T27">那麼看了這書以後你就會明白</text:span><text:span text:style-name="T28">.</text:span><text:span text:style-name="T29">因為有些書腦殘到爆了他既然還會讓你不爽</text:span><text:span text:style-name="T26">-.-</text:span><text:span text:style-name="T27">也許</text:span><text:span text:style-name="T28">.</text:span><text:span text:style-name="T29">每個人的爽點不一樣吧</text:span><text:span text:style-name="T26">.</text:span><text:span text:style-name="T29">這書自有“綠林好漢”去捧場</text:span><text:span text:style-name="T26">.</text:span><text:span text:style-name="T27">我就敬謝不敏了</text:span><text:span text:style-name="T26">.&lt;br&gt;PS</text:span><text:span text:style-name="T27">：千萬別奇怪為什麼會有一百多個盟主</text:span><text:span text:style-name="T26">.</text:span><text:span text:style-name="T27">因為叫“不被綠不舒服斯基”這個名字的人太多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100">[</text:span><text:span text:style-name="T101">轉</text:span><text:span text:style-name="T102">]</text:span><text:span text:style-name="T103">讀者</text:span><text:span text:style-name="T104">:</text:span><text:span text:style-name="T103">送女了。 作者</text:span><text:span text:style-name="T104">:</text:span><text:span text:style-name="T101">女配角。 讀者</text:span><text:span text:style-name="T102">:</text:span><text:span text:style-name="T103">很漂亮。 作者</text:span><text:span text:style-name="T102">:</text:span><text:span text:style-name="T101">主角不喜歡那女的。 讀者</text:span><text:span text:style-name="T104">:</text:span><text:span text:style-name="T101">可那女的喜歡主角。 作者</text:span><text:span text:style-name="T102">:</text:span><text:span text:style-name="T103">後來不喜歡了 讀者</text:span><text:span text:style-name="T102">:</text:span><text:span text:style-name="T101">神雕了。 作者</text:span><text:span text:style-name="T104">:</text:span><text:span text:style-name="T101">女的不喜歡主角。 讀者</text:span><text:span text:style-name="T104">:</text:span><text:span text:style-name="T103">女的很漂亮。 作者</text:span><text:span text:style-name="T104">:</text:span><text:span text:style-name="T103">她就幾章的戲 讀者</text:span><text:span text:style-name="T104">:</text:span><text:span text:style-name="T103">非初非處。 作者</text:span><text:span text:style-name="T102">:</text:span><text:span text:style-name="T103">很現實，增加女主人生經歷。 讀者</text:span><text:span text:style-name="T102">:</text:span><text:span text:style-name="T101">我有初女處女情節。 作者</text:span><text:span text:style-name="T104">:</text:span><text:span text:style-name="T103">女主很有愛。 讀者</text:span><text:span text:style-name="T104">:</text:span><text:span text:style-name="T101">綠帽了。 作者</text:span><text:span text:style-name="T104">:</text:span><text:span text:style-name="T103">男主也不想綠帽。 讀者</text:span><text:span text:style-name="T104">:</text:span><text:span text:style-name="T103">不看了。 作者</text:span><text:span text:style-name="T102">:</text:span><text:span text:style-name="T101">女主只個是綠茶。 讀者</text:span><text:span text:style-name="T102">:</text:span><text:span text:style-name="T101">不看！！！ 作者</text:span><text:span text:style-name="T102">:</text:span><text:span text:style-name="T101">增加主角人生經歷。 讀者</text:span><text:span text:style-name="T102">:</text:span><text:span text:style-name="T101">我擦，這些可有可無的東西不都是你動動手指頭就能改變的事情嗎！！！ 作者：那啥，不是破鞋無內涵，不戴綠帽無深度！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在男多女少的當下</text:span><text:span text:style-name="T12">,</text:span><text:span text:style-name="T13">像作者這樣有奉獻精神的人不多了</text:span><text:span text:style-name="T12">,</text:span><text:span text:style-name="T13">大家且行且珍惜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重要提示，綠帽文聖母文，女友把主角甩了之後，找了布拉德皮特，結果被男主角死皮懶臉的堵門了。在男主貌似霸道的一吻之下，女主回心轉意，皮特被男豬的權勢逼走。</text:span><text:span text:style-name="T2">&lt;br&gt;</text:span><text:span text:style-name="T3">然後沒幾天男主遭遇危機，所有女配都挺男主，唯有女主再次把趁機把男主甩了，這一次分開了六年，途中不知道交了多少男朋友，變成了幾手公車了。但還是被男主強行從女主新男友身邊搶回去了。</text:span><text:span text:style-name="T4">&lt;br&gt;</text:span><text:span text:style-name="T3">如此狗血我還能說什麼，還有商業上對手都騎到主角臉上一頓耳光猛打了，主角還一副聖母樣子為了對手公司的股價穩定著想寧願自己虧出血。</text:span><text:span text:style-name="T4">&lt;br&gt;1</text:span><text:span text:style-name="T3">分走好不送。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在遙遠的東方，有一句成語：”，看到白人主角一說這種話，立馬脫戲，毫無帶入感。你能想像在國內和人聊天的時候，對方時不時冒出一句</text:span><text:span text:style-name="T12">:"</text:span><text:span text:style-name="T13">美國經常這樣說：自由權利歸眾生</text:span><text:span text:style-name="T12">"</text:span><text:span text:style-name="T13">嗎？如果有人這麼和你聊天，估計立馬一腳踢飛，和著這種腦殘有什麼好聊的，同理，在國外你提什麼東方人經常說啥的，不是腦殘是啥，完全不合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舔狗這種生物，根本不配做男人，真是瞎了我的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胖子主角，好，我忍了。人格下賤，甘願跪舔別人，好，我繼續忍。買車被人羞辱的老套情節，我接著忍。刷卡裝逼拿車，結果是人家銷售員的套路，主角裝逼成傻逼，徹底毒發身亡。可惜不能給負分，不然負你</text:span><text:span text:style-name="T24">999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開頭棄，什麼狗屁設定啊，你要是一開始就是個窮光蛋然後一路奮發向前最後成為人生贏家我不說什麼，神</text:span><text:span text:style-name="T31">tm</text:span><text:span text:style-name="T32">為了鍛煉下一代父母假裝家貧進行窮養，而且還是窮養十幾年，然後反轉告訴主角自己家其實非常有錢！！！，設定真是鬼才系列，而且還是胖子主角，一般來講，大部分小說胖子主角就離不開猥瑣，果然如此</text:span><text:span text:style-name="T31">.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38">&lt;a href="/name/</text:span><text:span text:style-name="T14">我真是個舔狗</text:span><text:span text:style-name="T4">" target='_blank'&gt;</text:span><text:span text:style-name="T3">《我真是個舔狗》</text:span><text:span text:style-name="T4">&lt;/a&gt;</text:span><text:span text:style-name="T3">，</text:span><text:span text:style-name="T4">1</text:span><text:span text:style-name="T3">星走你。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怕不是寫出了作者的本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一，主角的個性是有問題的，別的也就算了，沒見過女人麼？窮和沒談過戀愛就是等於會在女人面前表現的連條狗都不如？</text:span><text:span text:style-name="T2">2.</text:span><text:span text:style-name="T14">這麼點文字，不好好寫主角的轉變和努力上進，跟</text:span><text:span text:style-name="T4">306</text:span><text:span text:style-name="T3">的</text:span><text:span text:style-name="T4">4</text:span><text:span text:style-name="T3">只女表始終夾纏不清，偏偏這</text:span><text:span text:style-name="T4">4</text:span><text:span text:style-name="T3">只玩意在食堂一幕中已經被作者寫成了智商與情商都負值的女表了，結果後面大部分情節還是圍繞這些女的寫，想跳著不看這些女人，結果跳到最後已經沒什麼內容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來龍空那麼久從沒給過誰差評，不好看的話不看就是了。但是這種腦殘父母加上弱智主角不給差評還真對不起自己的眼睛。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希望主角下輩子投胎成一個避孕套，整個插裡面去舔。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這本書原名應該叫我幹穿了八十到九十年代的著名美女演員。開頭還行，主角上大學開始就越來越噁心。幹女人主要通過金錢利誘，利誘不行就讓對方父母欠錢，還不行就強上。反正老子看中的就是老子的，管你其他</text:span><text:span text:style-name="T12">XXX</text:span><text:span text:style-name="T13">。倔強的就弄去日本</text:span><text:span text:style-name="T12">SM</text:span><text:span text:style-name="T13">調教，搞出斯德哥爾摩綜合症後就可以被主角幹了。如果只是看幹幹幹的誰來看你這本書，還不如去系統站。估計作者也是想到這個不討喜，所以給主角安排的有日本血統。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自己作死的典型文章，前期寫的那麼垃圾後面寫的再好有什麼用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是不是對窮養有什麼誤會？感覺主角完全沒有成熟的一面，按道理說從小要自己撿瓶子，自己找工作掙生活費的孩子都是比較成熟的，但是我在主角身上只看到了自卑猥瑣。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數學好啊，</text:span><text:span text:style-name="T2">13.9%</text:span><text:span text:style-name="T3">的五星和</text:span><text:span text:style-name="T4">54.6%</text:span><text:span text:style-name="T3">一星叫兩級分化。赤道線原來是在北緯</text:span><text:span text:style-name="T4">13.9</text:span><text:span text:style-name="T3">度的。特別不理解看本書就自認忠犬的心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傻逼父母養出來一個窮兒子啊，怎麼看都像一個自卑的暴發戶。。這種情節寫出來找虐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父母為了鍛煉主角，明明有錢，卻一直讓孩子從小撿瓶子。結果兒子被養的一身窮酸氣，穿上龍袍都不像皇帝。劇情各種皇帝的金扁擔，主角性格猥瑣自卑完全是窮養養廢了的典型。貧賤不能移，不代表富貴不能淫</text:span><text:span text:style-name="T16">.</text:span><text:span text:style-name="T17">窮養被人忽視的地方就是眼界跟心理問題。這種父母的教育實在夠蠢。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性格猥瑣自卑被周圍人當梗被調侃，十分不適減分。人醜胖見女就跪，包養都沒有底氣又</text:span><text:span text:style-name="T12">low</text:span><text:span text:style-name="T13">又猥瑣，減分。</text:span><text:span text:style-name="T12">&lt;br&gt;</text:span><text:span text:style-name="T13">第一次見被描寫的這麼不適的主角，性格無腦跪人，自卑猥瑣，還是醜胖，告辭。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可能有人不知道為什麼突然有這麼多差評，我來轉發一下引發者的言論，言論來自龍友噠噠蛋 </text:span><text:span text:style-name="T19">&lt;br&gt;</text:span><text:span text:style-name="T20">書裡出現一個女配桃子，這個桃子以前家裡有錢，但發生了變故家道中落，知道主角有錢，就找上門來想要來一次援交，兩萬一晚</text:span><text:span text:style-name="T21">&lt;br&gt;</text:span><text:span text:style-name="T20">從一開始，這個桃子就瞧不起主角，因為主角就是個齷齪噁心的死肥宅</text:span><text:span text:style-name="T19">&lt;br&gt;</text:span><text:span text:style-name="T20">援交才剛開始，死胖子當時就尿了，摸都摸了，又良心發現停手，老實給錢，女人連聲謝謝都沒說就拿錢走人</text:span><text:span text:style-name="T21">&lt;br&gt;</text:span><text:span text:style-name="T22">結果過了幾章，桃子的又上門要錢，貼段原文：</text:span><text:span text:style-name="T19">&lt;br&gt;</text:span><text:span text:style-name="T20">錢多多本能的第一反應，肯定還是孟桃夭錢用完了</text:span><text:span text:style-name="T19">&lt;br&gt;</text:span><text:span text:style-name="T20">不然無從解釋這麼漂亮的女生，為什麼會跟自己胖窮挫往來，包括大半個月前的那一夜</text:span><text:span text:style-name="T19">&lt;br&gt;</text:span><text:span text:style-name="T20">然後這次來沒援交了，要求每月給一千，自己給他拉皮條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來龍空基本沒給過一星，因為我覺得作者都不容易，不好看不評論就行了，幹嘛看完還要給別人踩一腳。但是，這本書實在是太毒了，噁心的一筆，不給一星念頭不通達。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真</text:span><text:span text:style-name="T16">·</text:span><text:span text:style-name="T17">逼奴！還富二代呢，對一個援交女、來找主角拉皮條的賤人，主角都能窩囊自卑成那樣，這作者現實中得慫成什麼樣，才能寫出這種東西啊？？？見女跪的沒少見，但跪舔成這樣的還真是稀罕！可笑的是主角花了兩萬還只是摸了摸那援交女就完事兒了，然後每個月還要再給她錢？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了十章左右。第一印象是虐主，主角先是莫名其妙被個有超能力的女人拉到一個莫名其妙的世界，一頭都是霧水，然後那女人以各種藉口，讓主角欠了十幾萬塊錢，要還的。緊接著另一個超能力等級比那女人高的男人把主角九死一生獲得的道具，一個貌似可以獲得高等許可權的證物搶了，還下毒脅迫主角給他辦事，不然就毒死主角。以上這些劇情就花了十章，至於其他解釋，完全沒有，連主角穿越去了一個什麼樣的世界都沒有完整的解釋，於是開頭的黃金三萬字完全浪費在一夫莫名其妙的文字中。對於這樣的開頭，我只能給出這麼一個評價：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毒，怎麼這麼多人喜歡玩</text:span><text:span text:style-name="T2">&lt;a href="/name/</text:span><text:span text:style-name="T3">重生之稱霸幼稚園</text:span><text:span text:style-name="T4">" target='_blank'&gt;</text:span><text:span text:style-name="T3">《重生之稱霸幼稚園》</text:span><text:span text:style-name="T4">&lt;/a&gt;</text:span><text:span text:style-name="T3">這樣的套路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所以爸媽是弱智兒子是舔狗。索性直接寫突然得到拆遷補助</text:span><text:span text:style-name="T16">1</text:span><text:span text:style-name="T17">個億也比傻逼設定好的多。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未來每一次逼價上漲在座的所有舔狗都難辭其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看了些敗退。</text:span><text:span text:style-name="T12">&lt;br&gt;</text:span><text:span text:style-name="T13">豬腳性格太彆扭。各種矛盾。</text:span><text:span text:style-name="T12">&lt;br&gt;</text:span><text:span text:style-name="T13">前期賤如狗的到處拜師，後來有師彆扭不拜。面對女子威脅，連屁都不敢放，立馬充當替罪羊炮灰角色。面對高人又各種不怕死。一方面不怕死不怕威脅不願意另外拜師是重感情，但是偏偏又受威脅跑去做私下交易的勾當，而這種勾當嚴重時或許會讓整個門派包括心目中的師傅被滅。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差評，</text:span><text:span text:style-name="T52">80</text:span><text:span text:style-name="T53">章左右毒發身亡，毒點有：</text:span><text:span text:style-name="T52">1.</text:span><text:span text:style-name="T53">主角外掛猛，你說下單員就下單員，但是重生回去能有那屌的操作？假的一比。。。</text:span><text:span text:style-name="T52">2.</text:span><text:span text:style-name="T53">主角收黑社會小弟當手下</text:span><text:span text:style-name="T54">3.</text:span><text:span text:style-name="T53">主角愛心爆棚，什麼救助流浪狗，更好笑的是還有外國大波善良美女，呵呵</text:span><text:span text:style-name="T52">&lt;br&gt;4.</text:span><text:span text:style-name="T53">書畫風噁心，太浮誇，綜合以上</text:span><text:span text:style-name="T52">4</text:span><text:span text:style-name="T53">點，個人大毒草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評語：父子皆人渣 </text:span><text:span text:style-name="T8">&lt;br&gt;94</text:span><text:span text:style-name="T9">年十五萬什麼概念？親戚們看在親戚面子上借給了主角家十五萬，而上輩子這十五萬被騙走了，所以主角就轉走了十五萬拿去炒股，得知十五萬被騙，找了一個星期找不到主角的親戚們急得要死。而在主角眼裡這些親戚都是小人，一副市儈嘴臉。我們家都被騙了，你們好意思要我們還錢？ </text:span><text:span text:style-name="T8">&lt;br&gt;</text:span><text:span text:style-name="T10">還慢騰騰在那裝逼，我股票帳戶上就六塊錢現金了！急得親戚要拼命才來句</text:span><text:span text:style-name="T8">.</text:span><text:span text:style-name="T10">不過我股票值一百多萬。 </text:span><text:span text:style-name="T8">&lt;br&gt;</text:span><text:span text:style-name="T10">後來主角老爸得知主角舅媽來要錢，指責主角老媽，看看你這什麼親戚啊？死要錢！ </text:span><text:span text:style-name="T8">&lt;br&gt;</text:span><text:span text:style-name="T10">後面舅媽女兒糖尿病沒錢治病，來找主角，主角爸很生氣不理人，你們讓我還錢還好意思上門？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得不說我也真是漲見識了，這才叫真人渣，呵呵，一星不送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標準的人渣重生記，如果作者現實裡的親戚都是那麼可惡，那麼何必在書裡讓讀者和你一樣感受噁心呢，認真的寫主角創業，感情，生活感悟，等等，不必這樣找罵要好？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只能說，標題帶俗人的千萬慎重，因為很可能就是賤人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媽的又看到這本書了，想想這作者寫的借別人錢還牛逼哄哄的嘴臉我他媽都想打死這個作者，借別人錢還一臉的我是你爹的樣。這種人也就你親戚看著一家子才借給你家別人你死了也沒人管。去年我三姨家的弟弟在網上借了</text:span><text:span text:style-name="T19">5</text:span><text:span text:style-name="T20">萬的小額貸款，幾個月本息漲到</text:span><text:span text:style-name="T21">10</text:span><text:span text:style-name="T20">幾萬，三姨怕丟人一直沒說，今年實在還不起錢了才找我家和二舅家借錢，怕丟人幾個月白扔好幾萬，我媽讓我借給三姨</text:span><text:span text:style-name="T19">8</text:span><text:span text:style-name="T20">萬二舅給了</text:span><text:span text:style-name="T21">3</text:span><text:span text:style-name="T22">萬，我媽和二舅罵了我這個弟弟兩天，我三姨夫把棍子都打斷一根，就我三姨家的情況和我弟弟這個大學畢業</text:span><text:span text:style-name="T19">5</text:span><text:span text:style-name="T20">年不好好工作這懶樣還錢？沒個</text:span><text:span text:style-name="T19">7</text:span><text:span text:style-name="T20">年</text:span><text:span text:style-name="T19">8</text:span><text:span text:style-name="T20">年夠嗆能還上我兩家的錢，你說不是親戚我能借？如果光是這個弟弟我肯定不會借個他，是不是過兩年他還錢的時候就作者這嘴臉？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你們噴的哪些毒點在我看來都是小兒科，真正的劇毒點太多了，主角一個分分鐘幾千萬上億的土豪，整體跟高考作弊，打架鬥毆的學生混在一起，跟頭腦簡單素質低下還犯有刑事重罪的混混頭子稱兄道弟。最不能忍就是作者估計是愛犬人士，全篇大部分情節的推動竟然是烤狗來完成的。因為救助狗獲得美女好感的劇情多處，為了救狗主角被人打傷，為了救助流浪狗，主角一擲億金，主角把自己收入的</text:span><text:span text:style-name="T16">10%</text:span><text:span text:style-name="T17">用來捐助美國的流浪狗收容所，主角在美國成立狗救助基金，在國內準備把狗救助產業化還預計能盈利。為了救狗主角親自帶人蹲守，不辭辛苦。為了狗把副市長兒子打傷弄得自己差點坐牢。我建議作者把書名改成愛狗如命人士重生記。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就現在這個社會情況，直系親情成了唯一僅存的不求回報的關係。如果僅僅是為了親戚要你家還本該是你應該早早要還的錢就各種怨恨，那你也是活狗身上了。別人借給你錢即使他們不是很情願或者自己也困難借給你少了，但也是你借別人錢，不是你借給別人錢。真當還錢的是大爺？如果不是親戚，真以為人家讓你要錢的時候就只是嘴上說說你嗎？不顧親情人家有幾十種方法讓你跳樓。被要債的逼的跳樓的比比皆是，別人不會給你講情面。狗屎玩意。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是這個世界的一個老讀者，我首先收到資訊是你們的幸運，警告你們：不要看！不要看！不要看！！！</text:span><text:span text:style-name="T2">&lt;br&gt;</text:span><text:span text:style-name="T3">網路上上有千萬本小說，只要不看，傻逼作者就無法存活。</text:span><text:span text:style-name="T4">&lt;br&gt;</text:span><text:span text:style-name="T3">如果看，你將會看到借你錢是看的起你，百億富豪慘遭派出所所長淩辱等睿智情節，傻逼作者將佔領我們的世界！</text:span><text:span text:style-name="T4">&lt;br&gt;</text:span><text:span text:style-name="T3">不要看！不要看！！不要看！！！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毒草一枚。屠村三孤兒入宗門，女配婉兒和男配賈某入宗門修行。男主經脈不通，只能掃了三年地，磕頭一路沒得修仙法。求入顧某（女配男配的師傅）門下，被刁難二日掃遍宗門，帶磕頭傷掃暈後，被他院院首開脈得以修仙。之後老爺爺傳法，白富美合夥走私送靈石。</text:span><text:span text:style-name="T16">&lt;br&gt;</text:span><text:span text:style-name="T17">豬腳投入宗門，再次被男配賈某刁難中傷，被女配婉兒（青梅竹馬女高飛後鄙視廢物男主的橋段）無視，被兩人聯手整治。豬腳一直對婉兒念念不舍，終於要決裂。大堆情節寫男配女配對男主的惡毒。結果，第二天，豬腳主動和明知馬上就要害死他的女配聊天，讓女配給他拿藥，之後故意打翻藥，讓男主送死。明知如此還讓人拿藥，一路上他還是奴才伺候人。路上還給路人乞丐一天奴才。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果然是人渣重生記。劇情有重大漏洞，單說人渣豬腳拿著他爸的存摺和戶口本，再新辦一個儲蓄卡就能把存摺的錢轉出來，作者辦理過轉帳業務嗎？哪個工作人員這麼白癡不要密碼，不要身份證，不要本人在場就轉帳，銀行有熟人也辦不了啊，沒有轉帳的這個情節，下面全是扯淡。挪用家裡資產炒股然後偷偷躲起來，害得家人雞飛狗跳，唯恐豬腳攜款潛逃，一輩子都毀了，後來知道在炒股，又擔心炒股雞飛蛋打，豬腳堂哥氣急攻心都昏死過去了。家人跑去找熟人問情況，豬腳還不准聲張自己賺錢了，大概就為了後面在親戚面前裝逼吧。當親戚討要欠款時，還一臉裝逼的說，我口袋裡只有六塊錢。高高在上地俯視眾親戚憤怒，拽拽地跟證券經理說，告訴他們吧。就一人渣。。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改叫重生養狗記吧，忍著毒，準備忍到進</text:span><text:span text:style-name="T19">V</text:span><text:span text:style-name="T20">看看，我最後還是沒忍過去，在入</text:span><text:span text:style-name="T21">V</text:span><text:span text:style-name="T20">前倒數第二章，</text:span><text:span text:style-name="T19">93</text:span><text:span text:style-name="T20">章毒發身亡。</text:span><text:span text:style-name="T21">&lt;br&gt;</text:span><text:span text:style-name="T22">為狗掏出</text:span><text:span text:style-name="T19">5000W</text:span><text:span text:style-name="T20">。。。尼瑪逼的，是</text:span><text:span text:style-name="T19">5000W</text:span><text:span text:style-name="T20">啊，還特麼就是給一個認識沒多久的人，你特麼是有多愛狗啊，還做成產業鏈。做什麼不比這個好，錢多了發燒？</text:span><text:span text:style-name="T19">&lt;br&gt;</text:span><text:span text:style-name="T20">其他毒點都懶得吐槽，這個實在是忍不下去，直接說再賤，不知道這個毒點，有誰會來洗地不，滑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作者腦子異于常人，所以書中主角各種毒，</text:span><text:span text:style-name="T2">94</text:span><text:span text:style-name="T14">年的</text:span><text:span text:style-name="T4">15</text:span><text:span text:style-name="T3">萬，按房價購買力來算，大概是現在的</text:span><text:span text:style-name="T4">800~1000</text:span><text:span text:style-name="T3">萬，親戚能借給你家這麼多錢已經是絕對真親兄弟了，主角居然認為親戚知道這些錢被騙，可能還不了的時候，不該催問？催問就是醜惡嘴臉，呵呵。問問作者會借</text:span><text:span text:style-name="T4">100</text:span><text:span text:style-name="T3">萬給自己的親戚嗎？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服氣，這哪是人渣重生記啊，根本就他媽畜牲重生記啊！不對，連很多畜牲都知道親情呢，在這主角眼裡，是真真正正的親戚不如狗啊，當狗奴當到這份上，服了！以後哪個洋鬼子敢說中國人不愛狗的？直接拿這作者出來讓他們見識下中國人多愛狗！父母被主角牽連關在派出所，主角去救父母路上都不忘了先去救狗，佩服！這是爹媽都沒流浪狗重要啊！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因為主角挪用，父母被當詐騙犯關在在看守所，等著他去救。主角有錢了，想著拿錢就能救出來，於是在去救父母的路上買衣服打臉，泡洋妞，救狗。真不知道父母受罪的時候他怎麼就能心安理得做這些。</text:span><text:span text:style-name="T2">&lt;br&gt;</text:span><text:span text:style-name="T3">當時是</text:span><text:span text:style-name="T4">94</text:span><text:span text:style-name="T3">年，親戚借給他們家</text:span><text:span text:style-name="T4">15</text:span><text:span text:style-name="T3">萬，著急他還不上，指責他挪用害了父母，他就開始打親戚的臉，言語中透露出一股【問你借錢是看得起你】的意思，好像親戚借給他錢反而是欠了他人情一樣。後面還有一些類似心理的情節。總而言之，這就是個覺得舉世皆他媽都要遷就他的奇葩。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90">那啥，看完這書我理解了一個新名詞叫做——動保婊。</text:span><text:span text:style-name="T91">&lt;br&gt;94</text:span><text:span text:style-name="T92">年，萬元戶都算是大富的年代，親戚借了你</text:span><text:span text:style-name="T93">9</text:span><text:span text:style-name="T94">萬，被你個半大孩子瞞著父母私自挪用瞎搞，難道不著急？</text:span><text:span text:style-name="T93">9</text:span><text:span text:style-name="T94">萬啊大哥！</text:span><text:span text:style-name="T91">2016</text:span><text:span text:style-name="T94">年的現在親戚能借個</text:span><text:span text:style-name="T91">9</text:span><text:span text:style-name="T94">萬給你都是面子，那時的</text:span><text:span text:style-name="T93">9</text:span><text:span text:style-name="T92">萬的購買力保守說值現在</text:span><text:span text:style-name="T93">900</text:span><text:span text:style-name="T94">萬不為過，要是你現在特麼借了</text:span><text:span text:style-name="T91">900</text:span><text:span text:style-name="T92">萬給親戚結果讓親戚被人騙光了你不上門討錢？難道說沒事沒事我再借你</text:span><text:span text:style-name="T91">900</text:span><text:span text:style-name="T92">萬這點小錢別放在心上……對借你鉅款的親戚不僅不心懷感恩還故意裝逼不說話然後各種打臉，對路上特麼碰見的黃狗死了爹媽一樣還激起了豬腳投身動保事業的終身偉大志向，真特麼是人不如狗的社會啊。</text:span><text:span text:style-name="T91">&lt;br&gt;</text:span><text:span text:style-name="T92">我對動保沒有惡意，就是對作者這種動保婊無言以對…</text:span><text:span text:style-name="T91">&lt;br&gt;</text:span><text:span text:style-name="T92">看了幾十章快吐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人渣重生記</text:span><text:span text:style-name="T16">,</text:span><text:span text:style-name="T17">當豬腳他家的親戚絕對是倒了八輩子血黴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父子皆人渣</text:span><text:span text:style-name="T8">&lt;br&gt;94</text:span><text:span text:style-name="T9">年十五萬什麼概念？親戚們看在親戚面子上借給了主角家十五萬，而上輩子這十五萬被騙走了，所以主角就轉走了十五萬拿去炒股，得知十五萬被騙，找了一個星期找不到主角的親戚們急得要死。而在主角眼裡這些親戚都是小人，一副市儈嘴臉。我們家都被騙了，你們好意思要我們還錢？</text:span><text:span text:style-name="T8">&lt;br&gt;</text:span><text:span text:style-name="T10">還慢騰騰在那裝逼，我股票帳戶上就六塊錢現金了！急得親戚要拼命才來句</text:span><text:span text:style-name="T8">.</text:span><text:span text:style-name="T10">不過我股票值一百多萬。</text:span><text:span text:style-name="T8">&lt;br&gt;</text:span><text:span text:style-name="T10">後來主角老爸得知主角舅媽來要錢，指責主角老媽，看看你這什麼親戚啊？死要錢！ </text:span><text:span text:style-name="T8">&lt;br&gt;</text:span><text:span text:style-name="T10">後面舅媽女兒糖尿病沒錢治病，來找主角，主角爸很生氣不理人，你們讓我還錢還好意思上門？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你們噴的哪些毒點在我看來都是小兒科，真正的劇毒點太多了，主角一個分分鐘幾千萬上億的土豪，整體跟高考作弊，打架鬥毆的學生混在一起，跟頭腦簡單素質低下還犯有刑事重罪的混混頭子稱兄道弟。最不能忍就是作者估計是愛犬人士，全篇大部分情節的推動竟然是烤狗來完成的。因為救助狗獲得美女好感的劇情多處，為了救狗主角被人打傷，為了救助流浪狗，主角一擲億金，主角把自己收入的</text:span><text:span text:style-name="T16">10%</text:span><text:span text:style-name="T17">用來捐助美國的流浪狗收容所，主角在美國成立狗救助基金，在國內準備把狗救助產業化還預計能盈利。為了救狗主角親自帶人蹲守，不辭辛苦。為了狗把副市長兒子打傷弄得自己差點坐牢。我建議作者把書名狗爹重生記。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因為主角挪用錢財，父母被當詐騙犯關在在看守所，等著他去救。主角有錢了，想著拿錢就能救出來，於是在去救父母的路上買衣服打臉，泡洋妞，救狗。真不知道父母受罪的時候他怎麼就能心安理得做這些。 當時是</text:span><text:span text:style-name="T52">94</text:span><text:span text:style-name="T53">年，親戚借給他們家</text:span><text:span text:style-name="T52">15</text:span><text:span text:style-name="T53">萬，著急他還不上，指責他挪用害了父母，他就開始打親戚的臉，言語中透露出一股【問你借錢是看得起你】的意思，好像親戚借給他錢反而是欠了他人情一樣。後面還有一些類似心理的情節。總而言之，作者就是個覺得舉世皆他媽都要遷就他的奇葩。</text:span><text:span text:style-name="T52">&lt;br&gt;</text:span><text:span text:style-name="T53">這主角和作者一個吊樣，沒</text:span><text:span text:style-name="T54">JJ</text:span><text:span text:style-name="T53">，更沒</text:span><text:span text:style-name="T52">PY </text:span><text:span text:style-name="T53">。 拉</text:span><text:span text:style-name="T52">X</text:span><text:span text:style-name="T53">撒尿都是用嘴的，呵呵。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強行給讀者喂屎，報復社會系列，用了大量筆墨寫了一堆疑似後宮的女配，結果主角強行處男，到處送女，主角師傅跟配角都大開後宮了，主角還是萬年處男，看了前面毒發身亡，棄之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對傲無常三字標籤仍抱有幻想的朋友可以收起殘存的僥倖了，此標籤如今插在了一坨滿是“槍手文”和“賣角色”臭味的無主之屎上，嗅覺敏銳的老司機們已經退避三舍了，老弟本著國際後宮黨員的大無畏精神匍匐前進，對此屎舔舐再三，方知其屎也真，其毒也深。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雖然我一直說服自己讀下去，然而在主角抓了個女毛子俘虜強行正人君子之後還是到達了忍耐的極限</text:span><text:span text:style-name="T16">&lt;br&gt;</text:span><text:span text:style-name="T17">三觀不一樣會導致容忍度降低，如果這書主角不是個韃子，如果主角沒有“日後八旗子弟都會感謝我”的宏願，如果主角戰爭中沒有聖母病，我可能還能看的下去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爛到極點，死女，扶滿清，操慈禧，太噁心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文清，歪屁股，文筆幹得不能看，錯別字一大堆，邏輯錯誤到處都是，小學生作文都比這好</text:span><text:span text:style-name="T16">&lt;br&gt;</text:span><text:span text:style-name="T17">屬於誰看誰傻逼系列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其實叫奴才沒什麼，拳頭不如人，不想死別說叫奴才，就是叫祖宗都能忍，只要後面報復回來就行了。</text:span><text:span text:style-name="T2">&lt;br&gt;</text:span><text:span text:style-name="T3">但是屁股不對就不能忍了，我非常懷疑洗地的人是不是野豬皮後裔，什麼吹感情戲人物描寫好，不說送女死女這些毒點，這種程度的人物描寫，很多言情小說都不差，郭小四寫的就是這種，矯情描寫不比這書好？不用謝我推薦你們去看看，還艸慈溪？嘔要吐了，求求你們去百度一下照片吧</text:span><text:span text:style-name="T4">&lt;br&gt;</text:span><text:span text:style-name="T3">要合理不合理，邏輯就是屎，送女死女，後宮的品質也不怎麼樣，人物塑造只是小說一部分，評個三星已經頂天了，還想怎麼樣？自己覺得就好看，還管上別人了？你的爽點是爽點，別人的毒點就不是毒點了，真</text:span><text:span text:style-name="T4">tm</text:span><text:span text:style-name="T3">皇帝不急太監急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書從頭虐到現在，豬腳永遠是在比他高</text:span><text:span text:style-name="T16">N</text:span><text:span text:style-name="T17">個檔次的存在面前做狗，而且非要文青的把豬腳寫成角族人，哈哈，目前幾章連狗都做不了了，大人物不需要這個廢柴狗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是</text:span><text:span text:style-name="T2">&lt;a href="/name/</text:span><text:span text:style-name="T14">修真門派掌門路</text:span><text:span text:style-name="T4">" target='_blank'&gt;</text:span><text:span text:style-name="T3">《修真門派掌門路》</text:span><text:span text:style-name="T4">&lt;/a&gt;</text:span><text:span text:style-name="T3">書友。不知道為什麼要寫那麼多女人，簡直可以說書裡全是女人。出了主角一個是男人外其他重要角色全是女人。全都只愛主角一個。本來有幾個開掛配角也挺好。結果全給寫的像個</text:span><text:span text:style-name="T4">NPC</text:span><text:span text:style-name="T3">一樣，看不出掛開在哪裡。後來想了想，作者這麼寫可能是為了討好小白讀者。可是你這書寫這麼多女人又不開後宮，所有副本全是在和各種各樣的女人糾纏感情。小白讀者怕也不會喜歡吧。撲街也算撲的理所當然。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只能說，我的人生已經不成功了，到處委屈求全卻不能出人頭地，明明想要決絕卻一次次妥協，想勤能補拙卻被別人輕輕鬆鬆開掛打臉。等等等等。。。</text:span><text:span text:style-name="T12">&lt;br&gt;</text:span><text:span text:style-name="T13">這本書的主角居然也是這樣的路數，我為什麼還要再看這樣書，為什麼還要重新虐一遍，為什麼還要用主角來諷刺我自己的人生，為什麼！</text:span><text:span text:style-name="T12">&lt;br&gt;</text:span><text:span text:style-name="T13">所以，我不看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為愛（</text:span><text:span text:style-name="T12">B</text:span><text:span text:style-name="T13">）叛國，為錢道歉，文人風骨就服貓膩。所有的書全是</text:span><text:span text:style-name="T12">1</text:span><text:span text:style-name="T13">星。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05">我過去一直非常喜歡貓膩的作品，直到他說出</text:span><text:span text:style-name="T106">:</text:span><text:span text:style-name="T107">就算是金泰妍是卐我也喜歡她</text:span><text:span text:style-name="T108">!&lt;br&gt;</text:span><text:span text:style-name="T107">這句話一出，卻又馬上在資本的力量下認慫，下跪，我才明白我喜歡錯了作品與小說家，原來貓膩是這樣一個人，這樣一個懦弱、無能、崇拜納粹、不愛國的人渣。</text:span><text:span text:style-name="T106">&lt;br&gt;</text:span><text:span text:style-name="T107">作品中的一切瑕疵突然被無限放大，每一個文字都令我作嘔，我開始極度反胃，過去我從中看到的一切美好頃刻間化作醜惡的淤泥，我知道，我怕是再也看不下去貓膩的書了。</text:span><text:span text:style-name="T108">&lt;br&gt;</text:span><text:span text:style-name="T109">唉，我這算是粉轉黑了吧。</text:span><text:span text:style-name="T106">&lt;br&gt;</text:span><text:span text:style-name="T107">僅此，以一星紀念浪費在貓膩這個人渣身上的青春。</text:span><text:span text:style-name="T106">&lt;br&gt;</text:span><text:span text:style-name="T107">最後，吔屎啦貓膩</text:span><text:span text:style-name="T106">!</text:span><text:span text:style-name="T107">你個人渣</text:span><text:span text:style-name="T106">!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要特色為了裝逼而裝逼。小說裡有點文青勁兒沒毛病，可是全是扭曲的文青勁兒就噁心了。前期還能湊合看，中期開始噁心人，沒看到後期就棄坑了。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子系中山狼，得志便倡狂。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先評作者，正大光明支持棒子跟納粹，活脫脫一個狗漢奸。再評書，通篇裝逼，愛情看似轟轟烈烈，實則劇毒無比。不給一星 我念頭不通達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爽不爽是最重要的，給一星，我很爽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順心意，我獨爽，一星拿好不謝！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對人不對文，給毒草評價是基本的社會公德。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不惑之年尚輕狂，國事輕於自己爽。</text:span><text:span text:style-name="T2">&lt;br&gt;</text:span><text:span text:style-name="T3">偶像言行記心上，時刻不敢稍遺忘。</text:span><text:span text:style-name="T4">&lt;br&gt;</text:span><text:span text:style-name="T3">蠻夷將攜炮火近，開門高歌心不慌。</text:span><text:span text:style-name="T4">&lt;br&gt;</text:span><text:span text:style-name="T3">然則一日金錢斷，俯首認錯求原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一分，你可以粉</text:span><text:span text:style-name="T12">idol</text:span><text:span text:style-name="T13">，我也可以不認同你ㄟ</text:span><text:span text:style-name="T12">( ▔, ▔ )</text:span><text:span text:style-name="T13">ㄏ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為讀者，我很喜歡這本書；但是作為中國人，我看不起你……一星吧，就評給我花的錢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順心意一星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書中途棄了，無關什麼酸啊文青病啊，只是因為主角吃人肉，我個人觀點是做人得有底線不是，這條觸到了我的毒點，直接棄了，後來又發生主角哈韓挺納粹事件，一開始嘴多硬來著，還發微博說終於爽了，終於說出來了，結果不到一天就跪了，我估計是被逼道歉，應為當時電視劇要上映，實際心裡怎麼想都懂，徹底拉黑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你崇拜你的納粹棒子。我愛我的國，一星滾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賣國、支持納粹，作者整個一智障，文如其人，書也垃圾，特意來此上個</text:span><text:span text:style-name="T16">0</text:span><text:span text:style-name="T17">星，拿好不送。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 我不僅僅針對書。 我</text:span><text:span text:style-name="T16">TMD</text:span><text:span text:style-name="T17">還針對傻逼公知貓膩。還有他的文人風骨。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看過三分之一 矯情的一逼 後來就麼再看 再後來這孫子就出名了 從此他的書全部都是一星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盛氣淩人啊？自己爽最重要啊？牛逼啊？一根煙的功夫就不行了，認慫了，這就很丟人了啊，時間太短了呀。</text:span><text:span text:style-name="T16">&lt;br&gt;</text:span><text:span text:style-name="T17">為舔跪棒子賣國，順帶還聲援納粹，腦殘的傑出代表，算個屁的文人，說文青都是對這個詞的侮辱。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沒有二話一生黑，狗漢奸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無聊中翻了下知乎，才發現貓膩半年前的事，我實在想不到他會說“愛國的人都是窮逼、操你媽逼”這樣的話。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漢奸的書，不廢話，一星滾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轉發 金泰妍支持樂天，貓膩支持金泰妍，大喊在國家和金泰妍之間我支持金泰妍，就算她是納粹我也支持他，然後大罵其他人，</text:span><text:span text:style-name="T16">cnmb</text:span><text:span text:style-name="T17">，你們這些窮逼。 想當年寫朱雀記的時候誰在書裡哭窮？ 過了幾小時刪微博道歉。萎了，被資本家教做人。雖然早想到這傻逼作者會認慫，沒想到會慫這麼快，真是為愛粉韓，為錢低頭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幾天脫離了網路，現在才知道這件事，貓膩微博原話：“在偶像與國家之間，當然是我爽不爽最重要了，就算金泰妍是個納粹，我願意喜歡她也是我的事”，跪舔棒女，為愛叛國到這種地步，真令人作嘔。現在被警告了，訂閱狂掉，又出來道歉，呵呵噠。從此一生黑，一星走你！！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為女韓星賣國，聲援納粹，然後為金錢所迫低頭道歉，真是男兒膝下有黃金呢。為女星插祖國兩刀，為金錢插自己兩刀，想想那些被全平臺</text:span><text:span text:style-name="T16">404</text:span><text:span text:style-name="T17">的前輩們把，再作死你的錢包不一定夠賠。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亡國殉節心憂水涼，文人風骨 </text:span><text:span text:style-name="T2">&lt;br&gt;</text:span><text:span text:style-name="T14">為愛諍言見錢下跪，棒粉智商 </text:span><text:span text:style-name="T4">&lt;br&gt;</text:span><text:span text:style-name="T3">為愛叛國為錢道歉 鐵骨錚錚我貓膩 </text:span><text:span text:style-name="T4">&lt;br&gt;</text:span><text:span text:style-name="T3">用他自己的話 貓膩我操你媽逼 </text:span><text:span text:style-name="T4">&lt;br&gt;</text:span><text:span text:style-name="T3">啊 順心意的感覺真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聽了很多人的推薦，看了開頭部分，廢柴主角夠猥瑣夠吐槽夠歡樂，本來也在另外一個書單裡推薦了糧草以上，結果。。。。過了幾十章就神轉折，主角內褲開始外穿，而且由猥瑣流向聖母流急轉，雖然我也曉得看這種歡樂書就圖個高興圖個熱鬧，根本不用帶腦子，但是沒有任何科技退步的情況下，西元</text:span><text:span text:style-name="T12">5024</text:span><text:span text:style-name="T13">年居然還在用直升機（！）、主角被關局子裡馬上就被特招入龍組拯救地球，而且</text:span><text:span text:style-name="T12">5024</text:span><text:span text:style-name="T13">年啊，大哥，大前門居然還是賣二塊五一包，居然還有速食麵（看到直升機作者才介紹這裡時間線已經過了三千年）。。。作者你要鬧哪樣啊，雖然不需要帶腦子，也並不表示你也不帶腦子吧，我只有毒發敗退。。。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漢奸作者補個一星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漢奸作者補個一星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上聯：懟人成性，上竄下跳罵讀者，我愛泰妍</text:span><text:span text:style-name="T16">&lt;br&gt;</text:span><text:span text:style-name="T17">下聯：傲骨嶙峋，前倨後恭刪微博，文人真實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一星不謝。狗屁貓膩混帳玩意兒，死全家的爛貨。</text:span><text:span text:style-name="T16">&lt;br&gt;</text:span><text:span text:style-name="T17">我一向不在網上罵粗口，第一次是罵韓國，第二次是罵貓膩。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沒弄懂將夜哪裡好看了。。</text:span><text:span text:style-name="T63">&lt;br&gt;</text:span><text:span text:style-name="T64">或許我是對貓膩本人有點偏見。。</text:span><text:span text:style-name="T65">&lt;br&gt;</text:span><text:span text:style-name="T66">不知道當初誰寫朱雀記時天天哭窮求打賞。。</text:span><text:span text:style-name="T65">&lt;br&gt;</text:span><text:span text:style-name="T64">然後有人捧起來了各種罵讀者。。</text:span><text:span text:style-name="T65">&lt;br&gt;</text:span><text:span text:style-name="T66">只能說貓膩的書是垃圾，人品也超垃圾。。</text:span><text:span text:style-name="T63">&lt;br&gt;</text:span><text:span text:style-name="T66">今天看見還有人為貓膩洗白。。</text:span><text:span text:style-name="T65">&lt;br&gt;</text:span><text:span text:style-name="T64">呵呵。。</text:span><text:span text:style-name="T63">&lt;br&gt;</text:span><text:span text:style-name="T64">維持水軍的費用不低吧。。</text:span><text:span text:style-name="T63">&lt;br&gt;</text:span><text:span text:style-name="T64">有錢人就是不一樣。。</text:span><text:span text:style-name="T63">&lt;br&gt;</text:span><text:span text:style-name="T64">一星垃圾。。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個從哈姆雷特式王子復仇記寫到我命由我不由天逆天改命式抗爭史再到最後變成了蘿莉養成日記的鬼畜故事。</text:span><text:span text:style-name="T2">&lt;br&gt;</text:span><text:span text:style-name="T3">在自詡為尼采的茂先生終於鼓足勇氣進行了一次正面肝設定的嘗試，結果便是擁有了最大的場面鋪張和最爛的謀略展開【在擇天記出來後已經被取代，或者說擇天記是對這本書取其糟粕棄其精華的二次創作】。貓膩已經褪去了一切的歲月靜好模樣，赤裸裸地暴露出他那畸形的價值觀，或許每個中年危機的男士心中都有個不離不棄百依百順的蘿莉養成夢，可惜作者的勇氣可以面不改色的嫖娼後化身暖男囑咐妹子喝雞湯。卻不敢讓白富美妹子和主角在一起，選擇了更加自由的黑胖醜。</text:span><text:span text:style-name="T4">&lt;br&gt;</text:span><text:span text:style-name="T3">也許這就是尼采吧【手動滑稽】</text:span><text:span text:style-name="T4">&lt;br&gt;</text:span><text:span text:style-name="T3">【照道理得給三星，可惜雞湯帖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寧缺那囂張跋扈的小人做派，在當年來看不算什麼事，可如今看來卻是貓膩本人心性的完美體現，小人一個，文如其人一點沒錯，至少這一本確實如此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末日降臨，男主重生，先知先覺。</text:span><text:span text:style-name="T52">&lt;br&gt;</text:span><text:span text:style-name="T53">第一時間佔領輪盤，遇見美女。</text:span><text:span text:style-name="T52">&lt;br&gt;</text:span><text:span text:style-name="T53">出門打野，遇見美女。</text:span><text:span text:style-name="T52">&lt;br&gt;</text:span><text:span text:style-name="T53">尋找機緣，遇見美女。</text:span><text:span text:style-name="T54">&lt;br&gt;</text:span><text:span text:style-name="T53">短短二十章就遇見</text:span><text:span text:style-name="T52">3</text:span><text:span text:style-name="T53">個大美女，作者你特麼牛批。</text:span><text:span text:style-name="T52">&lt;br&gt;</text:span><text:span text:style-name="T53">我看多半是在末日擼了十年的男主角審美出了問題，看見母豬都認為是美女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這個性格跟能力，上一輩子能活過十年真是老天眷顧。一方面說他習慣了模式。很冷酷，只講利益，結果特麼的天天在救人，救玩就被反噬，一批學生救三次，特麼還被學生搶魔晶，結果是主角只把東西搶回來，人都沒怎麼地。這性格我真是服了，怪不得上一輩子只是個渣。再說能力，遇到個女警，結果主角拼技巧拼不過，上一輩子殺了十年拼不過人和平年代的員警，還只是員警全省搏擊第五，只能靠強人家六倍的體質打贏，就這能力，真是渣的可以。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者君  你是有多恨社會主義啊，說真的哥們，前幾章看著還行啊，但是你中期就開始快反 共 了啊。資本主義沒你想的那麼好，你真去國外待一陣子 你就知道了，你錢不到位連廁所你都沒辦法去的。而且啊哥們你知道美國市場能見到的最多的商品是啥麼？中國製造。</text:span><text:span text:style-name="T12">&lt;br&gt;</text:span><text:span text:style-name="T13">再給你說一下啊，美國淡水水域的污染程度是中國的</text:span><text:span text:style-name="T12">6</text:span><text:span text:style-name="T13">倍。在世界上僅次於英國，雖然國內有這樣那樣的不足，但是有人的地方就有江湖，歐美國家的黑暗程度遠不是你想的那麼簡單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作者這個雜種，有一顆無比嚮往燈塔國，下輩子定要美利堅的心臟，真難為你出生在這個國度啊</text:span><text:span text:style-name="T2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餓得皮包骨嗷嗷待哺的同胞”</text:span><text:span text:style-name="T12">&lt;br&gt;</text:span><text:span text:style-name="T13">看到這句話，這本書也就沒什麼值得再看下去的意義了。</text:span><text:span text:style-name="T12">&lt;br&gt;</text:span><text:span text:style-name="T13">再見，餓得皮包骨只能去自由世界求生的人。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毒的不能在毒的草</text:span><text:span text:style-name="T2">~</text:span><text:span text:style-name="T3">也是醉了，知道為啥美帝不吃淡水魚嗎？那是因為美帝曾經污染非常嚴重，就算現在也沒法根治，美帝自己都出公告，提醒美國人不要食用自然水域的魚蝦蟹</text:span><text:span text:style-name="T4">~</text:span><text:span text:style-name="T3">美國幾大系水域的重金屬污染再來一百年都無法搞定</text:span><text:span text:style-name="T4">~</text:span><text:span text:style-name="T3">而且更大的污染是農藥污染，美國因為是農業大國，其農藥的用量也是驚人的恐怖，基本上美國超過一半的水域農藥污染嚴重</text:span><text:span text:style-name="T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毒的不能在毒的草</text:span><text:span text:style-name="T2">~</text:span><text:span text:style-name="T3">也是醉了，知道為啥美帝不吃淡水魚嗎？那是因為美帝曾經污染非常嚴重，就算現在也沒法根治，美帝自己都出公告，提醒美國人不要食用自然水域的魚蝦蟹</text:span><text:span text:style-name="T4">~</text:span><text:span text:style-name="T3">美國幾大系水域的重金屬污染再來一百年都無法搞定</text:span><text:span text:style-name="T4">~</text:span><text:span text:style-name="T3">而且更大的污染是農藥污染，美國因為是農業大國，其農藥的用量也是驚人的恐怖，基本上美國超過一半的水域農藥污染嚴重</text:span><text:span text:style-name="T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鼓吹美國水產無污染被紐約衛生局打臉，鼓吹壹基金，跪舔馬總統。過去忍著噁心還能看看小動物，後來小動物過多過濫都分不清了，已崩。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哎喲，作者親身上陣，誰敢說這書不好就開噴，後面的注意了，覺得不好打個分就可以走人了，千萬別留言，小心挨噴啊</text:span><text:span text:style-name="T24">~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豬腳從小學武，練就一身武藝，終於學成下山了，大家都對他抱有期待，他一定會有所成就。於是豬腳玩起了網游，利用遊戲</text:span><text:span text:style-name="T16">Bug</text:span><text:span text:style-name="T17">肆虐遊戲界，終於不負師傅的教導！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正文濫用歌詞和百度百科注水，主角整一個精蟲上腦的下半身動物，偏偏自我感覺優越，我不知道作者現實是不是對自己哥們的母親有什麼不軌的想法，但是那個哥們的老媽每次出場都重點描寫胸臀風騷著實讓人無語，還有一個老師是主角重生後的暗戀物件，重生小學一年級就對著老師各種裝逼開撩讓人無力吐槽，二年級老師離開主角還很裝逼地送了幅畫乳溝的老師畫像，升初中以後女主出現，主角每次看到女主就想艸，仿佛像一條發情的公狗，我想作者更適合去綠色論壇寫小黃文而不是在起點寫注水重生文。閱歷空白得近乎白紙就別學人家寫重生了，神特麼小學一年級數學考一百分都拿來裝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垃圾文青，主角成年人重生，之後被一個農村老娘們誣陷偷五十塊錢，氣的面色通紅毫無辯解之力，最後主角被父親扇耳光倒賠對方錢，主角氣哭了眼，之後失去理智跑農村老娘們家裡，搶過五十塊錢扯成碎片，這是假血性還是真煞筆？！？主角一個成年人靈魂，眾口鑠金卻毫無還手之力，正常人掄個菜刀也比主角撕自己錢強吧？作者有病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毒！</text:span><text:span text:style-name="T8">1:</text:span><text:span text:style-name="T9">主角認為文化部副部長的老爸連個百萬富翁都不如。</text:span><text:span text:style-name="T8">2:</text:span><text:span text:style-name="T10">黃毛為了活下去，殺人，就是沒人性，小孩子為了活下去，直接或間接的害人，主角還敬佩他！</text:span><text:span text:style-name="T8">3:</text:span><text:span text:style-name="T10">強行降智商，明知小孩子在算計你們，一次又一次，送上去被算計，小孩子拿著食物在你面前要脅你說出自己最大的秘密，你老老實實的就被要脅了？如果主角是小孩，估計又要說因為自己弱勢，即使聰明也不得不憋屈的為人賣命！</text:span><text:span text:style-name="T8">4:</text:span><text:span text:style-name="T10">主角聖母，為救陌生人，不要命！</text:span><text:span text:style-name="T8">5:</text:span><text:span text:style-name="T10">第三關太憋屈，主角一副成竹在胸的樣子，感覺敵人隨便就能收拾，結果呢，什麼好處都唄敵人拿了，別人在樓裡面監控主角像條狗的賣命，最後拿了隱藏獎勵還會和主角說下關再見！別說什麼主角沒死就是最大收穫了，作者敢寫死？棄之！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起點恐怖靈異區可能要沒了，一切跟社會主義價值觀不順路的東西統統都要封殺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第三章。隨後方鏡又一臉兇狠的盯著楊間：“本來打算過幾日收拾你的，沒想到未來因此發生了變化，楊間，今日我把話放在這裡，我不會讓你成長下去的，未來你這傢伙太可怕了，鬼神級別的人物說殺就殺，活人禁區說平就平，但是這一世你註定會夭折。”</text:span><text:span text:style-name="T16">&lt;br&gt;</text:span><text:span text:style-name="T17">這智商還說啥，一星拿走。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又是一本假裝自己很聰明的弱智書。主角遇到一加商場鬧鬼，有很多人失蹤，但是找不到屍體，商場外有員警設立的警戒線，而鬼一直隱藏在商場的工作人員中，結果主角找到鬼的方式竟然是看錄影。。。那個市的員警都是弱智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快毒死了，主角說了一句話瞬間讓我棄書，“我不知道年少輕狂，我只知道勝者為王”我的媽耶，這都</text:span><text:span text:style-name="T12">8012</text:span><text:span text:style-name="T13">年了，還</text:span><text:span text:style-name="T12">tm</text:span><text:span text:style-name="T13">是這個調調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到第三章就看不下去了，人物表現和對話尬的不行。每說一句話必先報一遍對方的名字且不提，教室外面一個一看就是鬼的老人敲門，老師反而指責尖叫的同學違法課堂紀律，然後去給鬼開門了。。。這都是瞎嗎？還有那個智商</text:span><text:span text:style-name="T16">low</text:span><text:span text:style-name="T17">到地心的疑似重生者和莫名其妙就像是被重生者一句話就洗腦了的智障同學們，簡直無話可說。恐怖什麼的，不存在的，滿腦子就剩吐槽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作者終於在這本書裡暴露自己社會常識不足的硬傷，也讓人看到了上一本</text:span><text:span text:style-name="T52">&lt;a href="/name/</text:span><text:span text:style-name="T53">敗家子</text:span><text:span text:style-name="T52">" target='_blank'&gt;</text:span><text:span text:style-name="T53">《敗家子》</text:span><text:span text:style-name="T52">&lt;/a&gt;</text:span><text:span text:style-name="T53">的僥倖成功。雞毛蒜皮的小事一大堆，主角還很聖母很傻白甜，諷刺挖苦聽不懂，直到被罵醒了，才各種大怒啊憤怒啊，劈裡啪啦各種嘴炮降服對手，然後大筆一揮，化敵為友，還給別人提供業務，</text:span><text:span text:style-name="T54">100W</text:span><text:span text:style-name="T53">的劇本送你了。主角靠娛樂抄襲就把四大家族白家給降服了，不反對主角創業追女神了。這就不說了，但你好歹給點力吧。合夥開公司股份制條件下，各種往公司裡塞親戚，你讓別的股東怎麼看？主角表示沒考慮過。 給公司採購，各種大手大腳，</text:span><text:span text:style-name="T52">8000</text:span><text:span text:style-name="T53">的非要別人</text:span><text:span text:style-name="T52">10000</text:span><text:span text:style-name="T53">，真闊氣真暴發戶。什麼？一看才知道，這用的不是公司的錢，是用私人的錢補貼公司呢。“毒點寫不下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本來在靈異分類裡算挺有意思的，可惜被密集的毒點打敗了，比如人物的智商迷之波動，國際刑警之類的官方跟反派差不多，最毒的是強行鋼鐵直男……</text:span><text:span text:style-name="T8">&lt;br&gt;</text:span><text:span text:style-name="T9">妹子倒貼強行陽痿這種設定真的接受不了，要不就別寫妹子倒貼，要不就正常一點啊。</text:span><text:span text:style-name="T8">&lt;br&gt;</text:span><text:span text:style-name="T10">都躺床上了，妹子都伸舌頭吐口水了，主角愣是說妹子往他嘴裡吐痰？？？（這已經不是玩梗的程度了，明明就是弱智……）</text:span><text:span text:style-name="T8">&lt;br&gt;</text:span><text:span text:style-name="T10">反正我是受不了這種，其它反派奴鬼者各種嗨，隨便搞，主角就莫名其妙就陽痿，這不是</text:span><text:span text:style-name="T8">404</text:span><text:span text:style-name="T10">的問題，完全就是注水，這</text:span><text:span text:style-name="T8">TM</text:span><text:span text:style-name="T10">跟劇情有關係？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只想說老司機一手好群嘲，明明是玩梗自</text:span><text:span text:style-name="T16">high</text:span><text:span text:style-name="T17">太過，偏要說是懂得太多一般人看不懂，讓我想起來某些無恥作者，書被噴沒人看就說自己寫的太深奧你等凡人沒閱歷不懂欣賞巴拉巴拉。而且這書最大的毛病不是梗，是特麼套個無限皮子搞言情，受眾面完全不重合特麼活該撲街死到家，要不是有以前的死忠粉頂著，這本書的前景我只能說是呵呵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本書設定之上確實有突出的地方，然而情節一般，至於人物麼，則是大大的敗筆，尤其是男主角，簡直讓人噁心！</text:span><text:span text:style-name="T2">&lt;br&gt;</text:span><text:span text:style-name="T3">作者或許想要塑造一個近乎喪失存在感進而精神異常的主角，然而實在邏輯感人，自己的不正常可以成為加害其他人的理由嗎？何況主角還強調“一次次”習慣性的施虐，這樣的主角，在我看來，不過是只會在女人身上傾瀉懦弱的</text:span><text:span text:style-name="T4">LowB</text:span><text:span text:style-name="T3">（本想用弱者二字，然而卻又無法表述我的鄙視）罷了！</text:span><text:span text:style-name="T4">&lt;br&gt;PS</text:span><text:span text:style-name="T3">：看了這個作者兩本書，感覺這人總是寫些令人噁心的東西，譬如本書，譬如那本備受好評的好萊塢之王開篇往咖啡壺中撒尿的情節，這作者是不是有報復社會的情結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殺妻為道荊軻守。據說是在師叔的逼迫下殺妻證道，殊不知遇到一個大敵是殺亦死，不殺亦死，進退不得。師叔嫉妒師侄資質，出難題阻礙師侄道途。主角若殺，則可證明主角心狠手辣，師叔欲殺之心更烈</text:span><text:span text:style-name="T16">;</text:span><text:span text:style-name="T17">主角若不殺，師侄有天賦為防以後報仇也要殺。這師叔真他媽的奇葩，這師侄真他媽的決斷，這師父真他媽的護佑師弟阻徒弟報仇，這門派真他媽的奇葩！這他媽的修的什麼仙，求的什麼道！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十年前的寫法，豬腳學了一身屠龍技，但我只想在家放牛，我拯救世界啊江湖啊都是迫不得已，我最大的願望就是眾人皆醉我獨醒，我在家搬磚種地，笑看你們這些腦殘往高處爬，就算你們爬到了高處，我還有莫名其妙的優越感嘴炮勝利法 </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55">&lt;a href="/name/</text:span><text:span text:style-name="T50">穿越者去死</text:span><text:span text:style-name="T56">" target='_blank'&gt;</text:span><text:span text:style-name="T50">《穿越者去死》</text:span><text:span text:style-name="T48">&lt;/a&gt;</text:span><text:span text:style-name="T50">的大號，一個開小號抄襲晉江耽美小說</text:span><text:span text:style-name="T48">&lt;a href="/name/</text:span><text:span text:style-name="T50">這鍋我不背</text:span><text:span text:style-name="T48">" target='_blank'&gt;</text:span><text:span text:style-name="T50">《這鍋我不背》</text:span><text:span text:style-name="T48">&lt;/a&gt;</text:span><text:span text:style-name="T50">的垃圾，這種現實的文抄公就要掛起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鑒於獸血</text:span><text:span text:style-name="T12">2</text:span><text:span text:style-name="T13">的無良表現，趕緊給個送</text:span><text:span text:style-name="T12">1</text:span><text:span text:style-name="T13">星壓壓驚。什麼時候證明不是槍手在寫了，再把評分改回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凡人的時候做了一些特異的事情，暴露在政府面前，後來主角成為真神，居然因為這點逼得只能親自下場【第一百五十三章 從幕後走向台前 】，讀者就想說了，主角你都是真神了，隨便建個神國，呆在裡邊慢慢玩，全家帶進去都沒問題，完全可以不鳥任何人，但主角呢，身體成了神思想還是屌絲，居然還宅在家裡裝逼，然後受各種組織騷擾，真</text:span><text:span text:style-name="T16">TMD</text:span><text:span text:style-name="T17">的劇毒。完全不理解主角親身出現在人們面前，有什麼意義？站在幕後完全可以達到所有目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沖著幕後黑手流直接跳到</text:span><text:span text:style-name="T12">80</text:span><text:span text:style-name="T13">章以後看，主角成神了為什麼還那麼屌絲，我的天，簡直就是活靈活現的市井小人，不管是金手指能當造物主還是造主神空間抽取輪回者漏洞百出，這哥們簡直一分鐘一個想法，毫無計畫而且抓到機會就在地球裝逼顯聖覺得自己很牛逼的樣子，你都當造物主了怎麼還這麼</text:span><text:span text:style-name="T12">low</text:span><text:span text:style-name="T13">啊？主角就是典型的神不想做想做屌絲，誰要看你跟情報人員裝逼，誰要看你一個造物主呆在彩票店裡？？？智商是硬傷，主角是前腳做決定後腳就打自己臉，前腳裝逼後腳就被魔法宇宙教做人，設定就不說了一團亂麻，高魔碾壓低科，說好的後期好看屌炸天呢？我只看見一個屌絲成神了在自言自語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開頭就是巨雷，剛到異界就被折磨的跟死狗似的將身份講明的設定就不說了，主角有能預測的異能他媽的用來買彩票，麻痹的還不是自己買，是為別人推薦號讓別人買，理由更奇巴，自己中獎會被懷疑，讓別人買中就不會被懷疑，這是什麼神邏輯？傻逼邏輯吧，人家腦子進水，這本書是腦子進屎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沒劇情沒文筆沒腦洞沒新意，即使放在</text:span><text:span text:style-name="T16">10</text:span><text:span text:style-name="T17">年前，那也是小白文中夠濫的那種。別以為把主角寫成弱智還管不住雞巴的屌絲就算親民。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主角的行為和想法正常人都不太能理解，看文的時候一直一臉</text:span><text:span text:style-name="T19">EXM</text:span><text:span text:style-name="T20">？主角你為什麼要這樣做？主角你在想什麼？感覺主角不是成神，是成神經病。這個作者居然是抄襲</text:span><text:span text:style-name="T21">&lt;a href="/name/</text:span><text:span text:style-name="T20">這鍋我不背</text:span><text:span text:style-name="T19">" target='_blank'&gt;</text:span><text:span text:style-name="T20">《這鍋我不背》</text:span><text:span text:style-name="T21">&lt;/a&gt;</text:span><text:span text:style-name="T22">的</text:span><text:span text:style-name="T19">&lt;a href="/name/</text:span><text:span text:style-name="T20">穿越者去死</text:span><text:span text:style-name="T19">" target='_blank'&gt;</text:span><text:span text:style-name="T20">《穿越者去死》</text:span><text:span text:style-name="T19">&lt;/a&gt;</text:span><text:span text:style-name="T20">作者的大號，天啦，沒浪費我給他打一星，垃圾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風瑩月老司姬那來的，但難得的失望了，看不出來在寫什麼，主線模糊，末日感覺是為了金手指強行設定出來的，與末日不沾邊，像種田文反倒更多。曖昧橋段寫的確實挺好，但劇情真的挺爛的。給我一種看</text:span><text:span text:style-name="T2">H</text:span><text:span text:style-name="T14">文的感覺，看完全文</text:span><text:span text:style-name="T4">H</text:span><text:span text:style-name="T3">部分隱約記得些，至於劇情，看小</text:span><text:span text:style-name="T4">H</text:span><text:span text:style-name="T3">文誰會記得劇情發生了什麼。總的來說不推薦各位來看，實在饑渴的建議去夕統，</text:span><text:span text:style-name="T4">H</text:span><text:span text:style-name="T3">更直接，水分更少。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大概作者是抖</text:span><text:span text:style-name="T16">M</text:span><text:span text:style-name="T17">，最喜歡女性拿皮鞭抽他，最好是把他的屌都打爛了他才爽，本本書男主角都是弱智，瘋狂跪女，對女的可謂是達到了肝腦塗地都不能滿足的地步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給艸也就算了，跪女一下也可以接受。不給艸，你就是</text:span><text:span text:style-name="T16">tm</text:span><text:span text:style-name="T17">的長成仙女了，又有屁用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情太爛了，完全就是十幾年前的小白劇本。而且還通篇一直在灌設定，基本</text:span><text:span text:style-name="T16">70%</text:span><text:span text:style-name="T17">的內容都是在寫設定，動不動就是出現一個道具（物品、功法等等），然後就是大段大段相關的設定。這個作者已經墮落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0">短短幾十張</text:span><text:span text:style-name="T111">,</text:span><text:span text:style-name="T112">唯一出彩的女配角</text:span><text:span text:style-name="T113">-</text:span><text:span text:style-name="T114">螞蚱女王就掛了</text:span><text:span text:style-name="T113">,</text:span><text:span text:style-name="T114">最後時刻把異能灌頂給了主角</text:span><text:span text:style-name="T111">.</text:span><text:span text:style-name="T112">給人一股濃濃的狗血和文青的既視感</text:span><text:span text:style-name="T111">.&lt;br&gt;</text:span><text:span text:style-name="T114">另外說一句不要臉</text:span><text:span text:style-name="T113">,</text:span><text:span text:style-name="T112">主角自己帶一個系統</text:span><text:span text:style-name="T113">,</text:span><text:span text:style-name="T114">作者還不停的給隱形金手指</text:span><text:span text:style-name="T111">,</text:span><text:span text:style-name="T114">隔幾章女王送個異能</text:span><text:span text:style-name="T113">,</text:span><text:span text:style-name="T112">隔幾章魅惑到一隻萬里挑一獨特的螞蟻</text:span><text:span text:style-name="T111">,</text:span><text:span text:style-name="T112">隔幾章就發現自己能指揮史萊姆</text:span><text:span text:style-name="T111">,</text:span><text:span text:style-name="T112">現在又搞出個什麼小精靈強行附體主角</text:span><text:span text:style-name="T111">,</text:span><text:span text:style-name="T112">不知道要送什麼了</text:span><text:span text:style-name="T111">.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無腦種馬，見女就艸，見洞就插，不過這種無腦種馬文在優書有一群腦殘弱智的後宮黨追捧，這些垃圾看到豬腳上了一個又一個花癡女，會感覺很爽，就跟自己也上了一樣，所以這種無腦種馬文在龍空優書評價比較高，畢竟龍空優書有很多喜歡種馬後宮的智障屌絲。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妹妹和她舍友為了抱大腿，去色誘遊戲裡的非職業玩家第一人，也就是主角。主角妹妹畫濃妝，穿低胸衣和主角單人視屏。主角沒認出對面的是自己妹妹，看著胸部流口水。還要她把攝像頭放低點。</text:span><text:span text:style-name="T12">&lt;br&gt;</text:span><text:span text:style-name="T13">真</text:span><text:span text:style-name="T12">tm</text:span><text:span text:style-name="T13">噁心。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未來每一次逼價上漲在座的所有舔狗都難辭其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窩囊廢意外獲得能力，從此翻身變成了舔狗窩囊廢，喜歡舔狗文的朋友不要錯過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逼價上漲時，在座的每一個舔🐶都說自己是無辜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主角</text:span><text:span text:style-name="T52">30</text:span><text:span text:style-name="T53">歲之前窮困潦倒、仇人笑呵呵、</text:span><text:span text:style-name="T52">30</text:span><text:span text:style-name="T53">歲之後離開地球修仙、</text:span><text:span text:style-name="T52">500</text:span><text:span text:style-name="T53">歲渡劫、尼瑪、這之間</text:span><text:span text:style-name="T54">470</text:span><text:span text:style-name="T53">年都喂了狗、就不能花幾天來報個仇？什麼仇人死了都不是藉口、滅他三代誅殺九族啊、這麼兇殘的報個仇、還有個什麼心魔、報了仇飛升魔界也不冤啊（總比被劈死好）</text:span><text:span text:style-name="T52">500</text:span><text:span text:style-name="T53">歲因為有仇沒報、有心魔、結果被雷劈死、這智商還修仙、抱著試毒的勇氣又看了幾章、、這主角真是賤到了家、二代女不待見主角、主角還非要熱臉貼冷屁股、去幫二代女趟渾水、黑幫大佬準備弄死主角、主角還和大佬笑呵呵、一隻手能捏死的大佬還要打電話叫人幫忙解決我也是服、裝完逼又去上學、治好個老頭子別人給主角</text:span><text:span text:style-name="T52">3000W</text:span><text:span text:style-name="T53">的別墅、主角挑頭因為‘缺錢’去當了服務員、屎裡有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前面勉強還可以。中期開始每次都用同一個套路裝逼打臉扮豬吃老虎。配角智商低到從來只有一章的記憶，到了下一章就忘掉主角有多強，然後繼續覺得主角是個弱雞。都說這是普通的小白文。但事實證明，普通的小白文智商比這個高多了。看書評區發現，很多讀者竟然覺得很不錯，很能帶入。 <text:s/>我想有一句話放這裡比較合適：只要大膽的低谷讀者的智商，那一定能大火。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終於明白什麼叫弱智配角的劇毒大海，根本就是這十幾年來所有套路大合集</text:span><text:span text:style-name="T12">+</text:span><text:span text:style-name="T13">簡單化</text:span><text:span text:style-name="T12">+</text:span><text:span text:style-name="T13">弱智化，充分表明了不依靠情節與故事，只面向青少年與學生提供意淫工具的文字市場到底有多大多長命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雖說是劇毒，但是對於小白來說，應該是裝逼打臉教科書了。先抑後揚，英雄救美，一個簡單套路反復使用，但作者寫得爐火純青，市場地位準確，老白還是不要看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忍不住爆粗口，這麼弱智的書反復在推書版發帖宣傳，是不是報復社會啊！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真見鬼了，現在還有人吃屠日滅美那一套。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有人說這是爽文，我看了一下，爽個屁啊！</text:span><text:span text:style-name="T12">&lt;br&gt;</text:span><text:span text:style-name="T13">裝逼不外乎扮豬吃虎，主角呢豬是扮了，輪到主角吃虎的時候，主角表示虎這樣的小蝦米沒興趣。本人是大仙，諸位在我眼裡都是螻蟻，螻蟻隨意欺辱我，罵我，難道我要欺辱回去嗎？</text:span><text:span text:style-name="T12">&lt;br&gt;</text:span><text:span text:style-name="T13">淡定這個詞在這本書裡就是換了一個顏色的原諒帽啊！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陳凡特地找來一門雷系功法，交給陳懷安修煉。那門雷系功法，是宇宙中一個中型門派的鎮族法門，雖不如神訣、聖訣，但正好契合陳懷安體質。 “一入天人，才知道，小凡你為什麼要離開地球，這裡確實是個大牢籠，想要再進一步，太難了！小凡你放心去吧，我會護佑好陳家的。”陳懷安雙眸如蒼穹深遠，氣息一日比一日飄渺。他確實是修道上的天才，厚積薄發，比千夜雪、玄羅等更適合修仙。</text:span><text:span text:style-name="T2">&lt;br&gt;“</text:span><text:span text:style-name="T3">好。”陳凡點點頭，他準備與曾經的故人，各個見上一面，再陪陪父母方瓊，就出發尋找天路。</text:span><text:span text:style-name="T4">&lt;br&gt;</text:span><text:span text:style-name="T3">這時，余文靜突然上門來：  “老師，林薇薇聯繫上我，說初中同學想聚一聚，您去不去呢？”——節選自</text:span><text:span text:style-name="T4">685</text:span><text:span text:style-name="T3">章一步天人。大家隨意感受下 </text:span></text:p>
          </table:table-cell>
          <table:table-cell table:style-name="ce3" office:value-type="string" calcext:value-type="string">
            <text:p>negative</text:p>
          </table:table-cell>
          <table:table-cell table:number-columns-repeated="1022"/>
        </table:table-row>
        <table:table-row table:style-name="ro1">
          <table:table-cell table:style-name="ce3" office:value-type="string" calcext:value-type="string">
            <text:p><text:span text:style-name="T38">.. &lt;br&gt;</text:span><text:span text:style-name="T14">不止這一本，所有都市修仙歸來或者重生的書，都普遍存在一個問題，通通劇毒。</text:span><text:span text:style-name="T4">&lt;br&gt;</text:span><text:span text:style-name="T3">你特麼是修仙界大佬，歷經幾百上千年歲月，見過無數人或事，心境不說堪比韓老魔，也給我有點城府行吧？</text:span><text:span text:style-name="T4">&lt;br&gt;</text:span><text:span text:style-name="T3">一回來，就只會大聲嚷嚷著：“這個家由我來守護！”不由得讓人想起，這人是哪個憤青吧？看人不爽就要擼袖子幹架。 </text:span><text:span text:style-name="T4">&lt;br&gt;</text:span><text:span text:style-name="T3">按理來說，前世的仇人應該如螻蟻才對，不順眼一巴掌拍死就行，你特麼還怒火沖天，你見過哪個正常人對螞蟻怒火沖天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帶感情的打炮小說，在龍空果然受好評，不過對我而言就是毒草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文筆可以，裝逼過甚，裝逼的過程還一模一樣：</text:span><text:span text:style-name="T2">&lt;br&gt;1.</text:span><text:span text:style-name="T14">路人沒聽過陳大師，陳大師故意讓路人惹毛自己，然後裝逼；</text:span><text:span text:style-name="T4">&lt;br&gt;2.</text:span><text:span text:style-name="T3">路人聽過陳大師，但是不信啊，陳大師故意讓路人惹毛自己，然後裝逼；</text:span><text:span text:style-name="T4">&lt;br&gt;</text:span><text:span text:style-name="T3">主角姓陳，</text:span><text:span text:style-name="T4">20</text:span><text:span text:style-name="T3">歲不到，世人稱其為陳大師。沒水準的裝逼導致這三個字好噁心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書讓龍空撲街寫手吹上天了，然而對我等老白讀者來說真是鶴頂紅劇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那些說越來越好看的，我看你怕是失了智。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修仙修成了弱智就這樣……多寫一個字都覺得是侮辱就這樣……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不談其他的，就說下剛上架的那段劇情，寫個戲份挺多的妹子，差點要被強，好像內褲都脫了（被逼迫下自己脫的，貌似沒被碰），然後在最後關頭男主趕上了……</text:span><text:span text:style-name="T12">&lt;br&gt;</text:span><text:span text:style-name="T13">這段劇情怎麼說呢，雖然沒真的那啥，但是真的太狗血了啊，而且是剛上架的劇情，這是跟錢過不去嗎……</text:span><text:span text:style-name="T12">&lt;br&gt;</text:span><text:span text:style-name="T13">我也不是黑書什麼的，就是單純好奇，剛上架時間點寫這種老套狗血的劇情幹啥？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要艸這個作者全家！你麻痹又來了，豬腳剛剛把美帝叼了個底朝天，整個艦隊被順手抹掉，各種天頂星武器被轟成碎片，逼得美帝不得不偃旗息鼓。於是一向無視豬腳的外祖家族勉為其難決定接受豬腳。但是，家族除了族長，人人都不認識不認識不認識豬腳，又開始輕忽豬腳等著豬腳打臉了！！！！！！！我操你媽逼作者！我操你媽逼推薦這書覺得這書好看的屎逼讀者！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不知道為什麼底下的評論都說作者月收入和套路教科書包括有多火，什麼有本事你寫一本看看？？？</text:span><text:span text:style-name="T2">EXM</text:span><text:span text:style-name="T3">？我只是一個安靜看書的美少女並不是作者，作者收入高關我</text:span><text:span text:style-name="T4">P</text:span><text:span text:style-name="T3">事，書火也不關我事啊……我只知道我覺得自己還能搶救一下，快幫我打</text:span><text:span text:style-name="T4">120…</text:span><text:span text:style-name="T3">有種看多年前風淩天下這個作者一本小說的感覺，套路一模一樣，沒想到大家口味這麼復古啊，跟不上潮流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作者這</text:span><text:span text:style-name="T16">ZZ</text:span><text:span text:style-name="T17">不爽自己身為天朝人就移民泥轟唄，不想對這垃圾多評價，一星好走不送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心理有病，國家怎麼做都是對不起他，文中使勁的黑，別拿什麼國際精神來唐突，養你的是這片土地，不是日雜，也不是外國，真他媽忘本，白眼狼！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得了個那麼大的金大腿，還被一個市領導的整得死去活來，主角當時都能監控全省，神不在鬼不覺的掌控全省人民的生死。就這本事男主還去攀附權貴，被權貴放狗使喚，結果出了事權貴屁作用大。結果老爹被人打成植物人，女友被人打成破相，女友閨蜜被錯認為男主女友給輪奸致死，男主還三天兩頭被弄到警局。就服作者的邏輯……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智障文，我指的不是主角配角，雖然它們也是智障。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主角金手指是可以控制微生物，但是改變不了主角的腦缺。</text:span><text:span text:style-name="T8">&lt;br&gt;</text:span><text:span text:style-name="T9">老爸被打成植物人了，主角憤怒的報復了幾個蝦米，明知有幕後之人，主角選擇無視。女友打破相，女友閨蜜被</text:span><text:span text:style-name="T8">X</text:span><text:span text:style-name="T10">殺。當上門女婿被岳父利用，主角對這些事毫不上心，整天就知道泡妹子們，啥事也不幹坐等別人上門欺負他（欺負了親人女友作者才好編劇情），這時候主角金手指空投細菌隨便都能滅殺一省人，結果主角那雞腦子只會用細菌讓敵人神經疼。這種純廢材流不是幾十年前才流行的嗎，無法想像在</text:span><text:span text:style-name="T8">21</text:span><text:span text:style-name="T10">世紀這書怎麼打出</text:span><text:span text:style-name="T8">6</text:span><text:span text:style-name="T10">分的。 （補充，作者親日，果然</text:span><text:span text:style-name="T8">NC</text:span><text:span text:style-name="T10">玩意）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另外補充一點，此書就是一本約炮文，男主角為各個女的共用男友，後面發展了幾個炮友，人設是最無語的，毒點有很多，糟點滿滿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的不能再毒了，每一章，不，每一個段落都飽含劇毒，這種書我覺得不是初中肄業的人都絕逼寫不出來！同樣，不是初一勸退的學生也看不下去。那些說什麼仙草、乾草的人，我們看的真的是同一本書嗎？很多人說這種書竟然成績還這麼好簡直沒天理，我敢和你們賭一坨翔的巨額賭注，這本書絕對是作者自己刷出來的，本來想炒出名氣來然後賺錢，但其中的劇毒實在無藥可解，沒人上鉤，作者入不敷出，只好揮刀自宮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個主角像個智障一樣，非要被踩臉到了底線才反擊，關鍵總是放過那些得罪他的人；修了</text:span><text:span text:style-name="T16">500</text:span><text:span text:style-name="T17">年練，總是說著要報仇要保護家人啥的，然而這傻子非要遇到事的時候才做。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對於作者來說這是裝逼打臉的教科書，但作為讀者我希望這樣的書越少越好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喪心病狂到，豬腳這邊單人殺光毛子一個軍團無數搗蛋灰機逼普大帝簽下城下之盟，縱橫歐羅巴清光一切地下巨頭以及與之勾連的台前大大小小川普，連續多少天在倫敦製造堪比萬噸級別核彈的恐怖武器導致雷電籠罩半個倫敦城多日不散全世界一片譁然，後腳作者居然就敢寫，歐盟官員不認識不認識不認識豬腳一定要阻止豬腳造福全人類的進化原液進入歐洲市場，然後得知是豬腳的生意慘被打臉？！作者智商屎，推薦這文的讀者智商就是屎殼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重生文，特別是什麼仙人重生這類的，基本都是毒死人不償命的那種。</text:span><text:span text:style-name="T12">&lt;br&gt;</text:span><text:span text:style-name="T13">一個活了多少年的仙人了，都經歷多少滄海浮沉了？還重生後第一件事就是朝天大喊這一世我要把誰誰誰全部踩在腳下？還動不動就情情愛愛？</text:span><text:span text:style-name="T12">&lt;br&gt;</text:span><text:span text:style-name="T13">這是特麼的修仙修成傻子了吧？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精神分裂，一個故事一個性格，神經病，一下子見女就上，一下又裝純談感情，談就談吧，問題作者又寫的自以為很感人，其實</text:span><text:span text:style-name="T12">SB</text:span><text:span text:style-name="T13">狗血無聊的要死，尼瑪還不如直接把女的當</text:span><text:span text:style-name="T12">RBQ</text:span><text:span text:style-name="T13">呢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太噁心了，太噁心了，太噁心了，就是這樣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7">名不副實的高分。當年的乾糧，有些人回憶裡的仙草，當下貨真價實的毒草！！</text:span><text:span text:style-name="T58">&lt;br&gt;</text:span><text:span text:style-name="T59">看給豬腳安排的身份： </text:span><text:span text:style-name="T60">&lt;br&gt;</text:span><text:span text:style-name="T61">雙科博士，高學歷人才入伍安排到特種部隊；</text:span><text:span text:style-name="T60">&lt;br&gt;</text:span><text:span text:style-name="T61">在特種部隊待</text:span><text:span text:style-name="T58">1</text:span><text:span text:style-name="T59">個月</text:span><text:span text:style-name="T60">1</text:span><text:span text:style-name="T61">人弄死</text:span><text:span text:style-name="T60">30</text:span><text:span text:style-name="T59">多隻野狼，</text:span><text:span text:style-name="T60">&lt;br&gt;</text:span><text:span text:style-name="T61">自己知道當時文革環境而且身邊還有為那個自殺的，</text:span><text:span text:style-name="T58">&lt;br&gt;</text:span><text:span text:style-name="T61">於是豬腳沒事就當眾個吐槽發個抱怨，</text:span><text:span text:style-name="T60">&lt;br&gt;</text:span><text:span text:style-name="T59">於是明知道沒用還往外郵反對開荒的匿名信，</text:span><text:span text:style-name="T58">&lt;br&gt;</text:span><text:span text:style-name="T59">於是無聊的時候把大家聚集起來表演愛情歌曲，</text:span><text:span text:style-name="T58">&lt;br&gt;</text:span><text:span text:style-name="T59">於是經常秀一下自己流利的日語 英語 俄語，</text:span><text:span text:style-name="T58">&lt;br&gt;</text:span><text:span text:style-name="T59">於是和抓到的蘇俄軍官毫無估計用俄語開心的交流</text:span><text:span text:style-name="T58">,&lt;br&gt;</text:span><text:span text:style-name="T59">然後很“莫名其妙”的被人批鬥了，還很“震驚”，，，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四十五章棄，不理解為何評分如此之高！首先說立意，主角儒家，自然要經世致用，然而主角工作實在體現不出，因為以營利為主的商業行為社會意義不大。第二，與事實相悖，作者算是老作者了，可是寫的現實實在幼稚，現實社會的處世基本原則是與人為善，目的不是能夠獲得多少好處，而是儘量給自己創造更大的騰挪空間以及留些餘地讓人不至於關鍵時候壞事（做事難而壞事易，樹敵太多的結果就是難以成事）。而作者的現實描述，簡直是在醜化社會嘛，現實確實很複雜，作者寫簡單了。第三，作者對儒家的理解簡直到了讓人吃驚的地步，至少本書如此，完全是字面上的解釋，這樣兜售給讀者，真的好麼！至於主角形象膚淺，書名文不對題，字數限制就不說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有一段穿越到亞瑟時代，然後男主被</text:span><text:span text:style-name="T2">3</text:span><text:span text:style-name="T3">個榨汁姬幹死了</text:span><text:span text:style-name="T4">·········</text:span><text:span text:style-name="T3">我特麼果然只有</text:span><text:span text:style-name="T4">2</text:span><text:span text:style-name="T3">次元小說才能出現這種智障橋段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能理解作者想要描繪一個追求悠閒自在生活主角的想法，但是無法理解明明主角就是一個欲望十足的人卻被作者強行淡泊名利。同學聚會明明很想裝逼卻又強行大度，然後果不其然馬上很屌很厲害的朋友就跳出來為主角造勢了。前女友真是瞎了眼了才會跟這種做女表子還要立牌坊的噁心男人幾年。作者要真真想寫淡薄名利的主角就不要扯這麼多莫名其妙的裝逼劇情，乾脆直接寫主角找了座人跡罕至的荒山隱居就好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新章已綠，肉體沒有，精神已出軌，女主看著黃毛舉著一條大魚在陽光下發光的臉，再想了想無趣的男主，暗自下了一個決定……醛石我真服了，以前他的文雖然也都分手，但都是那種理念不合，自然分手，所以不算綠。可這一次不一樣，描寫的太尼瑪詳細了，就差趁熱來一發了。不管後面是不是會圓過去，都沒有任何意義了。評價改一星，以後再看醛石書我是傻逼。拜拜了您呐。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遠古太監，作者是個死包衣奴才，主角綠帽、送女、死女主，大量描寫亂（倫）、</text:span><text:span text:style-name="T12">BL</text:span><text:span text:style-name="T13">，宣揚讀書無用的反智主義，毒害青少年。已舉報！建議版主</text:span><text:span text:style-name="T12">404</text:span><text:span text:style-name="T13">！！！！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那女的跟在主角身後幾年，真是瞎了狗眼浪費青春。明明可以給女友更好的生活，分開之後也是一心求名逐利，就為了自己那破逼生活觀，這也不要那也不要，也能算個男人？說白了這主角壓根就不在乎他女人。分手之後還他娘非要寫個跑到前女友面前裝逼的情節，呵呵，</text:span><text:span text:style-name="T24">MDZZ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個簡介還差一句話，屠龍寶刀，點擊就送。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七八年前的老套路，六章棄，華表的新書讓人失望。剛看了一下過往成績，一本不如一本。如果華表再跟不上網文發展，這個名字就快要消失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毒，劇毒，要看建議別帶腦子去看。大概是裡番世界觀，女性都是沒有節操觀念的。打著擦邊球的同人，主角隨手都能撩到一片的那種。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劇毒，架空世界裡，宗主國天朝太子慘遭屬國日本偶像打臉無可奈何，原因是偶像公司的員工都是該偶像的人，我真是佩服這個設定和邏輯。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裝離異帶小女孩的少婦騙收藏訂閱，此其一，</text:span><text:span text:style-name="T2">&lt;br&gt;</text:span><text:span text:style-name="T3">裝不下去了在小說裡矢口否認自己裝過，此其二，</text:span><text:span text:style-name="T4">&lt;br&gt;</text:span><text:span text:style-name="T3">下面評語嘲諷他再次否認，此其三，</text:span><text:span text:style-name="T4">&lt;br&gt;</text:span><text:span text:style-name="T3">就四個字，不要碧蓮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只能說是個活了幾千年的攝像頭。。。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夏花和香蕉真尼瑪像，矯情的要命的主角，喋喋不休的賣弄自己的博文多知與清高，屎裡帶毒的人物關係和劇情，大量描寫扭曲幼稚像日本漫畫書裡角色的心理活動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一個現實存在的長生種（還和大人物有交集）目前看沒什麼自保能力。我就想知道那些為了長生不老瘋狂吞化學物的政治動物憑什麼放過主角的？憑作者的睿智光環還是後期打超能力布丁，拭目以待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一生黑這個作者。裝你</text:span><text:span text:style-name="T16">mp</text:span><text:span text:style-name="T17">女人，你不裝寫得好一樣訂閱打賞，偏偏要裝女人博同情，真的噁心。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據說本書作者有個女兒，我感覺是瞎編的。要是真有女兒的話，知道本書作者位置的人最好撥打</text:span><text:span text:style-name="T16">110</text:span><text:span text:style-name="T17">。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本書八大關鍵字：繁體字，黑鬼，送女，德棍，文青，矯情，磨嘰，陽痿。評分一星。</text:span><text:span text:style-name="T16">&lt;br&gt;</text:span><text:span text:style-name="T17">（送女情節出現在主角幫助王鷗追求夏紗沫那一段，草泥馬噁心死爹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個三十多歲的娛樂公司音樂總監穿越到一個高中生身上了</text:span><text:span text:style-name="T2">,</text:span><text:span text:style-name="T14">然後智商和情商就永遠停滯在高中生水準上了</text:span><text:span text:style-name="T4">,</text:span><text:span text:style-name="T3">不斷地幹著各種蠢事和任性的事</text:span><text:span text:style-name="T4">,</text:span><text:span text:style-name="T3">讓親近的人給他擦屁股</text:span><text:span text:style-name="T4">......</text:span><text:span text:style-name="T3">看得讓人鬱悶極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這本書我看完了，作者是個有文化的弱智，不甘於寫出平凡的小白文，所以創造出更為弱智的小說。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書名應該叫</text:span><text:span text:style-name="T4">&lt;a href="/name/</text:span><text:span text:style-name="T3">我和我妹是智障</text:span><text:span text:style-name="T4">" target='_blank'&gt;</text:span><text:span text:style-name="T3">《我和我妹是智障》</text:span><text:span text:style-name="T4">&lt;/a&gt;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一個屌絲根本想像不了長生不老的強大，完全是皇帝的金扁擔，除非主角是睡了幾千年，否則哪怕是被動學習，消極賺錢，低效造勢，過了這麼久不說秒殺羅斯柴爾德，真正的學究天人智壓人類也是輕輕鬆松的吧，除非主角是用了幾千年從公狗化成人形，近十幾年才出來活動的。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不裝離異帶孩子單身少婦博同情了麼人妖作者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真的無法吐槽作者的文青病，再加上奇怪的邏輯，彆扭的男主性格，真是一發</text:span><text:span text:style-name="T12">ap</text:span><text:span text:style-name="T13">彈，反正我的甲是被擊穿了。先來說說男主的性格，既自以為自己對別人好（特指次要女主）刻意保持距離，又去撩別人，最後還要德骨。我完全不覺得這是好人，把關係搞暖昧然後搞事情，這只是個渣男，連中央空調都算不上，至少中央空調還是個好人。然後是抄歌的邏輯，一邊痛徹心扉的說自己因不能抄歌名利雙收，羞愧不已，一邊果斷的抄歌裝逼，最後又說自己不得不裝逼</text:span><text:span text:style-name="T12">excuse me</text:span><text:span text:style-name="T13">？你在逗我？（假裝）不準備參賽馬上就有人出來挑釁，然後裝一波逼，這套路有意思嗎？至於文青病我已經懶得噴了，從頭到尾的高逼格（？），我已經無力了，作者這病怕不是沒救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寫手其實跟妓女差不多</text:span><text:span text:style-name="T63">,</text:span><text:span text:style-name="T64">讓顧客爽就是他們最大的職責</text:span><text:span text:style-name="T65">......&lt;br&gt;</text:span><text:span text:style-name="T66">文青其實是個技術活</text:span><text:span text:style-name="T63">,</text:span><text:span text:style-name="T64">就象會琴棋書畫詩文詞賦的妓女一樣</text:span><text:span text:style-name="T65">,</text:span><text:span text:style-name="T66">不是隨便哪個寫手都能文青的</text:span><text:span text:style-name="T63">,</text:span><text:span text:style-name="T66">水準不夠的寫手跟沒有天賦的妓女一樣</text:span><text:span text:style-name="T65">,</text:span><text:span text:style-name="T64">還是別文青了</text:span><text:span text:style-name="T63">,</text:span><text:span text:style-name="T64">琴棋書畫詩文詞賦不是你能玩地轉的</text:span><text:span text:style-name="T63">,</text:span><text:span text:style-name="T64">還是學點毒龍鑽冰火五重天把讀者伺候爽算了</text:span><text:span text:style-name="T63">......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就這水準能叫文青？自嗨就自嗨，意淫就意淫，別把文青拉下水。文青兩字被這些自嗨意淫怪瘋狂拉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了幾章棄了，關於大資料的知識基本上都是錯的，抄資料不好好查，還百分之九十的計算力，百分之五十一就可以隨便修改比特幣網路了，最主要的是，作者在對程式設計以及駭客技術一竅不通的同時，還非得寫細節，結果寫出來一大堆漏洞百出的東西，比如評價程式的智慧程度靠代碼長度，微信的密碼是</text:span><text:span text:style-name="T16">md5</text:span><text:span text:style-name="T17">格式的，開肉機註冊多次不會被發現，太扯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可惜優書沒有</text:span><text:span text:style-name="T12">0</text:span><text:span text:style-name="T13">星評價，不然我寧可死也不會給</text:span><text:span text:style-name="T12">1</text:span><text:span text:style-name="T13">星的。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這個狗屎已經拉入黑名單。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哇，文青作者，文青劇情，狗屎結局</text:span><text:span text:style-name="T16">&lt;br&gt;</text:span><text:span text:style-name="T17">我討厭文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發出了杠鈴般的笑聲，眼看這書一點一點崩了，眼看作者跳出來自辯，眼看作者自以為全天下就他一個明白人，眼看著作者不斷優越，眼看著這書到最後屎的一塌糊塗。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結局說原來全文是主角在玩遊戲，所有人都是</text:span><text:span text:style-name="T8">npc</text:span><text:span text:style-name="T9">，還</text:span><text:span text:style-name="T8">tm</text:span><text:span text:style-name="T10">思考人工智慧的超脫。我真是日了狗了，我說這本書字數這麼多怎麼沒人推。</text:span><text:span text:style-name="T8">&lt;br&gt;</text:span><text:span text:style-name="T10">這作者還感覺自己與眾不同很有思想，寫的小說和普通作者不用。以為自己把科幻小說強行拼接到都市娛樂小說結尾就能算是研究出了哲學，我也是醉了。</text:span><text:span text:style-name="T8">&lt;br&gt;</text:span><text:span text:style-name="T10">還真以為這種劇情別人寫不出來？那是沒人傻到這樣寫，這樣亂寫的都撲街了。照作者這個邏輯，武俠小說寫到結尾來個外星人入侵地球，外星人和大俠之間的思想碰撞。真是太與眾不同了，別人寫不出來，太有思想性和哲學系了。</text:span><text:span text:style-name="T8">&lt;br&gt;</text:span><text:span text:style-name="T10">還有作者對於文青或許有種誤解，老以文青自居，別糟蹋文青了。我覺得他這種不算文青，算腦子有病。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讓我想起了什麼呢？癮君子。沒有發作的時候可以很深沉地侃侃而談歷史和哲學，充滿感情地要痛改前非不再吸毒。但毒癮一發作，馬上能做出讓人目瞪口呆，沒有任何智商和底線的事情來。</text:span><text:span text:style-name="T12">&lt;br&gt;</text:span><text:span text:style-name="T13">這個主角無閱歷，沒有一點人生的智慧，只會惹是生非從不顧後果；無立場，碰到女人什麼底線都可以拋棄，就像發情的動物；無意志，遇到挫折驚慌失措懦弱不堪，還從來不會反思自己。</text:span><text:span text:style-name="T12">&lt;br&gt;</text:span><text:span text:style-name="T13">怎麼看都是一個精蟲上腦荷爾蒙過剩的青春期宅男，偏偏作者又給他設定了所謂的三十多歲音樂總監的閱歷，真真看不出來這主角的年齡都活到什麼動物身上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到某個叫什麼真人的作者聲情並茂地寫了篇推薦文，於是翻看此書看了</text:span><text:span text:style-name="T16">10</text:span><text:span text:style-name="T17">來章，我只能說必須拉黑這個推薦作者和此書作者，這兩個作者的所有書都不能看，必定劇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據說作者是實體寫劇本的三次元人生贏家，忽然理解了抗日神劇，神劇已經是中國最好的編劇來寫的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本文來源龍空</text:span><text:span text:style-name="T2">&lt;br&gt;</text:span><text:span text:style-name="T14">連結為：</text:span><text:span text:style-name="T4">http://lkong.cn/forum/60&lt;br&gt;</text:span><text:span text:style-name="T3">輪回者者要簽包衣契約的無限流，那本書的設定就是中國的契約者歸滿人管，他們在主神空間裡佔據優勢，復活了大清，所有進入輪回空間的漢人都要給他們做奴才。</text:span><text:span text:style-name="T4">&lt;br&gt;</text:span><text:span text:style-name="T3">我理解作者想要樹靶子來打臉的設計意圖……</text:span><text:span text:style-name="T4">&lt;br&gt;</text:span><text:span text:style-name="T3">但我還是想說……瑪德智障！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我被各種各樣的綠茶婊毒死了，明明這麼好的題材，作者文筆閱歷也很好，但是寫的小說卻這麼多毒點，我也是無語了，主角就是個軟腳蝦，見到女的就很弱智，對比他那個原來的室友，成為億萬富翁的那個，越看越感覺不爽，都不知道誰才是主角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69">千萬不要看了調教香江（夢幻香江）後再來看，不然會尷尬死，純</text:span><text:span text:style-name="T70">yy</text:span><text:span text:style-name="T71">，沒一點考據，小說千字</text:span><text:span text:style-name="T72">500</text:span><text:span text:style-name="T73">在當時就是頂了，期貨</text:span><text:span text:style-name="T72">20</text:span><text:span text:style-name="T73">倍杠杆都沒多少人敢用，何況當時沒</text:span><text:span text:style-name="T70">20</text:span><text:span text:style-name="T71">，</text:span><text:span text:style-name="T72">100</text:span><text:span text:style-name="T71">倍杠杆的話，意味著啥，舉個例子買</text:span><text:span text:style-name="T70">1000</text:span><text:span text:style-name="T73">萬原油，平價</text:span><text:span text:style-name="T70">30</text:span><text:span text:style-name="T71">，買空</text:span><text:span text:style-name="T72">100</text:span><text:span text:style-name="T71">倍就是</text:span><text:span text:style-name="T72">10</text:span><text:span text:style-name="T71">億，如果上漲到</text:span><text:span text:style-name="T70">31</text:span><text:span text:style-name="T73">，沒有</text:span><text:span text:style-name="T72">1000</text:span><text:span text:style-name="T73">萬＋</text:span><text:span text:style-name="T72">1000</text:span><text:span text:style-name="T71">萬</text:span><text:span text:style-name="T72">/30×100≈4333</text:span><text:span text:style-name="T73">萬，你就爆倉了，而期貨正常浮動值</text:span><text:span text:style-name="T72">30%</text:span><text:span text:style-name="T71">（因為即使知道將來會空頭，但這時肯定在漲，不然誰賣你，沒人是傻瓜），意味著你買</text:span><text:span text:style-name="T72">1000</text:span><text:span text:style-name="T73">萬，要</text:span><text:span text:style-name="T70">2.873</text:span><text:span text:style-name="T71">億保證金，風險大，收益低，傻逼才會選，還不如</text:span><text:span text:style-name="T70">10</text:span><text:span text:style-name="T73">倍杠。還有，</text:span><text:span text:style-name="T70">80</text:span><text:span text:style-name="T71">年代劇本，新手上限</text:span><text:span text:style-name="T70">50000</text:span><text:span text:style-name="T71">，最高</text:span><text:span text:style-name="T70">50</text:span><text:span text:style-name="T71">萬，過千萬的劇本，在好萊塢也沒有吧，那是影視版權使用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有人說這本書可以和老王的調教比，我很想吐他一臉。完全不合邏輯的港娛文，跟誰比？</text:span><text:span text:style-name="T2">&lt;br&gt;</text:span><text:span text:style-name="T3">那個年代，電影公司不缺劇本，更是不在乎劇本，王晶上來看個幾段就把主角當神、港臺版小鬼當家票房突破天際、鄒文懷一千萬求劇本，哈哈哈……</text:span><text:span text:style-name="T4">&lt;br&gt;</text:span><text:span text:style-name="T3">你為啥不說小鬼當家賣到海外還賺了幾億美元呢？</text:span><text:span text:style-name="T4">&lt;br&gt;</text:span><text:span text:style-name="T3">開頭棄的最重要原因之一，主角是聖人，嗯，超脫一切，賣個劇本一千萬，還窩在電影院賣票，似乎一切跟他無關。不想想你老媽還住破房子呢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夏花的作品，是唯一能讓我感覺到我和大眾審美有差距的。他（她）的每一部作品對我來說都算是毒草，他的腦殘粉也給我留下不好的印象。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個長生不老的人對整個民族，國家，人類族群沒有任何作用，你看，沒有他我們還是在發展，還是打贏了二戰，還是被日本屠殺幾十萬人，還是被外國人肆意淩辱，還是被看不起，心裡還是有辮子，還是有人崇洋媚外。所以，有沒有他有何妨？</text:span><text:span text:style-name="T2">&lt;br&gt;</text:span><text:span text:style-name="T3">下面是正經書評</text:span><text:span text:style-name="T4">&lt;br&gt;</text:span><text:span text:style-name="T3">一個長生者還要靠搬磚維持生計，絕了</text:span><text:span text:style-name="T4">&lt;br&gt;</text:span><text:span text:style-name="T3">要是我在幾千年前埋下一個夜壺，現在挖出來也是古董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假設一個人如果連原子彈都殺不死，那對於至今兩萬年的人類史說他是神也不為過吧。</text:span><text:span text:style-name="T2">&lt;br&gt;</text:span><text:span text:style-name="T3">假設一個人有上百年的閱歷和知識，不說家財萬貫，但衣食無憂應該不過分吧。</text:span><text:span text:style-name="T4">&lt;br&gt;</text:span><text:span text:style-name="T3">如果一個人有一個強大的金手指，像打遊戲機一樣能永遠續幣繼續玩下去，但他玩了上千年還是只能打小怪，罵句廢物不過分吧。</text:span><text:span text:style-name="T4">&lt;br&gt;</text:span><text:span text:style-name="T3">這就是這本書的男主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宣傳愛國是一回事，鼓吹民族主義是一回事，打著民族主義的旗號讓人給你趙家人送死又是另一回事。郭靖守襄陽，人家是為了天下人。主角一個皇子為了自家江山用極端民族主義給江湖人洗腦，再用“大義”名分把人逼上戰場，看得我尷尬死。或許他還覺得自己寫得很熱血吧～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作者明明文筆不行，還非得把主角寫成高武力諸葛亮，但看來看去還是個屌絲，可能作者本人就是，這氣質改不回來了，上本書也是，簡直屎中帶毒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以朝堂入江湖並無不可，但主角的成立權力幫（這名字</text:span><text:span text:style-name="T16">low</text:span><text:span text:style-name="T17">爆了）的做法充滿爭議又過於理想化。主角時不時蹦出現代人口吻來說話也十分違和了，作者行文又囉嗦，以主角和東邪見面為例，基本每隔幾句對白就解釋說明一翻東邪性格如何，所以才會這樣說這樣做，以至劇情拖遝。其次，過分解讀原著（主角認為郭靖送楊過上傳真教是想借刀殺人弄死楊過）、亂改原著設定（李莫愁輕鬆吊打全真七子任一人，小龍女是主角親妹妹假裝的），對我來說都是毒點，個人評價此文大毒。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估計不知道什麼是政治手段、強行偉光正要當救世主、這個看不慣、那個看不順眼、自己也在做著自己看不慣的事、雙重標準、然而沒有政治手段、又不夠狠辣的後果、就是看上去感覺這</text:span><text:span text:style-name="T12">B</text:span><text:span text:style-name="T13">主角智商比智障也強不了太多、不懂歷史、不懂政治就不要強行裝逼、簡直是穿越者之恥、該做的不做、連梟雄都算不上、只會蠱惑別人去送死、說到底也不過是個偽君子、歷史上這種人不要太多、、最後我翻回頁面才發現、、尼瑪、這</text:span><text:span text:style-name="T12">B</text:span><text:span text:style-name="T13">跑錯片場了吧、原來這就是所謂的新派武俠、呵呵、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我就不明白了，為毛那麼多作者喜歡把自己筆下的豬腳，塑造成智商極高，善於謀劃，算計的人，是不是對自己有什麼誤解，能寫個智商</text:span><text:span text:style-name="T52">50</text:span><text:span text:style-name="T53">的角色就已經是你們的極限了，為了這個智商</text:span><text:span text:style-name="T52">50</text:span><text:span text:style-name="T53">的能雞立鵪鶉群，別的角色就只能智商</text:span><text:span text:style-name="T52">20</text:span><text:span text:style-name="T53">，但有時候又因為作者們智商不夠，智商</text:span><text:span text:style-name="T54">20</text:span><text:span text:style-name="T53">的，反倒做了個智商</text:span><text:span text:style-name="T52">70</text:span><text:span text:style-name="T53">的做的事，結果豬腳就變</text:span><text:span text:style-name="T52">SB</text:span><text:span text:style-name="T53">了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第一章，主角因為常年做惡夢導致休息不好，所以學習成績非常差，所有人包括他自己都知道考不上大學，主角家也沒什麼錢，主角很孝順父母，想儘量省錢為家裡減輕負擔，甚至不想自費上大學，但是主角身體非常好，“稍稍努力”就可以走體育生路線保送大學，但是呢，主角覺得這是種“奇怪的天賦”，不想利用這種天賦。——你們看懂了麼？反正我是沒看懂作者到底想說什麼，整個第一章就是想說主角是個腦殘？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作者想寫個賤賤，偏偏寫出一個</text:span><text:span text:style-name="T52">NC&lt;br&gt;</text:span><text:span text:style-name="T53">收弟子亂定價。</text:span><text:span text:style-name="T52">&lt;br&gt;</text:span><text:span text:style-name="T53">一身豪華裝備，但是我練級就是要比別人慢。</text:span><text:span text:style-name="T52">&lt;br&gt;</text:span><text:span text:style-name="T53">行事一直反人類，寧願損人不利己，也不雙贏。</text:span><text:span text:style-name="T54">&lt;br&gt;</text:span><text:span text:style-name="T53">因為誤會，和瘋子結緣受了多大好處？但我還是不改，我就是要損人不利己。</text:span><text:span text:style-name="T52">&lt;br&gt;</text:span><text:span text:style-name="T53">我就是不願意付出資產的百分之一來交朋友，我就不願意借飛劍，呵呵</text:span><text:span text:style-name="T52">&lt;br&gt;</text:span><text:span text:style-name="T53">遊戲裡真有這種性格的人早眾叛親離了，還能穩做常委？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莫名其妙的苦戀上未成年女神經病人，莫名其妙的發展成三角戀，還有大段的莫名其妙的瓊瑤式心裡獨白，受夠了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開頭敗退，劉天仙？光聽這名字，我隔著螢幕都能聞到一股濃濃的屌絲氣息。臥槽一個演戲的演員跟誰交往幹你主角什麼事啊？嘴裡說著自己看到這個新聞沒什麼反應，這樣就能證明自己無情？我覺得吧，這唯一能證明的就是你每天晚上拿著衛生紙在歪歪對方。果不其然，後面立馬就出現了屌絲到不行的劇情，你要不是意淫她幹嘛要創造這樣一個世界？</text:span><text:span text:style-name="T12">&lt;br&gt;</text:span><text:span text:style-name="T13">然後…小屁孩教自己老子計除始彌遠的劇情，本以為會有什麼另人眼前一亮的計謀，結果，你他媽告訴我，就是在他進宮的時候，自己兄妹倆直接操刀子幹了他？</text:span><text:span text:style-name="T12">&lt;br&gt;</text:span><text:span text:style-name="T13">後面沒看了，實在怕被毒死。 </text:span></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看到劉亦菲跟宋棒子交往的新聞沒有生氣，然後就說自己果然無情。就開頭這幾句幫我毒翻。神經病啊，誰他娘規定看到明星交往不生氣就是無情的。垃圾。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主角很不討喜，滿身戾氣，而且沒有自知之明。 </text:p>
          </table:table-cell>
          <table:table-cell table:style-name="ce3" office:value-type="string" calcext:value-type="string">
            <text:p>negative</text:p>
          </table:table-cell>
          <table:table-cell table:number-columns-repeated="1022"/>
        </table:table-row>
        <table:table-row table:style-name="ro1">
          <table:table-cell table:style-name="ce2" office:value-type="string" calcext:value-type="string">
            <text:p>在作者的筆下，八門遁甲變成了自我催眠，所以邁特戴只能幹掉區區四個“上忍”（忍刀七人眾是精英上忍，影就是從精英上忍中選出來的，也就是說每個精英上忍都有影的潛力，能夠與影交手，但是作者顯然不知道這一點），初代火影的仙人體被他解釋為細胞中有細胞壁還有胞間連絲（自嗨也要有個限度，植物也沒有那麼高的癒合能力的，不是叫高等植物就一定是高等，那只是人定義的），算了，太多了，不知道怎麼吐槽，到了火影就不用看了，作者全程自嗨嚴重。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我越來越不理解你們年輕人看書的爽點在哪裡了。根據作者安排，主角</text:span><text:span text:style-name="T12">30</text:span><text:span text:style-name="T13">歲重新回到高一，標準套餐的抄書不多說，又是打網遊又是組球隊當隊長，對於</text:span><text:span text:style-name="T12">30</text:span><text:span text:style-name="T13">歲主角很爽？真的有人喜歡這種全方位立體化幼稚裝逼？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看的好好的，突然搞</text:span><text:span text:style-name="T16">J8</text:span><text:span text:style-name="T17">晚會，樂器，唱歌生硬的裝逼打臉，連高考都淡然的態度缺在乎一個高中小婊砸的嘲諷，這口屎喂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作者本人的私貨攤，表達了一些對於資訊時代的看法。但是硬知識不足，滿滿地“民科改變世界”的味道。 </text:span><text:span text:style-name="T12">&lt;br&gt;</text:span><text:span text:style-name="T13">大資料資訊流，物聯網，深度學習智慧，全自動化工業時代，這些暢想即使最前沿的領域專家也只能給出未來的可能走向，而無人能作出完全的保證。想做預言家在當今社會不必冒多大的風險，但內容欠缺的空口白話只能忽悠小學生。 </text:span><text:span text:style-name="T12">&lt;br&gt;</text:span><text:span text:style-name="T13">乾貨來自對堅實基礎的理性分析，而作者還需要學習則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絞盡腦計，給自己的私生女取了個名字叫做“費潔西”。肺結石啊，這是多大仇。 </text:span><text:span text:style-name="T2">&lt;br&gt;</text:span><text:span text:style-name="T14">作者還在這本書裡邊預言</text:span><text:span text:style-name="T4">oppo</text:span><text:span text:style-name="T3">在</text:span><text:span text:style-name="T4">2018</text:span><text:span text:style-name="T3">年要掉出國產手機前十名，現在</text:span><text:span text:style-name="T4">2017</text:span><text:span text:style-name="T3">已經過了一半了，任重而道遠。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著金大腿說讀書無用，看我不讀書就能成功，媽蛋你有金大腿啊，用金大腿的成功來證明讀書無用，總感覺自己的智商被侮辱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三十多歲的年齡，還能夠如書中那般輕浮，真是毒死老夫啦……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個人感覺，這種文抄公的書，爽點在於抄的評論、抄的反響，其他情節可以有，但別這麼一截一截的。。。看了幾章還沒進入正題，實在看不下去了。。。另外，吐槽一下這每一集的名字：“太陽當空照”、“花兒對我笑”、“小鳥說早早早”。。。。能更幼稚點麼，下一集是不是“你為什麼背上炸藥包”。。。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成功的給讀者展現了一個“皇帝的金扁擔”式的大美利堅。看這評分，居然這麼多認可這金扁擔的…… </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46">1</text:span><text:span text:style-name="T32">、能徒手殺掉李密的七個侍衛，卻用手槍幹掉功夫不高的李密，還是僅剩的三顆子彈之一。</text:span><text:span text:style-name="T31">2</text:span><text:span text:style-name="T32">、“只一盞茶的功夫，數百隋軍士兵被楊玄感殺死在官道上”。老高也寫腦殘文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還是這種既不太監也不爛尾，半死不活的樣子，哎，又去了起點評論，看著一群“匪軍”還在那癡癡的自娛自樂，真是悲哀啊，然後一股怒火由心而生，冒牌你寫的是不錯，但畢竟不是小兵，說不上開山一派，也沒師士那種神創意，算是一部糧草</text:span><text:span text:style-name="T16">+</text:span><text:span text:style-name="T17">的作品而已，可這裁決到底要鬧哪樣，主角金手指開到逆天就不算了，全篇就剩打臉了，但是打臉這活難道是這麼膚淺的嗎？所有人都知道這臉要怎麼打了，你還愣是能鋪墊個十幾章，而且都水的快成白開水了，竟然還發月更甚至季度更，這麼一比還真覺得有些直接太監或爛尾的作者挺不錯，最起碼對讀者算是個交代，你這算是什麼？！人品啊人品。。。。。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紳士？正視自己的欲望，哪怕員警正在趕來，哪怕所愛對自己露出獠牙，一往無前，這才是紳士。愛女裝就穿，別人阻止都沒用；不愛就不穿，有人逼迫就算裸奔都不妥協。扭扭捏捏，婆婆媽媽，一副“哎呀，你們逼我好羞射”的樣子，呵呵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母系列】今天剛在推讀版看到有人推薦的奇書：母控的豬腳做了俄底浦斯的全套…不但戀母，而且戀母的同時開後宮…目前已經</text:span><text:span text:style-name="T2">404</text:span><text:span text:style-name="T3">了…不過系統大神紫嶺紅山出手寫了同人</text:span><text:span text:style-name="T4">&lt;a href="/name/</text:span><text:span text:style-name="T3">喪屍不喪屍加料版</text:span><text:span text:style-name="T4">" target='_blank'&gt;</text:span><text:span text:style-name="T3">《喪屍不喪屍加料版》</text:span><text:span text:style-name="T4">&lt;/a&gt;……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男主角明明有著一個成熟的靈魂，可面對自己的戀母情結，他選擇的既不是抑制這種錯誤的情愫，也不是為了愛而突破倫理道的來一場轟轟烈烈的不倫之戀，而是哭天嗆地地阻撓母親開始新的婚姻，用盡手段禁錮母親在身邊，真是個人渣。因此儘管作者文筆一流，故事情節大體上也好看，但就因為這個令人不恥的主角，這部書就是毒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大量的抄襲內容拼湊而成的一部小說，其中有蘇聯文學、傳記、將帥回憶錄、戰史、地攤文學，甚至連描繪志願軍的小說也不放過，比方魏巍的長篇</text:span><text:span text:style-name="T63">&lt;a href="/name/</text:span><text:span text:style-name="T64">東方</text:span><text:span text:style-name="T65">" target='_blank'&gt;</text:span><text:span text:style-name="T66">《東方》</text:span><text:span text:style-name="T65">&lt;/a&gt;</text:span><text:span text:style-name="T64">，作者就直接抄襲了大量</text:span><text:span text:style-name="T65">&lt;a href="/name/</text:span><text:span text:style-name="T66">東方</text:span><text:span text:style-name="T63">" target='_blank'&gt;</text:span><text:span text:style-name="T66">《東方》</text:span><text:span text:style-name="T65">&lt;/a&gt;</text:span><text:span text:style-name="T64">裡描述志願軍郭祥部的戰鬥內容。你說光抄俄、德、英各國作者的二戰讀物也罷了，中國讀者不太容易看出來。可</text:span><text:span text:style-name="T63">&lt;a href="/name/</text:span><text:span text:style-name="T64">東方</text:span><text:span text:style-name="T63">" target='_blank'&gt;</text:span><text:span text:style-name="T64">《東方》</text:span><text:span text:style-name="T63">&lt;/a&gt;</text:span><text:span text:style-name="T64">是茅盾文學獎作品啊，這麼容易戳穿的氣泡也敢上！真服了這個作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先是主角和女主被某中央領導的情人撞了，女主也因為這事不孕，借酒消愁，然後撞上橋墩…………死了。 </text:span><text:span text:style-name="T52">&lt;br&gt;</text:span><text:span text:style-name="T53">主角借這事倒和領導交上了朋友，看領導面子也沒弄死那情人，搞出國了事。 </text:span><text:span text:style-name="T52">&lt;br&gt;</text:span><text:span text:style-name="T53">然後某書記的十五歲外甥，看主角不爽，直接開車撞主角的車隊，結果把自己撞死了。他親生老爸又是退位大領導的兒子，於是和主角對上了。 </text:span><text:span text:style-name="T52">&lt;br&gt;</text:span><text:span text:style-name="T53">接著主角又被某領導的情人，央視主持撞進了醫院。這時候主角已經是世界首富了，對方賠了車了事，道歉都沒個。 </text:span><text:span text:style-name="T54">&lt;br&gt;</text:span><text:span text:style-name="T53">到了這時候心腹受不了了，老闆你還是定制輛安全性好的車吧！主角開始還不同意，想了想又改變了主義。 </text:span><text:span text:style-name="T52">&lt;br&gt;</text:span><text:span text:style-name="T53">然後終於主角不撞車了，而是情人開車撞了第二個女主的車…… </text:span><text:span text:style-name="T52">&lt;br&gt;</text:span><text:span text:style-name="T53">撞車狂魔當之無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文青無敵後宮流。 </text:span><text:span text:style-name="T16">&lt;br&gt;</text:span><text:span text:style-name="T17">本來一無腦後宮文，偏偏寫個主角姐姐晚上出門為主角買藥，被輪死的情節……於是弱雞主角覺醒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5">總覺得我和作者對奧術的理解不是一個意思？ </text:span><text:span text:style-name="T116">&lt;br&gt;</text:span><text:span text:style-name="T117">全程說是奧術師不是法師，結果兩者升級全靠頓悟冥想元素親和心湖，還都是藍條施法…… </text:span><text:span text:style-name="T118">&lt;br&gt;</text:span><text:span text:style-name="T119">全程說奧術師要研究要知識，研究全靠光腦幹了自己跑去探險開地圖…… </text:span><text:span text:style-name="T118">&lt;br&gt;</text:span><text:span text:style-name="T119">你特麼把這叫做奧術？ </text:span><text:span text:style-name="T116">&lt;br&gt;</text:span><text:span text:style-name="T117">總之沒看出來自稱奧術師的主角和其它的那些法師有個毛線的區別。 </text:span><text:span text:style-name="T116">&lt;br&gt;</text:span><text:span text:style-name="T119">模仿</text:span><text:span text:style-name="T118">&lt;a href="/name/</text:span><text:span text:style-name="T117">院長駕到</text:span><text:span text:style-name="T118">" target='_blank'&gt;</text:span><text:span text:style-name="T119">《院長駕到》</text:span><text:span text:style-name="T116">&lt;/a&gt;</text:span><text:span text:style-name="T119">和</text:span><text:span text:style-name="T116">&lt;a href="/name/</text:span><text:span text:style-name="T117">奧術神座</text:span><text:span text:style-name="T116">" target='_blank'&gt;</text:span><text:span text:style-name="T117">《奧術神座》</text:span><text:span text:style-name="T116">&lt;/a&gt;</text:span><text:span text:style-name="T117">的痕跡挺明顯的，然而…… </text:span><text:span text:style-name="T116">&lt;br&gt;</text:span><text:span text:style-name="T117">總之本人陣亡在娜迦篇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3">開始腦洞不錯，後續就沒有意思了。所有作品全都二設，作者覺得誰強就是誰強，所有人物都只是披著原著名字的低智商</text:span><text:span text:style-name="T24">NPC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靠店鋪與各個作品裡的角色做交易，劇情各種無腦各種白，而且身為店長竟然帶顧客組團到各個異世界搶商品，我也是服了，你乾脆征服多元宇宙算了，還開什麼店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順帶一提 主角缺錢也是毒點  一開始看 覺得搞笑  後來一再重複強調 覺得很弱智 這麼牛</text:span><text:span text:style-name="T16">B</text:span><text:span text:style-name="T17">一人 再怎麼著也不該窮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有點刻意為了搞笑而搞笑的不好笑的文。風格上模仿遠瞳，模仿的太刻意。好好的魔獸世界的術士，給寫成了張小花，遠瞳風格的傻比逗比流術士。………………………………前期看個新鮮可以，多看幾章就膩味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屌絲，跪女，不看 </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120">4</text:span><text:span text:style-name="T27">分， 裝</text:span><text:span text:style-name="T26">x</text:span><text:span text:style-name="T29">裝成傻</text:span><text:span text:style-name="T28">x</text:span><text:span text:style-name="T27">的典型範例 </text:span><text:span text:style-name="T26">&lt;br&gt;</text:span><text:span text:style-name="T29">前面幾章關於</text:span><text:span text:style-name="T28">wow</text:span><text:span text:style-name="T27">術士的私貨吐槽還能接受，敗退在跟特工的那幾章對話中，明明不想引人注意，卻非要裝逼說控制能力</text:span><text:span text:style-name="T28">100%</text:span><text:span text:style-name="T27">，還特別表明自己的傳承是可以讓普通人學會魔法的</text:span><text:span text:style-name="T26">!!!</text:span><text:span text:style-name="T27">這種行為已經很二了，後面為了證明自己不二，花了好幾章，來描述主角撒了個謊瞞過了兩個經驗豐富的特工，重點突出主角神一般的智慧。奇妙就奇妙在這個謊話居然還是主角拍腦袋臨時想到的！這種小學生跟家長撒謊級別的謊言居然可以瞞過兩個經驗豐富的特工，讓對方完全相信了！！？這你敢信？強行裝</text:span><text:span text:style-name="T26">x</text:span><text:span text:style-name="T27">裝成傻</text:span><text:span text:style-name="T26">x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介意，窮無所謂，無欲無求的主角睡天橋我也不介意，然而一個感情豐富想致富卻被作者強行逆境當賣點的，屌絲臭太濃不看。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從</text:span><text:span text:style-name="T19">0</text:span><text:span text:style-name="T20">級難民職業轉職為山賊後開始爭霸天下的網游文。在新手村做山賊打劫的時候有點</text:span><text:span text:style-name="T21">&lt;a href="/name/</text:span><text:span text:style-name="T20">紅纓記</text:span><text:span text:style-name="T19">" target='_blank'&gt;</text:span><text:span text:style-name="T20">《紅纓記》</text:span><text:span text:style-name="T21">&lt;/a&gt;</text:span><text:span text:style-name="T22">的味道，輕鬆幽默，主角性格逗比，用五級砍柴刀法的山賊很有喜感。 </text:span><text:span text:style-name="T19">&lt;br&gt;</text:span><text:span text:style-name="T20">從流民營任務開始就進入了普通小白爭霸天下文的俗套，沒有了開頭的靈氣和喜感，只是一個單純的練武—收編—擴軍—打敗敵人進攻的小白軍文流水帳，節奏感不強、思路不明確、戰爭場面描寫單一而薄弱，已經缺乏可讀性。 </text:span><text:span text:style-name="T19">&lt;br&gt;</text:span><text:span text:style-name="T20">總體評價：這種網游爭霸文如果放在十年前可能還有一定的閱讀價值，到了現在已經讓人覺得無聊無趣。 </text:span><text:span text:style-name="T19">&lt;br&gt;</text:span><text:span text:style-name="T20">評級：毒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毒點頗多，貨幣體系崩潰，隨隨便便就是百萬兩黃金，主角還才練氣五重。 </text:span><text:span text:style-name="T12">&lt;br&gt;</text:span><text:span text:style-name="T13">另外人物刻畫不行，顯得主角很裝，沒金手指的時候，修煉十多年才練氣兩層，本身是一個沒啥優點的屌絲。有了金手指，又變得優越感又太重。 </text:span><text:span text:style-name="T12">&lt;br&gt;</text:span><text:span text:style-name="T13">等到後面撿了兩個先天靈體的乞丐，看不下去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洛基變洛姬，作者估計沾沾自喜自己的改編，卻不知道自己頭上頂出兩個字 </text:span><text:span text:style-name="T31">"</text:span><text:span text:style-name="T32">真蠢</text:span><text:span text:style-name="T31">"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05">騎士比賽， 馬脖子伸的比騎槍長，騎槍只有</text:span><text:span text:style-name="T106">1</text:span><text:span text:style-name="T107">米長！魔山跌下馬，都不用站起，直接從侍從那拿劍，賽道全長只有</text:span><text:span text:style-name="T108">5</text:span><text:span text:style-name="T107">米吧。  </text:span><text:span text:style-name="T106">&lt;br&gt;</text:span><text:span text:style-name="T107">作者不斷強調</text:span><text:span text:style-name="T108">,</text:span><text:span text:style-name="T109">要強大</text:span><text:span text:style-name="T106">,</text:span><text:span text:style-name="T107">要對付羊皮紙背後的人</text:span><text:span text:style-name="T106">.</text:span><text:span text:style-name="T107">假如我寫的小說主角強大到能跳出來反對我</text:span><text:span text:style-name="T106">,</text:span><text:span text:style-name="T107">我是不是可以把他寫死</text:span><text:span text:style-name="T106">.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毒死人，文筆小學生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出生即名“王靈”，周圍親人朋友奴僕上司下屬所有人都知道叫“王靈”、、、、、、突然有一天自己私下給自己改成了“王真靈”也沒有告訴任何人，然後周圍所有人就都莫名其妙的開始喊你“王真靈”、、、這不是見鬼也是見王靈（亡靈）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社會主義的好青年還是不要看這種三觀不正的書了。作為一個</text:span><text:span text:style-name="T2">dnd</text:span><text:span text:style-name="T3">愛好者，我之前是被耐瑟瑞爾這個名字吸引過來的，但是作者就是典型的占著茅坑不拉屎，和</text:span><text:span text:style-name="T4">dnd</text:span><text:span text:style-name="T3">毛關係沒有。還有，有人說這才是真正的法師，我問一句，什麼是法師？誰規定的法師就是冷血無情，自私自利？法師就是殺人不眨眼？作者為了體現主角的冷血無情，自私自利，就寫出強行殺女的情節也是夠噁心的。</text:span><text:span text:style-name="T4">DND</text:span><text:span text:style-name="T3">裡面的紅袍法師也沒有這麼扭曲，就像之前有個書評說的一樣，黑暗流不是神經病流，如果主角是按照作者的真實內心想法寫的，我建議去看一看心理醫生。總之，按照陣營來說的話，不屬於邪惡陣營的人還是不要看此書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21">為了黑暗向而沒道理的殺隊友</text:span><text:span text:style-name="T81">,</text:span><text:span text:style-name="T80">殺手下</text:span><text:span text:style-name="T83">.</text:span><text:span text:style-name="T82">所謂黑暗</text:span><text:span text:style-name="T83">,</text:span><text:span text:style-name="T80">拿人不當人</text:span><text:span text:style-name="T83">,</text:span><text:span text:style-name="T82">實際沒寫出來</text:span><text:span text:style-name="T81">.</text:span><text:span text:style-name="T82">除非以滅世</text:span><text:span text:style-name="T83">,</text:span><text:span text:style-name="T80">消滅所有生命為終極目標</text:span><text:span text:style-name="T81">,</text:span><text:span text:style-name="T80">很難感覺主角行為的合理性</text:span><text:span text:style-name="T81">. &lt;br&gt;</text:span><text:span text:style-name="T80">就算是費倫的紅袍們</text:span><text:span text:style-name="T81">,</text:span><text:span text:style-name="T80">也沒法做到主角這麼沒道理的黑暗向</text:span><text:span text:style-name="T81">.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語無倫次   前後矛盾     爆私貨都牛的一比   神</text:span><text:span text:style-name="T16">TM</text:span><text:span text:style-name="T17">吳三桂因為綠帽子投大清      圓圓可是一個連妾都算不上的娼妓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老實說，男人好色沒什麼不對，可這個作者就是表現的有點問題，好比楚留香與田伯光的區別。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看簡介就看不下去，感覺就是自嗨過頭的，還風騷的人生呢，騷氣還沒看就倒胃口了。簡介：　當一枚可以穿梭世界的神戒從天而降，林揚表示不能淡定。 </text:span><text:span text:style-name="T2">&lt;br&gt;</text:span><text:span text:style-name="T14">漢末三國，一個夜光瓶，你出價千金？一個音樂盒，你當成傳家寶？笑傲江湖，射雕英雄傳，倚天屠龍記，天龍八部，絕世武功，仗劍江湖！ </text:span><text:span text:style-name="T4">&lt;br&gt;</text:span><text:span text:style-name="T3">倩女幽魂？仙劍奇俠傳？西遊記？這是要成仙的節奏？ </text:span><text:span text:style-name="T4">&lt;br&gt;</text:span><text:span text:style-name="T3">風騷的人生，從林揚走進一個個世界開始。 </text:span><text:span text:style-name="T4">&lt;br&gt;</text:span><text:span text:style-name="T3">咱的口號是，我是林揚，我喂自己袋鹽。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剛升級就被迫和生死大仇合作，去拿金蘋果以救一個大佬的性命。一番辛苦拿回金蘋果之後被告知，大佬屁事兒沒有，就是個引蛇出洞的計謀，現在給你個任務，開了嘲諷多引點怪，最好把那些敵對大佬都引出來，噢，對了，再給你頭上點個燈，免得那些大佬看不見。當然獎勵和上次一樣都是沒有的。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總喜歡賣弄私貨，還不如好好寫一段連續的故事，一直在字裡行間表現自己多吊，其實在老讀者看來就有多傻，突然讓我想到看漫威電影的時候有同學在我面前誇誇其談漫威宇宙，我看著電影心中只想說滾犢子還用你來廢話！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主角學霸在哪一點沒看出來，按理說只要主角不主動在哈利波特一窩人的行動裡插一腳，根本就不會有什麼蝴蝶效應，然而主角嘴裡說著要安全，卻時不時做點畫蛇添足的事，挺搞笑的，混到被鄧布利多當過苦力了。 </text:span><text:span text:style-name="T12">&lt;br&gt;</text:span><text:span text:style-name="T13">學霸也沒見主角做什麼研究，整天在劇情周圍擦邊鼓，浪費時間。 </text:span><text:span text:style-name="T12">&lt;br&gt;</text:span><text:span text:style-name="T13">現實世界方面的劇情有毒，作者對錢啊什麼的沒什麼概念，去找個前蘇聯特工問這問那，最後居然是買一點頭髮，英鎊就不知道給了多少，吐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很多情節腦殘的不行。在某武俠位面，別人拿著劍快捅到主角了，主角急中生智背功法，對方直接停下來了，額，對面是爬著走嗎？捅你的時間，夠你背半本功法？還有主角這麼蠢了，竟然還做局騙人，而且那麼蠢的局還有人信。我懷疑這本書裡的人全部是從幼稚園跑出來的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部分動漫宅寫的書都是不能看。因為他們根本不知道正常人是怎麼說話怎麼相處，也不知道正常社會是怎麼運行的，自然也寫不出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已完本】據我來看，這本書應該是矽統</text:span><text:span text:style-name="T2">+</text:span><text:span text:style-name="T3">宅文</text:span><text:span text:style-name="T4">+</text:span><text:span text:style-name="T3">無限流的結合體。主角推了三個</text:span><text:span text:style-name="T4">SABER</text:span><text:span text:style-name="T3">，三個炮姐，幻想鄉搞出來八飛，還有神馬為了大義請到我身上來自己動之類的，鈦金眼已嗶……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以前看過。主角不討喜，又慫又弱。大驚小怪，是非不分，傻逼一樣。 </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44">1.</text:span><text:span text:style-name="T9">文筆糟糕；</text:span><text:span text:style-name="T45">2.</text:span><text:span text:style-name="T10">世界設定、故事設定都很一般，故事講述家長裡短，開一個空間掛不夠，還要開個“四爺”掛；</text:span><text:span text:style-name="T8">3.</text:span><text:span text:style-name="T10">故事可以改名叫做帶著四爺闖異界，四爺負責搞定一切，女主負責和四爺膩歪；</text:span><text:span text:style-name="T8">4.</text:span><text:span text:style-name="T10">一切都只是敘述做了什麼，要做什麼，對於怎麼做是不會展現滴，除非是照顧人。</text:span><text:span text:style-name="T8">5.</text:span><text:span text:style-name="T10">所有人都一個樣子……貧嘴。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個女主是穿越者，但是感覺就像是古代女則學的深入骨髓的那批人，比古代女兒還深。家裡給她訂了親，他就接受了。不說他該不該，關鍵是她從來沒有思考過，比如這個人長得如何，像個如何或者其他方面怎麼樣之類的。家裡一說，她就把自己當成別人的待嫁新娘了。古代人也會思考自己的夫婿怎麼樣，但是主角一聽家人給她找了人家，就立馬把自己當成註定嫁入這個人的新娘。無語啊，有沒有自己的思考啊。。。就算妓女贖身也要看這個人怎麼樣啊，古代父母給女兒找人家，一般也安排女兒在屏風後面看著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讓人噁心的女主……簡直奴性深重，反正清穿就是雷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本書真是一言難盡 </text:span><text:span text:style-name="T16">&lt;br&gt;</text:span><text:span text:style-name="T17">拋開文筆和故事性，所有的故事放在一起，你會發現，除了兩次清穿，其他世界的極品改修理的修理該調教的調教該遠離的遠離，只有我大清的阿哥王爺各個優秀睿智知錯就改、心懷天下、可牛逼壞了，男主是四爺（不是我要這麼說，是女主一直這麼稱呼的，口語上都是爺），女主在各個時空生孩子都特別厲害，雙胞三胞四胞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這一幕被毒了回去 </text:span><text:span text:style-name="T12">&lt;br&gt;</text:span><text:span text:style-name="T13">感覺 穿過去的不是現代人。而是一個封建社會老太君。。。。 </text:span><text:span text:style-name="T12">&lt;br&gt;</text:span><text:span text:style-name="T13">說規矩講家風談三從四德！被毒死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完清穿部分真是看不下去了，女主整個形象坍塌，戀愛腦來得莫名其妙不說，大清早就完了女主還一副封建婦女樣子端著，太毒。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不錯的腦洞，攀科技和後宮系統的衝突，可惜……女作者的通病，愛能發電，讓人帶入不能。能有理性思維的女作者，比國寶還稀少。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3">有個笑話，大意是某人家電腦壞了，請了個高手來幫他修電腦。 </text:span><text:span text:style-name="T34">&lt;br&gt;</text:span><text:span text:style-name="T35">高手兄從主人家借來兩塊塑膠布，就著打火機，用鐵釘子幫主人重打了一套電路板。 </text:span><text:span text:style-name="T36">&lt;br&gt;</text:span><text:span text:style-name="T37">電腦修好了，高手兄收了五十塊錢，事了拂衣去。 </text:span><text:span text:style-name="T36">&lt;br&gt;</text:span><text:span text:style-name="T37">本書中的主人公就是這樣的高手。 </text:span><text:span text:style-name="T36">&lt;br&gt;</text:span><text:span text:style-name="T37">從零開始編寫</text:span><text:span text:style-name="T34">3Dmax</text:span><text:span text:style-name="T37">軟體，利用閒置時間製作剪接譜寫小紅帽逆襲”黑紅黃白四部曲系列！間接重現了英雄</text:span><text:span text:style-name="T36">O</text:span><text:span text:style-name="T35">盟、魔獸</text:span><text:span text:style-name="T36">O</text:span><text:span text:style-name="T35">霸，以及守望</text:span><text:span text:style-name="T34">O</text:span><text:span text:style-name="T35">鋒等“不知名”遊戲，順便一提，最受歡迎的遊戲居然是主角策劃的以型月世界為藍本的英靈</text:span><text:span text:style-name="T34">O</text:span><text:span text:style-name="T35">座…… </text:span><text:span text:style-name="T34">&lt;br&gt;</text:span><text:span text:style-name="T35">真是太厲害了，這樣的主角賽過多少個空手造蒸汽機的穿越者啊，不愧是高手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作者是個沒多少女人閱歷的單身狗……之前描寫古伊娜的時候就有點彆扭但還不影響閱讀，最新的女主角女帝出場主角一副典型的人設崩壞的豬哥樣子！這種腦殘描寫</text:span><text:span text:style-name="T16">10</text:span><text:span text:style-name="T17">年前都是劇毒，真是噁心到死啊！！！主角先是和女帝在打鬥中默契的舞蹈，一口血！再是抓住女帝的腿又是摸又是聞，血吐幹了！字裡行間充斥著豬哥看見女神的意淫，幽香，美麗，動人，美腿，絲襪。我！的！天！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還能說什麼？照著劇情走的同人有啥出息，死了帶土死了琳還要死四代夫婦，要這主角有個蛋用。這種強行劇情殺真的是碉堡了，主角都要煉賢者之石了，依然還是護不住玖辛奈。為虐開殺，主角後面就要學帶土清洗全世界了吧？毒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劇情走向平平淡，主角成長如喂翔。 人物設定死宅愛，不做人來偏做妖。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閱讀請跳過感情戲，見女軟，跪舔姿勢十足，屌絲矯情宅形象躍然眼前。本來跳過該類劇情還能看，組隊後就跳不過去了，到生生給百里屠蘇澆上娘溺泉不讓變回來後棄之。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滿篇的病句和錯別字，胡扯的劇情安排，幾乎沒有的人物塑造，毒草。詳細點</text:span><text:span text:style-name="T16">:</text:span><text:span text:style-name="T17">禁術說學就學，禁法卷軸說偷就偷，看完之後被抓，處理結果是扔上戰場還不給配隊友……誰家那麼大方把一個看過自家機密技術資料的傢夥往外送？心真大。外出後遭遇戰，領隊說一起上，這貨說不我先上你們歇著就一個人懟上去了，戰場上玩這種是多沒常識啊？你就一沒職沒銜沒戰績的雜兵也來做決定？而且明明是偷襲你還專門露臉念了兩句詩，充布袋戲？純屬沙比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還是那句話，從第一百七十一章開始到第一百八十章，也就是女主角女帝出場到離開，絕對！絕對！絕對的遠古劇毒！！！千萬不要看！！！龍空的毒抗都不夠你死的！！！作者真是</text:span><text:span text:style-name="T16">...</text:span><text:span text:style-name="T17">沒見過女人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女作者的書，優點很明顯文風比較細膩，但缺點也很明顯，格局過小，整一部宅鬥文，在一個小小的宅子裡勾心鬥角，整天你算計我，我算計你。女作者的通病，果然還是適合在晉江寫。</text:span><text:span text:style-name="T16">17.03.16</text:span><text:span text:style-name="T17">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碉堡啦！九尾之戰的時候，主角已經大概知道是誰對四代夫婦痛下殺手了，但他沒去找這些正主報仇，反而決定要用直死魔眼去殺尾獸。先不說尾獸能不能被徹底殺死，就主角這遷怒甩鍋的能力，完全可以和帶土當個好朋友啊。還殺什麼尾獸，一起當個姦夫淫夫去雙宿雙棲唄。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上一本快穿還不太看得出來，這一本詳寫感覺政治經濟軍事都是拍腦袋，偏偏作者認為自己的資料詳實……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文筆太差，關於板磚的梗老用，什麼武器不好，拿菜刀，拿板磚，惡搞的一點限度沒有，用詞用語簡直小學生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還可以，感覺腦洞大，越往後看越不對……中二病的作者，全世界強行降智商，寫崩了就滅世換地圖。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個作者的所有書都是一個套路，全部都是以自我為中心的無敵碾壓流，主角設立的規矩雙標嚴重自相矛盾，最過分的就是，空有腦洞，沒有文筆，越看越看不下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胡亂增加設定，實力增長緩慢。敵人總比主角要強個兩三階，一次次和敵人拼命，還經常拼不過，導致生死由不得自己，靠敵人的輕視和饒命才能活下來。 </text:span><text:span text:style-name="T12">&lt;br&gt;</text:span><text:span text:style-name="T13">還有主角職業是聖騎士，性格是逗逼，說話不經大腦，滿嘴跑火車，還偏偏能把</text:span><text:span text:style-name="T12">npc</text:span><text:span text:style-name="T13">唬的一愣的，我看得尷尬症都犯了，再加上信仰一個有思想會說話的聖光神，升級的時候還要說服聖光神給他力量讓他升級，這算哪門子聖騎士？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毒草已棄。 </text:span><text:span text:style-name="T2">&lt;br&gt;</text:span><text:span text:style-name="T14">主角第一個任何得到了轉職卷軸，但偏偏是亡靈法師，主角和我一樣都不喜歡這個職業。 當然，種不爽還是最輕微的。 </text:span><text:span text:style-name="T4">&lt;br&gt;</text:span><text:span text:style-name="T3">主角進了漆黑子彈，好不容易幹掉一個超強的怪物，卻因為系統判定主角取巧完成，所以獎勵降為原先的</text:span><text:span text:style-name="T4">1/10</text:span><text:span text:style-name="T3">。並且由於主角之前精神太集中，所以幹掉怪物之後忘了關技能導致精神耗幹昏了過去。結果，該怪物的掉落沒有撿到。在結束任何之後，提示可以將遺失的掉落收回，但代價是海量的獎勵點，由於獎勵點不足</text:span><text:span text:style-name="T4">A</text:span><text:span text:style-name="T3">級評價沒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各種強行還原原著，沒本事推演劇情就削弱主角啊，反正你也想文青，拿弱雞主角不就不影響劇情了嗎，這本書原著死的主角沒救成，乾脆就叫</text:span><text:span text:style-name="T52">&lt;a href="/name/</text:span><text:span text:style-name="T53">沒卵用的某穿越者</text:span><text:span text:style-name="T52">" target='_blank'&gt;</text:span><text:span text:style-name="T53">《沒卵用的某穿越者》</text:span><text:span text:style-name="T52">&lt;/a&gt;</text:span><text:span text:style-name="T53">好了。 </text:span><text:span text:style-name="T54">&lt;br&gt;PS</text:span><text:span text:style-name="T53">：魔禁我記得好像強不強看計算力（雖然已經被作者吃了），一方就算和炮姐超能力對調，計算力也能把炮姐打成狗，當然這本書就是主角廢物了，完全不會用啊，就算你大學物理沒聽過課，港漫沒看過嗎？ </text:span><text:span text:style-name="T52">&lt;br&gt;PS2:</text:span><text:span text:style-name="T53">要是我是主角，我就一邊攀科技，跑外行星搞基地，建基因庫核彈庫飛船，一邊用電磁波控制人體出去搞事，贏了最好，輸了換個身份再來，根據概率論，我必勝。 </text:span><text:span text:style-name="T52">&lt;br&gt;</text:span><text:span text:style-name="T53">萬一被發現，看能剛贏不，輸了直接來一發四千億噸當量洗地掀桌子，之後帶上基因庫跑路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本來很喜歡這篇同人的，覺得主角不腦殘，寫的很合胃口，然而我發現什麼都攔不住作者作。在辛辛苦苦做了</text:span><text:span text:style-name="T16">n</text:span><text:span text:style-name="T17">多努力，還上了以防萬一的保險栓的情況下，玖辛奈被強行劇情殺。請原諒我看同人的初衷是為了彌補原作的缺憾，在主角各種強，劇情各種鋪墊都完成的情況下，愣是反向金手指大開，就是為了不改變劇情，以便接下來不用費腦子推演⋯⋯對不起，再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局挺新意但變人後就開始無聊，作者或許想寫白紙般主角的成長線，結果高估了自己的筆力，我只看到主角是如何不斷從一類白癡變成另一類白癡，永無止境。。。 </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38">&lt;a href="/n/</text:span><text:span text:style-name="T14">哀傷之霜</text:span><text:span text:style-name="T4">" target='_blank'&gt;@</text:span><text:span text:style-name="T3">哀傷之霜 </text:span><text:span text:style-name="T4">&lt;/a&gt;: </text:span><text:span text:style-name="T3">開頭能好像很不錯，但是</text:span><text:span text:style-name="T4">30</text:span><text:span text:style-name="T3">章後開始強行喂翔，一波接著一波，自己從食人魔變偽娘還搞了一條街的妓女當後宮之王（沒卵用的擋箭牌），妹妹被抓去當奴隸，老媽被人關起來當性奴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無限後宮無限水，無限倒貼無限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這本書給人一種很彆扭的感覺，舉個最簡單的例子，主角口口聲聲說錢不重要，視金錢如糞土，一邊又修煉要錢，買藥要錢，親朋好友需要錢，做好事還是要錢，買塊地也需要錢，這就尷尬了，竟然都離不開錢為什麼又這麼的裝逼，說什麼老子一點都不在乎錢，每次看到這裡我都不知道怎麼看下去，虛偽，不協調，感覺錢都是往他身上跳，而他拼命的往外推，‘滾開，別過來，老子視金錢如糞土，不要臭老子”</text:span><text:span text:style-name="T12">.</text:span><text:span text:style-name="T13">可能是老子因為吃不到葡萄理解不了那種隨便吃還說葡萄酸的人。反正看了不到</text:span><text:span text:style-name="T12">50</text:span><text:span text:style-name="T13">章就看不下去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很難確定該給怎樣的分數，打個一星兩星吧，這書卻沒有什麼明顯的毒點，給個三星吧，這書卻又算不上及格。 本來對參軍新書頗有期待的，開頭尚可，第四章開始出現小蘿莉追著喊少爺，有些狗血，不過參軍嘛，有名的蘿莉控，大家都懂得！接下來就是毫不出奇的情節，俗套而無亮點，實在是乏善可陳！到四十多萬字為止，先是都市風水，而後轉修真，最近竟然投身“龍組”，這是要轉中西方超能大戰？感覺作者完全無法靜心的經營一個世界，只是浮在故事表面，寫什麼都是浮光掠影，根本不能撥動人心。</text:span><text:span text:style-name="T12">PS</text:span><text:span text:style-name="T13">：參軍是不是被</text:span><text:span text:style-name="T12">404</text:span><text:span text:style-name="T13">嚇破了膽，如今寫書一點感情都不敢寫，黛兒出走、小婉白曼不敢收、女主猶如分手、女兒見一面就再也不提，參軍，您這是陽痿了麼？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已太監】不寫官場文，其實對參軍也是有好處的。因為官場文條條框框的限制太多，老司機的姿勢施展不開啊。這本書總算是回歸後宮文正途來了，千嬌百媚，姹紫嫣紅，風流快意的基調已定。題中寶典，絕非僅僅是簡介所說的修真寶典之意。泡妞寶典，才是參軍的真傳。 </text:span><text:span text:style-name="T2">&lt;br&gt;PS</text:span><text:span text:style-name="T3">：（</text:span><text:span text:style-name="T4">2016.9.1</text:span><text:span text:style-name="T3">更新） </text:span><text:span text:style-name="T4">&lt;br&gt;</text:span><text:span text:style-name="T3">我錯了！一路讀完一百萬字，我只能遺憾地說，參軍現在已經被河蟹整廢了！期望有多大，失望就有多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已完本】與作者的前兩本書完全是同一個套路，幾乎毫無創新。對我而言，最大的亮點僅僅是主角有個弟控的表姐。僅建議還未對該作者審美疲勞的讀者食用此書。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因為在一場比賽裡沒踢假球就被人買凶追殺。呵呵，我什麼也不說了，足球真可怕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等等，請問這裡是什麼地方啊？” </text:span><text:span text:style-name="T12">&lt;br&gt;“</text:span><text:span text:style-name="T13">這裡是四淵天的龍淵大陸啊，大叔你不知道嗎？難道你是別的大陸上來的？來到我們龍淵大陸做什麼呢？”柔兒連續問道，似對此人頗為好奇 </text:span><text:span text:style-name="T12">&lt;br&gt;</text:span><text:span text:style-name="T13">作者大人，有人問你這是什麼地方的時候 你回答“這是在亞洲”麼？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遊戲人生是種生活態度，但≠沒完沒了的油腔滑調。該正經一點的時候，還是要正經的。否則是對那些真心想對你好的人的不尊重。 </text:span><text:span text:style-name="T2">&lt;br&gt;</text:span><text:span text:style-name="T3">看了</text:span><text:span text:style-name="T4">10</text:span><text:span text:style-name="T3">幾章就只能放下了。為啥？代入不能，因為我感覺，這主角，可能</text:span><text:span text:style-name="T4">...</text:span><text:span text:style-name="T3">還不如看書的“我”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不知道是不是現在年紀大了的緣故還是什麼，這書看得我真的有點受不了。 </text:span><text:span text:style-name="T2">&lt;br&gt;</text:span><text:span text:style-name="T14">這恥度也太高了，別誤會，我說的是主角的無羞恥無廉恥的恥度。 </text:span><text:span text:style-name="T4">&lt;br&gt;</text:span><text:span text:style-name="T3">這尼瑪，這麼讓人討厭的主角還是第一次遇到。 </text:span><text:span text:style-name="T4">&lt;br&gt;</text:span><text:span text:style-name="T3">或許是要整什麼傷心事，以前的傷疤的之類的橋段來說明主角變成這麼個不知廉恥的人的原因，可我根本連想知道這個原因的想法都沒有就看不下去了。 </text:span><text:span text:style-name="T4">&lt;br&gt;</text:span><text:span text:style-name="T3">又或許後面主角會轉變，心態的轉變，人性的昇華之類，可是抱歉，我沒等到就撐不住毒發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已完本】本書又名</text:span><text:span text:style-name="T52">&lt;a href="/name/</text:span><text:span text:style-name="T53">逗比也能開後宮</text:span><text:span text:style-name="T52">" target='_blank'&gt;</text:span><text:span text:style-name="T53">《逗比也能開後宮》</text:span><text:span text:style-name="T52">&lt;/a&gt;</text:span><text:span text:style-name="T53">，但是“逗比”一稱其實也算抬舉主角了，認真來講的話，這本書裡主要角色都時常處於智商掉線的狀態，使得劇情天雷滾滾的同時，意外造成某種反差萌。詳細毒點，可以參考趙大公子的評論。另，本書據說是</text:span><text:span text:style-name="T54">&lt;a href="/name/</text:span><text:span text:style-name="T53">無限之配角的逆襲</text:span><text:span text:style-name="T52">" target='_blank'&gt;</text:span><text:span text:style-name="T53">《無限之配角的逆襲》</text:span><text:span text:style-name="T52">&lt;/a&gt;</text:span><text:span text:style-name="T53">作者開馬甲寫的新書，延續了前作的輕鬆無敵流（或者說“逗比後宮流”？）風格，有著各種糟糕的過家家一樣的角色扮演。其中，男主與其姬友的感情戲尤其溫馨（大霧）。堅持追讀完所有章節之後，感覺我的毒抗功力大進，如今當有【一趙之力】了吧。推薦給毒抗與我近似的龍友一試（其他人勿入）。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弟弟太搶戲了，我到底是來看主角殺伐果斷的，還是來看弟弟插科打諢泡妞的啊。還拿滾開劍道真解來當藉口，那本書是有個煩人的妹妹，好歹滾開也沒寫妹妹泡男人的劇情吧。作者說弟弟只是一個前期的引子，我統計了一下，四十萬字了，描寫這個引子的劇情至少三分之一，前二十萬字是對半分，這是哪門子的引子。何況弟弟的性格也不討喜，看著真心折磨人。可笑作者自己在書評區裡做統計，最終得出結論大多數人是支持自己的，堅持把弟弟寫到底，這不廢話，只要你不寫綠帽，哪個作者的書評區裡不是捧著他的。何況你還能刪評價。總而言之，這書的評價是，哥哥負責殺伐果斷當保姆，弟弟負責搞事裝逼泡妹子。愛看雙主角的可以看，我就敬謝不敏了。棄書。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又是一本一開頭主角就說我不是個好人，實力至上，弱肉強食巴拉巴拉的。本來滾開在極道天魔裡的世界設定就很扯淡，但是滾開的腦洞和對驚悚的描寫掩蓋了那糟糕的設定，但是後面還是崩了。這本書的作者沒有那種腦洞跟文筆卻強行去寫，看的就比較尷尬了。毒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一本</text:span><text:span text:style-name="T2">&lt;a href="/name/</text:span><text:span text:style-name="T14">魔法學徒</text:span><text:span text:style-name="T4">" target='_blank'&gt;</text:span><text:span text:style-name="T3">《魔法學徒》</text:span><text:span text:style-name="T4">&lt;/a&gt;</text:span><text:span text:style-name="T3">寫一輩子，遠古大神之遠古寫法，一板斧寫法。 </text:span><text:span text:style-name="T4">17.02.09</text:span><text:span text:style-name="T3">記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充滿了矯揉造作的文青氣，動不動大段大段的心理獨白，完全是讓人看不下去的架勢。 </text:span><text:span text:style-name="T12">&lt;br&gt;</text:span><text:span text:style-name="T13">情節莫名其妙，女縣長代理轉正被翻盤選下去，沒多久就以書記身份殺回來，當我黨管理國家是幼稚園小朋友過家家？ </text:span><text:span text:style-name="T12">&lt;br&gt;</text:span><text:span text:style-name="T13">看到這這個所謂寫實的官場立即棄掉，我之毒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寫到後面又是靠女人發展劇情，而且又是傳統光明教會是惡人，罪惡之城那幫人都是好漢，還有最噁心吧啦的龍族無敵。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基本來說就是一直開車，文筆和劇情不要抱有什麼期待，推這書的唯一原因是部分和小蘭的劇情寫的比較曖昧，可以稱之為老司機，其餘的劇情都是一眼掠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死女，文青這毛病戴公公是何時染上的？上本</text:span><text:span text:style-name="T2">&lt;a href="/name/</text:span><text:span text:style-name="T14">女俠</text:span><text:span text:style-name="T4">" target='_blank'&gt;</text:span><text:span text:style-name="T3">《女俠》</text:span><text:span text:style-name="T4">&lt;/a&gt;</text:span><text:span text:style-name="T3">死女，這本也死女，聽我一句勸</text:span><text:span text:style-name="T4">:</text:span><text:span text:style-name="T3">文青是種病，得治！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已完本】本書的基調是歡樂逗比流，然而抖</text:span><text:span text:style-name="T16">M</text:span><text:span text:style-name="T17">之氣一發作，就讓人難以輕鬆起來了。再加上主站寫作，沒法像頂著“血珊瑚”馬甲時那樣以肉戲彰顯主角男子漢的一面，所以整個故事就成了一名弱受兔妖不斷的跪女表演。不建議閱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哎，怎麼就不能回到魔法學徒魔武士的水準呢。。。。這弱智親戚腦殘女主無腦跪女真的是受夠了。。。而且根本沒人包括女主把主角放在心上，都想著利用他，主角地位還沒女主的寵物，叛徒，內奸等母的或者小的高，男主和寵物只能救一個，女主絕對救寵物，男主和女叛徒只能活一個，活的應該也不是男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第一章為了表示自己比較餓在食堂點菜點了占三個人座位的菜（這種事情按正常成年人的思維邏輯在食堂再餓也不會這麼做的，頂多吃完再買），光這一點就把作者的心理年齡給暴露了，只懂得誇張賺取眼球，現實的合理性和人的基本思維邏輯根本顧及不過來，就像樓下有人說的這都反映出作者的生活閱歷不夠。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對於有超能力之後的世界描寫感覺不太對勁，國家是傻子嗎，一個靈石做熏香就能騙國家經費，和國術協會研究出功法，現在還是現代社會哎，攝像頭一堆，隨便查一查就能發現主角經常和他們密切交往，然後還找不到主角？後面一個什麼家族更是喂了口屎，抓人用異能，嗯，有槍不用非要玩格鬥，你還沒到抗核彈的時代呢。哪怕出現有人能抗核彈，那也只是少數人，大多數人能力的殺傷力肯定是比不過一把槍的，所以作者說的亂世我是完全不認同的。國家肯定要招安吧，招安不成難道你還要造反？你能拉到幾個人？現代不比古代，大家都安穩過日子了誰和你玩，一個人再強也沒用，國家資源培養下，不說最強，但肯定強者數量是最多的，你確定打的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是想往高逼格上靠，可受限於作者肚子裡的貨，只剩下幼稚和愚蠢。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就算不帶腦子看，也看不進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太小白了，將靈石碎粉製成蠟燭來個自以為是的高端隱密來騙經費，你逗我嗎？強降智商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文筆</text:span><text:span text:style-name="T2">2</text:span><text:span text:style-name="T3">分，劇情</text:span><text:span text:style-name="T4">2</text:span><text:span text:style-name="T3">分，人物</text:span><text:span text:style-name="T4">2</text:span><text:span text:style-name="T3">分。優秀的作者將自己的人生觀融入在劇情之中，無聲之間灌輸給讀者；劣質的寫手就那麼直白地寫出來，想要強行灌進讀者的腦子裡，而如果這種觀點很幼稚，很低級，就更讓人受不了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毒點太多太多</text:span><text:span text:style-name="T16">.......</text:span><text:span text:style-name="T17">細節幾乎沒有邏輯全是雷，羡慕那些打仙草糧草的神仙，胃口真是好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依稀記得作者的某本書裡主角</text:span><text:span text:style-name="T2">100</text:span><text:span text:style-name="T3">億收購金庸作品版權</text:span><text:span text:style-name="T4">©</text:span><text:span text:style-name="T3">現在又來</text:span><text:span text:style-name="T4">10</text:span><text:span text:style-name="T3">億收購金庸作品版權，只能說是真愛。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廢物主角，做事畏首畏尾，瞻前顧後，最大的心願是回到地球當屌絲。只能說屌絲獲得再大的力量還是屌絲，上不得檯面。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一個研究室要</text:span><text:span text:style-name="T12">FAN PAN</text:span><text:span text:style-name="T13">奪權，還能跟統治階級打個兩敗俱傷，然後被統治層治下的龍組類組織撿了便宜，裡面一半為軍隊人員，一半為社會人員，龍組裡幾個比較能打的與統治者談判成立</text:span><text:span text:style-name="T12">7</text:span><text:span text:style-name="T13">人會議統治，還占了三個席位，這三個席位中占字數多的看起來就二十來歲，背後也沒有寫有任何勢力，就靠這個組治還能與另四個席位鬥爭佔優勢，另這四個席位的大佬跟這三個大佬在個人武力是在一個階層，都是第三等級。前面很多情節很毒我能跳過，這個實在被毒翻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只會到處搜刮葉凡的奇遇，偏偏又不寫點原著之外的東西，看得簡直有點犯噁心。明明外掛開上天，然而主角還一副自己外掛只是小樣，比不上別人——狠人凡人成道，比主角不知道高到哪裡去，主角一邊搜刮別人遺澤，一邊藐視別人“等你歸來”志願太小，格局太小，簡直就呵呵了，你算什麼玩意？就靠著主角光環開掛的玩意，到處用知道劇情這一外掛搜刮好處，所謂的血戰都是在有安全保障的情況下打的，沒有半點歷經生死的磨難，是什麼東西給你的臉吹逼自己能吊打一群大帝？主角就是典型的龍傲天，辣雞得很。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智商問題，一個幾拳打死暴龍，和金剛對拳的男人，還學了國術以後，刀砍不破防的男人。，，，，，，，去打黑拳練武功？去大興安嶺打狼練武功？打熊練武功？？？ <text:s/>確定不是腦子有問題？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臥底任務是什麼？不寫，然後就進木葉了。果然一進木葉就掉智商，最明顯的忍術是忍者的財富，隨隨便便就講氣遁（尷尬的名字）的原理給卡凱西聽，原因不明，完全沒有給主角帶來任何利益。 </text:span><text:span text:style-name="T16">&lt;br&gt;</text:span><text:span text:style-name="T17">小屁孩劇情還能忍受，到這裡主角智商全掉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間諜 自豪地向上忍講解自己發明的忍術 感覺頭上的護額更鮮豔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我覺得，不是專業碼農的作者，就不要給自己的主角設定成碼農，分分鐘出戲啊…… </text:span><text:span text:style-name="T63">&lt;br&gt;</text:span><text:span text:style-name="T64">開篇碼農主角穿越</text:span><text:span text:style-name="T65">97</text:span><text:span text:style-name="T66">年，靠在派出所隨便拿個</text:span><text:span text:style-name="T65">win95</text:span><text:span text:style-name="T64">現場在員警目瞪口呆下編了個雷電一一咋不說拿個光碟用指甲刀刻了個</text:span><text:span text:style-name="T65">win95</text:span><text:span text:style-name="T66">？那起碼還是個梗。現場編雷電，即便是極簡版，且不說那年代搭建開發環境多麻煩（</text:span><text:span text:style-name="T63">128kb</text:span><text:span text:style-name="T66">龜速下載</text:span><text:span text:style-name="T65">vc++</text:span><text:span text:style-name="T64">？），以</text:span><text:span text:style-name="T63">c++</text:span><text:span text:style-name="T64">早期版本的尿性，是給員警看</text:span><text:span text:style-name="T63">debug</text:span><text:span text:style-name="T64">呢還是看</text:span><text:span text:style-name="T63">debug</text:span><text:span text:style-name="T6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第一章笑尿，一歲說話，兩歲會走路的天才。。。。。。這是低能兒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創意還不錯，就是智商降的太厲害。從設定來說，把對遊戲的熱情轉換到學習，但不可能把人的性格都轉換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開頭就無比制杖，一點自保能力都沒有還要裝逼作死，身邊</text:span><text:span text:style-name="T31">NPC</text:span><text:span text:style-name="T32">也是弱智無敵，整個家族押寶遠離儲爭埋頭科研的豬腳不說，國王快掛了還不改換門庭反而天天規勸，我也是服了。。。。。此書角色智商基本可以媲美喜洋洋</text:span><text:span text:style-name="T31">!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說這書能媲美奧術王座，良心不疼嗎</text:span><text:span text:style-name="T31">?</text:span><text:span text:style-name="T32">我只看到一個迷信科學和一切迷信邪教的鄉村愚婦一樣不可理喻的主角，如果不是作者讓世界配合主角，主角早撲街了。科學是觀察歸納總結，主角連世界怎麼回事都沒搞清楚，就一門的套用前世的知識。差評</text:span><text:span text:style-name="T31">.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看文抄流的書最噁心的就是作者喜歡詳細寫創作的過程，主角的思想變化，表演的時候主角多麼充滿感情。 </text:span><text:span text:style-name="T2">&lt;br&gt;</text:span><text:span text:style-name="T3">你說你抄就抄吧，沒人知道偷著樂，偶爾裝裝逼來點爽感，但是不要一點自知之明都沒有</text:span><text:span text:style-name="T4">OK</text:span><text:span text:style-name="T3">？抄襲還能抄出創作熱情，思想還要激情澎湃變來變去，真以為東西是你自己寫的了？ </text:span><text:span text:style-name="T4">&lt;br&gt;</text:span><text:span text:style-name="T3">本書就典型的文青矯情，抄東西都抄出優越感了，在下佩服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書什麼都好，就是不好看，這書什麼都有，就是沒有意思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這不叫鋼鐵直男，這叫鋼鐵</text:span><text:span text:style-name="T19">nc</text:span><text:span text:style-name="T20">。 </text:span><text:span text:style-name="T21">&lt;br&gt;</text:span><text:span text:style-name="T20">人物刻畫基本負分。 </text:span><text:span text:style-name="T19">&lt;br&gt;</text:span><text:span text:style-name="T20">學習部分成了優點？”因為這本是靠自己的毅力來學的“？這作者大概率是個學渣，反正我是看不下去。不懂就不要瞎寫。另外，不好意思，純粹的理科真的是看天賦的。為啥能拿</text:span><text:span text:style-name="T21">6.9</text:span><text:span text:style-name="T22">？因為</text:span><text:span text:style-name="T19">lk</text:span><text:span text:style-name="T20">學渣多？皇帝的金鋤頭的典型代表之一。 </text:span><text:span text:style-name="T19">&lt;br&gt;</text:span><text:span text:style-name="T20">看到大概</text:span><text:span text:style-name="T19">5-10w</text:span><text:span text:style-name="T20">字實在看不下去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開始國王那段主角裝逼就很失敗，但後面巨龍出場被某巫師分分種殺死，結果男主和巨龍女兒一起一路靠小陷阱搞死某巫師就太沒意思了，這是為了幹掉爸爸拐帶女兒故意寫的劇情吧。 </text:span><text:span text:style-name="T12">&lt;br&gt;</text:span><text:span text:style-name="T13">忽略掉前面能飛的巫師後面不飛這種無法解釋的</text:span><text:span text:style-name="T12">BUG</text:span><text:span text:style-name="T13">，這段用人類的智慧超出巨龍的粗暴來強行解釋，但後面又說這個巫師帶著空間戒指，戒指裡有藥品有食物有強力手段，所以只能以在主角出現的那一瞬間，巫師就被主角光環瞬間降智為負一萬，才會這樣無腦一路追著主角跑順便被各種動物陷阱襲擊，還不治療自己，最後被引誘進一個山洞活埋而死。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是一個瘋狂“科學家”，重點是真的夠瘋，研究全靠“俺尋思”大法，大喊出一堆地球的專有名詞，這研究就立馬像現代一樣一次就成功了，還能立馬把實物用到自己身上，這書應該叫【大技霸巫師】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就想說一點，主角就是一性騷擾犯。在書裡，主角只要和女性談話時候，必然會“摸著對方的手”“或者”把手放在對方大腿上“……別說現在這種行為會被打了，在</text:span><text:span text:style-name="T16">80</text:span><text:span text:style-name="T17">年代主角這種變態行為足夠吃牢飯了。還有主角和他媽講話時候不是”把頭靠在媽媽胸口“就是“摟著媽媽的腰”……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情節很弱智，解釋問題的時候都是直接說，也不怕別人以為你有病。 </text:span><text:span text:style-name="T8">&lt;br&gt;</text:span><text:span text:style-name="T9">看了幾章就看到作者充分描寫了一個殘暴冷血性格怪異不務正業的現代人穿越的王子。 </text:span><text:span text:style-name="T8">&lt;br&gt;</text:span><text:span text:style-name="T10">開始時候一個王子連一點超模力量都不知道，還有士兵去找，然後野外就發現一個可以把火燒到</text:span><text:span text:style-name="T8">1500</text:span><text:span text:style-name="T10">度的蛇。 </text:span><text:span text:style-name="T8">&lt;br&gt;</text:span><text:span text:style-name="T10">童話一般的劇情，小白反派一樣的弱智主角。 </text:span><text:span text:style-name="T8">&lt;br&gt;</text:span><text:span text:style-name="T10">如果不是因為創意還算行，我絕對劇毒一星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一流的科普，二流的魔法科學推轉換推演，三流的劇情。 </text:span><text:span text:style-name="T52">&lt;br&gt;</text:span><text:span text:style-name="T53">作者對小說兩字是不是有什麼誤解，寫得像說明文一樣。 </text:span><text:span text:style-name="T52">&lt;br&gt;</text:span><text:span text:style-name="T53">想像一下，西遊記</text:span><text:span text:style-name="T52">30%</text:span><text:span text:style-name="T53">篇幅科普佛教道教教義，</text:span><text:span text:style-name="T54">30%</text:span><text:span text:style-name="T53">篇幅解釋法術原理，是不是很可怕。 </text:span><text:span text:style-name="T52">&lt;br&gt;</text:span><text:span text:style-name="T53">小說劇情才是王道，設定再出彩也是為劇情服務的。 </text:span><text:span text:style-name="T52">&lt;br&gt;</text:span><text:span text:style-name="T53">這書劇情簡直差點讓人笑出豬叫，主角表示自己太忙，不屑和屠殺了自己整個府邸的王兄計較，打算用自己那聰明無比的頭腦毫髮無損從王兄的圍捕下金蟬脫殼，結果胸有成竹的主角剛準備裝逼，就莫名其妙被一頭突然出現的龍給擄走了。這是神馬鬼劇情？？〈黑人問號表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感謝</text:span><text:span text:style-name="T2">&lt;a href="/n/</text:span><text:span text:style-name="T14">青椒炒雞蛋</text:span><text:span text:style-name="T4">" target='_blank'&gt;@</text:span><text:span text:style-name="T3">青椒炒雞蛋 </text:span><text:span text:style-name="T4">&lt;/a&gt;</text:span><text:span text:style-name="T3">推薦：本文的人設是我看過的最渣的人設！主角一開始便是和網友偷情被未婚妻抓，然後又冒出來個炮友兼客戶。接著進入主神空間後，遇到了被自己常光顧菊花的性工作者一名；高中時被自己玩懷孕後，見自己跑掉了，便打掉孩子的妹子一名；被主角三泡三甩，然後自殺的妹子一名；自己的親戚表妹兼炮友一名……</text:span><text:span text:style-name="T4">wtf</text:span><text:span text:style-name="T3">！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綠欠抽的書怎麼說呢？你喜歡咖喱味的屎還是屎味的咖喱？不過我記得曾有其書友稱這樣真實，還拿自己舉例，對於這種人我只想說人生輸家不能自己被綠了就說只有被綠才是跪在真實，我們又沒被綠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評分虛高。全靠舒克同行襯托。 </text:span><text:span text:style-name="T52">&lt;br&gt;</text:span><text:span text:style-name="T53">目前</text:span><text:span text:style-name="T52">61</text:span><text:span text:style-name="T53">章 </text:span><text:span text:style-name="T52">&lt;br&gt;</text:span><text:span text:style-name="T53">第一個副本這是我的戰爭，好的方面是，作者雖然說想寫出主角的成長，但主角實際上一開始就是殺伐果斷又堅守底線的最終形態，規避了文青的毒點。不好的地方，就是副本代入感略差，畢竟遊戲裡是艱難求生，主角卻是到處狙人。畫風不太一致。 </text:span><text:span text:style-name="T54">&lt;br&gt;</text:span><text:span text:style-name="T53">第二個副本有點看不下去，很多地方的劇情略浮誇。還有作者費勁心思編的歌，我看起來反而非常出戲。 </text:span><text:span text:style-name="T52">&lt;br&gt;</text:span><text:span text:style-name="T53">總之就是沒什麼大毒點，但文筆劇情也不甚出彩。創意來說，其實就是無限流穿電影改成了穿遊戲罷了。 </text:span><text:span text:style-name="T52">&lt;br&gt;</text:span><text:span text:style-name="T53">總的來說就是評分虛高，純粹是舒克的一片宅臭作者襯托出來的，矮個子裡面拔高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開始的幾章感覺非常好，文風切題，比較舒緩的生活流節奏外加小空間的探索，頗有點清新的味道。然而作者寫著寫著就把自身的臭氣散發出來，且不去管隨身生活流突入位面爭霸種田向，就男主角這個人身上透露出的小市民味道相當不討喜。利用國家給自己打工，然後利用完後又卸磨殺驢踢到一邊。感情上到處玩曖昧卻又優柔寡斷缺乏擔當。種田爭霸上各種理想主義，可笑的政治思維，卻偏又把自己描述成聖人，還總是反復把自己的自私自利給讀者催眠成“這是正常的想法”，可以說全文不但沒有爽點，反倒是充斥著自以為是，看來作者得好好整理下自己的想法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千萬別被書名騙了，這本書改稱</text:span><text:span text:style-name="T45">&lt;a href="/name/</text:span><text:span text:style-name="T9">定制綠帽</text:span><text:span text:style-name="T8">" target='_blank'&gt;</text:span><text:span text:style-name="T10">《定制綠帽》</text:span><text:span text:style-name="T8">&lt;/a&gt;</text:span><text:span text:style-name="T10">更合適。</text:span><text:span text:style-name="T8">PS</text:span><text:span text:style-name="T10">：一開始看其他神農的掃雷貼，我還不信邪，自認為毒抗高，去獵奇試讀，然後就毒發身亡了。請大家以我為戒。初版神農掃雷記錄詳情在此 </text:span><text:span text:style-name="T8">http://lkong.cn/thread/1241499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優點不說，本書單只介紹毒點。 </text:span><text:span text:style-name="T8">&lt;br&gt;1</text:span><text:span text:style-name="T9">綠帽情節，男主的女友腳踩兩船，反派強挖主角牆角，被帶了綠帽的主角不僅不報仇而且在後來還多次幫助這個綠表，連別人的訂婚儀式都要去祝福一下。 </text:span><text:span text:style-name="T8">&lt;br&gt;2</text:span><text:span text:style-name="T10">雕塑方面描寫，米開朗基羅創作大衛可是用了四年，達芬奇畫蒙娜麗莎用一年半。主角雕塑只要</text:span><text:span text:style-name="T8">6-7</text:span><text:span text:style-name="T10">天，幾百歲的異世界雕塑家豈不是幾萬件作品留世，收藏市場不會崩潰嗎？ 而且主角根本不會畫畫，更沒接受藝術培養的描寫，人體和動物結構都不知道，純粹的靠所謂平刀刀法就能驚豔一群眼光卓越的收藏家 </text:span><text:span text:style-name="T8">&lt;br&gt;3</text:span><text:span text:style-name="T10">隱形金手指給得喪心病狂，比掉下懸崖間撿本武功秘笈還要巧合的多，各種生硬的巧合全讓主角碰上了，老天親兒子。 </text:span><text:span text:style-name="T8">&lt;br&gt;4 </text:span><text:span text:style-name="T10">媽死爸死老爺爺死全村死於非命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重生歸來，是末世中的一朵憐香惜玉的白蓮花，開局一寡婦以給主角當狗為條件得到了主角的救助，事成之後立馬翻臉，裝出一副守身如玉的樣子並且指使主角去救她女兒。寡婦女兒獲救後並不領情對著主角一頓奚落謾駡，主角表面生氣但心中卻覺得她是一個可塑之才，決定悉心栽培，真不愧是以德報怨深具傳統美德的五好青年。接著與一群人渣起衝突，主角在震懾全場之後決定將他們收至麾下，並且盡力幫他們提升實力，真的可以稱的上人人欺我我卻為人人。值得一提的是主角重生是想要救自己的妹妹，但為了幫助更多的陌生人，主角決定捨本逐末，犧牲寶貴的時間在無用的人身上。希望我在身處末世的時候也能遇到這樣的好人，真的值得感動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還有個問題來著</text:span><text:span text:style-name="T52">,,,,</text:span><text:span text:style-name="T53">主角重生買了瓶</text:span><text:span text:style-name="T52">S</text:span><text:span text:style-name="T53">級身體藥劑，馬上送到用了，實力變強</text:span><text:span text:style-name="T52">.....</text:span><text:span text:style-name="T53">那為什麼他的</text:span><text:span text:style-name="T54">BOSS</text:span><text:span text:style-name="T53">和那個有錢寡婦沒買過這玩意呢</text:span><text:span text:style-name="T52">......</text:span><text:span text:style-name="T53">就算不是末日人家的地位這藥劑不是唾手可得嗎</text:span><text:span text:style-name="T52">= =</text:span><text:span text:style-name="T53">前後矛盾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書名居然戳中我兩大毒點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看了十幾章吧，覺得文筆還行吧，但是看不下去，裡面說北方的人都不吃魚，我是不知道明朝的時候人們吃不吃魚，就是覺得那時候鬧饑荒兵亂的時候人沒吃的連觀音土都吃，還會在意因為魚不好吃吃而不吃魚嗎 ，靠山吃山，靠水吃水這句話是什麼時間有的？和我自己的思想有衝突，有些接受不了。 </text:span><text:span text:style-name="T16">&lt;br&gt;</text:span><text:span text:style-name="T17">其實如果是說因為河裡的東西是有主的，平民不讓抓我還能夠接受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看到“第</text:span><text:span text:style-name="T45">26</text:span><text:span text:style-name="T9">章 猜測種種”，主角稱呼百戶大人，所以不想看了。</text:span><text:span text:style-name="T8">1</text:span><text:span text:style-name="T10">、這書我記得收藏很久了，居然字數才那麼一點，字數少；</text:span><text:span text:style-name="T8">2</text:span><text:span text:style-name="T10">、一般的明穿文，這種稱呼的小細節，倒是無所謂的。但是本書這作者還是寫明代的專業戶呢，寫了好多本呢。明代稱呼官員會叫“大人”的嗎？“專業明穿文作者”，這點都懶得百度了？</text:span><text:span text:style-name="T8">3</text:span><text:span text:style-name="T10">、所以呢字數少更新慢，忍受不了毒點，所以刪書。</text:span><text:span text:style-name="T8">2018/1/11 06:55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餓死不吃魚。有讀者還洗地，說這魚吃起來第一是不會做，第二太費油，所以才不吃魚。瑪德滿身毛病我都不知道從何處吐槽。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是日本人？還一腔愛日本國熱血？這樣真沒啥代入感啊，我比較喜歡教主的黑川慶德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什麼鬼，打個邊防軍兩次被打得屁滾尿流的，你要是真戰鬥力不如我也沒什麼可說的。偏偏歐克這方科技碾壓，種族碾壓，數量碾壓。奈何我軍再強，抵不過作者屁股歪在人類那方啊，欽定被暴打瞭解一下。第一次突然起來的沙塵暴於是打輸，第二次讀者急得要命狂喊別輸了！作者也急你們等一等給我點信心！結果搞出個異神核爆，把男主基本所有手下都秒了</text:span><text:span text:style-name="T16">...</text:span><text:span text:style-name="T17">手動再見，這屁股怕不是救不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主角擁有主神空間這種</text:span><text:span text:style-name="T16">IMBA</text:span><text:span text:style-name="T17">的金手指，不過這還不算太毒。但主角一開始好不容易積累的生存點偏偏兌換一個寫輪眼是鬧哪樣啊？！隨便兌換幾個其他的戰鬥類技能或裝備都比寫輪眼要好吧！寫輪眼本身是偏重與單戰，而且是輔助技能。真不知道主角（作者）是有多中二。另外，開頭那個死不開竅女員警也是劇毒，作者你真當這是米國？就是在米國那種死不開竅的員警也只在好萊塢電影中存在！天朝的員警是最懂得變通的好嗎。而女員警居然在喪失來襲時還要死死抓住主角這個嫌犯，你確定那是個成年女警而不是中二少年？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心思手段、大局走勢、佈局誘導不如—唐逸，性格、能力、實幹膽魄不如—陸掙，說到床戲尺度，各種福利不如—王思遠，最要命的！你沒重生前都不如侯衛東！有人說我這黑的太過了！可侯衛東是個爺們，起初沒背景，硬是自己修了條直通領導心中的青雲路！但是這個人嘛—我自認毒抗高啊！結果我是真的扛不住啊！主角陸偉民嘛，優點是慫！缺點也是慫！喜歡搞‘平衡’，喜歡因勢利導，喜歡在最後一刻‘扭轉乾坤’。以上述內容看似很爽，閱讀過體驗程極度可怕！對此書的最後一句！我寧可再看董學斌衝冠一怒為紅顏，不講理的官場</text:span><text:span text:style-name="T16">250</text:span><text:span text:style-name="T17">！我也對這書放棄治療。（喜歡瑞根，但是這書真是不能忍！我真懷疑寫烽皇之前，或者說在寫這書的時候瑞根怎麼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荒中，看著評分高，好多人都有推薦就看了一下，結果我就奇怪了，那麼多好評怎麼來的，看了幾章完全看不下去的樣子啊。。。。作者感覺完全沒有常識的樣子，沒有署名沒有傳承的不確定作者的畫隨隨便便就能賣好幾千萬美刀。。。出國美簽和去農家樂一樣簡單，入個籍跟辦個假證一樣一下午搞定。買槍跟買個大白菜似的，還沙漠之鷹呢，美國槍店隨隨便便就能賣軍用槍支。。。招人跟大航海時代一樣去個酒吧就能招牛仔。主角出國完全沒有語言障礙，跟老外說話跟和老鄉說話一樣順溜。。。好吧，我已經無力吐槽了，我說你還不如弄個架空背景呢，看了十多章完全不想往下看啊，大家看了沒這種感覺嗎？還是我對細節太較真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5">這是一個惡魔當鋪老闆通過契約交易滿足別人心裡欲望得到能力後在都市裝逼的故事</text:span><text:span text:style-name="T116">.</text:span><text:span text:style-name="T117">類似第八號當鋪的設定</text:span><text:span text:style-name="T118">..</text:span><text:span text:style-name="T119">由一個個小劇情拼接而成</text:span><text:span text:style-name="T118">..</text:span><text:span text:style-name="T119">劇情的設定還不錯</text:span><text:span text:style-name="T116">.</text:span><text:span text:style-name="T117">幾個關鍵人物的塑造也非常有想法（日常曖昧的後母？女僕人偶？）</text:span><text:span text:style-name="T116">.</text:span><text:span text:style-name="T119">可惜細節描寫不夠</text:span><text:span text:style-name="T118">.</text:span><text:span text:style-name="T117">強行聖母的主角也不討喜</text:span><text:span text:style-name="T118">.</text:span><text:span text:style-name="T119">對話中參雜了很重的宅臭味</text:span><text:span text:style-name="T116">..</text:span><text:span text:style-name="T119">每個故事還都有強行洗白的跡象</text:span><text:span text:style-name="T116">.</text:span><text:span text:style-name="T117">爽點不足</text:span><text:span text:style-name="T116">..</text:span><text:span text:style-name="T117">差評</text:span><text:span text:style-name="T116">PS</text:span><text:span text:style-name="T117">：最主要的其實是後母肯定不敢推</text:span><text:span text:style-name="T116">.</text:span><text:span text:style-name="T117">看這書這麼多水軍就知道是想先炒起來奔改編而去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我把這種娛樂文歸納為：強行生活流娛樂文，強行跪在真實，強行歡樂，強行平淡，和以前的文藝時代還是什麼時代的，還有一個本叫什麼名字的生活流娛樂文叫什麼越的作者的都差不多，太刻意了，當然這本的作者文筆更差，故事更毒。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前面正享受著呢，</text:span><text:span text:style-name="T16">110</text:span><text:span text:style-name="T17">章後瞬間給你灌一碗翔，什麼狗屁設定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了幾十章，就一個字，墨蹟。寫歌那麼賺錢還要累死累活的到處演電視劇跑通告，腦子進水了？？不專心轉音樂圈的原因居然是結婚了所以不好去唱歌？？作者找理由的時候能不能上點心？？或者說你丫能不能好好查一查創作型歌手究竟有多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部分對這本書的噴是沒有噴到點子上的，精英的道德感稀薄是非常正常的，而且辯論設定一個理論情況討論烈士行為也是沒有問題的，辯論本身應該無所禁忌。然而本書的問題在於有精英的思想卻沒有精英的教養，噴人斷子絕孫卻以為自己罵人不帶髒字，噴人技法實在不美，這種對大眾的蔑視卻又無法脫離大眾的困境，暴露了作者精趙而不得的憤慨。不過這本書在法律和辯論上還是有所見解的，忍得住作者翻掉的醋罎子的酸臭，其實尚有可以看的東西。況且寫的又是傳統裝逼打臉，又想迎合大眾，又覺得自己無比高貴，寫網文還是別做這種兩頭不討好的事情哦。總評乾草帶毒。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就這個主角性格，為什麼要混娛樂圈呢。現在寫書的都這樣，讓結巴說相聲，讓瞎子做瞭望員。然後一堆吹捧的就來了，這個書很有特色，用馬桶吃飯也很有特色，估計馬上就有作者會去寫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看了第一個交易故事後看不下去了，一個人用壽命換工廠，直接把人弄成植物人昏迷</text:span><text:span text:style-name="T63">30</text:span><text:span text:style-name="T64">年，然後工廠還是別人的，然後強行交易完成，這不就是搶劫嗎。雖然這個人是個惡棍，不過主角做交易這麼不公平也行嗎？那不就是完全主角看誰不爽就用文字遊戲弄死他。 </text:span><text:span text:style-name="T65">&lt;br&gt;</text:span><text:span text:style-name="T66">那這樣壽命換東西有毛用，換了之後比如用</text:span><text:span text:style-name="T65">30</text:span><text:span text:style-name="T64">年壽命換，直接植物人</text:span><text:span text:style-name="T65">30</text:span><text:span text:style-name="T66">年，而且這期間東西還管不了。這</text:span><text:span text:style-name="T63">tm,</text:span><text:span text:style-name="T66">昏迷幾十年過去什麼東西還在，早被人全拿走了。 </text:span><text:span text:style-name="T65">&lt;br&gt;</text:span><text:span text:style-name="T64">而且交易之前說要</text:span><text:span text:style-name="T63">18</text:span><text:span text:style-name="T64">年壽命，然後主角還要考察，考察完了說要</text:span><text:span text:style-name="T63">30</text:span><text:span text:style-name="T64">年，交易還不能中止。啥子哦，這樣也行。那以後交易每次都說只要幾年壽命，然後考察完了說其實要</text:span><text:span text:style-name="T63">100</text:span><text:span text:style-name="T64">年。坑蒙拐騙直接可以發家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說教性質濃，觀點不敢苟同，已棄 </text:span><text:span text:style-name="T16">&lt;br&gt;</text:span><text:span text:style-name="T17">太監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書不該是叫小說，應該叫沒才華的作者的哭和寫手的內幕。 </text:span><text:span text:style-name="T2">&lt;br&gt;</text:span><text:span text:style-name="T14">看了幾章，個人完全無感，什麼行業都有讓人難受的地方，如果不喜歡換行啊，工資不高，主角也沒有喜歡習作的愛好，為了吃飯 去哪不行？ </text:span><text:span text:style-name="T4">&lt;br&gt;</text:span><text:span text:style-name="T3">除了點行業內幕感覺還行。故事性</text:span><text:span text:style-name="T4">0</text:span><text:span text:style-name="T3">，文筆</text:span><text:span text:style-name="T4">0</text:span><text:span text:style-name="T3">。建議喜歡看這本書的沒事去百度諧星語錄，感興趣去看看星際老男孩的直播錄影之類的，至少人家乾脆。打發時間比這本強的多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讀這本書的時候，腦子裡一直浮現某個經典的西幻角色： </text:span><text:span text:style-name="T2">&lt;br&gt;“</text:span><text:span text:style-name="T3">十年之後，在</text:span><text:span text:style-name="T4">1368DR</text:span><text:span text:style-name="T3">之時，希瑞克創造了“希瑞經”，這本蘊藏巨大力量的典籍宣稱他是唯一的真神，並會讓所有閱讀過此書的人相信書中的內容。然而，希瑞克竟愚蠢到讀了他自己編織出的謊言。” </text:span><text:span text:style-name="T4">&lt;br&gt;</text:span><text:span text:style-name="T3">嗯，抄書抄到覺得自己是神了，沒毛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書世界設定過於詭異了，作者想寫出那種平淡的感覺，殊不知造成了濃重的違和感，主角第一部電影票房過三億，屬於頂級票房產出比的那種了，居然在圈類沒有掀起一點波瀾，主角居然還在跑龍套，去給熱門電影當武替，電影下映了導演才知道，哦？我電影上映了啊。沒人想起主角，唯一上的娛樂新聞還是靠一個文藝片起家的朋友那裡蹭的熱點，這就像是當年集結號一炮而紅的張涵予去蹭趙濤的熱點，這不扯淡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主角這迷之自信也是沒誰了，帶豹紋、大本、傑克遜這幾個日後名氣大的打夏季聯賽還要全勝？首先豹紋、大本、傑克遜剛開始沒人要肯定是水準不夠，</text:span><text:span text:style-name="T16">nba</text:span><text:span text:style-name="T17">這麼多球探不是瞎子，要是這幾個現在能有日後一半的水準也不至於沒人要，他們能有日後的水準是後面練出來的，現在也就是一群落選新秀差不多的水準你還打賭夏季聯賽全勝，你拿頭全勝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部分對這本書的噴是沒有噴到點子上的，精英的道德感稀薄是非常正常的，而且辯論設定一個理論情況討論烈士行為也是沒有問題的，辯論本身應該無所禁忌。然而本書的問題在於有精英的思想卻沒有精英的教養，噴人斷子絕孫卻以為自己罵人不帶髒字，噴人技法實在不美，這種對大眾的蔑視卻又無法脫離大眾的困境，暴露了作者精趙而不得的憤慨。不過這本書在法律和辯論上還是有所見解的，忍得住作者翻掉的醋罎子的酸臭，其實尚有可以看的東西。所以真的想寫網文還是別做這種兩頭不討好的事情呀，總評乾草帶毒。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模仿第八號當鋪的文青作品，半餿不餿的雞湯文，大概內容是主角誤入俱樂部，莫名其妙的得到了俱樂部的擁有權，然後和一個傀儡小姐姐一起展開了裝逼的旅程。 </text:span><text:span text:style-name="T12">&lt;br&gt;</text:span><text:span text:style-name="T13">實際上這本書寫的很尷尬。作為絕對的大漢族主義者的老牛來看。這本書絕對是劇毒中的劇毒，主角自從進了俱樂部以後就徹底的變成了一個黃皮白心的香蕉人，無論是衣著，用語，飲食，習慣都突然變成了一個人白人，書中無處不在的優越感讓人很尷尬。 </text:span><text:span text:style-name="T12">&lt;br&gt;</text:span><text:span text:style-name="T13">但是拋開老牛本人的偏見來說，這本書裝逼打臉還算是達到平均水準之上的，劇情設計的也算是及格，喜歡這種類型小說的讀者可以試著閱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無敵流，男主被坑成為一家店的主人，誘惑各種人</text:span><text:span text:style-name="T52">/</text:span><text:span text:style-name="T53">妖來進行交易，看到四百多章，基本就是寫來跟男主交易的人們的各種小故事。 </text:span><text:span text:style-name="T52">&lt;br&gt;</text:span><text:span text:style-name="T53">正常來說這種單元式小說應該是我愛，但是這本卻很惡，看了一半就棄了。因為作者瘋狂打未亡人母子的擦邊球。男主對繼母的想法不是【深愛父親</text:span><text:span text:style-name="T52">/</text:span><text:span text:style-name="T53">父親深愛的女人】，而是【我重要的女人】。只要繼母出場簡直就是未亡人愛好者的狂歡，偏偏作者還強調她們是純潔的母子情，又當又立簡直呵呵。而且繼母人設極其沒修養</text:span><text:span text:style-name="T54">+</text:span><text:span text:style-name="T53">嘴髒，作者還自以為是直爽，拼命加戲。 </text:span><text:span text:style-name="T52">&lt;br&gt;</text:span><text:span text:style-name="T53">還有這本的讀者，出現一個妹子就覺得是男主後宮，還美名其曰不安排男配是因為不想看到她們跳進火坑。合著多人侍一夫就不算火坑？ </text:span><text:span text:style-name="T52">&lt;br&gt;</text:span><text:span text:style-name="T53">兩星，說故事能力還行。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122">&lt;a href="/n/</text:span><text:span text:style-name="T123">山上</text:span><text:span text:style-name="T124">ayane" target='_blank'&gt;@</text:span><text:span text:style-name="T123">山上</text:span><text:span text:style-name="T125">ayane &lt;/a&gt;: </text:span><text:span text:style-name="T126">我是看到送主角忘記什麼樂器的那個叔叔和法國大姐姐那段附近棄的，原因“” </text:span><text:span text:style-name="T125">&lt;br&gt;</text:span><text:span text:style-name="T123">其一，感覺故事翻來覆去就和</text:span><text:span text:style-name="T124">&lt;a href="/name/</text:span><text:span text:style-name="T126">情深深雨濛濛</text:span><text:span text:style-name="T125">" target='_blank'&gt;</text:span><text:span text:style-name="T126">《情深深雨濛濛》</text:span><text:span text:style-name="T124">&lt;/a&gt;</text:span><text:span text:style-name="T126">那種把戲，各位配角輪著虐； </text:span><text:span text:style-name="T125">&lt;br&gt;</text:span><text:span text:style-name="T123">其二，主角</text:span><text:span text:style-name="T125">/</text:span><text:span text:style-name="T126">作者三觀我看著不爽，舉個例子老婆婆尋子那段，明明關起門可以來解決的事情非得弄到第三家無關的富人壽宴上玩“催淚”直播，他媽我是那付錢請樂隊的人家我真日了狗，還強行感動，前面還預埋各種手段。 </text:span><text:span text:style-name="T124">&lt;br&gt;</text:span><text:span text:style-name="T123">我個人感覺而言這書就是奇幻版</text:span><text:span text:style-name="T124">&lt;a href="/name/</text:span><text:span text:style-name="T123">煩事有得傾</text:span><text:span text:style-name="T124">" target='_blank'&gt;</text:span><text:span text:style-name="T123">《煩事有得傾》</text:span><text:span text:style-name="T124">&lt;/a&gt;by</text:span><text:span text:style-name="T123">廣州電視臺 </text:span><text:span text:style-name="T124">&lt;br&gt;</text:span><text:span text:style-name="T123">專門竄弄別人家裡是非的長舌漢八卦節目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5">【已太監】說實話本書不適合放在</text:span><text:span text:style-name="T116">&lt;a href="/name/</text:span><text:span text:style-name="T117">好故事</text:span><text:span text:style-name="T118">" target='_blank'&gt;</text:span><text:span text:style-name="T119">《好故事》</text:span><text:span text:style-name="T118">&lt;/a&gt;</text:span><text:span text:style-name="T119">書單中，因為它更像是一本用故事穿起來的行業簡介，與其叫</text:span><text:span text:style-name="T116">&lt;a href="/name/</text:span><text:span text:style-name="T117">完本之王</text:span><text:span text:style-name="T116">" target='_blank'&gt;</text:span><text:span text:style-name="T119">《完本之王》</text:span><text:span text:style-name="T118">&lt;/a&gt;</text:span><text:span text:style-name="T117">，不如叫</text:span><text:span text:style-name="T118">&lt;a href="/name/</text:span><text:span text:style-name="T119">重生之我開了一家文化公司</text:span><text:span text:style-name="T116">" target='_blank'&gt;</text:span><text:span text:style-name="T119">《重生之我開了一家文化公司》</text:span><text:span text:style-name="T116">&lt;/a&gt;</text:span><text:span text:style-name="T117">。 </text:span><text:span text:style-name="T116">&lt;br&gt;</text:span><text:span text:style-name="T117">這本書的毒點實在太多了。比如在設定上吃書，撲街作者瞬間變大神。還有故事性弱得誇張，爽點幾乎沒有（其實只是爽點藏得很深，大部分人</text:span><text:span text:style-name="T116">get</text:span><text:span text:style-name="T117">不到）。但是，雖然有這麼缺點，這本書仍然是值得讀的，因為它的核心競爭力在於不經意之間透露出來的行業資訊，這就是為什麼這麼多人給高分的原因。 </text:span><text:span text:style-name="T116">&lt;br&gt;</text:span><text:span text:style-name="T117">總的來說，對於大部分人而言，作為小說，這本書毒草無疑。但是如果對資訊感興趣的人，即使它寫得再差，仍然具有獨一無二的競爭力。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有些成功的小白文作者會覺得自己能代表中國文學的未來，會相信自己的作品真的有歷史價值，會以業界前輩的身份自鳴得意、指點江山，但你們真的是垃圾。豬會在風口飛起來，但沒有翅膀的你們，必須祈禱這風不會快速過去，不會摔成一地的碎片，不會連椅子上的屁股印都被人磨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不喜主角性情：重生要去日本淘金，不學習日語，也不知道請個翻譯，涉足賽馬事前卻不做足功課，於是日本之行各種尷尬，就這樣竟還時不時冒出一股子重生者的優越感，以俯視的角度去評論他人。 </text:span><text:span text:style-name="T2">&lt;br&gt;</text:span><text:span text:style-name="T3">哥們兒，都重生了還要不要這麼屌絲幼稚，還真以為這世界是重生者的遊樂場或單機遊戲？ </text:span><text:span text:style-name="T4">&lt;br&gt;</text:span><text:span text:style-name="T3">另文中室友描寫略毒，完全看不出哪來的情誼，只覺得主角有施捨性傾向。 </text:span><text:span text:style-name="T4">&lt;br&gt;</text:span><text:span text:style-name="T3">也不知道網文誰開的頭，一寫大學宿舍，就是老大老二以此類推，好像全國大學各個宿舍都是從梁山下來似的，這濃濃的草莽氣息究竟是要鬧哪樣？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看完這書錢</text:span><text:span text:style-name="T16">200</text:span><text:span text:style-name="T17">章左右我只想說醛石變了。不是我喜歡的那個生活流了。雖然開頭和其他大部分作品一樣，仍是某個特定職業的設定，無欲無求懶散的主角，但老書友想看的東西沒有寫出來。對主題的賽馬養馬大部分是輕輕帶過，對於國外選馬參賽也是略為一提。文字的重點都放在了如何與一幫貴族子弟們圈錢畫地，如何與各個美女，社會階層人物周旋，如何與一幫村民、孩子打交道。出現的幾個人物也沒有了往常書裡那種真實的感覺，一個個更像是範本，跋扈的富二代、貪婪的肥胖商人、投機的外國人等等那些小白都市文裡用爛了的典型人物都出現了。真正重點難道不應該在異域風情的別樣職業人生上麼？如果大家想看這些那麼多都市文不是更多選擇麼？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不喜主角性情：重生要去日本淘金，不學習日語，也不知道請個翻譯，涉足賽馬，事前卻不做足功課，於是日本之行各種尷尬，就這樣竟還時不時冒出一股子重生者的優越感，以俯視的角度去評論他人。 哥們兒，都重生了還要不要這麼屌絲幼稚，還真以為這世界是重生者的遊樂場或單機遊戲？ 另文中室友描寫略毒，完全看不出哪來的情誼，只覺得主角有施捨性傾向。 也不知道網文誰開的頭，一寫大學宿舍，就是老大老二以此類推，好像全國大學各個宿舍都是從梁山下來似的，這濃濃的草莽氣息究竟是要鬧哪樣？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三個最大的敗筆： </text:span><text:span text:style-name="T52">&lt;br&gt;1.</text:span><text:span text:style-name="T53">上來就已中彩票</text:span><text:span text:style-name="T52">+</text:span><text:span text:style-name="T53">投資的方式金錢無限了。還怎麼描寫一個職業從開始的艱難到慢慢養馬，最後一級級參賽贏得職業最高榮譽的快感。 </text:span><text:span text:style-name="T52">&lt;br&gt;2.</text:span><text:span text:style-name="T53">喜歡看醛石生活流的大部分沖著異域人生的獨特職業經歷。結果對賽馬和國外的馬場都是草草帶過，寫的實際是一個金錢無限的大款如何在中國的窮困縣城揮霍體驗被其他人跪拜的感覺。 </text:span><text:span text:style-name="T54">&lt;br&gt;3.</text:span><text:span text:style-name="T53">賽馬不是那麼簡單的事情，如何與馬交流，如何親子去每天和馬培養感情，如何在賽場上與自己的馬獲得冠軍才是這個職業的魅力，結果文章寫成了買馬的外行富翁看著雇的騎手給自己掙錢，整個職業的味道和特色沒沒寫出來。 </text:span><text:span text:style-name="T52">&lt;br&gt;</text:span><text:span text:style-name="T53">最後，各種</text:span><text:span text:style-name="T52">BUG</text:span><text:span text:style-name="T53">太多。例如中了上億日元辦個卡就回國用。洗錢都沒這麼厲害。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感謝</text:span><text:span text:style-name="T8">&lt;a href="/n/</text:span><text:span text:style-name="T9">哥哥！</text:span><text:span text:style-name="T8">" target='_blank'&gt;@</text:span><text:span text:style-name="T10">哥哥！ </text:span><text:span text:style-name="T8">&lt;/a&gt;</text:span><text:span text:style-name="T10">推評</text:span><text:span text:style-name="T8">: </text:span><text:span text:style-name="T10">主角擁有</text:span><text:span text:style-name="T8">5</text:span><text:span text:style-name="T10">秒預判的能力，在國內無意中被落魄的德甲球探發掘，回德國後一如既往地被嘲諷，最後更是只能流落到德丙保級球隊，但是主角守門能力太強了，硬是全賽季一球不丟勇奪冠軍，並且教會了隊友尼爾斯自己領悟的變相射門法則，有一定打臉情節但是不是很嚴重，沒有什麼好萊塢大星亂入……據說比賽全是零封，有點無敵到不合理的感腳……慎入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我保證</text:span><text:span text:style-name="T63">!</text:span><text:span text:style-name="T64">我保證</text:span><text:span text:style-name="T65">!.....</text:span><text:span text:style-name="T66">屁成績都沒做出來就拍著胸脯保證沒問題</text:span><text:span text:style-name="T65">,</text:span><text:span text:style-name="T64">別怪老外懷疑你</text:span><text:span text:style-name="T65">,</text:span><text:span text:style-name="T66">換成我也會懷疑</text:span><text:span text:style-name="T63">,</text:span><text:span text:style-name="T66">空口說白話的保證才是最值得懷疑的</text:span><text:span text:style-name="T65">,</text:span><text:span text:style-name="T64">每次看到豬腳拍著胸脯保證來應對質疑就感覺特別不舒服</text:span><text:span text:style-name="T63">,</text:span><text:span text:style-name="T64">很有種一巴掌蓋他腦門上的衝動</text:span><text:span text:style-name="T63">:</text:span><text:span text:style-name="T64">你保證</text:span><text:span text:style-name="T63">,</text:span><text:span text:style-name="T64">你能保證個屁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你是最牛逼的二代，你秘密的研究時光機，你被小混混綁架了差點被強</text:span><text:span text:style-name="T12">x</text:span><text:span text:style-name="T13">。我去你奶奶的紫菜魚皮！作者筆力嚴重不足，一邊寫美女富二代的傲嬌日常一邊強行發展宏大的主線，結果寫出來的東西不倫不類。這是我看的第一本變身小說，因為有了陰影我從此對變身小說敬而遠之！棄 </text:span><text:span text:style-name="T12">&lt;br&gt;</text:span><text:span text:style-name="T13">不評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拋開屁股立場，這本書就一很一般的小白文，小白文的缺點他都有腦洞大，不合理，人物臉譜化，包括主角在內的一眾人物沒一個立的起來，優點就是一個爽字。最受大家詬病的就是以當時的滿清為基本盤，不過穿越成慈禧那也沒辦法。我個人受不了的是主角一個男人穿越成慈禧然後嫁人 入宮開始宮鬥一氣呵成沒有一點彆扭，那你為什麼不直接寫成一個女人穿越，不管是發晉江還是起點女生都可以啊。最無語的是主角在垂簾聽政之前什麼都沒做沒有改變，你真以為慈禧就是運氣好才到那個位置的嗎，太天真了把。人老佛爺在歷史上可是精明的很啊特別是在政治鬥爭方面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義妹系列】變身自嫁。 </text:span><text:span text:style-name="T12">&lt;br&gt;</text:span><text:span text:style-name="T13">對我來說太高能，只能建議慎入。 </text:span><text:span text:style-name="T12">&lt;br&gt;</text:span><text:span text:style-name="T13">感謝骨科專家【很粗很性感】的提名推薦。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3">一開始就是新聞發佈會，啥話不說，先公佈了“未來的支援”，然而在場的眾多記者沒有一個對這個問題好奇的，沒有一個關心他們怎麼來的，沒有一個關心這個技術是怎麼實現的，沒有一個關心既然中國可以，那其他國家是不是也會有來自未來的支援的。這個實在是沒法看下去了</text:span><text:span text:style-name="T2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作者證明瞭</text:span><text:span text:style-name="T16">nzt-48</text:span><text:span text:style-name="T17">確實有提升智力的療效，主角磕了藥之後才算正常智商，然而第二個世界上傳記憶生成人工智慧後不給予任何約束，就一句我相信他如同相信我自己，這還是嗑藥之後的計畫。。。。是什麼樣的智商讓主角相信一個擁有自己一切記憶且智慧遠超主角的電子意志絕對不會背叛，又是什麼樣的自信讓主角覺得電子意志不會被病毒攻破導致記憶資訊裡穿越世界的能力洩露？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試毒歸來，以下是書最後一章的某段話： </text:span><text:span text:style-name="T16">&lt;br&gt;“</text:span><text:span text:style-name="T17">夠了！”驟然間，一股狂放之氣從白雲飛地心底升起，他打斷了天使和魔女的話，“你們兩個不要說了，我決定了，我在人間生活得好好得，為什麼要去天堂或是地獄，你們兩個世界我都不去！”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套路很毒，但作者功底不錯，居然寫的還可以。但是作者的大綱太爛了，或者說就沒大綱這玩意，升級雖然升的飛快，但沒有一點點升級的爽快感照樣下一秒就被吊打你敢信？毒草</text:span><text:span text:style-name="T16">+ PS</text:span><text:span text:style-name="T17">：有別的評論說作者五百章後的伏筆埋得好的，作者寫到五百章以後才強行開得腦洞吧，地球世界的層次屬於諸界最弱雞的那層，分分鐘被大能捏爆，幕後黑手還搞系統玩陰謀？蛋疼。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前面套路還算爽，但看久後就疲勞了，尤其是力量體系徹底崩潰，主角升級升太快，只好在後面的境界加層，然而無論境界多高，人的心性沒半點進步，都是修真不修心的那種，你能想像一個修煉修到能煉化一整個世界的神人看到女人時是用下半身來思考的嗎？即使對方是反派，但都已經是超越聖人的存在了，思維仍跟個凡人的紈絝沒區別，同樣的情況貫徹了整部作品，大多數位元元高權重的上位者全是毫無責任心自私自利欺男霸女之輩，等著主角來打臉救世，可見得作者有多仇富和仇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個頭感覺是低齡向作品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很多小白文作者不知道是沒接觸過女神還是覺得讀者都沒見過女性，反正筆下的所謂“女神”雖然有實力、有家境、有顏值，但是智商和情商都停留在弱智二小。核心思路就是“男主竟然不舔我，真的好獨特好不做作，人家感動了啦”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好</text:span><text:span text:style-name="T16">low</text:span><text:span text:style-name="T17">啊，一個研究出跨時代科技成果的科學家，功勳值逆天，被國家認作是最高領袖的人，連總統都公開庇護，武聖都不敢招惹，結果每隔幾天就會被一堆紈絝在某個公共場所圍殺，原因居然是因為一個妹子。。。我也是很同情這個蘇雪兒了，每次作者不知道怎麼推進劇情就會把她提溜出來，然後就會有一堆她的愛慕者蹦出來殺人，而且是公開打著她的旗號喊打喊殺。。。這妹子沒被坑死也挺不容易的，真的是愛慕者不是仇人嗎？兩分給異世界，現實世界零分拿好。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寧月嬋這</text:span><text:span text:style-name="T2">B</text:span><text:span text:style-name="T3">真的是我看過的最蠢女主之一。主角和中毒的她初次相遇深陷重圍，拿出解毒藥給她這</text:span><text:span text:style-name="T4">B</text:span><text:span text:style-name="T3">一臉感動</text:span><text:span text:style-name="T4">+</text:span><text:span text:style-name="T3">震驚：“給我解了毒，以後你中毒了怎麼辦？”霧草現在九死一生的時刻不給最高戰力用以後留著上墳？？？還特麼不許劍仙的主角用劍就因為以前一個劍修害過她……害你那人還長了屌呢你咋不把天下男人屌都割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不止寧月嬋其他</text:span><text:span text:style-name="T2">80%</text:span><text:span text:style-name="T14">的配角都是豬。為了給青梅生日禮物主角研製出了技術含量</text:span><text:span text:style-name="T4">800</text:span><text:span text:style-name="T3">萬億貢獻點的機甲，是的你沒有看錯，身為高級技術人員的主角全部身家</text:span><text:span text:style-name="T4">2000</text:span><text:span text:style-name="T3">點，慶個生的機甲</text:span><text:span text:style-name="T4">800</text:span><text:span text:style-name="T3">萬億。為了這個機甲最高智慧全境封鎖陳兵邊境來保護我就不明白了又沒人知道這技術突破你這一搞全世界人都知道了。然後轉頭就看著主角走了要不是新他了掛就差點被世家子弟搞死……技術重要研製技術的人重要？你把所有軍方頂尖戰力都派到邊境保護了就不能給主角個保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不論是聖女還是聖人只要是女性，剛見到主角都會心起波瀾，面帶春色。雖然有些許誇張，但作者寫出來的文就是給我這種感覺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異界修仙、末日殺人鬼、網遊、調教天網妹子一鍋煮。你家丈母娘會因為你是貧民，看不起你還派殺手來殺你！然後你無奈裝個逼攤攤手，誰讓她是丈母娘呢？九大貴族，員警一個個都是智障，作者其心可誅，含沙射影。各種設定前後矛盾，為推進劇情強行降低所有人智商。行文散亂，寫著寫著就飄到其他地方了。作者本想令文章鬆弛有度，無奈文筆有限，所以看起來讓人感覺前章末日好緊張，後章直接在泡妞了。嗎的智障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實女系列】</text:span><text:span text:style-name="T12">VIA</text:span><text:span text:style-name="T13">骨科專家【里昂甘迺迪】的診斷：根據原文可以推斷出來，林青兒是張晨的種。 </text:span><text:span text:style-name="T12">&lt;br&gt;“</text:span><text:span text:style-name="T13">算你猜得准，順帶說不定還會去看看你爹來著，有話需要我幫你帶麼？”“沒有。”林青兒忽然笑了起來。“而且，如果按照昨天你的行為來看得話，或許，需要讓我喊爹的人，並不在蜀山呢！”　“是嗎？”張晨將林青兒帶到正在和那條蟒蛇纏綿的巫王面前，讓她趴下身子，旋即，伸手輕輕的撩起林青兒那隨意披在身上的薄薄長裙，長驅直入。“要不，你現在就喊一聲來聽聽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狗血的一筆，還沒到末世主角就開始殺人，我不知道一個貧民殺了人還怎麼活的下去？何況還有有錢人針對主角？小說世界了政府是背景，政府問主角：你為什麼殺人。主角回答政府說：我是主角何人不可殺？我是主角殺點人怎麼了？我是主角殺你是看的起你！！都</text:span><text:span text:style-name="T16">tmd</text:span><text:span text:style-name="T17">弱智，一點合理性都沒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前十章，我就一個感覺，為什麼主角不幫助妖魔滅掉自己的世界呢？最好的朋友給自己下藥要毀了自己，莫名其妙的富二代因為要搶一個主角連表白資格都沒有的女人派了兩波人來殺主角，這麼個世界就差有人揭竿起義了吧，有什麼保護的必要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氣感六重後，便是後天三境！後天三境為：煉體境，淬骨境，搬血境！ </text:span><text:span text:style-name="T16">&lt;br&gt;</text:span><text:span text:style-name="T17">一府之地，小城成千（人口數百萬），大城數個（人口過千萬），然後你和我說小城這麼多人就只有練氣六層的人算高手，一個馬賊團夥又是淬體，又是鍛骨的，這上千個小城幾十億人都是廢物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這書剛開局就吃設定，規定不能把遊戲資訊洩露給</text:span><text:span text:style-name="T8">npc</text:span><text:span text:style-name="T9">，否則視作超遊，在第一局遊戲中，主角機智地揭穿隊友全是</text:span><text:span text:style-name="T8">npc</text:span><text:span text:style-name="T10">怪物，然後作死地對</text:span><text:span text:style-name="T8">npc</text:span><text:span text:style-name="T10">隊友解釋是根據啟動支線與隊友太懂遊戲背景設定揭穿的，我也是一臉蒙蔽，你這不是多次超遊了麼，我還以為是</text:span><text:span text:style-name="T8">npc</text:span><text:span text:style-name="T10">故意誤導男主犯規，結果最後竟然還獲得了</text:span><text:span text:style-name="T8">a</text:span><text:span text:style-name="T10">級評價……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我覺得這種主角應該就是那種會被電信詐騙的人。。。。。。。。。。。。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第一章就把我勸退，之前有人說，小說內容根本沒新意，就是普通的跑團，我心想沒關係，我沒跑過團，權當瞭解了，結果第一章，所描繪的主角人設</text:span><text:span text:style-name="T12">......</text:span><text:span text:style-name="T13">呵呵，作為一個醫學世家，主角不願繼承家業，本就學了醫偏偏要在外面的醫院工作，又受不了領導的脾氣，一怒之下辭職，在身無分文的情況下，接受了父母的資助，又感覺就這樣回去太沒面子？？有損自尊心？！！那你有本事不接受資助啊！！這時候你以為你還有自尊？！！最絕的是，主角找工作失敗後，心安理得的開起了</text:span><text:span text:style-name="T12">LOL</text:span><text:span text:style-name="T13">，追起了新番，呵呵，這真是家開三家診所，有退路，心不慌啊。第一章，我看主角，所有的行為，總結起來就是一個字“賤”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姐系列】主角癡戀二姐，大姐癡戀主角，就差給大姐和二姐來個百合了；嗯，貴圈真亂系列。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母系列】來自骨科專家</text:span><text:span text:style-name="T2">&lt;a href="/n/</text:span><text:span text:style-name="T3">何樹書</text:span><text:span text:style-name="T4">" target='_blank'&gt;@</text:span><text:span text:style-name="T3">何樹書 </text:span><text:span text:style-name="T4">&lt;/a&gt;: </text:span><text:span text:style-name="T3">開頭很鬼畜，另。。。騾痔翔好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什麼？！方正直殺了青火狼？！” </text:span><text:span text:style-name="T8">&lt;br&gt;“</text:span><text:span text:style-name="T9">我的天啊，青火狼被方正直殺了？這怎麼可能！” </text:span><text:span text:style-name="T8">&lt;br&gt;“</text:span><text:span text:style-name="T10">那可是青火狼啊！” </text:span><text:span text:style-name="T8">&lt;br&gt;</text:span><text:span text:style-name="T10">村民們聽到後來已經完全震驚了，橫行蒼嶺山週邊的王者青火狼，居然被方正直殺了？這……根本就讓人無法相信，方正直還只是一個七歲的孩子啊！ </text:span><text:span text:style-name="T8">&lt;br&gt;</text:span><text:span text:style-name="T10">天才啊，真正的天才！」 </text:span><text:span text:style-name="T8">&lt;br&gt;</text:span><text:span text:style-name="T10">能把打臉橋段寫得這麼尷尬，作者真他娘的是個天才。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姐系列】看到半蛙大大稱讚該作者，雖是女的卻極有爺們氣概，寧可被河蟹也絕不刪改自己的書稿，我就前去參觀了。可惜這書實在不和胃口，沒有堅持掃完就退避了，只能建議慎入。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厄，第一章，主角穿越後，發現附近有個血池有古怪，於是主角就冷笑地一一跳進去了！跳進去了！說是要看看血池到底有什麼古怪</text:span><text:span text:style-name="T16">.... &lt;br&gt;</text:span><text:span text:style-name="T17">果然不能對遠古網文有期待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動物寫的千篇一律，連最常見的貓咪都寫的假惺惺的，沒有神韻只有</text:span><text:span text:style-name="T2">yy</text:span><text:span text:style-name="T3">。受不了，剛看到主角和他爹與收購商賣糧食，主角不讓他爹還價，自己和收購商握手拍板，說是不還價就能和收購商搞好關係，接著大秀自己讀過＂厚黑學＂＂國富論＂＂紅與黑＂＂孫子兵法＂＂三十六計＂＂君主論＂，看主角那個提法，好像讀了這些書就智計百出一樣，就想知道他有沒有翻開看過哪怕兩章，到底知不知道裡面寫的什麼？ </text:span><text:span text:style-name="T4">&lt;br&gt;</text:span><text:span text:style-name="T3">接著大雷來了，原來主角</text:span><text:span text:style-name="T4">7</text:span><text:span text:style-name="T3">歲。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46">1600</text:span><text:span text:style-name="T32">章主角才長到</text:span><text:span text:style-name="T31">16</text:span><text:span text:style-name="T32">歲也就算了，但是尼瑪主角家這末有錢，主角既不黃也不賭，一身偉光正的投資賺錢，對女主忠貞不二，我有種自己被當白癡忽悠的感覺，沒聽說過那個富二代三代這麼正的一代也不一定有！我不知道這樣活著還有什麼意思，反正錢十輩子也花不完，坐吃等死算了，而且書裡描寫了不少女性作者來個說要單女主，蛋疼的很，有種被喂了泡狗屎的感覺。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127">1</text:span><text:span text:style-name="T107">作者前作</text:span><text:span text:style-name="T106">&lt;a href="/name/</text:span><text:span text:style-name="T109">歷史粉碎機</text:span><text:span text:style-name="T106">" target='_blank'&gt;</text:span><text:span text:style-name="T107">《歷史粉碎機》</text:span><text:span text:style-name="T106">&lt;/a&gt;</text:span><text:span text:style-name="T109">的高清重置版，削弱主角外掛的同時更加注重起了人物動力，總的來說可看度高了不少。 如果說問題，一是掛太大導致我明確認識到不開掛搞溫和土改</text:span><text:span text:style-name="T108">=</text:span><text:span text:style-name="T107">找死；二是裡邊人物的階級立場太明確；三是作者即興吐槽太出戲，幾個配角吸引的仇恨值不夠。 拿</text:span><text:span text:style-name="T106">&lt;a href="/name/</text:span><text:span text:style-name="T107">雍正王朝</text:span><text:span text:style-name="T106">" target='_blank'&gt;</text:span><text:span text:style-name="T107">《雍正王朝》</text:span><text:span text:style-name="T106">&lt;/a&gt;</text:span><text:span text:style-name="T107">裡的舉例，李衛借著為劉王氏翻案之機扳倒黃倫。幾句對話把形象立住了： “我知道你有冤情，我想替你申冤。”“官官相護，沒用的，沒用的……”“我明著告訴你吧，老子跟黃倫有仇，就想借著你這冤案整倒他。”“民婦有冤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男主變身平行世界女生抄書抄詩詞。媽的劇毒。親小姨發現女主變美後親她腳和她玩女僕</text:span><text:span text:style-name="T16">play</text:span><text:span text:style-name="T17">什麼鬼！女主精分一會覺得世界上沒人能配得上這個身體，只能和自己的男性靈魂配（…），一會覺得自己應該完全變成女人，靈魂裡男性的部分就是個糟粕；全文角色智商低下，雖然沒看完但應該也高不了了；不重要男配有這麼一段心理活動：“這個女生腿又長又直，可以併攏，一看就是原裝貨，大家都知道被男人開墾過的女人，腿是分開的”類似這樣的話。你妹喲，開你姥姥個腿。全文充斥著這樣猥瑣下流不正常行為以及觀點，據說後面劇情更加放飛，棄了，再看下去是對精神的污染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38">@</text:span><text:span text:style-name="T14">七夜香蕉，作者的品味很差，連帶著這個小說就很噁心。比如說大話西遊名曲一生所愛居然讓韓紅來唱。呵呵呵，還有主角最愛聽的歌是</text:span><text:span text:style-name="T4">&lt;a href="/name/</text:span><text:span text:style-name="T3">求佛</text:span><text:span text:style-name="T4">" target='_blank'&gt;</text:span><text:span text:style-name="T3">《求佛》</text:span><text:span text:style-name="T4">&lt;/a&gt;</text:span><text:span text:style-name="T3">。呵呵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如果在十年前，算是合格的小白升級無敵流爽文，但是在現在還用這種套路，就是挑戰讀者的智商和見識了。主角算是沙發果斷，無後宮不種馬，不斷越級反殺對手，具有無敵流小說的所有特徵，不過這種一推到底的範本配搭上作者很一般的文筆，讓人味如嚼蠟，即使再三的跳躍性閱讀，也無法讓人有帶入感，特別是開頭就直接用地球帶來的道德經作為異世界的武道總綱，更是把我毒到不能。全書四百多萬字，讓人真心佩服作者的毅力。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裡面的地球人都是弱智，中國人更是弱智</text:span><text:span text:style-name="T31">+</text:span><text:span text:style-name="T32">死宅，大兵跟八百輩子沒見過女人的死宅一樣癡望異界女魔法師，碾壓場面少。我還不如代入異界反派，到處搞事，搞高貴女性（這個倒可以寫皇叔……）。代入中國人真是毫無爽點，總評：毒草</text:span><text:span text:style-name="T31">-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個作者仿佛在逗我笑……貼一段原文。 </text:span><text:span text:style-name="T2">&lt;br&gt;</text:span><text:span text:style-name="T14">【有人建議直接對埃爾塔進行徹底改造，大手一揮，全面推廣漢語教學。可行性自然是有，還不低。然而這種毀人苗裔的事兒誰願意去做？誰願意去被釘在歷史上幾百年都蓋不上棺材——好多人連出頭都不肯，更何況這個。新區當中大部分的社科研究者更是竭力反對這個想法，最後這個已經被批倒批臭的方案就被消滅在搖籃當中了】 </text:span><text:span text:style-name="T4">&lt;br&gt;</text:span><text:span text:style-name="T3">作者你以為在我大中華</text:span><text:span text:style-name="T4">56</text:span><text:span text:style-name="T3">個民族和諧美滿大家庭裡漢族</text:span><text:span text:style-name="T4">92%</text:span><text:span text:style-name="T3">的人口比例是怎麼來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第四十四章就不覺得味道不對了。前面還說了傳送門後面就是地球如果出現核冬天之後的避難地，這裡又說除了新區不再有一寸土地是中國的。這不是精神分裂麼？還有，這麼大一個新地球，土著別說開發了，發現都沒發現完，還能沒有中國的一席之地？地球上的南北極離中國遠著呢，都想去插上一腳，何況這麼多無主之地，那還不先佔先得，後占後得，占不到沒得。這書開始還行，後面忽然喂看書人一坨翔是什麼意思？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開頭有驚喜</text:span><text:span text:style-name="T45">,</text:span><text:span text:style-name="T9">還以為發現仙草了</text:span><text:span text:style-name="T8">,</text:span><text:span text:style-name="T10">看到給異界各種送溫暖</text:span><text:span text:style-name="T8">,</text:span><text:span text:style-name="T10">我就知道這一口咬到翔了</text:span><text:span text:style-name="T8">,</text:span><text:span text:style-name="T10">我呸</text:span><text:span text:style-name="T8">!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敢情那邊過來燒殺劫掠、毀約殺俘，天朝過去象徵性打兩下手心就開始給人家扶貧了？不僅扶貧，還幫人家掃盲，還</text:span><text:span text:style-name="T12">TM</text:span><text:span text:style-name="T13">不是用漢語而是讓天朝人先學會異界語，再用異界語對異界人進行掃盲，教完技術還給配發裝備……難怪連殖民要求也不提，這麼玩，三代以後就是四處烽火，再多地盤也得崩。故事敘述能力也不行，敘事節奏亂七八糟，大片大片的流水帳，沒有代入感，甚至連人物都主次不清。看在完結的份上，多給</text:span><text:span text:style-name="T12">1</text:span><text:span text:style-name="T13">顆星。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看了四十幾章，回來把所有差評都贊一遍，不然念頭不通達…我</text:span><text:span text:style-name="T16">TM</text:span><text:span text:style-name="T17">看書是為了爽的，就這麼膚淺！誰能告訴我那個小皇子哪章死？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中二虐主作品，為了體現主角的悲劇強行降低周圍人智商，讓一堆人打著各種旗號強行虐主。名為體現高層對個人的壓迫，讓個人的正義無法伸張，實際上就是為了虐主找各種理由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根本就是一個聖母莫名其妙被滅世魔王融合後黑化，還黑得不徹底，一邊糾結要當救世主還是魔王，一邊渴望友情愛情的同時不斷傷害身邊愛他關心他的人，真是好久沒有見過這麼操蛋的主角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先說好，都市文裡男女主角的關係是我最看重的線索之一，本以為許舒婷能有點兒好看的情節，愣是堅持到了</text:span><text:span text:style-name="T8">42%</text:span><text:span text:style-name="T9">，被各種拉菲什麼的毒得是死去活來，終於抑制不住的的一個很深刻的感想就是：各位對金錢沒有概念的先生女士們就不要寫商戰文了好嗎</text:span><text:span text:style-name="T8">! </text:span><text:span text:style-name="T10">一個掌握了全球經濟命脈的英國貴族的家族企業，兩兄弟搶繼承權到了最後你死我活的一瞬間。弟弟問哥哥</text:span><text:span text:style-name="T8">: </text:span><text:span text:style-name="T10">你要怎麼才能放棄</text:span><text:span text:style-name="T8">? </text:span><text:span text:style-name="T10">哥哥表示</text:span><text:span text:style-name="T8">: </text:span><text:span text:style-name="T10">你給我兩百萬，一分都不能少。弟弟表示要這麼多錢你簡直是在做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為早期無限流作品，在當初算是不錯的，尤其其中的很多設定都為後來者提供了參考。可惜事無巨細的背景解說和劇情延伸，對漫畫愛好者來說可能是仙草，但對不熟悉漫畫的讀者來說，簡直是臭不可聞的裹腳布。前面幾個故事還算可以，但型月世界的混亂簡直令人生畏。很多人鼓吹的邏輯嚴謹，在武力設定上就是個笑話，後期（以目前進度來說）莫名其妙的金手指四處亂戳，簡直不忍直視。汝之仙草，吾之毒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主角欣賞田伯光不想看了，三觀不符，田伯光這種人在現代死一萬遍不為過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3">尋找六分以上的無限流時發現的毒草。我至今不明白玩拳皇玩的好和能指導草薙京八神練武有什麼邏輯聯繫。難道說，誒，你可以上上下下左左右右</text:span><text:span text:style-name="T24">BABA?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對我來說，看到喜歡的一本書，就會去翻作者名字，然後查找他其他書去看。所以我無法想像</text:span><text:span text:style-name="T2">&lt;a href="/name/</text:span><text:span text:style-name="T3">從零開始競選總統</text:span><text:span text:style-name="T4">" target='_blank'&gt;</text:span><text:span text:style-name="T3">《從零開始競選總統》</text:span><text:span text:style-name="T4">&lt;/a&gt;</text:span><text:span text:style-name="T3">和這本是同一個作者。智商差太多，接受不能。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後面劇毒 <text:s/>簡直是屎中摻毒 <text:s text:c="5"/>秦宇坐在院子之中，好奇的把玩著手上一件黃金天平，這是元神從埃及法老那裡奪來的審判天平。 <text:s text:c="10"/>嘗試無果之後，秦宇將審判天平重新丟給了自己的元神小人，只是，元神小人接下來的舉動，卻是讓秦宇震住了。 <text:s text:c="4"/>主角連自已的元神都控制不了 <text:s/>還有那是元神還是寵物 <text:s text:c="2"/>把自己的靈魂寫成外人作者腦殘吧 <text:s/>自己的元神不就是自己嗎 <text:s/>自己把自己震住了 <text:s/>我也是醉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初期，主角當臥底調戲蕭炎的輕鬆故事；中期，主角繼續當臥底禍害蕭家的故事；後期，主角回歸</text:span><text:span text:style-name="T12">BOSS</text:span><text:span text:style-name="T13">身份帶領魂族稱霸鬥羅大陸。大體上說沒問題也行，因為邏輯自洽，而且全在主角掌控中；說問題大大也行，因為作者的三觀。詳細描寫發便當時的場景，這就算了，給一個蘿莉發便當，還詳細描述是腰斬</text:span><text:span text:style-name="T12">.......</text:span><text:span text:style-name="T13">所以乾草變毒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你要是只是看情懷，那你就當我沒說。女的？送！男的？送！為了部落！啊，不！為了人族！文筆很不錯，劇情很不錯。但太過於‘真實’了，我是個浮誇的人，過去是，現在也是。武力設定其實崩的厲害，一個比一個強，呵呵，就這樣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書的主角出場第一章就變瞎子了，讓我情不自禁的用古龍描寫的正邪兩大盲人傳奇做比較，正派盲俠花滿樓，邪派蝙蝠公子原隨雲。然後再對比一下主角，發現主角除了空有一個天才的名號，和這二人比起來就是一無是處的廢物。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個傻逼作者每章後面都是</text:span><text:span text:style-name="T2">PS,</text:span><text:span text:style-name="T3">總結起來就是但凡能狡辯的就罵說他有</text:span><text:span text:style-name="T4">bug</text:span><text:span text:style-name="T3">的是噴子，實在狡辯不了了，就來一個下次注意，意思是這次劇情改不了了，就這麼過去吧。不要臉還</text:span><text:span text:style-name="T4">TM</text:span><text:span text:style-name="T3">章章立字據，把自己掛起來鞭屍，讓人不看都不行。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冷漠無情的小說世界！同樣的遭遇，為什麼豬腳遇到的都是不幸和被拋棄，別人家孩子都是被關愛呵護！作者總是刻意給豬腳營造一個眾人皆醉我獨醒的孤立環境，然後豬腳奮起直追啪啪打臉！沒有情商的作者是小白的福音，是老司機的災難！更恐怖的是這樣的作者大行其道，樂在其中！誰來毀滅這白白爽爽的無腦文傳統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得很累。從第一個帶主角入門的師傅死去只用一筆帶過，就發現作者用一種非常疏離的筆調來寫，在把故事講好就可以的網文界，屬於極少數有講究文風的一波。所以剛開始還是比較欣喜的。作者只在主角回憶前世時用貼近主角的視角描寫感受。通過這種“視距”對比，不用什麼“冷冷的”“淡淡的”之類形容詞堆砌，就呈現出一種淡漠冷酷的主角。可惜，作者大概根本沒有給前世編一個像樣的大綱，以至於不斷回憶過去的舉動，從一開始的神秘感，漸漸變得乏味之至，靠氣氛烘托也挽救不了設定上的空白。用了那麼多文字去敘述一件單薄的可笑的前世，變成敗筆。那麼主角既沒有從當世的故事裡和讀者建立共情，也沒有豐富的前世來建立共情。越看越沒勁就成了結局。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28">在我的印象中</text:span><text:span text:style-name="T129">.</text:span><text:span text:style-name="T130">古代不少帝皇感概過當時的人只知家不知國</text:span><text:span text:style-name="T131">.</text:span><text:span text:style-name="T132">這裡的家也就是家族</text:span><text:span text:style-name="T131">.</text:span><text:span text:style-name="T132">最具凝聚力的代名詞</text:span><text:span text:style-name="T129">.</text:span><text:span text:style-name="T130">不知道從哪本小說開始為了加大主角翻身打臉的快感把家族描寫得如此黑暗</text:span><text:span text:style-name="T131">.</text:span><text:span text:style-name="T130">如此冷漠</text:span><text:span text:style-name="T129">.</text:span><text:span text:style-name="T130">然後卻意外的因為打臉打得爽火了</text:span><text:span text:style-name="T131">.</text:span><text:span text:style-name="T132">結果從者成雲</text:span><text:span text:style-name="T129">.</text:span><text:span text:style-name="T132">一家子刻薄無情的傻逼親戚（甚至包括父母）應運而生</text:span><text:span text:style-name="T131">.</text:span><text:span text:style-name="T130">其實我只想問這樣的家族是怎麼延續下來的？若這個世界真是如此無情</text:span><text:span text:style-name="T131">.</text:span><text:span text:style-name="T132">那把家傳絕學教給只見幾次面的陌生人又如何解釋</text:span><text:span text:style-name="T129">?</text:span><text:span text:style-name="T130">難道要讀者都用途中追殺主角的那路人甲的智商去看這書麼</text:span><text:span text:style-name="T129">? &lt;br&gt;PS</text:span><text:span text:style-name="T130">：我不知道作者所謂的構思一年多在構思什麼</text:span><text:span text:style-name="T129">.</text:span><text:span text:style-name="T130">總之不會是如何搞個大路貨的開頭</text:span><text:span text:style-name="T129">.</text:span><text:span text:style-name="T130">也不會是如何塑造幾個比豬都蠢的被打臉貨</text:span><text:span text:style-name="T129">.</text:span><text:span text:style-name="T130">大概構思的是如何從小白的大神呼聲賺錢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從無盡武裝 到仙路爭鋒 再到原血神座 就我個而言這段追書史 是一段從興奮到失望的哀歎史</text:span><text:span text:style-name="T16">:</text:span><text:span text:style-name="T17">無盡有這樣那樣的差評 我還是將它奉為我之仙草 仙路雖然少了些仙靈氣 而且後期嚴重崩塌 我相信是作者的第一次嘗試 以後會好的 直到原血 我覺得是時候放下了當初迷上無盡 正是他區別於小白文的文風 成熟有想法 劇情起伏 引人入勝 到了原血卻無限向小白文靠攏 不關題材（無盡是無限流卻不是作者首創 照樣吸引我） 而是內容 成熟睿智的語言去哪了 細緻的描寫去哪了 大段大段兩三字單獨成段落的行文風格 尤其讓我無法續讀 像是看大綱 根本無法進入具體的故事情境 也許是當下快節奏影響 緣分不過適應了時代 卻與當初漸行漸遠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唉，原本覺得人物塑造的不錯，無奈情節越來越離譜。主角這個弱雞，和上萬年的實力恐怖組織談條件。定的條件都只有利於自己，還要求把握別人重要經濟命脈。那組織居然就同意了……這是拷問讀者智商啊。這裡太毒了。 其實緣分</text:span><text:span text:style-name="T2">0</text:span><text:span text:style-name="T14">的書注重人際關係這點特別欣賞，不似宅們因為本人不擅長為人處世，就想悶頭變強再去打臉，把人生想的太簡單幼稚。可是作者總是不能在缺乏法規的中國式修真世界裡安排合理的人際關係。顯不出主角智商，反而顯得腦缺。中國式的以弱勝強，靠嘴炮沒有“借勢”成不了事。身體虐待，搜魂可以利益最大化。建議作者補學下</text:span><text:span text:style-name="T4">&lt;a href="/name/</text:span><text:span text:style-name="T3">厚黑學</text:span><text:span text:style-name="T4">" target='_blank'&gt;</text:span><text:span text:style-name="T3">《厚黑學》</text:span><text:span text:style-name="T4">&lt;/a&gt;</text:span><text:span text:style-name="T3">，搞清中國式世情，揚長避短。安排出更合理經得起推敲的人際情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已太監】如果把飛盧看做幼稚園版</text:span><text:span text:style-name="T2">SIS</text:span><text:span text:style-name="T14">的話，那麼神之殘曲就是其中少有的一名小學生了，其</text:span><text:span text:style-name="T4">H</text:span><text:span text:style-name="T3">品質一貫不錯。然而本書可謂時運多艱，開書伊始就遭遇和諧風暴，導致作者束手束腳，以往他作品不出前十萬字，主角就已經推倒兩位數了，可這次邪（</text:span><text:span text:style-name="T4">Yin</text:span><text:span text:style-name="T3">）神（</text:span><text:span text:style-name="T4">Mo</text:span><text:span text:style-name="T3">）附體的基拉只玩壞了芙蕾、中出了拉婊，真是太讓人失望啦。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什麼大潑猴，明明就是大潑婦。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齊天大聖孫悟空夫人之墓，呵呵。。。。。。十章已跪，劇毒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真的巨毒，其實主角如果只是一個帶有晶片穿越異界的天真幼稚的少年就好了，結果作者硬要描寫一個消滅吸收了百億人類靈魂的人工智慧作主角，真的說它是人工智障都侮辱了這個詞。估計就小白和低齡讀者能挺過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什麼爛七八糟的。主角就跟個神經病一樣，穿越就穿越唄，剛穿過來，什麼還沒搞清楚呢，立馬仰天長嘯：這是怎麼回事兒啊？接下來就更搞笑，一路精神亢奮，什麼都能大喊大叫一番，那群猴子也是神經病，嘰嘰喳喳像一群母雞一樣。到了斜月三星洞就更莫名其妙了，一堆人有的討厭主角，有的偏袒主角，全都毫無緣由，牽強附會。主角也是一自私自利，又一驚一乍的人，動不動就有髒話，還覺得其他人都得對自己好，對自己沒有偏袒的都是敵人或者有私心，天天心裡對菩提嘟囔著，老頭子老頭子，想顯示主角與眾不同，卻顯得無禮又惹人厭。菩提祖師門下的弟子描述的不像修仙，倒像是江湖人，爭強鬥狠，家長裡短。對於感情，則是強行煽情，各種委屈悲壯。。。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了幾章看不下去，主人公在無法對抗槍械的情況下，兩個持槍者用主人公朋友誘捕一個怪物，主人公選擇自己先幹掉怪物，然後挑釁兩個持槍者，並且還覺得那兩個人是白癡。我完全想不通主人公的邏輯。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根本沒能力駕馭一個人工智慧的主角，主角其實就是一個假裝自己是機器人的精神病，這就導致了很多毒點不能避免。所以說作者為什麼要給自己和讀者找不自在呢？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前三章敗退，主角大家族嫡長子，地位連家奴不如，家奴都敢明目張膽想打斷主角手腳。。此書只適合小白看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白，上一世記憶力驚人得地方誌每一句話都記得。都這麼吊了還碌碌無為？強行為了設定而設定，配角智商也不線上，邏輯思維也經不起推敲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書的主角才是真閨蜜之主，被兩個逼入絕路的魔女撞大運召喚了，主角竟然稱她們很虔誠，看了一眼魔女是由於寄生蟲獲得能力，立馬就開始主觀腦補各種設定。</text:span><text:span text:style-name="T4">(●—●)</text:span><text:span text:style-name="T3">什麼寄生蟲一定不會失控的，教會曰魔女經常失控一定是因為宗教壓迫精神緊張，連看都沒看過就扯魔女的能力一定大有用處，所以一定要砸鐵賣鍋培養，你還記得自己的身份嗎，才剛穿越又沒有工作，差不多連飯都吃不上了，不知道的還以為你真成全知全能的死亡與風暴之主了</text:span><text:span text:style-name="T4">_(:з</text:span><text:span text:style-name="T3">」∠</text:span><text:span text:style-name="T4">)_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主角是通過三神教會當上神官的，在超度靈魂的時候，念的是自己自創的一個那個自己的那個風暴教會的禱告詞。拜託，你旁邊就還有幾個員警，他們就在屋外，而且他們還能看清楚你的表情。你這麼做不會引起懷疑？那就當這段是作者強行說沒有聽見，是默念。到了那兩個魔女的那一段啊，不問青紅皂白。我就是看他們可憐我就是要保護他們。我從未見過逼格如此之低的神和代行者。後面，還說看他們虔誠，就一人發了一個那個能力的勳章。主角一整個教會，三等級的只有</text:span><text:span text:style-name="T16">12</text:span><text:span text:style-name="T17">個，二等級的只有八個，一等級的只有四個，就發出去兩個三等的了。一個病急亂投醫，隨便試驗一下，走投無路才召喚出你來的信徒，有什麼虔誠的，就不能自己再去找新的信徒嗎？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工業革命初期的底層紡織工人家庭，可以供全家三個孩子上大學，還能買房？ </text:span><text:span text:style-name="T12">&lt;br&gt;</text:span><text:span text:style-name="T13">確定不是隱藏的大富翁考驗熊孩子？可惜還加上父母雙亡。 </text:span><text:span text:style-name="T12">&lt;br&gt;</text:span><text:span text:style-name="T13">不知道該怎麼評價。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本來看神豪文就做好打算不糾結太多，結果一水兒的人在那尬誇作者是真的壕，寫的夠真實…… </text:span><text:span text:style-name="T2">&lt;br&gt;</text:span><text:span text:style-name="T3">結果好奇去看了一下，這你跟我說真實……？ </text:span><text:span text:style-name="T4">&lt;br&gt;</text:span><text:span text:style-name="T3">說的好像沒人認識真壕的人一樣。 </text:span><text:span text:style-name="T4">&lt;br&gt;</text:span><text:span text:style-name="T3">就不說真壕了，稍有閒錢並且會玩點兒的人也搞不出裡面的部分制杖橋段，畢竟太“真實”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我翻開一看，滿本都是吃喝嫖賭四個大字。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所獲得的錢，是系統送的，又不是自己勞動所得，主角還一臉看不起屌絲的樣子。作者君，就問你看得起自己嗎？一路數品牌，以為品味是品牌裝點出來的？推週邊女不停，可以理解你的饑渴，不過宣揚消費主義，對人標價格就噁心了。主角享受著作者以為的快樂，不過是低級欲望的滿足。主線全無，作者沉溺在美夢中不可自拔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是誰說這本書真實的？不提真實真豪都沒興趣吐槽這種書。頂級酒店前臺，兩個，為了幾千塊的圍巾就跟客人在自家酒店滾床單，瘋了嗎？不要工作了嗎。這不是酒店是雞窩。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對於豪來說，點千元以內的酒還要確認下大概就是這樣，“先生，我再跟您確認下，您點的這套煎餅果子是要多加一個蛋對吧？”主角：“是的，我就是要多加一個蛋。”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老作者了，內容感覺智商受到了侮辱，行文浮躁，給人的感覺就像一個新人有一天有了一個自以為有趣好笑的想法，自鳴得意的申請了作者號，寫了</text:span><text:span text:style-name="T2">&lt;a href="/name/</text:span><text:span text:style-name="T3">明朝敗家子</text:span><text:span text:style-name="T4">" target='_blank'&gt;</text:span><text:span text:style-name="T3">《明朝敗家子》</text:span><text:span text:style-name="T4">&lt;/a&gt;</text:span><text:span text:style-name="T3">。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智商不行，金手指極其不合理，明史專家就把明朝近三百年歷史的縣誌和考題都背出來？人工智慧穿越會明朝還差不多。 賣地買烏木這招傻，任何朝代土地賣出後不是你有錢就能買回來的，現金資產翻十倍寶鈔一發行貶值一半。 最毒的是對話，國公之間互稱老張老王，小瞧古代貴族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王陽明當主角學生那段真的不舒服，沒那個水準就別去碰，用西方來舉例子就像為尼采授業解惑一樣可笑。儒學被踏上一萬隻腳現在也不是隨便拿點三流感想就可以在洋洋得意在一個學派的開創者面前班門弄斧的。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保姆之神與魔女之友的代行者【蘇格</text:span><text:span text:style-name="T2">·</text:span><text:span text:style-name="T14">索托斯】志在建立一個收容異端的教會大庇天下魔女。 </text:span><text:span text:style-name="T4">&lt;br&gt;</text:span><text:span text:style-name="T3">穿去沒幾天？工作沒著落？收入負支出？家裡還有一狗一聖母？不要緊，主角會讓你知道力所能及地幫助別人是一件非常快樂的事！ </text:span><text:span text:style-name="T4">&lt;br&gt;</text:span><text:span text:style-name="T3">即使是對通緝的魔女也要一陣發悶有些心疼大衣開水關懷備至，只要人人都獻出一點愛，世界將變成美好的人間！  </text:span><text:span text:style-name="T4">&lt;br&gt;</text:span><text:span text:style-name="T3">跪女也能這麼清新脫俗的舅服你！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詭秘之主好歹是先利用別人來哺育自己，再幫助別人，詭秘中金錢的描寫是真的有用，而這本書再怎麼強調饑寒交迫，沒有錢都是轉頭就忘得設定，對魔女的看法也是</text:span><text:span text:style-name="T31">sb</text:span><text:span text:style-name="T32">，比放開那個女巫中更加</text:span><text:span text:style-name="T31">sb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感覺作者完全沒有做過相關功課，工業時代英國工人的平均壽命，還有所謂的賠償金，背景違和。過早的涉及自身勢力，太多的想當然，庇護魔女直接和教會對上，還愚蠢的暴露自身。這些</text:span><text:span text:style-name="T16">bug</text:span><text:span text:style-name="T17">只說明這本跟風之作品質堪憂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個主角嘴裡說著不當舔狗，然後實際行動上卻是在當舔狗。不是口頭不服軟就不是舔狗的，女的什麼破事都要管，還不是舔狗？這劇情簡直是三流狗血電視劇，不過也沒辦法，這個作者曾經坦言不寫女人就不會編劇情，還能怎樣呢。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本來就只是單純的爽文，就別加那種奇怪的文青煽情橋段了，很蠢： </text:span><text:span text:style-name="T19">&lt;br&gt;</text:span><text:span text:style-name="T20">十五萬字下了兩個副本，收了兩個好感度直接滿格的後宮：本來這不是什麼問題，但作者本人說什麼“直接在一起後面沒什麼可寫的”</text:span><text:span text:style-name="T21">balabala</text:span><text:span text:style-name="T20">，這就很有問題了； </text:span><text:span text:style-name="T19">&lt;br&gt;</text:span><text:span text:style-name="T20">不僅如此，作者還說女主最多三個：那就意味著後面有極大的篇幅要寫這些“感情糾葛”——這樣一來，這書就有發展成女頻低智商狗血言情小說的趨勢——我認為，這書就無需再看了； </text:span><text:span text:style-name="T21">&lt;br&gt;</text:span><text:span text:style-name="T22">順便，言情、感情波折啥的也不是不能寫，但你不學</text:span><text:span text:style-name="T19">&lt;a href="/name/</text:span><text:span text:style-name="T20">簡愛</text:span><text:span text:style-name="T19">" target='_blank'&gt;</text:span><text:span text:style-name="T20">《簡愛》</text:span><text:span text:style-name="T19">&lt;/a&gt;</text:span><text:span text:style-name="T20">這樣的標杆，反而學部分低水準垃圾，降低智商，延緩行動，潑灑狗血，這怎麼能行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設定老套、廢話多、劇情無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為什麼看這本書：</text:span><text:span text:style-name="T2">1</text:span><text:span text:style-name="T14">全原創副本</text:span><text:span text:style-name="T4">2</text:span><text:span text:style-name="T3">女角色刻畫比較到位</text:span><text:span text:style-name="T4">3</text:span><text:span text:style-name="T3">全程描寫出一個精蟲上腦傲嬌（沒錯男豬是個傲嬌）彆扭舔狗卻偽裝成鋼鐵直男的男主角得到一個金大腿之後如何混吃等死被妹紙泡的跪在真實經歷。 </text:span><text:span text:style-name="T4">&lt;br&gt;</text:span><text:span text:style-name="T3">為什麼不看這本書：同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試圖用一種調侃的語氣來描寫一個悠閒的角色，卻把握不好讓人覺得主角是個胸無大志言語輕浮的浪蕩子，刻意描寫愛錢愛潔還自戀，卻更多給人一種裝逼裝成傻逼的印象。這本書得飛快的不帶腦子的看過去，稍慢一點就會棄書了。我的毒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適當文青不是病，過度文青是癌症。而且還是腦癌。女主直接被皇帝賜婚，然後主角靠著良好的運氣夜裡裝鬼嚇人退婚，呵呵，真當古人是傻逼啊。先不說這本書的黑科技合不合理了，就說那句：又當婊子又立牌坊吧</text:span><text:span text:style-name="T16">~~~</text:span><text:span text:style-name="T17">你看啊，不是我想要娶二老婆，而是皇帝硬塞給我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小說在他剛連載時我就入坑，前前後後經歷過讀書之人兩次大綱回爐重造，都咬牙堅持著，就因為上本</text:span><text:span text:style-name="T2">&lt;a href="/name/</text:span><text:span text:style-name="T14">血龍驕雄</text:span><text:span text:style-name="T4">" target='_blank'&gt;</text:span><text:span text:style-name="T3">《血龍驕雄》</text:span><text:span text:style-name="T4">&lt;/a&gt;</text:span><text:span text:style-name="T3">的一絲氣質讓我對讀書之人留有一份耐心。然而最後，自詡強迫症，再爛也要不會半途而廢的我終於還是敗退了，仿佛刹那間就悟了，何必這麼痛苦的堅持？小說一開始異界法爺美少女天降窮屌應屆生面前，俗套的展開在讀書之人還算能跟的上時代的文筆下，某些瑕疵段子在小倆口青澀的溫馨日常前還是能勉強承受。然而在短暫的地球日常劇情後，第二部穿越高魔高科異界後就徹底淪為劣質文，主角的智商急速下降，徹底喪失獨立靈魂成為</text:span><text:span text:style-name="T4">NPC</text:span><text:span text:style-name="T3">們的複讀機和傀儡，而女主長期神隱，百來萬字絲毫不見劇情展開，只見反復堆砌的枯燥設定，終使我忍無可忍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開後宮就不要扯什麼情啊愛啊，每次看到主角對後宮說這些都噁心到爆，設定也是亂七八糟，主要看作者想讓主角多強主角就有多強。 </text:span><text:span text:style-name="T31">&lt;br&gt;</text:span><text:span text:style-name="T32">上本書的主角的身影出現在這本不知道有什麼意思？好處不多，讓人噁心的地方倒是不少，</text:span><text:span text:style-name="T31">zz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前面為所欲為，到了誅仙突然跟被洗腦一樣變成了高節操正經人兒，這個操作學不來。雖然誅仙卷文筆飆升，但結果怎麼看都不是味，主角自己之前幹過什麼，作者心裡有沒有數？主角要法慈自食惡果的時候，反思過自己嗎 <text:s text:c="7"/>二星，乾草拌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王昭君說服兩儀式要大度一點給主角納妾的時候就棄書了，一個世界，一個女主，已經開始崩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本書總結：整本書打鬥情節裡面每次殺個人都猶猶豫豫，明明很厲害卻總被一群跳樑小丑弄得焦頭爛額，本書又名憋屈世界裡的偽君子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本書其實挺毒的，首先，作者果粉傾向濃重，主角跟常凱申校長基情四射，關係整的好像乾爹跟親兒子一樣，相愛相殺多次之後依舊還是真愛無雙；其次，全書缺乏全域推衍能力，不敢改變歷史宏觀走勢，主角明明發展出了那麼超能的龐大勢力，九一八和七七事變幾乎還是原封不動照樣發生了；最後，燈塔國人在書中都是偉光正自帶天使光環的，看著總是很彆扭。但是，儘管有這麼多毒點，我還是堅持把這書看了一多半，為神馬呢？前中期的後宮群美寫得確實好呀。</text:span><text:span text:style-name="T16">PS</text:span><text:span text:style-name="T17">：拋開屁股問題不談，該作者的都市文幾乎都是合格的都市後宮良心之作。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毒草】一部神經錯亂又意淫的書。主角開局無敵，大開後宮，但基本都是路人甲乙丙</text:span><text:span text:style-name="T8">..</text:span><text:span text:style-name="T9">比如跑神雕去把小龍女當個路人，自己路邊收幾個丫鬟笑談風月。主角又像發情公狗，經常見許多女主角色就丟魂意識恍惚，但一回神主角又裝個世外高人謙謙君子，大家轉身就是陌路人。 </text:span><text:span text:style-name="T8">&lt;br&gt;</text:span><text:span text:style-name="T10">【一個搞笑的段子，北丐西毒</text:span><text:span text:style-name="T8">PK</text:span><text:span text:style-name="T10">同死，主角路過道法救活，剛見面的楊過把他當仙人跪拜，主角硬要他認大哥（楊過：？？？）。慣例舔完了當場轉身斜望夕陽，給楊過看孤高背影，身上仿佛泛起光暈。楊過：。。。大哥果然是個高人</text:span><text:span text:style-name="T8">~ /</text:span><text:span text:style-name="T10">主角：對了，小龍女目前在</text:span><text:span text:style-name="T8">XX</text:span><text:span text:style-name="T10">。】 楊過聽聞驚喜不已，正所謂認個道士全家升天！趕緊去追親愛的姑姑！ 三個月後楊過帶著媳婦拜見大哥。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感謝百毒不侵田螺哥的提名推薦！：老實人</text:span><text:span text:style-name="T2">12</text:span><text:span text:style-name="T14">的小說都算是後宮種馬向（</text:span><text:span text:style-name="T4">BABA</text:span><text:span text:style-name="T3">女性位數破百破千是正常事，可這些女角色純屬是肉</text:span><text:span text:style-name="T4">XX</text:span><text:span text:style-name="T3">器修練器，沒有感情成分）</text:span><text:span text:style-name="T4">PS</text:span><text:span text:style-name="T3">：個人認為，這類小說恰好是種馬文與後宮文不同分野的有力明證，不值得推薦呀；不過遠古魔神半蛙大大似乎對這位作者讚賞有加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的兒子認了主角不要的女人當娘，然後主角下春藥讓這兩搞在一起了。作者的操作令人窒息，毒草。 </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127">VIA</text:span><text:span text:style-name="T107">神農【</text:span><text:span text:style-name="T106">chenjvaaaa</text:span><text:span text:style-name="T109">】的推薦語：玩笑一般的軍事，過家家的政治，但女性人物描寫糧草，紅娘子滿分，勁爆堪比小</text:span><text:span text:style-name="T106">X</text:span><text:span text:style-name="T107">文！</text:span><text:span text:style-name="T106">PS</text:span><text:span text:style-name="T109">：我要補充一句，這位作者似乎就是寫</text:span><text:span text:style-name="T108">&lt;a href="/name/</text:span><text:span text:style-name="T107">江山如此多梟</text:span><text:span text:style-name="T106">" target='_blank'&gt;</text:span><text:span text:style-name="T107">《江山如此多梟》</text:span><text:span text:style-name="T106">&lt;/a&gt;</text:span><text:span text:style-name="T107">的南海十四郎開的馬甲，他的書真是一路碾壓，女對頭最後都成了男主角的</text:span><text:span text:style-name="T106">RBQ</text:span><text:span text:style-name="T107">啦！可惜，這似乎更應該說是種馬文，而不是後宮文喲！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只看了開頭就放棄了。想不明白一個著名遊戲團隊的研發負責人，在沒有財務或道德汙點的情況下，竟然會淪落到去參加小公司的校招？獵頭們都瞎眼了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敵視馬化騰，遇見馬雲缺膝蓋軟了要下跪，馬雲還沒有創建阿裡巴巴你一個國內風生水起的網路小巨頭就玩下跪叫爹真是丟了穿越者的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看來作者成績不錯？但是抱歉，這與我們毫無關係。你就算賺個</text:span><text:span text:style-name="T16">50</text:span><text:span text:style-name="T17">萬億，能給我分錢怎麼滴？作者來來回回翻來覆去磨磨唧唧嘰嘰歪歪的安利自己的書多麼受小白歡迎，可惜優書和龍空就是以老白為主。作者現在就像是狗粉在向狗黑誇獎狗多麼善解人意乖巧可愛是人類最好的朋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群中國人（還是都市網文中的那種中國人）在一個有著美國地名的地方發生的扯淡事。什麼退隱兵王、傲嬌京華的，穿個美國馬甲以為我就不認識你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披著遊戲開發皮的三流言情文。文筆尚可，劇情安排欠佳。據說作者是“圈內人”，乾貨私貨同樣多。合口味的估計是仙草，不合的乾糧帶毒吧。比如作者堅決反對閃避這個概念，認為完全不可控。按這樣說，暴擊，暈眩，反擊螺旋電錘等概率事件都可以取締了。你那麼牛搞個偽隨機不行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作者那些所謂鼓動人心的口號簡直</text:span><text:span text:style-name="T16">LOW</text:span><text:span text:style-name="T17">到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這書不綠，我直播吃翔，先給個乾糧，等綠了再改</text:span><text:span text:style-name="T12">1</text:span><text:span text:style-name="T13">星  </text:span><text:span text:style-name="T12">&lt;br&gt;PS1</text:span><text:span text:style-name="T13">：看樣已經要開始綠了，女將軍已經送上去了，還沒噁心到我，改毒草。 等上架我估計就要綠了，到時候一群人吐槽ＸＸ章綠的時候我就可以放心的看免費章節和訂閱正常章節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才更新了幾章啊，就兩章就百盟了，人氣這麼高？！好多明面上的大神書寫完都沒一百個盟主吧……時下風流綠帽嗎？紫陽的作者開新書也是一上來就有土豪大賞十幾萬。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開頭胡誇海口，把主角形容的很老江湖，好，期待。到了真開始寫主角了，這所謂的老江湖，哈，真可笑。 </text:span><text:span text:style-name="T16">&lt;br&gt;</text:span><text:span text:style-name="T17">前面看了沒幾章，死活捏著鼻子讀不下去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書關於女性方面的情節都很毒，只看了一百多章，出場的女性幾乎就沒有正面角色，長老是個滅絕師太，明媒正娶的妻子利用主角當掌門，女將軍政治聯姻後洞房裡還被下迷藥，寡婦公主靠出賣身體救兒子，就一個好點的，主角和作者輪流說她醜。。。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不想把你加進來，這是對你的一種勉勵。文筆好的作者寫爽文只會更爽，真的，沒有必要非得留名網路小說史，以這種方式。 我現在對躍千愁，風禦九秋，失落的節操君有一種深深的無力感。 </text:span><text:span text:style-name="T16">PS: </text:span><text:span text:style-name="T17">一萬多月票，一百多章，我知道你們為什麼寫綠文了，土豪大眾需求，所以說土豪的世界我不懂。。。。。。。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裝逼縱橫流。大毒草。主角設定為龍傲天，是個人看到主角就“臣服”。裡面主角的計謀沒一個經得起推敲，不敢想像一方大佬被頂著一張“老子很牛逼”臉，實際上武力只是平平的主角隨便忽悠，就聽之任之。把眾人性命交托。而主角甚至連計策內容都保密。裡面各個配角的思考邏輯讓人堪憂。一開始還能忍耐，到了一個叫黑牡丹的小團體隊長，見主角派頭第一面就拿頭便拜，實在忍無可忍了。這吹比是要上天哪。但為啥能看那麼多？全賴作者文筆流暢，主角牛逼造型塑造的吸引人，空虛的計謀忍了一個又一個，終於忍不下去為止。主角實力實在一般，不知道哪裡那麼大派頭。</text:span><text:span text:style-name="T16">2</text:span><text:span text:style-name="T17">個星都給文筆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以前聽說夢入神機寫的小說都很優秀就看了看這部小說。然而我後悔了，典型不入流的小白文，裝逼打臉尤其是在剛開始什麼修真大宿舍修真大食堂差點雷死我，你們是去富士康修道的嗎。好歹是萬裡挑一有靈根的人，雇兩個凡人廚子買幾個侍女在請名管家活的瀟灑一點就不行？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楔子還以為主角是重生者，特麼的居然反派是重生者，主角是土著，土著也就算了，仙俠亂入西幻，結果玩西幻的土著主角來吊打仙俠，屁股歪得不能再歪，代入無能，讓我先吐一會兒。。。。。。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本書寫到現在，大致就是，猴子：“道哥，我有朋友要招待，借你老母一用。”牛有道左右為難，最後看到老母在自己身上刻的義氣無雙四個字，沉聲說道</text:span><text:span text:style-name="T16">:</text:span><text:span text:style-name="T17">只此一次，因為你是我兄弟！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目前七十章以內有一半都是主角幫助王爺泡女將軍，在</text:span><text:span text:style-name="T8">62</text:span><text:span text:style-name="T9">章終於用下藥的方式把女將軍送到了王爺床上。 </text:span><text:span text:style-name="T8">&lt;br&gt;</text:span><text:span text:style-name="T10">作者老哥穩呢，為了避免自己送女漏女的汙名，但又出於自己文青的古怪嗜好，在糾結之下故意將女配寫得虎背熊腰、濃眉大眼，讓讀者自動將此女忽略掉，但是不知道讀者們其實更喜歡推倒女將軍這種禦姐麼？而且從文中“雪白的小腿”“一抹雪白”來看，其實作者的人設應該是個大美女禦姐吧？我就搞不懂了，你要送女嘛就大大方方的送、一如既往的送，何必搞得這樣扭扭捏捏、欲蓋彌彰呢？春秋筆法也不是這樣用的嘛！ </text:span><text:span text:style-name="T8">&lt;br&gt;</text:span><text:span text:style-name="T10">贊曰： </text:span><text:span text:style-name="T8">&lt;br&gt;</text:span><text:span text:style-name="T10">文青作者不尋常，送女又出新花樣。 </text:span><text:span text:style-name="T8">&lt;br&gt;</text:span><text:span text:style-name="T10">膚白貌醜你哄鬼，洞房下藥送上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答應我，不要做舔🐶了好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好好的做個白皮白心的資本家不好嗎？非要搞得白皮黃心來噁心人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寫國外的部分明明寫的不錯偏偏作者吃飽了撐的又扯到內地去了，還一副你要什麼我給什麼的跪舔調調，你要援共也不是不能接受，好歹格調稍微高點啊。你一本以推推推為主體的小說再怎麼舔也舔不出高尚的愛國情操的。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看簡介覺得可能挺有意思，前期壓抑然後爆發爽感，結果卻大相庭徑。主角的屌絲氣息實在太濃重了，總是強調自己窮慣了，也一點都沒有改過的意思。十分自卑，被人當做笑柄來調侃也無所謂，總是傻憨憨地笑。我說你好歹也知道自己是個富二代了，不求你花天酒地，至少讓生活保持在水準線沒問題吧？結果主角非要去超市打什麼零工，大熱天被要求穿著個毛絨玩偶套，累得半死不活又被老闆娘要求去接閨女，任勞任怨，我懷疑這主角有抖</text:span><text:span text:style-name="T16">m</text:span><text:span text:style-name="T17">的傾向。最噁心的是舔女，就像一輩子沒見過女人一樣，在女人面前慌得和個太監一樣，借錢有求必應，不要回報，人家看不起他也覺得這是理所當然，自己是屌絲啊，人家長得好看就應該看不起自己，必須繼續跪舔啊。看得真憋屈。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說什麼熬過開頭，後面就好了，純是胡扯，這種年代，我看個網文為啥要跟你熬？光起點就好幾十萬的書，我擱哪不能淘幾本合心的，非得先接受你的荼毒？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作者給主角安排了牛逼轟轟的背景金大腿，結果去收集港臺小明星，真是</text:span><text:span text:style-name="T12">low</text:span><text:span text:style-name="T13">爆了，跟個太子沒事收集村姑玩差不多，主要是背景太牛逼，實在看不出能跟娛樂圈扯上多大關係，太</text:span><text:span text:style-name="T12">TM</text:span><text:span text:style-name="T13">出戲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矯揉造作的皇帝金扁擔，如果寫的爽的話無所謂，但一天到晚噴這噴那，親友一個比一個逗比加噁心，什麼玩意。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7">主角父母：兒啊，爹媽沒啥文化，只會聽大人物命令投資賺錢，大人物說啥我們就做啥，說要窮養，我們就窮養了，你這孩子打工學會一手端盤子絕活，夠踏實，大人物們都誇你呢</text:span><text:span text:style-name="T48">(</text:span><text:span text:style-name="T133">ง •̀</text:span><text:span text:style-name="T48">_•́)</text:span><text:span text:style-name="T134">ง</text:span><text:span text:style-name="T50">【大人物心想：以後就能讓後輩輕鬆地用合法手段把這白手套賺的錢都吞了，還全了名聲，這樣才不枉費你兩憨貨把兒子窮養鍛煉嘛，可以繼續學以致用啦</text:span><text:span text:style-name="T48">(</text:span><text:span text:style-name="T134">ಡ</text:span><text:span text:style-name="T48">ω</text:span><text:span text:style-name="T134">ಡ</text:span><text:span text:style-name="T48">) </text:span><text:span text:style-name="T50">】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有些作者真的是，大家知道你有女兒，你也不用在小說裡通篇的描寫吧，什麼這個小娃娃長得多可愛，多機靈，童言無忌，人小鬼大的，總共尼瑪</text:span><text:span text:style-name="T12">20</text:span><text:span text:style-name="T13">多章，寫了</text:span><text:span text:style-name="T12">7.8</text:span><text:span text:style-name="T13">章這個小娃娃，我真的服氣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 二戰後家族沒有戰犯，讓他略松了口氣，緩解了糾結的情緒。 要真是近衛家，沒准他就自我了斷重新投胎去了，反正都特喵的重生了，再試著重生一次又如何？”什麼叫虛偽！？這就叫虛偽！別人愛國熱血，你愛國催吐。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穿越成中國魔法世家的孩子，說是中國方士，結果一點都懶得改全部照抄巫師，然後還沾沾自喜的說我們比西方魔法界優秀，西方魔法界各種跪舔。以此作者極度</text:span><text:span text:style-name="T16">yy</text:span><text:span text:style-name="T17">的背景，主角作為交換生來霍格沃茲，仗著知道劇情，再學校看著小哈利的幼稚操作，然後不斷吐槽的故事。人家本來一個系列下來就是幾歲到十幾歲的學生。你憑這個不斷秀優越感，然後做出更弱智的行為。主角搞了這麼多事情結果還是強行原著劇情真是無語，唯一的亮點就是赫敏是個黑人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能看上主角這種猥瑣胖子，各種強行欣賞，強行尬吹，逼迫成長的，一定是親媽不是女神。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窮養真的特別挑人，這主角就是窮養的完美反例，自強自愛沒見到，小氣猥瑣到是深入骨髓，完全廢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設定很新穎，但主角設定的惡意簡直讓人動容。就像很多書一樣，作者自以為設定精妙絕倫迫不及待想展示，於是一個懦弱無能又衝動易怒，膽小怕事又聖母好憐的主角自然而然出來了。各種低劣的性格匯在一起，只因是主角偏偏各種機緣投奔青眼有加，這種“因為是主角所以一定會成功，能力不重要意志算個屁”邏輯實在倒人胃口。講真，這種主角只適合在二三流恐怖故事裡各種屁滾尿流，大驚小叫，用各種慘樣來搏讀者一樂。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28">優書網的評分其實挺客觀的。譬如像我找書，根據大量的經驗體會來看，</text:span><text:span text:style-name="T129">5.5</text:span><text:span text:style-name="T130">分以下基本上就不用看了。這本書</text:span><text:span text:style-name="T131">4.2</text:span><text:span text:style-name="T132">分基本上還是靠譜的，這意味著他對於絕大多數讀者都不合適。要說刷分，這本書是有人刷</text:span><text:span text:style-name="T131">5</text:span><text:span text:style-name="T132">星的，不過因為評分的人多，所以影響因素不大。我們知道人類的群體表現大致是符合正態分佈的。</text:span><text:span text:style-name="T129">4</text:span><text:span text:style-name="T130">星</text:span><text:span text:style-name="T131">8.0</text:span><text:span text:style-name="T130">，</text:span><text:span text:style-name="T129">3</text:span><text:span text:style-name="T130">星</text:span><text:span text:style-name="T131">11.2</text:span><text:span text:style-name="T132">，</text:span><text:span text:style-name="T129">2</text:span><text:span text:style-name="T132">星</text:span><text:span text:style-name="T131">12.1</text:span><text:span text:style-name="T130">的情況下，</text:span><text:span text:style-name="T131">5</text:span><text:span text:style-name="T132">星絕不可能有</text:span><text:span text:style-name="T129">13.9</text:span><text:span text:style-name="T130">。這裡面大約有</text:span><text:span text:style-name="T129">6~7</text:span><text:span text:style-name="T130">個點刷分。也就是說本書真實評分大約在</text:span><text:span text:style-name="T129">3.9</text:span><text:span text:style-name="T130">，屬於迎合極小部分讀者類的作品。單純的沒有可讀性的爛書一般在</text:span><text:span text:style-name="T129">4.0~4.5</text:span><text:span text:style-name="T130">這個分段。低於</text:span><text:span text:style-name="T129">4.0</text:span><text:span text:style-name="T130">的書，必有能夠噁心多數讀者的大毒。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世界上居然能有這種父母，做出這種</text:span><text:span text:style-name="T12">2B</text:span><text:span text:style-name="T13">事情，明明有錢，卻一直讓孩子過著貧困線上的生活，被周圍的人各種嘲笑看不起，在“測試”主角之後，覺得主角能夠守住錢財了，終於告訴兒子：我們家可有錢了，之前不說是因為兒子要窮養！問題是你兒子現在被養的一身窮酸氣，穿上龍袍都不像太子，對下一代這種教育還指望他對你感恩戴德？！這樣的父母，這樣的</text:span><text:span text:style-name="T12">2B</text:span><text:span text:style-name="T13">，主角居然能一笑置之，我也是服氣的。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38">10</text:span><text:span text:style-name="T14">年書蟲</text:span><text:span text:style-name="T4">?</text:span><text:span text:style-name="T3">張口就來兩極化，還暗指不喜歡此書的都是小白，水軍能不能稍微正常一點</text:span><text:span text:style-name="T4">?</text:span><text:span text:style-name="T3">別洗的這麼弱智</text:span><text:span text:style-name="T4">?</text:span><text:span text:style-name="T3">你是看了十年小黃文的老書蟲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書名應該叫：我真是個孫子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這書</text:span><text:span text:style-name="T19">4</text:span><text:span text:style-name="T20">分真的不冤。 </text:span><text:span text:style-name="T21">&lt;br&gt;</text:span><text:span text:style-name="T20">我對舔狗倒是無所謂，畢竟現實中舔狗多了，這個不是我的毒點。但前</text:span><text:span text:style-name="T19">200</text:span><text:span text:style-name="T20">章用盡全力刻畫男主對女主的感情，為了女主改變自己的一切甘願當個舔狗。女主走了，哭了</text:span><text:span text:style-name="T21">3</text:span><text:span text:style-name="T22">天，找個沒人的山頭住了</text:span><text:span text:style-name="T19">20</text:span><text:span text:style-name="T20">多天。這算是用情至深都快失去自我了。結果回到學校沒過倆天就弄出了個大</text:span><text:span text:style-name="T19">4</text:span><text:span text:style-name="T20">學姐。這也太噁心了。 </text:span><text:span text:style-name="T19">&lt;br&gt;</text:span><text:span text:style-name="T20">然後前面刻畫主角講義氣，平京科研團隊申請的專利有漏洞，但主角堅決不占這個便宜。反過來，老爺子對你家也算是有恩吧，臨死前拉著主角的手把孫女圓圓託付給主角。主角也想的挺好，要給圓圓開個餐廳。結果呢？第一家餐廳說是有圓圓股份，但除了基本工資，利潤全讓主角捐給學校了。主角賺足了政治聲望。（字數不夠了追評說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娛文大神的墮落之路。作者光顧著刷低級逼格來懟同行了，全然不管合理性和邏輯性，你一摩根家族的超級富三代</text:span><text:span text:style-name="T2">+</text:span><text:span text:style-name="T3">本子國皇三代，上世紀八十年代好萊塢七大的實際掌控者，成天正事不幹就收港臺小明星，拍港臺小電影，跟王思聰不睡</text:span><text:span text:style-name="T4">SNH48</text:span><text:span text:style-name="T3">，跑去剛果拍電影睡黑妹一樣的</text:span><text:span text:style-name="T4">LOW</text:span><text:span text:style-name="T3">逼。毒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五星轉二星，你重生成外國人就好好當個外國人不行？時時刻刻一個無腦憤青的口吻討好誰？你個總</text:span><text:span text:style-name="T16">yy</text:span><text:span text:style-name="T17">重生外國的作者還寫愛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參軍的官文相較於此書，如同珠玉比之塵沙。 </text:span><text:span text:style-name="T2">&lt;br&gt;</text:span><text:span text:style-name="T3">不說推演是否合理，就說其前提便很難成立，封建時代的國家系統或許僵化，然而面對尾大不掉有割據意圖的臣屬時，卻必然是以雷霆之勢暫態撲滅，以防其他地方效仿而成骨牌效應，這麼看主角在廣州積累實力的那段和平時期就只能一笑而過了。 </text:span><text:span text:style-name="T4">&lt;br&gt;</text:span><text:span text:style-name="T3">更別說作者每每描述男主如何漂亮帥氣，可我一想到那拖在腦後的金錢鼠尾，便真是一陣陣的反胃。 </text:span><text:span text:style-name="T4">&lt;br&gt;</text:span><text:span text:style-name="T3">滿清辮子戲麼，誰不知道數年前流行的原因，北京城裡的某些遺老遺少不甘寂寞，將祖宗牽出來拋光打蠟溜街串巷，至於其歷史上有多光彩……呵呵……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主角身負異族血脈是個廢柴還在宗門掃地三年最後還拜師不成。 </text:span><text:span text:style-name="T52">&lt;br&gt;</text:span><text:span text:style-name="T53">套路是老套路，但是不可否認的是開局還是雕琢過的，寫的緊湊，不錯。 </text:span><text:span text:style-name="T52">&lt;br&gt;</text:span><text:span text:style-name="T53">之後主角為了活命和道業與一個高級弟子一起冒著生命危險走私違禁品。 </text:span><text:span text:style-name="T52">&lt;br&gt;</text:span><text:span text:style-name="T53">從開局的十幾萬字，可以得出主角的性格：堅韌、努力、積極爭取每一個機會，為了自身道業並不惜命，是一個殺伐果斷心志如鐵的男人。 </text:span><text:span text:style-name="T54">&lt;br&gt;</text:span><text:span text:style-name="T53">然後，然後就崩了。 </text:span><text:span text:style-name="T52">&lt;br&gt;</text:span><text:span text:style-name="T53">拜師前後的主角壓根不是一個人，人設崩到沒朋友，好好一個有血有肉的主角在女人面前徹底變成了軟腳蟹，帶了綠帽還給初戀耍了一次又一次。 </text:span><text:span text:style-name="T52">&lt;br&gt;</text:span><text:span text:style-name="T53">隨後第一個副本開啟，各路金手指，隨身老爺爺，春秋蟬大佬亂入其中，卻都中了異族腦殘計謀，而且副本太長沒完沒了，實在看不下去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親兄弟還明算帳，把一個借給你錢的親戚寫的醜陋無比，真的可以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說實話，作者作為新人，這樣的寫作方式很是不智。讀者看網文，基本都只挑爽文。你如果一開始就寫的主角很虐，建議作者你重開吧！ </text:span><text:span text:style-name="T2">&lt;br&gt;</text:span><text:span text:style-name="T3">問題一：主角笨，讀者必定不喜。讀者都是聰明的，聰明的人為何要看笨蛋的一生呢？就跟你是尖子生，為何要去看倒數第一的解答答案呢？ </text:span><text:span text:style-name="T4">&lt;br&gt;</text:span><text:span text:style-name="T3">問題二：主角一開始就沒有氣概，見人就跪，關鍵是還沒卵用。咱們國人自古就講氣概，可殺不可辱。很顯然，本書主角是反情商的。 </text:span><text:span text:style-name="T4">&lt;br&gt;</text:span><text:span text:style-name="T3">問題三：主角的求道手段不智。人是智慧生物，如果只憑所謂的”堅毅刻苦”就能打倒困難，那還要智慧幹什麼？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如果樓下的說的沒錯、主角就是個</text:span><text:span text:style-name="T16">S B</text:span><text:span text:style-name="T17">啊、全世界都欠他錢、升米恩斗米仇、、自從看了俗人回檔之後、、、、、、、、在我眼裡、俗人這個詞基本等同於人渣、敗類、臭不要臉、當表字立牌坊、你們不要臉我也不要臉、我不要臉更高尚、之類的同義詞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傲無常複出作，都市異能型爽文，劇情本來是日常吐槽向，但卻逐漸變成升級戰鬥的套路爽文，目前更新到</text:span><text:span text:style-name="T16">700</text:span><text:span text:style-name="T17">多章，主角處男，死女若干（反派），而且有兩個女的和主角搞曖昧轉眼就送人了，強行搞笑逗比的文風讓人尷尬。為凸顯主角的與眾不同，所以主角的武器是把飛錘（！），主角還沒後宮，配角倒是各種後宮，連個打醬油的配角都有後宮，主角的師父也是大後宮，同時女反派和別人親熱、師父和後宮的描寫非常詳細和猥瑣。總的來說，這本書就是不停的殺美女，然後看別人秀恩愛的小白文，而且劇情也越來越水，可以說是傲無常的複出失敗之作。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儘管淡化了自己原本信手拈來的某些出色的描寫，讓主角保持堅貞，而將開後宮的描寫主要集中在配角的身上，卻仍然被岳不文辣手摧花。早知如此，還不如提前放開本性浪一波呢……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身為特殊部門成員跑去景區露臉做形象代言人，幾年代言費好幾千萬，而且是市長出頭簽的合同；出門做任務開瑪莎拉蒂，部門的交通工具裡還包含法拉利、布加迪等等；單位福利房分配的是一千幾百萬的豪華套間；做個任務的功值隨隨便便就可以兌換好幾百萬、幾千萬。誠然，特殊人才對國家的貢獻其價值可能是巨大的，但有時這種貢獻是無形的，並不是金錢可以衡量的。就算是整個國家最高那一位，享受的國家待遇也是方方面面的，其價值難以估計，但不可能直接發幾千萬工資給他吧？看來還是年紀比較輕的會喜歡看這種書。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奴才病是治不好的。 </text:span><text:span text:style-name="T12">&lt;br&gt;</text:span><text:span text:style-name="T13">慈禧：你以後不要跪了，自稱臣弟可好？ </text:span><text:span text:style-name="T12">&lt;br&gt;</text:span><text:span text:style-name="T13">主角：奴才不敢，奴才磕頭還沒過癮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者是個有故事的人。 </text:span><text:span text:style-name="T2">&lt;br&gt;</text:span><text:span text:style-name="T14">才看了幾百字就看不下去了。 </text:span><text:span text:style-name="T4">&lt;br&gt;</text:span><text:span text:style-name="T3">因為書裡那一句</text:span><text:span text:style-name="T4">(</text:span><text:span text:style-name="T3">這滋味就像被強制中出一樣，掙紮不能） </text:span><text:span text:style-name="T4">&lt;br&gt;</text:span><text:span text:style-name="T3">我腦海裡現在滿是作者的故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不是我說。土著真的沒有穿越者來的聰明！</text:span><text:span text:style-name="T52">&lt;a href="/name/</text:span><text:span text:style-name="T53">大道爭鋒</text:span><text:span text:style-name="T52">" target='_blank'&gt;</text:span><text:span text:style-name="T53">《大道爭鋒》</text:span><text:span text:style-name="T52">&lt;/a&gt;</text:span><text:span text:style-name="T53">主角怎麼說來著——請看：“他的前身反復來去練了三年之久入門心法，每當去觀中上師那裡求取更進一步的法門時，上師只是告訴他機緣未至，功行未深，讓他再加倍用心修煉。 </text:span><text:span text:style-name="T54">&lt;br&gt;</text:span><text:span text:style-name="T53">前身上山前也不過只是一個樸實單純的少年，沒有任何人情世故的歷練，更沒有旁人指點，還以為當真如此，無論暑夏寒冬，都是苦心修持，每日有三個時辰用在了這門法訣上。 </text:span><text:span text:style-name="T52">&lt;br&gt;</text:span><text:span text:style-name="T53">張衍只能報以苦笑，這位也太過老實了，居然真信這套說辭？ </text:span><text:span text:style-name="T52">&lt;br&gt;</text:span><text:span text:style-name="T53">雖然佔據了這個身體沒有多久，但是他也能從一些端倪看出，所謂機緣，不就是錢財孝敬麼？沒有錢財，又不是天資過人，誰會來搭理你這個不起眼的記名弟子？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已完本】大家都閃開！我感覺我不能一個人被坑，我要報社！主角是一個真正的吊死無雙，超級抖</text:span><text:span text:style-name="T12">M</text:span><text:span text:style-name="T13">！作者為吐槽而吐槽，投毒並爛尾！故事的開頭是主角預定了一個充氣娃娃，到貨的時候才發現是一隻男娃娃，主角毫不嫌棄地決定使用娃娃的菊花和口腔，可惜這裡已經嚴重損毀，</text:span><text:span text:style-name="T12">520</text:span><text:span text:style-name="T13">都難以粘住了，主角機智地轉而開發娃娃的鼻孔，不料在即將進入的一刻卻…波瀾壯闊的變態猥瑣偽無限流就此開始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型養豬戶，愉快地唬弄豬群，讓它們多吃點，告訴它們主角有愛心。吃完了一定要聽話，自覺地散步小跑，只長瘦肉不長肥膘，不聽話的瘦肉精伺候。豬長肥了，大家上車，出去旅遊參觀工廠。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自私自利，無恥下作，雙重標準，妄讀儒學。真有夫子，也會被氣得橫眉倒豎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已太監】這是一名吊絲在撿到了一枚主神之後，利用黑科技製造各路重生者與穿越者吊打之，並且通過榨取其剩餘價值來享受人生的故事。腦洞略大，創意非凡。可惜的是，中期開始廢宅氣息開始冒頭，個人對此只能表示很遺憾。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兩百章不到，主角昏迷了兩次，每次都有好心人救他。好心人智商還特別低，他昏迷的時候沒把他扒光，一定要等到他醒來再去試圖殺人奪寶，然後被反殺。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老套的末日升級文。先不扯那明顯的邏輯問題了。為了吸引讀者，一開篇給主角一個又一個的金手指，看起來牛逼都要上天了，結果為了不崩，作者強行讓這麼牛逼的主角，依然懟不過路人，經常被路人打成一條狗。毒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弟系列】能在男頻主站寫出晉江基情，作者君泥垢了！：荀顗想到這，一字一句，十分鄭重的說道：“奉倩，為兄對誰都薄涼唯獨不會對你薄涼，你不是說人是要有底線的嗎？為兄的底線就是你啊，別人都說荀家六郎淡漠無情，卻不知我所有的感情都凝聚起來，放在奉倩的身上了，有朝一日，山河拱手，為君一笑……”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我還是不懂為什麼有人會被公知洗腦，尤其是作者這種需要大量閱讀資料的人。前三章說亞洲鯉魚，還說別人造謠，亞洲鯉魚不是被核污染弄的，是工業污染，人家米帝自己的環境署都發佈了各水域的污染情況，多少年都降解不了，那些亞洲鯉魚就是吃這些水域裡的東西長大的，體內的汞含量超標好幾倍（有很多質檢報告的），還有其他重金屬。總之，那些從米帝過來的亞洲鯉魚，誰吃誰傻逼，為此洗地都是壞逼！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一種植物，在東西南北，從高溫到嚴寒，從乾旱到沼澤都能茂盛的生長，其果實可以讓動物為主食，但貧農都不吃，還以為味道不好，結果馬上說味道還不錯，沒有懂這個邏輯。還有剛說其播種方式像蒲公英一樣，下一句就是果實埋在土裡。 </text:span><text:span text:style-name="T8">&lt;br&gt;</text:span><text:span text:style-name="T9">主角在裝死的時候，有士兵為檢查其是真死假死，三個士兵圍著，用長矛假裝刺，主角沒有上當，於是士兵就刺在主角胸口旁，這個士兵覺得刺死人不吉利？ </text:span><text:span text:style-name="T8">&lt;br&gt;</text:span><text:span text:style-name="T10">還有，八，九歲的小孩身高不到主角的一半，主角身高</text:span><text:span text:style-name="T8">2</text:span><text:span text:style-name="T10">米</text:span><text:span text:style-name="T8">5</text:span><text:span text:style-name="T10">嗎？ </text:span><text:span text:style-name="T8">&lt;br&gt;</text:span><text:span text:style-name="T10">另外，地球的形意拳是一個金手指，這是我的毒點，我從不認為一個以武技為根本並繁榮昌盛的社會會覺得形意拳高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村子距離市中心一個小時公車車程，不偏僻吧，距離派出所一二十裡地很正常吧，畢竟至少鄉鎮才有，怎麼感覺豬腳家裡與世隔絕似的，什麼年代了，按照書中的介紹這樣距離的山村不至於資訊這麼不通暢吧，感覺村裡的人和外邊兩個世界似的，看過</text:span><text:span text:style-name="T2">&lt;a href="/name/</text:span><text:span text:style-name="T14">舌尖上的中國</text:span><text:span text:style-name="T4">" target='_blank'&gt;</text:span><text:span text:style-name="T3">《舌尖上的中國》</text:span><text:span text:style-name="T4">&lt;/a&gt;</text:span><text:span text:style-name="T3">就知道偏僻的地方的人並不是對自己山村的資源一無所知，本地人很清楚的，怎麼可能豬腳白撿便宜！！好多不合理的地方，豬腳老家好像都成了沒見過世面的土包子，就一個豬腳有見識，什麼年代了，看看那個村裡女大學生那麼無知我就想吐！！看電視，聽廣播，上網，道聼塗説……確定豬腳老家是在</text:span><text:span text:style-name="T4">21</text:span><text:span text:style-name="T3">世紀嘛？？？一個小時公車車程到市區，真的不偏僻好伐！！真尼瑪受不了，還有那個富二代，…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怎麼說呢，看了兩個副本 <text:s/>唯一的感覺就是，想把路勝搞到這個猛鬼世界把主角配角一個個像爬蟲一樣碾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從沒聽過韭菜為了保鮮直接連根拔起，我大伯以前賣貨家韭，自產自銷，直接割好，晚上浸在水裡，早晨天不亮就出去賣，太陽熱的時候也差不多賣完了，而且韭菜可以每年割好幾次，年年割，不斷根就可以，小說裡作者說的山韭我查了下也叫長生草，不知道作者不負責任還是我知識淺薄，韭菜連根拔，實在接受不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把富二代寫的那麼淺薄，作者有沒有想過，那個芳姐精明能幹是怎麼找這麼個富二代淺薄的男盆友的，不要為了踩二代，就把二代都整的二似的，有意思嗎，這種踩低二代的</text:span><text:span text:style-name="T16">yy</text:span><text:span text:style-name="T17">恰好證明瞭作者屌絲內心的懦弱和嫉妒，才在書裡發洩，這樣真沒有意思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鬼是規則具現，只有鬼才能對付鬼，人只能以鬼制鬼。可惜除了這腦洞不錯外，劇情與人設都沒什麼邏輯，國際刑警跑到高三課室給同學們宣傳這世界有鬼，一邊說到處是鬼到處死人，網上卻各種傳言，還沒有</text:span><text:span text:style-name="T2">404</text:span><text:span text:style-name="T3">，就算失蹤了一大群人，社會上還是一片安寧，普通人繼續安居樂業，我覺得這繁華安定的社會表像比鬼域裡恐怖多了，這是全人類被作者這惡鬼修改意識了吧。話說，這世界觀下，如果全球自殺，全民化鬼，不就集體超脫了麼，地球人一躍成全宇宙最牛逼的種族啊</text:span><text:span text:style-name="T4">(</text:span><text:span text:style-name="T89">ಡ</text:span><text:span text:style-name="T4">ω</text:span><text:span text:style-name="T89">ಡ</text:span><text:span text:style-name="T4">)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38">1</text:span><text:span text:style-name="T14">：一方面說政府封鎖消息，不給普通人知道鬼怪，一方面又安利一個國際刑警給主角高中班上課，強行引出設定。</text:span><text:span text:style-name="T4">2</text:span><text:span text:style-name="T3">：布魯斯皮，什麼小強小明，被這些人名毒翻。</text:span><text:span text:style-name="T4">3</text:span><text:span text:style-name="T3">：回想一下，鬼怪能力好像跟超能力設定沒什麼區別，什麼超能力者才能對抗超能力者，什麼普通人遇到超能力者只有死，什麼想活下去，只有找到相信超能力的規律破綻，好像就不怎麼有那種氣氛了，也沒什麼太大問題。</text:span><text:span text:style-name="T4">4</text:span><text:span text:style-name="T3">：無頭鬼後直轉無腦平推小白文，也不算無腦吧，畢竟鬼怪能力設定及其規律還是能看的，但是配角行為跟人物對白真的劇毒。。。。好吧，那個小明教授出場我就棄了，怕口吐白沫……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書本來是我看的三本恐怖類小說中最無解的一本，還比較喜歡，但是現在設定劇情完全崩潰了。書中國際刑警是專門解決靈異事件的職業，而且數量非常稀少，結果書中主角城市新來一個國際刑警，一上來就搞事，各種用陰招殺主角這個國家刑警預備，後面還為了逼主角，讓人殺了和主角關係比較近的一個役鬼者全家，後面更是各種肆無忌憚親手殺人，逼別人和主角作對，還說如果不動手就讓國際刑警全球通緝他，完全不怕別人上報國際刑警來清理門戶，不管是威脅人的還是被威脅的都無腦到極點，書中國際刑警這個職業是為瞭解決事件的，現在變成了大規模製造事件的，一個組織內部居然都沒人管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看了一下書評，說前面毒後面就好了？？？我剛想說，要多少章的後面才算好了，結果往上拉一看，這本書總共才尼瑪</text:span><text:span text:style-name="T16">70</text:span><text:span text:style-name="T17">章，也就是說，一本才十幾萬字的書，還要夾帶幾萬字的毒點，那麼還有什麼看的必要麼？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開頭毒死，一個身份是主角同學的重生者當著一大堆人對主角說你以後多麼多麼牛逼，我是絕對要在你成長起來前幹掉你的。智商</text:span><text:span text:style-name="T12">1</text:span><text:span text:style-name="T13">的人都不會這樣做好嗎？……——</text:span><text:span text:style-name="T12">johnnydept &lt;br&gt;———————— &lt;br&gt;</text:span><text:span text:style-name="T13">我也看到這裡太尷尬棄書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這個作者呢，寫作水準其實並不差，但問題是，前面很多章都是讓你處於一處一邊罵一邊看的狀態，自然不敢直接訂閱，當過了一段時，你發現水準有所提升，準備訂閱支持時，冷不丁，他又給你下毒，訂毛！然後又發現水準回升，感覺不錯，準備訂閱，他又投毒，幾次反復，操，訂個</text:span><text:span text:style-name="T12">JB,</text:span><text:span text:style-name="T13">盜版老子都不想看了，什麼玩意：總之這書就是這個</text:span><text:span text:style-name="T12">JB</text:span><text:span text:style-name="T13">玩意，適合看盜版，而且盜版你都看不長，還看得一肚子氣，很難相信一個寫了這麼多書的作者，竟然是這個樣子，就是不讓讀者舒服，所以他的成績差就可以理解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剛看到主角抄小說，而且還教人抄小說。 </text:span><text:span text:style-name="T19">&lt;br&gt;</text:span><text:span text:style-name="T20">整個世界都變了，為什麼他覺得別人的口味不會變，說不定新世界人的口味都是老白呢？他做過這方面的調查嗎？ </text:span><text:span text:style-name="T21">&lt;br&gt;</text:span><text:span text:style-name="T20">還有，抄個小說抄到</text:span><text:span text:style-name="T19">80%</text:span><text:span text:style-name="T20">就能成功？土豆前期刷票不說，番茄他們可是有神格的，才能將開局鋪墊那麼久？你一小撲街不根據自身情況做做修改？同樣的小說，唐家三少這個筆名訂閱三萬，而一個一本書都沒寫過的說不定就</text:span><text:span text:style-name="T21">300</text:span><text:span text:style-name="T22">了。 </text:span><text:span text:style-name="T19">&lt;br&gt;</text:span><text:span text:style-name="T20">而且，你都有幸運骰子了，還要苦逼寫小說，真天生是做牛做馬的命。出於熱愛嗎？抄別人的小說有哪門子熱愛可言？ </text:span><text:span text:style-name="T19">&lt;br&gt;</text:span><text:span text:style-name="T20">有些時間不去研究研究骰子，找點這方面的論文，就算上罎子集網友之力也行啊。 </text:span><text:span text:style-name="T19">&lt;br&gt;</text:span><text:span text:style-name="T20">七章敗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俗套且羞恥感爆棚的開頭完全讓人沒有看下去的欲望。文筆對話情節</text:span><text:span text:style-name="T16">low</text:span><text:span text:style-name="T17">爆，人物智商下線。作者真是老司機？毒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書我看了開頭幾十章就再也看不下去了，書荒我三度試著硬著頭皮啃看能不能激起我看下去的欲望，失敗了。網遊是落寞了，但是不代表我要降低門檻去適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這書文字很猥瑣低俗，這就叫騷氣嗎？給個毒草評價，不怕你們罵。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上班被老闆針對、看不起、嘲諷、還樂呵呵的為人家賣命加班工作；好心救一個女的，還被對方在自己家電暈，就因為對方想睡床上，想讓主角睡地板！被電醒後主角還不敢報復回去，因為對方長得漂亮？你說這種人賤不賤？讀者讀的憋屈不憋屈？ </text:span><text:span text:style-name="T16">&lt;br&gt;</text:span><text:span text:style-name="T17">之前打電話救的倒地大爺，員警上門問“不是你撞的，你報警幹什麼？”要不是主角有行車記錄儀，不死也脫一層皮，在這本書裡，做好人沒好報，被坑了也不漲記性，主角到底怎麼張那麼大的？作者不愧是遠古大神，人物寫作功底就是強，寥寥數筆就能夠將人物刻畫的如此深刻，作者也是一個有著深刻的生活經歷的人啊！最想和主角這樣的人做朋友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神，現在不流行跪女了，您要與時俱進寫寫殺伐果斷的爽文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再也沒有</text:span><text:span text:style-name="T2">&lt;a href="/name/</text:span><text:span text:style-name="T14">萬妞</text:span><text:span text:style-name="T4">" target='_blank'&gt;</text:span><text:span text:style-name="T3">《萬妞》</text:span><text:span text:style-name="T4">&lt;/a&gt;</text:span><text:span text:style-name="T3">了。風騷是要廢腦細胞的，叫好卻未必叫賣。很無聊的十年前設定，看來少動腦多賺錢才是王道。</text:span><text:span text:style-name="T4">17.03.14 </text:span><text:span text:style-name="T3">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最後還是決定棄書。主角完全站到蟲子立場上去了。成為蟲子才幾年，就拋棄了人的立場。主角有製造瘟疫的能力。哥布林和一個人類村子大戰，失敗了。像主角獻祭，要取得瘟疫毒液，毒死村莊的人。主角二話不說就答應了。可惜毒液傳染性不強。沒毒死幾個人。 </text:span><text:span text:style-name="T16">&lt;br&gt;</text:span><text:span text:style-name="T17">主角自己就算滅絕人類村莊，我也覺得殺伐果斷。可是為了利益幫哥布林來滅絕人類。我就不能忍了。內戰和外戰的區別。其次，就算為了利益要消滅人類，你起碼描寫下心理變化。比如主角一開始是拒絕的，後來逐漸的更加冷血。更加無情。最後變的殘忍，同意了獻祭。而不是書中就那麼兩句話。哥布林獻祭，主角就立馬答應了。哪怕是汪精衛做漢奸，也和日本談了很長時間才做的。這個主角是二話不說。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額，主角變成了蟲子。結果主角的蟲子下屬有武力比他強的，還有智力比他強的，主角還沒有什麼強制控制的手段。甚至現在動不動出來個</text:span><text:span text:style-name="T12">boss</text:span><text:span text:style-name="T13">，主角都得靠小弟來搞定。 </text:span><text:span text:style-name="T12">&lt;br&gt;</text:span><text:span text:style-name="T13">不理解一個在大自然弱肉強食活下來的下屬是靠什麼跟著主角不造反的，靠愛嗎？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撲面而來的屌絲氣息 </text:span><text:span text:style-name="T12">&lt;br&gt;</text:span><text:span text:style-name="T13">代練至少配角出彩，這本隨便出手幾千萬的二代都是一股屌絲味是什麼鬼？ </text:span><text:span text:style-name="T12">&lt;br&gt;</text:span><text:span text:style-name="T13">有種看龍傲天小白爽文即視感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看書看人吧，對我而言這書是毒草。 </text:span><text:span text:style-name="T12">&lt;br&gt;</text:span><text:span text:style-name="T13">另外，總會在一些猥瑣流的作品裡發現一些類似於此的評論：猥瑣流≈現實≈接地氣≈輕鬆幽默≈大家都這樣≈為什麼你會不喜歡一個跟你一模一樣的主角…… </text:span><text:span text:style-name="T12">&lt;br&gt;</text:span><text:span text:style-name="T13">有誰能給我解惑一下這樣的邏輯是怎麼來的麼？真不懂……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只有沒妹妹的人才會幻想自己對著妹妹發情。而那些現實中有妹妹還能有壞心思的，都</text:span><text:span text:style-name="T16">TM</text:span><text:span text:style-name="T17">該槍斃。別受日本文化糟粕毒害了！亂倫是鬧著玩的嗎？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開始個人仙草，後面個人劇毒，一開始的蟲子的升級進化還有世界的設定覺得很出彩，可是就當我以為要開始種田文，收小弟進化各種蟲族然後發展壯大，甚至帶領蟲族和其他種族戰爭之類的。可惜寫的格局越來越小，小弟就那麼兩三隻，最近又開始往邪神方向發展，搞不懂在幹嘛。主角有那麼叼的系統，就好像建了一個基地，指望他要麼暴兵要麼升科技，他就天天在那逛街，不如改名叫蟲族的日常算了，很失望，非人小說本來就不多，還以為找了一本好看的呢，越看越失望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母親身價數十億，自己卻在酒吧打工，這是什麼精神，這是偉大的</text:span><text:span text:style-name="T16">.....</text:span><text:span text:style-name="T17">主義精神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人活</text:span><text:span text:style-name="T4">50</text:span><text:span text:style-name="T3">年，都懂得無數人情世故，</text:span><text:span text:style-name="T4">500</text:span><text:span text:style-name="T3">年，你活到狗身上了，跟那些動不動小說 活了幾千上萬幾十萬年的人似得，智商情商都底如</text:span><text:span text:style-name="T4">poi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種小說都能</text:span><text:span text:style-name="T2">6.3</text:span><text:span text:style-name="T3">分，這不就是換種方式的約炮，除了女人還是女人的裝比泡妞文。 </text:span><text:span text:style-name="T4">&lt;br&gt;</text:span><text:span text:style-name="T3">還有人評論什麼文筆成熟，沒有屌絲氣息，什麼智商線上，哈哈哈哈哈，算了，你們說好就好吧。 </text:span><text:span text:style-name="T4">&lt;br&gt;</text:span><text:span text:style-name="T3">我只能說，真是一群傻得可愛的讀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別侮辱硬科幻啊，不懂什麼是硬科幻的查查字典好嗎？傳銷，眾籌，各種詞彙就你被你們這些無知的人玩壞的。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看到地球篇的之間的妥協。 </text:span><text:span text:style-name="T26">&lt;br&gt;</text:span><text:span text:style-name="T27">看到漂亮女的，一天就談起了戀愛，還愛的死去活來的？（跪女） </text:span><text:span text:style-name="T28">&lt;br&gt;</text:span><text:span text:style-name="T29">男主的智商變高了？為人處事，事業情感，都是迷之狀態，配角智商要麼變得心機，要麼傻逼。 </text:span><text:span text:style-name="T26">&lt;br&gt;</text:span><text:span text:style-name="T27">還有很多情節看到尷尬要死。（有人說跟大宇宙時代和戰艦那一本相提並論。你在搞笑</text:span><text:span text:style-name="T28">?</text:span><text:span text:style-name="T29">） </text:span><text:span text:style-name="T26">&lt;br&gt;</text:span><text:span text:style-name="T29">還有金手指的設定，太多不合理就不說了。（自己領悟） </text:span><text:span text:style-name="T26">&lt;br&gt;</text:span><text:span text:style-name="T27">男主之前跟國家可是什麼都上交的程度啊，還有跟那些家族企業政治，都是送股份，送裝備什麼的，一個社會高層的五好青年，後期小日本跪舔主角，然後主角開始帶他們裝逼。 </text:span><text:span text:style-name="T26">&lt;br&gt;</text:span><text:span text:style-name="T27">發展科技喊口號，過家家一樣的科幻文，得到科技的手段，金手指亂開一通。  </text:span><text:span text:style-name="T26">&lt;br&gt;</text:span><text:span text:style-name="T27">筆力不足，內容寫得比較空。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毒草，很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龍空的某些寫手已經偏執過頭了。他們真的是認為龍空全是作者。實際上逛龍空的像我這樣的讀者比他們寫手多得多……所以當我看到某些人：“罵這本書都是些撲街寫手，眼紅別人成績……”我只覺得真的可笑。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什麼玩意兒也敢聲稱是硬科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好多吐槽點，特別是</text:span><text:span text:style-name="T16">42</text:span><text:span text:style-name="T17">章裡面，對那個女術士說“先別生氣，我有辦法逃出去”這話改成“放輕鬆，會有辦法的”會不會更爽一點，屌絲氣真的好難改，無論主角是貴族皇室，只要作者是屌絲，他們都是屌絲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又一個</text:span><text:span text:style-name="T4">DND</text:span><text:span text:style-name="T3">玩家帶著遊戲系統穿越</text:span><text:span text:style-name="T4">DND</text:span><text:span text:style-name="T3">，這次不是帶著實妹，而是帶著實弟，追求封神的故事。既然大家都拿本書和深淵主宰做對比，那我也效仿一回。和深淵比，本書更新快，敘事流暢，雖然也很水，但高潮和節奏把握較好，水的不是那麼突兀和糟糕。但本書最大的敗筆是，作者能力確實有限，主角在他筆下不是一般的二和傻，以此來製造足夠的矛盾和衝突，主角在一開場就帶了系統和預知劇情這兩個超級逆天金手指的情況下，居然時不時因為犯二，被遠弱於他的小角色打成狗（比如無惡不作的盜賊老大假扮店小二給主角做線人騙主角先幹掉自己手下，自己再來兩敗俱傷的主角便宜，害主角拼命爆種，但我要說偵測邪惡是一階法術），這種寫法不能忍。毒草</text:span><text:span text:style-name="T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這一世，我會親手剝奪你們的一切，把曾經的羞辱——一一還給你們</text:span><text:span text:style-name="T12">!” &lt;br&gt;</text:span><text:span text:style-name="T13">哇，聽著這中二度爆表的發言我特麼一秒出戲，剛重生就腦殘的自言自語不說，臺詞還極度羞恥，什麼這一世我守護你們不受傷害，什麼狗血的爸爸屌絲逆襲媽媽高富帥然後被人家娘家羞辱，被青梅竹馬的豪門陷害追殺，哇一口狗血噴出來。 </text:span><text:span text:style-name="T12">&lt;br&gt;</text:span><text:span text:style-name="T13">我不知道為什麼這本書有這麼多人看這本書，甚至這本書還爬上了都市榜首，或許真的是現在有錢的小學生充斥起點，這種白到家的人我不認為有老讀者還咽得下去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一個渡劫失敗的仙尊（因為青年的經歷度不過心魔而死）重生回到地球</text:span><text:span text:style-name="T26">.</text:span><text:span text:style-name="T27">奇怪的是為什麼當時能修行也不去報仇而活活被心魔弄死</text:span><text:span text:style-name="T28">.</text:span><text:span text:style-name="T29">作為一個重生回來的官二代（父親是副縣長</text:span><text:span text:style-name="T26">,</text:span><text:span text:style-name="T27">母親是身價數十億的地產界女皇）因為缺錢去酒吧做服務員（當時身上還有因治病別人送的價值幾千萬的別墅一棟）</text:span><text:span text:style-name="T28">.</text:span><text:span text:style-name="T29">要是你覺得無數類似這些的這些毒點能不在意的話</text:span><text:span text:style-name="T26">.</text:span><text:span text:style-name="T29">那恭喜你</text:span><text:span text:style-name="T26">.</text:span><text:span text:style-name="T27">這是一本從頭到尾都能讓你感到爽的書</text:span><text:span text:style-name="T26">.</text:span><text:span text:style-name="T27">當然</text:span><text:span text:style-name="T26">,</text:span><text:span text:style-name="T27">我絕對不會告訴你我是因為看見優書優選五星推薦而頂著滿版的差評去看而被毒死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不知道這本書為什麼被評為爽文，看了八十多章，通篇是被人看不起，被人鄙視，出現一個人物，必然要先鄙視主角一番，看的實在憋屈，一點也不覺得爽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雖然上次三章我就被噁心出去了，但最近書荒還是看了免費章節外加跳訂了下。 </text:span><text:span text:style-name="T2">&lt;br&gt;</text:span><text:span text:style-name="T14">先不談那智障臉譜化的角色，記憶只有</text:span><text:span text:style-name="T4">1</text:span><text:span text:style-name="T3">章的配角，這本書還是很爽快的，後期直接砍穿了地球，不過一想主角前世那麼屌，這在草履蟲堆裡裝逼就無比出戲啊。 </text:span><text:span text:style-name="T4">&lt;br&gt;</text:span><text:span text:style-name="T3">正常重生的不應該找個犄角旮旯花幾個月修到通玄，煉門洗腦法術把親人綁走，之後再花五年修到先天，砍光仇人直接走人嗎？反正修仙是為自己修的，等修為高了讓父母長生久視不比在地球混好多了？尤其是前期那幾個女的，不就與自己有點關係嗎？怕親人傷心就用法術洗個腦不就好了？ </text:span><text:span text:style-name="T4">&lt;br&gt;</text:span><text:span text:style-name="T3">如果在五年前，我會給糧草，如果主角前期能砍人砍的再果斷點，我會給乾糧，但現在只能毒草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前面當爽文看還是不錯的，沒那麼白。對，你們懂得，因為我要說但是了！但是，去了香港開始拍電影了！我真是日了狗了！因為這又讓我想吐槽好萊塢系列了！拍個電影那麼容易麼！郭小四掙了錢，你們就覺得可以隨便</text:span><text:span text:style-name="T16">zuo</text:span><text:span text:style-name="T17">了麼！你懂構圖麼！你懂分鏡頭麼！你懂後期麼！行行行，你都懂行了吧，還有那麼多超越時代的技術幫你。那你懂時代群眾需求麼！你懂培養市場麼！大話西遊為什麼不掙錢？肖申克的救贖為什麼不掙錢？就你亂抄的都掙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知青的題材很容易出彩，何況還有穿越加成，可惜的是沒有把握好，各種不靠譜，各種邏輯漏洞不能自圓其說，讓這本小說看起來更像是搞笑文。。。就看了不到</text:span><text:span text:style-name="T12">100</text:span><text:span text:style-name="T13">章就受不了了，像這樣的主角穿越到文革期間，真的是活不過</text:span><text:span text:style-name="T12">2</text:span><text:span text:style-name="T13">集，最簡單的說，這樣一個集各種奇技淫巧于一身的主角，根本無法解釋這些技能的來歷，更何況其中還有眾多的軍事技能，那麼作為革命領導和群眾最簡單的聯想就是這個是特務，被海外敵特訓練的，以那樣的政治環境看，活不下來。。然後各種軍事、科技知識，作者粗粗閱讀，壓根就沒有理解，很多抄的又是錯誤的，大大小小的漏洞讓這本本該厚重的小說充滿了小白的歡樂氣氛。。。毒草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被第一章雷到了，“唐逍縱然有經天緯地之才，在世人眼中，也不如一腰纏萬貫的文盲土豪，世道如此，世風如此，如之奈何？”   真有才，</text:span><text:span text:style-name="T12">8</text:span><text:span text:style-name="T13">年再怎麼也有機會出頭了</text:span><text:span text:style-name="T12">~~</text:span><text:span text:style-name="T13">除非情商低得不要不要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噁心啊，端碗吃飯，放碗罵娘。蹭龍蛇的熱度還綠王超，</text:span><text:span text:style-name="T16">DISS</text:span><text:span text:style-name="T17">王超人品，也真是實屬坑爹。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主角的設定是個精分，本來是個穿越者，偏偏穿越前的事情幾乎都不記得，只有作者需要時候才想起這個身份搞點前世知識出來用。 </text:span><text:span text:style-name="T12">&lt;br&gt;</text:span><text:span text:style-name="T13">要說穿越之前不是宅男，不知道學園默示錄就算了，但是記得無限恐怖卻不記得安佈雷拉公司，又偏偏記得天朝的高中政治課教的屠龍術，這是哪門子的可塑性記憶啊。 </text:span><text:span text:style-name="T12">&lt;br&gt;</text:span><text:span text:style-name="T13">細究起來毒點太多，還是敗退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其實三少一直沒變，還是那個三少，只是我們看的書多了，覺得他的書毒了，很多都是看三少的書啟蒙的，不好看可以不看，但請別罵人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大家都變了，三少還是那個三少，專注小學啟蒙教育十三年！ <text:s/>也不太理解這些打一星的 人家本來就不是給你看的書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非穿越者華裔美國人殘疾人主角，</text:span><text:span text:style-name="T52">NCAA</text:span><text:span text:style-name="T53">開局，主角作為控衛帶領球隊拿了冠軍，隨後不出意外的進入了熟悉的</text:span><text:span text:style-name="T52">NBA</text:span><text:span text:style-name="T53">選秀劇情。選秀之後主角進入了熱火隊，然後開始了根本談不上驚喜的</text:span><text:span text:style-name="T52">NBA</text:span><text:span text:style-name="T53">劇情。 </text:span><text:span text:style-name="T54">&lt;br&gt;</text:span><text:span text:style-name="T53">不溫不火就是這本書最好的寫照，無論是主角得分還是失分，無論是獲勝還是失敗，無論是拿了冠軍還是沒拿冠軍，這本書的行文都沒有任何區別。雖然劇情不算流水帳，雖然作者也很努力的寫了不少</text:span><text:span text:style-name="T52">NBA</text:span><text:span text:style-name="T53">知識來讓這本書多了一些科普內容，但總體來說，這是一本沒什麼亮點也沒什麼毒點的籃球競技文，和現實比起來，更是一點都不精彩。 </text:span><text:span text:style-name="T52">&lt;br&gt;</text:span><text:span text:style-name="T53">最後：一個美國人的籃球之路，有什麼意思？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鬥羅不好看，但是逗蘿大陸龍王的工作很好看哦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建議鬥羅大陸可以改名為人與自然三部曲了，十分形象的警戒我們保護自然的重要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是一本非常可惜的書，作者的世界背景設定其實在無限流中很有創意，很好的解釋了為什麼主神空間要出任務的本質，如果他能在這個優秀的世界背景設定下講好故事，無疑是一本出色的小說。可惜作者沉迷于自己想當然的腦洞，強行解釋來自各個作者各種不同世界觀設定下的力量體系，還妄圖將它們融為一體（比如多次用中國古代道家理論去解釋那些純粹空想的西方魔法和日本忍術），這種一本正經的胡扯帶來的違和感令人啼笑皆非，非常影響閱讀觀感。本書適合作為一本腦洞設定集觀看而非小說，因為它忽略了小說的根本——故事，這種主次顛倒的錯誤在設定党人中極為常見，令人惋惜。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主角起步階段看著還不錯，可惜從上大學開始就崩了。主角二十出頭大學還沒畢業，寫的書就風靡亞洲，拍的第一部電影就在國內掀起觀影狂潮。感覺到這裡，本書差不多就可以完結了，再寫下去主角就該稱霸世界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我的高中和主角所在高中算是世敵，看到這篇文很有家鄉的親切感，但是作為同一層次的高中，讀高中體驗和第一卷作者完全不同；我的印象中雖然確實高中同學小圈子會比較多，但是我記得沒有什麼人會和同學公開撕逼；不知道作者設計的情節和我的感受到底是時代差異還是小說現實區別。 </text:span><text:span text:style-name="T16">&lt;br&gt;</text:span><text:span text:style-name="T17">毒點在於作者對知識的理解太過狹隘，如果你看高考考綱你都知道知識點的掌握層次包括瞭解，理解，掌握，知道有這麼一件事和能靈活掌握是兩回事。就像高考試題，化為最基本知識點你都知道，組合成題目你就不會。知識除了廣還有深，作者只注重廣而認為不用考慮深度，過於狹隘。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作者很狡猾，倒果為因。看起來男主很奮鬥很拼搏，裡面攀的科技樹都是自己努力後的結果。但其實現實中不可能存在這麼多巧合，讓作者恰恰好融合吸收的都是未來會發展壯大的前端科技，恰恰好招攬的手下都是未來能夠混出頭的。 </text:span><text:span text:style-name="T52">&lt;br&gt;</text:span><text:span text:style-name="T53">但不管怎麼說，路線設計還是很流暢的。可惜的是，感情線太</text:span><text:span text:style-name="T52">low</text:span><text:span text:style-name="T53">了。 </text:span><text:span text:style-name="T52">&lt;br&gt;</text:span><text:span text:style-name="T53">那個刺殺女文青寫得有多腦殘我簡直提起都想嘔吐。因為男主發明的科技與她心中的理念不合，就熱血上頭要刺殺要殉道？然後因為她非常漂亮，男主被砍，未婚妻被電擊差點死掉，也無所謂？ </text:span><text:span text:style-name="T54">&lt;br&gt;</text:span><text:span text:style-name="T53">未婚妻大老婆認識了</text:span><text:span text:style-name="T52">8</text:span><text:span text:style-name="T53">年才確定正宮，律師小妾認識了</text:span><text:span text:style-name="T52">2</text:span><text:span text:style-name="T53">年才勉勉強強收下，還想著取得未婚妻諒解。腦殘文清情人見過三面就上床。這男主的進化速度有點快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穿越的原身被家族的人弄死了。主角穿越後神威大發，一次次的突破、一次次的創新、一次次的大動作，每次都因擔心其母親看出端倪兒惴惴不安，但每次都被看破或疑似看破，每次都感歎有一個過於英明的母親實在不是什麼好事。不說這種寫法討不討喜，作者似乎忘了，他兒子實際上已經被人陰死了，還英明個屁。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妹系列】都市妹控物語，可惜爛尾。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妹系列】妹妹是用來推倒的，這是大宇宙的真理。可惜的是，遇到一個慫貨哥哥之後，如何完成這一計畫就只能由重度兄控的妹妹來暗中策劃啦！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有些時候強行變成言情文寫法 實在有點接受不了 你見過男生宿舍叫舍友單叫一個字的麼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網文界舒馬赫唐家三少的一本異界玄幻小說。說是玄幻，其實無論是等級一樣的升級體系，還是飼養寵物帶著一起幹，滿滿的都是網遊套路，可以說是專門為了網遊改編而寫得一本書。依舊是熟悉的學院，依舊是熟悉的擂臺、試煉、奇遇等等，反正就是唐三的經典味道。文筆依然偏白，情節依然是老一套，於我而言實在是乾巴巴的沒啥看頭，看到海神島就斷了，這也是我看唐三的最後一本書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路人主角小清新，砍個雜兵水五章；要問主線在哪裡，滿篇都是碎碎念；綠林之輩談文采，國家大事如兒戲；要問如何讀下去，設定文化有內涵。腦洞清奇點個贊，</text:span><text:span text:style-name="T31">ps</text:span><text:span text:style-name="T32">：雞肋</text:span><text:span text:style-name="T31">+1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蘿莉養成，還算有愛，結局是否父嫁需要自己腦補。書的缺點也很多，文章邏輯錯誤很多，文筆比較小白。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實姐系列】被埋沒的姐控糧草，感謝龍友熱情推薦：一個傲嬌小仙女犯錯之後被貶落凡塵，寄宿于男主角家中，可惜這渣男卻對可愛的小蘿莉態度惡劣，因為他是一個無可救藥的姐控，更精彩的是，他的姐姐也是一個無可救藥的弟控！ </text:span><text:span text:style-name="T8">&lt;br&gt;</text:span><text:span text:style-name="T9">小說原話：“可笑你們一個戀姐成狂，一個戀弟成癡，相思入骨卻不自知”。 </text:span><text:span text:style-name="T8">&lt;br&gt;PS</text:span><text:span text:style-name="T10">：十分感謝骨科專家</text:span><text:span text:style-name="T8">&lt;a href="/n/</text:span><text:span text:style-name="T10">天魔銀夜</text:span><text:span text:style-name="T8">" target='_blank'&gt;@</text:span><text:span text:style-name="T10">天魔銀夜 </text:span><text:span text:style-name="T8">&lt;/a&gt;</text:span><text:span text:style-name="T10">的熱情推薦！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先表一個立場，我是作者的鋼筋鐵粉。 </text:span><text:span text:style-name="T2">&lt;br&gt;</text:span><text:span text:style-name="T14">再婊一下本書，先飛的早期作品和西風緊的早期作品何其相似，兩個大變態都是虐主加虐女成癮，本書裡的女主死去又活來，在作者殘疾愛好的驅使下不斷摧殘著自己的肉體。 </text:span><text:span text:style-name="T4">&lt;br&gt;</text:span><text:span text:style-name="T3">再後來先飛改邪歸正， </text:span><text:span text:style-name="T4">&lt;br&gt;</text:span><text:span text:style-name="T3">此書也就成為了凝結其變態風采的孤本 ， </text:span><text:span text:style-name="T4">&lt;br&gt;</text:span><text:span text:style-name="T3">為後人所不齒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加速同人，生活日常寫得挺溫馨，不過最重要的還是姐控這點啊。 </text:span><text:span text:style-name="T12">&lt;br&gt;</text:span><text:span text:style-name="T13">可惜爛尾加水準一般。 </text:span><text:span text:style-name="T12">&lt;br&gt;</text:span><text:span text:style-name="T13">開放結局，算是雙飛。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義女系列】高虐。跪在真實。</text:span><text:span text:style-name="T2">&lt;a href="/name/</text:span><text:span text:style-name="T3">我當上帝那些事兒</text:span><text:span text:style-name="T4">" target='_blank'&gt;</text:span><text:span text:style-name="T3">《我當上帝那些事兒》</text:span><text:span text:style-name="T4">&lt;/a&gt;</text:span><text:span text:style-name="T3">的作者處女作，貼吧文至高神的封神之作。全文主線是一個中二少年從高中收養一名幼兒蘿莉到中年完成父嫁攻略的喜聞樂見的故事，中間還穿插著一段雷雨式的妹控劇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如果對於格鬥家，武術愛好者來說這可以算是糧草，甚至仙草，書中對於內功，外功</text:span><text:span text:style-name="T12">.</text:span><text:span text:style-name="T13">武道的描寫也算是未曾所見，詳細解釋了煉精化氣 煉氣化神，解釋了關於經脈穴道的謬論，曾經聽一個達人說過，武道的修煉在於每天進步一點點。這本書從實際角度上說明瞭這一切</text:span><text:span text:style-name="T12">!</text:span><text:span text:style-name="T13">可惜劇情實在是不夠精彩。特麼的有那麼多牛鼻的姐姐還有人敢來惹豬腳這根本不科學隨隨便便出來就能秒殺一切的，除非是天大的仇不然誰會打豬腳 毒發身亡。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女系列】 </text:span><text:span text:style-name="T2">&lt;br&gt;</text:span><text:span text:style-name="T3">女兒的女兒，也是我的女兒！ </text:span><text:span text:style-name="T4">&lt;br&gt;</text:span><text:span text:style-name="T3">女兒的女兒的女兒，依然還是我的女兒！ </text:span><text:span text:style-name="T4">&lt;br&gt;PS</text:span><text:span text:style-name="T3">：已經太監啦！ 不要進啦！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書前面挺好～校園祭開始女裝情節也太多了吧，看的神煩，不寫女裝或者少寫不好嗎，大段大段的女裝章節，看的不是一般的彆扭，而且還不是幻想世界，這是個寫實，現實世界有幾個男的喜歡動不動就穿女裝玩的？現在一些紳士喜歡偽娘，但是不代表他們喜歡自己穿著女裝變成偽娘，這不是紳士這是純粹的有病～越寫越毒了～作者要是覺得女裝好的話自己穿著出去走走～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47">我絕不認為會有直男讓喜歡的女生穿男裝帶假陰莖，所以文中的女生會喜歡讓主角穿女裝</text:span><text:span text:style-name="T48">?</text:span><text:span text:style-name="T49">這本書剛看的時候是這樣的</text:span><text:span text:style-name="T48">:</text:span><text:span text:style-name="T50">汙的好</text:span><text:span text:style-name="T48">!</text:span><text:span text:style-name="T50">書不汙還有什麼值得看的</text:span><text:span text:style-name="T48">!</text:span><text:span text:style-name="T50">看一半之後是這樣的</text:span><text:span text:style-name="T48">:</text:span><text:span text:style-name="T50">原來我還是有底線的，作者你成功得幫我發現了它，謝謝，再見</text:span><text:span text:style-name="T48">!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其他還行，就是作者總想秀一下他的中文名情結顯得非常尷尬…在一本背景西化、人名西化、地名西化且並沒有穿越者，從主角到路人都是土著的小說裡，給全大陸最大的情報組織取名“不知堂”、給國家級別的雇傭軍取名“烏合軍”都算了，給招式取名“毒龍吐信”…作者真沒覺得自己有病得治？這個“信”你是打算翻譯成</text:span><text:span text:style-name="T12">believe</text:span><text:span text:style-name="T13">還是</text:span><text:span text:style-name="T12">letter</text:span><text:span text:style-name="T13">？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嗶妹系列】</text:span><text:span text:style-name="T26">&lt;a href="/name/</text:span><text:span text:style-name="T27">花開美利堅</text:span><text:span text:style-name="T28">" target='_blank'&gt;</text:span><text:span text:style-name="T29">《花開美利堅》</text:span><text:span text:style-name="T26">&lt;/a&gt;</text:span><text:span text:style-name="T27">作者的新作：</text:span><text:span text:style-name="T28">36</text:span><text:span text:style-name="T29">章的幼苗，雖然還沒推，但我感覺書名出賣了一切，而且伏筆已經出來了，天時地利人和全都有了，比如作者花了很多篇幅解釋日本人的文藝作品裡對近親相</text:span><text:span text:style-name="T26">x</text:span><text:span text:style-name="T29">的劇情上接受度很高，豬腳和妹妹有時候一起洗澡，妹妹對自己毫無防備，豬腳父母雙亡，和妹妹相依為命，對妹妹抱有超過一般兄妹的感情</text:span><text:span text:style-name="T26">balabala</text:span><text:span text:style-name="T27">～</text:span><text:span text:style-name="T26">VIA</text:span><text:span text:style-name="T27">骨科專家【</text:span><text:span text:style-name="T26">ccc2w1</text:span><text:span text:style-name="T27">】的診斷語，真骨科無雙！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溫馨全家桶系列】“表面上主角推倒的是義姐和義母（推倒女兒是肯定的），番外作者揭露真相：主角實際上推倒的是同父同母的姐妹還有親生母親！” </text:span><text:span text:style-name="T4">VIA</text:span><text:span text:style-name="T3">骨科專家【桂木桂一】的診斷語，紳士泥垢了！</text:span><text:span text:style-name="T4">(</text:span><text:span text:style-name="T3">￣◇￣</text:span><text:span text:style-name="T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3">隨便找本書來記錄毒害過我的劉備文</text:span><text:span text:style-name="T34">(</text:span><text:span text:style-name="T35">不過我感覺有些劉備文文筆劇情確實寫得不錯。。</text:span><text:span text:style-name="T36">) &lt;br&gt;</text:span><text:span text:style-name="T37">明星之潛規則之皇 藍天航空公司絲襪淫臭腳   </text:span><text:span text:style-name="T36">&lt;br&gt;</text:span><text:span text:style-name="T37">乳牛美絲 都市奇緣 情欲超市  </text:span><text:span text:style-name="T36">shubao24.com  &lt;br&gt;lawen55.com </text:span><text:span text:style-name="T37">愛欲輪回（南宮逸天） 畫魂   </text:span><text:span text:style-name="T34">&lt;br&gt;sprd-779 </text:span><text:span text:style-name="T37">命犯桃花  玉麟傳奇之母女狩獵者   </text:span><text:span text:style-name="T36">&lt;br&gt;ps</text:span><text:span text:style-name="T35">：第二書包網真是個好網站，就是身體有點扛不住。。。 官商秘史（楊牧之） 少年的熟女天國，戰艦少女</text:span><text:span text:style-name="T36">R</text:span><text:span text:style-name="T35">工口同人，極品家丁之巧巧的菊花</text:span><text:span text:style-name="T34">(</text:span><text:span text:style-name="T35">極其精緻的短篇番</text:span><text:span text:style-name="T34">)  </text:span><text:span text:style-name="T35">豪乳家族  重生富貴公子（薛明揚） 後宮時代（莫問） 跟極品公子風格有點像的</text:span><text:span text:style-name="T34">h</text:span><text:span text:style-name="T35">文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鵝考的書，我看的總是一個套路，平凡的男主，形象出挑的好多女主，情感發生的過程也是頗為兒戲，根本不懂事怎麼實現的。而且胸無大志，一無所長的男主也是實在不太能代入，除了桃花運的旺盛，感覺毫無出彩之處。。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溫馨全家桶系列】</text:span><text:span text:style-name="T2">VIA</text:span><text:span text:style-name="T3">骨科專家【</text:span><text:span text:style-name="T4">chenjvaaaa</text:span><text:span text:style-name="T3">】的診斷語！主神建設流的開山之作（之一），不提它在一眾主神建設流中出類拔萃的文筆，光是推義母、推小姨，推妹妹， 就忍不住讓人點贊！ 熟女義母好評，少女小姨好評，蘿莉妹妹好評！作者寫到精彩處，我竟忍不住擊節讚歎！千嬌百媚，活色生香不過如此！ 最讓人驚喜的，還屬其中的配角，拆遷惹禍，全家被殺，主神空間，磨劍三月，一怒復仇。夫前寢取好評，殺女證道好評，主神空間中將仇人妻女雙收，好評中的好評！養仇人之子，讓他看不起自己老爸，點贊！</text:span><text:span text:style-name="T4">PS</text:span><text:span text:style-name="T3">：本書已太。。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這本書一開始讓我加入書單我是拒絕的，畢竟推一本</text:span><text:span text:style-name="T8">TJ</text:span><text:span text:style-name="T9">文也太不厚道了。但後來想想或許也有跟我一樣書荒的要死，</text:span><text:span text:style-name="T8">TJ</text:span><text:span text:style-name="T10">也不介意的呢，所以還是加上來了。主神經營流，開頭不好看，從掌管無限空間那裡看比較好，文中感情戲推妹推姨推母戲份不算多，閉眼忍耐過去就好，值得推的就是無限空間的發展壯大改天換日，挺有意思也很獨特，也並沒有神靈分身那麼憋屈。其實故事情節可以給糧草，因為</text:span><text:span text:style-name="T8">TJ</text:span><text:span text:style-name="T10">和討人嫌的後宮給乾糧。 以及其實並不需要太在意</text:span><text:span text:style-name="T8">TJ</text:span><text:span text:style-name="T10">的事情，因為剛好快到</text:span><text:span text:style-name="T8">TJ</text:span><text:span text:style-name="T10">的時候，文的品質斷崖式下滑，也看不下去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實姐系列】感謝骨科專家【</text:span><text:span text:style-name="T2">h8386885</text:span><text:span text:style-name="T3">】的診斷提名！：不劇透了，就摘段骨科劇情給你們看， </text:span><text:span text:style-name="T4">&lt;br&gt;</text:span><text:span text:style-name="T3">楚煙嵐這時候已經快要被衝昏頭腦，多年積攢的情緒終於在這一刻爆發了。 </text:span><text:span text:style-name="T4">&lt;br&gt;“</text:span><text:span text:style-name="T3">不錯！我就是愛上了自己的親弟弟，那又如何？不只如此，我告訴你我還每年都要偷偷家中看望他，不曾修煉時便擁著他的畫像入睡……怎麼樣？你是不是要嫉妒得發狂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母系列】這位元文風蕩漾的老司機當初在從黃似乎開創了一個新的流派：姨娘流；豬腳為了嬌柔的碧姨娘出生入死，始終無悔，這絕逼是真愛吧；依稀記得在故事的結尾，豬腳坐擁數美，姨娘入懷，面朝大海，春暖花開……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義母系列】這本書我沒看，不過從神農</text:span><text:span text:style-name="T16">gaoeric</text:span><text:span text:style-name="T17">的詳評裡得知，其中有喪心病狂強嗶惡毒後母的劇情，真糟糕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我對</text:span><text:span text:style-name="T19">&lt;a href="/name/</text:span><text:span text:style-name="T20">獵國</text:span><text:span text:style-name="T21">" target='_blank'&gt;</text:span><text:span text:style-name="T20">《獵國》</text:span><text:span text:style-name="T19">&lt;/a&gt;</text:span><text:span text:style-name="T20">多年以後的印象，只剩下</text:span><text:span text:style-name="T21">&lt;a href="/name/</text:span><text:span text:style-name="T22">獵國</text:span><text:span text:style-name="T19">" target='_blank'&gt;</text:span><text:span text:style-name="T20">《獵國》</text:span><text:span text:style-name="T19">&lt;/a&gt;</text:span><text:span text:style-name="T20">給我最深的感觸，到如今仍然還記得那遺跡裡，地精們的科技，偉大的龍族也被製成了標本，無論是精靈，人類還是偉大的龍族。即使地精們沒有辦法使用魔法，但魔法研究上的路途卻仰若天高。 </text:span><text:span text:style-name="T19">&lt;br&gt;</text:span><text:span text:style-name="T20">而多年以後呢？地精只剩下骯髒的代名詞，活下去的唯一理由就是因為它們繁殖力夠強，成為了最為卑賤的類人生物。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從記憶中翻出的一本書，和同一個作者的</text:span><text:span text:style-name="T2">&lt;a href="/name/</text:span><text:span text:style-name="T3">末法王座</text:span><text:span text:style-name="T4">" target='_blank'&gt;</text:span><text:span text:style-name="T3">《末法王座》</text:span><text:span text:style-name="T4">&lt;/a&gt;</text:span><text:span text:style-name="T3">一樣，把裝逼打臉之路走到了極致，不管哪個情節，反正總能扭到去裝逼打臉的路上，合理性不用考究太多的話，打臉的橋段還是駕輕就熟的，無他，唯手熟爾。單看打臉的話，還是有點小爽呢呵呵。。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義妹系列】中國孤兒被韓國夫婦收養，同時</text:span><text:span text:style-name="T8">get</text:span><text:span text:style-name="T9">一個棒子妹妹；孤兒長大後，由於養父母車禍遇難而不得不留在棒國照顧妹妹，然而這個不聽話的妹妹卻跑去</text:span><text:span text:style-name="T8">CCM</text:span><text:span text:style-name="T10">當了女愛豆：</text:span><text:span text:style-name="T8">Davichi</text:span><text:span text:style-name="T10">組合的薑敏京就此誕生。這時候只有用來自哥哥身心的關愛才能拯救誤入歧途的妹妹啦。</text:span><text:span text:style-name="T8">PS</text:span><text:span text:style-name="T10">：看了某個剃鬚刀的小廣告之後，我覺得這個妹子還是很可</text:span><text:span text:style-name="T8">L</text:span><text:span text:style-name="T10">、哦、錯了，是很可愛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妹系列】怎麼說呢，這本書的妹妹不是第一女主角，妹控線也是淹沒在眾多劇情支線中了。而且，這位大大的文風總有點家電使用說明書一樣的趕腳，個人不是很喜歡。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第三章。前頭說多少年裡最大的愛好就是沒事拿著當年的高考試卷研究，這轉過頭來重生了，題目答案都記得，但還是不會。我就想知道主角那些年都研究啥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奇特的文風，就像一個侃爺面對面給你吹牛，但也僅限於此。這種文風寫的越長越讓人出戲，因為意識裡總有講故事的“侃爺”在，所以不存在代入感。 </text:span><text:span text:style-name="T16">&lt;br&gt;</text:span><text:span text:style-name="T17">具體情節也就地攤文學的智商，故作高深的神侃罷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此作者完全可以寫出更好的東西，但是如樓下所說強行神經病，有前科無數，有些東西寫出來純粹是為了噁心讀者，不知道是什麼心態。沒看過的還是他書的還是當作路過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不樂無語】也是一位都市後宮文的資深老作者啦，這本書是其代表作之一。據說本書開創了花都流，並且是都市兵王流的奠基性作品？什麼，你問我“花都”是神馬？這還不簡單，充滿花樣肉</text:span><text:span text:style-name="T12">·</text:span><text:span text:style-name="T13">便</text:span><text:span text:style-name="T12">·</text:span><text:span text:style-name="T13">器的都市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也就是本小黃文，除去</text:span><text:span text:style-name="T16">H</text:span><text:span text:style-name="T17">情節沒什麼意思，具體的不寫了，龍珠們自己翻目錄去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推的就是這本  嘻嘻  </text:span><text:span text:style-name="T2">&lt;br&gt;</text:span><text:span text:style-name="T14">一場坍塌事故將唐賓原本美滿的家庭一下子破碎殆盡，僅留下他和即將臨盆的嫂子，以及一貧如洗的家，生活該如何繼續？ </text:span><text:span text:style-name="T4">&lt;br&gt;</text:span><text:span text:style-name="T3">那一晚，唐賓看到嫂子居然在自我撫慰，然後就有了他和嫂子的蕩人故事。 </text:span><text:span text:style-name="T4">&lt;br&gt;</text:span><text:span text:style-name="T3">且看唐賓在“嫂子控”這種終極心理影響下，如何一步一步實現心目中他的美好新生活…… </text:span><text:span text:style-name="T4">&lt;br&gt;</text:span><text:span text:style-name="T3">可是，面對美女“們”的逆襲，他又該如何反抗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在前言裡宣稱“本書賺錢的途徑不是通過不甚了了的交代去買彩票或股票，也不是去開什麼網吧結果都是生意興隆一發不可收拾”，就在我以為作者要挑戰更俗式的紮實都市商業文後，我們的主角就在路上撿到了……一千萬元，果然比買彩票還狠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五黃之棺】這好像是該作者發表在男頻主站的唯一一篇完本作品，但是品質卻似乎不如他的幾部前作呢。什麼？你問我他的前作在哪兒？悄悄地說：請出門左轉，看見標有【河圖】字樣的緋色門牌以後直接進去就是啦！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此人亦為五黃中人，本書有兩個版本，創世主站版本非常一般，練功</text:span><text:span text:style-name="T8">--</text:span><text:span text:style-name="T9">打怪</text:span><text:span text:style-name="T8">-</text:span><text:span text:style-name="T10">升級</text:span><text:span text:style-name="T8">-</text:span><text:span text:style-name="T10">被鄙視</text:span><text:span text:style-name="T8">-</text:span><text:span text:style-name="T10">打臉的套路化迴圈，看了一部分，主角完全沒存在感、性格不好，情節太墨蹟，幾乎都是在寫各路配角的戲，主角也就偶爾出現一下，刷刷存在感。本書在主站的表現就如大量小白爽文一樣：情節一般、文字很幹、人物塑造沒有任何特點，屬於必撲街之列，但如果你看過另外一個版本，就會有不一樣的感受，特別是人物性格方面。 </text:span><text:span text:style-name="T8">&lt;br&gt;PS</text:span><text:span text:style-name="T10">：另外一本書一併在這裡說了。此人的封神之作為漁港春夜，完本題材，屬於回鄉全家通殺套路，文字精煉，氣氛渲染得很好，原來是真血親，後來為了出版改成了偽血親，推青梅竹馬的妹妹本來應該重頭戲的，結果草草了事，讓人有點遺憾。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石章魚的代表作，將作者本尊的職業背景與惡趣味完美結合的典範。</text:span><text:span text:style-name="T16">PS</text:span><text:span text:style-name="T17">：更俗、石章魚、錄事參軍等幾位大大，都是橫跨都市後宮文與歷史後宮文的大神，大家如果看了他們某一本書不滿意的話不妨換其另一題材的作品試一試～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盛天】也是都市後宮文的一位資深老作者啦，可惜始終都沒有大紅大火。其原因可能在於他一直走的是偏傳統的言情曖昧文路子，沒有融入網文裡充滿創意的重生、異能等流行元素吧；但是他的書後宮描寫非常好，當得起“活色生香”四個字，閱讀體驗還是蠻不錯滴～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開頭寫主角為了反抗高塔法師拿他們做實驗的情節的卻讓人眼前一亮，可惜在戰勝高塔法師執掌學院後水準就與其他普通套路沒啥兩樣了。 </text:span><text:span text:style-name="T12">&lt;br&gt;</text:span><text:span text:style-name="T13">另外這書情節既跟</text:span><text:span text:style-name="T12">DND</text:span><text:span text:style-name="T13">不沾邊，又與奧術神座類型毫無關聯，就是一本以往的老大姐西幻白文範本，不過總的來說能看著爽就好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楔子都還沒看完就已無力吐槽了，開頭介紹個名字還要把字分開來介紹 （顧白是個孤兒，顧是三顧茅廬定天下的顧，白是雄雞一唱天下白的白）你當讀者都是文盲嗎？一般別人介紹都說三顧茅廬的顧，你非要三顧茅廬定天下，深怕沒地方可水一樣。還有剛說主角挺注意鍛煉身體，後一秒個人屬性力量</text:span><text:span text:style-name="T8">0.5</text:span><text:span text:style-name="T9">，體力</text:span><text:span text:style-name="T8">0.6</text:span><text:span text:style-name="T10">（正常人為</text:span><text:span text:style-name="T8">1</text:span><text:span text:style-name="T10">），智力你還更我來個</text:span><text:span text:style-name="T8">2</text:span><text:span text:style-name="T10">，主角設定是不是其他屬性都不行，就智力爆炒是普通人</text:span><text:span text:style-name="T8">2</text:span><text:span text:style-name="T10">倍。前一秒描寫的還是個屌絲，後一秒就變天才了。有這智商都不用什麼主神空間，本身就不平凡，但你前面又說主角如果沒有意外 就會芸芸一生平凡到死。以上純屬個人吐槽！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據作者說這是爽文，所以我乾脆沒帶腦子去看，結果還是出戲了——主角在強化一個看起來很牛逼的天秤平衡術（號稱最古老煉金術）之後，突然就把自己造出來的複製人幫手</text:span><text:span text:style-name="T31">007</text:span><text:span text:style-name="T32">給幹掉了，然後給了個莫名其妙的理由：“我們陣營不同”……我艸啊！輪回空間裡製造出來的複製人幫手，哪裡來的陣營不同啊？作者是自嗨過頭了吧？乾糧</text:span><text:span text:style-name="T31">-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很多初入網文的朋友都不知道【龍傲天】是神馬意思，我覺得應該把這本初代龍傲天代表作推出來介紹一下。沒錯，本書主角就叫龍、傲、天！</text:span><text:span text:style-name="T16">PS</text:span><text:span text:style-name="T17">：雖然這本書據說是當初起點第一本訂閱破兩萬的大火作品，但是以現在的眼光來看，這種龍傲天式的後宮文卻是怎麼看怎麼彆扭，所以期望各位作者老爺們以此為戒，別再給我們寫這類蠢萌後宮啦！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3">這本文—— </text:span><text:span text:style-name="T34">&lt;br&gt;</text:span><text:span text:style-name="T35">通篇看下來內心</text:span><text:span text:style-name="T36">OS</text:span><text:span text:style-name="T37">： </text:span><text:span text:style-name="T36">&lt;br&gt;</text:span><text:span text:style-name="T37">臥槽腦洞好大！ </text:span><text:span text:style-name="T36">&lt;br&gt;</text:span><text:span text:style-name="T37">臥槽你這是在侮辱我智商你造嗎？！ </text:span><text:span text:style-name="T34">&lt;br&gt;</text:span><text:span text:style-name="T37">臥槽這個梗好好笑！ </text:span><text:span text:style-name="T36">&lt;br&gt;</text:span><text:span text:style-name="T35">媽噠作者你智障？！ </text:span><text:span text:style-name="T36">&lt;br&gt;</text:span><text:span text:style-name="T35">臥槽我竟然追完了！我智障？！ </text:span><text:span text:style-name="T34">&lt;br&gt;</text:span><text:span text:style-name="T35">髒話不斷的刷完了，最後一臉懵逼頭腦一片空白。 </text:span><text:span text:style-name="T34">&lt;br&gt;</text:span><text:span text:style-name="T35">大夫！我覺得我還能拯救一下！😂 </text:span><text:span text:style-name="T34">&lt;br&gt;</text:span><text:span text:style-name="T35">總結：乾糧帶水，水裡有毒，毒裡還有罌粟殼。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我討厭兩種人，莫名其妙的惡人和莫名其妙的善人，主角的父母描寫的相當讓我討厭，這種莫名其妙的傻呵呵的善人最是討厭，簡直拉低了善人的檔次，把善人寫成了蠢人，因為善心，所以做生意一直虧本，別人送幾十塊的東西，一定要給幾百塊錢，不然不要，這不是蠢是什麼，你可以賺錢了再去送錢行善，同樣可以收了以後再接濟，可偏偏寫得像不做善事就會死星人一樣，令人作嘔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只有我一個人注意到作者的名字是霜之哀傷的反義詞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更新慢，情節水，大綱散，這書主角看著要當幕後黑手，可實際造成的破壞力簡直小的可憐。 </text:span><text:span text:style-name="T12">&lt;br&gt;</text:span><text:span text:style-name="T13">另外作者推進劇情的手段簡直貧乏的不忍看，就一種，那就是裝窮。 </text:span><text:span text:style-name="T12">&lt;br&gt;</text:span><text:span text:style-name="T13">在窮與很窮之間裝科打諢，漫威真的是一本能看的書都沒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在經歷了穿越、有系統這種小說主角才能經歷的事蹟之後，主角居然</text:span><text:span text:style-name="T12">TMD</text:span><text:span text:style-name="T13">不相信一個能夠看到未來的女孩，反而覺得她是喝可樂喝醉了，你</text:span><text:span text:style-name="T12">TMD</text:span><text:span text:style-name="T13">還是不是穿越者啊！！！作者這樣寫還不如寫個得到系統的土著算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3">很努力也很正能量，但總感覺方向不對味的一部作品。 </text:span><text:span text:style-name="T34">&lt;br&gt;</text:span><text:span text:style-name="T35">亮點：</text:span><text:span text:style-name="T36">1.</text:span><text:span text:style-name="T37">得到系統後主角會努力。 </text:span><text:span text:style-name="T36">&lt;br&gt;2.</text:span><text:span text:style-name="T37">穿越拯救了遺憾。 </text:span><text:span text:style-name="T36">&lt;br&gt;3.</text:span><text:span text:style-name="T37">會對劇情進行推演。 </text:span><text:span text:style-name="T34">&lt;br&gt;</text:span><text:span text:style-name="T37">槽點：</text:span><text:span text:style-name="T36">1.</text:span><text:span text:style-name="T35">以上亮點大都只在第一卷體現。 </text:span><text:span text:style-name="T36">&lt;br&gt;2.</text:span><text:span text:style-name="T35">功夫和姓名違和感很強，既然主角做菜的時候都向西式靠攏討好顧客，為什麼作品上死扛冷門這個不討好讀者呢。 </text:span><text:span text:style-name="T34">&lt;br&gt;3.</text:span><text:span text:style-name="T35">雖然是單元劇情，但是加入主角團隊的冷門角色太多，後期明顯會出現實力體系斷層。總之，帶著街區英雄扛滅霸是極端不負責，主角也在不停的找死。 </text:span><text:span text:style-name="T34">&lt;br&gt;4.</text:span><text:span text:style-name="T35">推演過程失衡，過分放大某一端（方舟能源）以塑造劇情衝突。 </text:span><text:span text:style-name="T34">&lt;br&gt;5.</text:span><text:span text:style-name="T35">缺少系統的升級樂趣，和超級英雄文的打鬥趣味（科技和超自然能量不平衡），一句話，幹，很幹，超級幹。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看了百來章，本想給糧草，然而強行貧困，裝屌絲，減分，最近招呼雙子，賊噁心，難道主角就這樣</text:span><text:span text:style-name="T16">loser</text:span><text:span text:style-name="T17">窮挫下去？！勉強給個乾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者強行加奇怪的東西進去，導致劇情略顯尷尬而且不可名狀</text:span><text:span text:style-name="T4">! &lt;br&gt;Ps:</text:span><text:span text:style-name="T3">就是作者寫的太逗比、還喜歡尬諷</text:span><text:span text:style-name="T4">!</text:span><text:span text:style-name="T3">真是的，非要讓我說實話</text:span><text:span text:style-name="T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無論是漫威還是魔獸都有其獨特的魅力與不錯的相容性、擴展性。魔獸中的術士也是一種非常適合裝逼的法系職業，這些元素的交織本該讓人期待，但是故事佈局的小家子氣卻讓分數盡失，讓作品泯然於眾。只推薦漫威文愛好者閱讀，魔獸愛好者都不宜閱讀。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大家都說好，所以跑去看😓，擱幾年前的話還不錯，現在感覺平平常常，不知道是不是作者開山作，還有待磨練，另外有些細節感覺很彆扭，作者操縱主角傾向太明顯，例如新手大禮包：</text:span><text:span text:style-name="T19">A</text:span><text:span text:style-name="T20">變異項很牛逼但會變怪物成功幾率低需自己注射變異 </text:span><text:span text:style-name="T21">&lt;br&gt;B</text:span><text:span text:style-name="T20">科技項也很牛逼但是只給圖紙需要自己造 </text:span><text:span text:style-name="T19">&lt;br&gt;</text:span><text:span text:style-name="T20">關鍵來了 </text:span><text:span text:style-name="T21">&lt;br&gt;C</text:span><text:span text:style-name="T22">也就是作者安排主角走的路，英雄成長禮包，說是很垃圾但你妹的格鬥槍械內功等直接強化成功，難道不是該扔本教材自學格鬥自己練槍自己學內功一不小心走火入魔會變廢人嗎 </text:span><text:span text:style-name="T19">&lt;br&gt;C</text:span><text:span text:style-name="T20">從基礎開始強化那麼</text:span><text:span text:style-name="T19">AB</text:span><text:span text:style-name="T20">也可以一步步來啊，為什麼不一碗水端平讓主角自己選擇</text:span><text:span text:style-name="T19">C</text:span><text:span text:style-name="T20">，你一次插手我看的好心塞，強迫症患者鑽了牛角尖沒治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文筆一般，各種英雄一鍋燉，有鋼鐵俠這種超人氣的，也有鐵拳這種沒人疼的，作者自創各種情節故事配角以及各種醬油，來描寫街頭英雄男主。有人記得被小丑幹掉的那個蝙蝠俠</text:span><text:span text:style-name="T2">fans</text:span><text:span text:style-name="T14">麼，男主就屬於這種路人，只不過撿了個系統。人設穿刺客信條的衣服，武器是刀</text:span><text:span text:style-name="T4">+</text:span><text:span text:style-name="T3">手上套個機械臂</text:span><text:span text:style-name="T4">+</text:span><text:span text:style-name="T3">內功</text:span><text:span text:style-name="T4">+</text:span><text:span text:style-name="T3">輕功。很多亂七八糟的設定，但是沒什麼營養。順便，作者自己寫了一些話，很有意思，甚至可以當書評給沒看的書友們當參考，以下為作者的話：系統雖然是金手指，但是這個金手指卻很不負責任，主角要在這個過程中學會謙遜，堅強，包容，勇敢等優秀的品質，而不僅僅是獲得多少力量。曖昧都不會有，因為我媽媽每天都會看我的更新，你們想看的蘿莉養成也不要指望。乾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魔獸術士在漫威世界和一群逗比惡魔的日常 窮嗖嗖氣質金手指還行 沒事愛裝</text:span><text:span text:style-name="T2">X </text:span><text:span text:style-name="T3">愛玩梗  冒充保護傘 盜版</text:span><text:span text:style-name="T4">NERV </text:span><text:span text:style-name="T3">我比較喜歡漫威文 也挺喜歡希靈帝國和異常生物見聞錄 所以挺對胃口 更新好慢 個人糧草</text:span><text:span text:style-name="T4">- →</text:span><text:span text:style-name="T3">乾糧</text:span><text:span text:style-name="T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了一點開頭，主角能穿蜀山網遊是一個不錯的創意，然而主世界那種濃鬱程度爆表的裝逼打臉小白玄幻文氣息已將在下一擊必殺。敗退……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最初文筆略微稚嫩，過了一點就是糧草水準，但是後期就是水草】 </text:span><text:span text:style-name="T2">&lt;br&gt;</text:span><text:span text:style-name="T14">我對漫威體系的瞭解僅限於看得大量的無限流書籍，然而本書對於我這樣的門外漢也相當友好，沒有閱讀障礙。  </text:span><text:span text:style-name="T4">&lt;br&gt;</text:span><text:span text:style-name="T3">主角心理在設定上說是兩輩子加起來的中年心態，其實已經融入了世界，壓根是個少年人——這樣很好的，依然相信正義，善良，愛。在流行黑暗文的現今給人一種清新感……  </text:span><text:span text:style-name="T4">&lt;br&gt;</text:span><text:span text:style-name="T3">劇情還行，主角身為夜行者靠著系統發家，先是守衛街區，後是為了人類，很好很強大；但是中間一段為了全人類奔波不提升實力（後面解釋了原因，但遲了）我不喜。 </text:span><text:span text:style-name="T4">&lt;br&gt;</text:span><text:span text:style-name="T3">後來暮狼故事真的好，但是作者的寫作熱情逐漸削減開始莫名其妙的水……你不想寫請不要寫好麼？浪費了良好的開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扮豬吃老虎    扮久了就真成豬了     作者還有點綠妻的意思     估計是現實中戴過原諒帽吧  </text:span><text:span text:style-name="T16">&lt;br&gt;</text:span><text:span text:style-name="T17">一星毒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跪舔神盾局，感覺像那些做奴才上癮的人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跪舔什麼的不說，強行讓主角窮是真毒，更毒的是主角因為窮能放下尊嚴，為了一點點錢被指揮來指揮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蜀山類網遊新作。實際上是蜀山流</text:span><text:span text:style-name="T2">+</text:span><text:span text:style-name="T3">仙葫流的修真文，一個穿越者魂穿蜀山世界，成為上清派低級弟子開始接觸仙法，為避免成為門派戰炮灰努力升級的故事。自帶的金手指是能夠穿越到同名遊戲世界獲得資源、功法，書中的劍仙畫風以及人物、門派設定基本遵循了蜀山原著的風采，主角殺伐果斷，在主世界裝逼打臉比較合格，主世界與遊戲世界的互動也有看點，對蜀山、仙葫一類書有興趣的讀者能夠順暢讀下去。 </text:span><text:span text:style-name="T4">&lt;br&gt;</text:span><text:span text:style-name="T3">整體書主線任務不夠突出，眾多路人配角的智商有點小白化。作者劇情控制不足，主修仙世界的戰鬥場面過於頻繁，狗血灑得不夠爽快，讀久了有點疲乏。 </text:span><text:span text:style-name="T4">&lt;br&gt;</text:span><text:span text:style-name="T3">總體評價：乾草，適合喜歡蜀山類網遊讀者閱讀，但作者的劇情把握不夠好，主世界描寫很枯燥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你媽也許喜歡看，但我不是你媽！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那個女劍仙出來我就知道要壞事，毒發身亡。。 </text:span><text:span text:style-name="T8">&lt;br&gt;</text:span><text:span text:style-name="T9">僅代表個人觀點，我毒點可能比較高。 </text:span><text:span text:style-name="T8">&lt;br&gt;</text:span><text:span text:style-name="T10">原文</text:span><text:span text:style-name="T8">:</text:span><text:span text:style-name="T10">看到楚雲英終於停手王淵也是松了口氣，還不待他仔細檢查這個白兮兮的空間，哇的一聲哭嚎卻是嚇了他一跳。 </text:span><text:span text:style-name="T8">&lt;br&gt;</text:span><text:span text:style-name="T10">不知是受到了哪句話的觸動，亦或只是心累了，那個威風凜凜的女劍仙竟然蹲在一邊哭了起來。 </text:span><text:span text:style-name="T8">&lt;br&gt;“</text:span><text:span text:style-name="T10">不就是被排擠嗎，至於嗎？”知道楚雲英因啖魔劍被宗門排擠的王淵卻是有些不理解楚雲英現在的狀態，不過出於男性的自覺與對自己安全的考量，他還是安慰道：“別哭啊！要不你起來戳我兩劍出出氣？只要不用那啖魔劍就成！”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黑暗流我不反對，其實還挺喜歡，但是下限太低了，無數次讓手下輪</text:span><text:span text:style-name="T12">X</text:span><text:span text:style-name="T13">少女之類的。就算是壞人也</text:span><text:span text:style-name="T12">B</text:span><text:span text:style-name="T13">格太低了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與</text:span><text:span text:style-name="T2">&lt;a href="/name/</text:span><text:span text:style-name="T3">重生之惡魔獵人</text:span><text:span text:style-name="T4">" target='_blank'&gt;</text:span><text:span text:style-name="T3">《重生之惡魔獵人》</text:span><text:span text:style-name="T4">&lt;/a&gt;</text:span><text:span text:style-name="T3">有些微相似之處，主角擁有萬法之書的金手指可以兌換能力。目前擁有寫輪眼，或許會有須佐能乎？力量體系為作者重新定義的基因鎖體系，有力量鏈、反射鏈等五種鏈，單一鏈達到五級或總數達到十級時能夠開發出“要素”的能力，而每個人的情況皆有不同。金手指和力量體系還算有些看點，寫輪眼的能力可能有人不喜，劇情比較平常，屬於無腦打怪升級。主角有輕微嘲諷臉，使本書失色不少。本身看點就比較平常，再加上有輕微嘲諷臉和讓部分讀者不爽的寫輪眼，讓此書比較尷尬。【已完結】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就“特種尖兵”穿越異世界獲得“萬法之書”能用生命值抽取二刺螈能力。。。就不吐槽主角的特種兵人設了，金手指萬法之書頂著這個高大上的名字，卻</text:span><text:span text:style-name="T2">low</text:span><text:span text:style-name="T3">得一逼，你哪怕來個能力解析也比這濃濃的頁遊抽獎感強，能量來源竟然是生命力，那麼多高端能量詞作者你不拽一個忽悠，弄一個生命力，主角也傻蛋到一開始只會想到喝補藥自己頂上去讓書硬抽，還覺得美滋滋，那還經過你中轉幹嘛，你直接把補藥潑書上不是更快눈</text:span><text:span text:style-name="T4">_</text:span><text:span text:style-name="T3">눈。還有主角，事到臨頭抱怨自己體能太差，可你都穿來一個多月了，特種兵大佬都沒鍛煉身體的習慣的？還有各路美女慧眼識主角，一眼就投過外表看光環覺得這貨一定有不凡 </text:span><text:span text:style-name="T4">&lt;br&gt;</text:span><text:span text:style-name="T3">流暢小白文，作者腦都不懂的寫給不動腦看書的人，沒毛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敵人總是比主角高三級，主角每次活下來基本都是靠運氣，每次得到的收穫都伴隨著更大的麻煩，帶來更高級的敵人。或許作者有一顆寫爽文的心，但是這本書快變成虐文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格局太小，就是過目不忘，也沒看出來哪裡學霸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開頭不錯，後面不好看了，整體有種溫吞的感覺，主角也一樣，描述偏累贅，戰鬥描寫一般，一場戰鬥長持續好幾章，中間穿插各種描述，瑣碎而不夠激烈，後面類似邪教的組織出來後，感覺國家組織的效率還沒這個老頭大學生等‘雜魚’的組織度高，網路監測不到，一堆員警追說跑就跑，書中明確說過這種低級修士對抗不了子彈，所以整體看上去就感覺國家的反應效率和能力還沒這些小組織強，感覺合理性缺失，關鍵的是，還不爽，整體文風略平淡，師姐看似有趣，反而還不如出場少些的師傅更立體，尤其後面因為師姐心軟不忍殺人，幾次留手，放跑了邪教組織成員，雖然符合性格，其實不如描述她心性出塵不染塵埃一擊重傷扣下敵人來的討喜。整體</text:span><text:span text:style-name="T16">6</text:span><text:span text:style-name="T17">分可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追評，這書，大概應該叫，</text:span><text:span text:style-name="T2">&lt;a href="/name/</text:span><text:span text:style-name="T3">哈利波特之龍套傳奇</text:span><text:span text:style-name="T4">" target='_blank'&gt;</text:span><text:span text:style-name="T3">《哈利波特之龍套傳奇》</text:span><text:span text:style-name="T4">&lt;/a&gt;</text:span><text:span text:style-name="T3">，跟學霸沒半毛錢關係，大概劇情就是，一個龍套旁觀原著劇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減一星，這作者為了讓主角維持在弱雞的水準好有東西水可謂是操碎了心啊，一個守護神咒，愣是憋屈到要用記憶咒給自己編造快樂記憶來施展的程度，編的</text:span><text:span text:style-name="T16">TM</text:span><text:span text:style-name="T17">還是一些不知所謂的記憶，我真好奇這主角兩輩子到底咋過的，連點幸福快樂的記憶都沒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自詡為老司機的作者，動則借主角之口傳授些可疑的人生經驗，一派眾人皆醉我獨醒，但其實就是想水字數誰不懂呢？如果你能忍受得了平均兩三章一次的絮絮叨叨，倒也可以一觀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過一部分，有點受不了這個作者的文風，感覺語感非常差。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康</text:span><text:span text:style-name="T45">loli</text:span><text:span text:style-name="T9">的書，這本是是相當成功的，淫民喜聞樂見的女上司密室調教，男主</text:span><text:span text:style-name="T8">m</text:span><text:span text:style-name="T10">中帶</text:span><text:span text:style-name="T8">s</text:span><text:span text:style-name="T10">的逆襲，各種私貨，看的很歡樂，成績自然也很好。</text:span><text:span text:style-name="T8">by</text:span><text:span text:style-name="T10">：</text:span><text:span text:style-name="T8">qunlongling……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快穿文，經典的不需要帶腦子看的金手指囤貨爽文，適合月底沒錢買買買時閱讀，</text:span><text:span text:style-name="T16">cp</text:span><text:span text:style-name="T17">雍正，中期開始兩個人一起穿，另清穿篇個人劇毒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快穿】文，是晉江城多位面穿越類小說之中的一大重要題材，更是耽美文中類無限流作品的一大分支。作為一種類型文學的概念，它通常指的是以主角穿越不同副本世界，停留短、切換快，為了完成各種隨機任務而展開劇情作為故事主線的小說。當然，男同胞們也可以理解為是以主角穿越無數菊花台作為賣點的小說。不過主角有可能是穿越</text:span><text:span text:style-name="T2">N</text:span><text:span text:style-name="T14">個世界，遇到</text:span><text:span text:style-name="T4">N</text:span><text:span text:style-name="T3">個真愛，最後結局</text:span><text:span text:style-name="T4">NP</text:span><text:span text:style-name="T3">；也有可能是穿越的每個世界遇到的真愛都是同一個人，最後</text:span><text:span text:style-name="T4">1V1</text:span><text:span text:style-name="T3">結局；而本書屬於後者。主角是受，在無限的穿越時光之中，儘管能夠以精湛的演技堅定地尊重並圓滿每個副本裡被附身者的人生，但卻只有在自己的真愛（攻）面前才能流露自己的真心，再歡樂的文風也掩飾不了淒苦的內心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本書現已改名為</text:span><text:span text:style-name="T2">&lt;a href="/name/</text:span><text:span text:style-name="T14">機甲契約奴隸</text:span><text:span text:style-name="T4">" target='_blank'&gt;</text:span><text:span text:style-name="T3">《機甲契約奴隸》</text:span><text:span text:style-name="T4">&lt;/a&gt;</text:span><text:span text:style-name="T3">，個人認為，奴隸這個詞用得真是極好，因為主角（受）確實就是黑化小攻的性奴隸</text:span><text:span text:style-name="T4">·</text:span><text:span text:style-name="T3">肉便器，明明深有天賦，偏偏懦弱不堪，即使成為機甲大師以後，仍然被人鄙視而不自辯白；當然這一切也需要對【攻】進行問責：這個攻可以說是塑造的極為成功的一個自私自利的形象了，面對小受的出色天賦和才能，不但不給予呵護，反而湧現出無窮的嫉妒，利用自己的背景和勢力壓制小受，不讓其才華外露，對外界只展示其為自己的禁臠一枚，掩蓋住他的一切閃光點，用黑暗的心理將其緊握在黑暗的深處。。。這應該堪稱是晉江文中塑造得最為成功的人渣變態攻了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乾糧。重生日本做</text:span><text:span text:style-name="T52">kai</text:span><text:span text:style-name="T53">監</text:span><text:span text:style-name="T52">hou</text:span><text:span text:style-name="T53">督</text:span><text:span text:style-name="T52">gong</text:span><text:span text:style-name="T53">的故事，有</text:span><text:span text:style-name="T54">(</text:span><text:span text:style-name="T53">穹</text:span><text:span text:style-name="T52">)</text:span><text:span text:style-name="T53">妹有房父母雙亡，掛是意識空間，通俗點就是人形電腦。爽點安排還行，推妹果斷工作室全是自己後宮。 一部相當水，相當種馬，相當扯淡的小說。有能統一世界的掛還做動畫，有主動獻身的妹妹還在外面強行撩，還特麼爛尾，服。但只是作為無腦爽文的話還可堪一讀，能簡單瞭解下霓虹動畫製作的生態，和穹妹的互動也算亮點。湊合乾糧</text:span><text:span text:style-name="T52">+</text:span><text:span text:style-name="T53">吧，爛尾減星，乾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艸你媽啊因為入浴被調戲就直接辭退了頗有能力的美術總監對黑貓百般照顧不說還直接讓人叫自己“哥哥”？？雖然我也很萌黑貓吧但這還是在推了穹妹之後？？？要不要撩地這麼生硬啊！你特麼一個社長讓新人員工叫自己哥哥是不是很有快感？以後是不是還要叫爸爸？“爸爸，啊爸爸用力</text:span><text:span text:style-name="T16">~” </text:span><text:span text:style-name="T17">艸！乾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妹系列】拜動畫化所賜，伴隨著“魚，好大的魚，虎紋鯊魚”的主題曲，空白兄妹也漸為眾宅所知。我看的是小說，動畫只跳著流覽了一下，感覺描述兄妹靈犀相通的默契感，還是小說更有味道。值得一提的是，作者本來是一位巴西人，不過深受日本宅文化影響，所以寫出了這一對地道的日系廢宅妹控與兄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乾糧</text:span><text:span text:style-name="T16">+</text:span><text:span text:style-name="T17">。難得可以入口的海賊王同人幼苗。主角身負國產氪金手遊外掛，通過沖鑽石、十一連抽、合成碎片來取得動漫人物卡片，載入後獲取相應能力。由於所謂的卡槽數量和國產手游的坑爹特性，導致主角的能力不會提高太快，力量體系不會崩的太早。不過目前劇情的推進主角在劇情開始之前已經進入了偉大航路，是不是有些太快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乾糧還是有的，至少不會像飛盧那樣一下子就崩了，起點的文還是講究個循序漸進的，同人文這樣也不錯了，至少比腦殘震遁好出幾條街不是。雖說，碰到個天龍人、艾斯、女帝啥的主角智商有明顯下降，但至少不會虐主，還有卡牌的能力戰原著人物的情節可看，卡牌能力也算是本書的一些看點，有加成。</text:span><text:span text:style-name="T16">17.01.31</text:span><text:span text:style-name="T17">改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複製一段書友的評語</text:span><text:span text:style-name="T16">: &lt;br&gt;</text:span><text:span text:style-name="T17">死宅的臭味與本書的混亂相得益彰，所以不是宅的話不要看，不然下場如我，一大清早被毒翻。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本書在黑鬍子被主角抓住前忽略掉那些</text:span><text:span text:style-name="T16">BUG</text:span><text:span text:style-name="T17">還能看，之後……養了一段時間再看這本書已經看不下去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之前寫得很不錯，可惜最後卻完全毀了。 </text:span><text:span text:style-name="T8">&lt;br&gt;</text:span><text:span text:style-name="T9">如果一個穿越者在本身具有能力並且做出努力的情況下卻還是無法更改一點劇情，那麼這個穿越者究竟有什麼用呢？和路人甲乙丙丁有區別嗎？我為什麼不再去看一次原著，還跑來看你寫的同人小說？ </text:span><text:span text:style-name="T8">&lt;br&gt;</text:span><text:span text:style-name="T10">有粉絲說如果修改了四代夫婦的死亡，那麼後面的劇情就完全崩了，到時候主配角的性格也會因為環境的原因發生變化，就不會成為大家熟悉的那個角色了。 </text:span><text:span text:style-name="T8">&lt;br&gt;</text:span><text:span text:style-name="T10">對於這一點我實在無力吐糟</text:span><text:span text:style-name="T8">....</text:span><text:span text:style-name="T10">你也太看得起作者了，無論鳴人佐助有什麼變化，也不會影響我們對原著角色的評價。而且只要你能寫得精彩，我們照樣會接受了。 </text:span><text:span text:style-name="T8">&lt;br&gt;</text:span><text:span text:style-name="T10">扯了這麼多，胡攪蠻纏這麼久，說來說去，只是作者沒這個信心寫出一個不一樣的火影故事罷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我先中肯的評論一下</text:span><text:span text:style-name="T63">:</text:span><text:span text:style-name="T64">書也不是不能看</text:span><text:span text:style-name="T65">!(</text:span><text:span text:style-name="T66">但</text:span><text:span text:style-name="T63">TM</text:span><text:span text:style-name="T64">的章節名是幾個意思</text:span><text:span text:style-name="T65">)</text:span><text:span text:style-name="T66">。還有副本區域局限性也很嚴重</text:span><text:span text:style-name="T63">!</text:span><text:span text:style-name="T66">身為一個日漫看得不多的人，我反正接受不了，你寫了</text:span><text:span text:style-name="T65">10</text:span><text:span text:style-name="T64">章，</text:span><text:span text:style-name="T63">3</text:span><text:span text:style-name="T64">次意淫主角其實就是你自己</text:span><text:span text:style-name="T63">!(</text:span><text:span text:style-name="T64">你能要點臉嗎、你能正經點嗎、能不要把奇怪的東西混進來嗎？</text:span><text:span text:style-name="T63">)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好歹還講究個循序漸進，至少不會像飛盧那樣一下子就力量體系全崩了。和腦殘震遁比好出幾條街不是，也沒有什麼鷹眼需要領悟劍意，劍豪和大劍豪是一種境界而不是一個稱號的設定，把</text:span><text:span text:style-name="T2">&lt;a href="/name/</text:span><text:span text:style-name="T3">海賊</text:span><text:span text:style-name="T4">" target='_blank'&gt;</text:span><text:span text:style-name="T3">《海賊》</text:span><text:span text:style-name="T4">&lt;/a&gt;</text:span><text:span text:style-name="T3">同人，硬生生寫成玄幻裝逼打臉文。雖說，碰到個天龍人、艾斯、女帝啥的主角智商有明顯下降，但至少不會虐主，還有卡牌的能力戰原著人物的看點，算是有加成了。【可以看出，作者如履薄冰，想自己推演劇情，但又不敢超出太多範圍，從而導致失控。所以寫到了一定程度，完結也是必然的，因為原著的存在，導致了作者達到了桎梏。畢竟想要寫出一本原著都還沒有完結的完美的同人，除非作者的水準能達到舉重若輕的境界。】【已完結】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府天是男的就好了…… </text:span><text:span text:style-name="T31">&lt;br&gt;</text:span><text:span text:style-name="T32">故事寫得很好但總帶有女作者的通病</text:span><text:span text:style-name="T31">.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女作者的通病，能描繪好朝代的特點，卻格局太小，沉溺於家長裡短，上本書可以說發揮到了極致。男作者大多好寫國仇家恨，戰爭等大場面，偏偏寫的毫無歷史感。是不是只有人妖才是最好的歷史小說作家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就解悶而言還是有糧草到乾草左右的，情節流暢，無尿點。但是主角雙標的有些過分了，某些談話自相矛盾。比如一方面推崇科技的力量，但在科研人員面前又推承武力的力量，一方面嘲諷那些在末世裡搭幫結夥的，但轉眼又在自建幫派後大談先進性。 </text:span><text:span text:style-name="T12">&lt;br&gt;</text:span><text:span text:style-name="T13">簡單來說，主角就是真理，她說啥都是對的，配角都是紙老虎，智力絕對不足</text:span><text:span text:style-name="T12">5</text:span><text:span text:style-name="T13">。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實力有點混亂，以前一刀能把</text:span><text:span text:style-name="T12">100</text:span><text:span text:style-name="T13">米長的近海之王斬首，可以斬殺穿合金鎧甲的克裡克，可以用劍氣砍翻羅傑的邢臺，，升級以後，連惡龍的手下 那個啾 都只能砍輕傷，理由是骨頭比較硬，，，恩，，這是比較硬？？？ 再說一個這個主角明明是地球人，，非要去查自己的身世，，，噗，，管你屁事 你爹你媽在地球呢你心理沒有點</text:span><text:span text:style-name="T12">B</text:span><text:span text:style-name="T13">數嗎？？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好吉利的章節數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不下去了，說實話主角讓未來看宇智波一族被屠殺我就感覺主角越來越自我了，也越來越中二了，後面殺七尾，殺萬蛇，懟六道，據說還想抹除查克拉？給人的感覺簡直莫名其妙，現在主角就像個神經病，至少帶土那樣是因為受了重大刺激，而主角就像是我有力量了，我要隨心所欲了，老子要進入龍傲天模式了，想幹嘛幹嘛，想殺誰殺誰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糧草到甘草到毒草的進化，不會自己推演劇情的作者。搞死了雷影搞死了水影坑慘了土影和風影，中間又引發不少大事件，到了最後，居然毫無改變，讓人只想呵呵。辛久奈算是本書一大亮點，可惜還是如原劇情一樣狗帶了，莫名其妙生了兩個孩子，一個鳴人一個未來。未來的能力也很莫名其妙，主角莫名其妙又變成了奶爸，甚至主角連自己在做什麼都不知道，渾渾噩噩的混下去。作者也是強行讓主角不知道劇情，哪怕他是海賊迷，光是寫那些與火影迷的‘戰鬥’文，也多少會對劇情有些瞭解吧？就好像我，哪怕沒看過死神，也知道一些關鍵的東西，比如藍染。在這裡，只能說，作者推演劇情的功力太差，不照著原本寫就寫不下去，可惜了一本早期的糧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義妹系列】妖王封印自己，到人間體驗生活，化為正太被一對平凡夫婦收養，與無血緣的妹妹一起長大。本來我以為這書就要以妹妹為單女主了，結果又冒出來兩個新女主，最後主角帶著兩個老婆雙飛，和妹妹定下什麼“四年之約”之後，就從人間跑了…跑了…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文案：大羅金仙 跨越時間跨越空間，拿住女主靈魂，讓女主替他要死的妹妹林黛玉守寡還魂續命，給他看女兒看家，讓女兒家宅平安。完成任務後再把女主送回地球死前。 </text:span><text:span text:style-name="T16">&lt;br&gt;</text:span><text:span text:style-name="T17">問題是大羅金仙真尼瑪好奇葩的思路，女作家就喜歡用通天手段搞一些雞毛蒜皮的東西。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我看到現在，很遺憾，真心覺得前期月明樓部分寫的最好，自從女主的第一個搭檔跑路後，劇情就宛如脫肛的野馬，奔放不羈。 </text:span><text:span text:style-name="T2">&lt;br&gt;</text:span><text:span text:style-name="T3">這已經不是套不套路的問題了，是作者搞沒搞清自己主線的問題，到底是要報仇還是自己浪，是走言情還是制霸。真的，毫無計畫各種神展開，以為大有可為的</text:span><text:span text:style-name="T4">BOSS</text:span><text:span text:style-name="T3">戰也幾近啞炮，這根本不是乾脆俐落好嗎，完全是隨波逐流，事到臨頭了才仗著系統能力收人頭，導致我現在竟然想看女主栽個大跟頭…… </text:span><text:span text:style-name="T4">&lt;br&gt;</text:span><text:span text:style-name="T3">醒醒吧醒醒吧，雖然怎麼寫是作者的事，但我的感覺就像看著昏君走在亡國的路上啊！千字文系統能做什麼？不要最後給出的答案是不嘰道瞎雞兒搞！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非主流末世，主角重生到末世前立刻告知國家動用國家機器力量減少傷亡，除了最後一章可以認為是無</text:span><text:span text:style-name="T2">cp &lt;br&gt;</text:span><text:span text:style-name="T3">但作為一篇劇情文，劇情寫得並不吸引人——主角是很蘇爽厲害，但</text:span><text:span text:style-name="T4">bug</text:span><text:span text:style-name="T3">更加厲害。</text:span><text:span text:style-name="T4">eg</text:span><text:span text:style-name="T3">：一個搞通信的老教授，不受重視的研究是解決末世的關鍵，女主重生回來之後趕去救老教授，順路保下了教授的研究成果：一資料夾手稿……是的，老教授不會用電腦。一個搞通信的老教授不會用電腦，作者你開心就好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文字通順，人物刻畫自然細膩，有伏筆，有曲折，有貓膩的裝神弄鬼，又少了貓膩的酸腐綠茶。但是，仍然不能給好評。無他，作者紛紛擾擾地安排了無數烘托女主智慧強大的情節，卻忘了權利爭鬥的最根本，力量！！！！！燈塔國敢全世界點火，是因為它皿煮濕疣嗎？所以，作為前世敢力挑社會規則的復仇殺手，穿越成身負血海深仇的皇位繼承人，沒想過該如何達成目的，只會騰挪轉移太極推手？核心就錯了，這文再如何妙筆生花，也不過是徒然塗脂抹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我一直認為希行的書字裡行間戾氣很重，臉譜化的惡毒配角性情癲狂醜陋，言語粗鄙又尖酸刻薄，主角雖然開了金手指但總有一種憋屈感。</text:span><text:span text:style-name="T63">&lt;a href="/name/</text:span><text:span text:style-name="T64">大帝姬</text:span><text:span text:style-name="T65">" target='_blank'&gt;</text:span><text:span text:style-name="T66">《大帝姬》</text:span><text:span text:style-name="T65">&lt;/a&gt;</text:span><text:span text:style-name="T64">，女主魂穿重生，女扮男裝解開身世之謎一步步從長安城學生坐上皇位的故事。這是我第一次完整看完希行寫的一本小說，女主性格和小說前半段讓我以為希行終於脫胎換骨，結果後半段她又繼續以前的老毛病，帶有遺憾又讓我有點膈應的結局令我決定評個</text:span><text:span text:style-name="T65">3</text:span><text:span text:style-name="T66">星乾糧，書荒可看，</text:span><text:span text:style-name="T63">CP</text:span><text:span text:style-name="T66">未定。 </text:span><text:span text:style-name="T65">&lt;br&gt;</text:span><text:span text:style-name="T64">完整評論請點擊看</text:span><text:span text:style-name="T63">&lt;a href="/name/</text:span><text:span text:style-name="T64">大帝姬</text:span><text:span text:style-name="T63">" target='_blank'&gt;</text:span><text:span text:style-name="T64">《大帝姬》</text:span><text:span text:style-name="T63">&lt;/a&gt;</text:span><text:span text:style-name="T64">評論區長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乾巴巴的，沒什麼趣味性，作者似乎以為說兩句網路用語就能讓故事有趣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已完本】本書貌似是</text:span><text:span text:style-name="T52">&lt;a href="/name/</text:span><text:span text:style-name="T53">娘山</text:span><text:span text:style-name="T52">" target='_blank'&gt;</text:span><text:span text:style-name="T53">《娘山》</text:span><text:span text:style-name="T52">&lt;/a&gt;</text:span><text:span text:style-name="T53">後傳，不過在我看來，其實是娘化版的</text:span><text:span text:style-name="T54">&lt;a href="/name/</text:span><text:span text:style-name="T53">陽神</text:span><text:span text:style-name="T52">" target='_blank'&gt;</text:span><text:span text:style-name="T53">《陽神》</text:span><text:span text:style-name="T52">&lt;/a&gt;</text:span><text:span text:style-name="T53">，將諸子百家都變成了萌妹子，什麼萬象更心王鴦明，人心可鑒顧妍舞…雖然劇情惡俗，但由於姐弟情深方面描寫不錯，點顆三星表示支持！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28">【已完本】三十二公公的喪失新作，母控主角為了免除媽媽的劫難，踏上了西天取精的紳士之路。四大名著性轉版至此已是三缺一：娘三國（</text:span><text:span text:style-name="T129">&lt;a href="/name/</text:span><text:span text:style-name="T130">萌娘三國演義</text:span><text:span text:style-name="T131">" target='_blank'&gt;</text:span><text:span text:style-name="T132">《萌娘三國演義》</text:span><text:span text:style-name="T131">&lt;/a&gt;</text:span><text:span text:style-name="T132">）娘水滸（</text:span><text:span text:style-name="T129">&lt;a href="/name/</text:span><text:span text:style-name="T130">娘山</text:span><text:span text:style-name="T131">108</text:span><text:span text:style-name="T130">星少女</text:span><text:span text:style-name="T129">" target='_blank'&gt;</text:span><text:span text:style-name="T130">《娘山</text:span><text:span text:style-name="T131">108</text:span><text:span text:style-name="T132">星少女》</text:span><text:span text:style-name="T129">&lt;/a&gt;</text:span><text:span text:style-name="T132">）娘西游（</text:span><text:span text:style-name="T131">&lt;a href="/name/</text:span><text:span text:style-name="T130">萌娘西遊記</text:span><text:span text:style-name="T131">" target='_blank'&gt;</text:span><text:span text:style-name="T132">《萌娘西遊記》</text:span><text:span text:style-name="T129">&lt;/a&gt;</text:span><text:span text:style-name="T130">）已出，還差一部</text:span><text:span text:style-name="T129">&lt;a href="/name/</text:span><text:span text:style-name="T130">基紅樓</text:span><text:span text:style-name="T129">" target='_blank'&gt;</text:span><text:span text:style-name="T130">《基紅樓》</text:span><text:span text:style-name="T129">&lt;/a&gt;</text:span><text:span text:style-name="T130">就齊了！</text:span><text:span text:style-name="T129">PS</text:span><text:span text:style-name="T130">：結尾走了西風緊的老路，然而卻沒有西風緊的膽子。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小白官場爽文，不過依然比八成的官文強，就沖單女主，我就不明白大批官文為啥非要寫八九十個二奶，而且有二奶還不知道收斂，公然帶著二奶到處亂跑，當世界上不存在照相機麼？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女作者女主文，所以裡面男人只有兩種，狗腿的窩囊廢和與女主做對的窩囊廢。 </text:span><text:span text:style-name="T16">&lt;br&gt;</text:span><text:span text:style-name="T17">大背景還沒看到，大略就是末日到了世界變成遊戲，重生的“恐怖魔女”女主回到平行世界的末日降臨時刻不斷刷逼格的故事。只要能看得慣主角很搓的刷逼格的方式還是不錯的書，怎麼搓？類似讓殘疾人打破世界記錄，當然做不到，然後眼神冷漠，冰冷地說‘廢物’。走掉。。又或者不給任何線索讓人猜手裡握著的什麼東西，猜不出就是廢物之類巴拉巴拉的，當然具體不是這樣但就是這種性質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康蘿莉的汙客新書，依然是鮮血淋漓的後宮向、依然是反轉逆推再逆推、依然是女皇公主侍衛長、依然沒有穩定的大綱，本書比主站尺度大得多，福利也夠。題材有點偏門，和</text:span><text:span text:style-name="T16">ACGN</text:span><text:span text:style-name="T17">差距有點大，除了老讀者之外，吸引的主流讀者不多。比書客上那些一看就覺得全是死宅妄想，人生只剩繁殖欲的文章好多了。幼苗，暫定乾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套著遊戲模子的末世文，前半部分的升級流部分不錯，雖套路化，但對女主詳實的，一個蘿蔔一個坑的成長描寫還是很有嚼頭，可惜寫到一定程度，作者的筆觸開始更多轉向政治鬥爭，權力角逐，這部分作者視角顯出狹隘，下筆太浮，讀來就沒太大意思了，另此書尚未完結，有太監的趨勢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9">因為作品被指刷過贊榜，已經被龍空眾釘死在刷子的恥辱柱上面了，但我還是想冒死說一句，拋開這些和作品無關的因素，作品品質應該是遠好於其糟糕的口碑的！本書最大的問題在於詳略不得當，強行將一章的高潮寫出十章來，很多時候，細節過於繁瑣，於是很有趣的東西也變得無趣了…… </text:span><text:span text:style-name="T40">&lt;br&gt;</text:span><text:span text:style-name="T41">作者的文筆可以說很不錯， </text:span><text:span text:style-name="T40">&lt;br&gt;</text:span><text:span text:style-name="T41">文風大體上是貓膩，烽火這一系的， </text:span><text:span text:style-name="T40">&lt;br&gt;</text:span><text:span text:style-name="T41">情節推動上類似於孑與</text:span><text:span text:style-name="T42">2</text:span><text:span text:style-name="T43">的風格的以情動人， </text:span><text:span text:style-name="T40">&lt;br&gt;</text:span><text:span text:style-name="T41">爽點上學習靜官的獸血，各種寵獸收集，但曖昧不後宮，癡情像仙逆…… </text:span><text:span text:style-name="T40">&lt;br&gt;</text:span><text:span text:style-name="T41">前期升級體系凡人流，後期未知，主角的戰鬥風格是智鬥流……亮點在於各個副本，懸念爽點的設置，鬥智鬥勇的情節甚至讓我感到驚豔！至今難忘……惜被太監</text:span><text:span text:style-name="T40">ing……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小說我是服了，狂開反向金手指，主角既不像食人魔，也不像人類，誇他一句弱智毫不過份，這本書基本沒有主線，我覺得作者就是想到哪寫到哪，前後劇情跳躍之大簡直讓我想打人，雖然主角擁有很多奇遇，但他永遠牛逼不起來，而且很多劇情有時候是衝突的，比如說圖雷瑟斯元帥帝國守護神一般的人物，他只是失蹤一段時間，大陸各國立馬大軍壓線，就這樣的人物前面還被貴族各種算計？還功高震主？請你們思考一下，這是多麼弱智的劇情，還有本書戰力極其崩壞，比如主角之前進入一層秘境，有個巨人之強可以單手把主角捏死，就這還是一族最弱的戰士，然後這一族加起來可以被天使統領單手捏死，天使一隻手臂進入秘境就壓服了整個秘境世界，然後元帥竟然打平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已完本】（爛尾了…）康蘿莉跑到汙客開的新書，抖</text:span><text:span text:style-name="T63">M</text:span><text:span text:style-name="T64">氣場全開。我來講解一下書名裡隱藏的主謂賓關係：不是</text:span><text:span text:style-name="T65">&lt;a href="/name/</text:span><text:span text:style-name="T66">主角調教女皇的日記</text:span><text:span text:style-name="T65">" target='_blank'&gt;</text:span><text:span text:style-name="T64">《主角調教女皇的日記》</text:span><text:span text:style-name="T65">&lt;/a&gt;</text:span><text:span text:style-name="T66">，而是</text:span><text:span text:style-name="T63">&lt;a href="/name/</text:span><text:span text:style-name="T66">主角被女皇調教的日記</text:span><text:span text:style-name="T65">" target='_blank'&gt;</text:span><text:span text:style-name="T64">《主角被女皇調教的日記》</text:span><text:span text:style-name="T63">&lt;/a&gt;</text:span><text:span text:style-name="T64">。開頭幾章一上來就是天雷滾滾：沒落貴族出身的主角進宮做雜役，巧遇女皇帝，陪她去宮外吃炸醬麵……然後，狗血遇刺…狗血救駕…芳心大亂…簡在帝心。作者此次尺度遠超主站作品，最新劇情是主角和女皇酒後玩舔足</text:span><text:span text:style-name="T63">Play</text:span><text:span text:style-name="T64">，兩人一起陶醉，同時女侍衛長在門外觀賞戰況自動達到高潮。適合女王控、逆推控、抖</text:span><text:span text:style-name="T63">M</text:span><text:span text:style-name="T64">愛好者觀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已太監】某被馬上的將軍新開的綜漫巨坑，本著不能只有我一個人被坑的精神，在此隆重推薦給大家。鐵板美琴、阪田銀子、黑井白子，再加上用水手服套著黑又粗的男主角，構成了這本硬漢派的大汙濕指南。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已完本】這本書其實應該稱之為</text:span><text:span text:style-name="T26">&lt;a href="/name/</text:span><text:span text:style-name="T27">無限之父愛如山</text:span><text:span text:style-name="T28">" target='_blank'&gt;</text:span><text:span text:style-name="T29">《無限之父愛如山》</text:span><text:span text:style-name="T26">&lt;/a&gt;</text:span><text:span text:style-name="T27">。作者之前寫過兩本韓娛推土機，在某種程度上開</text:span><text:span text:style-name="T28">&lt;a href="/name/</text:span><text:span text:style-name="T29">肆虐</text:span><text:span text:style-name="T26">" target='_blank'&gt;</text:span><text:span text:style-name="T29">《肆虐》</text:span><text:span text:style-name="T26">&lt;/a&gt;</text:span><text:span text:style-name="T27">之先河。而最令我印象深刻的，則是他的足控情節。然而，作者的這種情節在本書之中體現得不是很明顯，倒是蘿莉控情結變得嚴重起來。主角被主神賦予大乾爹系統，需要收集</text:span><text:span text:style-name="T26">108</text:span><text:span text:style-name="T27">個女兒的真愛，才能返回現實世界。作者對動漫副本的描寫不錯，然而武俠副本卻不是很好，因此從天龍副本開始主線就已崩壞。不過結局倒是還算治癒，連主神都變成妹子，成了主角的第</text:span><text:span text:style-name="T26">108</text:span><text:span text:style-name="T27">個能幹的女兒。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司機車速很快，一直踩油門，從不碰刹車，目測正在極速開向</text:span><text:span text:style-name="T16">404</text:span><text:span text:style-name="T17">國道。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中秋月明是文青病將好而未好的那一類作者，上本書</text:span><text:span text:style-name="T52">&lt;a href="/name/</text:span><text:span text:style-name="T53">草根石布衣</text:span><text:span text:style-name="T52">" target='_blank'&gt;</text:span><text:span text:style-name="T53">《草根石布衣》</text:span><text:span text:style-name="T52">&lt;/a&gt;</text:span><text:span text:style-name="T53">顯然讓他病情加重了不少，這本書也延續了中秋月明一貫的不讓讀者爽到底的風格。主角非穿越者無系統，只是一個有天賦的足球運動員，然後在一場比賽中沒有踢假球，害得幕後老闆損失七百萬，結果被人買兇殺人，主角見勢不妙直接帶著大二炮友逃跑。跑路到大學的主角，在球場上成功裝</text:span><text:span text:style-name="T54">b</text:span><text:span text:style-name="T53">，然後就被生計所困，雖然又有美女上門，但是還是差點被逼得去當鴨。然而作者終究不是病入膏肓的文青病患者，於是主角在逼入絕境前，有人主動上門邀請主角踢球。 </text:span><text:span text:style-name="T52">&lt;br&gt;</text:span><text:span text:style-name="T53">從作者的一貫風格來看，主角自然也能裝</text:span><text:span text:style-name="T52">b</text:span><text:span text:style-name="T53">打臉，但是被打臉的時候也不會少，妹子雖然寫的不錯，但是主角能不能全收就是個問題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哄抬</text:span><text:span text:style-name="T16">b</text:span><text:span text:style-name="T17">價啊，物價局該約談作者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純推土機，如果被無良舉報立馬封，推的情節建議再改隱晦一些。不過我想說作者你砸錢的時候稍微思考幾秒鐘該給多少錢再寫好嗎，我都要說你故意哄抬</text:span><text:span text:style-name="T12">B</text:span><text:span text:style-name="T13">價擾亂市場價了。前幾個妹子才多少錢，後邊偶遇直播，來一次直接</text:span><text:span text:style-name="T12">110W</text:span><text:span text:style-name="T13">，你以為是變臉怪馮提莫嗎，這讓其他跑去北京陪稅的妹子情何以堪。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無時無刻不在展現主角那卑劣的性格，膽小懦弱卑鄙 色厲內荏，於此來對比女主的可愛 傻白甜，混雜著作者的惡趣味還有對死宅的嘲諷。當作不帶腦小黃文看還是可以的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就是對這本書的吐槽欲讓我建了這個【毒草】書單。小說世界觀是財閥集團佔據</text:span><text:span text:style-name="T2">50%</text:span><text:span text:style-name="T3">以上</text:span><text:span text:style-name="T4">GDP</text:span><text:span text:style-name="T3">，對社會擁有極大影響力。男主父親作為年納稅百億的頂尖財閥掌門人，因為拖欠農民工工資被包工頭槍殺………………</text:span><text:span text:style-name="T4">WTF</text:span><text:span text:style-name="T3">？？？？？像馬雲王石這種人還需要去拖欠農民工工資？？？用金扁擔的皇帝，拖欠民工工資的掌門人，賣弄自己愚蠢的屌絲。沒毛病，毒草</text:span><text:span text:style-name="T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別說話，用芯去感受。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已完本】看這筆風，似乎是先飛的作品。而且還是類似其早期作品的風格，養肥待看。  </text:span><text:span text:style-name="T2">&lt;br&gt;18.4.22</text:span><text:span text:style-name="T3">更新：現在已經基本確認是先飛沒跑了。 </text:span><text:span text:style-name="T4">&lt;br&gt;</text:span><text:span text:style-name="T3">最搞笑的一點是，作者扭扭捏捏不肯告訴書客的新讀者他以前寫過什麼作品，結果一大批從起點跟過去的老讀者紛紛起了這樣的</text:span><text:span text:style-name="T4">ID</text:span><text:span text:style-name="T3">，然後在書評區裡花式賣萌：太乙仙隱、魔魂啟臨、我的女友是仙子、他們說我是劍俠</text:span><text:span text:style-name="T4">2333……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借用“風螢月”的書評 </text:span><text:span text:style-name="T2">&lt;br&gt;</text:span><text:span text:style-name="T3">作者以深入淺出的筆法，風趣幽默的語言，通過一個個具體而生動的案例，向我們描繪了</text:span><text:span text:style-name="T4">SEX MARKET</text:span><text:span text:style-name="T3">的價格波動規律，說明瞭</text:span><text:span text:style-name="T4">ONE NIGHT SEX</text:span><text:span text:style-name="T3">的市場均衡機制，論證了“看不見的手”模型應用於中國經驗的有效性，實乃不可多得的穴術佳作。（手動滑稽）可惜的是，作者由於寫作太投入，導致心火難耐，忍不住奔赴第一線交易場所做調研，卻不幸遇上公門執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別的作者不會寫感情，就來個英雄救美弱智光環讓女人無腦愛上男主。 </text:span><text:span text:style-name="T2">&lt;br&gt;</text:span><text:span text:style-name="T3">這本直接用錢砸，金手指是銀行卡的錢一天翻一倍。女主播，大學</text:span><text:span text:style-name="T4">3</text:span><text:span text:style-name="T3">個舍友的女朋友，女子宿舍四人</text:span><text:span text:style-name="T4">5p</text:span><text:span text:style-name="T3">，雖然寫的很一般，但沖這個有欲無情的爽快加一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第</text:span><text:span text:style-name="T63">31</text:span><text:span text:style-name="T64">個書單</text:span><text:span text:style-name="T65">&lt;a href="/name/</text:span><text:span text:style-name="T66">推土技術哪家強</text:span><text:span text:style-name="T65">" target='_blank'&gt;</text:span><text:span text:style-name="T64">《推土技術哪家強》</text:span><text:span text:style-name="T65">&lt;/a&gt;</text:span><text:span text:style-name="T66">，書單作者：</text:span><text:span text:style-name="T63">GM</text:span><text:span text:style-name="T66">令東來。 </text:span><text:span text:style-name="T65">&lt;br&gt;</text:span><text:span text:style-name="T64">代表性評論：作者頂風作案，這樣的好孩子如今不多了，前</text:span><text:span text:style-name="T63">10</text:span><text:span text:style-name="T64">章就被河蟹了兩章。主角外掛是每天體質和存款合法翻倍，錢就算了，這身體強化到頭不怕以後射穿熱兵器嗎？ 總而言之，沒有什麼劇情，就是有錢任性，哄抬</text:span><text:span text:style-name="T63">B</text:span><text:span text:style-name="T64">價</text:span><text:span text:style-name="T63">23333</text:span><text:span text:style-name="T64">【我的吐槽：一看到這個書單標題就會想到藍翔…】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3">作者被自己寫的小黃文撩的耐不住寂寞，去女票。結果被掃黃了，最近放出來了。</text:span><text:span text:style-name="T24">:-D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已太監】作者以深入淺出的筆法，風趣幽默的語言，通過一個個具體而生動的案例，向我們描繪了</text:span><text:span text:style-name="T12">SEX MARKET</text:span><text:span text:style-name="T13">的價格波動規律，說明瞭</text:span><text:span text:style-name="T12">ONE NIGHT STAND</text:span><text:span text:style-name="T13">的市場均衡機制，論證了“看不見的手”模型應用於中國經驗的有效性，實乃不可多得的穴術佳作。（手動滑稽）可惜的是，作者由於寫作太投入，導致心火難耐，忍不住奔赴第一線交易場所做調研，卻不幸遇上公門執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其中一段問少數民族少女是否吸過毒，答曰，一次，只要不是一禮拜都碰就沒事兒，想罵人來著，萬一有傻逼真去嘗試了，就作孽了。 </text:span><text:span text:style-name="T2">&lt;br&gt;</text:span><text:span text:style-name="T3">不過，老油條主角跑北海這個傳銷聖地泡妞真的把我笑的不行，談幾百億大項目，結果因為主角喝了幾瓶啤酒超額了，就再不提供了……  </text:span><text:span text:style-name="T4">&lt;br&gt;</text:span><text:span text:style-name="T3">從</text:span><text:span text:style-name="T4">j8</text:span><text:span text:style-name="T3">一甩縱橫四海，到弱水三千隻取八九十瓢飲，嗯，很看破紅塵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已完本】作者上本書的主角石賤人與眾美眉曖昧整本書，最後強行單女主。本來我以為作者從此成為背叛後宮党的叛徒，沒想到這本新書來了個一百八十度的大轉彎，主角由雞湯聖人變成了約炮達人，瀟灑走天涯，走腎不走心。然而，嚴格來說這並不是對後宮流的回歸，而是“狗熊掰棒槌流”，主角約炮的頻率與作者換地圖的頻率你爭我趕，幾乎是“打一槍換一個地方”，迥異于作者之前的風格。不過，主角開頭在國內的故事我感覺比較乏味，倒是換地圖出國以後，在泰國和金三角的副本更有趣味，主線和後宮線都充滿了異國情趣。推薦大家在閱讀時快進。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沒有偽娘，痛心疾首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改名成</text:span><text:span text:style-name="T2">&lt;a href="/name/</text:span><text:span text:style-name="T14">被仇人的女兒欺負難道有錯嗎</text:span><text:span text:style-name="T4">" target='_blank'&gt;</text:span><text:span text:style-name="T3">《被仇人的女兒欺負難道有錯嗎》</text:span><text:span text:style-name="T4">&lt;/a&gt; &lt;br&gt;</text:span><text:span text:style-name="T3">日式輕小說味道濃厚，世界架構全崩。 </text:span><text:span text:style-name="T4">&lt;br&gt;</text:span><text:span text:style-name="T3">合理黨慎入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已完本】韓娛後宮文繼</text:span><text:span text:style-name="T63">&lt;a href="/name/</text:span><text:span text:style-name="T64">肆虐韓娛</text:span><text:span text:style-name="T65">" target='_blank'&gt;</text:span><text:span text:style-name="T66">《肆虐韓娛》</text:span><text:span text:style-name="T65">&lt;/a&gt;</text:span><text:span text:style-name="T64">之後的又一個大突破。只不過這次的突破有點奇怪，將韓娛女星作為定向謀殺案的受害者與潛在受害者，主角不幸穿越至連環奸殺案初期的某個犯罪現場，為自證清白而開始一邊逃亡一邊追（炮）凶（妞）。這個作者是寫過</text:span><text:span text:style-name="T65">&lt;a href="/name/</text:span><text:span text:style-name="T66">蛋王</text:span><text:span text:style-name="T63">" target='_blank'&gt;</text:span><text:span text:style-name="T66">《蛋王》</text:span><text:span text:style-name="T65">&lt;/a&gt;</text:span><text:span text:style-name="T64">和</text:span><text:span text:style-name="T63">&lt;a href="/name/</text:span><text:span text:style-name="T64">幸福小雨傘</text:span><text:span text:style-name="T63">" target='_blank'&gt;</text:span><text:span text:style-name="T64">《幸福小雨傘》</text:span><text:span text:style-name="T63">&lt;/a&gt;</text:span><text:span text:style-name="T64">的蒙古小韃子，開後宮不跪舔，可以放心。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年齡真心是最大敗筆，讓可讀性大降。 </text:span><text:span text:style-name="T2">26-32</text:span><text:span text:style-name="T3">歲之間才比較合適。  </text:span><text:span text:style-name="T4">12</text:span><text:span text:style-name="T3">歲到美國，不到</text:span><text:span text:style-name="T4">15</text:span><text:span text:style-name="T3">歲已經到古巴圈地了，跟各種年齡的大亨談笑風聲，作者你用你的屁股想一想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眾多跟風滾開極道流裡比較好的一本。 </text:span><text:span text:style-name="T12">&lt;br&gt;</text:span><text:span text:style-name="T13">作者在小說裡有自己的設定，創造了一個安穩的凡人和殘酷的怪異並存的世界，沒那麼冷酷壓抑，但也慘烈殘酷，到底唯有力量代表一切。順便妹妹變成弟弟給個贊。 </text:span><text:span text:style-name="T12">&lt;br&gt;</text:span><text:span text:style-name="T13">男主靠著金手指，目前已經屹立在凡人世界， 節奏很快，爽點很足，控制好男主升級的節奏，後續應該也不錯，可惜作者斷更進宮。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成聖是不可能成聖的 這輩子都不可能成聖的 做生意又不會做 只能水水字數才能維持得了生活醬紫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好吧，這是我讀者生涯遇見的第一大水逼，現在也只是隔幾個月看看成聖沒，我也只剩下這個執念了。幹的不行的乾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設定黨必看的一本書，作者被尊為水聖，升級流典型代表，主角成聖之日遙遙無期，本書聖人的逼格可謂是洪荒流中最牛逼的一本，有生之年系列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幾百章到大羅，然後說好了要成聖了……結果偽聖一級……九級之後，說好了要成聖了，一級假聖……九級之後，說好了要成聖了，低級絕望者，高級之後，說好了要成聖了，結果…低級皇者，高級之後，說了就是聖人了…一劫尊者……每個小境界又分為六個小小境界，每一個小小境界差距億萬倍。然後每次都說下一個境界就是聖人……大羅可以創造宇宙，無所不能，接著水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90">我：這書好看嗎？ </text:span><text:span text:style-name="T91">&lt;br&gt;A</text:span><text:span text:style-name="T92">：超好看，人物刻畫完美！ </text:span><text:span text:style-name="T93">&lt;br&gt;B</text:span><text:span text:style-name="T94">：好看！女配賊好看！ </text:span><text:span text:style-name="T93">&lt;br&gt;C</text:span><text:span text:style-name="T94">：劇情沒意思我提頭來見！ </text:span><text:span text:style-name="T91">&lt;br&gt;</text:span><text:span text:style-name="T94">我：好，我看！ </text:span><text:span text:style-name="T91">&lt;br&gt;</text:span><text:span text:style-name="T94">感想</text:span><text:span text:style-name="T93">1</text:span><text:span text:style-name="T92">：…… </text:span><text:span text:style-name="T93">&lt;br&gt;</text:span><text:span text:style-name="T94">感想</text:span><text:span text:style-name="T91">2</text:span><text:span text:style-name="T92">：…… </text:span><text:span text:style-name="T91">&lt;br&gt;</text:span><text:span text:style-name="T92">感想</text:span><text:span text:style-name="T91">3</text:span><text:span text:style-name="T92">：…… </text:span><text:span text:style-name="T91">&lt;br&gt;</text:span><text:span text:style-name="T92">總而言之，頭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是不是智障我不知道，但是某個讀者的行為讓我對這本書的印象下降了很多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戴公公的書，看來太監概率大，先收藏觀察，話說這段時間公公們大量出宮幹活，是不是皇上不要他們伺候了，還是大內失寵！值得深思！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原來世界上有這麼多妖怪，原來現在不是什麼末法時代，而是新的紀元，這個世界實在太危險了，作為一隻不由自主要吃胡蘿蔔的雄性兔子精，我怎麼才能生存？ 然後一隻狗妖告訴我——妖活得越久就越厲害，兩百歲的貓肯定吊打一百歲的狗，除非是傳說種，比如天狗、朱雀，可以輕而易舉幹掉比他們修煉時間長很多的妖。玩過遊戲沒？衡量實力不外乎攻，防，速，控場還有大招，而決定這五方面的是等級和加點方式，活了多久就是等級多高，不同的種族加點不同，而傳說種就相當於</text:span><text:span text:style-name="T16">VIP</text:span><text:span text:style-name="T17">帳號，起點高，成長快，還有一種加錯了點的，沒攻，沒防，也沒什麼大招，控場也不行，不過他們至少還能跑商或者練生活職業。”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每次覺得一本書好看，作者就來打我臉。女一女二寫的那麼可愛，為啥幼蝶這個角色就這麼套路</text:span><text:span text:style-name="T12">nc</text:span><text:span text:style-name="T13">，教科書式的熊孩子真的沒勁，強行醉酒酒店開房，加喝吐換衣服的套路居然還沒寫膩？加上各種謎之設定，搞得看也看不懂，一水就是幾章，什麼組織大人物舒家</text:span><text:span text:style-name="T12">balabala</text:span><text:span text:style-name="T13">，誰關心這個啊，我是來看後宮的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是一本創意不新鮮、風格很熟悉、劇情稍顯混亂、背景設定比較好、升級依然藍晶風格的乾糧，優書網</text:span><text:span text:style-name="T2">7.6</text:span><text:span text:style-name="T14">的評分過高了，但沒有大神名聲的負擔，說是一本不錯的乾糧並不為過 </text:span><text:span text:style-name="T4">&lt;br&gt;</text:span><text:span text:style-name="T3">為了曾經看過的那些藍晶大大的書，這本就不等</text:span><text:span text:style-name="T4">100</text:span><text:span text:style-name="T3">萬字了，現在就上吧（</text:span><text:span text:style-name="T4">58.8</text:span><text:span text:style-name="T3">萬字）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同為紅龍作者，弱鳥馬甲作品。紅龍最近換地圖有點崩壞，奇幻對接科幻造成規則混亂，於是弱鳥明智的給自己準備了一條後路</text:span><text:span text:style-name="T16">------</text:span><text:span text:style-name="T17">挖了個東方神話坑，並禍害起西遊記來。一樣的廚師、不一樣的食材、一樣的味道。小白的糧草，老白的乾草。能吃就是好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邊聲明對人和動物一視同仁，該吃就吃，但是讀起來怎麼有種我吃人我牛逼，我吃人我自豪的感覺，你吃只雞也會在一邊逼逼半天嗎，最開始看這個故事時還是一本書中的一個小片段看著很有意思，不知道為什麼不寫了，前段時間摘出來自成一書，想重新看看但是就是拾不起來了，覺得特沒意思，不知道怎麼回事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這是怎麼了？連開七本書？大保健被仙人跳急需用錢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元末聖母婊麼，爭霸天下首先要有梟雄之心，自己大力強調三大紀律，然後隊友搶錢搶女人，造成書中很多矛盾，看的人倒胃口，既然有評論比作蟻賊，首先你得學學人家小鄧怎麼弄。有能力你得站出來，舍我其誰。這縮後面幹嘛呢，資歷不夠，劉正風後面還有於世昌，難道你還能等他們合理死亡麼，就你這樣的，大的了開掛的朱元璋？那不然變成玄幻文好了，勉強可讀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這作品給人一種六六夢回</text:span><text:span text:style-name="T52">2008</text:span><text:span text:style-name="T53">的感覺 </text:span><text:span text:style-name="T52">&lt;br&gt;</text:span><text:span text:style-name="T53">雖然標題寫得是“軟飯”，但是男主是一個主動性極強的高智商角色，像是他之前幾本書的林有德。 </text:span><text:span text:style-name="T52">&lt;br&gt;</text:span><text:span text:style-name="T53">這個人寫了二十年宅文，投了十年雜誌社的稿子，簡直太瞭解如何討好讀者了。更加難能可貴的是他寫作是有章法的，不會按心情塞私貨。 </text:span><text:span text:style-name="T54">&lt;br&gt;</text:span><text:span text:style-name="T53">他現在還在寫網文真是性格拖了後腿 ……  </text:span><text:span text:style-name="T52">&lt;br&gt;———————— &lt;br&gt;</text:span><text:span text:style-name="T53">現在迎合小讀者的方法變成了讓主角超級自我中心嗎？某本垃圾確實流毒不淺。  </text:span><text:span text:style-name="T52">&lt;br&gt;———————— &lt;br&gt;</text:span><text:span text:style-name="T53">斷崖式下跌……這個人的想像力已經枯竭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確實有點問題：我全都要</text:span><text:span text:style-name="T2">.jpg</text:span><text:span text:style-name="T3">。 </text:span><text:span text:style-name="T4">&lt;br&gt;</text:span><text:span text:style-name="T3">劇情也有不太合理的地方，但是我覺得看點在主角和各個女角色的互動，修羅場寫的挺有意思的，如果主角性格好一點的話，算是糧草了，目前算乾糧吧。 </text:span><text:span text:style-name="T4">&lt;br&gt;PS</text:span><text:span text:style-name="T3">：我覺得看點不是劇情，主要是修羅場的描寫。書荒可以看看。對了，基友開頭就變成了女主之一，某種意義上的男變女，雖說作者寫了本身就是女妖精，只是變回原型，但是對變身系列不喜的讀者還是跳過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已完本】我很欣賞的一位紳士神農</text:span><text:span text:style-name="T2">&lt;a href="/n/</text:span><text:span text:style-name="T3">悠閒騎士</text:span><text:span text:style-name="T4">" target='_blank'&gt;@</text:span><text:span text:style-name="T3">悠閒騎士 </text:span><text:span text:style-name="T4">&lt;/a&gt;</text:span><text:span text:style-name="T3">曾這樣對本書進行概括：“（主角）基友變身後，主角雙收了基友和她的未婚妻，讓兩人在床上爭寵，達成了開心的全家桶。”但其實本書完整的劇情線，比上面這一概括的內容，還要糟糕。因為，本書主角的真身乃是所謂“妖仙之祖”：手握照妖鏡，照誰誰懷孕！哦不對，應該是“照誰誰變身”！其背後的原理是——受主角吸引而來的“人”，都是由“女妖”經歷輪回而變化出的偽“男性”，本性為雌。於是，主角每遇到一個與其作對的反派男性，就會拿出照妖鏡來令其現行，並將其收入後宮…這份天馬行空的變態想像力，真是別具一格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基友變身後，主角雙收了基友和基友的未婚妻，讓兩人在床上爭寵，達成了開心的全家桶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擦你媽的閱不群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這是一篇輕鬆搞笑的種馬小白文。主角獲得了一個名實相符的“神豪推妹系統”，可以通過推妹而走上人參巔峰。話說這本書我其實是在龍空推讀的一個吐槽貼裡看到的，該貼樓主表示，他非常鄙視本書作者相關方面的經驗之貧瘠，並借此大肆批判了一番。由於該貼十分歡樂，讓我深有同感，所以我在此也特地附上連結：</text:span><text:span text:style-name="T12">http://lkong.cn/thread/2172596</text:span><text:span text:style-name="T13">。說到這裡，讓我想起過去曾聽半蛙大神說過——只有處男才能寫好</text:span><text:span text:style-name="T12">H</text:span><text:span text:style-name="T13">，因為未經人事的處男對性的幻想是最為美好的；而大多數身經百戰的老司機則早已是幻想破滅。不知各位龍友對此是否深有同感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已斷更】本書是目前為止，我所見的，寫後宮修羅場寫的最為驚悚的一部作品。本書的弱受主角，突然發現好幾個妹子對自己抱有愛戀之情，而且都有真實的但卻各不相同（甚至互相衝突）的愛之記憶。可怕的是，主角自己，卻對各位妹子所持有的與主角之間的甜蜜記憶毫無印象！因此，主角就不停地由於後宮起火而翻車死亡，沉陷於【人渣】和【死人渣】的二態變換之間。值得注意的是，主角的各位後宮妹子都是戰鬥力爆表，具備見血封喉的殺傷力，可主角的能力僅僅是類似於</text:span><text:span text:style-name="T2">&lt;a href="/name/RE</text:span><text:span text:style-name="T14">：從零開始的異世界生活</text:span><text:span text:style-name="T4">" target='_blank'&gt;</text:span><text:span text:style-name="T3">《</text:span><text:span text:style-name="T4">RE</text:span><text:span text:style-name="T3">：從零開始的異世界生活》</text:span><text:span text:style-name="T4">&lt;/a&gt;</text:span><text:span text:style-name="T3">主角那樣的死亡回檔能力，看起來比較憋屈。如果不能接受這一點的話，請慎入。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已刪減】典型的飛盧種馬文，主角穿成了柯南世界中的毛利小五郎，自帶金大腿系統，一路開掛，全程炮妞，推理幾乎沒有，案件只是點綴。我個人比較喜歡的是作者的熟女流描寫：妃英理、有希子、貝爾摩德、服部靜華都</text:span><text:span text:style-name="T8">neng</text:span><text:span text:style-name="T9">得很帶感，圓滿了個人的童年回憶。 </text:span><text:span text:style-name="T8">&lt;br&gt;</text:span><text:span text:style-name="T10">可惜的是，當本書還叫</text:span><text:span text:style-name="T8">&lt;a href="/name/</text:span><text:span text:style-name="T10">柯南之毛利小五郎</text:span><text:span text:style-name="T8">" target='_blank'&gt;</text:span><text:span text:style-name="T10">《柯南之毛利小五郎》</text:span><text:span text:style-name="T8">&lt;/a&gt;</text:span><text:span text:style-name="T10">的時候，作者的車技尚可一看，然而隨著本書被舉報下架，然後改成現在這個名字重新刪減上架之後，所有車跡都不見蹤影了。一切頓時索然無味！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攢了這麼多字，我是一個也沒敢看啊。全在這兒。我是個農民的兒子，看小人書都是撿人剩的，太監怕了。小樓同志，我錯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這書名八成是上傳的時候不小心打錯了，應該是</text:span><text:span text:style-name="T19">&lt;a href="/name/</text:span><text:span text:style-name="T20">我和</text:span><text:span text:style-name="T21">TJ</text:span><text:span text:style-name="T20">有個約會</text:span><text:span text:style-name="T19">" target='_blank'&gt;</text:span><text:span text:style-name="T20">《我和</text:span><text:span text:style-name="T21">TJ</text:span><text:span text:style-name="T22">有個約會》</text:span><text:span text:style-name="T19">&lt;/a&gt;</text:span><text:span text:style-name="T20">才對。 </text:span><text:span text:style-name="T19">&lt;br&gt;</text:span><text:span text:style-name="T20">且待正式</text:span><text:span text:style-name="T19">TJ</text:span><text:span text:style-name="T20">之後，再做詳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只有我把封面主角的頭髮看成精子了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其實設定還是不錯的，但是作者明顯新人，各種轉變與能力的體現採用了太多簡單敘述，缺少起轉承合，導致重心不在故事上，也不夠精彩。這種直描更多的是體現了主角的性格。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剛看了開頭，後面沒看，暫定乾糧。 </text:span><text:span text:style-name="T16">&lt;br&gt;</text:span><text:span text:style-name="T17">開篇吐槽：一個科研人員，檢測新材料，加熱一塊來源不明構成不明的石頭，冒出綠煙，第一反應不該是修仙吸收，而是這玩意有毒必須立即隔離檢測吧，這要是恐怖片主角這一吸收估計接下來就是生化危機、病毒危機……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靈氣復蘇流裡比較老和比較好的一本， </text:span><text:span text:style-name="T16">&lt;br&gt;</text:span><text:span text:style-name="T17">主角是一個脫離了低俗的人，一個自私到高尚的傢夥，一個真誠的尋道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書細節較為粗糙，在意細節的或為毒草。主角比較冷血黑暗，模仿了左屌的命圖體系，冷血做手術，切除其他能力者的能力，給自己做手術增加實力。作者開了很多支線內容，什麼都想寫一點，但卻各處支線劇情都沒寫有到位，內容有點雜。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追究細的節誤看，這書細節很粗糙，在意細節的肯定毒草。主角比較冷血黑暗，模仿了左屌的命圖體系，冷血做手術，切除其他能力者的能力，給自己做手術增加實力。</text:span><text:span text:style-name="T2">17.01.07 </text:span><text:span text:style-name="T3">評 【至</text:span><text:span text:style-name="T4">257</text:span><text:span text:style-name="T3">章，已棄，評分不變。實在太幹，什麼都想寫，又什麼都缺了點，各處支線劇情都沒有到位。</text:span><text:span text:style-name="T4">17.03.25</text:span><text:span text:style-name="T3">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金手指是時空門，能夠兩個時空交流物資，依靠金手指在香港創業，寫的在實業文中還行。 </text:span><text:span text:style-name="T2">&lt;br&gt;</text:span><text:span text:style-name="T14">雖然在文中有諸如不顧時代審美觀抄鬥破蒼穹之類毒點，但是行事沒有太大疏漏，除了沒掌控自己的銀行這點。 </text:span><text:span text:style-name="T4">&lt;br&gt;</text:span><text:span text:style-name="T3">說起來主角對金手指利用率還真差，在我看來有這玩意在那個年代借助中國改革開放達成財團成就成功幾率很大——在我眼中能夠顛覆一個國家（小國），掌控一家以上跨國銀行對自身穩定基本盤所在國家擁有深入影響力的才稱得上一家財團。 </text:span><text:span text:style-name="T4">&lt;br&gt;</text:span><text:span text:style-name="T3">香港那幫炒地皮的所謂豪門就是渣渣 </text:span><text:span text:style-name="T4">&lt;br&gt;</text:span><text:span text:style-name="T3">算是一本帶毒乾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3">帶毒，開頭就差點毒發身亡，強忍看下去。 </text:span><text:span text:style-name="T34">&lt;br&gt;</text:span><text:span text:style-name="T35">很多細節，這書是漏洞百出。 </text:span><text:span text:style-name="T36">&lt;br&gt;</text:span><text:span text:style-name="T37">倒賣賺了</text:span><text:span text:style-name="T36">50</text:span><text:span text:style-name="T37">幾萬，但沒說怎麼賺的，倒賣啥回來呢？另外，你是不是忘記交代了這</text:span><text:span text:style-name="T36">50</text:span><text:span text:style-name="T37">萬是在</text:span><text:span text:style-name="T34">79</text:span><text:span text:style-name="T37">年的還是</text:span><text:span text:style-name="T36">2016</text:span><text:span text:style-name="T35">年？在這作者簡單的描述裡，簡直就是兩邊通用的</text:span><text:span text:style-name="T36">50</text:span><text:span text:style-name="T35">萬，太毒了。 </text:span><text:span text:style-name="T34">&lt;br&gt;79</text:span><text:span text:style-name="T35">年混到香港去，一不是廣東人，二也沒交代會粵語，大搖大擺去了香港，路邊攤找個書店印刷廠丟一本現代的網路小說開始大賣了？細節也太粗獷了點吧？ </text:span><text:span text:style-name="T34">&lt;br&gt;</text:span><text:span text:style-name="T35">甚至這書，也太想當然了，一副所有後世的東西到這裡就肯定好使的自信心，不知道哪裡來的？是，是可能大受歡迎，新鮮嘛。但也很可能撲街啊，拜託別這麼自信好嗎  </text:span><text:span text:style-name="T34">&lt;br&gt;</text:span><text:span text:style-name="T35">最後看到招聘電子人才，直接毒發身亡，再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在火影同人中寫的比較好的一本，主角出身木葉平民，與大同木一族沒有半點關係。 </text:span><text:span text:style-name="T2">&lt;br&gt;</text:span><text:span text:style-name="T3">放在火影同人中算是地獄開局，唯一能以為倚仗的就是天賦在普通人中算是不錯了和前世的記憶。 </text:span><text:span text:style-name="T4">&lt;br&gt;</text:span><text:span text:style-name="T3">一步步的表現自己，拜大蛇丸為師謀取好處，和多數火影同人主角相比可謂心機深沉。最後設計殺掉三代火影自己成為五代火影利用曉發動戰爭。 </text:span><text:span text:style-name="T4">&lt;br&gt;</text:span><text:span text:style-name="T3">這才是成年人該做的事兒，多數火影同人主角就是一直沒有長大的孩子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花了一章時間介紹豬腳之前多麼牛逼，卻讓我看的尷尬癌都犯了。這種寫法你要麼在當前故事線內一點一點揭露，要麼大概介紹下就可以了。寫得這麼“詳細”卻讓我覺得在看一個興致勃勃的中學生的中二作文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驗產品是最大的毒點，主角弄得那個蠟燭和異能果實真是強行降智商，這麼低端的東西就不要強行給主角按個科學家的身份，真當別人都是弱智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90">這個</text:span><text:span text:style-name="T91">zz</text:span><text:span text:style-name="T92">作者居然把金庸和漫威相提並論，漫威電影</text:span><text:span text:style-name="T93">=</text:span><text:span text:style-name="T94">歐美名氣</text:span><text:span text:style-name="T93">+</text:span><text:span text:style-name="T94">特效，而金庸武俠</text:span><text:span text:style-name="T91">=</text:span><text:span text:style-name="T94">華人名氣</text:span><text:span text:style-name="T91">+</text:span><text:span text:style-name="T94">功夫</text:span><text:span text:style-name="T93">+5</text:span><text:span text:style-name="T92">毛特效，其電影價值相差十萬八千里，還不如一些網路紅書的</text:span><text:span text:style-name="T93">ip</text:span><text:span text:style-name="T94">價值，而且主角花的代價是</text:span><text:span text:style-name="T91">86</text:span><text:span text:style-name="T92">年的</text:span><text:span text:style-name="T91">10</text:span><text:span text:style-name="T92">億港元，按照港股指數，相當於</text:span><text:span text:style-name="T91">2018</text:span><text:span text:style-name="T92">年起碼</text:span><text:span text:style-name="T91">100</text:span><text:span text:style-name="T92">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書我不認為會存在女主這種生物……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一批學霸文，我首推這本，只因為主角是真的學習令他快樂，快樂讓他學習，和那些寫個論文靠抄系統的妖豔賤貨完全不一樣，看主角努力學習有種我也在學習的虛假成就感，推  </text:span><text:span text:style-name="T16">&lt;br&gt;p.s</text:span><text:span text:style-name="T17">對作者沒啥好感了，劇情水的方式我一點都不喜歡，棄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裝逼裝成傻逼，要說節約時間，之前被囚禁半年浪費的時間怎麼算？要說當國王太麻煩，後面又埋了伏筆安排人接應，有這個時間，當初奪得國王的位置，再安排個傀儡處理雜事，國王位置獲得的資源節省出來的時間大把大把的！ </text:span><text:span text:style-name="T12">&lt;br&gt;</text:span><text:span text:style-name="T13">失敗的寫法，可看的腦洞。 </text:span><text:span text:style-name="T12">&lt;br&gt;</text:span><text:span text:style-name="T13">乾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不是靠自己毅力來學習的都是偽學霸，這個系統的設定太厲害了，可以轉換豬腳的興趣愛好，轉換是好聽的說法，畢竟是從愛好遊戲變成學習，真實的說法應該叫扭曲，因為不是自我調整的改變，還不如直接砸傻了發佈任務呢。。。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說真的，作者鋼鐵直男這個設定很難接受，系統只是改變了你的興趣而已，又不是改變你的性取向，至於這麼假？又不是小學，這點男女感情還看不出來，那就很</text:span><text:span text:style-name="T16">ZZ</text:span><text:span text:style-name="T17">了，讀者看著也彆扭，代入感瞬間少了一大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最近火起來的學霸文中感覺最好的一本，主角的系統是純輔助必須主角自己去學習，知識也是牢牢在心的。 </text:span><text:span text:style-name="T16">&lt;br&gt;</text:span><text:span text:style-name="T17">不像安靜學霸那本開掛開的過分了感覺要那主角何用，只要聽課就能長積分不用動腦子學習，系統懲罰削減積分知識就沒了之前會的就不會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本質上還是小白書，不明白評分為什麼那麼高，路人的表情和反應以及性格都很毒，小白書具備的尷尬這裡都具備了。 </text:span><text:span text:style-name="T12">&lt;br&gt;</text:span><text:span text:style-name="T13">另外，裴佳敏這個人從頭到尾就有一股子彆扭，莫名其妙喜歡上主角，主角又總以為裴佳敏在向他示威</text:span><text:span text:style-name="T12">...WTF</text:span><text:span text:style-name="T13">這都哪跟哪？作為一個高中經歷過競賽的物理學博士，偽學霸，這本書更像是各科知識堆砌起來的裝逼，而不是一個合理的高中生生活學習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我要當語文老師的話准得短壽十年……第二章室友的妹妹對第一次見面的主角就叫“假女兒”，被否認之後還不服氣“你說我們都在撒謊？”，對這麼沒禮貌的小姑娘（都十六了不是六歲的熊孩子啊），主角居然還覺得人家很萌，是不是在直男作者眼中顏即正義啊？還有小姑娘的哥，親妹妹過來拉個胳臂怎麼了？居然躲開不說，還提醒“有人在呢”，有人在時兄妹倆連胳臂都不能拉，沒人在時你想幹嘛？【哎，我對細節的挑剔這真是個毛病，就這麼看不下去文了我也很心碎……評分就給個乾糧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很有理想，立意遠大。可說句不合時宜的：你一炒歌的重生流，建立新歌壇什麼的遠大理想，那也就算了，叨逼叨逼的一大堆政治經濟私貨，弄得跟憂國憂民的政治家一樣，讓人看得很懵逼啊。還不如寫官場文算了，何必混在娛樂文裡呢？難道是官場文被禁了，作者曲線救國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你以為這是一篇娛樂文？錯！這是一篇緩則文！ </text:span><text:span text:style-name="T2">&lt;br&gt;</text:span><text:span text:style-name="T14">雖然不至於文不對題，但是改名叫</text:span><text:span text:style-name="T4">&lt;a href="/name/</text:span><text:span text:style-name="T3">人民歌唱家（備註：紅色宣傳家）</text:span><text:span text:style-name="T4">" target='_blank'&gt;</text:span><text:span text:style-name="T3">《人民歌唱家（備註：紅色宣傳家）》</text:span><text:span text:style-name="T4">&lt;/a&gt;</text:span><text:span text:style-name="T3">更符合本書的實質。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鱷魚一口一口的撕肉？它是一口咬住旋轉身體擰下來皮帶骨的吞下去好嗎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學霸文，系統流 </text:span><text:span text:style-name="T19">&lt;br&gt;</text:span><text:span text:style-name="T20">開端有個非常騷的操作，就是系統將遊戲興趣轉換成學習興趣，一開始其實我相當反感這種系統對主角的影響，但出於還沒到最低毒點線，暫時忍著繼續看。 </text:span><text:span text:style-name="T21">&lt;br&gt;</text:span><text:span text:style-name="T20">卻沒想到，接下來我就笑到停不下來，險些懷疑自己的笑肌出現問題。 </text:span><text:span text:style-name="T19">&lt;br&gt;</text:span><text:span text:style-name="T20">嗯……從超級喜歡遊戲到超級喜歡學習，這樣的沉迷學習無法自拔，真心戳中笑點。 </text:span><text:span text:style-name="T21">&lt;br&gt;</text:span><text:span text:style-name="T22">室友與同桌覺得主角簡直換了個人似的，而主角本人則將學習當作了打遊戲，搞技能，搞裝備，提升等級，呦西通完這個副本了噢</text:span><text:span text:style-name="T19">(´</text:span><text:span text:style-name="T135">థ౪థ</text:span><text:span text:style-name="T19">)σ &lt;br&gt;</text:span><text:span text:style-name="T20">在開始的眾人覺得主角在裝逼，到覺得主角真牛逼，只用了短短兩次考試。 </text:span><text:span text:style-name="T19">&lt;br&gt;</text:span><text:span text:style-name="T20">（後續評論）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俺重看了</text:span><text:span text:style-name="T16">19</text:span><text:span text:style-name="T17">章，才知道狗膽主角居然摸了彭國母少將的小手！！！作死啊啊啊啊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3">肛裂遁，作者真可憐：</text:span><text:span text:style-name="T24">http://www.lkong.net/thread-2295594-1-1.html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3">作者被肛，不行了讓我先笑會兒</text:span><text:span text:style-name="T24">23333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因為已經刪了，看不到告讀者書，所謂被肛，估計是作者開玩笑的。推測理由：第一章，主角在地鐵上看到正猥褻婦女的電車之狼，然後過去猥褻了電車之狼！！嗯，猥褻過程還寫得比較詳細</text:span><text:span text:style-name="T16">233333</text:span><text:span text:style-name="T17">所以啊，這作者幹出這種遁法有什麼奇怪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慕肛而來，一肛成名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主角身為東北民俗學者穿越成一隻東北黃鼠狼精的故事，寫的很有趣，對民俗描寫的很不錯起碼能糊弄糊弄我這南方人。 </text:span><text:span text:style-name="T16">&lt;br&gt;ps:</text:span><text:span text:style-name="T17">感覺傻麅子師弟很有女主範兒，雖然是只公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感謝</text:span><text:span text:style-name="T12">&lt;a href="/n/wty9076" target='_blank'&gt;@wty9076 &lt;/a&gt;</text:span><text:span text:style-name="T13">推薦：另類三國後宮文，基本就是無</text:span><text:span text:style-name="T12">H</text:span><text:span text:style-name="T13">的矽統文，母女丼和姐妹蓋飯什麼的，深受紳士們的好評，可惜受河蟹風暴和訂閱下降的影響都爛尾了，而且有些偏重口味情節，比如觸手，如果發在矽統到沒什麼，表番寫這種情節多少有點作大死的嫌疑望作者能再接再厲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溫馨全家桶系列】本書又名</text:span><text:span text:style-name="T63">&lt;a href="/name/</text:span><text:span text:style-name="T64">我的女朋友小姨子姐姐岳母媽媽外婆小姨女兒孫女玄孫女都是我老婆</text:span><text:span text:style-name="T65">" target='_blank'&gt;</text:span><text:span text:style-name="T66">《我的女朋友小姨子姐姐岳母媽媽外婆小姨女兒孫女玄孫女都是我老婆》</text:span><text:span text:style-name="T65">&lt;/a&gt;</text:span><text:span text:style-name="T64">主角發現女友和小姨子是他的女兒（試管嬰兒），岳母是親生姐姐，抓住的女性玩家高手是他媽（他媽基因是基因提供者，主角和他的姐姐是人造人），主角和他媽只差一歲。主角十分禽獸，他的女兒的男人是他，他的女兒的女兒的男人是他，他的女兒的女兒的女兒的男人是他，以此類推。。。</text:span><text:span text:style-name="T65">VIA</text:span><text:span text:style-name="T66">骨科專家【桂木桂一】的診斷語，紳士啊，我已經徹底給你們跪了～。・</text:span><text:span text:style-name="T63">°°</text:span><text:span text:style-name="T66">・</text:span><text:span text:style-name="T65">(</text:span><text:span text:style-name="T64">＞</text:span><text:span text:style-name="T63">_</text:span><text:span text:style-name="T64">＜</text:span><text:span text:style-name="T63">)</text:span><text:span text:style-name="T64">・</text:span><text:span text:style-name="T63">°°</text:span><text:span text:style-name="T6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重生回到末世開端拯救妹妹，一個傳統的主題。小說的劇情很單調，基本就是以男主角的視角一路單線展開，既沒有什麼複雜的陰謀也沒有太深的埋伏，甚至一條暗線支線都沒有。但從小白文、爽文、種馬文的角度來說這本書是合格的。一路升級同境界無敵，且始終越級殺怪，全處全收，非處也全收，基本能有的爽點他都照顧到了。有時候甚至到了反胃的地步，因為主角為了美女全收連背後嚼舌的三八、自私狠毒的惡女、勢利世故的心機婊以及罪大惡極女反派也全都大包大攬收下來。純粹的有錯過不放過，這服務的也太過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這本書女主配置上和</text:span><text:span text:style-name="T26">&lt;a href="/name/</text:span><text:span text:style-name="T27">重活了</text:span><text:span text:style-name="T28">" target='_blank'&gt;</text:span><text:span text:style-name="T29">《重活了》</text:span><text:span text:style-name="T26">&lt;/a&gt;</text:span><text:span text:style-name="T27">有些像，但沒了夏晚秋那樣經典的人物讓他失色不少，情感戲也不是大頭了，讓我爽到的亮點就只有姨和控制時間的異能。主角在開頭追姨的地方我覺得還是非常棒的，那種溫柔成熟，拒拒迎迎的感覺，再加上身份的禁忌，本身就是不錯的爽點。由於是官場文，各種打臉少不了，但打的越來越重複越來越單調就有些伐了。這本書剛開始看爽到炸裂，後勁不足，打發時間很不錯。嘗姨的新作</text:span><text:span text:style-name="T28">&lt;a href="/name/</text:span><text:span text:style-name="T29">我真是大明星</text:span><text:span text:style-name="T26">" target='_blank'&gt;</text:span><text:span text:style-name="T29">《我真是大明星》</text:span><text:span text:style-name="T26">&lt;/a&gt;</text:span><text:span text:style-name="T27">連姨都沒有了</text:span><text:span text:style-name="T26">···</text:span><text:span text:style-name="T27">只有不停打臉</text:span><text:span text:style-name="T26">··</text:span><text:span text:style-name="T27">我好難過，我要姨姨姨姨姨姨和傲嬌傲嬌傲嬌傲嬌傲嬌傲嬌！！！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我在手機上看的第一本小說！給我留下了深刻的印象，那時候我只看過武俠劇，沒看過書，所以給我感覺很驚豔。主角以風神腿起家，後來漸漸學會排雲掌、天霜拳，各種武功各種人物當時讓我覺得非常驚豔，現在還能記得主角在一片竹海中的竹屋裡療傷習武的情節，感覺特別有武俠的味道。主角的功法經過了幾次改變，最開始是風雲老三樣，然後是寒冰屬性</text:span><text:span text:style-name="T12">····</text:span><text:span text:style-name="T13">劇毒屬性</text:span><text:span text:style-name="T12">···</text:span><text:span text:style-name="T13">後來整合為道法自然的大宗師範兒，主角養的大雕和一匹駿馬戲份也很搶眼。當然，年代久遠，橋段老套，女主沒有存在感，男女主都是高大全的形象這些缺點是難免的，回憶青春可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翔炎這個作者讓人實在是覺得有口難言，這本小說是他的處女座，但是一路跟來你能很深切的感受到翔炎的潛力和成長。他不缺乏人物塑造的本事，對爽點和小段劇情的把握也很到位，更不缺乏想像甚至有的時候腦洞甚大。然而，從這本書開始翔炎就已經埋下了他最大的致命傷：太過隨心所欲導致大綱早早崩盤。這本武當傳人你越看下去越會疑惑它到底想說什麼？主角的人生目標到底是什麼，小說的最大衝突到底在哪？因為大綱早就毀了，所以這些小說的根本問題一概沒有了。照理說我不該對遠古小說有太多苛責，但是翔炎之後的小說依然沒改掉這個問題，所以我不得不表示遺憾，畢竟文筆不能代表一切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雙穿文，男女主因為一場意外來到唐太宗時期的大唐盛世，靠著伴隨自己過來的道具、現代的醫術和現代人的觀念改變了很多人和歷史的走向。本文的亮點在於李世民生下那一堆各有風采的正太蘿莉，和男女主的互動相當有愛，男女主改變了這群本來應該在歷史上留下濃重一筆的彪悍孩子的悲慘性格以及命運算是一個不錯的看點。通過現代人的想法見識讓唐太宗君臣更為明智勵精圖治出現一個更為壯闊的大唐盛世，相信也是很多心懷“大國夢”的讀者們所喜聞樂見的吧。本文的缺陷也不少，因為主要配角是李世民一家子，所以很多情節都讓人有一種看作者煮心靈雞湯當幼稚園老師念叨育兒經的感覺，後面的情節平淡和瞎扯兼全，不是看得人打瞌睡就是覺得作者腦子有坑。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如果說作者是高級黑我是信的。 </text:span><text:span text:style-name="T2">&lt;br&gt;</text:span><text:span text:style-name="T3">大唐大唐，封建社會的強大除了給現代人莫名的自豪感以外其實再也沒什麼關係了。那是李家的大唐不是我們的大唐。 </text:span><text:span text:style-name="T4">&lt;br&gt;</text:span><text:span text:style-name="T3">我強烈的不適感在於看著主角伏低做小被人肆意的踐踏尊嚴和人權。只能說一句，真可憐。中華人民共和國才是我們的國家，不要在</text:span><text:span text:style-name="T4">yy</text:span><text:span text:style-name="T3">什麼唐漢了。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136">.....</text:span><text:span text:style-name="T13">你妹妹呢</text:span><text:span text:style-name="T12">....</text:span><text:span text:style-name="T13">這主角心也太大了吧</text:span><text:span text:style-name="T12">.....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不合我的口味，穿越到一個明末，家庭情況貧困潦倒，這種情況下不去讀書科考，反而去學武，我個人覺得這個思路有問題。  </text:span><text:span text:style-name="T16">&lt;br&gt;</text:span><text:span text:style-name="T17">修改下評語，免得大家對我意見太大。之前評論寫錯了，主角穿越是在嘉靖年間，不是明末。所以我認為應該去讀書科考，而不是去學武。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出色的戰錘獸人小說。優點是塑造了完整的獨立世界，戰鬥場景很熱血。缺點是人物形象比較標籤話，經常強硬製造衝突。吐槽一下：主角作為一個“娘化”的白虎無根男主，還搞了一堆妹子角色，你這是想讓主角天元突破一下後解鎖基因鎖，解鎖某種能力嗎？至於百萬大軍作戰一擁而上，統帥還要上第一線肉搏什麼的本來就是爽文特色和戰錘原本設定，看啊看啊就習慣了</text:span><text:span text:style-name="T16">--</text:span><text:span text:style-name="T17">作為讀者生物的我，適應力果然好強。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畫風錯亂的骷髏浪客行俠天下記 。什麼是好的非人小說：以非人之身，秉常人之心，行非常人之為，達非常人之果。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特別白寫文的水準越來越高，但歷史底蘊和文化底蘊這麼多年是一丁點都沒有進步。這是個看了不會覺得毒，但是或許會覺得浪費生命的文。故事水的一遝糊塗，歷史知識表現的和沒看過史書的人差不了太多，思想上什麼都沒有。唉，歷史水準這麼多年不進步，也算是一種才能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爭議之下去看了，沒看完，看了三十多章吧。首先，本文文筆，對人物劇情的掌控確實很妙，有實體風範。其次，對那時的風氣習俗瞭解很多，很有實感。 </text:span><text:span text:style-name="T12">&lt;br&gt;</text:span><text:span text:style-name="T13">對我而言缺點有二，其一是日式輕小說元素，蘿莉，女僕，神社，巫女，不是我的菜。其二，是主角的問題，主角作為一個純正的日本人，三十章內我看到的他的行動目的是清算日本舊日權臣，猜測其目的最終是復興日本。但我對日本以及日本文化興趣不大所以不準備看下去了，三星半 </text:span><text:span text:style-name="T12">&lt;br&gt;</text:span><text:span text:style-name="T13">最後我很好奇作者這樣選擇題材的原因以及本書的主線，費力不討好，想想也許是喜歡與瞭解吧。另外我極其討厭扣帽子的人，偏激而懶惰的做法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沒看過這本書，所以就不評論這書的好壞了。被別人的評論吸引進來了的，你喜歡日本我不說了，但是你喜歡日本喜歡出優越感，字裡行間還透露出一種喜歡日本比愛國高級的感覺。我感覺很尬呀，要不你先改一下國籍。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屁股問題是小事。對寫日本戰後也挺有興趣了，只是寫的實在是無趣。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書是不是簽了合同，太監了作者賠不起。所以就這麼不死不活的拖著？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幹如法棍，不堪卒讀。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設定有誤，應該讓凡人擁有仙人的記憶和知識。。。這樣可以避免讀者對於仙人風範的期待過高。。。。。。。乾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很多人一提起晴了</text:span><text:span text:style-name="T8">MM</text:span><text:span text:style-name="T9">就想起歷史生活流的搞笑大作</text:span><text:span text:style-name="T8">&lt;a href="/name/</text:span><text:span text:style-name="T10">調教初唐</text:span><text:span text:style-name="T8">" target='_blank'&gt;</text:span><text:span text:style-name="T10">《調教初唐》</text:span><text:span text:style-name="T8">&lt;/a&gt;</text:span><text:span text:style-name="T10">來了，但是在我心中這本書才是晴大代表作。主角穿越至乾隆晚期的清朝附身廣州落戶一海盜，卻坑蒙拐騙混成了朝廷水師軍官，由此官匪結合，由海制陸，反推滿清，最終造反成功。在此期間，主角推妹子也一點沒耽誤，居然還拐帶了西班牙的長公主，也算是腦洞大開了。</text:span><text:span text:style-name="T8">PS</text:span><text:span text:style-name="T10">：合理性神馬的基本上是不要了，但是歷史文能寫成這樣一路爆爽也是難得。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裡面的人物形象老套，說話全部一個口氣，一股賴裡賴氣說話方式。扔到大街上這幫員警沒見過騙子嗎？員警不知道哪類人對於身份證有盲區嗎？遇到挫折就往夢想失敗聯繫，無限放大負面情緒。還有裡面人物抽煙姿勢，說髒話姿勢，不知多底層，關鍵是還認為這很帥。夜總會情節裝</text:span><text:span text:style-name="T2">13</text:span><text:span text:style-name="T3">姿勢特像屌絲</text:span><text:span text:style-name="T4">yy</text:span><text:span text:style-name="T3">視角。為什麼屌絲認為洗剪吹殺馬特特別帥，而一般大眾卻覺得可笑？同樣寫黑道，東北往事也寫混混，但是裡面有能上檯面的靈魂人物，有能鎮場子（鎮主流價值觀的場子）的形象中和，所以有一個特別愛裝可笑</text:span><text:span text:style-name="T4">13</text:span><text:span text:style-name="T3">的黑老大，一群混混，整本書的基調也很符合主流價值觀的基調。而餘罪裡面每個人都是一身混混氣，卻沒有鎮場子上檯面的人物來中和基調。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我就想說，官場文都市文已經變成了小</text:span><text:span text:style-name="T16">H</text:span><text:span text:style-name="T17">文的代稱了嗎？所以，想看感情稍微乾淨點的以故事為主的文，不要看都市官場類，血與淚的教訓！看到一個女人，女人彎腰，雪白滑嫩讓人想摸。看到一個女人，檔掉了，蹲下來，後腰細膩雪白。看到一個女人，女人下車，腳趾圓潤晶瑩剔透。真是夠了！饑渴成這樣子也是沒誰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要我說作者創設定是很好的，但在主站寫的尺度太大了，被封了吧，寫推土機就罷了，還寫的那麼詳細，你是在素描嗎，汙客能看的書作死了一本，朝著我的金庫開炮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瑞大的官場無限流：每通關一個區域性副本任務，即可收穫若干靚麗妹子。</text:span><text:span text:style-name="T2">PS</text:span><text:span text:style-name="T14">：瑞大巔峰之作在我眼中當屬</text:span><text:span text:style-name="T4">&lt;a href="/name/</text:span><text:span text:style-name="T3">江山美人志</text:span><text:span text:style-name="T4">" target='_blank'&gt;</text:span><text:span text:style-name="T3">《江山美人志》</text:span><text:span text:style-name="T4">&lt;/a&gt;</text:span><text:span text:style-name="T3">；可惜當初瑞大文青氣息較重，因此不做大眾化重點推薦啦，感興趣的朋友可以自行探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原文： </text:span><text:span text:style-name="T12">&lt;br&gt;“</text:span><text:span text:style-name="T13">可……可以。”格雷沙姆本想說個“是”，但最後還是換成了“以”。“ </text:span><text:span text:style-name="T12">&lt;br&gt;</text:span><text:span text:style-name="T13">為毛一些寫西幻背景的作者總是要插進中文語言梗，這一點都不有趣好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個作者最大的特色就是沒有高潮，或許說平淡就是特色。無論他的文筆有多優美，敘事有多流暢，到了最後總會變成一篇不錯的遊記。網路文學什麼都可以沒有，但是一定要爽——大仲馬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奇幻架空文，雖然有歷史和魔法，實質還是講假君子真性無能的男主角如何撩妹不推妹的故事。男主從儒家道德上看，幾乎完美，但完人的結果就是妹子好感刷到爆，即使對方脫衣服了，男主直接敲暈對方，讚歎差點破了金身不壞之功。雖然文中各種人外娘，各種娘化英雄很有意思，不過最有意思的是外部閱讀資料和文中的對網路歷史知識的各種吐槽。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已完本】目前面對河蟹仍然堅挺不動的數百萬級正統官場文，似乎只有瑞根一家了吧。更離奇的是，昨天上當當居然看見有出版社頂著風潮給老瑞搞了簡體出版？！不管怎麼說，有了</text:span><text:span text:style-name="T2">&lt;a href="/name/</text:span><text:span text:style-name="T3">弄潮</text:span><text:span text:style-name="T4">" target='_blank'&gt;</text:span><text:span text:style-name="T3">《弄潮》</text:span><text:span text:style-name="T4">&lt;/a&gt;</text:span><text:span text:style-name="T3">的積累，老瑞的官文還是值得一看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當年紅極一時的後宮文 </text:span><text:span text:style-name="T19">&lt;a href="/name/</text:span><text:span text:style-name="T20">紈絝子弟</text:span><text:span text:style-name="T21">" target='_blank'&gt;</text:span><text:span text:style-name="T20">《紈絝子弟》</text:span><text:span text:style-name="T19">&lt;/a&gt;</text:span><text:span text:style-name="T20">的作者，郝歪大神的書，世界體系高仿</text:span><text:span text:style-name="T21">&lt;a href="/name/</text:span><text:span text:style-name="T22">罪惡之城</text:span><text:span text:style-name="T19">" target='_blank'&gt;</text:span><text:span text:style-name="T20">《罪惡之城》</text:span><text:span text:style-name="T19">&lt;/a&gt;</text:span><text:span text:style-name="T20">，有獻祭，有多位面，還有我喜歡的位面種田，位面戰爭！雖然文筆弱於煙男，但也是水準以上，整體比較輕鬆，不用擔心主角吃大虧！主角設定是個實力低下的胖子， 主要靠腦子吃飯，日常種田招小弟，技術流打臉……乾糧是有的，適合打發時間。推薦給喜歡罪惡之城的書荒朋友。</text:span><text:span text:style-name="T19">ps</text:span><text:span text:style-name="T20">：不用進了，書已經被和諧鳥……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全心全意信任一個惡魔的玩意，所有力量都由俱樂部賜予，對修道不屑一顧，不積蓄自己的力量，不知是否打算當狗腿子到死？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挺生活化，乍看起來挺溫馨的小說，與其他一片發財開公司推妹子的妖豔賤貨們確實區別很大。 </text:span><text:span text:style-name="T8">&lt;br&gt;</text:span><text:span text:style-name="T9">然而，不知我是不是太敏感，總覺得字裡行間都有股現代化的腐朽氣息。 </text:span><text:span text:style-name="T8">&lt;br&gt;</text:span><text:span text:style-name="T10">什麼別跟女人講道理，道歉跪搓衣板，理直氣壯幫姐姐花男人幾萬塊錢，結婚看父母一堆誠惶誠恐</text:span><text:span text:style-name="T8">...</text:span><text:span text:style-name="T10">如果把作者的溫馨筆調換了，簡直像是縣城三俗婦女想像中的高知家庭生活。 </text:span><text:span text:style-name="T8">&lt;br&gt;</text:span><text:span text:style-name="T10">另外，這書風格和文藝時代有點像，但主角性格綿軟多了，基本任何事都是聽憑安排，還喜歡給男主加內心戲“你以為我想來啊，我都跪下來向經紀人唱征服了都沒用”什麼的，真心倒胃口。 </text:span><text:span text:style-name="T8">&lt;br&gt;</text:span><text:span text:style-name="T10">男女關係的描寫上，也覺著沒學到那作者的精髓，比顧道長生的夫妻檔差很多，基本沒讓我會心一笑過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看到一半莫名感覺不對，驚覺這作者雞湯灌多了把自己三觀都灌歪了，遂棄書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偽文青真的是一種病，這種病會讓人難受，感覺到做作，帶著點噁心，而又極度不自然，那種刻意的描述，會讓人起一股很不自然的雞皮疙瘩，怎麼形容呢，就像宿醉第二天醒來後的幹嘔和難受，或是那種，坐了一天的火車，邊上是個有嚴重狐臭的大漢，你還要和他擠在一起。 </text:span><text:span text:style-name="T2">&lt;br&gt;</text:span><text:span text:style-name="T3">起點現在太多這類小說，創意？談不上，文筆？不好不壞。劇情？一般般，也就那樣。爽點？平平淡淡。這種書很多很多，但是自從這幾年文青文藝範流行到網文圈後，真的是不得了啊，各種嬌柔造作，讓人索然無味也就算了，我可以不看，但是看了之後，讓人渾身難受，那股中二而又刻意的文字，真的是。 </text:span><text:span text:style-name="T4">&lt;br&gt;</text:span><text:span text:style-name="T3">文藝是種精神，而不是一種刻意的體現</text:span><text:span text:style-name="T4">.....</text:span><text:span text:style-name="T3">。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感覺像是女作者寫的，女頻書的特點很明顯，有撕逼情節，甜膩寵愛。關鍵是作者對演技的理解和我一個水準——一竅不通，而且還有賣歌情節，一首二十五萬，娛樂文我沒少看，對我來說是個毒點。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90">主角微微一笑“……”。 </text:span><text:span text:style-name="T91">&lt;br&gt;</text:span><text:span text:style-name="T92">配角笑答“……”。 </text:span><text:span text:style-name="T93">&lt;br&gt;</text:span><text:span text:style-name="T94">主角樂道“……”。 </text:span><text:span text:style-name="T93">&lt;br&gt;</text:span><text:span text:style-name="T94">配角微笑“……”。 </text:span><text:span text:style-name="T91">&lt;br&gt;</text:span><text:span text:style-name="T94">主角點點頭，笑著說“……”。 </text:span><text:span text:style-name="T91">&lt;br&gt;</text:span><text:span text:style-name="T94">配角認真地點頭，又忍不住笑道“……”。 </text:span><text:span text:style-name="T93">&lt;br&gt;</text:span><text:span text:style-name="T92">主角哈哈大笑，拍拍配角的肩膀，用手指了指他，搖頭笑道“……”。 </text:span><text:span text:style-name="T93">&lt;br&gt;</text:span><text:span text:style-name="T94">配角臉上的笑容收斂。 </text:span><text:span text:style-name="T91">&lt;br&gt;</text:span><text:span text:style-name="T92">主角搖頭失笑“……”。 </text:span><text:span text:style-name="T91">&lt;br&gt;</text:span><text:span text:style-name="T92">配角眉頭漸漸皺起。 </text:span><text:span text:style-name="T91">&lt;br&gt;</text:span><text:span text:style-name="T92">主角嘴角忍不住勾起一道微笑，正要說話，啪！配角一個巴掌就扇了過去，不待主角爬起狠狠踩了幾下，“看你</text:span><text:span text:style-name="T91">tm</text:span><text:span text:style-name="T92">還笑不笑！”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要塑造一個“噴神”，可惜目前為止實在看不出主角的“噴技”有多高超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剛開始的時候這個設定還是挺有意思的，因為重力比較低，所以心血管比較硬噴人容易噴死人，看到這我還真是笑的不行。 </text:span><text:span text:style-name="T2">&lt;br&gt;</text:span><text:span text:style-name="T14">看到後面幾章，我是覺得一個論題</text:span><text:span text:style-name="T4">&lt;a href="/name/</text:span><text:span text:style-name="T3">溫飽是否是談道德的必要條件</text:span><text:span text:style-name="T4">" target='_blank'&gt;</text:span><text:span text:style-name="T3">《溫飽是否是談道德的必要條件》</text:span><text:span text:style-name="T4">&lt;/a&gt;</text:span><text:span text:style-name="T3">的辯論賽反方上舉出抗日烈士這種例子，然後主角這邊把道德和主角認同的道德簡單的劃了個等號（顯然姑且不論海瑞女兒絕食是否屬實，海瑞當時的道德和主角的道德絕對不是同一套東西，烈士的同此理），又把烈士犧牲的動機歸於軍人榮譽感，十分不妥，感覺兩邊都挺沒水準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完本之王太監一個月了……簡直搞笑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評論無關書。 </text:span><text:span text:style-name="T12">&lt;br&gt;</text:span><text:span text:style-name="T13">逛個書評區全是不堪入目的話，都這麼厲害？隔著網線覺得反正對面打不到自己身上？你倆報個聊天軟體私聊就好了，在這裡汙人耳目，真的是醉了。要真象罵的這麼凶，報個位址倆人打一架完了，還整這麼多有的沒的。 </text:span><text:span text:style-name="T12">&lt;br&gt;</text:span><text:span text:style-name="T13">有這時間多看兩本書，關心家人不行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為文抄公流少有的存活者，這篇的作者少有地堅持著立牌坊，也算一股泥石流。其實他說的是有道理的，主角能文抄成功是他的能力，所以這個可能的毒點本人可以輕巧放開。作者顯然對自己有著較強的自信，因為自稱遠古巨鱷復活不靠此維生，字裡行間處處流露出業界老前輩的雲淡風輕和指點江山，信息量有但不好讀。這當然可以是作者的文風，問題在於，我顯然不覺得作者本人的閱讀量和知識面很廣，至少沒有體現出來。他的文字能力既缺乏匠心獨運的劇情，也缺乏精巧縝密的佈局，既沒有媚雅如我想看的思考底蘊，也顯然沒有把握節奏成功討好網文的主流小白。如此想來，還真是一點可悲。當然，起點書評區對作者的狂吹可能是我如此刻薄的原因。乾糧毒草之間。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書感覺怪怪的，一邊描寫主角多麼有才華，一邊寫書全靠抄。要是一般的文抄公小說就罷了，關鍵是作者寫的好，讓主角自己都感覺自己很牛逼，但是讀者可是知道的，你壓根就沒一個原創作品，穿越前也就一低端搶手，怎麼抄了幾篇名著，就膨脹的覺得自己是個天賦選手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其實不太符合書單主題，主線是演戲和秀恩愛，只是抄了幾首歌曲賣了賺錢而已。 </text:span><text:span text:style-name="T12">&lt;br&gt;</text:span><text:span text:style-name="T13">主角穿越後先混了個老婆和小子，然後慢慢從群演往上爬，人物基本智商線上，沒有什麼裝比打臉，溫馨平淡流的故事。 </text:span><text:span text:style-name="T12">&lt;br&gt;</text:span><text:span text:style-name="T13">雖然有些給穿越者丟臉，不過在部分目標觀眾心裡應該是寫得很不錯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作為處女座全是還行的，但是最大的問題是沒有劇情，或者說沒有主線，作者根本不知道自己想寫什麼。從後來的</text:span><text:span text:style-name="T2">&lt;a href="/name/</text:span><text:span text:style-name="T3">驚悚樂園</text:span><text:span text:style-name="T4">" target='_blank'&gt;</text:span><text:span text:style-name="T3">《驚悚樂園》</text:span><text:span text:style-name="T4">&lt;/a&gt;</text:span><text:span text:style-name="T3">也能看出來，作者長於局部片段的描寫，在大局的把控能力幾乎為零。但是從閱讀快感來說，都市異能這個類型寫成這樣也算是高於平均水準，不帶腦子看可能會還是挺有快感，勉強可以給乾糧</text:span><text:span text:style-name="T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看到三十章，真的好想唱一曲</text:span><text:span text:style-name="T19">&lt;a href="/name/</text:span><text:span text:style-name="T20">普通的</text:span><text:span text:style-name="T21">disco" target='_blank'&gt;</text:span><text:span text:style-name="T20">《普通的</text:span><text:span text:style-name="T19">disco</text:span><text:span text:style-name="T20">》</text:span><text:span text:style-name="T21">&lt;/a&gt;</text:span><text:span text:style-name="T22">，普通的設定，普通的人物，普通的故事加上普通的文筆，總評標準乾草偏毒，沒有趣味。 </text:span><text:span text:style-name="T19">&lt;br&gt;</text:span><text:span text:style-name="T20">雖然沒有毒點，但是缺點還是有的。 </text:span><text:span text:style-name="T19">&lt;br&gt;</text:span><text:span text:style-name="T20">其一是宅氣和小時代文筆的合體，作者吐槽令人尷尬，浮於表面，努力地在取悅讀者但是收效甚微，另外經常為了表現俱樂部的神秘和有錢熟練運用小時代的技巧，反而引人發笑。 </text:span><text:span text:style-name="T19">&lt;br&gt;</text:span><text:span text:style-name="T20">其二是故事太短，節奏太差。而故事太短的原因是作者想像力太匱乏，節奏太差的原因是故事鋪陳發展的階段通通沒有。這點簡而言之就是作者缺乏對虛擬故事創作缺乏基本的知識。這兩點被認為“文青”，其實只是水準不夠，這本書給人的感覺就是，擁有平凡生活和有限知識的高中生的努力習作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乾糧 </text:span><text:span text:style-name="T8">&lt;br&gt;</text:span><text:span text:style-name="T9">大家都再說模仿，難道都不敢說出那個詞嗎？八號當鋪我記得我小時候是安徽衛視播的，週末播一天，貌似</text:span><text:span text:style-name="T8">10</text:span><text:span text:style-name="T10">集聯播，於是週末就抱著電視看，羡慕女主由一無所有的醜女變女神，老闆的隨心所欲，見識各種人性的可怕和光輝，教父的執著，以及最後的覺醒，滅亡和復活。 </text:span><text:span text:style-name="T8">&lt;br&gt;</text:span><text:span text:style-name="T10">這本書的一個個單元劇沒有足夠的情感衝突，秉持著愛與正義，為了和平，一兩個故事也就罷了，全都這樣，在主角的視角裡自己過得有意義，還有的賺，但是讀者眼裡沒有爽點，如果作者可以把故事豐滿，把不重要的忽略，提高矛盾衝突，任務碰撞，情節波動應該會有爽點，另外繼母梗是我的毒點，記者梗也是我的毒點，恰好在一起。 </text:span><text:span text:style-name="T8">&lt;br&gt;</text:span><text:span text:style-name="T10">整體：</text:span><text:span text:style-name="T8">6</text:span><text:span text:style-name="T10">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不夠要臉的文青抄，寫的文化圈溫情脈脈，但是主角重生前一個碼字民工，重生後一下子就變成天賦型選手？</text:span><text:span text:style-name="T12">200W</text:span><text:span text:style-name="T13">的銀英重新改寫並且進行中國本土化昇華……主角哪裡來的自信與底蘊？你還不如說魔鬼給了他重生寫作天賦</text:span><text:span text:style-name="T12">+MAX</text:span><text:span text:style-name="T13">，寫什麼別人都會認同。強調主角除了銀英的金句和一些情節外都印象很淡，又要抄又要臉還要說：讀書人的事，能算偷麼？你的主角哪裡來的底蘊寫一本政治文化歷史各有的長篇小說，還引起各位大大關注，是照搬老舍的斷魂槍給主角帶來的自信？文筆流暢自然甩大部分文好幾條街了，要不是裡面又當又立的思想我還真覺得能看下去，要麼不要臉擺明車馬說我就是個文抄公，要麼你就讓你主角自己寫，一副主角淡然的樣子是在噁心誰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話說作者也沒給主角開寫作掛，記憶掛，主角就一個撲街槍手怎麼寫出那些名篇的。要知道他最多只記得小說故事的框架，具體內容得自己填充，真有這份功力前世也不至於這麼慘啊？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說實在的，這部小說我跳著看都沒看完。 </text:span><text:span text:style-name="T16">&lt;br&gt;</text:span><text:span text:style-name="T17">原因很簡單，覺得挺噁心的。現在仔細想想，丫自己要易鼎，要逆天，然後手下用人卻按氣運而非能力，心性等安排。正如龍友所說，其實就是變種的種姓制罷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較專業的足球文，重生帶狀態識別外掛，從醫生轉職教練，文筆還行，球界人物的描寫不錯，專業秩聞，社會環境描寫也真實可信，金手指設置頗為精巧，不走簡單的小白黨打臉升級路線，前期口碑不錯。但感情戲薄弱，聽說後期劇情不盡如人意，教練轉行做經理人去了，目前完本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球員文，獻給多災多難、苦大仇深的中國球迷的</text:span><text:span text:style-name="T12">yy</text:span><text:span text:style-name="T13">之作，作者應該是個新人，文筆很幹。主角是高洪波，重生到</text:span><text:span text:style-name="T12">12</text:span><text:span text:style-name="T13">歲的少年身上，沒有走教練路線，而是從甲級聯賽、超級聯賽、亞冠、世青賽、國家隊，一步步走下去。看得出來作者是那種真心關注國足、還在思考國足如何發展的人。憑這一點，就應該點個贊，之所以是乾糧不是糧草，是因為作者文筆確實一般，不會側面描寫、也不會煽情，比賽寫得簡直像戰報，建議作者去看看林蛋大的寫作手法……那嫺熟的筆法，絕對是一流的爽文！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此外，低級世界的道門佛家，被世俗的氣運，龍氣束縛，有時搞不好還要反噬，實在是</text:span><text:span text:style-name="T12">low</text:span><text:span text:style-name="T13">的一筆！修道自然為了長生，為了逍遙自在，為了神通廣大，但教主筆下的修道之人卻要被世俗的俗氣鐐銬般緊緊銬住，這修的是哪門子道？凡人皇帝要這些道門佛家做條狗，這些修道之人也不得不聽之任之，不敢觸怒妄言，道心通達否？ </text:span><text:span text:style-name="T12">&lt;br&gt;</text:span><text:span text:style-name="T13">教主的修道修仙，都很俗氣，修了幾輩子估計還打不過土著皇帝，實在是低端至極！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7">感謝</text:span><text:span text:style-name="T8">&lt;a href="/n/</text:span><text:span text:style-name="T9">無常雪</text:span><text:span text:style-name="T8">" target='_blank'&gt;@</text:span><text:span text:style-name="T10">無常雪 </text:span><text:span text:style-name="T8">&lt;/a&gt;</text:span><text:span text:style-name="T10">推薦</text:span><text:span text:style-name="T8">: </text:span><text:span text:style-name="T10">本書作者也是足球圈子裡的，對於很多專業知識都寫得有模有樣，把球員的各種心理變化寫絕了。文中沒有腦殘配角，裝比打臉的橋段也不多，有種從容淡定的文風。需要注意的是，本書雙穿越，就是兩個好基友一起穿越的故事，有一主一副兩個主角，目前的劇情是主角去國外闖蕩後偶爾提攜下自己在國足內的小弟，雷點在於大篇幅的泡妞劇情（當時男主</text:span><text:span text:style-name="T8">13</text:span><text:span text:style-name="T10">歲）……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個巴西世界盃賭球輸錢的屌絲球迷，穿越回到四年前，變成了超級富二代。然後買了英甲的南安普頓，成為主席，賺世界上最多的錢，買世界上最好的球星，包世界上最大牌的女明星……與其說是足球競技文，不如說是帶足球元素的極限意淫流的都市重生文，各種賺大錢，開後宮，搞種馬……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盛世紫荊之流，欲望</text:span><text:span text:style-name="T2">max</text:span><text:span text:style-name="T3">璐璐安╮</text:span><text:span text:style-name="T4">(╯▽╰)╭</text:span><text:span text:style-name="T3">我長的漂亮，有權有財是我的錯嗎？主角胡一波附體後，家破人亡，放開我你們要幹什麼？ 啊！啊！啊！法克魷，  雅蠛蝶，事後，胡一波附身的璐璐安坐在男人👨身上，</text:span><text:span text:style-name="T4">xx</text:span><text:span text:style-name="T3">最棒了，這就是劇情，結局貌似找了個接盤俠，直接當小黃文看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連載，糧草，但是有劇毒，所以哢擦，主角是個員警👮，因為遭到背叛，團滅，回到八年前的大學時候，重上了大學，碰見了②手貨前女友（主角之前就是此女的接盤俠），一邊調查八年後的叛徒是誰，八年後才開始，現在調查個鬼，所以主角就理所當然地沉迷於身份轉變以及和女友搞搞姬👩，這個時候大多數應該有的龍套出現了（有好幾隻，這只最強），正當我以為是來搶女友或者攻略主角的時候，龍套什麼都沒幹，就靠自身魅力，主角自己淪陷了（我勒個大槽），我錯了，原來你才是真男主角嗎？（先拋出魚餌吸引某黨，再強行喂屎討好另一派，你才是臥底嗎？非抖</text:span><text:span text:style-name="T16">m</text:span><text:span text:style-name="T17">和邪教慎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莫名其妙的是，主角到哪裡都招人恨，到處樹敵，很多樹敵都是莫名其妙，反正主角一出現，就有陌生人冷哼一聲，講兩句話就要幹掉主角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對手超炫的操作！！！ </text:span><text:span text:style-name="T2">&lt;br&gt;</text:span><text:span text:style-name="T3">一大堆天驕都要證帝。其中一個對手比主角高一個境界，要和主角對決了。於是對手把境界壓到和主角一樣和主角打，因為證帝要的就是公平勝利，結果被主角打敗了。什麼？我輸了？我的道心破了！我再也無法證帝了！啊啊啊！於是對手把境界重新提回來，你破了我的道心，主角，去死吧！！ </text:span><text:span text:style-name="T4">&lt;br&gt;</text:span><text:span text:style-name="T3">然後還是被低等級的主角打敗了，還打死了……… </text:span><text:span text:style-name="T4">&lt;br&gt;…… &lt;br&gt;</text:span><text:span text:style-name="T3">多年之後，主角證帝，一大堆天驕站在那閒聊：原來當初道心不破也證不了帝啊，畢竟不是主角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完美的詮釋了沒背景你算個屁的道理，揭露了人生真諦</text:span><text:span text:style-name="T52">:</text:span><text:span text:style-name="T53">天賦決定一切。這可能是我看過所有書裡面擁有最多牛逼血脈最多天之驕子的了。主角身為一個背景時隱時現，擁有牛逼血脈，壯陽補腎的極品藥材，自帶嘲諷降智商光環，一路修煉一路被各種天之驕子懟。然後各種反懟天之驕子從而名聲遠揚。好尷尬的裝逼方式啊，天之驕子們都是</text:span><text:span text:style-name="T52">XX</text:span><text:span text:style-name="T53">聖地，</text:span><text:span text:style-name="T52">XX</text:span><text:span text:style-name="T53">血統，</text:span><text:span text:style-name="T54">XX</text:span><text:span text:style-name="T53">之子之女，但永遠智商不足，各種送人頭送資源。一直強調聖體多牛逼對那些壟斷高層危害多大，卻一直派小兵送經驗，老</text:span><text:span text:style-name="T52">BOSS</text:span><text:span text:style-name="T53">安靜睡覺等後期組隊送頭。可以看出作者想要構造一個龐大的世界，但看著很混亂，噱頭多於內容。這種裝逼姿勢果然不適合我，本</text:span><text:span text:style-name="T52">LOW</text:span><text:span text:style-name="T53">還是看大白文吧。對我來說乾草帶毒。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62">得知是</text:span><text:span text:style-name="T63">&lt;a href="/name/</text:span><text:span text:style-name="T64">海賊法典</text:span><text:span text:style-name="T65">" target='_blank'&gt;</text:span><text:span text:style-name="T66">《海賊法典》</text:span><text:span text:style-name="T65">&lt;/a&gt;</text:span><text:span text:style-name="T64">作者的馬甲，就屁顛屁顛去看了。你說這些作家搞那麼多馬甲幹啥？這不是為難讀者麼（怒）。文風和海賊法典是一路的合理化（你不管他解釋的通不通，至少他努力自圓其說。沒有突然出現的送法寶的神仙老爺爺不是）但比起更成熟的《海》還是遜色不少。我覺得是先天不足，因為</text:span><text:span text:style-name="T65">&lt;a href="/name/</text:span><text:span text:style-name="T66">火影忍者</text:span><text:span text:style-name="T63">" target='_blank'&gt;</text:span><text:span text:style-name="T66">《火影忍者》</text:span><text:span text:style-name="T65">&lt;/a&gt;</text:span><text:span text:style-name="T64">本身力量體系就根本禁不起推敲。建議作者下次要寫的話寫</text:span><text:span text:style-name="T63">&lt;a href="/name/</text:span><text:span text:style-name="T64">獵人獵人</text:span><text:span text:style-name="T63">" target='_blank'&gt;</text:span><text:span text:style-name="T64">《獵人獵人》</text:span><text:span text:style-name="T63">&lt;/a&gt;</text:span><text:span text:style-name="T64">好了，富奸腦子更靈，有趣的設定要多得多。整篇關於力量體系都覺得牽強，主角鹿丸和周邊世界幾乎是格格不入的，大約……就是一個外國人進去搞發展的感覺（？本來也是）說來說去還是覺得火影本身容納性較差。這方面海賊王或是獵人都好得多。不毒，就是看著乾巴巴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主角名字最好改為“葉唐僧”，比唐僧肉還炙手可熱。如果把地名改改，什麼修煉體系的“苦海”“神橋”改為“練氣”“築基”，什麼“大帝”“大能”改為“元嬰”……嗯，神秘感會瞬間縮減一半。沒有什麼新意的升級文，但不能否定，一波一波的衝突不斷，儘管練級體系太刻意，太擰巴拗口（別以為換個名詞就能偽裝成不是凡人流），還是被各種撲向主角想吃其肉的衝突吸引的往下看。衝突老套的千篇一律都是為了“搶主角寶物”，但耐不住寫幾百章用這個衝突都管用啊。讓我見識了大神的本事</text:span><text:span text:style-name="T2">=</text:span><text:span text:style-name="T3">老套的情節</text:span><text:span text:style-name="T4">+</text:span><text:span text:style-name="T3">流暢的文筆</text:span><text:span text:style-name="T4">+</text:span><text:span text:style-name="T3">玩弄讀者於鼓掌的小說衝突懸念技巧。文荒可看，配角智商不會特別傷眼（都依賴作者文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我受不了的是，主角什麼都不告訴別人，然後還嫌別人（因為不瞭解情況）不懂事。我可以理解主角沒有義務跟周圍的人坦誠一切，但人家因為不清楚而沒法跟你配合默契，你為此煩躁這純屬自找的，我寧可作者不寫主角和其他人的互動，反正澳洲地多人少，就寫主角獨自求生的過程不行麼？非弄的大家都彆扭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說個題外話哈哈，這文的作者是幾年前天涯關注的一個減肥健身穿搭博主，那時候天天在微博看她的健身穿搭經驗，結果突然有一天她開始發文了，於是就開始看這個文，意外寫得還不錯，結果就是博主懷孕了，不僅文太監了，健身穿搭也斷更了。。。我受到了雙重打擊。。。這兩年博主又開始陸陸續續更新健身穿搭相關了，我只想說，您啥時候把文也給更一更啊ヽ</text:span><text:span text:style-name="T12">( ̐</text:span><text:span text:style-name="T13">〥 ̐</text:span><text:span text:style-name="T12">)</text:span><text:span text:style-name="T13">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辰東的小說都是一個套路，看多了就膩了。 </text:span><text:span text:style-name="T16">&lt;br&gt;</text:span><text:span text:style-name="T17">首先是各種吹上天的體質，什麼聖體，霸體，至尊體。然後遇到的對手都是吹的牛逼的無敵的少年天驕（請允許我先吐會兒），戰鬥描寫詞彙極其的匱乏。各種華麗的詞藻堆砌。全知全能的圍觀路人，還有噁心至極的抓聖女暖床梗。豬腳天生一副嘲諷臉，是人都想去踩兩腳，故弄玄虛的“驚天大密”，做作的人物對白，永遠死不透的遠古大能。永遠開著嘲諷臉的人類族群，其它種族都齊心協力的幹人族，我去年買了個表！強行熱血。。。。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主角常自語，路人都驚歎！  隨時現初代，陪角皆凜然！身份還不凡，頭髮都披散，橫掃數十洲，智商卻不顯，冷嘲又熱諷，鐵定會打臉。 </text:span><text:span text:style-name="T16">&lt;br&gt;</text:span><text:span text:style-name="T17">一招會被秒，眾人皆寒顫，消息飛漫天，天下都鬧喧，你說很震驚，我說好驚險。身體崩碎掉，總是差一點。  初一遇寶物，初二得機緣，初三有功法，初四有殘篇，不管是什麼，反正很逆天。 一章幾千字，廢話有一半，劇情無進展，很是無下限。  月初求投票，月中求支援，月底來爆發，說是打字慢，每天更新晚，吐槽還被刪。不能提意見，因為看盜版。 如果敢說話，請你寫一篇，倘若無應答，那請你滾蛋！到處是腦殘，可笑又可憐。坑神已不在，只有辰水扁。 老師開始點名了。“路人甲。” “到。”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原文：“而現代電腦二進位的創始人，也是在觀研太極八卦圖後，深受啟發，一舉成功的。” </text:span><text:span text:style-name="T16">&lt;br&gt;</text:span><text:span text:style-name="T17">神他媽電腦是觀研太極啟發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37">【寂寞劍客】曾經以【徐三】為筆名寫過</text:span><text:span text:style-name="T138">&lt;a href="/name/</text:span><text:span text:style-name="T139">墮落的青春</text:span><text:span text:style-name="T140">" target='_blank'&gt;</text:span><text:span text:style-name="T141">《墮落的青春》</text:span><text:span text:style-name="T140">&lt;/a&gt;</text:span><text:span text:style-name="T141">等</text:span><text:span text:style-name="T138">YY</text:span><text:span text:style-name="T139">後宮文，但是以劍客之名重新出道之後，卻不知為何寫起了</text:span><text:span text:style-name="T140">&lt;a href="/name/</text:span><text:span text:style-name="T139">玫瑰公爵</text:span><text:span text:style-name="T140">" target='_blank'&gt;</text:span><text:span text:style-name="T139">《玫瑰公爵》</text:span><text:span text:style-name="T140">&lt;/a&gt;</text:span><text:span text:style-name="T141">這類黑暗向虐文；不過自從</text:span><text:span text:style-name="T138">&lt;a href="/name/</text:span><text:span text:style-name="T141">混在三國當軍閥</text:span><text:span text:style-name="T140">" target='_blank'&gt;</text:span><text:span text:style-name="T139">《混在三國當軍閥》</text:span><text:span text:style-name="T140">&lt;/a&gt;</text:span><text:span text:style-name="T139">開始，他的作品就又改以</text:span><text:span text:style-name="T138">YY</text:span><text:span text:style-name="T139">軍史文為主啦；這本</text:span><text:span text:style-name="T138">&lt;a href="/name/</text:span><text:span text:style-name="T139">駐馬太行側</text:span><text:span text:style-name="T138">" target='_blank'&gt;</text:span><text:span text:style-name="T139">《駐馬太行側》</text:span><text:span text:style-name="T138">&lt;/a&gt;</text:span><text:span text:style-name="T139">應該是其中比較流暢討喜的一部代表作：魂穿國軍，淞滬突圍，鐵血成名，遊擊北上，投共反蔣，抗戰到底；作者給主角金手指開的確實很大，很多歷史合理性方面的東西也木有顧及，但是超燃的狗血段子還是讓我深深為之吸引，同時也發現書中的後宮描寫依然挺不錯滴：推女機要、推女土匪、推大洋馬。。。野戰、野戰、都是野戰！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有誰和我一樣，看到主角和他女人的劇情的時候都直接跳過去的，太尷尬了，感覺純粹水字數吧？檔次一下就低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5">中後期崩了。為瞭解釋複讀機和無人機的來源，主角求助論壇，給</text:span><text:span text:style-name="T116">81</text:span><text:span text:style-name="T117">年中國一個“主神”的腦洞去矇騙全世界。那麼多的</text:span><text:span text:style-name="T118">bug</text:span><text:span text:style-name="T119">不說，美國</text:span><text:span text:style-name="T118">1984</text:span><text:span text:style-name="T119">年</text:span><text:span text:style-name="T116">&lt;a href="/name/</text:span><text:span text:style-name="T117">終結者</text:span><text:span text:style-name="T116">1" target='_blank'&gt;</text:span><text:span text:style-name="T119">《終結者</text:span><text:span text:style-name="T118">1</text:span><text:span text:style-name="T117">》</text:span><text:span text:style-name="T118">&lt;/a&gt;</text:span><text:span text:style-name="T119">上映，</text:span><text:span text:style-name="T116">1985</text:span><text:span text:style-name="T119">年</text:span><text:span text:style-name="T116">&lt;a href="/name/</text:span><text:span text:style-name="T117">回到未來</text:span><text:span text:style-name="T116">1" target='_blank'&gt;</text:span><text:span text:style-name="T117">《回到未來</text:span><text:span text:style-name="T116">1</text:span><text:span text:style-name="T117">》</text:span><text:span text:style-name="T116">&lt;/a&gt;</text:span><text:span text:style-name="T117">上映，然後你告訴我包括美國在內的全世界都信了存在主神和平行宇宙的腦洞，卻全都猜不到有個人來自未來這麼簡單的真像？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前期土著智商正常，各種應對雖然作者有點想當然，但還算合理，側面描寫穿越者的成長也挺有意思的。數章後，穿越者出來了，其智商之高堪比成年黑猩猩，完全體現不出之前描寫的成長水準。之後穿越者見女軟，女特工就差在腦門上寫‘我在套你話’了，穿越者依然一副小人得志的二哈嘴臉，智商情商直逼發情期的黑猩猩。看到這裡我覺得還不如去看動物世界呢，遂棄之。聽聞後期穿越者還偽裝主神，配合作者把全球土著智商全體降低到幼兒期黑猩猩的水準，讓穿越者憑藉智慧混得挺歡樂的。然而我是撿不起來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幹了吧唧的穿越援</text:span><text:span text:style-name="T2">TG</text:span><text:span text:style-name="T3">文，也只是像作者本人所說的一樣，遊戲之作，認真不得</text:span><text:span text:style-name="T4">...</text:span><text:span text:style-name="T3">【醫院不賣給你處方藥是因為醫療機構黑心</text:span><text:span text:style-name="T4">...</text:span><text:span text:style-name="T3">恩，真是有理有據令人信服】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28">乾糧。</text:span><text:span text:style-name="T129">80</text:span><text:span text:style-name="T130">年代中國和一個現代雙穿屌絲碰出的火花。與其說是穿越不如說是</text:span><text:span text:style-name="T131">80</text:span><text:span text:style-name="T132">年代中國群像，因為故事以國家圍捕穿越者的辦公室視角展開，前</text:span><text:span text:style-name="T131">100</text:span><text:span text:style-name="T132">章就沒男主什麼事。男主現代生活根本沒寫過，</text:span><text:span text:style-name="T129">P</text:span><text:span text:style-name="T130">的代入感，離</text:span><text:span text:style-name="T131">&lt;a href="/name/</text:span><text:span text:style-name="T130">永不解密</text:span><text:span text:style-name="T129">" target='_blank'&gt;</text:span><text:span text:style-name="T130">《永不解密》</text:span><text:span text:style-name="T131">&lt;/a&gt;</text:span><text:span text:style-name="T132">差遠了。 </text:span><text:span text:style-name="T129">&lt;br&gt;</text:span><text:span text:style-name="T132">和國家展開合作後也沒個章程，一會帶無人機一會拍電影，攛掇自己小女友上春晚，閑的蛋疼弄個金</text:span><text:span text:style-name="T131">59</text:span><text:span text:style-name="T130">當手辦，作者你認真地？？？看到春晚我還以為在看</text:span><text:span text:style-name="T131">&lt;a href="/name/</text:span><text:span text:style-name="T132">大明星</text:span><text:span text:style-name="T129">" target='_blank'&gt;</text:span><text:span text:style-name="T130">《大明星》</text:span><text:span text:style-name="T129">&lt;/a&gt;……</text:span><text:span text:style-name="T130">援共夾雜著裝逼，諜戰，撩妹和甩私貨，文筆不算太差前期沒飄的時候也能看。標的</text:span><text:span text:style-name="T129">14W</text:span><text:span text:style-name="T130">字大概是免費章節，實際</text:span><text:span text:style-name="T129">400</text:span><text:span text:style-name="T130">多章字數不少。看到</text:span><text:span text:style-name="T129">200</text:span><text:span text:style-name="T130">章棄，乾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本書喜歡援共的朋友們還是可以看看的，看作者這麼避開各種作死點，應該也有望能繼續寫下去，乾草。借這裡呢推薦一下辰十一的作死新高度，時空門後二十年，一個借著時空門迅速崛起的強大中華向我黨發起了工人起義，要糾正某些事情，不愧是我最喜歡的作者之一，可怕的人啊，總覺得哪天就要進去了，連結如下：</text:span><text:span text:style-name="T16">http://lkong.cn/thread/1509085 </text:span><text:span text:style-name="T17">，已經被和諧了，估計沒下文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中期還行，後面簡直扯比，主角是聖人嗎，對所有女人都一視同仁，注意真的是所有，出來一個加一個後宮，還只是名義上，主角已經失去本能，</text:span><text:span text:style-name="T12">jj</text:span><text:span text:style-name="T13">大概只剩下排尿功能……這麼發展下去最終會有</text:span><text:span text:style-name="T12">100</text:span><text:span text:style-name="T13">個老婆，然後各種膚色的孩子，遠超競選州長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本書其實是一個偽裝成宅男的現充主角，引領起點讀者玩</text:span><text:span text:style-name="T4">Gal game</text:span><text:span text:style-name="T3">的腳本。有點文不對題的感覺。但仔細一想，有了無限讀檔的金手指，還只是樂呵呵地玩</text:span><text:span text:style-name="T4">Gal game</text:span><text:span text:style-name="T3">，確實很廢啊。其實這類書放在我的書單裡，主要是為了觀其後效，驗證我的一個觀點： </text:span><text:span text:style-name="T4">http://lkong.cn/thread/1579419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永不更新，你又後繼有人了！ </text:span><text:span text:style-name="T16">&lt;br&gt;</text:span><text:span text:style-name="T17">此書雖然形式上很像永不更新，但個人感覺思想上略差一點。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援共文，類似永不解密。但沒永不解密的情懷。忽略文筆，不帶腦子還是很有意思的。 描寫政府時劇毒。爽點是“黑科技”。 </text:span><text:span text:style-name="T12">&lt;br&gt;</text:span><text:span text:style-name="T13">不行。。我看這種援共爽文總動不動熱淚盈眶。看來傳統教育把我洗腦不淺啊  </text:span><text:span text:style-name="T12">&lt;br&gt;// &lt;br&gt;</text:span><text:span text:style-name="T13">已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就像是港臺導演拍抗戰，拍出黑社會搶地盤的感覺。主角想自己搞個家族、勢力。然後呢書裡的我黨，有點像是老鴇。至於書中笑貧天尊說：自己是對的，主席是錯的？習大大說了，不要前三後三相互否定。只吃第六個餅是吃不飽的。而且現實中主席的在黨內地位是因為一件事：主席的預言一貫正確。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本書最大的問題就是不真實，沒有反映出那個時代的情況。譬如，第一章中不符合時代特點的詞彙就頻頻出現。“請吩咐”應該是“如實彙報”，“間諜”“特工”應該是“特務”，“名貴</text:span><text:span text:style-name="T16">"</text:span><text:span text:style-name="T17">應該是“奢侈”，“普通人”應該是“工人”。“慣例”應該是“條例”，“搜身”應該是“檢查”，等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我是宅男如果我得到主角那樣的外掛會先賺很多錢然後設定一個存檔 過完一生文中的外掛自帶其他功能足夠主角幸福過完一生了，在回到年輕時候的存檔然後試著過不同的生活，一直到無聊在把世界毀滅看看會怎麼樣 </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142">VIA</text:span><text:span text:style-name="T92">神農【</text:span><text:span text:style-name="T91">hsq90</text:span><text:span text:style-name="T94">】的推薦語，十分感謝！！：本書作者不甚出名，作品也不是很多，但是這本書絕對是仙草！比較像</text:span><text:span text:style-name="T93">Galgame</text:span><text:span text:style-name="T94">那樣做任務推妹子，有天使和魔女兩個幼馴染，後來她倆撕逼賭鬥；主角跟了魔女，和天使打賭在規定時間內攻略並推倒</text:span><text:span text:style-name="T93">10</text:span><text:span text:style-name="T94">個妹子，如果成功了就對天使想幹啥就幹啥，印象裡面推了</text:span><text:span text:style-name="T93">5</text:span><text:span text:style-name="T92">個女主（</text:span><text:span text:style-name="T93">1.</text:span><text:span text:style-name="T94">大小姐</text:span><text:span text:style-name="T91">2.</text:span><text:span text:style-name="T94">警花</text:span><text:span text:style-name="T93">3.</text:span><text:span text:style-name="T92">黑道公主</text:span><text:span text:style-name="T91">4.</text:span><text:span text:style-name="T92">著名模特</text:span><text:span text:style-name="T91">5.</text:span><text:span text:style-name="T92">電影明星）以及女配若干，全處全收；最後天使</text:span><text:span text:style-name="T91">MM</text:span><text:span text:style-name="T92">忍不住下到人間自己當了女主角被推倒，全書在魔女和天使的撕逼大決戰後結束（撕逼撕的太狠了於是兩人就脫力了，然後主角撿屍去調教她們了，你懂得）男主殺伐果斷，女主各有特色，情節設定也比較精彩，肉戲豐滿。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讓人又愛又恨的作者。別人的網文缺乏創意情節，同質化嚴重。他的創意好像用不完。情節設計，伏筆鋪墊，懸念佈局都有許多亮點。無奈人物發展始終弱爆了，把握不住人物的爽點。且每次到了中期，人物性格和劇情就開始虛浮，不嚴謹考據。其中人物的“衰竭”尤為明顯。作者設計的主角總不是很有人格魅力，完全是炮灰命格。哪怕劇情起伏跌宕，這炮灰命格在其中顛簸，總有被閹割感。另外作者設計的那些超贊的情節，其實可以細細寫來。可是過了前期，作者就像趕場子一樣，不要錢甩大綱，情節完全沒有發展起來。讓人唏噓可惜。他創造的故事通常世界觀完整，創意十足。因此讓人喜愛非常，可每本看完都覺得自己被閹割，隔靴搔癢，也不知道什麼時候能進步。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開篇主角一副高智商人物樣子，多次強調擅長分析能力，中期開始智障病開始發作，先是被個女人的備胎耍，接著被個女人耍，對於一個詭異的危險遊戲警惕性為零，繼續將</text:span><text:span text:style-name="T12">NPC</text:span><text:span text:style-name="T13">當</text:span><text:span text:style-name="T12">NPC</text:span><text:span text:style-name="T13">一一既然要描寫個智障就不要開頭寫得好像主角算無遺策似的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一個多麼好的故事…又被作者毀了。目前看了這個作者兩部作品，他的故事設計，伏筆鋪墊，懸疑氛圍，都相當引人入勝！但是，這個作者寫人物發展真的是不行啊！哪怕是小白網文，可以忍耐配角智商低，但真的不能忍主角智商低啊！這主角，性命被控制，加強自己卻不給力，沒有具體對未來的規劃，東一榔頭西一榔頭。根本還沒累積就沾沾自喜，自大輕敵，故弄玄虛，這樣的性格是炮灰不是主角命啊！本來看他組建自己的工作室還激動一把，但是組建後還沒發展就拋一邊。還特別喜愛寫主角被美女騙（這些問題上一本都有），感覺像被閹割了一樣難受 </text:span><text:span text:style-name="T2">&lt;br&gt;</text:span><text:span text:style-name="T14">劇情設計：</text:span><text:span text:style-name="T4">5</text:span><text:span text:style-name="T3">星。人物：</text:span><text:span text:style-name="T4">1</text:span><text:span text:style-name="T3">星（劇毒）。後期爛尾一塌糊塗，平均</text:span><text:span text:style-name="T4">3</text:span><text:span text:style-name="T3">星。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個作者，怎麼說呢，感覺是屬於非常不會處理劇情的人，文中明明是非常緊迫的事件，角色前一章還在說如果不能及時的話就會導致</text:span><text:span text:style-name="T16">*****</text:span><text:span text:style-name="T17">，結果下一章居然悠閒的不行，這種異常矛盾的反差感讓人難以接受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奇幻背景，玄幻力量體系，邪神克蘇魯，後宮。 講述的是一個前世很厲害的人，最後和魔王同歸於盡穿越回到之前的故事。 </text:span><text:span text:style-name="T2">&lt;br&gt;</text:span><text:span text:style-name="T14">看描述其實非常老套，實際上去看，更會發現作者吃書吃的厲害，前世讓主角變得牛逼的系統居然是一種末日；前世各種牛逼的對手，現在居然只是一個背景牆；這個對手非常厲害，主角穿越一個副本回來後碾壓；這個世界對手很</text:span><text:span text:style-name="T4">NB</text:span><text:span text:style-name="T3">，他們世界居然要末日了等等。 </text:span><text:span text:style-name="T4">&lt;br&gt;</text:span><text:span text:style-name="T3">所以我為什麼要看這本書呢甚至有</text:span><text:span text:style-name="T4">3</text:span><text:span text:style-name="T3">星呢？原因是作者對末日的腦洞比較大，一個世界的地面被邪神吃了，人們只能住在高空苟延殘喘這個設定是不是很帶感？ 這樣的設定其實蠻多的，可惜的是劇情還不太成熟，希望以後有所改善。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143">3</text:span><text:span text:style-name="T64">分</text:span><text:span text:style-name="T63">,</text:span><text:span text:style-name="T66">中期設定與戰鬥力膨脹太厲害了</text:span><text:span text:style-name="T65">. &lt;br&gt;9</text:span><text:span text:style-name="T64">億個世界層</text:span><text:span text:style-name="T63">,</text:span><text:span text:style-name="T66">每個世界層都有億萬世界</text:span><text:span text:style-name="T65">,</text:span><text:span text:style-name="T64">最外層世界最弱</text:span><text:span text:style-name="T65">,</text:span><text:span text:style-name="T66">主角所在的世界甚至連最外層世界都不算</text:span><text:span text:style-name="T63">,</text:span><text:span text:style-name="T64">然後這些又全部都是表層世界</text:span><text:span text:style-name="T63">,</text:span><text:span text:style-name="T64">在裡世界面前都是渣渣</text:span><text:span text:style-name="T63">......</text:span><text:span text:style-name="T64">等等設定讓人只能想到辣雞頁遊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主角的紅顏知己都是些神、魔、仙，一種欽定了的感覺，末世什麼的，主角的後花園而已，危機什麼的，作者逗你玩而已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野心是有的，文筆也還可以，想學滾開，甚至想優化改進，奈何文青病纏身，鋪墊冗長，爽點不爽，彆扭虐主，自陷小眾圈子。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母系列】推讀有人求母女百合文，幾位紳士推薦了這本加速同人。剛才去看了一眼，唉，龍空真是越來越變態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實妹系列】來篇報社的給紳士們調劑一下胃口：老實說吧，這本書裡兄妹親情（？）確實很真摯，但是大體路線卻是跪在真實；看完開篇部分，個人感覺差點強了妹妹的黃毛才是真</text:span><text:span text:style-name="T16">·</text:span><text:span text:style-name="T17">主角～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44">&lt;a href="/n/mxdlx123" target='_blank'&gt;@mxdlx123 &lt;/a&gt;: </text:span><text:span text:style-name="T9">推的是白手套的</text:span><text:span text:style-name="T45">&lt;a href="/name/</text:span><text:span text:style-name="T10">畫魂</text:span><text:span text:style-name="T8">" target='_blank'&gt;</text:span><text:span text:style-name="T10">《畫魂》</text:span><text:span text:style-name="T8">&lt;/a&gt;</text:span><text:span text:style-name="T10">，主角無比鬼畜，推了兩個女兒，女友，老婆，好幾位岳母，還有親姐姐</text:span><text:span text:style-name="T8">PS</text:span><text:span text:style-name="T10">：文章的確很喪屍，不過據估計貌似不止禍害了兩個女兒，還有好幾位非親帶故的乾女兒慘遭男主毒手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溫馨全家桶系列】用這本同名作品來提名河圖的那本：一代國畫大師齊心遠嘔心瀝血為豐富人民群眾精神文化生活而奮鬥的故事。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原文： </text:span><text:span text:style-name="T52">&lt;br&gt;</text:span><text:span text:style-name="T53">石焱心神一動，把兜內的方糖取出一粒，遞給了小女孩。 </text:span><text:span text:style-name="T52">&lt;br&gt;“</text:span><text:span text:style-name="T53">獎勵你的，方糖！” </text:span><text:span text:style-name="T52">&lt;br&gt;</text:span><text:span text:style-name="T53">他自小低血糖，兜裡一般會備用幾顆方糖。 </text:span><text:span text:style-name="T54">&lt;br&gt;</text:span><text:span text:style-name="T53">注：上面是第一章剛重生，看似沒問題，可</text:span><text:span text:style-name="T52">tm</text:span><text:span text:style-name="T53">環境是遊戲裡，神</text:span><text:span text:style-name="T52">tm</text:span><text:span text:style-name="T53">從小低血糖，然後在遊戲裡備方糖？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看著有點點變扭，後來看到主角看到那個太陽聖女面孔，居然還愣住了，說是沒見過這麼完美的面容，妹的前面你還說自己好歹是經歷過網路時代洗滌的人，網上那麼多</text:span><text:span text:style-name="T16">ps</text:span><text:span text:style-name="T17">出來的你都沒看夠嗎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溫馨全家桶系列】來自骨科名醫</text:span><text:span text:style-name="T16">&lt;a href="/n/xp94020457" target='_blank'&gt;@xp94020457 &lt;/a&gt;: </text:span><text:span text:style-name="T17">本文含有輕微母女丼要素無法接受請繞道 母女丼還需要解釋神秘嗎？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妹系列】妹控的鐵血軍旅…好有違和感啊……開篇就上演了沒羞沒臊的鬼兄軟妹黃瓜記，大喪！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實女系列】來自骨科專家【回到明朝當</text:span><text:span text:style-name="T12">loli</text:span><text:span text:style-name="T13">】：男主喝了子母河的水生下的女兒要當男主的妻子，男主不從於是女兒要強推男主  </text:span><text:span text:style-name="T12">... PS</text:span><text:span text:style-name="T13">：太監了，不要進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溫馨全家桶系列】診斷報告來自</text:span><text:span text:style-name="T52">&lt;a href="/n/</text:span><text:span text:style-name="T53">刀叉習慣</text:span><text:span text:style-name="T52">" target='_blank'&gt;@</text:span><text:span text:style-name="T53">刀叉習慣 </text:span><text:span text:style-name="T52">&lt;/a&gt;: </text:span><text:span text:style-name="T53">剛才弄錯名字了，應該叫玉都花少，簡介</text:span><text:span text:style-name="T54">:</text:span><text:span text:style-name="T53">講述一個少年，穿越過後，在一個男女比例</text:span><text:span text:style-name="T52">1</text:span><text:span text:style-name="T53">：</text:span><text:span text:style-name="T52">20</text:span><text:span text:style-name="T53">的世界中，幸福生活的故事。  穿越過後，少年發現，自己家裡除了有一個美豔的生母外，還有三個氣質各有不同的姨娘，還有兩位異常關心自己的美女姐姐，甚至還有，失去了丈夫的兩位成熟嫂子。這些家裡的女人，都需要少年來照顧。  家裡的女人，需要少年來照顧，家外的女人，更是千姿百態，吸引著少年去探究與征服。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義女系列】來自骨科專家</text:span><text:span text:style-name="T16">&lt;a href="/n/Hypercolor" target='_blank'&gt;@Hypercolor &lt;/a&gt;: </text:span><text:span text:style-name="T17">一個悶騷的處男大學生，人生的輸家，穿越之後竟然直接跳過戀愛、同居、結婚、蜜月等等福利階段，直接進入養女兒的辛苦生活，而且孩子她媽還不在。最最恐怖的是女兒本身，這只小幼幼表面上像天使一樣可愛，其實食量猛於虎，脾氣暴躁得像公牛，對父親的佔有欲勝過惡龍對寶藏的企圖。她不吝嗇用任何一種手段，對付那些企圖與父親交往的女性。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前半本就寫了兩件事，一是打獸人，各種打，帶妹子打帶小弟打，集團軍打精英隊打，陣地戰打暗殺打，火攻打水淹打，連敵方</text:span><text:span text:style-name="T12">BOSS</text:span><text:span text:style-name="T13">也是一成不變的同一個獸人，智商永遠是</text:span><text:span text:style-name="T12">0</text:span><text:span text:style-name="T13">。不打獸人時則整天和幼女玩，各種玩，變著法子玩。在我實在忍受不下去的當口，作者突然走暗線了，劇情一下子高潮迭起，引人入勝，煞是好看，人氣角色七姐妹們紛紛粉墨登場，一掃前半本的乾癟無趣。可作者卻一再表示累啊、痛苦啊、病了瘦了，仿佛這麼寫就是痛不欲生，責怪讀者在逼他寫他不願意寫的東西。最後終於忍不下去匆匆爛尾了事，驚得我目瞪口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妹系列】主角雖然出生於官家，但卻與父母關係極為惡劣，是個無可救藥的死妹控，為了妹妹神也殺給你看，妹妹更是個死兄控，視彼此為己之唯一。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實女系列】農業黨的勝利，種田流架空文，主角與表妹一起穿越，和表妹成親並生下了一個女兒，然而主角最終卻和表妹決裂了，因為女兒才是他的真愛。。。感謝骨科專家【矽統】的提名推薦！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評論說得對，吊絲病太重了。主角穿越時空手握黑科技，以長生為目的開展對一個位面的精神污染計畫，明明是穿越者大</text:span><text:span text:style-name="T16">boss</text:span><text:span text:style-name="T17">的身份，結果第一次看到土財主家的二丫就直了眼，上了兩個從良的妓女就沾沾自喜，吃相實在太難看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5">【實妹系列】這次推薦的非小說，而是來自德國哲學家尼采的一本【真</text:span><text:span text:style-name="T26">·</text:span><text:span text:style-name="T27">德國骨科】自傳</text:span><text:span text:style-name="T28">&lt;a href="/name/</text:span><text:span text:style-name="T29">我妹妹與我</text:span><text:span text:style-name="T26">" target='_blank'&gt;</text:span><text:span text:style-name="T27">《我妹妹與我》</text:span><text:span text:style-name="T28">&lt;/a&gt;</text:span><text:span text:style-name="T29">：這位哲學家曾說，到女人那裡去，別忘了帶上你的鞭子。這句話曾被眾多女權磚家痛斥。但我卻覺得，尼采的鞭子，更有可能是交給自己的女人，反過來抽打自己的某種情意。特別是抽打在心頭上的，某種禁忌的愛戀啊！【當然，也有正經一點的解讀：真理如女人，追求真理的手段則是鞭子—指代尼采哲學體系的核心概念之一—權力意志】附：百度百科介紹—</text:span><text:span text:style-name="T26">&lt;a href="/name/</text:span><text:span text:style-name="T29">我妹妹與我</text:span><text:span text:style-name="T26">" target='_blank'&gt;</text:span><text:span text:style-name="T27">《我妹妹與我》</text:span><text:span text:style-name="T26">&lt;/a&gt;</text:span><text:span text:style-name="T27">是尼采在他生命最後時刻留下的忠實記錄，是從精神病院中被偷運出來的珍貴手稿。書中大膽寫出自童年與青少年時期起，與尼采糾纏一生的女子——妹妹伊莉莎白之間的暖昧關係</text:span><text:span text:style-name="T26">&amp;amp;</text:span><text:span text:style-name="T27">情感糾葛…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義妹系列】本文很明顯是伏見司</text:span><text:span text:style-name="T2">&lt;a href="/name/</text:span><text:span text:style-name="T14">我妹妹是黃漫老師</text:span><text:span text:style-name="T4">" target='_blank'&gt;</text:span><text:span text:style-name="T3">《我妹妹是黃漫老師》</text:span><text:span text:style-name="T4">&lt;/a&gt;</text:span><text:span text:style-name="T3">的中國化版高仿作品。然而，無論是將神巫六六娘化成青梅竹馬的隔壁美少女，還是極為貼近現實的主角在三人成基的校園生活，都是生動鮮活，</text:span><text:span text:style-name="T4">6</text:span><text:span text:style-name="T3">的不行。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作者的復仇系列，在論壇與人撕逼，在小說中將其娘化，喪心病狂，不忍直視。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0">【實妹系列】晉江文，</text:span><text:span text:style-name="T31">HP</text:span><text:span text:style-name="T32">同人，已經完本。推演創新無太多亮點，主要新意在於湯姆蘇版鉑西與瑪麗蘇版金妮之間的純真兄妹之情喲</text:span><text:span text:style-name="T31">^ _ ^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嗶妹系列】作者傲嬌的筆名口是心非地揭露了一切。第一卷的現實部分是我之仙草，然而之後卻無甚驚喜，不過開篇部分兄妹兩人純真的親情羈絆與溫馨的相互守護的確是灰常治癒。</text:span><text:span text:style-name="T16">PS</text:span><text:span text:style-name="T17">：很多流覽我書單的龍友，把【嗶】當成了一個動詞，但實際上我是那它當作純潔的消音詞來用的好不好！嗶是對血緣關係的判定替代詞，並不是十八禁的動詞～所有連載中的實系骨科統一診斷為【嗶】系列，涵義謹此而已喲！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義妹系列】背景設定近於</text:span><text:span text:style-name="T19">&lt;a href="/name/</text:span><text:span text:style-name="T20">巫師世界</text:span><text:span text:style-name="T21">" target='_blank'&gt;</text:span><text:span text:style-name="T20">《巫師世界》</text:span><text:span text:style-name="T19">&lt;/a&gt;</text:span><text:span text:style-name="T20">，開頭模式神似</text:span><text:span text:style-name="T21">&lt;a href="/name/</text:span><text:span text:style-name="T22">劍道真姐</text:span><text:span text:style-name="T19">" target='_blank'&gt;</text:span><text:span text:style-name="T20">《劍道真姐》</text:span><text:span text:style-name="T19">&lt;/a&gt;</text:span><text:span text:style-name="T20">，再加上最早介紹給讀者的親妹妹接下來被抖出的包袱實系虛化的滾開式小把戲，目測主角殺妹證道有望。 </text:span><text:span text:style-name="T19">PS</text:span><text:span text:style-name="T20">：已經太監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怎麼說呢，感覺乾糧有足吧，文筆乾澀了不少，主角的面癱臉印象最深，其他的，他的身世之謎，巴拉巴拉，總之給我留的印象很少，或者說作者想的太大太高，結果開派之作並不成功，不過勇氣可嘉，不太建議去看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開頭讀著還可以，但廢話和心理活動太多，情節不大合理，新鮮感一過就沒什麼意思了。有種光說不練的感覺。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從魔法學院到魔幻史詩，主角跨越千年、作者跨越四年的拯救世界之旅。最近發現這本書還在更新，真心難得。這本書的時間線可以分前中後三部分，第一部分（</text:span><text:span text:style-name="T4">14</text:span><text:span text:style-name="T3">年以前）是偏種田，並且挖坑，完善世界觀，第二部分（</text:span><text:span text:style-name="T4">15</text:span><text:span text:style-name="T3">年）是發展，升級，並挖更多的坑，最近一部分試圖解決所有伏筆，將整本書變成一本救世主題材。整體文筆還是不錯的，偏日漫和輕小說化，可惜時間拖拉太久，這種題材比較小眾的作品拖得太久就會流失很大一部分讀者，而且不易讓新人入坑。乾草</text:span><text:span text:style-name="T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故事曲折，陰謀不斷，機變迭出，情節充滿意外與驚喜，能吸引人一口氣往下讀；金手指不大且合理，無邏輯硬傷。主人公從小廝一步步提升修煉，為人善良淳樸，心中有愛，適合對正能量有要求的讀者。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這書還不錯，前中期神作。 </text:span><text:span text:style-name="T19">&lt;br&gt;</text:span><text:span text:style-name="T20">女兒國寫得很出彩。 </text:span><text:span text:style-name="T21">&lt;br&gt;</text:span><text:span text:style-name="T20">主要是大唐副本太解氣了。 </text:span><text:span text:style-name="T19">&lt;br&gt;</text:span><text:span text:style-name="T20">寇仲放棄爭霸天下後，被手下騙進密室用炸藥炸死了。因為寇仲不死李世民不安，他們這些手下就要死。寇仲不仁，別怪我們不義。 </text:span><text:span text:style-name="T21">&lt;br&gt;</text:span><text:span text:style-name="T22">徐子陵被佛門出賣死在宋缺手裡。 </text:span><text:span text:style-name="T19">&lt;br&gt;</text:span><text:span text:style-name="T20">我只想說死得好！ </text:span><text:span text:style-name="T19">&lt;br&gt;</text:span><text:span text:style-name="T20">但後面超級坑爹，被慈航的人抓了，後面更是和梵清惠一炮泯恩仇。。。 </text:span><text:span text:style-name="T19">&lt;br&gt;TM</text:span><text:span text:style-name="T20">我還以為會滅了慈航。結果又是一上女人就腿軟。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無數歷史已經證明瞭，領袖也並不能隨意違背自己集團的利益。違背集體利益的領袖，下場也是有先例的。俄國彼得三世（在對普魯士戰爭取得優勢情況下，放棄土地，反而加入普軍。被俄軍全軍認為叛徒。後來被葉卡捷琳娜二世推翻），美國總統林肯（想介入銀行業）、甘迺迪（想逐步收回美聯儲發行美元權利），蘇聯赫魯雪夫（試圖推行退休制度，結束官員終身制。被包勃氏推翻），日本伊藤博文。 </text:span><text:span text:style-name="T16">&lt;br&gt;</text:span><text:span text:style-name="T17">大唐中無論是寇仲和徐子陵放棄江山的行為是不明智的，無視了追隨自己的手下和傾盡全族之力的宋閥，這些人最好的下場就是被剝奪一切權力苟且活著。或許李世民會留下一兩個人表示一下自己對投降者的大度，但是當有人想收拾他們時只能束手就擒。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剛看了開頭，我對醉駕還自認為沒多大事的人極度👎鄙視，人渣　</text:span><text:span text:style-name="T12">(′</text:span><text:span text:style-name="T13">～</text:span><text:span text:style-name="T12">`</text:span><text:span text:style-name="T13">；），要死自己一個人死，別害人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相當淫蕩的小說……說它淫蕩倒不是寫得有多色，而是世界觀設定的走向，只有女子的神國，每一位神國的成員都是國色天香武功蓋世，而且對於神主絕對的虔誠，無比的嚮往。然而神主卻沒有卵用，只能在推與被推間迴圈。 </text:span><text:span text:style-name="T2">&lt;br&gt;</text:span><text:span text:style-name="T3">蠻新奇的故事背景，不管是男主前生的復仇之路還是今生的絕不妥協，幾個女神、蘿莉和狐狸的形象都非常突出而不套路化，只是原本練武升級成修仙接著又跳越到宇宙級別的科技</text:span><text:span text:style-name="T4">+</text:span><text:span text:style-name="T3">奇幻的世界觀有點讓人猝不及防，很大段的關於時間空間與平等宇宙的解釋讓人直接跳開。 </text:span><text:span text:style-name="T4">&lt;br&gt;</text:span><text:span text:style-name="T3">喜歡後宮戲的人應該會很愛吧，這種雖然女人很多卻只重點寫了幾個的感情戲，比很多以濫情為主線的故事好太多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藍晶失敗的轉型之作。藍晶的書體系大都比較分明，設定合理，這本書分明是大眾春藥流、吃雞長功力，讓我想起了吃地瓜的前輩；劇情推動總是呈現跳躍式發展，有時讓人感覺不是很舒服；主角性格上自私囂張，殺人如殺雞，智商上學什麼會什麼，全身都是絕招，實力上可以越十八級打怪，揮手就變灰灰；裝逼情節上生硬刻意，打臉時低智商的圍觀群眾各種驚歎、配角目光短淺前倨後恭、反派惱羞成怒、眾人開始吹捧主角</text:span><text:span text:style-name="T12">...</text:span><text:span text:style-name="T13">全書前面挺好，後繼乏力，他還是適合寫西式文，仙俠寫得不但不精彩，還沒味道。所以藍晶在後續之作中轉回了其擅長的西幻文，可惜仍然因為銷量不佳，再次被迫太監。</text:span><text:span text:style-name="T12">ps</text:span><text:span text:style-name="T13">：關鍵是沒有了從學徒到血脈當中隱晦的讓人獸血沸騰的格調。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我屁股很正，可我為啥就是看不下作者的這本書，都試了好幾回了，味同嚼蠟，幹的我下不了口，我連忙灌了幾口水，想想，後面會爽的，殺光韃子啊，抱著這樣的心態我看了下去，感覺好像人設不太對啊，你一個殺伐果斷的人幹嘛非要救一個和你沒啥關係的小腳呢，還他媽開摩托，說的是上本書，總之沒有啥邏輯就是殺殺殺，可是這主角看的跟智障一樣。。。看不下去，棄了。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哇，皇帝吃飯得是頓頓都十個白麵饅頭吧！光憑臆想的商業大亨商戰經歷和紙醉金迷的腐敗生活，怎麼能夠吸引讀者呢？除了文筆尚可以外，其他的投資、圈錢、裝逼打臉等等都太套路了。乾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因為屁股正給高分不好，給低分就更不好了，正常的乾草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33">作者前作</text:span><text:span text:style-name="T34">&lt;a href="/name/</text:span><text:span text:style-name="T35">歷史粉碎機</text:span><text:span text:style-name="T36">" target='_blank'&gt;</text:span><text:span text:style-name="T37">《歷史粉碎機》</text:span><text:span text:style-name="T36">&lt;/a&gt;</text:span><text:span text:style-name="T37">的高清重置版，削弱主角外掛的同時更加注重起了人物動力，總的來說可看度高了不少。 </text:span><text:span text:style-name="T36">&lt;br&gt;</text:span><text:span text:style-name="T37">如果說問題，一是掛太大導致我明確認識到不開掛搞溫和土改</text:span><text:span text:style-name="T34">=</text:span><text:span text:style-name="T37">找死；二是裡邊人物的階級立場太明確；三是作者即興吐槽太出戲，幾個配角吸引的仇恨值不夠。 </text:span><text:span text:style-name="T36">&lt;br&gt;</text:span><text:span text:style-name="T35">拿</text:span><text:span text:style-name="T36">&lt;a href="/name/</text:span><text:span text:style-name="T35">雍正王朝</text:span><text:span text:style-name="T34">" target='_blank'&gt;</text:span><text:span text:style-name="T35">《雍正王朝》</text:span><text:span text:style-name="T34">&lt;/a&gt;</text:span><text:span text:style-name="T35">裡的舉例，李衛借著為劉王氏翻案之機扳倒黃倫。幾句對話把形象立住了： </text:span><text:span text:style-name="T34">&lt;br&gt;“</text:span><text:span text:style-name="T35">我知道你有冤情，我想替你申冤。”“官官相護，沒用的，沒用的……”“我明著告訴你吧，老子跟黃倫有仇，就想借著你這冤案整倒他。”“民婦有冤枉！” </text:span></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5">@</text:span><text:span text:style-name="T6">黃昏細雨紅袖招，開篇很驚豔，主角性格很清楚，學霸和自戀、自戀、自戀……能把自戀寫到這種高度也是少有的了。而且不同于其他的文抄公，上來就是網文巨著什麼亂七八糟的，這個作者切入的角度很討巧，青春文學。青春文學開路，熱血動漫改編鋪墊，然後配合著各個馬甲取得的成就，最後的世界神話也就不怎麼突兀了。中間穿插的契訶夫、莫迫桑短篇小說和巴爾紮克的中篇也是神來之筆。不過驚豔是驚豔，毒點也是毒點啊……具體就不說了，關鍵字變身！我感覺主角最大的金手指就是作品風格合理化。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乾草或乾糧吧，大海啊她全是水。蠻奇怪的一本書，一個重生在美國的華裔富二代建立商業帝國的悠閒生活，說是休閒生活流吧，又摻雜那麼多的商業佈局，說是商業吧，結果只有簡單立意又過於理想化，缺少具體的商業實戰，就是不停地水那幾個動物和各個地方與行業。作者的文筆其實還不錯，這種為了掩飾對商戰不太懂從而將其分隔在生活片段中的寫法也不錯 ，但是這也導致了整本書缺少吸引力。還有兩個缺點，一是主角一直這麼個小孩子表現的這麼不可思議，二是作者對資本家還缺少基本的認知 </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38">&lt;a href="/name/</text:span><text:span text:style-name="T14">歷史粉碎機</text:span><text:span text:style-name="T4">" target='_blank'&gt;</text:span><text:span text:style-name="T3">《歷史粉碎機》</text:span><text:span text:style-name="T4">&lt;/a&gt;</text:span><text:span text:style-name="T3">作者的洩憤爽文。作者很擅長“壓情緒”，讓看書的人因為主角被卑鄙無恥小人虐而興起憤慨之情。再煽動熱血和民族主義。算是掐准國人對歷史強國變成弱國的不甘這個軟肋。看的時候很爽，看完如同在論壇大罵一場，嘴巴爽一下。這部和上一本差不多，依然用這種心理技巧和流暢文筆自我複製成功，沒有進步。有點可惜。中國的問題根本就不是建奴的問題。春秋戰國百家哲學爭鳴時期解決確立良性意識形態，還有國家意識才有可能徹底救國。不然會永遠重複輪回，人種啟蒙開智時期意識形態選以儒教治國，偽君子比真君子好活，劣幣驅除良幣，人性劣化的速度太快。想看秦之前的文，可惜好的不多</text:span><text:span text:style-name="T4">~</text:span><text:span text:style-name="T3">唉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我要看的是主角在地球上如何建立神系，神秘力量還有世界的變化，大國之間的博弈，然而作者卻直接在書裡下毒，變成一個死屌絲如何變成大明星開後宮，簡直</text:span><text:span text:style-name="T16">low</text:span><text:span text:style-name="T17">到爆啊，作者你難道絲毫不知道讀者的爽點在哪嗎，看後宮小白文誰看你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8">壞消息</text:span><text:span text:style-name="T19">:</text:span><text:span text:style-name="T20">這是本寫崩的書，而且很粗糙。有爽點，主體乾草帶毒，有部分慘不忍睹。 </text:span><text:span text:style-name="T21">&lt;br&gt;</text:span><text:span text:style-name="T20">好消息</text:span><text:span text:style-name="T19">:</text:span><text:span text:style-name="T20">通過對包括</text:span><text:span text:style-name="T21">&lt;a href="/name/</text:span><text:span text:style-name="T22">重生之神級學霸</text:span><text:span text:style-name="T19">" target='_blank'&gt;</text:span><text:span text:style-name="T20">《重生之神級學霸》</text:span><text:span text:style-name="T19">&lt;/a&gt;</text:span><text:span text:style-name="T20">在內的作者多年的多本作品分析後得出，鳥豚是一個寫作水準在逐年穩定提升的作者。 </text:span><text:span text:style-name="T19">&lt;br&gt;</text:span><text:span text:style-name="T20">感謝他多年的毒草的磨礪，讓我們擁有了現在的出色的他，我想，神級學霸絕對不會是他作品的人生巔峰，且讓我們懷著期待，拭目以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本書當時在推讀好像大體經歷了一個從叫好到叫駡的過程，在起點的經歷也比較相似；不過它當初的首訂確實亮瞎人眼，可能算是都市變身文在商業成績上最後的輝煌了吧。作者的腦洞其實還是很驚豔的，但可惜的是後期主線全亂故事也近似支離破碎；然而，本書最刺激眾多紳士的地方，卻在於那一句“後進式”引起的浮想聯翩，以及那個“變身女穴霸”的外號。</text:span><text:span text:style-name="T16">PS</text:span><text:span text:style-name="T17">：經本人鑒定，這個外號並沒有具現化，期待自交的喪失們可以退散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長篇自嫁，前期不錯，中期還行，後期毒草，其實我覺得可以換幾個名字，前期叫變身女生（我決定把這段刪掉</text:span><text:span text:style-name="T2">(</text:span><text:span text:style-name="T89">ಥ</text:span><text:span text:style-name="T4">_</text:span><text:span text:style-name="T89">ಥ</text:span><text:span text:style-name="T4">)</text:span><text:span text:style-name="T3">），中期叫變身女神（白富美就會有白富美的煩惱），後期變身女神經，☞→拖出去斃了，小說不就是帶著大家一起嗨嗎，怎麼能自嗨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前期仙草</text:span><text:span text:style-name="T16">5</text:span><text:span text:style-name="T17">分，後期劇毒負分，和滾開的打不過狗的加隆獸傳說可有一比。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神機轉入小白的一個標誌，豬腳不再吃人了，改成強啪自己血親來增加功力。書背景緊接龍蛇，大概是龍蛇完了後王超打下外星人飛船，得到上升的路了。不過前作的人物只是略帶過，看到棄書也沒出現。老實說配角真心智障，簡直是送臉上門，人類政府做法更加腦殘，無法想像是一個政府。居然在選拔作為人類未來的大學生時，不但不禁止自相殘殺還有所鼓勵，也不知道是培養人類的未來還是在養蠱。不過本書的打臉節奏還是適合一些作者借鑒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5">【謹以此作代表中原五白系列】經常被人拿來秀優越的道具套裝。之所以選這本做代表，是因為在五白之中，個人最喜歡的就是機機啦；在神機創作龍蛇的時候，他的作品真心是我之仙草；可惜的是，自</text:span><text:span text:style-name="T116">&lt;a href="/name/</text:span><text:span text:style-name="T117">陽神</text:span><text:span text:style-name="T118">" target='_blank'&gt;</text:span><text:span text:style-name="T119">《陽神》</text:span><text:span text:style-name="T118">&lt;/a&gt;</text:span><text:span text:style-name="T119">後期開始，神機終於學會了主流爽白文的寫法，但也漸失以前的靈氣與初心。所以接下來幾本書，無論是吃人證道的</text:span><text:span text:style-name="T116">&lt;a href="/name/</text:span><text:span text:style-name="T117">永生</text:span><text:span text:style-name="T116">" target='_blank'&gt;</text:span><text:span text:style-name="T119">《永生》</text:span><text:span text:style-name="T118">&lt;/a&gt;</text:span><text:span text:style-name="T117">，歇斯底里的</text:span><text:span text:style-name="T118">&lt;a href="/name/</text:span><text:span text:style-name="T119">聖王</text:span><text:span text:style-name="T116">" target='_blank'&gt;</text:span><text:span text:style-name="T119">《聖王》</text:span><text:span text:style-name="T116">&lt;/a&gt;</text:span><text:span text:style-name="T117">，還是依靠啪啪啪血親來增長功力的</text:span><text:span text:style-name="T116">&lt;a href="/name/</text:span><text:span text:style-name="T117">星河</text:span><text:span text:style-name="T116">" target='_blank'&gt;</text:span><text:span text:style-name="T117">《星河》</text:span><text:span text:style-name="T116">&lt;/a&gt;</text:span><text:span text:style-name="T117">，就全都只能呵呵呵呵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這個作者全篇的重點都是床戲，除了床戲以外的政治鬥爭和軍事描寫我看的是慘不忍睹啊。主角穿越到了賀蘭敏之身上。不可避免的和武則天深入交流了。話說，這是親姨吧。然後無恥的主角又把太平公主拿下了，母女啊，禽獸。你有能耐來個姐妹收啊。好吧，作者還真做到了。仔細看看，有一章把他媽上了。只是最後妹妹送人了，可惜啊。上官婉兒一樣是母女雙收，話說我一直對上官婉兒挺有好感的，萬惡的主角又玩養成了。 </text:span><text:span text:style-name="T12">&lt;br&gt;PS:</text:span><text:span text:style-name="T13">大家可以搜一下這個作者的其他作品，一脈相承的風格，合格的小</text:span><text:span text:style-name="T12">H</text:span><text:span text:style-name="T13">文作者。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主角夢幻開局，爺爺是美國華裔領袖。過的是和比爾蓋茨談笑風生，和巴菲特把酒言歡的生活。起點太高就導致很快就世界首富，已經左踢微軟，右踩蘋果。 </text:span><text:span text:style-name="T16">&lt;br&gt;</text:span><text:span text:style-name="T17">老黃的英偉達是他支持的，川普的企業是他扶持的，馬雲馬化騰視他為偶像，比爾與約伯斯視他為同輩，而此時他還未成年。而當他坐看雲起雲落之時，回望自己的人生，發現自己還是個處男。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乾糧。玩家沉迷遊戲世界，發現獲得金手指的同時現實在被遊戲化，創意很不錯，但是過於刻意塑造氛圍，對故事的精彩性上有些缺失。其實作者應該思考一下，網文很多時候不一定需要多麼深刻和多麼獨特的主題，能給大多數讀者帶來輕鬆愉悅的體驗感基本上就算很成功了，而那種過於深刻和獨特的故事越到後期也越難寫。。。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這本書我覺得還好，不過本書書評就很有意思了，每次一有像本書這種書出現，立馬就有兩撥人馬，敲鑼打鼓，整頓隊形，一擁而上，打的那叫個難解難分，不分上下，你有理我有理，此乃優書網一大奇觀“雙龍吐口水” </text:p>
          </table:table-cell>
          <table:table-cell table:style-name="ce3" office:value-type="string" calcext:value-type="string">
            <text:p>neutral</text:p>
          </table:table-cell>
          <table:table-cell table:number-columns-repeated="1022"/>
        </table:table-row>
        <table:table-row table:style-name="ro1">
          <table:table-cell table:style-name="ce3" office:value-type="string" calcext:value-type="string">
            <text:p><text:span text:style-name="T142">&lt;a href="/name/</text:span><text:span text:style-name="T92">歷史粉碎機</text:span><text:span text:style-name="T91">" target='_blank'&gt;</text:span><text:span text:style-name="T94">《歷史粉碎機》</text:span><text:span text:style-name="T93">&lt;/a&gt;</text:span><text:span text:style-name="T94">作者的新書。 </text:span><text:span text:style-name="T93">&lt;br&gt;</text:span><text:span text:style-name="T94">歷史知識水準我是看不出來，但他那種開掛平推，狂放不羈的風格很吸引我。 </text:span><text:span text:style-name="T93">&lt;br&gt;</text:span><text:span text:style-name="T92">說好聽的，就是能讓我在煩悶的時候得到片刻輕鬆，說不好聽的，就是看他的書，能釋放我心中暴躁的戾氣。 </text:span><text:span text:style-name="T93">&lt;br&gt;</text:span><text:span text:style-name="T94">易懂、有趣、不太監，有這三點，在我心中就是一本優秀的網文了。 </text:span><text:span text:style-name="T91">&lt;br&gt;</text:span><text:span text:style-name="T94">本書延續了作者一貫的風格，男主個人武力偽無敵，做事粗中有細，看似瞎雞兒搞，其實壞得冒泡。 </text:span><text:span text:style-name="T93">&lt;br&gt;</text:span><text:span text:style-name="T92">在男主身上很少能看到“束縛”，喜歡就追，不服就揍，愛財就砍貪官，愛權就砍奸臣…… </text:span><text:span text:style-name="T91">&lt;br&gt;</text:span><text:span text:style-name="T92">雖然有些天真，但網文本就是一場夢，若在夢裡都不能放肆，那未免太無趣了。 </text:span><text:span text:style-name="T91">&lt;br&gt;PS:</text:span><text:span text:style-name="T92">：主角終於不叫楊豐了，這次叫楊慶。 </text:span><text:span text:style-name="T91">&lt;br&gt;PPS</text:span><text:span text:style-name="T92">：陳圓圓已加入啃得雞豪華午餐。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1">還可以，主角是一個修煉遇到瓶頸回到地球的合體期修士，大體上走的是溫馨日常流，反正地球加起來也沒主角厲害，所有反派都被分分鐘鎮壓。基本劇情就是教教徒弟徒孫、泡泡妞什麼的。相對同類型來說，主角心態平和，基本上不會惹是生非，也沒多少二逼反派，大部分反派都不是沖主角來的，不過要對付的人總是會跟主角扯上點關係，主角也比較殺伐果斷，分分鐘鎮壓，還是比較爽的。毒點一是雖然主角沒想法，但是已經吸引了幾個妹子；二是在地球上找到了</text:span><text:span text:style-name="T12">N</text:span><text:span text:style-name="T13">多修真界都少有的寶物。總的來說還是可以。 </text:span><text:span text:style-name="T12">&lt;br&gt;</text:span><text:span text:style-name="T13">很難想像會有仙人和凡女混，臉上的油脂，蟎蟲，瑕疵味道。凡人看到飯上有蟲都不吃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兩個位面的相遇，我們想看的是無敵碾壓流。然而天朝這是去異位面扶貧的節奏啊，到了異位面，還是人畜無害的小白兔？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3">一個我抄什麼什麼就不存在的荒蕪世界啊，主角從創意廣告開始發跡同時為本書樹立了最大反派——某視頻網站，然後不斷給這個反派加碼壯大其實力，就算功成名就還是被反派各種作對封殺。行文偶有灌水，強行打臉時會有莫名的龍套出來降智商配合主角。但總體風格幽默，談話節目，士兵突擊，蒙面歌王。成語大賽。 越獄劇集。 大聖歸來，極限挑戰。</text:span><text:span text:style-name="T24">389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長長長長長，主角強行開掛，嗑藥流，</text:span><text:span text:style-name="T2">bug</text:span><text:span text:style-name="T3">多的不忍直視，隨便給我一段劇情我能挑出</text:span><text:span text:style-name="T4">30</text:span><text:span text:style-name="T3">個</text:span><text:span text:style-name="T4">bug</text:span><text:span text:style-name="T3">出來【冷漠】。我也不知道我為啥要看這書，可能是吸毒了吧【手動拜拜。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我來說個最垃圾的吧，主角隨身金手指從始至終都沒有名字，就叫“藍色星海”。 </text:span><text:span text:style-name="T16">&lt;br&gt;</text:span><text:span text:style-name="T17">主角跟自己的師兄師姐交往了幾千年了，他的師兄師姐也沒有名字，就叫“龍姓少年”和“銀瞳少女”。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氣死我了，貼一段原文。 </text:span><text:span text:style-name="T16">&lt;br&gt;</text:span><text:span text:style-name="T17">當然也有漢語的激進派。現在埃爾塔的識字率……嗯……確實不適合拿上檯面。有人建議直接對埃爾塔進行徹底改造，大手一揮，全面推廣漢語教學。可行性自然是有，還不低。然而這種毀人苗裔的事兒誰願意去做？誰願意去被釘在歷史上幾百年都蓋不上棺材——好多人連出頭都不肯，更何況這個。新區當中大部分的社科研究者更是竭力反對這個想法，最後這個已經被批倒批臭的方案就被消滅在搖籃當中了。其實還有個不能出口的原因，傳送門後的土地除了新區的共管區，將不會再有任何一寸加入中國管轄。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23">這本書裡的中國太聖母了吧，都把對面的軍隊消滅光了，還急哄哄的找對面談判。就算不打算滅國也應該來個城下之盟吧，還讓對面在盟約裡提條件</text:span><text:span text:style-name="T24">?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啊啊啊啊啊，越看越聖母，這是要把異界人當爹供著吧，不看了火大。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這本書應該是一本老書了，我剛百度了下是</text:span><text:span text:style-name="T16">07</text:span><text:span text:style-name="T17">年開寫的。以前我應該是看過，不過開頭沒什麼吸引力我就刪了。最近逛矽統的時候又發現了這本書（我貌似暴露了什麼），我才又下載下來重看了一遍。老實說，確實是老書，風格也很老了，對我來說，可以說劇情毫無吸引力。一個未經修煉的普通人機緣巧合跟著仙女飛升了。到仙界後，拜了個猥瑣老頭當老師，找了個很萌的尋寶鼠當寵物。飛升的仙女恨主角奪走了她一半的飛升機緣，一直想著報復主角。很俗套的，走火入魔，主角必須雙修才能救她。都是老的不能再老的梗了，我差點就沒挺過去。不過看在是矽統版本的，我忍了。起點首發的版本已經被和諧了，那個尺度我不清楚，不過矽統版本的修仙絕對是矽統出品沒錯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51">我王直雖然殺人</text:span><text:span text:style-name="T52">, </text:span><text:span text:style-name="T53">強姦</text:span><text:span text:style-name="T52">, </text:span><text:span text:style-name="T53">搞政治暗殺</text:span><text:span text:style-name="T52">. &lt;br&gt;</text:span><text:span text:style-name="T53">但我只想自由自在地活著</text:span><text:span text:style-name="T54">, </text:span><text:span text:style-name="T53">不招惹任何人</text:span><text:span text:style-name="T52">! &lt;br&gt;</text:span><text:span text:style-name="T53">主角比吉良吉影浪</text:span><text:span text:style-name="T52">, </text:span><text:span text:style-name="T53">更比吉良吉影蠢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5">本文講述了一位正直青年被魔王附體後，變成一個掌握核武的</text:span><text:span text:style-name="T16">sb</text:span><text:span text:style-name="T17">的故事，看完後我對三胖產生了深深的恐懼。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平民主角的戾氣無處發洩，在固執僵化的自我道德實現的殘暴過程中，終於慢慢的把被現代教育洗腦化的主角搞爆炸了，炸滿了一地幼稚的現代式封建思想的腦漿。主角並不知道誰是他的敵人，誰是他的朋友，只能把所見的所有罪惡都歸結於是他的敵人，就像工人工資低的原因一定是鄉下人和城裡人競爭一樣可笑，感冒流鼻涕一定是鼻子的問題，這就是平民的視野，也是平民的悲哀。寫得不錯。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這是告訴你，如果一個人三觀超級正又超級中二又獲得了超級力量，那世界就要超級遭殃的故事。其實看著也不是別人說的那麼虐心吧</text:span><text:span text:style-name="T2">...</text:span><text:span text:style-name="T3">因為實在無法帶入進去啊</text:span><text:span text:style-name="T4">...</text:span><text:span text:style-name="T3">看著主角憤怒苦惱瘋狂崩潰胡作非為，總有一種看小孩子鑽牛角尖胡鬧的即視感</text:span><text:span text:style-name="T4">...</text:span><text:span text:style-name="T3">無法認真對待啊，情緒調動不起來，已經不是那種憤青的心境了。文章的語言還是比較有力的，可以看看。 </text:span><text:span text:style-name="T4">... ...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砍田伯光右臂可以，但因他是個真性情的漢子而放過他這個理由確實</text:span><text:span text:style-name="T2">2333… &lt;br&gt;</text:span><text:span text:style-name="T3">要我砍絕對砍掉他丁丁後再說他是個真性情的漢子…這樣更帶感… </text:span><text:span text:style-name="T4">&lt;br&gt;</text:span><text:span text:style-name="T3">然後會勸他男人沒丁丁也可以的，手上功夫過關就行了，東瀛那裡有此道高手…  </text:span><text:span text:style-name="T4">&lt;br&gt;</text:span><text:span text:style-name="T3">卻聽秦穆冷笑一聲：“我從不以為自己是什麼大好人，替什麼天行什麼道，但你田伯光只會欺淩婦女，又何曾有勇氣去招惹那些比你強勢的人。可見你不過是個欺軟怕硬自命英雄的孬種！我之所以留你一條命，卻是念著你還有這位令狐少俠是整個江湖中僅存的幾位有些真性情的漢子，憐你父母生你不易，一身本事沒做過半點好事，可惜了！” </text:span></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類無限流作品，擺脫了以往無限流生化危機電影類的寫法，替之以不同文明之間的毀滅遊戲，構思算的上新穎。開篇很驚豔，智戰極為出彩，但後面筆力不行了，人物塑造很好，總的設定構思很好。口碑極高。看個人口味進入吧。太監兩年後居然複更了，可喜可賀呀！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一戰鬥就互相報家底。。。。如此的智障的行為人人這樣，由作者的旁白介紹給讀者不好嗎？戰鬥的雙方為什麼要知道？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屌絲主角幾乎沒有自尊心也就罷了 <text:s/>還一點規劃一點長期目標都沒有 像一個蠕蟲一樣 靠原始本能而活著 不管靠作者開金象腿得到了多少東西都毫無意義。或許生活中有不少這種人 <text:s/>但我不明白作者寫這麼個紙人有什麼意義 </text:p>
          </table:table-cell>
          <table:table-cell table:style-name="ce3" office:value-type="string" calcext:value-type="string">
            <text:p>neutral</text:p>
          </table:table-cell>
          <table:table-cell table:number-columns-repeated="1022"/>
        </table:table-row>
        <table:table-row table:style-name="ro1">
          <table:table-cell table:style-name="ce2" office:value-type="string" calcext:value-type="string">
            <text:p><text:span text:style-name="T1">當年</text:span><text:span text:style-name="T4">d&amp;amp;d</text:span><text:span text:style-name="T3">吧老吧友心血短篇集合，怪物不再只是一個個副本裡無心無神無色無聲的車怪卡片圖，而是與世界與背景相容，由一個個主角來代替觀眾更加切實的體會它們的力量和內在。 </text:span><text:span text:style-name="T4">ps</text:span><text:span text:style-name="T3">：話說當初挺驚訝，作者還挺會揣度孀居媽媽心態的</text:span><text:span text:style-name="T4">- -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經典的</text:span><text:span text:style-name="T12">dnd</text:span><text:span text:style-name="T13">短篇集，每篇以動人心魄的故事介紹一種魔幻怪物，讓怪物圖鑒上的文字變成血肉骨骼。 </text:span><text:span text:style-name="T12">&lt;br&gt;</text:span><text:span text:style-name="T13">有意思的是，各篇都是用不同的風格，推薦野獵精篇，屍骸獵犬，以及最巔峰的夢魘篇，在貼吧可以搜得到。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習慣了的一目十行，在作者君這裡無效。願意細細的讀，感受一份網文裡少見的踏實，糧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28">糧草</text:span><text:span text:style-name="T129">-</text:span><text:span text:style-name="T130">。主角回到高一，開啟文抄公的悠閒生涯。由於世界發生了變化，很多作者和歌手都給小蝴蝶一翅膀扇沒了，而且主角回到的貌似是</text:span><text:span text:style-name="T131">2015</text:span><text:span text:style-name="T132">年？汗。主角先抄</text:span><text:span text:style-name="T131">&lt;a href="/name/</text:span><text:span text:style-name="T132">四大名捕</text:span><text:span text:style-name="T129">" target='_blank'&gt;</text:span><text:span text:style-name="T130">《四大名捕》</text:span><text:span text:style-name="T131">&lt;/a&gt;</text:span><text:span text:style-name="T130">，後抄</text:span><text:span text:style-name="T129">&lt;a href="/name/</text:span><text:span text:style-name="T130">射雕</text:span><text:span text:style-name="T131">" target='_blank'&gt;</text:span><text:span text:style-name="T132">《射雕》</text:span><text:span text:style-name="T129">&lt;/a&gt;</text:span><text:span text:style-name="T132">，再抄</text:span><text:span text:style-name="T131">&lt;a href="/name/</text:span><text:span text:style-name="T130">神雕</text:span><text:span text:style-name="T131">" target='_blank'&gt;</text:span><text:span text:style-name="T132">《神雕》</text:span><text:span text:style-name="T129">&lt;/a&gt;</text:span><text:span text:style-name="T130">，我現在剛看到準備將</text:span><text:span text:style-name="T129">&lt;a href="/name/</text:span><text:span text:style-name="T130">四大名捕</text:span><text:span text:style-name="T129">" target='_blank'&gt;</text:span><text:span text:style-name="T130">《四大名捕》</text:span><text:span text:style-name="T129">&lt;/a&gt;</text:span><text:span text:style-name="T130">後面沒寫完的抄完。首先這本書有種悠閒的味道，主角優哉游哉地賺著稿費過著自己滋潤的生活，這一點在最近的重生文裡是很討喜的趨勢。糧草</text:span><text:span text:style-name="T129">-</text:span><text:span text:style-name="T130">，書荒值得去看。不好的地方就是後期開始飄了起來。首先和電視編劇打嘴仗，然後自己寫編劇，看到這裡我就棄了，因為看著重生套路有些膩了。先不說小說和編劇本來兩回事，你一文抄公哪來這麼大自信，再說抄金庸之後再續名捕，名捕差金庸好遠吧？（雖然我沒看過四大名捕）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雖然我打賭本書會崩潰爛尾，然而它畢竟是一本正連載未完結的糧草，所以加進書單。補充上一個評價，本書各方面都算不錯，然而有一個不太好的特點，主角會經常性的做出不符合年齡性格設定的耍寶行為，我看過作者好幾本書，大都有這個習慣，或許作者自己都沒主意到，有時候會導致出戲影響爽點，另外，此類耍寶小機靈通常無法持久，因為畢竟不是真正的幽默或者玩世不恭，或許這也是作者無法寫完長篇的一個原因。一家之言！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位的書是</text:span><text:span text:style-name="T2">LKER</text:span><text:span text:style-name="T14">的菜，先上架養著。他的上一本</text:span><text:span text:style-name="T4">&lt;a href="/name/</text:span><text:span text:style-name="T3">龍套傳奇</text:span><text:span text:style-name="T4">" target='_blank'&gt;</text:span><text:span text:style-name="T3">《龍套傳奇》</text:span><text:span text:style-name="T4">&lt;/a&gt;</text:span><text:span text:style-name="T3">我認為是最好的娛樂文之一，請注意，這本新書目前很幼，很幼。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出身普通、智商普通的</text:span><text:span text:style-name="T16">30</text:span><text:span text:style-name="T17">歲男人重生不應該就這個樣子嗎？哪有那麼多憂國憂民、哪有那麼多裝逼打臉。帶著顆大叔的心在小朋友中插科打諢，有條理地安排進階路線，以溫柔的心對待遺憾。這就是我想要的重生啊！除了金手指有點大，目前為止我很喜歡。——幾個月後，問題出來了，作者文筆太差太差太差！導致什麼都是流水帳，明明可以夾帶私貨、賣弄風騷的高逼格採訪都變成一筆帶過，還有書的序言簡直屌絲到無法直視……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說說為什麼推它，因為比較幼，就只針對初期，有兩個點。 </text:span><text:span text:style-name="T12">&lt;br&gt;</text:span><text:span text:style-name="T13">其一，老白雖說這是文抄公文，但對抄書投稿的背景設定得蠻有心的，主角首選武俠文，選擇的今古傳奇和武俠故事，時間正是這兩個出版社創建之初，時間切入不生硬，很有時代感。話說現在我還保留著武俠的創刊號和試刊號呢，見證了小椴和楊叛時未寒他們的成名。 </text:span><text:span text:style-name="T12">&lt;br&gt;</text:span><text:span text:style-name="T13">其二，老白對主角的風格設定的比較中庸，文筆偏金庸，首文收的是溫裡安的四大名捕，風格幹練，以後估計也會寫古龍的一些，這種設定沒有太大硬傷，五大家的文都能抄，不錯，不過也希望老白以後不會做出剛抄鬥破就寫白鯨的行為。 【已完本】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推書的小天使👼謝謝你們！這本好幾個人推給我，今天看了，確實很好看！是那種完全不捨得快進，恨不得看的再慢一點再細一點的好看！歡呼雀躍轉圈圈的好看！暗黑流！殺伐果斷！心滿意足！寒冷的天氣窩在沙發上，蓋著毯子，喝著熱飲，看著書，人生不能更完美！😍</text:span><text:span text:style-name="T2">&lt;a href="/n/</text:span><text:span text:style-name="T14">好吧，我是</text:span><text:span text:style-name="T4">10086" target='_blank'&gt;@</text:span><text:span text:style-name="T3">好吧，我是</text:span><text:span text:style-name="T4">10086 &lt;/a&gt;: </text:span><text:span text:style-name="T3">巫師，但不是滾開寫的那種巫師。巫師，不僅僅是苗疆的那種巫師。巫師，他在美國，他是資本家，是大富翁，是陰影裡的</text:span><text:span text:style-name="T4">BOSS</text:span><text:span text:style-name="T3">，是掌中神國的主神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初唐開元穿，空間種田文，話說如今空間好文很少見了，可惜這篇也比較弱化空間作用，作者報紙糊牆的前一篇文</text:span><text:span text:style-name="T2">&lt;a href="/name/</text:span><text:span text:style-name="T14">牛男</text:span><text:span text:style-name="T4">" target='_blank'&gt;</text:span><text:span text:style-name="T3">《牛男》</text:span><text:span text:style-name="T4">&lt;/a&gt;</text:span><text:span text:style-name="T3">算是個人真愛，踏實認真細水長流的種田文，偶爾一點小熱血的烏托邦，這篇目前看來風格依舊，作者也算比較嚴謹細緻，考據不會出大</text:span><text:span text:style-name="T4">bug</text:span><text:span text:style-name="T3">，值得期待。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文本來不想看的，因為龍空一堆人推，我對直男看耽美的口味不敢苟同所以一直放在一邊。這次實在書荒就拿起來看看，意外的不錯，合我口味。大略就是隨身空間穿到唐朝種田流發家致富奔小康的清水文，糧草文。 </text:span><text:span text:style-name="T12">&lt;br&gt;</text:span><text:span text:style-name="T13">最後，看到底下評論一堆好評，很想知道他們是知道這是耽美，書荒硬著頭皮看。還是壓根不知道耽美是什麼意思就跳坑了？ </text:span><text:span text:style-name="T12">&lt;br&gt;</text:span><text:span text:style-name="T13">嘛，不嫌事大的看熱鬧中，我真是好壞好壞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平生讀史的三大恨，就是五胡亂華、崖山落日和煤山殉國。個人品格先不評價，這三件事所標誌的華夏文明的沉淪，每每讓讀史的我扼腕痛惜。 </text:span><text:span text:style-name="T12">&lt;br&gt;</text:span><text:span text:style-name="T13">尤其是明末崇禎殉國，當初第一次看的時候還是看的碧血劍，心痛的只是阿九。等到後來年紀漸長，讀史讀多了，就開始思考這些事件背後的含義。早期受馬列教育，對儒家之類很看不起，等到後來上網，看到宋亡之後無華夏，我的民族主義才一下子被激發出來了，至今未變。 </text:span><text:span text:style-name="T12">&lt;br&gt;</text:span><text:span text:style-name="T13">現在再反過頭來看碧血劍和鹿鼎記，真是要多噁心有多噁心。淡墨青衫寫的其實只是中上，但這個切入點讓我一下就感動了，可惜就是更新太慢，推薦大家去看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二姐在此，此書必推。 </text:span><text:span text:style-name="T16">&lt;br&gt;</text:span><text:span text:style-name="T17">小艾這本書雖然分類的仙俠，總覺得更像是武俠加歷史了，但是從整體設定和結構上，又更像是奇幻，帶有蒸汽朋克的風格。元素略雜，加上前期進度太慢力量層次太低，想要看仙俠的會有點失望，但是作為自身設定黨，設定和文筆方面完全不用擔心，後期就漸入佳境，尤其是兩位姐姐飛升之後，主角鋒芒嶄露，美洲篇快要寫完了，期待歐洲篇的金融大詐騙，主角成為高帥富，贏取白富美的三姐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奇幻類的巔峰作品。唐家三少是網文江湖最高產的作者，也許沒有之一。唐家三少也是網文作者目前社會地位最高的一個，作協會員。這本書是三少的巔峰。文筆、劇情、人物都非常優秀。三少那麼多作品，這一部認為是代表作品。同時用團隊而不是過於突出主角個人的表達方式，在當年也是開創性的。世界觀以及反角上有所不足。後續三少的作品慢慢變得套路化，我已經好幾部沒看了。後來看到三少的一個電視訪談，一邊跟記者訪談一邊寫小說，我只能說，誰在今天都不可能避免的變得商業。也許是我們對於三少要求過高了吧。  </text:span><text:span text:style-name="T4">&lt;br&gt;</text:span><text:span text:style-name="T3">個人評分：</text:span><text:span text:style-name="T4">8.9  &lt;br&gt;</text:span><text:span text:style-name="T3">年齡稍低的讀者更喜歡這部作品，還有玩偶哦！</text:span><text:span text:style-name="T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模式商業化成功的代表之作，撇開已經被前人說膩說爛的一大筐缺優點，鬥羅和火影在故事節奏方面讓我感覺無比相像，兩者的成功也許能給不少夢想一飛登天的網文作者啟發才是。故事可以說的地方並不多，主角天賦異稟，奇遇如大白菜，與一起成長的小夥伴一路越級打怪對戰強者，主角必然勝利，就算偶爾失敗也是因為借此迅速升級的需要，最終打敗大</text:span><text:span text:style-name="T2">boss</text:span><text:span text:style-name="T14">成為最強，沒懸念但卻能讓休閒讀者看得很輕鬆很爽。小舞和唐三的感情是本書最大亮點，鬥羅之前很難想像</text:span><text:span text:style-name="T4">yd</text:span><text:span text:style-name="T3">的唐家三少能寫出那麼專一而不與別人帶半點曖昧的一對，純淨而美好，小舞獻祭那段曾騙去身邊妹子眼淚無數，三舞的</text:span><text:span text:style-name="T4">cp</text:span><text:span text:style-name="T3">也讓我發現網上居然有那麼多妹子喜歡偷偷寫鬥羅</text:span><text:span text:style-name="T4">h</text:span><text:span text:style-name="T3">同人文……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我沒有看過星際也沒有玩過，就是這樣的一本書牢牢的吸引住了我，</text:span><text:span text:style-name="T2">400</text:span><text:span text:style-name="T3">萬的推薦足以證明它的實力，看本書不用看流氓高手</text:span><text:span text:style-name="T4">1</text:span><text:span text:style-name="T3">，是兩個不同的故事，主角也不同，全文比較輕鬆愉快，一本競技小說讓我看的高潮迭起，看主角對戰的時候我都是開著音樂</text:span><text:span text:style-name="T4">v3</text:span><text:span text:style-name="T3">看，是一本能讓你靠想像力，就能感受到電子競技高手過招的樂趣，類似灌籃高手般的青春校園競技，女主也很多，情節也很搞笑，整體文風偏幽默，作者文筆和設定還是很不錯的，文筆老練是個老作者，爽點也控制的不錯，不可多得的精品，沒有看過可是非常遺憾的事，此書過後作者轉型不再寫競技，我覺得還是應該寫自己擅長的比較好，一招鮮吃遍天，糧草</text:span><text:span text:style-name="T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本】唐家三少的書，之所以推薦是因為不得不推一本此神的書。因為唐家三少是網路文學這麼多年以來最具有代表性的作者之一。他的文筆無話可說，人品也無話可說。但是由於其對於自己的定位就是面向低齡讀者，所以一直壓制著自己的思路，保證更新的同時情節套路化，估計是渴望自己的書能改編或是希望以此維持自己的地位。但是其實如果把腦子摘了你會發現，他的前幾本書還是挺好的。推薦：冰火魔廚，惟我獨仙（前半段）。其他的書不做評價。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37">【</text:span><text:span text:style-name="T138">&lt;a href="/n/lc</text:span><text:span text:style-name="T139">銘</text:span><text:span text:style-name="T140">" target='_blank'&gt;@lc</text:span><text:span text:style-name="T141">銘 </text:span><text:span text:style-name="T140">&lt;/a&gt;: </text:span><text:span text:style-name="T141">提到三少，就不得不提</text:span><text:span text:style-name="T138">&lt;a href="/name/</text:span><text:span text:style-name="T139">鬥羅大陸</text:span><text:span text:style-name="T140">" target='_blank'&gt;</text:span><text:span text:style-name="T139">《鬥羅大陸》</text:span><text:span text:style-name="T140">&lt;/a&gt;</text:span><text:span text:style-name="T139">，</text:span><text:span text:style-name="T140">100</text:span><text:span text:style-name="T141">級的設定加上會發光的魂環，標誌著玄幻類網文越來越向網遊方向發展（一些老白的毒點），然而武魂的設定卻是讓人驚豔，每位角色都擁有不同的武魂和技能，很大程度上使得角色豐滿起來，辨識度高了起來，而三少此書中的愛情親情友情雖略顯狗血，卻仍是極其吸引讀者，也是讓三少獲得了不少女性讀者，此書之後三少也是慢慢的放棄了後宮這個元素，三觀也是越來越正。</text:span><text:span text:style-name="T138">ps</text:span><text:span text:style-name="T141">其實三少的書還是比較適合初入網文的讀者閱讀的，畢竟一本三觀很正的小說總比一本三觀歪掉的書要影響好，看</text:span><text:span text:style-name="T140">&lt;a href="/name/</text:span><text:span text:style-name="T139">凡人</text:span><text:span text:style-name="T140">" target='_blank'&gt;</text:span><text:span text:style-name="T139">《凡人》</text:span><text:span text:style-name="T138">&lt;/a&gt;</text:span><text:span text:style-name="T139">時我就想，要是一個小孩子看這樣的書，會不會以後再也不會相信別人了 】謝謝</text:span><text:span text:style-name="T138">&lt;a href="/n/lc</text:span><text:span text:style-name="T139">銘</text:span><text:span text:style-name="T138">" target='_blank'&gt;@lc</text:span><text:span text:style-name="T139">銘 </text:span><text:span text:style-name="T138">&lt;/a&gt;</text:span><text:span text:style-name="T139">專為本單寫的書評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無罪的最後一部星際作品，雖然無罪寫了</text:span><text:span text:style-name="T8">4</text:span><text:span text:style-name="T9">部星際，但是我依然很喜歡他寫的星際，也很喜歡他寫的校園，那飛揚的青春和有些熱血有些猥瑣的電子競技混合在一起，糅合出一種大學的味道和感覺。 </text:span><text:span text:style-name="T8">&lt;br&gt;</text:span><text:span text:style-name="T10">也許是受了此間的少年的影響，流氓</text:span><text:span text:style-name="T8">2</text:span><text:span text:style-name="T10">開頭和此間的少年簡直可以說是神似，無論楊湛之於蕭峰，還是周小雨之於穆念慈……總體感覺無罪是想多融入一些感情並把配角塑造的更好些，不過感覺塑造的最好的配角還是要數達哥吧……至於女主，一貫的無罪模式，</text:span><text:span text:style-name="T8">2</text:span><text:span text:style-name="T10">女主，性格相反，發小長大，同愛主角…… </text:span><text:span text:style-name="T8">&lt;br&gt;</text:span><text:span text:style-name="T10">雖然看了好幾本同一個模式同一個頻段的作品，但是我還是表示無罪的星際可以再多寫一些，他的校園也可以在多寫一些，我很喜歡。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義女系列】與楊衛東的</text:span><text:span text:style-name="T2">&lt;a href="/name/</text:span><text:span text:style-name="T3">撿個蘿莉當老婆</text:span><text:span text:style-name="T4">" target='_blank'&gt;</text:span><text:span text:style-name="T3">《撿個蘿莉當老婆》</text:span><text:span text:style-name="T4">&lt;/a&gt;</text:span><text:span text:style-name="T3">可以並稱為都市奶爸文的雙璧，該作者最為溫情的一部作品，投入了其女兒控的真實情懷。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半個時辰內，他接連打塌了三座“青天”，粉碎了九次“乾坤”，成為了諸天萬界之中一名無敵強者。 </text:span><text:span text:style-name="T24">&lt;br&gt;</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雖然我對日漫興趣不大。但作者成功將紳士之風發揚光大，我等編外紳士也受用不已。至於日本父女兄妹從小一起泡澡甚至可以到女性成年之前也就是</text:span><text:span text:style-name="T16">20</text:span><text:span text:style-name="T17">歲之前的這種行為也讓我只能痛心疾首地點贊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日常什麼的還是跳著看吧，這書前面挺好～校園祭開始女裝情節也太多了吧，看的神煩，不寫女裝或者少寫不好嗎，大段大段的女裝章節，看的不是一般的彆扭，而且還不是幻想世界，這是個寫實，現實世界有幾個男的喜歡動不動就穿女裝玩的？現在一些紳士喜歡偽娘，但是不代表他們喜歡自己穿著女裝變成偽娘，這不是紳士這是純粹的有病～越寫越毒了～作者要是覺得女裝好的話自己穿著出去走走～</text:span><text:span text:style-name="T4">by:&lt;a href="/n/</text:span><text:span text:style-name="T3">清月孤煙</text:span><text:span text:style-name="T4">" target='_blank'&gt;@</text:span><text:span text:style-name="T3">清月孤煙 </text:span><text:span text:style-name="T4">&lt;/a&gt;</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年關將近，推本親子文，雖然說主要描寫了親情，然而文中對傲嬌妹子的刻畫也可謂超群絕倫。好的傲嬌能讓讀者在食用以後欲罷不能，就如同被一百個釘宮在耳邊大罵八嘎憨態無路賽一樣的神清氣爽美滋滋。  </text:span><text:span text:style-name="T16">&lt;br&gt;---------------------------------------- &lt;br&gt;</text:span><text:span text:style-name="T17">最後，風司機不可名狀的的書單真是棒極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義母系列】</text:span><text:span text:style-name="T19">VIA</text:span><text:span text:style-name="T20">骨科專家【矽統】大大的診斷語：</text:span><text:span text:style-name="T21">&lt;a href="/name/</text:span><text:span text:style-name="T20">聖母降臨</text:span><text:span text:style-name="T19">" target='_blank'&gt;</text:span><text:span text:style-name="T20">《聖母降臨》</text:span><text:span text:style-name="T21">&lt;/a&gt;</text:span><text:span text:style-name="T22">，女主角是主角的義母，蠢萌可愛天然呆一枚。 </text:span><text:span text:style-name="T19">&lt;br&gt;</text:span><text:span text:style-name="T20">有一些情節很喪屍很搞笑，可惜被家人（據說是作者的母上大人）發現作者在寫這樣的小說，</text:span><text:span text:style-name="T19">TJ</text:span><text:span text:style-name="T20">了…… </text:span><text:span text:style-name="T19">&lt;br&gt;</text:span><text:span text:style-name="T20">這真是一個被上的故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我前面說過，有些作者是適合在矽統連載而不是在起點，比如虎軀常震的</text:span><text:span text:style-name="T19">&lt;a href="/name/</text:span><text:span text:style-name="T20">誘香蠱皇</text:span><text:span text:style-name="T21">" target='_blank'&gt;</text:span><text:span text:style-name="T20">《誘香蠱皇》</text:span><text:span text:style-name="T19">&lt;/a&gt;</text:span><text:span text:style-name="T20">和</text:span><text:span text:style-name="T21">&lt;a href="/name/</text:span><text:span text:style-name="T22">網遊之波濤蕩漾</text:span><text:span text:style-name="T19">" target='_blank'&gt;</text:span><text:span text:style-name="T20">《網遊之波濤蕩漾》</text:span><text:span text:style-name="T19">&lt;/a&gt;</text:span><text:span text:style-name="T20">，這兩本在矽統展開來寫可能會成為爆款，作者會有可能會在</text:span><text:span text:style-name="T19">H</text:span><text:span text:style-name="T20">界一戰成神。但在起點，不好意思，你寫的再委婉也難逃撲街和諧的結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義姐系列】完本老書，極為優秀的都市後宮文，本來想加入我的後宮書單的，但是考慮到這裡面的男主和姐姐的互動實在太有愛了，所以還是放在這裡咯。主角是一名中二黑道太子爺，囧事不斷；作者行文更是風趣幽默，逗人發笑；最可樂的是男主角和他姐姐的名字：一個叫甄英雄，一個叫——甄三國。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其實這書真的還不錯，但看著真的太難受了！每次豬腳做事，總有一個不知死活的</text:span><text:span text:style-name="T19">A</text:span><text:span text:style-name="T20">要阻攔他，知道內情的</text:span><text:span text:style-name="T21">B</text:span><text:span text:style-name="T20">就去阻攔</text:span><text:span text:style-name="T19">A</text:span><text:span text:style-name="T20">。但每次</text:span><text:span text:style-name="T21">B</text:span><text:span text:style-name="T22">都會失敗，</text:span><text:span text:style-name="T19">B</text:span><text:span text:style-name="T20">總是會在內心把豬腳的光輝事蹟回憶一遍，但他就是不說出口！一定要</text:span><text:span text:style-name="T19">A</text:span><text:span text:style-name="T20">對豬腳各種嘲諷，豬腳各種打臉，啪啪啪完之後，再跑過來嘲諷</text:span><text:span text:style-name="T19">A</text:span><text:span text:style-name="T20">：傻了吧？我早說了他很屌，你不信，被打臉了吧？  按理說，看反派被打臉，應該是很爽的！可扛不住審美疲勞啊，其實這本書應該改名 打臉日記  就完美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姐系列】請注意，在此提名的是原載於逐浪網的以【天下第二】為作者的那本；可是由於河蟹神獸的緣故，只能拿這部同名作品來提名啦。本書其實是以姐控為主線的都市後宮文，以豬腳的人渣屬性反襯出眾多解語花的純真美麗，姐姐是當之無愧的第一女主角，而且堪稱是最為令人感動的美好姐系形象了。不過，最後作者又來了一出實姐變虛姐，虛姐變實姐的把戲，令我作嘔；但由於豬腳在之前已經推倒了虛姐，所以本書依然還是實姐系列。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貓娘的女主文真是好稀罕！自稱清純派這種馬甲大家都懂的哈。應該算是型月世界同人吧，雖然有點無限的趕腳，額，變身成為黑桐家的天才（？）成為第一魔法使順便開百合後宮的故事。現在劇情到了主角準備到艦娘世界找到方法拯救受虐狂魔卡蓮。不過不知道為什麼，額，目前好像真是只推倒了有珠誒……連主動表白的妹妹都忽略了就斷更！詛咒貓娘沒有小丁丁！咦，好像有什麼不對的地方？</text:span><text:span text:style-name="T2">7.18</text:span><text:span text:style-name="T14">更新：果然是因為我放了三個推書評語驚到了貓娘麼。（傲嬌狀</text:span><text:span text:style-name="T4">(</text:span><text:span text:style-name="T3">～</text:span><text:span text:style-name="T4">o</text:span><text:span text:style-name="T3">～</text:span><text:span text:style-name="T4">)Y</text:span><text:span text:style-name="T3">）貓娘竟然更新了。然而祈禱貓娘重新擁有小丁丁似乎有什麼不對的地方。咦，我為什麼總說小丁丁呢？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連載中，西貝貓的馬甲同人女主文！貓娘的女主文就問你見過沒有！嗯</text:span><text:span text:style-name="T12">...</text:span><text:span text:style-name="T13">這是成為魔法使（型月）的女主穿越在各個二次元世界（類無限）開百合後宮的故事。貓娘還是挺會把握男讀者的爽點的，無論是感情戲還是劇情處理都很贊</text:span><text:span text:style-name="T12">....</text:span><text:span text:style-name="T13">另外書中某些章節結尾也夾雜著一位作者（貓娘）的辛酸成長經歷，讓我深有感觸。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推</text:span><text:span text:style-name="T2">&lt;a href="/name/</text:span><text:span text:style-name="T14">喪屍不喪屍加料版</text:span><text:span text:style-name="T4">" target='_blank'&gt;</text:span><text:span text:style-name="T3">《喪屍不喪屍加料版》</text:span><text:span text:style-name="T4">&lt;/a&gt;</text:span><text:span text:style-name="T3">，好的</text:span><text:span text:style-name="T4">H</text:span><text:span text:style-name="T3">文猶如綿綿春雨，潤物細無聲，熱烈且花樣繁多的鼓掌讓你微微一硬以示尊敬的同時卻不覺得邪惡、暴力、陰暗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母系列】這篇文章真正有深度地剖析了重生者的俄狄浦斯情結！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實妹系列】據說作者受到了弱鳥紅龍系列的啟發，安排主角穿越成了母龍，與黑龍妹妹相愛相殺，最近又變身為扶她，蘿莉扶她</text:span><text:span text:style-name="T12">X</text:span><text:span text:style-name="T13">幼女龍妹，真是</text:span><text:span text:style-name="T12">Yooooooo</text:span><text:span text:style-name="T13">～！【已經太監，不要進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相當寫實的軍事小說，穿越為蘇聯女兵，參加偉大的蘇聯衛國戰爭，主角有現代軍事知識，但沒帶金手指，殘酷而慘烈的戰鬥場面描寫得非常出色，書中沒有任何政治說教，只有戰鬥和生存，無數的坦克飛機大炮戰馬，無時無刻都有營團到師在領便當，從小兵到將軍各配角形象都塑造得還算不錯，只是有那麼一丁點虐主，情節控制較弱，爽點不夠，後面開始水。主角好不容易成為師長，又被擼成了小兵重新來過——感覺作者喜歡小局部戰爭場面，刻意回避高大上的上層政治鬥爭，所以故意讓主角犯那種低級的衝動錯誤，好換副本（部隊）重新打怪升級。當然，這算是全面科普二戰蘇聯最好的小說，值得一讀。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國內少見的女主硬派寫實風戰爭小說，作者對於大場面的把控十分嫺熟，前期還能深挖女主身上戰爭對人性的影響，及其個人的心靈成長過程。中後期大篇幅的戰爭描寫疲勞轟炸，淪為了升級流，十分可惜。即使是以勝利的名銜去美化，也無法改變戰爭醜陋可憎的面容。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書其實在我看來有點可惜，作者前期學了俗人，後期找到了自己的風格，一種很散、稍水的風格，雖然因此脫離了普通重生文的範疇，但卻導致爽點直降，另外，它的感情戲很糟，是真的很糟，我認真的。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佳】，看的舒服的嫁人（也就你這一本啊！喂！）普通的小說＋變身＋好評＋同類少＝佳作，還有一本 </text:span><text:span text:style-name="T16">&lt;br&gt;</text:span><text:span text:style-name="T17">【佳】【異世界女神傳】真主角單身，因為沒門放在這了，來也匆匆去也匆匆，主角來的時候一點沒帶，走的時候只給可拉達留下了一點傳說，完本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沒事逛逛別的書單，發現了這本老書，勾起了我高中時候的記憶。都市異能在當時看來還是蠻有新意的，不過其實重點更在於和貌似姐姐的曖昧上。靠著印象給個糧草吧，不過時代在進步，我的看書口味也是在變化，當時的感覺可能和現在看的時候感覺不一樣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本以為河蟹大潮掛掉四本書之後火星就要正兒八經地改寫玄幻升級文了，雖然大篇幅的狗血言情戲還有，但是仍不免為過去那高水準的豔色描寫至此難見而惋惜；結果今天宰書剛好追到主角和小仙女激情四射的啪啪啪情節，才知道自己畢竟圖樣。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很早看過的一本書，都市類，開後宮，各種橋段在當時看來還是挺有新意的，男女主角身份的反差感也是快感的一大來源，可以說是鵝考這個作者的書裡我評價最高的一本了（雖然一共也沒看幾本）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以嫂子作為第一女（肉）主（便）角（器）的大尺度後宮文。情節尚可，肉戲豐滿。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如果不寫的那麼拖遝就是我心中的仙草，想像力和人物刻畫值得肯定，注水嚴重導致情節推進極度不流暢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應該是從黃難得培養起來的本土大神，是一位架空文專業戶，更是後宮文專業戶。作者的特長是細膩動人的豔情描寫，配合列國爭霸的架空背景，再加上一點長線陰謀和武俠升級的期待感，就組成了他作品的主要內容。個人覺得不滿意的是，他的作品開的地圖總是有點小，格局尚顯小氣；除此之外，都很合我的胃口。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是在我眼中，鵝考先生唯一一本可以反復閱讀的好書，也是早期都市曖昧文的奠基性佳作。書中的感情描寫很細膩，那啥描寫也挺不錯，缺點就是男主從頭到尾太弱受了一點，沒有沙發果斷的出彩表現。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中］挺不錯的校園青春網文，前期主打與兩青梅竹馬純純的生活戲，後期主打與兩女主羞羞的愛情戲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是一曲充滿正能量的勞動模範之頌歌，講述了一名攝影大師嘔心瀝血為各路熟女蘿莉配製各種妖嬈魅惑華美私房照的敬業傳奇。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這本和博得之門的</text:span><text:span text:style-name="T45">&lt;a href="/name/</text:span><text:span text:style-name="T9">娶姐（陰魂）</text:span><text:span text:style-name="T8">" target='_blank'&gt;</text:span><text:span text:style-name="T10">《娶姐（陰魂）》</text:span><text:span text:style-name="T8">&lt;/a&gt;</text:span><text:span text:style-name="T10">，是我最喜歡的兩本</text:span><text:span text:style-name="T8">DND</text:span><text:span text:style-name="T10">類小說，文筆幽默，情節紮實。可惜作者不是炒股遁，就是泡妞遁，用作者的原話說：”跟女朋友一起玩兒或煲電話粥可比寫小說輕鬆有趣多了。”說得我們讀者竟無言以對，於是這本書就擱淺至今也沒被續上了</text:span><text:span text:style-name="T8">........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兩位神農老司機強烈要求添加的溫馨向後宮文，個人感覺還不錯。【感謝</text:span><text:span text:style-name="T34">@satoshigg</text:span><text:span text:style-name="T35">和</text:span><text:span text:style-name="T36">@dmc420</text:span><text:span text:style-name="T37">兩位親的熱情推薦！！】個人看完的一點小感受：本書標題實在是名副其實！所謂“日光”，修飾的不是名詞，而是動詞呀！</text:span><text:span text:style-name="T36">PS</text:span><text:span text:style-name="T37">：這位作者後來更換筆名為【彬臨城下】，又創作了</text:span><text:span text:style-name="T36">&lt;a href="/name/</text:span><text:span text:style-name="T37">逐豔人生</text:span><text:span text:style-name="T34">" target='_blank'&gt;</text:span><text:span text:style-name="T37">《逐豔人生》</text:span><text:span text:style-name="T36">&lt;/a&gt;&lt;a href="/name/</text:span><text:span text:style-name="T35">竊聽人生</text:span><text:span text:style-name="T36">" target='_blank'&gt;</text:span><text:span text:style-name="T35">《竊聽人生》</text:span><text:span text:style-name="T34">&lt;/a&gt;&lt;a href="/name/</text:span><text:span text:style-name="T35">超能教師</text:span><text:span text:style-name="T34">" target='_blank'&gt;</text:span><text:span text:style-name="T35">《超能教師》</text:span><text:span text:style-name="T34">&lt;/a&gt;</text:span><text:span text:style-name="T35">等經典後宮文。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流利幽默的文字之下的劇情，是高仿輕小說的主角在星辰大海之中孜孜不倦推妹子的充滿愛與正義的故事【霧】。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近看到的一本好書，歷史生活流，後宮紳士文。主角身為開國勳貴之後，卻幾乎整日流連於後院花叢中。作者的行文頗有明清話本小說之風，但是豔情描寫有時候極為隱晦，如果不仔細看的話，差點沒發現主角的後宮裡居然還有倆血親。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該書是早期成功將重生題材和都市曖昧情節結合在一起的典範之作；主角開的小後宮看完了居然還覺得挺合理。不過它真正的精彩之處，在我看來，卻是對於青春校園生活充滿童真情趣與浪漫情懷的描寫，以及對少男少女之間青澀純美的感情的細膩刻畫。可惜的是，作者自己似乎木有意識到這一點，反而在之後走上了種馬的邪路，最新的一本書就是化身推土機的</text:span><text:span text:style-name="T2">&lt;a href="/name/</text:span><text:span text:style-name="T3">都市透視眼</text:span><text:span text:style-name="T4">" target='_blank'&gt;</text:span><text:span text:style-name="T3">《都市透視眼》</text:span><text:span text:style-name="T4">&lt;/a&gt;</text:span><text:span text:style-name="T3">，對這種書一定要嚴肅地反復批判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都市曖昧</text:span><text:span text:style-name="T16">+</text:span><text:span text:style-name="T17">系統異能文。文風偏向爽白，不過妹子描寫的還是相當有愛的：青梅竹馬，傲嬌表妹，溫婉禦姐，一應俱全。最沒有節操的一點是，主角和私底認下的義妹除了啪啪啪之外把男女之間所有沒羞沒臊的事情都做了一遍，結果發現她居然是自己的親生姐姐！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人妻控”低手寂寞的絕筆，作者于豔情描寫登峰造極，描寫對像多為好友人妻（可能是某些人的毒點，但上升到道德敗壞層面則大可不必，看了古惑仔我也沒去砍人）。官場上基本是順風順水、情場上愛恨情仇欲拒還迎，無虐主傾向。後宮數量龐大，但幾個主要女性角色的推倒在人物內心獨白加之劇情推動下顯得尤其真實可信。 </text:span><text:span text:style-name="T2">&lt;br&gt;</text:span><text:span text:style-name="T14">也許天上那位也喜歡看他的東西，所以作者被天使招走了。至於他的另一本書</text:span><text:span text:style-name="T4">&lt;a href="/name/</text:span><text:span text:style-name="T3">官道之色戒</text:span><text:span text:style-name="T4">" target='_blank'&gt;</text:span><text:span text:style-name="T3">《官道之色戒》</text:span><text:span text:style-name="T4">&lt;/a&gt;</text:span><text:span text:style-name="T3">，和這本相比然而並沒有什麼區別。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逝者已矣，唯有惋惜。但是人妻控精彩絕倫的豔色描寫卻永遠活在老司機們的心中。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陳愛庭最早的一本足球競技文，他最出名的文章應該是</text:span><text:span text:style-name="T19">&lt;a href="/name/</text:span><text:span text:style-name="T20">超級教練</text:span><text:span text:style-name="T21">" target='_blank'&gt;</text:span><text:span text:style-name="T20">《超級教練》</text:span><text:span text:style-name="T19">&lt;/a&gt;</text:span><text:span text:style-name="T20">，妥妥的爽文，多女主，大富翁，吊打世界，球員忠誠度</text:span><text:span text:style-name="T21">max</text:span><text:span text:style-name="T22">，主角全能還是聖人，寫戰術也是腦袋一拍堆積世界頂級球星。。。好吧上述毒點在</text:span><text:span text:style-name="T19">&lt;a href="/name/</text:span><text:span text:style-name="T20">紅叛軍</text:span><text:span text:style-name="T19">" target='_blank'&gt;</text:span><text:span text:style-name="T20">《紅叛軍》</text:span><text:span text:style-name="T19">&lt;/a&gt;</text:span><text:span text:style-name="T20">中也存在，但是，我推薦這本書的理由只有一個：它是紅叛軍。這是一隻真實存在默默無聞的球隊，這是一支篳路藍縷，什麼都沒有只剩愛憎的球隊，當陳愛庭還剩一點情懷的時候寫了它，我不知道是誰的幸運，推薦的理由和書其實沒什麼關係，如果，我說如果，萬分之一的可能，紅叛軍回到了老特拉福德球場，誰還記得它為什麼而生，又為什麼而戰鬥？我不知道，情懷頂個毛，足球滾滾向前，愛憎值多少石油？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已經五百多章了我書評重寫。 </text:span><text:span text:style-name="T12">&lt;br&gt;</text:span><text:span text:style-name="T13">漫威同人，雖說是系統流但後面系統幾乎失去存在感。主角和小蜘蛛以及綠魔二代是同學兼好友，一開始利用系統行俠仗義打怪升級，同時認識了很多志同道合的朋友，然後組建了自己的英雄組織。本書主角算是網文漫威同人裡最接近超級英雄性格了，樂觀開朗，正義感強烈，不過分在乎權利和金錢，人緣極好，跟主要英雄都關係不錯，跟鋼鐵俠、</text:span><text:span text:style-name="T12">X</text:span><text:span text:style-name="T13">教授、隊長等人組建光照會，把鹹魚型雷神變成廢宅雷神，隨即殘酷調教，目前改頭換面的托爾正讓挖奇異博士家女友。開了個漫威英雄的版權公司，支持超級英雄們上推特跟網友互動增加在民眾心中的親和度，從而提高英雄們的話語權，同時鼓動隊長為了版權跟軍方上法庭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主角是個山口山的術士，魂穿漫威世界，１４歲覺醒記憶，然後……怎麼說呢，比較低調，比較老實，也……比較衰。 </text:span><text:span text:style-name="T8">&lt;br&gt;</text:span><text:span text:style-name="T9">混到要吃泡面，銀行存款不到一萬美金，這樣的主角實在是慘了點。 </text:span><text:span text:style-name="T8">&lt;br&gt;</text:span><text:span text:style-name="T10">老實說，這主角的做事風格還是相當爽利和漂亮的，也頗有術士範兒，借力打力坑蒙拐騙種種手段，用得很嫺熟，起碼看起來像是個有點本事的。 </text:span><text:span text:style-name="T8">&lt;br&gt;</text:span><text:span text:style-name="T10">奈何窮困潦倒毀形象啊！ </text:span><text:span text:style-name="T8">&lt;br&gt;</text:span><text:span text:style-name="T10">不介意主角混得窮的話，糧草。 </text:span><text:span text:style-name="T8">&lt;br&gt;</text:span><text:span text:style-name="T10">介意的話，乾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主角何塞在西班牙馬婁卡島收購球隊，合理發展，再把培養的世界級球員賣掉換錢，建新球場，發展旅遊業。糧草</text:span><text:span text:style-name="T16">+</text:span><text:span text:style-name="T17">。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越來越噁心的情節發展，豬腳幫兄弟玩一個看不上的無辜女人，還一副老子做了好事快來誇我的模樣，都不知道得意個啥？是覺得兄弟會感激你賜下一個你看不上的女人呢，還是覺得女人會感激你幫她找了一個玩女人都玩出各種經驗的死騙子？ </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38">&lt;a href="/name/</text:span><text:span text:style-name="T14">無限制神話</text:span><text:span text:style-name="T4">" target='_blank'&gt;</text:span><text:span text:style-name="T3">《無限制神話》</text:span><text:span text:style-name="T4">&lt;/a&gt;</text:span><text:span text:style-name="T3">作者廢紙橋新書。算是類無限流？這次的故事，發生在物質極大豐富的星際文明，此時已進入人體大開發時代，所有人都通過穿越異世界獲得超凡力量。主角的金手指則是可以製作不同角色範本，只要有一定人數相信範本的身份，設計的能力則會成真。因為現實中的人都是久經考驗的老江湖不好騙，只好跑去異世界當大忽悠。目前已經成功讓劍仙和神棍兩個馬甲成真。本書的優點嘛自然是腦洞很大，這種金手指比較新穎，故事也在水準之上，喜歡上本書的完全可以繼續追這本。另外，作為老司機，作者車技相當高超。對了，玩梗玩的也不錯，那個綠頭草的種植方法簡直</text:span><text:span text:style-name="T4">666……</text:span><text:span text:style-name="T3">目前就寫這麼多，等字數多點重寫書評。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原本看書名，以為是哈利波特版的奧術神座，可進展到目前，沒看出學霸在哪啊？不做研究，也沒看出主角想幹啥，感覺就是在混時間等劇情過去？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個人糧草</text:span><text:span text:style-name="T12">- </text:span><text:span text:style-name="T13">主角穿了異種的強壯身軀與心靈手巧手工、技術知識豐富的特點令人印象深刻，選擇重甲、重錘的人外兄貴算是個這年代很少有的</text:span><text:span text:style-name="T12">man</text:span><text:span text:style-name="T13">式設定，副本多是複數世界的融合魔改版，增加神秘度係數之類的指標來方便口胡。但是感覺作者的問題有兩個，一是在很多很多地方不知是不是刻意的一筆帶過浪費了爽點；二是對政治、社會的推演太過一廂情願，一廂情願到讓人看了都尷尬（比如修真世界、吸血鬼世界） 。主角的氣質和塑造也有問題，聰明卻不智慧，強壯卻不強大，所以讓人後期覺得讓人難受。最後面的副本很白水，結局放棄寵物變賣裝備積分獎勵過日子的結局也平淡（坑）得讓人難受。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女主內心強大、善良、智慧，男主也是強大、負責任的類型，婆婆小姑子精明、果斷，雖然不是我喜歡的一對一，因為女主穿越時又有妾又有繼子繼女的，男主、婆婆又怕她代表原來的娘家來爭鬥，但隨著女主嫁入徐家之後鑽研人心，投其所好，一步一步融入了大宅門的生活，姨娘們、繼子們也讓十一娘把關係處理得相當順利，獲得了婆婆的喜愛，贏得丈夫的尊重。喜歡吱吱的書，行文樸實，描寫的人物很鮮活，讓人有看下去的欲望。不像很多晉江和女頻文，長篇大論，卻絮絮叨叨的不知所云。這本書遣詞造句、基調風格、情感演變，都充滿著一股濃濃的古典香氣，風格淡雅，氣氛柔和，十一娘和徐令宜之間細水長流的感情、生動溫馨的互動也讓人回味無窮。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宅文大神康蘿莉用幾百萬字來向我們強調：後宮的大旗，唯有用豬腳的鮮血才能染紅；但是，這對於勇往無前的後宮黨來說又算得了什麼呢？歡迎來到廢柴人渣李維系列的後宮英雌傳世界！</text:span><text:span text:style-name="T16">PS</text:span><text:span text:style-name="T17">：作者的另一馬甲是【李家成功】，掛在其下的後宮文推妹與此馬甲相比只多不少。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連載。綜合。言情。這是晉江難得一見的更新勤快的作者啊，基本每日三更，文筆還不錯哎……完結的有紅樓、天龍、清穿、</text:span><text:span text:style-name="T16">70</text:span><text:span text:style-name="T17">年代、架空古代去造反、末世之後、現在又是架空古代了，不過這次是宅鬥估計還有宮鬥……女主有個存在感不是很強的空間，在末世那卷存在感很強……自從清穿成四福晉後，男主就一直是雍正了，而且男主還跟著穿了，以後估計都是男女主雙穿了，這個有人雷有人萌，我倒是蠻喜歡的，因為男主對人心的把控真是堪稱女主的金大腿………我的天啊……這文還在寫啊……我很久沒看了……唉……等哪天文荒再回頭看一遍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從清穿開始，每一部只能看</text:span><text:span text:style-name="T16">20</text:span><text:span text:style-name="T17">章左右，情節確實吸引人，可惜看到那四爺就牙疼，從末世直接跳到民國舊事，這位男主還沒下線，作者你一定是故意的，要你是女主你喜歡這麼個拖油瓶。。而且女主活了幾輩子智商依舊堪憂，沒男主好像哪哪都不行似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是一篇快穿文，但每個小篇章都很長，所以基本上可以當成一個個單獨的故事看…其中第三個故事就是清穿，寫得還不錯，且自此確定了男主——胤禛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書有毒，感覺劇情一般般可是就是看得停不下來，重點已經很肥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行家一出手，就知有沒有。行文流暢，情真意切，談戀愛過日子就是這樣淡如水啊。言情耽美新手們最愛依靠大量劇情衝突來推動感情發展，再加上過度的情話堆砌，熟不知信言不美，美言不信。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到了後世還叫爺，女主怎麼不叫他爺爺呢，真特麼奴性堅強，男主就不能換一個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撇除三觀之類的，看網文這麼多年，作者是我見過最會寫家裡長短、雞毛蒜皮的人，能把婆媳關係、極品親戚、鄰裡矛盾中各個小人物刻畫的淋漓盡致、心理描摹入木三分。前幾個同人世界和後面幾個現代世界像兩個人寫的，越到後面，男女主徹底從主角的角色脫離開變成了旁觀者、上帝視角，那些小人物的嬉笑怒駡成了重點，非常接地氣，令人感同身受。建議文名改成</text:span><text:span text:style-name="T2">&lt;a href="/name/</text:span><text:span text:style-name="T3">那些年，我身邊的八點檔情節</text:span><text:span text:style-name="T4">" target='_blank'&gt;</text:span><text:span text:style-name="T3">《那些年，我身邊的八點檔情節》</text:span><text:span text:style-name="T4">&lt;/a&gt;</text:span><text:span text:style-name="T3">。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腦洞清奇，帶著宮鬥系統穿越到原始社會通過傳播宗教，凝聚隊伍，種田。 </text:span><text:span text:style-name="T34">&lt;br&gt;</text:span><text:span text:style-name="T35">這本書可以對照</text:span><text:span text:style-name="T36">&lt;a href="/name/</text:span><text:span text:style-name="T37">從零開始的穿越女</text:span><text:span text:style-name="T36">" target='_blank'&gt;</text:span><text:span text:style-name="T37">《從零開始的穿越女》</text:span><text:span text:style-name="T36">&lt;/a&gt;</text:span><text:span text:style-name="T37">（穿越到中世紀歐洲通過洗腦神父代理種田，體系建構滿分）和</text:span><text:span text:style-name="T34">&lt;a href="/name/</text:span><text:span text:style-name="T37">女帝直播攻略</text:span><text:span text:style-name="T36">" target='_blank'&gt;</text:span><text:span text:style-name="T35">《女帝直播攻略》</text:span><text:span text:style-name="T36">&lt;/a&gt;</text:span><text:span text:style-name="T35">（幹翻宮鬥系統自己稱霸，後期有點崩）來看。 </text:span><text:span text:style-name="T34">&lt;br&gt;</text:span><text:span text:style-name="T35">帶著宮鬥論壇，在各位宮鬥高手指導下在原始社會種田的創意很少。主角前世獄警，結合專業和宮鬥專家指點，通過自創一神教結合原始社會生產力水準開始從弱小的部落建設開始，從做陶罐（熟食、提高生存概率）、肥皂（衛生殺菌）、魚皮羽絨服（增強冬天捕獵能力）、織網（捕鳥打魚、鼴鼠等）一步步堅實發展。 </text:span><text:span text:style-name="T34">&lt;br&gt;</text:span><text:span text:style-name="T35">別的宮鬥介面會適時插入，行文節奏流暢。  </text:span><text:span text:style-name="T34">&lt;br&gt;</text:span><text:span text:style-name="T35">小雨清晨的分身？？？？？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女主，劇情。我最喜歡這個作者的地方在於，作者本人沒什麼戾氣，對待炮灰極品也完美把握了那個度，既不聖母，也不極端。比如寫女主的二嬸，雖然對她不好，但是在女主二叔要殺了女主時，還是很害怕，偷偷告訴了女主祖母。我覺得這就是作者寬容之處。很多小說中的極品都極品的毫無道理，不合人性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無限流糧草。最近少見的文筆一流的無限文，好點宅向輕小說感覺，沒女主，空間設定完善。主角是妖修，在犬夜叉世界收集殺生石碎片，激發上古天妖巴蛇血脈，修練勾陳天書，絕招是引力操縱和殺生石的物質毀滅。</text:span><text:span text:style-name="T12">P</text:span><text:span text:style-name="T13">。</text:span><text:span text:style-name="T12">S</text:span><text:span text:style-name="T13">。哈利波特副本確實長了一點，還是挺有趣的。近期副本是魔法禁書目錄，主角在學園都市訓練精神力，繼續養肥。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143">1904</text:span><text:span text:style-name="T64">年，滅絕人性、喪盡天良、自私自利、拔一毛而利天下不為也的、反人類的、慈禧走狗、滿清腐（敗）官員、變態邪惡大魔頭胡靈珊，終於用人民的鮮血，染紅了她頭頂的頂戴花翎，染黑了宋教仁等清白純潔的革（命）志士，顯露出她的醜陋內心和靈魂，胡大魔頭必將不得好死，被釘在歷史的恥辱柱上。  </text:span><text:span text:style-name="T63">&lt;br&gt;</text:span><text:span text:style-name="T66">看本文千萬別思考</text:span><text:span text:style-name="T65">,</text:span><text:span text:style-name="T66">就當是抽大煙</text:span><text:span text:style-name="T63">,</text:span><text:span text:style-name="T66">嗨一回</text:span><text:span text:style-name="T65">.</text:span><text:span text:style-name="T64">看的就是一言不合提刀便砍</text:span><text:span text:style-name="T65">.</text:span><text:span text:style-name="T66">才能一洗心中戾氣</text:span><text:span text:style-name="T63">,</text:span><text:span text:style-name="T64">念頭通達</text:span><text:span text:style-name="T63">,</text:span><text:span text:style-name="T64">身心舒爽</text:span><text:span text:style-name="T63">.</text:span><text:span text:style-name="T64">然後第二天老老實實去搬磚</text:span><text:span text:style-name="T63">.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因為作者本身也是有水準的，所以本文相比其他的海賊同人，力量體系到四百多章的時候還沒崩。 </text:span><text:span text:style-name="T2">&lt;br&gt;</text:span><text:span text:style-name="T3">本書主角通過拯救天龍人奴隸獲得自己原始資本，然後讓藤虎一笑當副船長，自己也當上七武海，可以說在路飛還未出海之前還是很精彩的。 </text:span><text:span text:style-name="T4">&lt;br&gt;</text:span><text:span text:style-name="T3">然而本書也遇到了同人小說的通病，那就是漫畫正文開始的時候不知道怎麼寫了，既想拋開漫畫主角自己走一條路，但又擔心這樣就吸引不了原著黨。而選擇跟隨原著主角，則又會造成劇情上的乏力，由於本身實力很高然後插手原著主角的情節常常會讓人感覺大人在欺負小朋友的錯覺。 </text:span><text:span text:style-name="T4">&lt;br&gt;</text:span><text:span text:style-name="T3">可以說原劇情對作者的寫作造成了桎梏，讓作者不敢也不想脫離原劇情。當然本文單在力量體系穩定這一點上，就可以評為同人文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期是仙草，智商線上，推演合理。但腦洞期過了之後，暴露出女作者‘蘇’的本質，死掉的老爸是秘密特工，老爸的師傅是高層，秘密關注，女主生來高貴。救下個路人是明星，女主愛理不理。監控視頻上網，萬眾敬仰。以前的網友是駭客，超級高手。軍隊派出追尋小組，軍中鐵漢緊追不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女主純爺們，鐵血真漢子。女主給人的感覺就是韓國著名網路寫手貓膩筆下的男主性轉而來，殺伐果斷，快意恩仇，撩妹聖手，裝逼於無形之間，高潮情節讓人爽得非常酣暢淋漓，女頻的文筆和背景，偏男頻的設定和畫風，構築的框架還是頗為讓人感覺新鮮和驚豔的。目前主角仍然在新手村，目測不久即將會換新地圖，給個糧草以示期待，同時希望本書能夠走無</text:span><text:span text:style-name="T19">cp</text:span><text:span text:style-name="T20">路線，希行一直以來最大的毛病就是男主出場女主必崩，</text:span><text:span text:style-name="T21">&lt;a href="/name/</text:span><text:span text:style-name="T20">君九齡</text:span><text:span text:style-name="T19">" target='_blank'&gt;</text:span><text:span text:style-name="T20">《君九齡》</text:span><text:span text:style-name="T21">&lt;/a&gt;</text:span><text:span text:style-name="T22">裡的男主角色就相當敗筆，女諸葛型的女主見了男主以後宛如智障版林黛玉這種設定，玩脫一次就夠了吧，</text:span><text:span text:style-name="T19">&lt;a href="/name/</text:span><text:span text:style-name="T20">君九齡</text:span><text:span text:style-name="T19">" target='_blank'&gt;</text:span><text:span text:style-name="T20">《君九齡》</text:span><text:span text:style-name="T19">&lt;/a&gt;</text:span><text:span text:style-name="T20">後期也可以看出作者意識到這個問題最終把男主給半空氣化，希望這次不要再讓什麼亂七八糟的男角色弄崩如此霸氣的女主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期仙草，不走尋常路的末世流，突然爆發的疫病是針對國內的生化基因戰，結果因為小行星撞擊地球造成的影響變成全球末世，國家控制力度很強，女主爆了個大新聞之後就躲著當權者走，開啟逃亡之路，一直到投靠父親的老領導都屬於行文流暢簡潔的爽文。缺點：開始寫的太細緻，時間線推的太慢看了幾十章女主才過了幾天，主角行為目的性不足，女主爆了間諜投毒之後救了一個無線電專家植物學家後面完全不知道女主要幹啥了，主線很不明確有種女主在瞎跑的錯覺，然後越來越蘇，國安軍隊政府都在圍著女主跑，後來還執行雨林護送…離開主角重生之後爆料末世這個定點，作者就有種寫什麼都是蘇文的既視感。與前面佈局調整的大局觀格格不入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古代架空，石頭大大一貫風格，歡脫有趣，架構精巧，又時有伏筆不至令人乏味，但作者之前幾本言情，劇情轉折之複雜之劇烈，仍讓我心驚肉跳，看文時提心吊膽，導致閱讀趣味大打折扣，除此之外，本文還是非常可愛的，作者畢竟耽美大手，寫起言情來還是戲精男主一肩挑起全部劇情，雖然極力塑造女主，但人設還是比較平面化，不過以作者的功力，即使女主時常掉線，也能夠保證小說內容豐富引人入勝，總體而言，優質糧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晉江或起點文裡，主角通常是學生或者剛工作不久的青年，這與寫作者自己年齡層和社會經歷有關。這些末世文裡，家人一般在結尾處相逢，或者乾脆一開始就便當，方便主角們在宿舍或出租屋裡跟小夥伴們一塊揮灑熱情，努力奮鬥，或努力抱大腿。而家長只在電話裡傳來鼓勵或者乾脆隻言片語都無。 </text:span><text:span text:style-name="T2">&lt;br&gt;</text:span><text:span text:style-name="T3">本書大概是快穿末世文裡面特別擅長描寫親情關係的。主角一個人可以完成整個家庭角色的扮演——他做過兒子、女兒、弟弟、妹妹、父親、奶奶（哈哈哈），有過面對生存危機不離不棄的家人和朋友，也有被自私自利的拋棄甚至背叛的時候。 </text:span><text:span text:style-name="T4">&lt;br&gt;</text:span><text:span text:style-name="T3">相應的，書中對社會關係中人性描寫也絲絲入扣 </text:span><text:span text:style-name="T4">&lt;br&gt;</text:span><text:span text:style-name="T3">缺點：掃描書可以無上限獲得點數太破壞平衡體系，文筆相當一般。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切入點不同的末世文，以敵國大規模投放生化病毒為開始，病毒與其後砸向地球的隕石帶來的神秘微粒結合，生成喪屍病毒，神秘微粒滲入土壤，造成土壤大規範本結，糧食減產，然而國家之間卻沒有因為全球化危機而合作求生，敵國借機開戰……女主從末世回到投毒前幾小時，聯繫國家部門，搶先一步，先預告投毒，救重要人物，打擊間諜，追回抗輻射糧種，然後全球探索變異動植物……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此作者寫的幾本都是娘化系，似乎是打算把全世界娘化。這本努力到了</text:span><text:span text:style-name="T8">80%</text:span><text:span text:style-name="T9">。總體上的設定是很喜歡的，但如果娘們能少點就好多了，後期的人物出場時經常是星名、真名、昵稱、代號等隨機切換。 </text:span><text:span text:style-name="T8">&lt;br&gt;</text:span><text:span text:style-name="T10">作者的妄想很大，想把古今中外所有有名的人一網打盡，也虧她腦洞出這麼一個各星紀平行存在的世界觀，出現了李世民與朱元璋爭霸，蘇軾與柳三變</text:span><text:span text:style-name="T8">PK</text:span><text:span text:style-name="T10">的各種亂入畫面。個人很喜歡在外星域（即主角還沒那麼牛</text:span><text:span text:style-name="T8">B</text:span><text:span text:style-name="T10">的時候）的故事，那時外掛幾乎還沒被啟動，也只有貓貓狗狗幾個星將，小姨陳慶之，禦姐鐘離昧，異族阿提拉，花魁魚玄機，知已秦微雨……每一個都讓人印象深刻。 </text:span><text:span text:style-name="T8">&lt;br&gt;</text:span><text:span text:style-name="T10">其實，個人認為，當每個角色的參數都多到需要出資料表的時候，這書真的就看著好累。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已暫停】學姐在汙客開的新書，減少了大部分過去的戾氣，增添了幾分輕柔舒緩的筆觸，講述了一名呆萌小道士一邊當中學生一邊拯救世（妹）界（子）的日常。當然，這日常中自然少不了主角與狐妖美少女，幽靈蘿莉，未亡人大姐姐，黑長直班長之間不得不說的故事。學姐自從</text:span><text:span text:style-name="T2">&lt;a href="/name/</text:span><text:span text:style-name="T3">帝國從來沒有神聖的</text:span><text:span text:style-name="T4">" target='_blank'&gt;</text:span><text:span text:style-name="T3">《帝國從來沒有神聖的》</text:span><text:span text:style-name="T4">&lt;/a&gt;</text:span><text:span text:style-name="T3">之後狀態一路走低，若干本書我沒有一本能夠看完，但這次的作品卻是出乎預料地有趣，讓我一邊感歎“什麼鬼”和“臥槽”，一邊追讀下去。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46">&lt;a href="/n/juegek" target='_blank'&gt;@juegek &lt;/a&gt;: </text:span><text:span text:style-name="T32">經典。結局讓人意料不到。留有想像的餘地。 </text:span><text:span text:style-name="T31">&lt;br&gt;</text:span><text:span text:style-name="T32">謝謝書友的推薦，這本書我也是看過的。可以說是標準的（而且是非常高標準的）中式西幻小說，雖然內核還是中式的武俠味道，但是我們需要看到的是有關愛有關友情有關責任與使命，而不是糾結於設定到底和真正的西方有多大差距。給糧草是首先不是我喜歡的勾心鬥角群像算計（三國演義），也不是爽文，也有那個時期套路單薄的局限性，但是仍然值得一看，如果你之前只看過番茄土豆番茄三少的話。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全程高能</text:span><text:span text:style-name="T16">~</text:span><text:span text:style-name="T17">據說現在年更，不過看了不後悔系列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居然忘了把這本書加進來了</text:span><text:span text:style-name="T16">....</text:span><text:span text:style-name="T17">少有的東方仙俠類型的宅向作品，設定很新穎，文筆也在水準之上，女性人物刻畫一如既往的贊，戰鬥也很熱血，對大段的形容描寫沒有抵抗力，標準的宅系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末日也是我特喜歡的題材之一呢，這本小說將地球變成了一個類似於大型網路遊戲的場所，副本不斷，花樣頻出。身心強大女主，重生的女主，三觀略歪的女主，逼格一流的女主，但確實是女主小說裡少有的末日好文，喜歡末日文的不要錯過。尚未完結呢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腦洞驚奇，開篇創意堪稱驚豔，雖老梗頗多，但作者筆墨風趣，老瓶裝新酒，有足夠的筆力來駕馭之，婉婉道來，別有一番風味，讓人不忍釋卷。然作者文筆優秀，但缺點也非常明顯，主線故事展開後的駕馭能力明顯薄弱，後期情節推進乏力，更新更是變成了週刊！特別注意，主角家破人亡，有虐心情節，慎入！（這個作者一直以來的缺點都很明確，就是主線故事架構能力的薄弱，導致後期不是崩壞，就是太監，可惜了這麼優秀的創意和文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人渣！批判！批判！必須批判！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難得的書如其名，完全不像</text:span><text:span text:style-name="T16">sf</text:span><text:span text:style-name="T17">那些日輕萎男一樣做作，順便這種文就不要帶腦子去看了，畢竟裡番的劇情大多數是不可能在現實中出現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糧草，中秋月明的書，應該有印象吧。這位作者的書在我個人觀感看來，是起起伏伏，有的很好看，有的值得看，有的沒法看，都有。作者上一本寫的是聖人，這一本寫的是浪子。主角是個人形自走炮，不求感情只求一夜情，面對青梅竹馬花癡美女富家公主等等只打炮不做愛。主角是球員，捲入賭球風波，隱姓埋名遠走他鄉，期間發生的種種故事。去泰國之前是糧草</text:span><text:span text:style-name="T12">+</text:span><text:span text:style-name="T13">，主角的風流鬼馬，豁達樂觀很能把人逗樂。去了泰國就成了糧草</text:span><text:span text:style-name="T12">-</text:span><text:span text:style-name="T13">了。感覺作者上一本的灌雞湯習慣又來了，上一本是聖人，灌就灌吧，咱一口幹了；這本是浪子，灌雞湯很難喝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直接了當，進入正題，不打擦邊球，不掛羊頭賣狗肉，只能說六六六。作者似乎也是絲襪控，對女主褲襪的描寫十分引人入勝，再加上文筆不錯，寫得讓人思緒萬千。唯一的缺點，大概就是男主是個人渣了吧，看著稍微有點小膈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作者文字功力很深，開頭短短幾章，一個球痞刻畫得入木三分。而且開篇就來一出大事故，分外抓人。作為開頭，可以說非常成功了。 </text:span><text:span text:style-name="T12">&lt;br&gt;</text:span><text:span text:style-name="T13">主角泰日天，人形自走炮，隨時隨地準備著勾女。聽起來很爽，不過又不是系統文，基本上一帶而過，那些女的連個名字都沒有，只能算個數字。看文的時候有一種焦灼感，主角看似爽翻天，實則是無根漂萍，一有風吹草動就得跑路。沒有目標，沒有方向，得過且過。 </text:span><text:span text:style-name="T12">&lt;br&gt;</text:span><text:span text:style-name="T13">套個爽文的幌子，寫著不那麼爽的文。非我同道中人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不能因為怕</text:span><text:span text:style-name="T16">404</text:span><text:span text:style-name="T17">而屈著寫，，，，，，要的就是無曲的奇魅，直抒胸臆，，，，，，翻車怕什麼，油門踩到底，，，，，，，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骨科誠可貴， </text:span><text:span text:style-name="T19">&lt;br&gt;</text:span><text:span text:style-name="T20">核彈價更高。 </text:span><text:span text:style-name="T21">&lt;br&gt;</text:span><text:span text:style-name="T20">若為後宮故， </text:span><text:span text:style-name="T19">&lt;br&gt;</text:span><text:span text:style-name="T20">二者皆可收。 </text:span><text:span text:style-name="T21">&lt;br&gt;</text:span><text:span text:style-name="T22">這是一本經典的</text:span><text:span text:style-name="T19">gal</text:span><text:span text:style-name="T20">文案，天才強勢的坑弟姐姐，強氣正義的青梅，賢慧的鬼娃新娘，雙魂的緋聞女友，最後加上主角的把妹神技——原力覺醒</text:span><text:span text:style-name="T19">-</text:span><text:span text:style-name="T20">高潮迭起。 </text:span><text:span text:style-name="T19">&lt;br&gt;</text:span><text:span text:style-name="T20">至於主角穿越者身份與其幼年幼稚時表現，這絕對是個亮點，這是在玩蘿莉養成，跟瓊恩一樣在養成蘿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閱片無數，老司機，上班，地鐵，梆硬。 </text:span><text:span text:style-name="T16">&lt;br&gt;</text:span><text:span text:style-name="T17">作者這樣的車翻一個少一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把弟弟殺掉這本小說就是仙草了。滾開都殺妹正道了。作者怎麼還不殺弟正道？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小說世界觀是財閥集團佔據</text:span><text:span text:style-name="T2">50%</text:span><text:span text:style-name="T3">以上</text:span><text:span text:style-name="T4">GDP</text:span><text:span text:style-name="T3">，對社會擁有極大影響力。男主父親作為頂尖財閥的掌門人，因為拖欠農民工工資被打死………………</text:span><text:span text:style-name="T4">WTF</text:span><text:span text:style-name="T3">？？？？？像馬雲約伯斯這種人還需要去拖欠農民工工資？？？皇帝的金扁擔，拖欠民工工資的掌門人，屌絲的愚蠢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劉潔  白濤  兩個女老師   雙飛呀      </text:span><text:span text:style-name="T16">&lt;br&gt;</text:span><text:span text:style-name="T17">劉濤不演白潔可惜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哎呦，笑死我了，有錢了先把他三個室友的女友未婚妻給上了，直接用錢砸，比什麼給大哥二哥三個送錢送股份大氣多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頂風作案，哄抬</text:span><text:span text:style-name="T16">B</text:span><text:span text:style-name="T17">價，貴在真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和大企業家同類型的小說，無腦爽文，充滿負能量的一本書。 </text:span><text:span text:style-name="T16">&lt;br&gt;</text:span><text:span text:style-name="T17">很可惜的是現實往往比小說更荒誕。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中秋月明新書，他還有個馬甲叫端午正陽，這是有多喜歡節日，看過</text:span><text:span text:style-name="T19">&lt;a href="/name/</text:span><text:span text:style-name="T20">叛徒</text:span><text:span text:style-name="T21">" target='_blank'&gt;</text:span><text:span text:style-name="T20">《叛徒》</text:span><text:span text:style-name="T19">&lt;/a&gt;</text:span><text:span text:style-name="T20">，</text:span><text:span text:style-name="T21">&lt;a href="/name/</text:span><text:span text:style-name="T22">逍遙軍醫</text:span><text:span text:style-name="T19">" target='_blank'&gt;</text:span><text:span text:style-name="T20">《逍遙軍醫》</text:span><text:span text:style-name="T19">&lt;/a&gt;</text:span><text:span text:style-name="T20">，新書竟然沒有金手指了，還是個踢假球的人形自走炮，先養著以後再看。 </text:span><text:span text:style-name="T19">&lt;br&gt;ps</text:span><text:span text:style-name="T20">：他的作品主角的姓五六七八九十百，伍陸齊巴九石白，下本書主角絕壁是姓千（錢）【手動滑稽】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一本很生硬的偽後宮輕小說，遠不如作者的第一本書。在這本書中，以城戶光政為原型的林光政，是主角的“仇人”；而主角的“復仇大業”，就是親自上陣去泡林光政的一百多個女兒。可是，書中的第一女主，卻是像城戶紗織操縱五小強一樣耍得主角團團轉，令人無語，不如改名叫</text:span><text:span text:style-name="T2">&lt;a href="/name/</text:span><text:span text:style-name="T14">我才不會被仇人的女兒欺負呢</text:span><text:span text:style-name="T4">" target='_blank'&gt;</text:span><text:span text:style-name="T3">《我才不會被仇人的女兒欺負呢》</text:span><text:span text:style-name="T4">&lt;/a&gt;</text:span><text:span text:style-name="T3">。</text:span><text:span text:style-name="T4">PS</text:span><text:span text:style-name="T3">：強烈建議同人大佬來撰寫對第一女主進行棍棒教育的番外。因為正文裡沒有真抓實幹的描寫（現在沒有，未來預計也不會有），只能靠同仁自給自足。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見過前作逼死後作的沒？這就是，我才太好了，結果</text:span><text:span text:style-name="T16">...</text:span><text:span text:style-name="T17">無法逾越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重生成小說反派，搶奪主角氣運和妹子。背景是小白寫手書中的都市，設定聽作者的我覺得沒什麼問題丫 </text:span><text:span text:style-name="T19">&lt;br&gt;(</text:span><text:span text:style-name="T20">有的評論沒黑到點子上，要知道位面之子淫威之下，反派富豪被農民工打死正常不過。大眾高管也燒死在自家途觀了，有時候現實比小說更魔幻</text:span><text:span text:style-name="T21">) &lt;br&gt;</text:span><text:span text:style-name="T20">為什麼說劣幣驅逐良幣，很多能看的書都是被一些奇怪的噴點噴走的。 </text:span><text:span text:style-name="T19">&lt;br&gt;—— &lt;br&gt;</text:span><text:span text:style-name="T20">言情占比</text:span><text:span text:style-name="T21">2/3</text:span><text:span text:style-name="T22">，欽定的女主戲份十足。全書文青又壓抑，前後期糧草水準，中間很爛，偽主角們寫的像低能兒，搞得反派逆襲沒什麼爽感。難得的是以荒誕寫真實，對人性的剖析很是獨到，也沒有太大的鬱悶，讓這本腦洞一般</text:span><text:span text:style-name="T19">(</text:span><text:span text:style-name="T20">反套路早已不稀奇</text:span><text:span text:style-name="T19">)</text:span><text:span text:style-name="T20">的小說有了閃光 </text:span><text:span text:style-name="T19">&lt;br&gt;</text:span><text:span text:style-name="T20">最後，給那個新瓶換舊瓶，狗血還是狗血的評論點贊哈哈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44">簡而言之</text:span><text:span text:style-name="T102">,</text:span><text:span text:style-name="T101">有趣</text:span><text:span text:style-name="T104">!</text:span><text:span text:style-name="T103">現在很少有書能在一開頭就吸引我了</text:span><text:span text:style-name="T104">.</text:span><text:span text:style-name="T103">雖然我沒看出來這是藍晶</text:span><text:span text:style-name="T102">,</text:span><text:span text:style-name="T101">不過大神硬是要得</text:span><text:span text:style-name="T104">.</text:span><text:span text:style-name="T101">在一些日常過後</text:span><text:span text:style-name="T102">,</text:span><text:span text:style-name="T103">作者顯然要下一盤大棋了</text:span><text:span text:style-name="T102">.</text:span><text:span text:style-name="T101">看到後面</text:span><text:span text:style-name="T104">,</text:span><text:span text:style-name="T101">最大的感想</text:span><text:span text:style-name="T102">:</text:span><text:span text:style-name="T103">科學是第一生產力</text:span><text:span text:style-name="T102">,</text:span><text:span text:style-name="T103">古人誠不欺我（￣▽￣）</text:span><text:span text:style-name="T104">.</text:span><text:span text:style-name="T103">學渣感受到了這個世界深深的惡意</text:span><text:span text:style-name="T104">.  &lt;br&gt;PS:</text:span><text:span text:style-name="T103">再往後看</text:span><text:span text:style-name="T104">,</text:span><text:span text:style-name="T101">覺得男主太委屈了</text:span><text:span text:style-name="T104">,</text:span><text:span text:style-name="T101">是個雌性生物就可以踩他頭上</text:span><text:span text:style-name="T102">,</text:span><text:span text:style-name="T103">甚至雌性生物的寵物都可以踩主角頭上</text:span><text:span text:style-name="T104">.</text:span><text:span text:style-name="T103">初看搞笑</text:span><text:span text:style-name="T102">,</text:span><text:span text:style-name="T103">可一直這樣也太受了吧</text:span><text:span text:style-name="T104">.</text:span><text:span text:style-name="T103">吃主角的</text:span><text:span text:style-name="T104">,</text:span><text:span text:style-name="T101">用主角的</text:span><text:span text:style-name="T102">,</text:span><text:span text:style-name="T101">閑著沒事還可以各種虐主角</text:span><text:span text:style-name="T102">,</text:span><text:span text:style-name="T101">嘖嘖</text:span><text:span text:style-name="T102">,</text:span><text:span text:style-name="T101">你是母的你有理</text:span><text:span text:style-name="T102">.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一個面癱帥哥的官場奮鬥記。初看這本書，忍不住要拿來和老樹的</text:span><text:span text:style-name="T2">&lt;a href="/name/</text:span><text:span text:style-name="T3">靜州往事</text:span><text:span text:style-name="T4">" target='_blank'&gt;</text:span><text:span text:style-name="T3">《靜州往事》</text:span><text:span text:style-name="T4">&lt;/a&gt;</text:span><text:span text:style-name="T3">做對比。一樣都是底層年輕男性的矢志不移，一樣都是高大帥而且下半身能力強引來無數美人投懷送抱。然而兩者又有所不同，本書主角出身貧寒但意志堅定，由於早年為生存學看相的經歷從而精于人心，善於從細節上待人處事並處理問題，備受女領導看重；老樹的男主則跌宕起伏從而意志堅定，敢於任事，個人品德能力讓男領導刮目相看。說完男主，再說女主，本書目前出場的幾個女性個性鮮明，在情與性方面有自我想法，好過老樹靜州書的文青女們，由於個中曖昧描寫不斷，讓人誤會遲早要發生些什麼，但是男主這麼久卻只推到了一個半失足女青年，一個小三，一個孕婦。我這麼推書行麼？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嘿嘿嘿，灰原の</text:span><text:span text:style-name="T31">blow job</text:span><text:span text:style-name="T32">，美滋滋</text:span><text:span text:style-name="T31">...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搞笑輕鬆流，主角是只悶騷猥瑣的兔子半妖，前面將猥瑣悶騷描繪得很討喜搞笑，但後面隨著越來越多的女性角色登場，就顯露出抖</text:span><text:span text:style-name="T12">M</text:span><text:span text:style-name="T13">特質，原本妖怪的日常很輕鬆搞笑，但現在就有些討人嫌，主角在一群妖怪中間，就是個受氣包，前文寫得還不錯，後文就有些噁心了，總是莫名其妙被其他妖怪針對，發洩一通，太抖</text:span><text:span text:style-name="T12">M</text:span><text:span text:style-name="T13">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個披著龍皮的紳士一心追求騎士之道，無論是少女還是人外娘，徹底貫徹大就是好，白就是美的淳樸哲學。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又見書名毀書。天降大任於斯人，心胸寬廣、思維敏捷、果敢堅毅、武藝出眾，眾人望而拜之。這又是一個少年英雄于亂世崛起、歷經沙場最後稱霸天下的故事。歷史文雖然這種目標都比較老套，不過寫得好的作品卻不多。有的角色設計失敗、有的情節描述文筆不好、有的歷史積累差、有的戰爭一塌糊塗。本書雖然感情戲一般，不過人物角色塑造得較為出眾，一干配角有血有肉更是讓人羡慕——有這麼一群兄弟我也能幹一番大事。更難得已經有了</text:span><text:span text:style-name="T16">40</text:span><text:span text:style-name="T17">萬字，可以殺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宅系後宮文代表作者神巫六六繼萌二戰後的又一創作高峰，二次元版靈氣復蘇的典範之作。主角深具反派大</text:span><text:span text:style-name="T8">BOSS</text:span><text:span text:style-name="T9">的潛質，在全球範圍的人類異能大覺醒時代，恰好獲得了“催化她人覺醒異能”的終極異能，但卻將這份能力用在了後宮救國這條軟飯之路上，通過和萌妹子談戀愛從而使其覺醒為異能者“女武神”（手動滑稽），並通過與其“親密接觸”來為她們加技能點及爆裝備。合格的二次元版戀愛喜劇，喜歡這種風格的龍友不妨一試。 </text:span><text:span text:style-name="T8">PS</text:span><text:span text:style-name="T10">：本書近期已經改名為</text:span><text:span text:style-name="T8">&lt;a href="/name/</text:span><text:span text:style-name="T10">無敵的我何須親自動手</text:span><text:span text:style-name="T8">" target='_blank'&gt;</text:span><text:span text:style-name="T10">《無敵的我何須親自動手》</text:span><text:span text:style-name="T8">&lt;/a&gt;</text:span><text:span text:style-name="T10">。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不是很想推這本書，因為一旦影響力擴大的話及其容易惹到和諧大神，但是本著造福大眾，獨樂樂不如眾樂樂的想法，還是推薦下吧。劇情簡單粗暴，就是想盡辦法推妹，拿錢砸，以勢壓人，甚至在最新章節裡作者表示下藥也不是不可以，這是一個不擇手段只認目的主角，一定程度上三觀不正，衛道士們就不要看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乾草</text:span><text:span text:style-name="T2">-</text:span><text:span text:style-name="T3">、都市、一夜情、神豪、名婊。 </text:span><text:span text:style-name="T4">&lt;br&gt;</text:span><text:span text:style-name="T3">感覺最近出現了很多一夜情的網文，不知道應不應該放到後宮分類中去。這本小說應該是這類文中的品質較好代表作了，雖然它本質上只是一個標準小白文。 </text:span><text:span text:style-name="T4">&lt;br&gt;</text:span><text:span text:style-name="T3">主線就是玩遍天下名婊。僅僅從打發時間的角度來說，很不錯。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為什麼！！！！為什麼想看一本爽文，讓人露出會心一笑的文這麼難？為何</text:span><text:span text:style-name="T31">404</text:span><text:span text:style-name="T32">，天亡我也。哎呀呀呀呀</text:span><text:span text:style-name="T31">~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為什麼，每一次出現這種垃圾小黃書，我都是等到</text:span><text:span text:style-name="T16">404</text:span><text:span text:style-name="T17">後才發現，為什麼！！！！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典型飛盧龍傲天流動漫穿越文，穿成毛利小五郎讓後在柯南世界各種開掛收女的故事。看點就是主角搶柯南戲份破案順手再把幾個案子裡的妹子給收了，比較變態的是把灰原哀都給推了，而且看上去小蘭也不遠了；再者就是黑柯南黑服部，還把他們給綠了，現在看是要強行把他們湊一對</text:span><text:span text:style-name="T12">CP</text:span><text:span text:style-name="T13">，也是很搞笑了；當然缺點也很明顯，情節基本就靠原作改編，並且很多女的收的經不起推敲，但也不會無腦到不帶腦子都看不下去的地步，看得出來作者還是在情節方面有一些自己的想法的，在飛盧這個司機橫行的地方都開始限速的現在，能看的推土機真的越來越少了  </text:span><text:span text:style-name="T12">&lt;br&gt;PS.</text:span><text:span text:style-name="T13">似乎已經翻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抖</text:span><text:span text:style-name="T12">M</text:span><text:span text:style-name="T13">向</text:span><text:span text:style-name="T12">&amp;gt;_&amp;lt;</text:span><text:span text:style-name="T13">雖然這本書的主線是很連貫，力量體系也不錯，但是其核心並不是這個，而是汙度極高的劇情。以前我節操還很滿的時候就看過這本書，當時在開頭女裝那裡就被雷的外焦裡嫩。最近甩掉節操之後再翻出來看，感覺實在太爽了……費納希雅賽高！！！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創意文筆都還可以，但是主線不夠堅定明確，分支過於雜亂，好像什麼點子都想寫進去，主角最開始堅定的目標類似成為地仙這種也沒有一直走下去，時不時來個外星人搞各種大新聞，動不動死幾百萬人，現代的分工和秩序竟還能維持也是厲害。還動不動就把現實新聞寫進去比如那個勒索病毒。作者還中二得很大摻私貨，寫一些統治者的剝削真面目。最可怕的是，書裡主角各種對超能力者人體試驗什麼做成電池肥料切掉器官，對普通人幹掉幾百萬或者間接殺掉多少沒有半點波瀾，裡面什麼七人會議幼稚的描寫了作者對高層的想像，為了自己的私利怎樣醜陋的揮霍剝削和鎮壓，作者真的覺得這種鎮壓是為了壓倒一切的穩定，而且這種穩定是為民眾好……這奴隸主的屁股真穩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我經常站冷到大洋深處的</text:span><text:span text:style-name="T16">CP</text:span><text:span text:style-name="T17">。海格埃洛家族的愛上不該愛的人的詛咒多麼惡毒和殘酷，可是他還是沉淪下去，好像從遇到費妮的那一刻開始，他的生命就是為了愛而存在，一個花花公子跟情竇初開的大男孩一樣，在心上人面前手足無措。太陽之子的生命多麼燦爛，可是在死前腦海裡只有當初那場沒能完成的婚禮，而他只要跳完這場舞就很滿足，最後沒有散去的只有費妮，是的，唯一永遠不會變的，只有費納希雅。 我是認為費納希雅和恩萊科其實就是同一個人格，只可惜作者這是種馬文，沒有海格埃洛愛情的立足之地，他的心裡滿滿都是費妮的身影，處處都是甜蜜，那就讓如我的讀者為他哭一哭吧。到此合上了書，讓它保留我記憶裡的美好模樣，不要再往前走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45">藍晶</text:span><text:span text:style-name="T146">&amp;amp;</text:span><text:span text:style-name="T147">血珊瑚從</text:span><text:span text:style-name="T148">&lt;a href="/name/</text:span><text:span text:style-name="T149">魔法學徒</text:span><text:span text:style-name="T148">" target='_blank'&gt;</text:span><text:span text:style-name="T149">《魔法學徒》</text:span><text:span text:style-name="T146">&lt;/a&gt;</text:span><text:span text:style-name="T147">到</text:span><text:span text:style-name="T148">&lt;a href="/name/</text:span><text:span text:style-name="T147">劍的旋律</text:span><text:span text:style-name="T146">" target='_blank'&gt;</text:span><text:span text:style-name="T149">《劍的旋律》</text:span><text:span text:style-name="T146">&lt;/a&gt;</text:span><text:span text:style-name="T147">的寫法和想法都沒什麼變化。而</text:span><text:span text:style-name="T148">&lt;a href="/name/</text:span><text:span text:style-name="T147">魔法學徒</text:span><text:span text:style-name="T146">" target='_blank'&gt;</text:span><text:span text:style-name="T149">《魔法學徒》</text:span><text:span text:style-name="T148">&lt;/a&gt;</text:span><text:span text:style-name="T147">是他的處女作，被灌注了大量的創意和活靈活現的獨屬於新手作者的生氣，是其最有意思的書。在這部較早的作品中可以見到豐富的寫作嘗試和人物模型，章節中處處是飽含趣味的素材。 </text:span><text:span text:style-name="T146">&lt;br&gt;</text:span><text:span text:style-name="T149">這本書整體不太出色，作者不那麼優秀的筆力浪費掉了大量好點子，但讀完卻一點都不虧——以它為寫作源頭的小說太多了。 </text:span><text:span text:style-name="T148">&lt;br&gt;</text:span><text:span text:style-name="T149">藍晶的所有作品，首推</text:span><text:span text:style-name="T148">&lt;a href="/name/</text:span><text:span text:style-name="T147">魔法學徒</text:span><text:span text:style-name="T148">" target='_blank'&gt;</text:span><text:span text:style-name="T147">《魔法學徒》</text:span><text:span text:style-name="T148">&lt;/a&gt;</text:span><text:span text:style-name="T149">，其次是</text:span><text:span text:style-name="T148">&lt;a href="/name/</text:span><text:span text:style-name="T149">大隱</text:span><text:span text:style-name="T146">" target='_blank'&gt;</text:span><text:span text:style-name="T147">《大隱》</text:span><text:span text:style-name="T146">&lt;/a&gt;</text:span><text:span text:style-name="T149">。</text:span><text:span text:style-name="T148">&lt;a href="/name/</text:span><text:span text:style-name="T147">大隱</text:span><text:span text:style-name="T146">" target='_blank'&gt;</text:span><text:span text:style-name="T147">《大隱》</text:span><text:span text:style-name="T148">&lt;/a&gt;</text:span><text:span text:style-name="T149">是藍晶功力成熟時的表現，是其奇幻作品裡最具代表性的一本，完整地闡釋了“藍晶”的所有理念。 </text:span><text:span text:style-name="T148">&lt;br&gt;</text:span><text:span text:style-name="T147">當然，有些讀者可能會更喜歡</text:span><text:span text:style-name="T146">&lt;a href="/name/</text:span><text:span text:style-name="T147">騎士的血脈</text:span><text:span text:style-name="T146">" target='_blank'&gt;</text:span><text:span text:style-name="T147">《騎士的血脈》</text:span><text:span text:style-name="T146">&lt;/a&gt;</text:span><text:span text:style-name="T147">，一本以交尾為特色的小說。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近期比較欣賞的一部作品，好像是仿另一部書寫的？不過無所謂了，寫的還是不錯的。當靈氣時代來臨之時，人類會產生什麼變革呢？是一個實力為尊的世界嗎？社會秩序會瞬間崩壞嗎？掌權者會甘願靠邊站嗎？底層卻獲得能力的人，是會反抗？發洩？融入還是別的走向呢？主角是一個提前一步獲得能力的人，作為一個技術宅通過不斷地“鑽研”來獲取領先一步的地位，另外有許許多多通過種種途徑獲取不同主角範本的人們，穿越者和外星人，人類進化和種族之戰，這是一個新紀元的開端。另外，感覺大多數劇情和人物智商還算是正數的，沒有太多強求打臉的和莫名其妙，主角這種科研探索無欲則剛的性格也不是很容易開劇情，所以一個碾壓級的主角，劇情就略感平淡。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作者明顯智商不夠，居然寫夏威夷有野生老虎。 </text:span><text:span text:style-name="T2">&lt;br&gt;</text:span><text:span text:style-name="T14">現代的海島基本上都是猴子稱大王好吧。 </text:span><text:span text:style-name="T4">&lt;br&gt;</text:span><text:span text:style-name="T3">當然了，這沒什麼，新作者嘛，可以理解，生活常識不足。 </text:span><text:span text:style-name="T4">&lt;br&gt;</text:span><text:span text:style-name="T3">總體來說，類似於腎虛，講的是地球靈氣大爆發後主角修仙的故事，水準還行。 </text:span><text:span text:style-name="T4">&lt;br&gt;</text:span><text:span text:style-name="T3">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本書真是</text:span><text:span text:style-name="T16">bug</text:span><text:span text:style-name="T17">很多，作者文筆也是一般，但是作者作為一個沙發果斷的瘋狂科學家的人物形象還是很得我喜歡的，特別是主角視人類的美色如無物，這一點最贊。和普通人類不再同一進化等級上還能夠對美女產生喜愛的感覺的那些小白文的主角真是智障呀。。 另外主角還建立了白之大地（作者惡趣味真是滿滿）。。不過最大的缺點還是更新慢。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抖</text:span><text:span text:style-name="T12">M</text:span><text:span text:style-name="T13">向</text:span><text:span text:style-name="T12">&amp;gt;_&amp;lt;</text:span><text:span text:style-name="T13">雖然這本書的主線是很連貫，力量體系也不錯，但是其核心並不是這個，而是汙度極高的劇情。以前我節操還很滿的時候就看過這本書，當時在開頭女裝那裡就被雷的外焦裡嫩。最近甩掉節操之後再翻出來看，感覺實在太爽了。口味加分，上古作者扣分，西幻名字太難記扣分。。。費納希雅賽高！！！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當年看到了驚為天人，為此特地購買了一套精裝實體書，就是在中考後被家裡賣了廢紙不知道是不是盜版了。 </text:span><text:span text:style-name="T8">&lt;br&gt;</text:span><text:span text:style-name="T9">感覺是藍晶寫的小說裡最有靈氣的一部，嗯，對恩來科男扮女裝進行變革這一段特別喜歡 ，女裝的費納希雅很可愛，最後提一下</text:span><text:span text:style-name="T8">&lt;a href="/name/</text:span><text:span text:style-name="T10">主神調查員</text:span><text:span text:style-name="T8">" target='_blank'&gt;</text:span><text:span text:style-name="T10">《主神調查員》</text:span><text:span text:style-name="T8">&lt;/a&gt;</text:span><text:span text:style-name="T10">中費倫副本中主角隊友克萊恩就是恩來科。 </text:span><text:span text:style-name="T8">&lt;br&gt;</text:span><text:span text:style-name="T10">目前被起點刪書了，可惜，明明沒犯什麼忌諱，就是小黃文描寫多了點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個人認為最好的的一本遮天同人，哪怕是在有遮天副本的無限流中也是一樣。 </text:span><text:span text:style-name="T2">&lt;br&gt;</text:span><text:span text:style-name="T14">主角天生混沌體生於青帝“坐化”三千年後，對遮天與完美世界修行體系詮釋的也極為貼切。 </text:span><text:span text:style-name="T4">&lt;br&gt;</text:span><text:span text:style-name="T3">更重要的是主角在成仙路開啟前就一路超神領悟禁忌法修成仙王，做了老爺爺而不是蹭葉凡的機緣。 </text:span><text:span text:style-name="T4">&lt;br&gt;</text:span><text:span text:style-name="T3">雖然在成仙後主角神隱都是原著與配角的戲份，但是也算是糧草 </text:span><text:span text:style-name="T4">&lt;br&gt;</text:span><text:span text:style-name="T3">。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劇情，設定，非常有意思，充滿了想像力，一場靈氣爆發，全球進化，一切生命都有了更多前進的可能性。異能，修仙，科技，鬼怪，神靈，疑似重生的龍傲天，星際蟲族主宰，各路牛鬼蛇神，夾雜在一起卻不違和，完美融合，讓人忍不住想繼續看下去，就是作者講故事的能力，人物刻畫有點連清，有點小毒可以忽略，故事本身很有趣，而且越寫越好，很多有趣的吐槽。主角愛好研究，後期少了很多不必要的人性，作者為愛好寫的，十分良心。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是一本真正意義上的火影小說，忍者不僅有強大的力量，關鍵也要有如劇情中鳴人變手裡劍逼退再不斬的機智！而這本書我是第一次在火影同人裡看到智商這種東西，不過可惜的是似乎主人公過於理智到不需要女主的地步</text:span><text:span text:style-name="T16">...</text:span><text:span text:style-name="T17">媽噠，咒你注孤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男主是個小受，換上女裝之後，把一個男配迷的神魂顛倒。。。這個情節真是神來之筆，寫出了一段可歌可泣的愛情。。。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首先</text:span><text:span text:style-name="T19">!</text:span><text:span text:style-name="T20">看這本書我是拒絕的</text:span><text:span text:style-name="T21">!</text:span><text:span text:style-name="T20">你不能讓我看我就看吧</text:span><text:span text:style-name="T19">! &lt;br&gt;</text:span><text:span text:style-name="T20">我基本完全摸不到作者的</text:span><text:span text:style-name="T21">H</text:span><text:span text:style-name="T22">點，還有一群和作者玩的賊雞巴嗨的評論</text:span><text:span text:style-name="T19">!</text:span><text:span text:style-name="T20">總的來說不先惡補基礎常識在玩一些科技幻想流的遊戲然後在讀一些同類小說的話</text:span><text:span text:style-name="T19">! &lt;br&gt;</text:span><text:span text:style-name="T20">嗯</text:span><text:span text:style-name="T19">!</text:span><text:span text:style-name="T20">你就當作者在自嗨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穿成怪物就要有怪物的樣子，大格局，種田，攀科技。去</text:span><text:span text:style-name="T12">TM</text:span><text:span text:style-name="T13">人形！去</text:span><text:span text:style-name="T12">TM</text:span><text:span text:style-name="T13">萌妹！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的第三本戰錘文，土著主角有點出戲。但是味道還是比較正的，主角也有了些百戰精銳英靈長者的內在，而不是審判官一瞪眼就萎了的穿越皮日式弱受。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作者的第三本戰錘文。味道還是比較正的，主角也有了些百戰精銳英靈長者的內在，而不是審判官一瞪眼就萎了的穿越皮日式弱受。——</text:span><text:span text:style-name="T16">2019 3 2 </text:span><text:span text:style-name="T17">一口氣把大半補完，發現作者對戰爭、故事副本的把握真的很令人歎氣，真正開始打算一番作為後的發展卻枯燥又冗長，對戰錘救世熱血耗盡後觀感比上本還遜一些，我甚至都不自覺跳過武戲直奔文戲去了，哎 。雖說格局和視界上去了，實際感覺有些超出作者的筆力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目前戰錘</text:span><text:span text:style-name="T2">40K</text:span><text:span text:style-name="T3">味道最正的小說，戰錘愛好者的糧草，無愛之乾糧。除了傳統戰錘中的殺殺殺，作者也加入了對帝國現狀的個人分析：戰錘的黑暗不僅源自敵人多麼強大、戰爭永無止境；同樣源自腐朽帝國制度積重難返正不斷衰落，然而卻是人類世界目前唯一希望的事實。本書開頭有點幹，後來逐步進入佳境，作者寫</text:span><text:span text:style-name="T4">high</text:span><text:span text:style-name="T3">後錯別字和量詞錯誤會有點多，要學會習慣，</text:span><text:span text:style-name="T4">-_-||</text:span><text:span text:style-name="T3">。至於大家都想要的妹子，目前有一個禦姐和一個合法蘿莉兩個女角色出場，戲份極度少，還開了星際早期副本地圖，不知道是不是為了要和警長搶女人？？？總之，作者想法很多，想全部融合有挑戰性，希望別寫崩。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以我的經驗來看，但凡信誓旦旦的說肯定寫完的作者十有八九是快要太監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本來不想說啥評個分就好，但是看到前面不少評論很不對勁，還是忍不住說說。 </text:span><text:span text:style-name="T8">&lt;br&gt;</text:span><text:span text:style-name="T9">這是本名為重生抄歌，實際為堅持作死的政治宣講文。 </text:span><text:span text:style-name="T8">&lt;br&gt;</text:span><text:span text:style-name="T10">作者以需要好的社會環境才能更好的唱歌為理由，讓主角在八十年代中開始通過影響上層，來扭轉改變改革中國家遭到的重大錯誤和挫折。對屁股一致的，很多地方是爽點。 </text:span><text:span text:style-name="T8">&lt;br&gt;</text:span><text:span text:style-name="T10">順便在期間抄點歌搞點娛樂和別的什麼產業。 </text:span><text:span text:style-name="T8">&lt;br&gt;</text:span><text:span text:style-name="T10">作者側面的、隱晦的描寫了很多當年社會上、政治和經濟上發生的事情，以及作者讓主角做出改變後的推演。在這方面比絕大多數寫重生的這類內容的文都強不止一點點。 </text:span><text:span text:style-name="T8">&lt;br&gt;</text:span><text:span text:style-name="T10">說實話，這書的閱讀體驗和故事性都不太好，但是我很讚賞作者的作死精神，而且持續作死到現在居然還沒被砍掉，也是挺好玩的。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44">85</text:span><text:span text:style-name="T9">年重生，現在微信公眾號上更新到</text:span><text:span text:style-name="T45">719</text:span><text:span text:style-name="T10">章</text:span><text:span text:style-name="T8">,</text:span><text:span text:style-name="T10">到</text:span><text:span text:style-name="T8">89</text:span><text:span text:style-name="T10">年主角的生活秘書已經是廳級，徒弟是政策改革常務副主任，部級，手下副經理一個主管東北和蘇聯克格勃成立蘇聯遠東經濟特區，葉利欽估計造反沒戲了。一個主導退役解放軍便衣渡江，香港地下勢力全部完蛋，香港娛樂圈全部跪舔。主角辦公室主任是</text:span><text:span text:style-name="T8">88</text:span><text:span text:style-name="T10">年大會選出的黨的總書記大鳥的女兒。總理變成了左王。胡趙早早被主角搞下臺。你說這書是文娛類的嗎？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位面小蝴蝶同人，認知文明修行者的戰錘</text:span><text:span text:style-name="T12">40k</text:span><text:span text:style-name="T13">副本。不服黑暗傳統，在沉重犧牲中前行誓要光復人類希望。腦洞和種田不錯，文筆很差，段落斷句令人扼腕</text:span><text:span text:style-name="T12">,</text:span><text:span text:style-name="T13">亮點缺點對比很強烈，戰鬥有多燃日常就有多枯燥。考慮到難得寫戰錘而且不以黑暗絕望（賣慘）或龍傲天過副本為追求，加一星，個人糧草減。——順帶一提，作者確實是下了心思，常沉迷戰錘背景分析不可自拔（動輒分析個上萬字，後來學乖了往放作品相關裡放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起點現在越來越藥丸，大封推分類封推限免簡直全是毒草，基本可以忽略不看。唯一優點就是量大管飽更新快，小白文的優勢。現在想從三江，新書和書庫裡找到一本合口味的糧草以上作品，簡直就是在沙裡淘金，水中尋鹽。所以目光不得不轉到其他小眾一點的網站，比如宅客。這次推薦的是書客中比較硬核的書，小黃書書客中大多都沾親帶故，沒什麼好說的。這本書簡稱無限單機一人遊，不過世界都是</text:span><text:span text:style-name="T12">steam</text:span><text:span text:style-name="T13">平臺上比較新、火的遊戲，想看懷舊的單機無限恐怕是不可能了。</text:span><text:span text:style-name="T12">ps:</text:span><text:span text:style-name="T13">冰汽時代有個間幕笑死了，零下九十度決鬥幹死人零下一百二十度還想要嫖娼的刁民簡直他娘的人類之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書在當年也算是神作了，個人感覺番茄寫的最好的就是這本和星辰變了，之前寫的書沒有經驗太過稚嫩，後面的作品長到把我太監。這書的背景雖然是星辰變的前傳，但是基本上都沒有關係。這書還是繼承了番茄作品下主角和父親的父子親情，還有戒指老爺爺也在這本書裡出現了。這書感情戲寫的不錯，當初我看德林老爺爺為保護主角而燃燒靈魂時，曾經哭過一次。這書的中心脈絡和星辰變不一樣，星辰變主角的執念是和女友在一起，這書主角的中心目標貌似是拯救母親，女友倒成了次要的，不知道他老婆和老媽掉進水裡時，他會救哪個了。主角的戀愛史也是值得一看的，初戀始終是苦澀的，主角在初戀劈腿後的解決方法也是有意思的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經典的武俠網遊，遊戲色彩很少，武俠味道很濃，有傳統武俠的厚重和俠氣。後期有點仙俠色彩了。主角名字叫任意，很喜歡，現在還記得。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兩位醫生穿越到初唐，滋滋潤潤的種田養小孩，還和皇室成為好朋友。 </text:span><text:span text:style-name="T16">&lt;br&gt;</text:span><text:span text:style-name="T17">男主履歷不威武，但是夫妻生活樂陶陶。裡面的兕子小朋友，也很有愛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從凶鳥看到現在 這是我看過鶸鳥發揮最好的一本 認真的講了一個有趣的故事 塑造了一個有逼格的主角 要是更新再穩定些就好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每次看簡介</text:span><text:span text:style-name="T2">:</text:span><text:span text:style-name="T3">他發現來到明朝，能依靠的只有這把刀。。這把刀。。。把刀。 </text:span><text:span text:style-name="T4">&lt;br&gt;</text:span><text:span text:style-name="T3">於是，他閉上眼睛，扭過頭猛的向胯下砍去。 </text:span><text:span text:style-name="T4">&lt;br&gt;</text:span><text:span text:style-name="T3">很好的書。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專寫明朝特別白的新書，說起來我雖然在微博上關注他有幾年了，但還是第一次追他的文。  </text:span><text:span text:style-name="T8">&lt;br&gt;</text:span><text:span text:style-name="T9">既然有這麼個外號，自然這書還是明朝文，不過難得的不是穿爛的明末而是明代中期嘉靖年間。  </text:span><text:span text:style-name="T8">&lt;br&gt;</text:span><text:span text:style-name="T10">說實話此書極為慢熱，作為攀科技種田造反文到現在快</text:span><text:span text:style-name="T8">20W</text:span><text:span text:style-name="T10">字了一點邊都沒沾到，如果不是大神寫的我可以說撲定了，單不得不說隨著慢慢看完我給這書的評價越來越高了。  </text:span><text:span text:style-name="T8">&lt;br&gt;</text:span><text:span text:style-name="T10">主角重生於大同一普通軍戶家庭，可以說是最底層起步了。通過捉魚補充營養，同時借此拜師，說起來拜師這麼一件事就太過曲折，到第十七章才成功完成任務，而且居然是魚肉夠吃這麼一種俗氣的理由，但不得不說是意料之外情理之中。  </text:span><text:span text:style-name="T8">&lt;br&gt;————</text:span><text:span text:style-name="T10">後續看回復，寫不下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養肥時，瞄了一眼</text:span><text:span text:style-name="T12">14</text:span><text:span text:style-name="T13">萬來字。感覺過了一個世紀回來，瞄了一眼</text:span><text:span text:style-name="T12">14</text:span><text:span text:style-name="T13">萬來字。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誅明還是誅心？穿明一派，不是力挽狂瀾、扶明滅清，就是遊戲人間、名利權色；中期造反的，少之又少，理由和動力都不足服眾。為了讓本文主角穿越之路走得順利點，作者精心佈置了一個優秀的主角背板：好鬥孤兒、職場精英、資深驢友、而立之年。然則這些金手指並沒有讓主角過上好日子：轉世明中期盛世卻是衛所崩壞的底層軍戶——從文無路，歷盡艱辛得以拜師學武卻有賊兵入村——學武難成，終遇貴人提攜商業小有成就但瞬間家園毀於外寇入侵——商道難行。如果個人老實奮鬥卻無路可走，那只能是世道的錯——吃人的社會不會因為穿越者來到就變得溫情默默。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90">作者寫得我都快當真啦！小說的的主角是</text:span><text:span text:style-name="T91">&lt;a href="/name/</text:span><text:span text:style-name="T92">戀戰星夢</text:span><text:span text:style-name="T93">" target='_blank'&gt;</text:span><text:span text:style-name="T94">《戀戰星夢》</text:span><text:span text:style-name="T93">&lt;/a&gt;</text:span><text:span text:style-name="T94">的作者！沒錯！就是他上本書的作者，一個</text:span><text:span text:style-name="T91">30</text:span><text:span text:style-name="T94">歲的高大宅胖</text:span><text:span text:style-name="T91">(</text:span><text:span text:style-name="T94">不是很久就正常了</text:span><text:span text:style-name="T93">)</text:span><text:span text:style-name="T92">，在國內寫韓娛書被關注後毅然進入韓國娛樂圈，傍上富二代，先做助理、後成作家（編劇），繼而懷著對金泰妍至死不渝的愛收了她前隊友的妹妹！如果看過</text:span><text:span text:style-name="T93">&lt;a href="/name/</text:span><text:span text:style-name="T94">戀戰星夢</text:span><text:span text:style-name="T91">" target='_blank'&gt;</text:span><text:span text:style-name="T92">《戀戰星夢》</text:span><text:span text:style-name="T91">&lt;/a&gt;</text:span><text:span text:style-name="T92">再看這本書會收穫不同的感動。作者前期語言特別幽默，好幾次笑得我都睜不開眼睛</text:span><text:span text:style-name="T91">···</text:span><text:span text:style-name="T92">難得的是描寫屌絲追求女明星的情節並沒有給人很假的感覺，人物間的互動很有愛（一貫的相愛相撕的味道），就是有時稍顯矯情和水，目前主角只有一個正牌女友，但曖昧不少。最後，警告！看此書請務必不要和現實人物對接，否者</text:span><text:span text:style-name="T91">···</text:span><text:span text:style-name="T92">你會愛上她，哈哈哈哈哈（魔性笑）！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書爭執這麼厲害，當然要親眼看一下。結論</text:span><text:span text:style-name="T12">:</text:span><text:span text:style-name="T13">非常優秀，無論人物、情節、文筆，都屬上乘。然而最大的問題是，這本書更像比較重的日系輕小說，適合日本實體出版。放在國內網文界，討罵幾乎是必然——沒有代入感、爽點設計緩慢、在</text:span><text:span text:style-name="T12">46</text:span><text:span text:style-name="T13">年大談日本統治階級給平民造成的傷害。尤其是最後一點，作為二戰受到最大損失的民族，作者能想到中國人看著是什麼感受嗎？總之，本書如果是日本作家所寫，還稱得上是左派作家；但作為中國作家，確實對國人感情是種背叛。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近是怎麼了，第一眼看成了，歐派暴君。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套用間貼裡的一段話吧，怕妻鳥幾本書腦洞非凡，凶鳥的妖氣，紅龍的霸氣，猴子的痞氣，別的沒成氣，只有這本寫出了豪氣。 </text:span><text:span text:style-name="T12">&lt;br&gt;</text:span><text:span text:style-name="T13">豪氣無雙，很喜歡森羅一句話   此時此地，無關善惡，只為這杯酒 </text:span><text:span text:style-name="T12">&lt;br&gt;</text:span><text:span text:style-name="T13">紅龍那本我很早就棄了，凶鳥也是看了一點，猴子也棄的早，他的書看的不多，但是這本只要他寫，我就看，不為別人就為森羅。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寂寥，迷惘的犬夜叉的世界，生人亦如同地獄般的活著。 </text:span><text:span text:style-name="T2">&lt;br&gt;</text:span><text:span text:style-name="T14">多麼像是這個世界的本相啊，一個惡人當道存活，善人偏居一偶只求安樂。 </text:span><text:span text:style-name="T4">&lt;br&gt;</text:span><text:span text:style-name="T3">追求往生極樂的骷髏武士在漫漫野途上前行，這卻只能是一個人拔劍問道，某些場景讓我看到了武俠的浪漫味道。 </text:span><text:span text:style-name="T4">&lt;br&gt;</text:span><text:span text:style-name="T3">至於妖鬼大妖怪之流的種種意義真讓我看來卻更像是代表著的某些東西。 </text:span><text:span text:style-name="T4">&lt;br&gt;</text:span><text:span text:style-name="T3">是生活吧，還是跪螞蟻跪鍵盤的無奈呢。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武俠搞笑類糧草。但凡武俠，必定離不開武功、江湖、美人。本主角混的不是普通江湖，身為六扇門捕快，在官場被文人看做江湖人，在江湖被看做公人；別人混得身心疲憊，他卻如魚得水，不僅僅摸魚偷懶，還要美人摸遍。嗯這麼不合常理的事情，放真實歷史中怎麼可能。所以作者這是架空歷史，免得引戰。大家只知道本書是講個風流捕快的搞笑爽文就夠了。 目前文章不長，但是讀來詼諧幽默，情節緊湊，主角智商以及反應高人一等模式讀來夠爽。不過依靠惡搞段子時間長了難免閱讀疲勞。希望作者能把好度。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帝都基層捕快，維持治安，稽查禁藥，釣魚執法，濫用私刑，賄娶清官人，入股會所，出版黃書（耽美），勾搭女俠，女將軍（莫須有）……試問：如果這種人都能升職，國家還有救嗎？！ </text:span><text:span text:style-name="T16">&lt;br&gt;ps</text:span><text:span text:style-name="T17">：前幾章被和諧得都不成文了，莫不是矽統往來的老司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非常歡樂的上古</text:span><text:span text:style-name="T16">5</text:span><text:span text:style-name="T17">同人，第一人稱和諸多女主的互動非常討人喜歡。書中充斥著許多上古的梗，不過對於我這個沒通關的人也能輕鬆閱讀。也正是由於沒有通關，所以我不知道是否按原來的主線推進劇情，希望不要太快終結，書中描寫的呆萌龍裔金髮女，禦姐黑精靈、冷傲女吸血鬼、巨乳蘿莉，暴力胸肌女，可是一個都還沒推到呢。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多汁近妖的頂級富二代與愛豆們的撕逼日常！近千萬字的韓娛小說你敢信？作者對少女時代的愛簡直感動天感動地，節操也是多的溢出來了，曾經一天百更。前</text:span><text:span text:style-name="T8">N</text:span><text:span text:style-name="T9">多章我覺得可以算前傳，講了主角小時候的事情，如何和少時隊長的相愛相殺，然後在家人的反對下毅然進入娛樂圈，以及前期坎坷的發展，建議從主角寫了</text:span><text:span text:style-name="T8">&lt;a href="/name/</text:span><text:span text:style-name="T10">謊言</text:span><text:span text:style-name="T8">" target='_blank'&gt;</text:span><text:span text:style-name="T10">《謊言》</text:span><text:span text:style-name="T8">&lt;/a&gt;</text:span><text:span text:style-name="T10">之後看起。作者綜藝寫得非常棒，算是一大亮點，有時就像我真的看過了一樣。主角很有才智，做事果斷，看見美女也不腿軟，但就是喜歡女主</text:span><text:span text:style-name="T8">···</text:span><text:span text:style-name="T10">，感情戲在我這個直男癌看起來很細膩，有時也會小感動一下。最後主角經歷了九九八十一撕，抱著對金泰妍至死不渝的愛收了她和她的隊友們！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胖過的兩本，（恩 是兩本，大命運什麼的不用在意）戀戰和胖子都是一脈相承，女主都是他軟，可以說胖子是用生命再寫他軟，幾乎可以用一句歌詞來形容：你可知道你的名字，解釋了我的一生。但是很遺憾，他筆下的至少這本戀戰來看，裡面的泰妍一點都不討喜，反而成功能讓人路轉黑的程度</text:span><text:span text:style-name="T52">...</text:span><text:span text:style-name="T53">相反西卡的那種傲嬌小女人塑造的很棒，後面 胖子 裡的大姨子形象更贊。這本書也是我開始看韓娛套路的啟蒙者，韓娛嘛，只要是從</text:span><text:span text:style-name="T52">07</text:span><text:span text:style-name="T53">女團出道開端，都是那些套路：以少時為例：</text:span><text:span text:style-name="T52">07</text:span><text:span text:style-name="T53">年出道啦</text:span><text:span text:style-name="T54">~~</text:span><text:span text:style-name="T53">所以你要在之前打響名氣，然後快去綜藝帶妹子攢名氣啦。</text:span><text:span text:style-name="T52">08</text:span><text:span text:style-name="T53">年黑海啦，快去漢江抓軟軟然後攢好感度啦</text:span><text:span text:style-name="T52">~~</text:span><text:span text:style-name="T53">（接胖子的韓娛）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歸西是唯一一個寫出了具有中國特色社會主義</text:span><text:span text:style-name="T2">DND</text:span><text:span text:style-name="T14">小說的大太監。作品設定嚴謹，金手指是對</text:span><text:span text:style-name="T4">dhd</text:span><text:span text:style-name="T3">規則的最大褻瀆，歸西在金龍和綠龍上都成功的避開這個大毒點。活潑的文風，卻寫出了史詩般的壯闊。網路用語也處理的不錯，幾次神之轉折看完心裡只有一句</text:span><text:span text:style-name="T4">mmp</text:span><text:span text:style-name="T3">。實體書的實力</text:span><text:span text:style-name="T4">,</text:span><text:span text:style-name="T3">網文的節奏，三級殘廢老太監有生之年，建議寫完遺囑再入坑。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37">常書欣的</text:span><text:span text:style-name="T138">&lt;a href="/name/</text:span><text:span text:style-name="T139">黑鍋</text:span><text:span text:style-name="T140">" target='_blank'&gt;</text:span><text:span text:style-name="T141">《黑鍋》</text:span><text:span text:style-name="T140">&lt;/a&gt;</text:span><text:span text:style-name="T141">、</text:span><text:span text:style-name="T138">&lt;a href="/name/</text:span><text:span text:style-name="T139">餘罪</text:span><text:span text:style-name="T140">" target='_blank'&gt;</text:span><text:span text:style-name="T139">《餘罪》</text:span><text:span text:style-name="T140">&lt;/a&gt;</text:span><text:span text:style-name="T139">寫現代刑偵故事已入化境，細節巧妙，描摹精准，偵破橋段沒有許多推理作品的做作和輕浮，文字樸實，卻蘊藏著極雄渾的張力，地氣十足，尤以</text:span><text:span text:style-name="T140">&lt;a href="/name/</text:span><text:span text:style-name="T141">餘罪</text:span><text:span text:style-name="T138">" target='_blank'&gt;</text:span><text:span text:style-name="T141">《餘罪》</text:span><text:span text:style-name="T140">&lt;/a&gt;</text:span><text:span text:style-name="T139">破偷牛案一段最具代表性。而且這兩部作品的氣質簡直天然為電視劇所打造，若能投拍，當為重案六組後的刑偵片又一大傑作。</text:span><text:span text:style-name="T140">ps</text:span><text:span text:style-name="T139">：這是馬親王當時的點評，推薦這書，主要是想推薦網劇</text:span><text:span text:style-name="T138">&lt;a href="/name/</text:span><text:span text:style-name="T139">餘罪</text:span><text:span text:style-name="T138">" target='_blank'&gt;</text:span><text:span text:style-name="T139">《餘罪》</text:span><text:span text:style-name="T138">&lt;/a&gt;……</text:span><text:span text:style-name="T139">剛刷完，意外的不錯，如果期望值不太高的話，確實可以看一看，算是網劇中的良心作了……</text:span><text:span text:style-name="T138">ps</text:span><text:span text:style-name="T139">：第二季太失望了……狗血到讓我看得尷尬癌都犯了……也不知道是換了編劇還是導演……好好的文本改成這樣……只能說，您贏了……不過我還在堅持……自己沖的值，含著淚也得看完……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我看的第二本官道文，和錄事參軍的重生之官道比各有千秋吧，官場小說按道理應該很無趣，其實並沒有，玩過太閣立志傳的都知道向上升官的樂趣，這個作者文筆並不差，前中期很好，情節很吸引人，開頭的幾次爽點徹底點燃我的興趣，官場後宮爽文，女主很多，到後期感覺各個女主都沒什麼感情，都轉移到孩子上，官升到省級以後就沒什麼看頭了，中斷就揀不起，前中期糧草，中後期乾糧</text:span><text:span text:style-name="T16">++</text:span><text:span text:style-name="T17">，總體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7">糧草</text:span><text:span text:style-name="T58">+</text:span><text:span text:style-name="T59">。</text:span><text:span text:style-name="T60">&lt;a href="/name/</text:span><text:span text:style-name="T61">無限英靈</text:span><text:span text:style-name="T60">" target='_blank'&gt;</text:span><text:span text:style-name="T61">《無限英靈》</text:span><text:span text:style-name="T58">&lt;/a&gt;</text:span><text:span text:style-name="T59">作者新書，同樣缺點更新慢（話說</text:span><text:span text:style-name="T60">&lt;a href="/name/</text:span><text:span text:style-name="T61">英靈</text:span><text:span text:style-name="T60">" target='_blank'&gt;</text:span><text:span text:style-name="T59">《英靈》</text:span><text:span text:style-name="T60">&lt;/a&gt;</text:span><text:span text:style-name="T61">就這樣沒了真的好嗎？）。主角是個淳樸少年，遭遇太空船墜落大事件（世界進入了接觸並企圖開發外星遺跡的階段），撿到外星科技（這四個字怎麼就有種</text:span><text:span text:style-name="T58">low</text:span><text:span text:style-name="T61">的感覺？），有個青梅竹馬的好</text:span><text:span text:style-name="T60">mm</text:span><text:span text:style-name="T59">，</text:span><text:span text:style-name="T58">mm</text:span><text:span text:style-name="T59">媽媽是類似唐紫塵那樣猛的人物。目前主角在外星裝備的幫助下，學習國術，實力在小輩中稱雄（可也僅僅在小輩中而已）。話說</text:span><text:span text:style-name="T58">&lt;a href="/name/</text:span><text:span text:style-name="T59">英靈</text:span><text:span text:style-name="T58">" target='_blank'&gt;</text:span><text:span text:style-name="T59">《英靈》</text:span><text:span text:style-name="T58">&lt;/a&gt;</text:span><text:span text:style-name="T59">好看也得在主角牛逼起來之後才好看，特別型月世界大贊！這書目前看來主角才是幼苗啊！！雖然看青梅竹馬的故事挺溫馨，踩踩青年俊才也挺熱血，不過真心好難等到主角牛逼哄哄的樣子啊！作者趕緊更新！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老常的書最有看頭，對現實最有借鑒和參考價值。故事中總能穿插一些幽默的笑料幽默，能學到一些混社會的經驗和規則同時還具備娛樂效果，真心不錯。另外看來男人就不可能不犯賤，家裡老婆就算是再賢慧，也擋不住小三的入侵。如今越來越多的女人都以爭當小三為榮，越來越多的男人都以上人家老婆或包養情婦為傲，沒有底線和任何忠誠可言。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水準以上的小黃文，尤其</text:span><text:span text:style-name="T16">fate</text:span><text:span text:style-name="T17">裡調教凜和櫻的情節，標準系統風格簡直好頂贊，可惜不是全收，和作者名不符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盜版沒有就算了，正版也下架 </text:span><text:span text:style-name="T31">&lt;br&gt;</text:span><text:span text:style-name="T32">有沒書友給個文檔版的</text:span><text:span text:style-name="T31">...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一本相當優秀的無限流爽文，作者十分清楚一本爽文該寫什麼，讀者是奔著什麼來看的。沒有廢話連篇的大道理，沒有強行中二的尷尬裝逼，沒有提高閱讀難度的複雜力量體系。直奔讀者們最喜歡的冷靜主角算計大局掌控劇情，殺伐果斷收女嘿嘿嘿。而且作者在這方面也沒用陷入飛盧流那種最低端的為了爽點強行無腦推劇情的尷尬寫法，作者的文筆、劇情還有人物塑造都相當不錯，尤其是人物沒有後宮文經常出現的推一個忘一個，臉譜化的毛病，主要女性角色的特點都比較鮮明。作者很清楚讀者的爽點何在，寫的劇情和文筆也都是直奔讀者的爽點而來，尤其是嘿嘿嘿的劇情，不是小黃文更勝小黃文。總體品質可以說是爽文中的仙草，可惜被禁了，不過我有資源哦</text:span><text:span text:style-name="T24">(´-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被下架了，歡樂書客又基本沒有盜版，所以這本書就在網路上銷聲匿跡了。不過現在網文作者還真沒人權，勞動成果不跟你商量就大筆一揮摧毀了。笑</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老常的書最有看頭，對現實最有借鑒和參考價值。故事中總能穿插一些幽默的笑料幽默，能學到一些混社會的經驗和規則同時還具備娛樂效果，真心不錯。另外看來男人就不可能不犯賤，家裡老婆就算是再賢慧，也擋不住小三的入侵。如今越來越多的女人都以爭當小三為榮，越來越多的男人都以上人家老婆或包養情婦為傲，沒有底線和任何忠誠可言。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本書的閱感和</text:span><text:span text:style-name="T2">&lt;a href="/name/</text:span><text:span text:style-name="T3">大明武夫</text:span><text:span text:style-name="T4">" target='_blank'&gt;</text:span><text:span text:style-name="T3">《大明武夫》</text:span><text:span text:style-name="T4">&lt;/a&gt;</text:span><text:span text:style-name="T3">有異曲同工之妙，細節非常豐富，雖然書中有比較多的熟女情色描寫，但個人比較喜歡的是書中大量的城市規劃和產業種田細節，視界寬廣，再現了上個世紀九十年代以來中國改革開放中遇到的典型問題，提供了大量改開中的傑出經驗和成熟思路，對想要粗略瞭解改開中政策變化的童鞋提供了很好的故事案例，整體風格偏向貴在真實，最大的槽點出在情婦太多，當然如果你對以上幾個點都不是那麼感興趣，就不要入坑了，畢竟這是個將近九百萬字的巨坑……而且還不是純爽文……特別推薦給喜歡城市種田的朋友！起點均訂居然：</text:span><text:span text:style-name="T4">8406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故事情節不錯，內容也很豐富，真實的體現了當代官場的一些令人深思的問題，諷刺了弊端陋習，刻畫了真實的官場生活！給幾條建議，說的不對請見諒！本書一直有追，第一，主人公好像寫被受賄的情節太少，這有點不太像真實的官場，第二，主人公身邊的人好像大都是正直善良的人，雖說人以類聚，物以群分，但一個群體總有害群之馬，你覺得呢？第三，怎麼說呢？我總感覺主人公陽光的一面太多，陰暗的一面幾乎沒有，要知道人總是人！我就說這麼多，說的不好不對的地方，請見諒！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糧草以上，仙草有望。青澀的感情非常有吸引力，背景也很宏大，節奏流暢，引人入勝，戰鬥激動人心，扣人心弦。包含著作者的創作熱情，時代回憶，動人情懷，以及想像力的好書……但更慢是硬傷，沒感覺有長時間的斷更呀，為嘛感覺老養不肥呢？去研究了下，居然是十天一更……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典型性真龍妄想症</text:span><text:span text:style-name="T2">+</text:span><text:span text:style-name="T14">自虐狂型精神病作者。這是對龍的智慧與心理描寫最好的作者，這是龍類最精益求精的作者，這是對</text:span><text:span text:style-name="T4">dnd</text:span><text:span text:style-name="T3">超凡法師描寫最深刻的作者，這是最喜歡玩陰謀論和劇情反轉的作者，這也是自己逼死自己腦細胞的作者。文筆和劇情都很棒，但是作者所極力描寫的主角們個個都是智力</text:span><text:span text:style-name="T4">18+</text:span><text:span text:style-name="T3">，雖然劇情的世界殘酷得很真實，但是發現主角只是在命運的蜘蛛網中努力掙紮，這點讓人很致鬱啊。（隔壁紅龍休閒治癒，這作者前本的金龍苦苦求生，最後背上了太監前科，仙草</text:span><text:span text:style-name="T4">-1</text:span><text:span text:style-name="T3">）。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別安利了，粉轉黑！作者跟小雨公公基本上是一路人，人品低劣得令人犯噁心。 </text:span><text:span text:style-name="T63">&lt;br&gt;</text:span><text:span text:style-name="T64">栗子</text:span><text:span text:style-name="T65">: &lt;br&gt;1</text:span><text:span text:style-name="T66">、基本每章都有錯別字等情況（寫出來的東西自己都不檢查？你花了幾分鐘來突擊的任務？ </text:span><text:span text:style-name="T65">&lt;br&gt;2</text:span><text:span text:style-name="T64">、說雙更更不出來，要麼藉口是感冒坐車趕飛機……要麼偷偷刪除通知就是當自己放了個臭屁 </text:span><text:span text:style-name="T65">&lt;br&gt;3</text:span><text:span text:style-name="T66">、說</text:span><text:span text:style-name="T63">6</text:span><text:span text:style-name="T66">點</text:span><text:span text:style-name="T65">12</text:span><text:span text:style-name="T64">點更新立保證，堅持不到兩天，固態萌發，居然連卡最後一秒更新半章的騷操作都能幹得出來，這是啥人？ </text:span><text:span text:style-name="T63">&lt;br&gt;</text:span><text:span text:style-name="T64">總體更新慢得</text:span><text:span text:style-name="T63">10</text:span><text:span text:style-name="T64">塊錢可以看一年，姑且還可以忍受，就是說話當放屁的人品讓人噁心，對於這種人已經不需要再鼓勵他了。生活中如果遇到這種人主動遠離他。</text:span><text:span text:style-name="T63">mdzz</text:span><text:span text:style-name="T64">一個字都不冤枉你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西幻索斯又一本關於位面之子的西幻故事。作為讀者，不要糾結</text:span><text:span text:style-name="T52">DND</text:span><text:span text:style-name="T53">中怎麼有巫師設定，要知道位面法則有這麼一條【在我的世界裡，規則我說了算——魔神索斯】。本書最有趣的不是主角是魔鬼卻被天堂山的女神看上作為牧師的奇怪設定，而是主角因為空間穿越失敗，變成了為地球人的靈魂</text:span><text:span text:style-name="T52">+</text:span><text:span text:style-name="T53">地獄契約魔的本質</text:span><text:span text:style-name="T52">+</text:span><text:span text:style-name="T53">土著肉體的奇怪存在，原土著和魔鬼的靈魂依舊活著，偶爾大家還能吹個水。這中狀態導致主角的精神潔癖發作，不想用別人的大</text:span><text:span text:style-name="T54">O</text:span><text:span text:style-name="T53">來</text:span><text:span text:style-name="T52">X</text:span><text:span text:style-name="T53">心愛妹子的</text:span><text:span text:style-name="T52">OO</text:span><text:span text:style-name="T53">（好像很有道理），最終自我精神閹割。嗯，我也很想知道後事如何。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書客，魔幻世界架空漢匈爭霸，匈奴不敵武帝遁逃，土著儒家主角身為天使出使歐羅巴，尋求盟友意圖將匈奴一網打盡。 </text:span><text:span text:style-name="T12">&lt;br&gt;</text:span><text:span text:style-name="T13">為什麼看：有種看老老王書的感覺，但終於不再是碧藍的世界，而是一個揚我文明的世界。 </text:span><text:span text:style-name="T12">&lt;br&gt;</text:span><text:span text:style-name="T13">為什麼不看：鋼鐵直男主角，在女帝統治下的漢朝，味道怪怪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最大的問題就是時間不對等，漢滅匈奴的時候東方牛逼，西方也沒那麼差，那是斯巴達，大流士，羅馬的時代，不是你書裡教會當道的時代，中國的穿越者可以改變時代，西方的也不是蠢豬啊，結果你強行讓天主教會變強，卻更加黑暗改良土地產量的農奴都要被處死？？這就尷尬了，你像神話版三國那樣漢朝對羅馬，我佩服，你漢武打神羅？？？這有啥可看的，再說一句，這種土著主角是原生儒家吧，可吹可黑，在加上強行陽痿，不上你和人家聊騷？這個是黑點，綜合來看，創意四星，文筆四星，情節三星，綜合能給</text:span><text:span text:style-name="T16">7</text:span><text:span text:style-name="T17">分。四星評價送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吾乃曼努埃爾一世與皇后安條克的瑪麗的唯一後代，且是安條克親王普瓦捷的雷蒙德的外孫。 </text:span><text:span text:style-name="T2">&lt;br&gt;</text:span><text:span text:style-name="T14">那位號稱了一個時代（劇本）的阿萊克修斯是我曾祖，吾輩亦是拜占庭帝國皇帝，基督在世上的代言人。 </text:span><text:span text:style-name="T4">&lt;br&gt;</text:span><text:span text:style-name="T3">可惜昨天晚上，吧唧一聲我被我叔叔扔河裡去了</text:span><text:span text:style-name="T4">...</text:span><text:span text:style-name="T3">現急需二百四</text:span><text:span text:style-name="T4">...</text:span><text:span text:style-name="T3">啊不對，請問我該怎麼復辟，線上等，挺急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從標題和簡介來看，作者也是要上新年槍斃名單的一員。你的主角，怎麼說也該和那位長者那樣，活到</text:span><text:span text:style-name="T16">90</text:span><text:span text:style-name="T17">歲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東羅馬迴光返照時的架空文，最後的十字軍東征。不是我不懂，而是世界變化太快。魂穿主角作為曼努埃爾之子，阿萊克修斯二世，東羅馬的皇帝，本來一切都是很美好的，完美的出身，良好教養，少年早慧，但是怎麼會變成這樣：新婚當晚被叔叔扔下懸崖，逃出升天後又被人追殺，終於見到外婆得到資助後的第一戰卻被人俘虜，有了基督國王們支持打回了京畿卻決戰時被盟友背叛，逃出升天後卻發現盟友耶路撒冷王國已經被滅國，嗯，作者說這不是虐主——看在這麼多出色准後宮的女角色面子上，我們暫且相信作者【愛好屁股的人一定是好人——某校長】。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非常不錯的娛樂文，一個架空世界非常繁榮的娛樂圈，偏向寫實類型，應該說是</text:span><text:span text:style-name="T2">&lt;a href="/name/</text:span><text:span text:style-name="T3">龍套傳奇</text:span><text:span text:style-name="T4">" target='_blank'&gt;</text:span><text:span text:style-name="T3">《龍套傳奇》</text:span><text:span text:style-name="T4">&lt;/a&gt;</text:span><text:span text:style-name="T3">之後又一本有意思的娛樂文，值得一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挺有意思的，惡魔當鋪。就是主角交易裡面有行善</text:span><text:span text:style-name="T16">xx</text:span><text:span text:style-name="T17">年是什麼鬼，哪有這麼正直的惡魔，而且交易後主角和俱樂部又能收穫蝦米東東？好像想起來我之前販罪還沒看完，之後補補。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天王喬佳，總覺得耳熟，想了好幾天，突然想起來了，天王喬加，龍王梁馬，夜叉王黑木凱，阿修羅王一平，這</text:span><text:span text:style-name="T16">TM</text:span><text:span text:style-name="T17">不是天空戰記嗎。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文抄公流勉強能吃得下去的糧草，主角不得已抄書的設定減輕了文抄帶來的不適，且本身專注、刻苦的提升自身寫作能力而不是沉醉在抄襲經典不勞而獲的自滿中，這一點滿拉好感。抄襲流大忌裝逼，在本文中也很好的規避了。對我個人而言最不喜歡的是主角感情方面的說一套做一套，在有女友的情況下和另一位元仰慕他的女性大搞曖昧，有些事是論跡不論心的，把殘疾姑娘的生活助理叫過來就這麼為難？非得每天把人家抱進浴缸？前面把主角設定成心理大師人類觀察專家好好裝了一回逼，突然間就變成啥都不懂的青澀小男生？這蒙誰呢？作者拼命想給主角多塞幾個紅顏知己的心和自己設定的主角性格產生了極大割裂，希望後來能圓回來吧。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無敵流，主角爸死了，有個比他大幾歲的後媽，沒有曖昧差評！ </text:span><text:span text:style-name="T52">&lt;br&gt;</text:span><text:span text:style-name="T53">各種客人用生命靈魂來換取想要的東西。 </text:span><text:span text:style-name="T52">&lt;br&gt;</text:span><text:span text:style-name="T53">主角後母一同學是明星，有個妹妹一直壓著不讓她進娛樂圈，妹妹以為姐姐嫉妒自己就用壽命和姐姐互換身體，甚至想殺了姐姐。 </text:span><text:span text:style-name="T52">&lt;br&gt;</text:span><text:span text:style-name="T53">結果後面才發現姐姐被公司用毒品控制還要賣身，姐姐只是想保護自己。 </text:span><text:span text:style-name="T54">&lt;br&gt;</text:span><text:span text:style-name="T53">一客人不滿意自己女友，覺得女友太土配不上自己，用腎換取女友上進，後來覺得女友太優秀怕別人來搶，又用壽命換取女友的忠誠。 </text:span><text:span text:style-name="T52">&lt;br&gt;</text:span><text:span text:style-name="T53">後面才發現這一切是自己的幻想，原來是自己配不上女友，女友為了他還去賣身，結果被自己殺了。陪著他的是女友的屍體。 </text:span><text:span text:style-name="T52">&lt;br&gt;</text:span><text:span text:style-name="T53">後面也是各種悲慘故事，結局看得我很不爽。我想看黑暗流結局，偏偏各種救贖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本書本牛直接安利到推讀版塊的，效果還不錯，不喜歡的人不多。 </text:span><text:span text:style-name="T2">&lt;br&gt;</text:span><text:span text:style-name="T3">平行世界貌似寫實向娛樂文，小說反套路，反潮流，第一章</text:span><text:span text:style-name="T4">21</text:span><text:span text:style-name="T3">歲就找了個漂亮老婆生了個孩子，然後在影城跑龍套，慢慢的小心翼翼的接觸著這個穿越過來的世界，一步步的前進。總體內容寫了兩件事，明星職業上的那些事兒和生活裡的那些事兒。整片小說沒有一個反派，沒有一個需要主角去裝逼打臉的物件。配角除了開始那位追求自我的主唱，個個都是高情商的人精。年輕的讀者如果認真的品味這本書，能學到一點待人處事的學問。 </text:span><text:span text:style-name="T4">&lt;br&gt;</text:span><text:span text:style-name="T3">強烈推薦閱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三天兩覺的吐槽向都市熱血小說。小說講述了一個某渣從一個宅男變成職業抓鬼人士的悲慘經過，貓爺，王詡得雙主線展開，解謎武鬥居多。作者把多種元素巧妙的糅合到了一起，搞笑的人物吐槽，再配上熱血的打鬥和不狗血的感情戲。總體很歡樂，輕鬆愉快，不失深意，智鬥流喲……完本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非常輕鬆愉悅的書，鑒於上一本的三女主，這本呢已經出現了斯坦娜斯嘉麗詹尼弗安妮斯頓，我非常看好他正走在推土機的路上，三年血賺啊混蛋，居然嫌棄寡姐年紀小！教練文，第一年和錫伯杜范甘迪紐約奪冠，然後拐走錫伯杜德安東尼去了猛龍，陣容大概一說比盧普斯卡特麥迪小奧布拉德米勒，庫裡和霍納塞克，第一年東決第二年總冠軍的節奏，目前來看小斯蒂芬和小艾比也逃不出主角手心，還不開後宮等什麼！ 補充，斯嘉麗已經</text:span><text:span text:style-name="T16">gg</text:span><text:span text:style-name="T17">，捧了姚明一手，（在湖人嗑藥組合）要買快船，庫裡已入彀中，我從未見過如此勤勞作者，每天三更，雖然有字數少拿比賽灌水嫌疑，但人品保證，比隔壁強多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其實寫籃球小說挺難的，尤其是作為一個籃球迷來說，因為你只要是籃球迷，就必然是一個黑子。你可以不是詹黑，那你就是喬黑，或者你是科黑，要不就是麥黑，要不就是姚黑，也許是火花黑，或者是奧胖黑，要不就是硬特黑，要不就是軟黑，要不就是杜黑，要不就是庫黑，或許是</text:span><text:span text:style-name="T8">AI</text:span><text:span text:style-name="T9">黑，要不就是</text:span><text:span text:style-name="T8">CP3</text:span><text:span text:style-name="T10">黑，總之，你一定是個黑子。所以，我想說的是，作者在籃球文裡黑了一串的人，還能得到</text:span><text:span text:style-name="T8">6.8</text:span><text:span text:style-name="T10">分的高分，實在是不易，這</text:span><text:span text:style-name="T8">6.8</text:span><text:span text:style-name="T10">分如果刨除被黑而怒之人的打分，你其實可以當成</text:span><text:span text:style-name="T8">8.6</text:span><text:span text:style-name="T10">分來看。作者君的另一個毛病，就是後面越寫越水了，這本寫教練還算好，可以不務正業泡明星，可以通過換隊來重新開副本，比之前主角無敵之後強行降水准要強。總之，值得一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就我個人而言，這本書前半本都是仙草，後面由於審美疲勞讓我有些食之無味，準備放在完本只後看。 </text:span><text:span text:style-name="T19">&lt;br&gt;</text:span><text:span text:style-name="T20">這書呢，我沒看出主線劇情。它用一個一個的小故事來展現世間的悲歡離合，剛開始讀它的時候想起了</text:span><text:span text:style-name="T21">&lt;a href="/name/</text:span><text:span text:style-name="T20">啞舍</text:span><text:span text:style-name="T19">" target='_blank'&gt;</text:span><text:span text:style-name="T20">《啞舍》</text:span><text:span text:style-name="T21">&lt;/a&gt;</text:span><text:span text:style-name="T22">（但是不如啞舍）。讀了大半最深切的感受就是可憐之人必有可恨之處，欲戴皇冠必承其重吧。 </text:span><text:span text:style-name="T19">&lt;br&gt;</text:span><text:span text:style-name="T20">還有一點就是沒文化真可怕。 </text:span><text:span text:style-name="T19">&lt;br&gt;</text:span><text:span text:style-name="T20">這本書的主題是救贖，非常非常的正能量。但也正因為太過於正能量，，這書後期看著有點敗興子。給人感覺就是強行的作，徹底的審美疲勞，直接刪書架了。 </text:span><text:span text:style-name="T19">&lt;br&gt;</text:span><text:span text:style-name="T20">有人吐槽偽文青，好吧，這憑個人喜好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本叫完本之王的書太監了，這是今天我看到最好笑的事情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一直是皇帝最寵愛的妃子，然後生孩子的時候，皇帝說保孩子不要女人。 </text:span><text:span text:style-name="T12">&lt;br&gt;</text:span><text:span text:style-name="T13">千辛萬苦拼了命生下的孩子是個女孩。 </text:span><text:span text:style-name="T12">&lt;br&gt;</text:span><text:span text:style-name="T13">這一點寫的蠻好的。女人把自己的人生寄託在男人的良心上就是自己騙自己，是巨額風險率的投資。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79">&lt;a href="/name/</text:span><text:span text:style-name="T80">傳奇經紀人</text:span><text:span text:style-name="T81">" target='_blank'&gt;</text:span><text:span text:style-name="T82">《傳奇經紀人》</text:span><text:span text:style-name="T83">&lt;/a&gt;</text:span><text:span text:style-name="T82">作者</text:span><text:span text:style-name="T81">: </text:span><text:span text:style-name="T82">巨西城。從經紀人角度看足球，視角獨特。看膩了其它同類型的，不妨一試，老作者的書，品質有保障的。完本了。之後有一本</text:span><text:span text:style-name="T83">&lt;a href="/name/</text:span><text:span text:style-name="T80">傳奇打工者</text:span><text:span text:style-name="T83">" target='_blank'&gt;</text:span><text:span text:style-name="T82">《傳奇打工者》</text:span><text:span text:style-name="T81">&lt;/a&gt;</text:span><text:span text:style-name="T80">不如上本書</text:span><text:span text:style-name="T81">&lt;a href="/name/</text:span><text:span text:style-name="T80">教練傳奇</text:span><text:span text:style-name="T81">" target='_blank'&gt;</text:span><text:span text:style-name="T80">《教練傳奇》</text:span><text:span text:style-name="T81">&lt;/a&gt;</text:span><text:span text:style-name="T80">。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說道氣運流，不得不說這一本。教主的這個本書可以說將氣運流闡述的比較清楚了。書名中的“鼎”既可以理解成問鼎天下的意思，“易鼎”就是改變整個天下的主人，重鑄九鼎，這是大的方面來講；也可以理解“鼎”字為個人的氣運，鼎乃容器，只不過這個容納的是氣運，“易鼎”就是改變自己的命運。本文描寫還是相當不錯的。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從這本書林海開始轉型為商業文，汲汲樂道於如何設置爽點、如何安排打臉，成果不錯，看著就是爽……從頭爽到尾……話說就是有點麻木了，不過灌點水之後好一點了……林海當下的書都是一個模子的了，過個半年將上本書忘得差不多了，然後找本來啃，味道很不錯，如果木有忘掉，那麼就算了，還是別看為妙……就這樣……完本。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拋開對蛋大的陳見，這幾本書的節奏掌控，爽點把握，感情戲的描寫，各方面都堪稱是競技類爽文的典範！愉快而順暢……給個糧草絕不過分！在我看來，不是蛋大的書寫的不夠好，而是冠軍之後的幾本書，賣點雷同，爽點近似，如同肯德基速食，沒有了新的期待，只有嚴格的標準化的口味把控，雖然依然味美，但總是缺少點什麼……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印象裡上網看到的第一部變身文，透著滿滿的給機油爽爽的氣息，就是其本體的禿頭兄貴難以直視，而且主角太不開竅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個人印象裡上網看到的第一部變身文，透著滿滿的給機油爽爽的氣息，就是其本體的禿頭兄貴難以直視，而且主角太不開竅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行吧，主角求艸，有毒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感謝</text:span><text:span text:style-name="T2">&lt;a href="/n/emokakahu" target='_blank'&gt;@emokakahu &lt;/a&gt;</text:span><text:span text:style-name="T3">點評</text:span><text:span text:style-name="T4">: </text:span><text:span text:style-name="T3">巨西城的書，以裁判的視角來寫的足球文是個很有創意的亮點，作者以裁判的視角向我們展示了足球場上的另一面。本書前期很棒，然而進展有點快，好在最近讓作者園回來找到新目標了，就不知道後面能不能控制住不爛尾。另外更新不定時，希望不要</text:span><text:span text:style-name="T4">TJ</text:span><text:span text:style-name="T3">。個人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足球競技文，不能說這本書到底有多好，但競技文還能成就神麼？ </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5">dleer</text:span><text:span text:style-name="T6">大神新書，開局日本聯賽頗有新意，主角中途出道，身體無敵，克己自律，球商很高。點評後補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節選：”之前的羞辱，我都記得，肚子裡濕熱的液體，我很清楚，雖然因為復活，整個身體都不再疼痛。下身那裡也是如此，沒有撕裂，沒有流血，沒有肌肉破壞的損傷。“。。。這是名器吧？！變身女性後的主角前途無量！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5">辰東的粉絲是很多的，基本上是公推的玄幻類大能。雖然我必須承認辰東的書還是不錯的，但我一直有看不完的傳統。從</text:span><text:span text:style-name="T116">&lt;a href="/name/</text:span><text:span text:style-name="T117">神墓</text:span><text:span text:style-name="T118">" target='_blank'&gt;</text:span><text:span text:style-name="T119">《神墓》</text:span><text:span text:style-name="T118">&lt;/a&gt;</text:span><text:span text:style-name="T119">、</text:span><text:span text:style-name="T116">&lt;a href="/name/</text:span><text:span text:style-name="T117">長生界</text:span><text:span text:style-name="T116">" target='_blank'&gt;</text:span><text:span text:style-name="T119">《長生界》</text:span><text:span text:style-name="T118">&lt;/a&gt;</text:span><text:span text:style-name="T117">到</text:span><text:span text:style-name="T118">&lt;a href="/name/</text:span><text:span text:style-name="T119">遮天</text:span><text:span text:style-name="T116">" target='_blank'&gt;</text:span><text:span text:style-name="T119">《遮天》</text:span><text:span text:style-name="T116">&lt;/a&gt;</text:span><text:span text:style-name="T117">，總體感覺特點是場面宏大、人物眾多、想像力豐富、挖坑不少，但正因為如此，每每到了作品後期就逐漸進入控制不住而逐漸崩盤的節奏。這一特點，在</text:span><text:span text:style-name="T116">&lt;a href="/name/</text:span><text:span text:style-name="T117">遮天</text:span><text:span text:style-name="T116">" target='_blank'&gt;</text:span><text:span text:style-name="T117">《遮天》</text:span><text:span text:style-name="T116">&lt;/a&gt;</text:span><text:span text:style-name="T117">中尤其明顯，尤其是在主角進入“帝路”爭雄的階段後，各種人物事件層出不窮、信馬由韁，缺乏必要的鋪墊和交待，我估計是作者後期趕工的原因。但也確實是因為這個原因，我總覺得整體上有些混亂，始終無法達到仙草的程度，只能給個糧草。總體評價：值得一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要崩的感覺……要留住蝴蝶使他對穿越時代產生歸屬感難道就只能靠給他塞女人？塞了一個還不夠，怕不穩妥，於是又塞一個。可見後面還會有第三個第四個，強行給蝴蝶開後宮。這世上能留住人的只有荷爾蒙腎上腺素？親情友情民族歸屬感家國情懷難道都不行麼？寫到後面，國家這幫政治精英都成拉皮條的了</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和永不解密比較類似的一本書，就敘事手法和情節張力上來說要稍差一點，在故事上也一些漏洞，不過就故事性來說已經很不錯了，這種書挺難得的。但是我感覺這本書後期後崩，因為從雙方一見面合作開始作者就將面臨一個難題，那就是整體情節的設定與自身的思維和見識局限性衝突，越到後面將越難寫。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90">繼</text:span><text:span text:style-name="T91">&lt;a href="/name/</text:span><text:span text:style-name="T92">異界征服手冊</text:span><text:span text:style-name="T93">" target='_blank'&gt;</text:span><text:span text:style-name="T94">《異界征服手冊》</text:span><text:span text:style-name="T93">&lt;/a&gt;</text:span><text:span text:style-name="T94">之後又一本腦洞大開，看了讓人高呼痛快的雙向援共文，情節特別爽快。可惜主角人設不太討喜，我並不喜歡這種類似</text:span><text:span text:style-name="T91">&lt;a href="/name/</text:span><text:span text:style-name="T94">唐磚</text:span><text:span text:style-name="T91">" target='_blank'&gt;</text:span><text:span text:style-name="T94">《唐磚》</text:span><text:span text:style-name="T93">&lt;/a&gt;</text:span><text:span text:style-name="T92">流的逢名人便跪型主角，但援共文主角貌似都這樣，明明是尊重敬仰硬是寫成了膝蓋軟，自己把自己放在二等公民上也是沒</text:span><text:span text:style-name="T93">sei</text:span><text:span text:style-name="T94">了，這類文的主角人設也就</text:span><text:span text:style-name="T91">&lt;a href="/name/</text:span><text:span text:style-name="T92">華影之王</text:span><text:span text:style-name="T91">" target='_blank'&gt;</text:span><text:span text:style-name="T92">《華影之王》</text:span><text:span text:style-name="T91">&lt;/a&gt;</text:span><text:span text:style-name="T92">蠻對口味的。 </text:span><text:span text:style-name="T91">&lt;br&gt;</text:span><text:span text:style-name="T92">不過除卻人設這點小小不爽，剩下沒有不好的地方，甚至出乎我意料的好，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糧草減，福爾摩斯的開局寫的很棒，英倫的時代風貌，夏洛克福爾摩斯先生的小試身手，萬千直播垃圾文避之不及的國家問題用一個較為妥帖的方式解決，這一切都讓人萬分期待本書的後續，可惜之後不能說寫的不好，但看著卻少了那份閃光，我的評價也就降低了，綜合來說，沒有男生不適的毒點，再加上晉江的優良文筆，值得試試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糧草，不同于一心勾搭男神或者討好觀眾求打賞的直播文，這是一個不</text:span><text:span text:style-name="T2">care</text:span><text:span text:style-name="T14">觀眾專注于破案的女主角，看直播的觀眾和直播世界都不是一個世界線，觀眾和國家機器關注主角直播幫助主角解決問題，有點類似</text:span><text:span text:style-name="T4">&lt;a href="/name/</text:span><text:span text:style-name="T3">綁架全人類</text:span><text:span text:style-name="T4">" target='_blank'&gt;</text:span><text:span text:style-name="T3">《綁架全人類》</text:span><text:span text:style-name="T4">&lt;/a&gt;</text:span><text:span text:style-name="T3">。作者在案件構思和國家機器的反應推演上應該下了功夫，雖然平行世界這點感覺圓不過來，推演也不夠大氣，但是也算用心了，喜歡推理的書友可以看看，第一個副本福爾摩斯世界尤其帶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妹系列】剛看開頭的時候，我對作者很不滿：怎麼能夠借鑒這麼多俺妹的內容呢？看完第一卷，我對作者很滿意：相親相愛沒羞沒臊的兄妹終於走出了俺妹的套路！而等到看完第二卷，我對作者很佩服：能用一篇網路輕小說騙取哥的小淚花的寫手，親是第一個！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非常有趣。一本作品只要有上好的內容就能引人入勝，無論情節與文筆，就像常書欣之</text:span><text:span text:style-name="T63">&lt;a href="/name/</text:span><text:span text:style-name="T64">餘罪</text:span><text:span text:style-name="T65">" target='_blank'&gt;</text:span><text:span text:style-name="T66">《餘罪》</text:span><text:span text:style-name="T65">&lt;/a&gt;</text:span><text:span text:style-name="T64">，就像劉慈欣之</text:span><text:span text:style-name="T65">&lt;a href="/name/</text:span><text:span text:style-name="T66">三體</text:span><text:span text:style-name="T63">" target='_blank'&gt;</text:span><text:span text:style-name="T66">《三體》</text:span><text:span text:style-name="T65">&lt;/a&gt;</text:span><text:span text:style-name="T64">，就像這本</text:span><text:span text:style-name="T63">&lt;a href="/name/</text:span><text:span text:style-name="T64">全職大反派</text:span><text:span text:style-name="T63">" target='_blank'&gt;</text:span><text:span text:style-name="T64">《全職大反派》</text:span><text:span text:style-name="T63">&lt;/a&gt;</text:span><text:span text:style-name="T64">。作者道化師的唯一一本書，而真正的內容只有一個：反派的惡趣味。貫穿始終的惡趣味向讀者展示了人類欲望的另一種表達：除開正面的成就感、優越感和肉欲之外，個體對扭曲與破壞的狂熱。書中無限流的故事一共有十個，推薦哈利波特篇、奧特曼篇、異形篇、仙劍篇和七劍下天山篇。當然，每一個故事都很有味道。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實妹系列】</text:span><text:span text:style-name="T52">VIA</text:span><text:span text:style-name="T53">骨科專家【</text:span><text:span text:style-name="T52">hsq90</text:span><text:span text:style-name="T53">】的診斷，十分感謝！！！：起點第一妹控文，可惜的是當年妹控不是主流於是淹沒在了諸多小說裡面，男主是個十世善人轉生，擁有十項超能力，屬於掛</text:span><text:span text:style-name="T52">B</text:span><text:span text:style-name="T53">角色，這本書的情節就是曬妹</text:span><text:span text:style-name="T54">+</text:span><text:span text:style-name="T53">打臉</text:span><text:span text:style-name="T52">+</text:span><text:span text:style-name="T53">裝逼</text:span><text:span text:style-name="T52">+</text:span><text:span text:style-name="T53">賺錢，情節雖然比較老套但是毫無雷點，喜歡無敵流和妹控流的可以去看看，另外妹妹本來設定是親妹的，但是後來被編輯警告了就改成義妹了，這是唯一的遺憾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臥槽，最新章節“北京東城區找學生</text:span><text:span text:style-name="T12">|</text:span><text:span text:style-name="T13">妹全套</text:span><text:span text:style-name="T12">|</text:span><text:span text:style-name="T13">服務”什麼鬼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教主的書，最好看的德魯伊小說，仙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西方魔幻的經典大作。這部作品打破了我們一貫的創作思路，設定一定要創新，一定要打破那些固有的設定。看著這部完全按照龍與地下城規則寫的作品，我們知道了原來已有的很多好的設定只要我們好好挖掘，依然可以寫出十分優秀的作品。這本書無疑是那麼多年以來國內對於西方魔幻題材的一次正本清源。這股清流讓我多年以後依然難以忘懷。依然是打怪升級的爽文，不同之處有生活的氣息，有領地的養成，娓娓道來像一杯清茶。 </text:span><text:span text:style-name="T8">&lt;br&gt;</text:span><text:span text:style-name="T9">缺點：嚴格的</text:span><text:span text:style-name="T8">DND</text:span><text:span text:style-name="T10">規則，有些地方還是稍微限制了作品的創作，其實</text:span><text:span text:style-name="T8">DND</text:span><text:span text:style-name="T10">規則也不是一成不變地。看習慣爽文的朋友可能覺得情節進展稍顯緩慢。次要角色刻畫不夠。 </text:span><text:span text:style-name="T8">&lt;br&gt;</text:span><text:span text:style-name="T10">個人評分：</text:span><text:span text:style-name="T8">8.3 &lt;br&gt;</text:span><text:span text:style-name="T10">修仙有古典派，魔幻也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當時我還樂呵樂呵的看下去了，本書沒有出彩的地方，但是毒點也沒有。 </text:span><text:span text:style-name="T8">&lt;br&gt;</text:span><text:span text:style-name="T9">主角走的“自然復仇者”道路，最後封古神……金大腿是世界樹。 </text:span><text:span text:style-name="T8">&lt;br&gt;</text:span><text:span text:style-name="T10">以上，沒事看看還是不錯的，但是別指望人物刻畫了……商業化作品鬼來的人物刻畫？這書的人物刻畫和</text:span><text:span text:style-name="T8">&lt;a href="/name/</text:span><text:span text:style-name="T10">深淵主宰</text:span><text:span text:style-name="T8">" target='_blank'&gt;</text:span><text:span text:style-name="T10">《深淵主宰》</text:span><text:span text:style-name="T8">&lt;/a&gt;</text:span><text:span text:style-name="T10">半斤八兩……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電磁波主角，就問你怕不怕！ </text:span><text:span text:style-name="T2">&lt;br&gt;</text:span><text:span text:style-name="T14">超高級生命，在落後的奇幻世界之旅。 </text:span><text:span text:style-name="T4">&lt;br&gt;30</text:span><text:span text:style-name="T3">萬字後小崩，如果在</text:span><text:span text:style-name="T4">30</text:span><text:span text:style-name="T3">萬字的時候果斷</text:span><text:span text:style-name="T4">TJ</text:span><text:span text:style-name="T3">，我就給仙草，現在只能給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女系列】要推薦的不是這個連結指向的作品，而是一篇老文</text:span><text:span text:style-name="T2">&lt;a href="/name/</text:span><text:span text:style-name="T3">異唐新月</text:span><text:span text:style-name="T4">" target='_blank'&gt;</text:span><text:span text:style-name="T3">《異唐新月》</text:span><text:span text:style-name="T4">&lt;/a&gt;</text:span><text:span text:style-name="T3">，作者是“橋流水”。架空背景，高武設定，女主父親堪稱當時流行的邪魅霸道男主之典型代表，與女主雙修的幾段船戲都極為出色，可謂愛液涓涓，汙力滔滔。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插我的畫師妹妹……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和諧後配上這最新章節名字“嗚呼哀哉！”感覺莫名喜感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義女系列】書名揭示了一切。我只說一句：本書已河蟹。</text:span><text:span text:style-name="T16">PS</text:span><text:span text:style-name="T17">：同名的還有一本作者【何不幹】所寫的作品，其內容同理可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一部不錯的修真文。在設定上做了蠻充分的準備，整個世界觀架構都很好，一部不錯的升級流修真文。可以一讀。缺點也同樣可以羅列一籮筐，比如和方想其他作品（師士、卡徒）一個路子似曾相識，主角都是一個性格範本，結尾太短暫匆忙，好似高潮剛剛開始就被掐斷了一樣（好吧我習慣了），而且有些坑沒有填，總之就是虎頭蛇尾。沒有女主，主角間歇性爆種，身邊人都是天才</text:span><text:span text:style-name="T16">===</text:span><text:span text:style-name="T17">這樣的小毒點也是蠻多的。只能說是一部具備方想特色的修真作品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煙大有點牛</text:span><text:span text:style-name="T16">B</text:span><text:span text:style-name="T17">，三本上千評價的佳作，這本沒看完，以後有時間再看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古代種田流修真文，無女主，師兄師弟什麼的最有愛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方想的書，修真流。這本書的創意不如當年卡徒，師士傳說剛出世時候來的驚豔，但也有其創意。這書後期內容記不太清了（剛好書荒，再啃一遍重新評），但記得沒有太大的毒點。這書不像凡人流修真，更像一本披著修真皮玩科幻爭霸的玄幻。（修真界居然有類似互聯網的東西）主角的金手指有點小大，流水線般生產法寶。總體幹糧草，不算太白的爽文。書荒可以啃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唉，孫子啊，記得叫你孫子在這書完本後給我燒過來啊！什麼，你孫子打時空電話過來說他都快死了這書還沒完？！。。。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有性格嗎？不，他沒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修真文，看了有一段時間了，是個不容易讓人記住具體內容的小說，因為裡面很多人物都是虎頭蛇尾，甚至說是挖了個坑就沒有尾了。 </text:span><text:span text:style-name="T19">&lt;br&gt;</text:span><text:span text:style-name="T20">讓我印象最深的是主角的那個女師傅，無厘頭，暴力，無賴，強橫，護短，這樣一個經典人物竟是不明不白的沒後文了。 </text:span><text:span text:style-name="T21">&lt;br&gt;“</text:span><text:span text:style-name="T20">多麼希望  </text:span><text:span text:style-name="T19">&lt;br&gt;</text:span><text:span text:style-name="T20">背著行囊  </text:span><text:span text:style-name="T21">&lt;br&gt;</text:span><text:span text:style-name="T22">一個人去流浪  </text:span><text:span text:style-name="T19">&lt;br&gt;</text:span><text:span text:style-name="T20">在無人的地方  </text:span><text:span text:style-name="T19">&lt;br&gt;</text:span><text:span text:style-name="T20">哼歌  </text:span><text:span text:style-name="T19">&lt;br&gt;</text:span><text:span text:style-name="T20">曬著太陽”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自推的，臉不紅。仙俠的一個發展。關注點全在各個宗門集團間的爭霸，和世俗的結合極好。過去路子裡仙俠是脫離凡人的，一群修真者自己圈裡玩。這本開始，講修真者與世俗王國的博弈關係，在世俗的修真者與那些在世外的修真者的分歧，學星球大戰了。講修真如何不是一種移民仙界的自利，而是一種回饋和引導紅塵的正面力量，這又反過去的世俗螻蟻觀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期很驚豔，可以看出江南的優秀文筆與想像力，推倒老師的情節也能看得人熱血沸騰（這段略過）。可惜後期力量體系比較混亂，人物風格也不能始終保持，前期看書的激情有點被消磨掉了 </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44">@</text:span><text:span text:style-name="T9">大羅天</text:span><text:span text:style-name="T45">,</text:span><text:span text:style-name="T10">天哪，為了類</text:span><text:span text:style-name="T8">DND</text:span><text:span text:style-name="T10">看的，硬生生把我逼進了宮。作者詞藻華麗，文筆精緻，但想必自小的作文成績是不怎麼的，連我這種學渣，以前語文課上經常瞌睡的傢夥都知道描寫需要詳略得當，敘述具備五大要素，圍繞主要線索，層次分明。先不說講的是個故事吧，哪怕是說明文，你也得圍繞著選題中心啊。硬生生把小說寫成雜記，還是行散神也散。好比我就吃個雞蛋，你給我從單細胞進化扯到微觀原子構成再到宏觀天體運行，最後還</text:span><text:span text:style-name="T8">TM</text:span><text:span text:style-name="T10">讓我改吃蘋果。最後作者表示很滿意，那您給自己打個</text:span><text:span text:style-name="T8">100</text:span><text:span text:style-name="T10">分吧，我只能說您自嗨過頭了，文字間我只聞到一股知乎似的高高在上的精英文青清談味，撲鼻而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在通知裡看到了老司機“風螢月”很開心啊！）這本書寫的是工科大神回到宋末元初的琉球島上圍繞一個中心兩個基本點大力發展生產力，不斷增加綜合實力最後機槍大炮屠戮人間的故事，優點是可以體會到種田發展科技樹以及用機槍對弓箭的快感，劇情沒什麼大的漏洞，可以帶給讀者一個連續的優質平穩的精神高潮。缺點我也提一下，不然有人會說根本沒有是這樣的小說，都是你加了特技</text:span><text:span text:style-name="T31">···</text:span><text:span text:style-name="T32">一是有幾個配角明顯是高大全，時間長了有點不真實，二是一個很小的點，男主第一次見一個郡主女主時被迷得神魂顛倒，不過後來好了。最後，這本書對國仇家恨的煽情挺好的，還普及了一點基本知識，起碼讓我知道了釣魚城</text:span><text:span text:style-name="T31">!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妹系列】報復社會系列：章魚的節操嘛，我一向是充分信任他的。。。餘額不足的：這本書使我更深刻的認識了這一點——可愛到飛的妹妹第二卷才出現，說好的婠婠明空母女花更是拖到了第四卷大唐副本的末尾！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精于算計、善於佈局、心性果斷，見美女不腿軟，有底線，女主未知，人物塑造還行，最起碼能有各自不同特性，不至於太過臉譜化。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這書設定上類似滅運圖錄， </text:span><text:span text:style-name="T63">&lt;br&gt;</text:span><text:span text:style-name="T64">世界不像凡人流那樣說黑社會世界 </text:span><text:span text:style-name="T65">&lt;br&gt;</text:span><text:span text:style-name="T66">金丹之後全靠心性道心 </text:span><text:span text:style-name="T65">&lt;br&gt;</text:span><text:span text:style-name="T64">整體評分糧草＋</text:span><text:span text:style-name="T65">(</text:span><text:span text:style-name="T66">忽略最後二十多章</text:span><text:span text:style-name="T63">) &lt;br&gt;</text:span><text:span text:style-name="T66">給要看的人一下忠告</text:span><text:span text:style-name="T65">: &lt;br&gt;</text:span><text:span text:style-name="T64">前六七十章，主角一直在世俗界混，也沒有修道，所有對這不感興趣是請跳過， </text:span><text:span text:style-name="T63">&lt;br&gt;</text:span><text:span text:style-name="T64">最後二十多章是作者太監好久之後續的， 是屎，一定不要看，因為這書是買斷文，作者又因為各種事情，斷更很久，所以被腰斬， 所以最後一瀉千里， </text:span><text:span text:style-name="T63">&lt;br&gt;</text:span><text:span text:style-name="T64">最後在吐槽一下最後二十多章</text:span><text:span text:style-name="T63">:</text:span><text:span text:style-name="T64">主角變成聖鬥士，後變成佛門佛祖， 我去，主角一生都在道門混，最後莫名其妙的變成佛祖了，還跟道門懟了一場，這樣的結局還不如太監呢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44">1.</text:span><text:span text:style-name="T10">我對這本書前期與後面相差之大所作出的評價和敖廠長的某句評論高度一致（大概）！那就是：在我喝了幾天野菜湯，突然你給了我一個大燒雞，胃不會消化！ </text:span><text:span text:style-name="T45">&lt;br&gt;2.</text:span><text:span text:style-name="T10">男主和他的好朋友的感人故事到今天已被人們理解為”基情“。 </text:span><text:span text:style-name="T8">&lt;br&gt;3.</text:span><text:span text:style-name="T10">男主和神魔二主的故事在今天可以理解為虐戀情深。 </text:span><text:span text:style-name="T8">&lt;br&gt;4.</text:span><text:span text:style-name="T10">可以忍受種馬後宮的唯一一本小說，這是為了世界和平！ </text:span><text:span text:style-name="T8">&lt;br&gt;5.</text:span><text:span text:style-name="T10">總的來說劇情不錯，流暢精彩，不過前提是忍過前面的。 </text:span><text:span text:style-name="T8">... ...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書其實叫朱門攻略更貼合些，感覺是府天寫的最好看的一本書了。府天從這本書以後個人的感覺是越寫越差了。覺得起點和晉江的區別在於晉江的作者大多都是前期文筆一般但是越寫越好，起點的作者則相反大多是前期出好文然後越寫越差。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喜歡的是主角的歷史知識不只用來獨善其身，同時也是為天下謀福祉。開海禁，行海商，黜中官，平倭寇，改寶船為神威艦以加強海上軍事力量，崇文亦重武生生扭轉明末軍隊廢弛土木堡之變的慘烈格局。身為“穿越者”和“先知”的責任感讓人感佩，看著看著就會不自覺憧憬：若真是如此多好，或許就沒有了近代史的無數慘烈。 人物刻畫無論主配角都很出色，形象豐滿不崩壞。語言平實流暢，閱讀體驗相當舒服，歷史知識和行文邏輯或有小不足但無硬傷，感謝作者的誠意和卓越的佈局謀篇功力。尤其知道作者是妹紙後，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居然看完了，在這個網路小說氾濫的時代，能靜下心慢慢細讀一本書真心不容易，整體內容還是比較充實的，只是有些地方顯得有點累贅，過於冗長，總體上來說這小說看完心沒有激情澎湃的感覺，不過讀的時候能慢慢的靜心。。。神佛系列，一直都覺得荒誕不羈。驚門這部小說，將修行寫的系統具體，能夠讓人對修行理論有一定的認知。小說畢竟是小說，但是我們每個人都有求神佛庇佑的心態，也容易被引入歧途。倘若知道神佛的修煉之道，起碼面對很多事情會有自己的立場。看完驚門，就像看完一段歷史一樣。同樣的感覺是另一部寫佛的小說，不負如來不負卿。生活始終都是靠自己，但如有其它理論能讓內心更平靜，何償不可。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最喜歡的是主角的歷史知識不只用來獨善其身，同時也是為天下謀福祉。開海禁，行海商，黜中官，平倭寇，改寶船為神威艦以加強海上軍事力量，崇文亦重武生生扭轉明末軍隊廢弛土木堡之變的慘烈格局。身為“穿越者”和“先知”的責任感讓人感佩，看著看著就會不自覺憧憬：若真是如此多好，或許就沒有了近代史的無數慘烈。  </text:span><text:span text:style-name="T16">&lt;br&gt;</text:span><text:span text:style-name="T17">人物刻畫無論主配角都很出色，形象豐滿不崩壞。語言平實流暢，閱讀體驗相當舒服，歷史知識和行文邏輯或有小不足但無硬傷，感謝作者的誠意和卓越的佈局謀篇功力。尤其知道作者是妹紙後，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府天書裡最喜歡也唯一看的下去的書！！既有女作者獨有的細膩文筆，也有歷史文的磅礴氣勢，把大宅門內的勾心鬥角和男主的煌煌大氣很完美的結合，時間過久具體內容記不清了，但現在我還念念不忘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還是那個味。這是個不需要邏輯而讓讀者看得很爽的神奇作者。真的神奇，大家看書，看到不邏輯的地方難免很不爽憋一口氣想罵作者這個智障，然而這個作者就是本本沒邏輯本本看得心情愉悅。  </text:span><text:span text:style-name="T31">&lt;br&gt;</text:span><text:span text:style-name="T32">話說，這作者的書，主角名字都是又豐又慶</text:span><text:span text:style-name="T31">....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越看到後面，韃子和東林黨越令人肅然起敬，有種不管你怎麼開掛我就是要懟你的莫名勇氣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說皇帝金扁擔的也是無語，這話聽個一兩次也就罷了，經常聽就膩了，作者真要是億萬富豪商業大亨，然後寫小說給你看麼？ </text:span><text:span text:style-name="T16">&lt;br&gt;</text:span><text:span text:style-name="T17">另外如果你是訂閱看正版的，那我沒話說，消費者有權利評價自己購買的商品，如果是盜版的那就請閉嘴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很高興作者新作比粉碎機有了很大的進步，粉碎機是純粹的洩憤文，這本書的私貨比較多，不管看法是否贊同，至少相比粉碎機作者在考據上明顯下了些功夫的，建議大家看書的時候不要只盯著爽的地方看，作者一些平敘的私貨還是有點意思的，比如，新付軍為何總是戰力飆升？為何底層的民眾在亡國的災難前反抗意志依然很低？明代的衛所等等。給四星吧，其實按本書的主旨來說，給四星完全的，但作者在劇情和文筆上離四星確實有不少差距，</text:span><text:span text:style-name="T31">3</text:span><text:span text:style-name="T32">星半又沒辦法顯示，四捨五入吧</text:span><text:span text:style-name="T31">~~~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位元元面交易的先驅經典大作！軟科幻的精品。位元元面交易其實是一個十分讓人著迷的題材，起源於多重宇宙理論以及遊戲比如暗黑破壞神。而最適合這類題材的應該是科幻文，可惜能寫出精髓的很少。</text:span><text:span text:style-name="T2">10</text:span><text:span text:style-name="T14">多年前，能寫出本作無疑是在這個題材的重大突破和先驅。對於無限流的開創鋪平了道路。位元元面交易可以天馬行空的讓作者發揮，也容易造成世界觀破碎、設定不連貫的問題，本作採用數學邏輯貫穿其中，穿針引線巧妙，突出了科幻主題。人物刻畫方面在同類作品中也是不錯的。 </text:span><text:span text:style-name="T4">&lt;br&gt;</text:span><text:span text:style-name="T3">缺點：中後期設定上還是有可以推敲之處。文筆，懸疑方面還有提升空間。 </text:span><text:span text:style-name="T4">&lt;br&gt;</text:span><text:span text:style-name="T3">個人評分：</text:span><text:span text:style-name="T4">8.6 &lt;br&gt;</text:span><text:span text:style-name="T3">現在看依然很爽！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位元元面交易的先驅經典大作！軟科幻的精品。位元元面交易其實是一個十分讓人著迷的題材，起源於多重宇宙理論以及遊戲比如暗黑破壞神。而最適合這類題材的應該是科幻文，可惜能寫出精髓的很少。</text:span><text:span text:style-name="T16">10</text:span><text:span text:style-name="T17">多年前，能寫出本作無疑是在這個題材的重大突破和先驅。對於無限流的開創鋪平了道路。位元元面交易可以天馬行空的讓作者發揮，也容易造成世界觀破碎、設定不連貫的問題，本作採用數學邏輯貫穿其中，穿針引線巧妙，突出了科幻主題。人物刻畫方面在同類作品中也是不錯的。 缺點：中後期設定上還是有可以推敲之處。文筆，懸疑方面還有提升空間。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男主吃了一顆蛋然後身體裡多了一個仙府可以種各種草藥什麼的，，到了後期（最後幾章）的時候，突然一下主角吸星大法什麼的把自己搞滿級了，然後被整個修真界追殺。然後，男主和女主一起找了個輪回井投胎去了，開了續篇仙府之緣。  </text:span><text:span text:style-name="T16">&lt;br&gt;</text:span><text:span text:style-name="T17">可算不錯的凡人流仙俠類小說，從文筆情節爽度把握來看，是不錯。可以爽度還有高潮偏低，略平淡了點。就是大結局坑爹啊！我不能接受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每本書都是一個大保健愛好者，汝妻知否？每晚的搓衣板跪的爽不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此處屠版的是作者而非作品：“只有周伯符出現了，大家才會放下一切成見，結成統一戰線，一起對著他笑，所以至今還記得。他對人說話，總是滿口“我要去做大保健”，教人半懂不懂的。因他姓周，自稱伯符鳥，大家便從</text:span><text:span text:style-name="T52">&lt;a href="/name/</text:span><text:span text:style-name="T53">動物百科</text:span><text:span text:style-name="T52">" target='_blank'&gt;</text:span><text:span text:style-name="T53">《動物百科》</text:span><text:span text:style-name="T52">&lt;/a&gt;</text:span><text:span text:style-name="T53">裡找出一個名頭叫“鶸”的禽類，替換掉了符字，叫他周伯鶸。…聽人背地裡談論，周伯鶸原也是朧空山上花花大少的一員，可惜遇人不淑，遇上河東獅，於是愈過愈回去，弄到連請妞吃碗麻辣燙的錢都沒有了。幸好他會碼字，便在起點上…”摘自</text:span><text:span text:style-name="T54">&lt;a href="/name/</text:span><text:span text:style-name="T53">孔乙己之周伯鶸</text:span><text:span text:style-name="T52">" target='_blank'&gt;</text:span><text:span text:style-name="T53">《孔乙己之周伯鶸》</text:span><text:span text:style-name="T52">&lt;/a&gt;</text:span><text:span text:style-name="T53">作者【半隻青蛙】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哈哈，最新章真是……只能說現實比小說更深刻。無產階級還沒團結起來呢，資本家已經自動組成了牢固的聯盟。看下</text:span><text:span text:style-name="T31">996.icu</text:span><text:span text:style-name="T32">，不用人動員，各位平時狗腦子都打出來的大佬前所未有的團結，出面月臺，封殺</text:span><text:span text:style-name="T31">git……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進化者收斂氣息，以普通人的生活方式，陪陪青梅竹馬，養養寵物，開開小店，唱唱歌，演演電影；戴上面具，混黑域，殺殺人。作者擅長水字數，人物描寫過而不及。  </text:span><text:span text:style-name="T8">&lt;br&gt;</text:span><text:span text:style-name="T9">我粗看了下全本，好特麼休閒啊，雖然我不討厭這種生活休閒流吧，想當初可是把舵爺和老衲還年輕都堅持看完了的，雖然兩者加起來都沒這本一半長</text:span><text:span text:style-name="T8">~~~</text:span><text:span text:style-name="T10">不過這書怎麼好喜歡做飯啊，各種乳酪甜點之類的，烤乳豬什麼的，</text:span><text:span text:style-name="T8">~~ </text:span><text:span text:style-name="T10">我才不會告訴你們我是怎麼找到這些章節的</text:span><text:span text:style-name="T8">····  &lt;br&gt;</text:span><text:span text:style-name="T10">類似作品： </text:span><text:span text:style-name="T8">&lt;br&gt;</text:span><text:span text:style-name="T10">黃金漁場，東京道士，桃核地主，他是劍神。 他從天外歸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本來想給乾糧的，不過看在大狙很努力又不出名，又要掙錢養家，又總是努力開些新題材的份上給了個糧草，哈哈，怎麼說，算是我看的大狙的第一本書，開篇很清新，很簡單，很小市民風，一下吸引了我，不過大狙應該是大局觀或是大綱做的不好，所有的書後期都會些崩，不過創新不錯，算是休閒的一本好小說，還會評價一下他的其他小說，不過都是後期些崩的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評論之前，我要求這本書的主角去充值一下智商情商。這本書大概是我十七歲左右看的，看見主角的表現後，第一感覺就是不是欽佩，而是莫名其妙——正義之事，何須如此寧折不彎？弄得全家悲劇，為何不暫時低頭，你有了好身體好條件，豈不是比現在一介白身要好的多？奈何主角一個大齡中二還是死心眼，也是沒啥辦法拯救了。不得不說前期懲惡揚善的劇情還是比較有趣的，我還是比較喜歡，但是招安之後在我看來水準一路大跌，主角情商也是莫名其妙的底下，我是真的從未見過如此莫名其妙之人！別人利用你就不高興啦？要不要這麼幼稚！黑化也是莫名其妙，好好說句話好好交流很難麼？作者文青強行要虐主並且這樣展開劇情，畢竟是“林中之馬”的魔王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當初中二時看的書，可惜主角就是個廢物，同樣堅守正義，你看看李安平，再看看你。沒有孤身打服天下的氣魄，又怎能讓世界以你的意志而運轉？但書本身就是文青之作，加一星感情分，糧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感謝</text:span><text:span text:style-name="T16">&lt;a href="/n/vagii" target='_blank'&gt;@vagii &lt;/a&gt;</text:span><text:span text:style-name="T17">推薦：男主角是一個不擇不扣的邪惡之物的昇華產品，從來沒有被虐過，腹黑成性，以虐待他人獲得精神的滿足；染指自己的魔寵，褻瀆五個純潔的自動人偶少女；偽裝成可親可敬的老師，吃掉兩個蘿莉弟子；變身為火辣美少女，把一個前程遠大的青年推入禁斷深淵；被學生逆推，為了報復，誘拐這個學生的好友；為了推卸責任，使用迷藥和幻術推廣百合運動；變成美少女，進行偽百合活動；施展多種卑劣手段，誘騙一位正直的禦姐；偽裝成和藹的鄰家大哥，吃了一個百合專用的蘿莉……是有你想不到，沒有他做不到……對了，坑，慎入……推薦給不介意太監愛宅文的喜歡獵奇的童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是少數不多的主角是智障，作者不是</text:span><text:span text:style-name="T16">zz</text:span><text:span text:style-name="T17">的書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個人看來已經是</text:span><text:span text:style-name="T2">&lt;a href="/name/</text:span><text:span text:style-name="T3">武俠世紀大冒險</text:span><text:span text:style-name="T4">" target='_blank'&gt;</text:span><text:span text:style-name="T3">《武俠世紀大冒險》</text:span><text:span text:style-name="T4">&lt;/a&gt;</text:span><text:span text:style-name="T3">這一水準的糧草，尤其龍蛇一卷，武意勃發，壯懷激烈，以一敵國，氣吞山河，直令人心神搖動，恨不能與其同行。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純粹吐個槽，由於寫的早，隊裡的一個妹子有了白眼血統。。。然後利用昆蟲的複眼，移植了</text:span><text:span text:style-name="T16">n</text:span><text:span text:style-name="T17">個白眼。。。。。現在來看被轉生眼打臉打的啪啪響啊（哈哈）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無限流革新作，以金銀銅鐵替基因四鎖，上設神門四關，主角以冰系異能起家。作者是工科博士，文筆較幹，深宅。全部使用新場景和新推演，另有大量對動漫原作的吐槽和補完。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已暫停】</text:span><text:span text:style-name="T31">LKer</text:span><text:span text:style-name="T32">出品的多位元面穿越綜武俠作品，前三卷看得不是很痛快，但自龍蛇演義篇起，作者終於凝練出了自己的武道真意，對白與比武逼格突破天際，主角在日本以一人敵一國的英姿更是燃得直接爆炸，揮灑出作者一腔赤子熱血，我讀起來感覺酣暢淋漓，當浮一大白！點名表揚作者！</text:span><text:span text:style-name="T31">&lt;a href="/n/gaoeric" target='_blank'&gt;@gaoeric &lt;/a&gt;</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後宮救國代表作。開局越南頗有創意，但合理性太差，才幾萬人的時候，連紙幣都發行了。惡搞、戲謔太甚，影響了敘事。 </text:span><text:span text:style-name="T16">&lt;br&gt;</text:span><text:span text:style-name="T17">至今記得書中一個場景：劉永福摸著辮子，語重心長地告誡主角，即使在異國他鄉，不能忘卻故國衣冠。這種無語直擊人心。從此，清穿不造反的歷史架空再也不看。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5">NPC</text:span><text:span text:style-name="T6">和玩家本來就是不可調和的矛盾，不需要寫三大公會叛變。。。這個太噁心人了。。。再說，網遊裡面就算公會上層叛變，難道下層成員都是傻子麼。。。也就是最近沒有書看了，才勉強追更吧，反正我看到後面已經忘掉了這個劇毒無比的設定了，其他的倒是不錯。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很早以前看到一本書了，我記得發在起點女頻，第一個副本的玄霄我至今記憶猶新，後面天之痕裡的宇文太師也寫的不錯，但是火影主角穿成了宇智波斑，然後最後千手柱間愛上了主角！ </text:span><text:span text:style-name="T12">&lt;br&gt;</text:span><text:span text:style-name="T13">最後主角讓人把兩人葬在一起，去你妹的。這是我看的第一本主角以反派形式出現的文，也是我第一次看火影同人，但是去你妹的愛。 </text:span><text:span text:style-name="T12">&lt;br&gt;</text:span><text:span text:style-name="T13">因為千手對宇智波的愛我從此對火影和二次元日漫產生了濃濃的恐懼，去你妹的，去你妹的，去你妹的，去你妹的，去你妹的，去你妹的，去你妹的，本來想給友情仙草，但去你妹的，去你妹的，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0">這本書最有意思的是作者對國際政治局勢的敏銳嗅覺。至今該書預言的事實已經或正在變成現實的有： </text:span><text:span text:style-name="T151">&lt;br&gt;</text:span><text:span text:style-name="T152">泰國政變 </text:span><text:span text:style-name="T153">&lt;br&gt;</text:span><text:span text:style-name="T154">埃及政變 </text:span><text:span text:style-name="T153">&lt;br&gt;</text:span><text:span text:style-name="T154">烏克蘭政變 </text:span><text:span text:style-name="T151">&lt;br&gt;</text:span><text:span text:style-name="T152">敘利亞內戰 </text:span><text:span text:style-name="T153">&lt;br&gt;</text:span><text:span text:style-name="T152">印度穆迪的崛起 </text:span><text:span text:style-name="T153">&lt;br&gt;</text:span><text:span text:style-name="T152">南非的</text:span><text:span text:style-name="T153">2B</text:span><text:span text:style-name="T154">化 </text:span><text:span text:style-name="T151">&lt;br&gt;</text:span><text:span text:style-name="T154">沙特的軍國主義化 </text:span><text:span text:style-name="T153">&lt;br&gt;…… &lt;br&gt;</text:span><text:span text:style-name="T152">由於凡是該書寫過地方無不雞飛狗跳，</text:span><text:span text:style-name="T153">&lt;a href="/name/</text:span><text:span text:style-name="T154">太陽的距離</text:span><text:span text:style-name="T151">" target='_blank'&gt;</text:span><text:span text:style-name="T152">《太陽的距離》</text:span><text:span text:style-name="T151">&lt;/a&gt;</text:span><text:span text:style-name="T152">也有一個諢號——</text:span><text:span text:style-name="T151">&lt;a href="/name/</text:span><text:span text:style-name="T152">烏鴉嘴的距離</text:span><text:span text:style-name="T151">" target='_blank'&gt;</text:span><text:span text:style-name="T152">《烏鴉嘴的距離》</text:span><text:span text:style-name="T151">&lt;/a&gt;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為什麼要看這本書：這是</text:span><text:span text:style-name="T19">&lt;a href="/name/</text:span><text:span text:style-name="T20">無限恐怖</text:span><text:span text:style-name="T21">" target='_blank'&gt;</text:span><text:span text:style-name="T20">《無限恐怖》</text:span><text:span text:style-name="T19">&lt;/a&gt;</text:span><text:span text:style-name="T20">的後傳。前期的智鬥劇情很不錯，後期的前作人物出場和張恒的出現（這本書的張恒還算可以）讓我這個</text:span><text:span text:style-name="T21">&lt;a href="/name/</text:span><text:span text:style-name="T22">無限恐怖</text:span><text:span text:style-name="T19">" target='_blank'&gt;</text:span><text:span text:style-name="T20">《無限恐怖》</text:span><text:span text:style-name="T19">&lt;/a&gt;fans</text:span><text:span text:style-name="T20">相當感動。 </text:span><text:span text:style-name="T19">&lt;br&gt;</text:span><text:span text:style-name="T20">為什麼不看這本書：該死的太監。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仙劍卷不錯，</text:span><text:span text:style-name="T16">HP</text:span><text:span text:style-name="T17">卷說的是劇情之前的故事，沒有代入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因為無腦輪回者太多，明夕玦來清場了……主角替主神去各個平行空間清除影響主線劇情（漫畫，武俠小說，遊戲都有）的穿越者。而且主角都是作為當時劇情的最大反派。算是目前流行的無限反派流的開山作吧？被某些老讀者認可的神作，雖然是晉江文，但值得一看。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類型：都市異術超能 </text:span><text:span text:style-name="T8">&lt;br&gt;</text:span><text:span text:style-name="T9">字數：</text:span><text:span text:style-name="T8">320W+</text:span><text:span text:style-name="T10">，可殺！ </text:span><text:span text:style-name="T8">&lt;br&gt;</text:span><text:span text:style-name="T10">優點：主角的身份是諸葛臥龍的傳人，金手指很牛逼，升級速度快，可以歸為無敵爽文一類。其次，劇情可以說相當精彩，在如今各種無腦裝逼打臉踩人的都市超級小白文之下，這也算是一本不錯的書了。大雷沒有，建議布甲以上閱讀。 </text:span><text:span text:style-name="T8">&lt;br&gt;</text:span><text:span text:style-name="T10">缺點：前期或者說整本書的情感戲都渣得一筆。順便建議一下那些感情戲寫不好的作者，努力提高自己的寫作水準，寫出更細膩的劇情，不要讓感情戲成為你的拖油瓶。還有，後期灌水比較嚴重，一個雙方父母見面也能水好幾章，服了。 </text:span><text:span text:style-name="T8">&lt;br&gt;</text:span><text:span text:style-name="T10">評價：個人糧草吧。其實我對書的評價並沒有很明確的等級分類，只要不算太差都能下口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女主節操堪憂，愛佔便宜，經常因為貪心而把自己陷於困境；能吃，尤其是結了饕餮金丹之後；按照瀧魔頭的話來說，女主某種程度上也很可怕，殺人或是奴顏婢膝，都沒有任何心理負擔；前一刻朋友，後一刻就能把人推出去做擋箭牌；當然，也有好的一面，那就是不管到了什麼樣的境地，女主都能讓自己開開心心的活下去，這點值得學習。 </text:span><text:span text:style-name="T16">&lt;br&gt;Cp </text:span><text:span text:style-name="T17">瀧魔頭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巫師流開山作，帶著金手指的反派的成長之路，不是哈利波特裡的巫師，但是一樣詭異，不是原始社會裝神弄鬼的巫師，但是一樣血腥殘酷，滾開塑造了一個奇幻現實的巫師世界，一個冷色調的黑暗童話，沒有成人多餘粉飾，亦沒有是非善惡，利益爭鬥是唯一的主題，看不到愛恨情仇，有時間去做這種事的，大部分都死了，它是少數人才擁有的特權，這種感情比起現實，更冷，更真，更暖，主角也只是多了個金手指，多了一分超脫的可能，主角的目的也只是活下來，看的更多，看的更遠，看到更多有意思的人，物，事。  </text:span><text:span text:style-name="T16">&lt;br&gt;</text:span><text:span text:style-name="T17">另外，作者的作品有一些靈異描寫。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真論劇情，我反而覺得另外的兩本更能吸引我，但這本書開創了一個流派，遑論它的設定給了其它巫師流小說多少靈感，沖著個就必須給個糧草。 </text:span><text:span text:style-name="T45">&lt;br&gt;</text:span><text:span text:style-name="T9">其實讀巫師流的小說會發現巫師（包括但不僅限於主角）都是比較孤僻的，唯有當與利益有關時才會與其他人打交道，不斷地提升自己的實力。 </text:span><text:span text:style-name="T8">&lt;br&gt;</text:span><text:span text:style-name="T10">同時隨著實力的越來越高，能力的不斷增強，逐漸地拉開原先和你同一階級的夥伴的差距，儘管你很想念那時的友情，但你無法與之有所交集，只能帶著欲望不斷前行。 </text:span><text:span text:style-name="T8">&lt;br&gt;</text:span><text:span text:style-name="T10">友情如此，愛情如此，親情亦是如此。 </text:span><text:span text:style-name="T8">&lt;br&gt;</text:span><text:span text:style-name="T10">匆匆百年（巫師的壽命不止百年，只是為了表示時間長用的虛數），驀然回首，了無一人</text:span><text:span text:style-name="T8">........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雖然比不上無限恐懼那樣開啟了一個派系！但其實現在大部分寫巫師的誰敢說和這本書沒關係！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詭秘奇妙的巫師世界，由凡入神的男主。到現在仍記得男主從對父親有孺慕，對母親很珍愛，成長到漠然生吃“味道好”的異族精靈的地步。不像巫界術士的男主那樣一開始就有唯一的目標，近乎偏執地追求真理，本文男主是個情感動物，對父母親情的渴求，對奇妙力量的好奇，父親移情別人的失落，歷經滄桑的灰心，突如而來的興趣，找到答案的快樂，種種情緒都牽扯著他，真實地體現在他身上，見識的黑暗越多他的尺度就越加寬泛，經歷一點一滴改變他、塑造他，最終他從一個正常的人變成了神。我很高興最終他也沒獨自上路，身畔還有同行的夥伴，沒有孤單。哎，感覺滾開大大的兩男主都有種幹了壞事特別強大也讓我憐惜的氣質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書最吸引我的是滾大對詭異世界的描寫，詭異世界在文中不只有一處，我記得最深的是主角組團探索一個莊園，裡面各種不可名狀的詭異生物。而且在文中主角算是一個帶路黨吧，不同于一般網文對主角的塑造，這點創新也是亮點。滾大的語言很慢，很緩，很容易把人帶進去，平實不失精彩，於無聲處響驚雷。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表面上看是玄幻，實際上是靈異風格。 </text:span><text:span text:style-name="T16">&lt;br&gt;</text:span><text:span text:style-name="T17">喜歡看鬼故事的讀者不可錯過，喜歡西幻的就算了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為什麼有的人出道即巔峰呢？因為他們沒有進步，而受眾進步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巫師流開山作，黑暗向的經典。作者塑造了一個詭異神秘，卻魅力十足的巫師世界。在這個世界裡面，路上的鸚鵡都可能會說話，桌子說不定都有思想。在這裡知識和力量決定了一切。主角性格並不能被大部分讀者喜歡，他為了獲得知識和力量可以捨棄一切，剛開始還像個正常人，在逐漸瞭解到巫師世界的殘酷規則後，他逐漸剝奪自己的善良與人性。他假扮一女巫失散多年的兒子學習巫術。甚至為了力量投靠異界成為被人唾駡的帶路黨，最後又為了更大的利益背叛其並借助夢魘世界入侵其他世界來強大自身。主角的信條就是力量，在成為無法被世界容下的強大存在後再次離去尋找新的力量。黑暗向，厭惡主角性格的別勉強，個人糧草</text:span><text:span text:style-name="T16">+</text:span><text:span text:style-name="T17">，分數分化嚴重不好打，具體看個人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說涼薄的說黑暗向的、其實我覺得這是很接地氣的一本小說，在一個以力量為尊的世界想要變強捨棄一些東西是必須的，對家人之間感情處理的描寫更是真實的不行，要知道在那時起點小說可都是千篇一律的一人得道雞犬升天的節奏。濃鬱的滾開風（基本無感情戲）糧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性格沉穩，殺伐果斷，開頭的文筆也很普通，沒有華麗的讓人眼前一亮。 但是再往後面看，就越發現這本書的不同。設定、劇情和戰鬥都有可圈可點之處！爛尾，慎入！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西方魔幻穿越大作。本作是巫頌之後，目前最好的巫族大作。本作寫的是一個巫如何利用自身優勢在魔幻世界做大做強的故事，作者抓住了這個點為突破口，寫得入骨三分。巫，作為一個與天鬥與地鬥與神鬥，自強不息，肉體修煉的巔峰種族，鋼鐵意志，一直讓人十分著迷。本作寫出了這種精神，並貫穿始終，讓人印象深刻。同時，主角在鬥爭當中的處理方式，對於現實競爭也有借鑒意義。算是對於爽文強者的全新定義。同時，某種程度上也是東方文明與西方文明的一些隱射和碰撞。 </text:span><text:span text:style-name="T4">&lt;br&gt;</text:span><text:span text:style-name="T3">缺點：爽文的部分缺點。 </text:span><text:span text:style-name="T4">&lt;br&gt;</text:span><text:span text:style-name="T3">個人評分：</text:span><text:span text:style-name="T4">8.5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塑造了一個用巫蠱之術成神的故事，主角的性格真可謂是專門成為神的性格！夠沙發，夠心狠，絕對自我，不</text:span><text:span text:style-name="T2">N……</text:span><text:span text:style-name="T3">，很冷靜，也很符合一個成人的心理，也符合一個在現代處在世界巔峰的強者的心理！ 沒有</text:span><text:span text:style-name="T4">N……</text:span><text:span text:style-name="T3">的愛情故事，沒有</text:span><text:span text:style-name="T4">N……</text:span><text:span text:style-name="T3">的莫名心軟！ 容易心軟的人，又豈會成為世界強者！總體來說前期一般，後期異軍突起，風格詭異。狂霸炫酷拽。有點黑暗。和無極魔道比，女人多。無淫色。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是皇甫奇寫得最好的一本。前期很白，但中後段展開後漸入佳境，結局令人有點惆悵。講述的是一個人族在太古崛起的故事，故事悲壯，很有衝擊力，主人公冷酷而理智，當前輩們為人族的延續前赴後繼，相繼犧牲後，獨自扛起自己的責任，為夾縫中掙紮的人類殺出一條生存之路！為什麼我眼裡常含淚水，因為我愛這土地愛得深沉。當年看得熱淚盈眶。記憶中主角殺伐果斷。為人類的延續和壯大犧牲了自己……現在來看的話，有些橋段和語言偏白，不過當時的閱感確實稱得上熱血沸騰，盪氣迴腸！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部分仙草。</text:span><text:span text:style-name="T2">&lt;a href="/name/</text:span><text:span text:style-name="T3">飛升之後</text:span><text:span text:style-name="T4">" target='_blank'&gt;</text:span><text:span text:style-name="T3">《飛升之後》</text:span><text:span text:style-name="T4">&lt;/a&gt;</text:span><text:span text:style-name="T3">講述的是主角飛升後的事情。人族，魔族，血族，天堂。四大種族之間，不斷的戰鬥，而人族是最弱的種族。人族有至尊以及四象大陣，魔族有黑暗主神，天堂有光明主神，血族有神秘的血族始祖。隨著主角修為的增加，也漸漸知道了許久太古的秘密。走上了“一統太古，對抗外族”的艱辛歷程，從初入太古，建立劍域，元神三分，到一統太古，對抗魔族。。。總體來說，飛升之後是本玄幻經典。其中的民族奮鬥精神，場面宏偉大氣，情節玄疑緊湊，是其他玄幻無法比擬的地方。也印證了“生而為男，不求與天地長存，但求死得其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筆觸氣氛冷靜和淡漠，仿佛一個高高在上的主宰，俯視著世間熙熙攘攘的蟲蟻。主角明瞭所欲，知道取捨。求仙，是從山腳登頂獨行荊棘浮雲皆在下的寂寞，是在雨中默坐靜觀故人黃葉兩凋零的孤獨。行文中透露出的冷冽近乎無情，偏又契合主角心性變化。男主從初臨的彷徨溫情一步步到大道無情極為驚豔。</text:span><text:span text:style-name="T16">by</text:span><text:span text:style-name="T17">不知名老司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在看這書前，先看了龍空幾個吐槽的帖子，看他們描述的劇情確實天雷滾滾。今天空閒，念著緣分無盡武裝的驚喜，就又去瞟了幾眼，發現</text:span><text:span text:style-name="T2">...</text:span><text:span text:style-name="T14">完全和吐槽的不一樣嘛！ </text:span><text:span text:style-name="T4">&lt;br&gt;</text:span><text:span text:style-name="T3">那些值得詬病的劇情：譬如眼睛有好轉的時候跑去看藥鋪，複明瞭不告訴家人等等，確實存在，但前因後果都很完整，並成功塑造出了一個較有特色的主角形象。 </text:span><text:span text:style-name="T4">&lt;br&gt;</text:span><text:span text:style-name="T3">另外，緣分擅長的各種算計小橋段，也鋪陳的十分流暢，一點不讓人失望。目前看到主角洗腦諸家小姐，到此為止，整個劇情的爽快度還勝過仙路爭鋒，而且推進速度很快，沒有仙路裡那麼多其實沒太大作用的支線，配角塑造上也比仙路自然了很多（特別是主角同代“強者”的塑造）。 </text:span><text:span text:style-name="T4">&lt;br&gt;</text:span><text:span text:style-name="T3">總體來說，穩穩地糧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陳猿的書，筆觸氣氛永遠都是這麼冷靜和淡漠，仿佛一個高高在上的主宰，俯視著世間熙熙攘攘的蟲蟻。他文中的主角，也總是那種明瞭所欲，知道取捨的成熟男子，求道路上不驕狂、不輕言放棄。。。。。全書展現的不是吃雞蛋，而是吃人的修真，不是玩曖昧玩愛情的仙俠，是求仙，是從山腳登頂獨行荊棘浮雲皆在下的寂寞，是在雨中默坐靜觀故人黃葉兩凋零的孤獨。。。。。</text:span><text:span text:style-name="T2">by</text:span><text:span text:style-name="T14">：</text:span><text:span text:style-name="T4">&lt;a href="/n/</text:span><text:span text:style-name="T3">一劍霜寒</text:span><text:span text:style-name="T4">" target='_blank'&gt;@</text:span><text:span text:style-name="T3">一劍霜寒 </text:span><text:span text:style-name="T4">&lt;/a&gt;   </text:span><text:span text:style-name="T3">最後一句是不是很美的說……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一句話評語：在這幕密室逃脫劇裡，每個人都充滿遺憾的活著。 </text:span><text:span text:style-name="T8">&lt;br&gt;</text:span><text:span text:style-name="T9">書中每張地圖都是無法離開的封閉環境。 </text:span><text:span text:style-name="T8">&lt;br&gt;</text:span><text:span text:style-name="T10">在這種壓抑的背景下，有三類人： </text:span><text:span text:style-name="T8">&lt;br&gt;</text:span><text:span text:style-name="T10">一、主角，看似殺伐果斷，實際上始終擺脫不了前世是條敗犬（作者自喻？）的陰影，無論走多少個地圖，前世如附骨之蛆一樣跟隨著他，是無論主角變的多強都擺脫不了的“命運的枷鎖”。 </text:span><text:span text:style-name="T8">&lt;br&gt;</text:span><text:span text:style-name="T10">二、試圖去愛主角的人。小師妹秦貞在對主角的迷戀中失去自我，甚至主角在離開第一個世界時要求把她做成屍娃娃以供日後享用，她也毫不猶豫地同意了。如此犧牲，也沒換來主角多一點點的感動，在她灰飛煙滅之際，主角也只是“連道兩聲可惜了”、“哀而不傷”。 </text:span><text:span text:style-name="T8">&lt;br&gt;</text:span><text:span text:style-name="T10">（接評論）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龍空的人評書真不知道是按照什麼標準的。漫畫都分、幼兒、兒童、少年、青年、成年。這裡評分低的通常都是少年向的，比如三少的書。整天說那個小白這個小白的，都來看網路小說了不找找自己的定位？想要深度不去看文藝小說？還整天說哪位作者越寫越差，但讀者也會越來越多啊，人家作者只是越寫越大眾了。（賺錢是第一動力！）任</text:span><text:span text:style-name="T52">&lt;a href="/name/</text:span><text:span text:style-name="T53">死亡筆記</text:span><text:span text:style-name="T52">" target='_blank'&gt;</text:span><text:span text:style-name="T53">《死亡筆記》</text:span><text:span text:style-name="T52">&lt;/a&gt;</text:span><text:span text:style-name="T53">評分有多高，人氣也絕比不上整天被噴的</text:span><text:span text:style-name="T54">&lt;a href="/name/</text:span><text:span text:style-name="T53">火影忍者</text:span><text:span text:style-name="T52">" target='_blank'&gt;</text:span><text:span text:style-name="T53">《火影忍者》</text:span><text:span text:style-name="T52">&lt;/a&gt;</text:span><text:span text:style-name="T53">啊。他們也愛說“龍空大毒，起點大火”玩遊戲能玩出鄙視鏈，看書當然能看出優越感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是荒誕吐槽類小說？這風格我看著竟然還挺習慣的，主角一本正經、一臉天真的吐槽房地產行業、官商勾結的各種黑歷史。嗯？還帶點後宮種馬，但是感覺作者是不是和女人有仇啊，裡面大多數女人我可以用這麼幾個詞彙概括</text:span><text:span text:style-name="T16">:</text:span><text:span text:style-name="T17">貪婪、淫蕩、野蠻。有兩種後宮種馬我看的是最難受的，一種是作者半點人物塑造能力都沒有，還硬要寫幾個十幾個女人，這和推十幾頭母豬有什麼區別？還有就是這種了，把女人本身塑造的讓人看得想拍死。這本書我純粹就是因為受不了裡面的女人而放棄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不要看綠晉江的評論，看了你會覺得自己變成一個吹毛求疵的人，作者交代東西很俐落，在前十幾章把女主的想法以及大致設定全都寫得清清楚楚，能接受的不能接受的都請往下看，讓人在閱讀這本書的過程中非常愉悅的是作者對於幾個孩子的描寫以及她們的日常生活，本種田愛好者真的</text:span><text:span text:style-name="T12">jio</text:span><text:span text:style-name="T13">的這部分是仙草。 </text:span><text:span text:style-name="T12">&lt;br&gt;</text:span><text:span text:style-name="T13">扣掉一星是因為還是不太接受女主大大咧咧把所有包括前世全部交代給男主，即使邏輯滿分我也覺得怪怪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熱血戰鬥流，技術類修煉狂人，基本上無男女糾葛，無女主，通篇沙發果斷！打鬥場面極出彩，當年看的時候很是熱血的感覺……與本書相似的修煉狂人類小說還有</text:span><text:span text:style-name="T63">&lt;a href="/name/</text:span><text:span text:style-name="T64">戰天變</text:span><text:span text:style-name="T65">" target='_blank'&gt;</text:span><text:span text:style-name="T66">《戰天變》</text:span><text:span text:style-name="T65">&lt;/a&gt;&lt;a href="/name/</text:span><text:span text:style-name="T64">飛升之後</text:span><text:span text:style-name="T65">" target='_blank'&gt;</text:span><text:span text:style-name="T66">《飛升之後》</text:span><text:span text:style-name="T63">&lt;/a&gt;&lt;a href="/name/</text:span><text:span text:style-name="T66">刺道</text:span><text:span text:style-name="T65">" target='_blank'&gt;</text:span><text:span text:style-name="T64">《刺道》</text:span><text:span text:style-name="T63">&lt;/a&gt;&lt;a href="/name/</text:span><text:span text:style-name="T64">兵人</text:span><text:span text:style-name="T63">" target='_blank'&gt;</text:span><text:span text:style-name="T64">《兵人》</text:span><text:span text:style-name="T63">&lt;/a&gt;……</text:span><text:span text:style-name="T64">推薦給喜歡打打殺殺的朋友，有興趣可以找來看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文筆流暢，爽點不斷，主角從不糾結殺還是不殺的問題，腦子裡全是叢林生存法則，不裝</text:span><text:span text:style-name="T16">13</text:span><text:span text:style-name="T17">，特別是戰鬥描寫，讓人熱血沸騰，幾個配角也不是主角的陪襯，各有個的性格，雖然對於合理黨來說可能有點毒，但是我還是認為這是一本一流白文，我之糧草，現在已漸入佳境。該作者的書基本上都是修煉狂人系的，同好者可以去找來看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披著科幻皮，實際上已經秒天秒地的玄幻文。設定借鑒日漫強殖裝甲。開頭是類似地球的末世背景，一兩百章後轉入宇宙。提示：女主在遇到主角前是</text:span><text:span text:style-name="T16">Ji</text:span><text:span text:style-name="T17">女。除此外無其他毒點。不喜速退。其實看下去能發現這也是一個不可多得的好網文。作者在戰鬥的描寫很不錯，看著比較熱血。在戰爭氛圍的渲染也很擅長，最終一戰兩大聯盟的對決很有代入感。配角也算有血有肉。即使是反派也都是為了自身種族的延續，無法分是非。人類議會的會長的悲壯，堅定至今記得。主線在當時也算新穎，一個種族為了反抗奴役的命運全員赴死，留下後手等待時機。宇宙中各個種族的能力，裝備也有點意思。總體來說糧草到仙草不等，具體看個人。適合全階段書友，也是量大管飽。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5">推</text:span><text:span text:style-name="T116">&lt;a href="/name/</text:span><text:span text:style-name="T117">大潑猴</text:span><text:span text:style-name="T118">" target='_blank'&gt;</text:span><text:span text:style-name="T119">《大潑猴》</text:span><text:span text:style-name="T118">&lt;/a&gt;</text:span><text:span text:style-name="T119">， </text:span><text:span text:style-name="T116">&lt;br&gt;</text:span><text:span text:style-name="T117">評論來自</text:span><text:span text:style-name="T116">&lt;a href="/n/</text:span><text:span text:style-name="T119">赤戟</text:span><text:span text:style-name="T118">" target='_blank'&gt;@</text:span><text:span text:style-name="T117">赤戟 </text:span><text:span text:style-name="T118">&lt;/a&gt;</text:span><text:span text:style-name="T119">的書單：儲糧草備書荒</text:span><text:span text:style-name="T116">-----Good</text:span><text:span text:style-name="T119">的潛力糧草  </text:span><text:span text:style-name="T116">&lt;br&gt;http://www.yousuu.com/booklist/55a526d51569793575234da8  &lt;br&gt;</text:span><text:span text:style-name="T117">大聖歸來，踏碎淩霄，放肆桀驁……書的節奏把握的很好，加上前期溫馨微虐的劇情讓人有種欲罷不能的感覺，文筆非常細膩，刻畫深刻，很容易帶動人的情緒。有</text:span><text:span text:style-name="T116">&lt;a href="/name/</text:span><text:span text:style-name="T117">悟空傳</text:span><text:span text:style-name="T116">" target='_blank'&gt;</text:span><text:span text:style-name="T117">《悟空傳》</text:span><text:span text:style-name="T116">&lt;/a&gt;</text:span><text:span text:style-name="T117">的閱感，喜歡這種文風的書友應該會很喜歡看。非套路文，內容不落俗套，適合有獵奇心的老白書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第一點，請不要與西遊記裡的孫悟空對號入座，這書應該是看了悟空傳一類的書，再加上自己的理解與原著的東西，導致主角性格特別彆扭，所以很毀童年。 </text:span><text:span text:style-name="T2">&lt;br&gt;</text:span><text:span text:style-name="T14">第二點，作者後期忙著搞</text:span><text:span text:style-name="T4">IP</text:span><text:span text:style-name="T3">，書更的慢，也不是很用心，個人認為就該在五行山那完本，正好和第一章呼應，後面因為作者的偷工減料和劇情的複雜化，感覺更像是狗尾續貂。 </text:span><text:span text:style-name="T4">&lt;br&gt;</text:span><text:span text:style-name="T3">總評乾糧</text:span><text:span text:style-name="T4">+</text:span><text:span text:style-name="T3">。至於糧草，那是前半本書給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大聖歸來，踏碎淩霄，放肆桀驁……書的節奏把握的很好，加上前期溫馨微虐的劇情讓人有種欲罷不能的感覺，文筆非常細膩，刻畫極為深刻，很容易帶動人的情感。頗有</text:span><text:span text:style-name="T45">&lt;a href="/name/</text:span><text:span text:style-name="T9">悟空傳</text:span><text:span text:style-name="T8">" target='_blank'&gt;</text:span><text:span text:style-name="T10">《悟空傳》</text:span><text:span text:style-name="T8">&lt;/a&gt;</text:span><text:span text:style-name="T10">的閱感，喜歡這種文風的書友應該會很喜歡看。本書非套路文，內容不落俗套，適合有獵奇心的老白書友。蒼穹動搖時，我放聲狂笑，揮動如意金箍棒，砸它個天翻地覆！ 此後一萬年，你們還會記住我——齊天大聖孫悟空！希望甲魚堅持本心，寫出你想寫的故事。因為有虐心情節，所以玻璃心慎入哈！ </text:span><text:span text:style-name="T8">(*^__^*)……    ps</text:span><text:span text:style-name="T10">：後面太虐了，俺也沒堅持下來，話說有還在看的朋友麼？平均訂閱：</text:span><text:span text:style-name="T8">7000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期寫出了不一樣的孫悟空。殘酷暴戾卻又溫情，落寞英雄的悲傷。花果山與老虎爭奪地盤，冷冽中又萌點滿滿。求仙路上無盡的坎坷是掙紮在地獄的末日。楊戩妹子溢出滿滿的愛。可惜自花果山對抗天庭開始，力量體系崩潰，煽情也趨向小白。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前面還可以。不過，自從猴子開始搞什麼變革，搞什麼自己的王國，就開始變味了，後面越來越不堪了。結果你會發現，其實所謂的正義才是世上最邪惡的東西，猴子因為要追求自己所謂的正義，結果他殺的人、神、妖等生靈也是最多的。以正義之名，造邪惡之孽，看著雖爽，卻會給人留下很不好的負面情緒。後面又徹底拋下什麼自由王國，轉到虛無的佛法上去了。 </text:span><text:span text:style-name="T2">&lt;br&gt;</text:span><text:span text:style-name="T3">其實，萬事說穿了，就是一個字，道。 </text:span><text:span text:style-name="T4">&lt;br&gt;</text:span><text:span text:style-name="T3">反者道之動，過於堅持自己的正義，就成了對別人的邪惡。 </text:span><text:span text:style-name="T4">&lt;br&gt;</text:span><text:span text:style-name="T3">給個四星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的確，這本大潑猴有不少漏洞與缺點，但是，它又給西遊記不同的詮釋與理解。西遊記是經典是不可超越的毋庸置疑的，但是又有多少人像作者那樣可以重新帶著寫手的感情重新嘗試寫一本不脫離西遊記又給人眼前一亮感覺的劇情呢！對於那些噴子我也不想評論什麼，你噴書還能噴的頭頭是道，不好你可以不看啊你還能看完，還能噴的出，也是讓人佩服，現在小說界慢慢的都有不成文的規定了，沒人噴的作者不是好作者，又有多少經典的書沒人噴呢，我相信只要有人看就會有人寫 </text:span><text:span text:style-name="T16">&lt;br&gt;</text:span><text:span text:style-name="T17">另外提醒，比較文青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庚新寫書主角大多是另闢蹊徑，從不尋常處殺出一條路來。這本書也是，主角經歷坎坷，我看最精彩的地方就是歸隱的那幾年，爽力十足。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對三國歷史、人文地理、都非常熟悉。文中出現的每個留名於三國歷史人物的架構，作者非常謹慎。條理清晰，思路廣闊，邏輯嚴謹。不過書中關於司馬懿先生的失蹤沒有明確的描述。估計作者對於五胡亂華的事很有看法，書中多次提到國家主權。思前想後找不到罪魁禍首，就把這恨意加在司馬懿先生頭上，此書中司馬懿先生很不幸的承擔了他子孫的責任。恨歸恨，你好歹也要照顧下司馬懿先生吧，畢竟司馬懿先生在歷史上也是超一流的人物，給你整沒了，算咋回事。司馬懿先生應該就是後來書中所寫的出入吳王孫權身邊的神秘人物馬達吧。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可以算是海賊王的同人了，我沒看過海賊，卻也不影響讀這個故事。 </text:span><text:span text:style-name="T8">&lt;br&gt;</text:span><text:span text:style-name="T9">非常有趣的設定，各種漫畫裡的主角亂入到海賊世界，雖然我還是有一大半沒看過，但仍然不影響閱讀。 </text:span><text:span text:style-name="T8">&lt;br&gt;</text:span><text:span text:style-name="T10">在人物出場之後，作者給了他們足夠的筆墨，將包括海賊王的配角在內所有人的性格、作風、特色都描寫得很清晰，看著並沒有什麼閱讀障礙，反而很流暢——無論是亂入的主角隊友，還是原生土著配角，他們之間的互動都很符合自己的性格，以及整體的氣氛。 </text:span><text:span text:style-name="T8">&lt;br&gt;</text:span><text:span text:style-name="T10">桔梗、劍心、黃泉、法修、魯魯修、愛德華、式，加上近乎無敵的主角。 </text:span><text:span text:style-name="T8">&lt;br&gt;</text:span><text:span text:style-name="T10">輕鬆搞笑的一本書，吐槽同樣很給力，</text:span><text:span text:style-name="T8">N</text:span><text:span text:style-name="T10">次笑噴。。。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你還想吃？再等五十年</text:span><text:span text:style-name="T26">,</text:span><text:span text:style-name="T27">那金蟬子五十年轉世一次</text:span><text:span text:style-name="T28">,</text:span><text:span text:style-name="T29">必定成為東土大唐的僧人</text:span><text:span text:style-name="T26">,</text:span><text:span text:style-name="T27">必定要去西天取經</text:span><text:span text:style-name="T28">,</text:span><text:span text:style-name="T29">必定要經過我流沙河。這裡有我等兄弟把持</text:span><text:span text:style-name="T26">,</text:span><text:span text:style-name="T29">他來幾次</text:span><text:span text:style-name="T26">,</text:span><text:span text:style-name="T27">咱們吃他幾次！” </text:span><text:span text:style-name="T26">&lt;br&gt;</text:span><text:span text:style-name="T27">雄虺老祖喜道：“還有這等好事？如來佛祖真是好人</text:span><text:span text:style-name="T26">,</text:span><text:span text:style-name="T27">竟然管飽！”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很不錯的文筆功底，情節設定也圓滑合理，是一本不錯的都市幻想文。但是要告誡各位書友，本書很多科普性的知識並不是完全正確的，而且很多社會設定和人物設定看起來合理但是現實社會是不存在的，作者寫得真實但各位還是別把小說當成科普性讀物。本書還有一些美中不足是後面的故事情節像範本一樣沒有新意了，跟流水帳，作者有一定的社會閱歷，而且寫作之前查閱了不少資料，所以文章看起來邏輯合理性很強，但是作者很多東西還是邊緣化和美好化了，就拿古玩文物拍賣說，其實現今社會這些東西價格都是虛高，大部分是用於各種洗黑錢的拍賣，作者筆下的主角接觸到社會的黑暗面遠遠低於現實，也許作者也想給讀者描繪一個充滿希望的世界。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穿越賣地，賣桌椅賣書，紈絝子做派還行。 </text:span><text:span text:style-name="T2">&lt;br&gt;</text:span><text:span text:style-name="T3">但叫爹老東西，這在古代是大不孝，主角還想著前途大作為，他是不是有病？還明史專家？搞笑的吧。 </text:span><text:span text:style-name="T4">&lt;br&gt;</text:span><text:span text:style-name="T3">到第十章陡然會寫字了，還什麼平南策玩意兒，主角突然大變樣，但前面害怕暴露，裝紈絝子有啥用？賣地做無用功？ </text:span><text:span text:style-name="T4">&lt;br&gt;</text:span><text:span text:style-name="T3">呵，主角就這智商還明史專家，求求作者別侮辱人好嗎？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現實線是和女主們的言情劇，我挺喜歡的。不像其他書看到男主刷現實線很煩很想讓他滾回副本。 </text:span><text:span text:style-name="T12">&lt;br&gt;</text:span><text:span text:style-name="T13">特別是楊錦夏這個女主，在夢境副本裡也是開掛一樣的存在。 </text:span><text:span text:style-name="T12">&lt;br&gt;</text:span><text:span text:style-name="T13">現實裡夢境回來馬上調查男主，追查出結果後也立刻把兩個參與調查男主的下屬調走（升遷），在眾同學人面前非常給男主長臉，調查出男主家後馬上利用另一個工作身份調到男主爸媽家的城市，小年的時候男主回家，造成一種非常緣分的街邊偶遇。非常期待接下來過年是否能見到男主家長。這女主我覺得是另一種金手指了。無論是現實還是夢境。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為什麼這麼多人噴感情戲？其實寫得很不錯啊，畢竟女主是真</text:span><text:span text:style-name="T16">·</text:span><text:span text:style-name="T17">高嶺之花，彆扭起來很正常，等攻略後就很甜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0">電影太空旅客的小說複刻版，憑本事單身，被系統配種。 </text:span><text:span text:style-name="T111">&lt;br&gt;</text:span><text:span text:style-name="T112">末日來襲，男人死光，只剩舔狗一條（如何評價男主，那是一條，鋼鐵直男一般的錚錚舔狗），現實中的女人太難伺候了，隔離到遊戲裡就老實了。這種</text:span><text:span text:style-name="T113">yy</text:span><text:span text:style-name="T114">也是合情合理的嘛。 </text:span><text:span text:style-name="T113">&lt;br&gt;</text:span><text:span text:style-name="T114">窩囊廢的豬腳</text:span><text:span text:style-name="T111">,</text:span><text:span text:style-name="T112">不以物喜的三觀，草根背景，自閉的性格，喪喪的感覺還不錯。（誰還不是一個混吃等死的</text:span><text:span text:style-name="T111">five</text:span><text:span text:style-name="T114">呢？）。女主除了楊錦夏</text:span><text:span text:style-name="T113">mm</text:span><text:span text:style-name="T112">，剩下倆花瓶看的心煩。。 </text:span><text:span text:style-name="T113">&lt;br&gt;</text:span><text:span text:style-name="T114">還有，主角和女主相處這麼累，聊天像商務談判，你還處個錘子女朋友，把爺都看嘔吐了。是夢境不好玩，煮面不開心，還是表妹不可愛？話說表妹才是績優股吧，嗯</text:span><text:span text:style-name="T111">?¿ &lt;br&gt;</text:span><text:span text:style-name="T114">感謝來自</text:span><text:span text:style-name="T113">&lt;a href="/n/</text:span><text:span text:style-name="T112">酒七</text:span><text:span text:style-name="T111">" target='_blank'&gt;@</text:span><text:span text:style-name="T112">酒七 </text:span><text:span text:style-name="T111">&lt;/a&gt; </text:span><text:span text:style-name="T112">的推書</text:span><text:span text:style-name="T111">: </text:span><text:span text:style-name="T112">好看！！！推薦！哈哈哈，我也覺得糙好看得 </text:span><text:span text:style-name="T111">OVO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開始看的時候感覺耳目一新，修仙設定不錯，文筆也可以，主角寫得挺有霸氣，情節高潮不斷。但越看越後越發現問題。一個是感悟情節總讓人感覺夾帶私貨，有說教感覺，另外書中各種角色包括主角就沒個正常的，性格變態，行為怪異，而且動不動就是驚天大陰謀然而推敲起來總覺得哪裡怪怪的，再就是沖出星球之後力量體系已經把握不住了，有種資料爆炸的感覺。前半本還是不錯的，後期我棄了，實在啃不動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完仙逆已經有段時間了，覺得在我看過的玄幻裡還是能排前幾的。至於那些說不好看的我建議耐下心來往下看，你會發現這本小說的驚人之處，這點倒是和遮天有點像。也有許多人喜歡拿本書和凡人修仙傳相比，就我而言，我是都挺喜歡的，凡人是種大巧若拙的樸實感，仙逆則是靈氣逼人的飄逸感。我個人真心推薦這本書。修仙之道就如人生，困難重重。扮得像一位弱者，別人更加不會當你是一回事，只有強者，別人才不會欺負你。有本事的人責任越大，特出自己，而弱者只能活在別人的陰影下。他的逆，他的執著，他的心，狠辣我喜歡。什麼是天，他說的走出一個圈又是一個圈。牢籠總是在，堅持自己本心就好。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雖然聽說是仿造凡人寫的，但內容有新意，中後期寫出了自己的風格，只為了“順為凡，逆為仙”也值得浮一大白。 </text:span><text:span text:style-name="T12">&lt;br&gt;</text:span><text:span text:style-name="T13">特別喜歡主角因為受到隨身老爺爺司徒的捨命相救，而對天立下天道誓約，“我王林修道一生，不拜天地，不敬鬼神，只拜父母，只敬司徒”。 </text:span><text:span text:style-name="T12">&lt;br&gt;</text:span><text:span text:style-name="T13">還有主角化凡的那段經歷，看盡人生滄桑，獨坐寂寞，而後印證自身，寫的有血有肉，讓我感動至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亮點：開篇小鐵柱的不屈意志是個”心錨“（上當了）。升級、神通等感覺很新奇（第一次讀仙俠），</text:span><text:span text:style-name="T34">&lt;a href="/name/</text:span><text:span text:style-name="T35">化凡</text:span><text:span text:style-name="T36">" target='_blank'&gt;</text:span><text:span text:style-name="T37">《化凡》</text:span><text:span text:style-name="T36">&lt;/a&gt;</text:span><text:span text:style-name="T37">一篇的心境描寫深刻，對李慕婉的專一癡情很棒。最後結局只能說有些盜夢空間”夢中夢”的感覺。 </text:span><text:span text:style-name="T36">&lt;br&gt;</text:span><text:span text:style-name="T37">汙點：不停地尋找天才地寶（無聊）、王林與李慕婉的感情培養不夠深、插入柳眉這一角色是渣。 </text:span><text:span text:style-name="T34">&lt;br&gt;</text:span><text:span text:style-name="T37">結論：“心錨”指的是心理學在對方心裡植入一個印記“意志不屈”所以很遺憾我上當並“意志不屈”地讀完了這部</text:span><text:span text:style-name="T36">600+w</text:span><text:span text:style-name="T35">字</text:span><text:span text:style-name="T36">&lt;a href="/name/</text:span><text:span text:style-name="T35">仙逆</text:span><text:span text:style-name="T34">" target='_blank'&gt;</text:span><text:span text:style-name="T35">《仙逆》</text:span><text:span text:style-name="T34">&lt;/a&gt;</text:span><text:span text:style-name="T35">。王林對李慕婉的專一感動了我，我是</text:span><text:span text:style-name="T34">AB</text:span><text:span text:style-name="T35">型兼天蠍對愛情兩面極端要嘛專一不然後宮，選專一是因為我既不是高富帥更不是男神，也是懶得去哄那麼多女孩，很煩、很累，很危險！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先飛非說這是單女主，就他那個尿性能寫出單女主文！？￼ </text:span><text:span text:style-name="T8">&lt;br&gt;</text:span><text:span text:style-name="T9">我特麼根本就不信！￼ </text:span><text:span text:style-name="T8">&lt;br&gt;</text:span><text:span text:style-name="T10">既然堅信這是一本後宮文，看了</text:span><text:span text:style-name="T8">60</text:span><text:span text:style-name="T10">章，小紅啞、藍藍盲，再看五雷大法的五行合一，我賭女主是個五靈女轉世，分成了眼耳口鼻身五個蘿莉，分別是眼盲、耳聾、口啞、鼻塞、身癱，當五個蘿莉合一，就會變成一個禦姐，這個禦姐就是編號</text:span><text:span text:style-name="T8">002</text:span><text:span text:style-name="T10">！ </text:span><text:span text:style-name="T8">&lt;br&gt;</text:span><text:span text:style-name="T10">這麼一來五個蘿莉加一個禦姐，其實都是性格不同的一個人，這就是所謂的單女主！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洪荒網文的開山級大作。優點在於其壯闊恢弘的場景和把古代傳說神話故事與現實連接的想像力，缺點在於過於慢熱，前面寫的太過於平淡以至於很多人看了幾章就棄書，中期主角各種奇遇金手指開的太快，後期神仙妖魔各種算計來算計去……總之，喜歡他的覺得他是仙草，不喜歡的覺得他是大毒草。對於我來說，有優點有缺陷，剛開始確實看不下去，後來經諸多推薦讀下去了，但是到後期依然覺得太毒退散。 </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5">LK</text:span><text:span text:style-name="T6">書友的菜，兔來割草的新籃球文，一路數下來，他的籃球文看了好幾本了，一直在追。他的文不是走那種開金大腿路線，而是走半理性分析的小眾路線，這作者真是高級別球迷。尤其建議偽球迷可以看看他之前的幾本籃球文，不論是個人還是球隊，誰強誰弱，為什麼強為什麼弱還真的是分析的比較到位，當然，作者的各種小段子對科比和詹姆斯真是充滿了深深地惡意啊，哈哈。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連載中，</text:span><text:span text:style-name="T12">DNF</text:span><text:span text:style-name="T13">世界觀，是我看到現在為止最好的毒奶粉世界觀小說之一。主角穿越成了第十使徒，從另一個角度講述了使徒轉移的故事。無敵加後宮（炮友無數，古靈精怪的合法蘿莉、元氣的傲嬌少女、強氣禦姐、冰山或者天然呆的雙重人格少女等等。。），原著</text:span><text:span text:style-name="T12">NPC</text:span><text:span text:style-name="T13">都有出場，然後同時也結合了原著並開創了原創劇情，再加上不錯的文筆，完全可以脫離遊戲當做原創的奇幻來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讀老賊的書是從偽君子開始的，幽默風趣，情節扣人心弦，閒人相比唐磚刻畫的是人性的多變，甚至是赤裸的利益交換。更加現實，通過欠揍的主人公，我們閱盡每個人物的特點，或奸詐，或迂腐，或圓滑，或殘忍。人性百態盡在文中，每當情節起伏緊迫之時，總是主人公“賤人賤語”逗樂了。兩書主人公有著人性的閃光點，都值得書友們喜歡。所以只求文明看書，不黑不吹。讀書為的是享受，惡意中傷的人就是想引人關注的猴子！另外此書需要選擇性忽略某些事情。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老作者的新奇幻長篇，竟然</text:span><text:span text:style-name="T2">134</text:span><text:span text:style-name="T3">萬字還是免費。讀書之人的十幾年文筆值得信賴，依舊是宏大的架空歷史背景，激烈的人性、階級和理念衝突，以及正義必勝的信念。也許只有千禧時代的老作者才喜歡這種設定，一個主角，無論其出身、過往，當他滿懷正義、身具力量、渴望為人民奮鬥，他必定是個英雄，也必將創造歷史。話說這種題材與現在流行的吐槽推妹流有些背道而馳，加上讀書之人對於感情描寫一般（這或許是當年寫手出道時都是大齡工科處男有關，喜歡純情慢推＾</text:span><text:span text:style-name="T4">ᗜ</text:span><text:span text:style-name="T3">＾），最後即使本書掛了穿越和系統，套用的科幻世界也是術士和星際範本，也和目前的系統流差異很大。這些或許都是他不能入</text:span><text:span text:style-name="T4">v</text:span><text:span text:style-name="T3">的原因。可惜可喜，希望能夠完本。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又來蹭我盧姥爺涼度，我盧姥爺要是開掛</text:span><text:span text:style-name="T16">uu</text:span><text:span text:style-name="T17">升級公車，盧老爺全家死無葬身之地，兒孫代代為奴，妻女世世為娼，我就是這麼信任他！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哈哈哈哈別管我讓我再笑一會兒  </text:span><text:span text:style-name="T16">&lt;br&gt;</text:span><text:span text:style-name="T17">節選片段：長須老者聲音中有陰柔之氣，拿著圓球道：“仙人沒有騙我，在我的比級艾慕裡面，果然是功隨意轉，得心應手，像是平添三分功力一樣。”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打眼的文從黃金瞳到這本再到寶鑒都看過，就我個人而言，更喜歡的還是這本。這種文其實很不好寫，少一分變都市，多一分變玄幻，控制在都市和玄幻的中間，保證原汁原味的江湖味道是很難的，除非字數控制在</text:span><text:span text:style-name="T16">200W</text:span><text:span text:style-name="T17">之內。所以這種長篇文寫著寫著沒什麼寫的，後期出現修仙者，崩了什麼的很正常。還有主角外公沒必要的角色，好好風水書，安個紅三代身份幹嘛，傻不傻。缺點說完了，再說優點。單女主在我這裡是優點，寶鑒不喜歡的原因就是女人太多。情節不錯，黃金瞳一直是鑒寶有些膩，這本因為風水相人擺陣亂七八糟都有一點，但因為都屬風水一個大類還不顯雜亂，所以挺新鮮的。寶鑒裡什麼外八門的，聽起來跟高端，實際我覺得有些雜糅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黑科技流的都市</text:span><text:span text:style-name="T12">YY</text:span><text:span text:style-name="T13">爽文，主角遇老道算命，開啟牛逼轟轟的人生。以彩票發票，手機</text:span><text:span text:style-name="T12">APP</text:span><text:span text:style-name="T13">起步，涉及各種高科技領域，節奏很明快沒有多寫商戰或勾心鬥角的情節，而是純粹和簡介說著一樣，是本粗暴式輾壓式的爽書。隨便這書的主角行事和性格可以說是當下都市流流行的，約炮不談感情，人生就是痛快的玩耍，不會見女腿軟腦殘。（嗯 ，是糧草級吧（對我口味，個人加分）較真或合理黨慎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意味深長的爆笑，潛藏的重口和巧妙的曖昧，火影果然還是女主當家比較合適啊！火影世界觀既熱血友情又殘酷黑暗，這裡沒有贏家，帶著善意和溫情對待別有滋味。一個被賭徒系統捉弄的綱手，一個被穿越者搞怪的木葉忍者村。沒有什麼熱血霸道龍傲天，只有一個因為膽小怕死而不斷折騰的小女子。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不錯的戰錘</text:span><text:span text:style-name="T8">40k</text:span><text:span text:style-name="T9">同人，爽文風格，偏宅系，主角是姐控，和名叫貞德的姐姐兩情相悅，對就是封面那個</text:span><text:span text:style-name="T8">~</text:span><text:span text:style-name="T10">有個教女叫阿爾托莉雅</text:span><text:span text:style-name="T8">.</text:span><text:span text:style-name="T10">潘德拉貢</text:span><text:span text:style-name="T8">....</text:span><text:span text:style-name="T10">我看到骨科在向你招手</text:span><text:span text:style-name="T8">...</text:span><text:span text:style-name="T10">情節安排上來說略倉促一些，第一卷還沒怎麼鋪墊就高潮了，不過總的來說還是好書，後面值得期待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義姐系列】以下是第一章結尾的原文：“我愛你，姐姐。”“嗯，我也愛你，萊特。” 【已經太監，不要進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混入不少宅元素，但是戰錘的燃和犧牲、死亡味道還原的不錯，</text:span><text:span text:style-name="T16">n</text:span><text:span text:style-name="T17">爹的後花園雜糅的也蠻能令人感到慈父之愛的。可惜太監了，嗯，太監。還能說啥。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混入不少宅元素，但是戰錘的燃和犧牲、死亡味道還原的不錯，</text:span><text:span text:style-name="T16">n</text:span><text:span text:style-name="T17">爹的後花園雜糅的也蠻能令人感到慈父之愛的。可惜太監了，嗯，太監。還能說啥。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前幾天看到某龍友讀完</text:span><text:span text:style-name="T2">&lt;a href="/name/</text:span><text:span text:style-name="T14">錢途</text:span><text:span text:style-name="T4">" target='_blank'&gt;</text:span><text:span text:style-name="T3">《錢途》</text:span><text:span text:style-name="T4">&lt;/a&gt;</text:span><text:span text:style-name="T3">後，在盛讚該作品對銀行系統內部黑幕進行科普之外，對主角沒有把那些可愛的妹紙都收入後宮表示了深深的遺憾。而我今天翻出來這本老書，覺得恰好是同類題材中可以在水晶宮方面彌補他遺憾的佳作呢：身為遠古後宮專家的【思雨】，在本書之中對銀行系統及其中的眾多佳人進行了詳細的刻畫，事業線和感情線的描寫都很細膩，讀來感觸猶如霏霏絲雨，靡麗纏綿；主角激揚奮鬥卻不苦大仇深，後宮娘娘們有血有肉各具千秋，而且也沒有什麼異能元素和金手指，屬於一部接地氣的後宮生活流小說。</text:span><text:span text:style-name="T4">PS</text:span><text:span text:style-name="T3">：其實說無異能也不全對，因為作者給豬腳配置了一個強大的腎。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不得不說，有些作者確實是具有令人驚豔的言情後宮描寫天賦的；他們往往能夠在許多庸常俗爛的人設和橋段之中收放自如，幻化腐朽為神奇，於無聲處起驚雷，使讀者流連忘返、不忍釋卷。而在都市後宮文領域中，我所見的，在此方面最合本人口味的天賦型選手，無疑當屬【負是非】和【括弧小豬】兩人（是非的河蟹遁和小豬的擱筆遁，都讓我痛心極了）。這本</text:span><text:span text:style-name="T52">&lt;a href="/name/</text:span><text:span text:style-name="T53">投機商</text:span><text:span text:style-name="T52">" target='_blank'&gt;</text:span><text:span text:style-name="T53">《投機商》</text:span><text:span text:style-name="T52">&lt;/a&gt;</text:span><text:span text:style-name="T53">是小豬的處女作，雖然沒有上架，但還是堅持完本了；即使在作品前期由於作者不熟悉網文風格而偏顯壓抑、節奏把握較差，不過其千嬌百媚的水晶宮還是令我不禁為之擊節讚歎！但是，小豬真正的得意之作還是稍後推出的</text:span><text:span text:style-name="T54">&lt;a href="/name/</text:span><text:span text:style-name="T53">福豔記</text:span><text:span text:style-name="T52">" target='_blank'&gt;</text:span><text:span text:style-name="T53">《福豔記》</text:span><text:span text:style-name="T52">&lt;/a&gt;</text:span><text:span text:style-name="T53">，堪稱進步神速、脫胎換骨，在我看來完全可以躋身頂級後宮文之列！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這是我看過的最有愛的一篇偽中醫文了，部分劇情十分狗血</text:span><text:span text:style-name="T26">+</text:span><text:span text:style-name="T27">熱血，對於某些別有用心的中醫黑形象進行打臉更是喜聞樂見。然而，本書的缺陷也很明顯，中醫玄幻化的處理手段在此達到了一個集大成的小高峰，有些環節片面誇大了中醫在臨床診療中的功效；而且，中醫黑背後複雜的利益網路也在很大程度上被簡化了，鍋都派給了奧墨實驗室和天朝喂翔部，這也是我不滿意之處。當然，既然本書出現在本書單之中，我可以肯定地用一句話來總結：該書是我所見過的醫生類題材中後宮品質最高的一本。（個人認為是老柳的巔峰之作）</text:span><text:span text:style-name="T28">PS</text:span><text:span text:style-name="T29">：很多龍友可能不知道，</text:span><text:span text:style-name="T26">YD</text:span><text:span text:style-name="T27">柳最早的作品是實體的純愛言情文，比如</text:span><text:span text:style-name="T28">&lt;a href="/name/</text:span><text:span text:style-name="T29">愛你我就騷擾你</text:span><text:span text:style-name="T26">" target='_blank'&gt;</text:span><text:span text:style-name="T29">《愛你我就騷擾你》</text:span><text:span text:style-name="T26">&lt;/a&gt;&lt;a href="/name/</text:span><text:span text:style-name="T27">市長千金愛上我</text:span><text:span text:style-name="T26">" target='_blank'&gt;</text:span><text:span text:style-name="T27">《市長千金愛上我》</text:span><text:span text:style-name="T26">&lt;/a&gt;</text:span><text:span text:style-name="T27">，轉戰起點後，方成老司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天才相師。得到神像內傳承。麻衣傳。九十年代考大學。洪門。兩個師兄。外公家牛。拋棄他的母親牛。傻逼母親要把財產給兒子，帶來了很多麻煩。被幾個親戚傻逼欺負暗殺。還殺不了傻逼。踏入修煉都一樣。推背圖尋找 。異能者守護。  </text:span><text:span text:style-name="T16">&lt;br&gt;</text:span><text:span text:style-name="T17">其餘超品，極品，風水大相師，都一般的很。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做為</text:span><text:span text:style-name="T16">10</text:span><text:span text:style-name="T17">年書齡，居然很投入的看完了。只能說這本書真的不錯，人物描寫形象深刻性格突出，仿佛書中每個角色都是活的。而且整本書看完有種猶然未盡……最後親人一個個的離去，看的挺傷心的，確實投入進去了。下輩子，還要和你一起慢慢變老。在一起，就是一輩子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找了幾個網站，感覺</text:span><text:span text:style-name="T19">&lt;a href="/name/</text:span><text:span text:style-name="T20">官仙</text:span><text:span text:style-name="T21">" target='_blank'&gt;</text:span><text:span text:style-name="T20">《官仙》</text:span><text:span text:style-name="T19">&lt;/a&gt;</text:span><text:span text:style-name="T20">之後再無官場小說，又爽又批判，既能反映現實矛盾、官場真相，又能</text:span><text:span text:style-name="T21">YY</text:span><text:span text:style-name="T22">一場，再沒有了。只好撿起</text:span><text:span text:style-name="T19">&lt;a href="/name/</text:span><text:span text:style-name="T20">從頭再來</text:span><text:span text:style-name="T19">" target='_blank'&gt;</text:span><text:span text:style-name="T20">《從頭再來》</text:span><text:span text:style-name="T19">&lt;/a&gt;</text:span><text:span text:style-name="T20">重溫一下。雅易安這本老書堪稱“小官仙”，雖然問題挺多，還有些微虐，但“帶著一群母獅打天下”的獅王理論還是挺中肯的，起碼到了黃易級別，女人不花瓶。最重要的是，將九十年中後期的風貌寫的太好了，特別是農學院的生活，讓大叔懷舊了一把。科級小單位的政鬥也寫得非常精彩。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9">對話流，作者擺明瞭就是從開書那天要寫到</text:span><text:span text:style-name="T40">2017</text:span><text:span text:style-name="T41">年</text:span><text:span text:style-name="T40">3</text:span><text:span text:style-name="T41">月</text:span><text:span text:style-name="T40">9</text:span><text:span text:style-name="T41">日結束，我行我素就一個泰妍寫到底，但真的給人一種心癢癢的感覺，主角和泰妍從一開始的不熟悉到熟悉最後相愛，甜到心裡，讓你不自覺的忽視面具，身份的</text:span><text:span text:style-name="T42">BUG</text:span><text:span text:style-name="T43">，目前兩人確定了關係，身份也揭露了後基本都是日常，說實話有點無趣，但出於內心的喜愛依然每天追著，看著幸福的男女，狗糧吃的還是挺開心的。 </text:span><text:span text:style-name="T40">&lt;br&gt;PS</text:span><text:span text:style-name="T41">：非常欽佩作者啊，寫小黃文的手段簡直絕了，從來沒有用到和諧的字眼，就靠各種側面描寫和對話，也能讓人想入非非，身體都消瘦了我  </text:span><text:span text:style-name="T40">&lt;br&gt;</text:span><text:span text:style-name="T41">嚴打還是波及了本書，都完本了還被和諧了</text:span><text:span text:style-name="T40">QAQ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既然提名了“司馬嶽不群”，也該順帶點一下“風中林平之”啦：這本書應該是風中嘯在起點的處女作，以現在的眼光來看，其中的肉戲描寫還是很節制的，但是主線劇情卻堪稱腦洞大開，十分歡樂；此外，三國名將的交鋒在作者筆下也很有一番酣暢淋漓的熱血爽感；總之，時隔多年再回首，頓覺風中嘯實是一位充滿創意而善寫爽書的良心作者呀！</text:span><text:span text:style-name="T16">PS</text:span><text:span text:style-name="T17">：此後該作者就轉戰至河圖位面鳥……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前天掃榜時發現了這書，看了下沒想到又找到本很有潛力的幼苗，可惜昨天書單活動，無心看書，到現在才看完。 </text:span><text:span text:style-name="T2">&lt;br&gt;</text:span><text:span text:style-name="T3">遊戲創業文，故事難得的從主角重生七年後開始。主角作為製作過劃時代爆款端遊的行內大佬，被合夥人踢出公司後，進入女主的遊戲公司就職，被予以重任並且兩人之間的關係越來越曖昧，狗糧的氣味撲鼻而來。主角進入新公司後從頁遊開始做起，通過狠抓用戶體驗。成就了有一個爆款遊戲。目前正在開發端遊，我預計是</text:span><text:span text:style-name="T4">MOBA</text:span><text:span text:style-name="T3">遊戲。 </text:span><text:span text:style-name="T4">&lt;br&gt;————</text:span><text:span text:style-name="T3">後續看回復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疑似穿越者的資深遊戲製造大佬應聘白富美總裁的無名遊戲公司，雖然總結起來是相當俗氣的開局，但是令人驚喜的是，主角的出場和裝</text:span><text:span text:style-name="T19">b</text:span><text:span text:style-name="T20">都顯得與眾不同檔次頗高。而隨後的發展也印證了這本書的品質，雖然依然是不算新穎的抄網頁遊戲</text:span><text:span text:style-name="T21">-</text:span><text:span text:style-name="T20">抄</text:span><text:span text:style-name="T19">&lt;a href="/name/</text:span><text:span text:style-name="T20">英雄聯盟</text:span><text:span text:style-name="T21">" target='_blank'&gt;</text:span><text:span text:style-name="T22">《英雄聯盟》</text:span><text:span text:style-name="T19">&lt;/a&gt;</text:span><text:span text:style-name="T20">將遊戲公司迅速發展起來的劇情。但是作者信手拈來的遊戲開發常識以及科普知識，就讓這本書同其他瞎扯淡的同類作品拉開了距離，而作者對角色個性的安排，顯然也更加符合此類讀者的口味，比如並不以裝</text:span><text:span text:style-name="T19">b</text:span><text:span text:style-name="T20">打臉為己任的主角，少女心的白富美，可愛又帶有著小心機的天才美少女電競選手，中規中矩卻也在水準之上的大眾配角。 </text:span><text:span text:style-name="T19">&lt;br&gt;</text:span><text:span text:style-name="T20">總體來說，這本書無論是劇情、人物還是文筆，都算是今年遊戲開發類作品的佼佼者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看到開頭想要棄書，主角很牛</text:span><text:span text:style-name="T16">X</text:span><text:span text:style-name="T17">卻居然去給別人打工，這還有什麼意思？後來發現主角連公司帶老闆娘一起收入囊中，我嚓，服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昨天看作者在某帖自推自我評價還行就來試毒，沒想到還真淘到金子了，熬夜看完，最近看過的都市重生創業文裡最合口味的一本，希望能一直保持這水準 ，糧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前面</text:span><text:span text:style-name="T12">10</text:span><text:span text:style-name="T13">章一點開就是一股劇毒的味道鋪面而來， 但是偏偏這些章節還不能跳過， 因為蛙大埋了一大票的坑在裡面！！ 挺過</text:span><text:span text:style-name="T12">10</text:span><text:span text:style-name="T13">多章，發現一旦接受了這種設定，大神的筆力就體現出來了！！ 各方面來說都是合格的老白文！糧草！！強烈推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合格的重生文，劇情安排比較合理，不會來什麼一年上市，</text:span><text:span text:style-name="T2">3</text:span><text:span text:style-name="T3">年</text:span><text:span text:style-name="T4">500</text:span><text:span text:style-name="T3">強，</text:span><text:span text:style-name="T4">5</text:span><text:span text:style-name="T3">年首富之類為了爽而絲毫不現實的無腦情節。感情方面描寫的還算行，就是對於青梅竹馬的表現看著感覺有些彆扭，不如之前與女學霸的看著自然。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主角重生回到二十年前，初入職國營建築公司的時候。書裡一開始，時代的懷舊氣息以及當時的建築行業情況細節，在作者筆下，都形容的令人感到相當真實與熟悉，或許這與作者在現實的工作閱歷有關。可惜，作者並沒有使重生主角發揮這方面的事業特長，反而是將主線放在讓主角彌補前世感情上的缺憾。再加上作者不惜筆墨地將男主與幾位女角，不管是無緣的初戀，前世的妻子，互有好感的同事等等，男女之間的感情發展，從曖昧糾葛到香豔交心都刻畫的很飽滿，這也使得主角後宮開的異常龐大。值得一提的是，在遲遲無法入</text:span><text:span text:style-name="T12">vip</text:span><text:span text:style-name="T13">收費的情況下，本書仍然繼續更新到超過</text:span><text:span text:style-name="T12">180</text:span><text:span text:style-name="T13">萬字，在這裡，特別要向作者的努力致意。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蛙大玩票之作，故事線十分不走心，與之前那本</text:span><text:span text:style-name="T2">&lt;a href="/name/</text:span><text:span text:style-name="T14">紀元崛起</text:span><text:span text:style-name="T4">" target='_blank'&gt;</text:span><text:span text:style-name="T3">《紀元崛起》</text:span><text:span text:style-name="T4">&lt;/a&gt;</text:span><text:span text:style-name="T3">對比之下更顯糟糕，開頭劇情之白讓人簡直無語（據說本來是隨手寫給風中嘯用的）。然而船戲十分走腎，雙飛姐妹花和母女丼</text:span><text:span text:style-name="T4">X3</text:span><text:span text:style-name="T3">的劇情確實不得不服（當然欣賞大戲還是要研究裡版本的詳細劇情），寥寥數筆，就勾勒出讓人舉槍致敬的畫面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偶爾很正經的猥瑣主神 </text:span><text:span text:style-name="T63">&lt;br&gt;</text:span><text:span text:style-name="T64">對於老白來說部分是糧草。 </text:span><text:span text:style-name="T65">&lt;br&gt;</text:span><text:span text:style-name="T66">這本書是蛙大的試驗製作。風格多變，會令許多讀者難以適應。 </text:span><text:span text:style-name="T65">&lt;br&gt;</text:span><text:span text:style-name="T64">這裡負責任推薦的是死亡筆記卷和高達卷。為避免中毒，其他部分不喜歡建議直接跳過，完全不影響閱讀。 </text:span><text:span text:style-name="T65">&lt;br&gt;</text:span><text:span text:style-name="T66">為何看： </text:span><text:span text:style-name="T63">&lt;br&gt;</text:span><text:span text:style-name="T66">這兩卷是蛙大以比較符合老白口味的手法來寫的。繼承了蛙大的諸多優點。 </text:span><text:span text:style-name="T65">&lt;br&gt;</text:span><text:span text:style-name="T64">比如豐富的創作經驗，花樣百出的腦洞，敢於拋開原作劇情和令人信服的劇情推演。 </text:span><text:span text:style-name="T63">&lt;br&gt;</text:span><text:span text:style-name="T64">心智和手段的成熟之後仍能葆有，甚至去實踐部分年輕天真和堅持，很戳年輕人爽點。 </text:span><text:span text:style-name="T63">&lt;br&gt;</text:span><text:span text:style-name="T64">相對老辣的三觀和政治學 ，廣泛的知識面，對各種不同類型網文的熟悉讓蛙大構造的原創情節完成度更高，且有比起專精某類的作者更豐富多樣的亮點。 </text:span><text:span text:style-name="T63">&lt;br&gt;</text:span><text:span text:style-name="T64">後續接回復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很不錯的製作遊戲類型小說，主角是似乎是個被女人套路然後離開原本遊戲公司的重生者，到了一個小公司重新開始，邊談戀愛邊做遊戲，沒有其他同類型網文那種一出來就製作遊戲如玩拼圖，而是將過程娓娓道來，作者應該是圈內人，看裡面的一些細節和邏輯能夠自洽，感謝書友</text:span><text:span text:style-name="T16">&lt;a href="/n/zyb520" target='_blank'&gt;@zyb520 &lt;/a&gt;</text:span><text:span text:style-name="T17">的推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穿越者合一的衛宮矩賢，不，巨俠。其實性格大致上可以視為看了世界劇本的土狼。為了世界和平（後宮長存）對抗魔術王，四處挖人串場，向著打造迦勒底而前行。</text:span><text:span text:style-name="T16">cos</text:span><text:span text:style-name="T17">齊格弗裡德淋了龍血，結果胸口還留著布姐的柴刀印（弱點）；拿太太當正宮你不會對切絲有負罪感嗎？  因為在推法克狗所以加半星，個人糧草減。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策略類型，不喜慎入。雙穿，顧及兄弟義氣被牽累著走上為人賣命道路；世道艱難，主角也是順勢而為。對於能看鬥智的讀者來說還是本不錯的糧草的，但很多看似女主被送人或者送命。拋開仙俠的外衣，其實這就是一部充斥著恩怨情仇的廟堂江湖小說。作者不俗之處在於文字質樸、劇情掌控力強大及人物刻畫出色，這些特點確定了這是一個有趣的故事。劣勢在於本書缺乏仙俠應有的大氣磅礴，局限在高堂上市井間的陰謀算計與勾心鬥角，眼界與格局略小，這也沒辦法，九大元嬰八百金丹鎮壓當世，七國並立，主角憑著頭腦混，借力打力，隔山拜佛，若修為上不去，他的結局只會一種，功高震主，圍殺或者毒酒。給主角設難度，安排敵人。</text:span><text:span text:style-name="T24">900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雖然顯示在起點連載 其實書被刪了 何苦呢天朝和諧唄   本書的作者只寫了這一本書 搜了其他的作品都找不到 作者無疑是對</text:span><text:span text:style-name="T2">&lt;a href="/name/</text:span><text:span text:style-name="T3">無限恐怖</text:span><text:span text:style-name="T4">" target='_blank'&gt;</text:span><text:span text:style-name="T3">《無限恐怖》</text:span><text:span text:style-name="T4">&lt;/a&gt;</text:span><text:span text:style-name="T3">有相當的研讀 對於設定 能力體系 的分析與理解很透徹 對於結局那種戛然而止 淡淡憂傷回檔的感覺我記憶猶新 同樣是刷分流的無限作品 別的書讀了 忘了 這書確讓人忍不住回味  結論【無限流必讀神作】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狠心父親意外死亡，苗裔少年成巫，獲得了操控屍蟲的能力，被美國的母親接過去生活，利用巫蟲升級需要消耗大量血肉可以處理下水廢料這一點建立屠宰場起家，在白富美女友的幫助下一步步發家致富獲取話語權。後面就略崩，在接下來的無數個異界降臨地球後開始升級打怪爭霸生涯。總體來說情節不錯，但情感線上太混亂，男主有時聖母得可怕 有時又過於黑暗，莫名其妙就結尾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作為網文作家的代表人物，三少在寫作鬥羅之前已經經歷了</text:span><text:span text:style-name="T52">7</text:span><text:span text:style-name="T53">本小說的積累，但真正讓他成為網路作家第一人的還是這本</text:span><text:span text:style-name="T52">&lt;a href="/name/</text:span><text:span text:style-name="T53">鬥羅大陸</text:span><text:span text:style-name="T52">" target='_blank'&gt;</text:span><text:span text:style-name="T53">《鬥羅大陸》</text:span><text:span text:style-name="T54">&lt;/a&gt;</text:span><text:span text:style-name="T53">。十幾年如一日的不間斷更新，唐家三少為我們詮釋了什麼叫厚積薄發。不過之後幾部作品在我看來方向失准，過分強調新穎的媒介，從魔法（死神）、血統（狂神）、真氣（獨仙）到樂器（琴帝）吃喝（酒神魔廚）武魂最後到珠子椅子首飾，越來越冷僻，出戲感很強。現在專心經營鬥羅這一個</text:span><text:span text:style-name="T52">IP</text:span><text:span text:style-name="T53">可以說是明智的決定 </text:span><text:span text:style-name="T52">&lt;br&gt;</text:span><text:span text:style-name="T53">鬥羅大陸最突出的一點就是學院劇情的佈置，整本書都和史萊姆學院息息相關，對於尚在學校的少年少女代入感極強，因此很是得到年輕人的追捧。就算是老讀者，在三少溫暖的文字裡，也能回憶起快樂的學生時光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155">/</text:span><text:span text:style-name="T117">最近玩</text:span><text:span text:style-name="T116">30</text:span><text:span text:style-name="T119">天推書挑戰，補入書單</text:span><text:span text:style-name="T118">/ &lt;br&gt;</text:span><text:span text:style-name="T119">個人看得第一篇網文是</text:span><text:span text:style-name="T118">&lt;a href="/name/</text:span><text:span text:style-name="T117">鬥羅大陸</text:span><text:span text:style-name="T118">" target='_blank'&gt;</text:span><text:span text:style-name="T117">《鬥羅大陸》</text:span><text:span text:style-name="T118">&lt;/a&gt;</text:span><text:span text:style-name="T119">。那時正讀小學四年級，沒有手機，每天晚上央求爹媽用電腦看它呢。這種條件下還看了</text:span><text:span text:style-name="T116">4</text:span><text:span text:style-name="T119">遍左右，真懷念那青蔥歲月呀</text:span><text:span text:style-name="T118">~ &lt;br&gt;</text:span><text:span text:style-name="T117">設定不錯，武魂系統應該是原創的，至少我沒找到別的源頭；很多書借鑒了武魂設定，比如</text:span><text:span text:style-name="T116">&lt;a href="/name/</text:span><text:span text:style-name="T117">殺神</text:span><text:span text:style-name="T116">" target='_blank'&gt;</text:span><text:span text:style-name="T117">《殺神》</text:span><text:span text:style-name="T116">&lt;/a&gt;—</text:span><text:span text:style-name="T117">逆蒼天。作為源頭級小說，書中出現了很多經典橋段，比如學院、小隊、妹控、鬥技場……個人而言，書中印象最深的就是千仞雪的某些章節，記憶猶新呢（知道我說啥的請點贊）。 </text:span><text:span text:style-name="T116">&lt;br&gt;</text:span><text:span text:style-name="T117">雖然是三少的早期作品，但是在書友圈子裡它被認為是三少的巔峰之作呢……三少的鬥羅系列也就這本可以看看咯。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學姐的鬼畜萊特完全寫出了物語垃圾君的感覺，甚至比原作契合的還要好，要不是和諧之前加快了劇情，學姐這一本書完全可以超神。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實妹系列】很多人表示學姐無節操，我對此持有不同意見：在本書遭遇舉報之後，學姐愣是強在河蟹之前安排主角把妹妹全推倒了，這與某些河蟹遁的作者相比真是不知要高到哪裡去了。 </text:span><text:span text:style-name="T12">&lt;br&gt;</text:span><text:span text:style-name="T13">果然萊特</text:span><text:span text:style-name="T12">·</text:span><text:span text:style-name="T13">鮑德溫才應該是物語系列的真主角！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實女系列】報復社會系列：主角眷戀一生的妹（女）妹（兒）莫名的消失，讓尋親心切的鬼畜哥（爸）哥（爸）踏上了壯麗玄奇的修真之旅。但是，在一番風起雲湧最終塵埃落定之後，隱藏在虛假的歡喜大團圓結局下的，卻是那個清麗可愛的妹（女）妹（兒）已經永遠地消逝在了時空的盡頭。</text:span><text:span text:style-name="T16">PS</text:span><text:span text:style-name="T17">：先飛大魔王用一層妹控的假像企圖遮掩其女兒控的本質，但是這終究瞞不過火眼金睛的神農。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妹系列】遠古大神冷鑽唯一完本的作品，一篇被埋沒多時的優秀中篇言情妹控小說。不得不佩服冷鑽的先行性，在那個網文早期，尚未接受扶桑</text:span><text:span text:style-name="T2">ACG</text:span><text:span text:style-name="T14">文化廣泛影響（</text:span><text:span text:style-name="T4">&lt;a href="/name/</text:span><text:span text:style-name="T3">俺妹</text:span><text:span text:style-name="T4">" target='_blank'&gt;</text:span><text:span text:style-name="T3">《俺妹》</text:span><text:span text:style-name="T4">&lt;/a&gt;</text:span><text:span text:style-name="T3">這樣的代表作尚未出版發行）的時候，在大部分青少年根本無從聽聞妹控乃是何物的時候，就寫出了這樣一篇無比真摯的妹控小說，謹標仙草以記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中國網文第一本妹控奇書，而且結局毫無畏懼地選擇了跟實妹結婚！魄力和想像力完全超越了那個時代，以至於中國讀者完全可以指著日本的</text:span><text:span text:style-name="T2">&lt;a href="/name/</text:span><text:span text:style-name="T3">俺妹</text:span><text:span text:style-name="T4">" target='_blank'&gt;</text:span><text:span text:style-name="T3">《俺妹》</text:span><text:span text:style-name="T4">&lt;/a&gt;</text:span><text:span text:style-name="T3">說：“不過是個軟蛋跟風者罷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嗶姐系列】少年穿越客降臨異化版龍空位面，在一群有愛的姐姐關注下科技種田，革新武道，同時茁壯成長為姐控紳士的充滿愛與正義的故事。我們的口號是：姐姐們都是我的後宮【大霧】！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尼瑪的，五年了，五年啊……我了個草的，人生有幾個五年，冒牌四年，裁決五年還沒完，</text:span><text:span text:style-name="T31">72</text:span><text:span text:style-name="T32">，我幹你老母啊啊啊啊。。。。。快更</text:span><text:span text:style-name="T31">~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90">如果說</text:span><text:span text:style-name="T91">&lt;a href="/name/</text:span><text:span text:style-name="T92">冒牌</text:span><text:span text:style-name="T93">" target='_blank'&gt;</text:span><text:span text:style-name="T94">《冒牌》</text:span><text:span text:style-name="T93">&lt;/a&gt;</text:span><text:span text:style-name="T94">是星際機甲時空的太空歌劇，那麼</text:span><text:span text:style-name="T91">&lt;a href="/name/</text:span><text:span text:style-name="T94">裁決</text:span><text:span text:style-name="T91">" target='_blank'&gt;</text:span><text:span text:style-name="T94">《裁決》</text:span><text:span text:style-name="T93">&lt;/a&gt;</text:span><text:span text:style-name="T92">就是騎士魔法時代的戰爭史詩，可是究其細節描寫，二者都是一樣的水，一樣的狗血，一樣在每次高潮雄起之前都要鋪墊連篇累牘的心理活動。從這一點來說，</text:span><text:span text:style-name="T93">72</text:span><text:span text:style-name="T94">公公已經和</text:span><text:span text:style-name="T91">&lt;a href="/name/</text:span><text:span text:style-name="T92">宋時歸</text:span><text:span text:style-name="T91">" target='_blank'&gt;</text:span><text:span text:style-name="T92">《宋時歸》</text:span><text:span text:style-name="T91">&lt;/a&gt;</text:span><text:span text:style-name="T92">時期的奧公公共用潑天絕技了。然而，庸俗的我就好這一口狗血，所以仙草滿上！</text:span><text:span text:style-name="T91">PS</text:span><text:span text:style-name="T92">：很多人吐槽主角還是個猥瑣胖子，但其實主角在第一卷之後就是個英俊美少年了，而且各項天賦點都加到最滿，背景更是打了龍傲天範本；可惜的是，他面臨的敵人，卻是整個世界。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90">如果說</text:span><text:span text:style-name="T91">&lt;a href="/name/</text:span><text:span text:style-name="T92">冒牌</text:span><text:span text:style-name="T93">" target='_blank'&gt;</text:span><text:span text:style-name="T94">《冒牌》</text:span><text:span text:style-name="T93">&lt;/a&gt;</text:span><text:span text:style-name="T94">是星際機甲時空的太空歌劇，那麼</text:span><text:span text:style-name="T91">&lt;a href="/name/</text:span><text:span text:style-name="T94">裁決</text:span><text:span text:style-name="T91">" target='_blank'&gt;</text:span><text:span text:style-name="T94">《裁決》</text:span><text:span text:style-name="T93">&lt;/a&gt;</text:span><text:span text:style-name="T92">就是騎士魔法時代的戰爭史詩，可是究其細節描寫，二者都是一樣的水，一樣的狗血，一樣在每次高潮雄起之前都要鋪墊連篇累牘的心理活動。從這一點來說，</text:span><text:span text:style-name="T93">72</text:span><text:span text:style-name="T94">公公已經和</text:span><text:span text:style-name="T91">&lt;a href="/name/</text:span><text:span text:style-name="T92">宋時歸</text:span><text:span text:style-name="T91">" target='_blank'&gt;</text:span><text:span text:style-name="T92">《宋時歸》</text:span><text:span text:style-name="T91">&lt;/a&gt;</text:span><text:span text:style-name="T92">時期的奧公公共用潑天絕技了。然而，庸俗的我就好這一口狗血，所以仙草滿上</text:span><text:span text:style-name="T91">^ _ ^PS</text:span><text:span text:style-name="T92">：很多人吐槽主角還是個猥瑣胖子，但其實主角在第一卷之後就是個英俊美少年了，而且各項天賦點都加到最滿，背景更是打了龍傲天範本；可惜的是，他面臨的敵人，卻是整個世界。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雖然沒寫完，還是忍不住看了，結果等我看完了他還停在我看時的進度一章未更，幹</text:span><text:span text:style-name="T12">TMD</text:span><text:span text:style-name="T13">七十二編。背景是魔幻世界，主角是那種背景很大但是父母雙亡苦大仇深身中奇毒還要背井離鄉藏頭縮腚的可憐孩子。主角還要是那種魔武雙修煉器煉丹還要指揮若定的全才，簡直不給別人活路。一路的升級打臉扮豬反殺還要各種臨戰爆發小宇宙。情節節奏掌握很好，爽點滿滿。問題在於</text:span><text:span text:style-name="T12">NPC</text:span><text:span text:style-name="T13">智商略低而且力量體系有隨主角實力膨脹的嫌疑。重點還有，為什麼上一本書肉戲那麼多而這本寫了幾百萬字漂亮女角色出得不少但主角還是個處男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姐系列】作者君的節操下限早已突破天際，真乃吾輩紳士楷模！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色安，一位才華橫溢但毫無節操的太監，文風細膩婉約卻黑暗深刻。主角重生為幼稚孩童，帶著單身母親的親朋發家致富投機倒把。然而本書最作死的地方在於主角和自己母親的虐心之戀。主角既不敢掙脫世俗道德轟轟烈烈愛一場，又哭天喊地禁錮母親的婚姻。比起愛兒成癡的母上，這樣的渣男主角就該射到牆上。 </text:span><text:span text:style-name="T16">&lt;br&gt;</text:span><text:span text:style-name="T17">這本書是我心中最好的雅易安，而雅易安是我心中最好的都市文寫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書應該是這個作者目前為止控制最好的一本書，爽文，相比上本進步很大所以鼓勵一下給個仙草。從世界設定到劇情起伏，從情節到人物塑造，以及對整本數整體駕馭能力等方面來看，這個作者在網文這個行業比現在的很多大神更能持久的發展下去，對自己網文的寫法和調控可以說他是相當的成熟了。而且，這個作者水得比很多作者水得要聰明的多。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不要輕易寫續集，寫得好是你應該做的，沒寫好你就是個</text:span><text:span text:style-name="T16">250</text:span><text:span text:style-name="T17">是個罪人是個無恥之徒！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我明目張膽的給自己一個五星，我就是這麼無恥</text:span><text:span text:style-name="T24">^_^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仙草</text:span><text:span text:style-name="T52">+</text:span><text:span text:style-name="T53">！我超級恨這個作者，因為他總會在中期崩！！！但是這本書實在很好看！目前</text:span><text:span text:style-name="T52">30</text:span><text:span text:style-name="T53">萬字，講述了一個無敵神經病的神經故事！！！ </text:span><text:span text:style-name="T52">&lt;br&gt;</text:span><text:span text:style-name="T53">劇情沒什麼好說的，就是神經病的神經病故事。 </text:span><text:span text:style-name="T54">&lt;br&gt;</text:span><text:span text:style-name="T53">強烈推薦！！ </text:span><text:span text:style-name="T52">&lt;br&gt;</text:span><text:span text:style-name="T53">另外跪求作者別中期崩了……  </text:span><text:span text:style-name="T52">&lt;br&gt;n</text:span><text:span text:style-name="T53">個月之後，我回來補一句：崩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個人對後宮和單女主其實沒什麼固定的喜好，我不會去鄙視後宮種馬，也不會覺得單女主值得多麼珍視。我的看法是，如果作者很擅長妹子刻畫和感情描寫，那女主當然是多多益善了，如果不擅長這些的話，那我覺得一個女主都多了，如果一定要湊個女主表現男主的正常，那象徵性寫下就行了，千萬別著墨太多，看著那些根本不會寫感情的作者寫著單女主，有的還試圖寫一場可歌可泣的愛情故事，那種膩歪勁啊。這本無疑屬於前者，女主寫的真心好，六七個女主，每個性格都寫出來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主角沒有什麼特別的金手指，但是很有才華。最大的亮點就是幾個女主，中法混血程思薇，歡喜冤家程璐，冰山曉凝，溫柔靈萱，可愛蘇蘇……每一個都塑造地很好，如果我是男主，我也不知道該如何選擇。放心，結局是開放式的，個人覺得這本書有點短，再寫長一點就更好了。  </text:span><text:span text:style-name="T16">&lt;br&gt;PS</text:span><text:span text:style-name="T17">：沒看過這本書的，我真誠地推薦你們去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似乎是變身文開山作。 </text:span><text:span text:style-name="T26">&lt;br&gt;</text:span><text:span text:style-name="T27">關於變身的心理描寫估計沒人能超越了吧。當然，這是因為現在紳（</text:span><text:span text:style-name="T28">hen</text:span><text:span text:style-name="T29">）士</text:span><text:span text:style-name="T26">(tai)</text:span><text:span text:style-name="T27">變多，大家喜聞樂見就接受了，一點膈應都沒有，反而各種羞恥被津津樂道的緣故，咳咳。 </text:span><text:span text:style-name="T28">&lt;br&gt;</text:span><text:span text:style-name="T29">作者另一本</text:span><text:span text:style-name="T26">&lt;a href="/name/</text:span><text:span text:style-name="T29">異世界女神傳</text:span><text:span text:style-name="T26">" target='_blank'&gt;</text:span><text:span text:style-name="T27">《異世界女神傳》</text:span><text:span text:style-name="T26">&lt;/a&gt;</text:span><text:span text:style-name="T27">也很不錯，可惜竟然被和諧了……我沒記得有什麼河蟹內容啊… </text:span><text:span text:style-name="T26">&lt;br&gt;</text:span><text:span text:style-name="T27">不過作者這個魂淡現在已經脫離紳士行業轉投歷史，真是糟糕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初中看的實體。 林熙明，一場突如其來的車禍喚醒了林熙明的本我，經過浴火重生般的整形手術，恢復真實性別告別男兒身的她正式更名為林熙敏，而紛至遝來的血腥事件，使她再也無法置身事外。林熙敏過去十九年來固有的男性意識以及自身的成長環境，使她破繭而出的嶄新人生依舊暗淡無光，充滿了無法描述、不可回避的苦難。隨著夥伴們的莫名慘死，懷著一顆復仇之心，她毅然決然的踏上了不歸路。那時懵懵懂懂，言情也能看下去，也不分男主女主，也不懂什麼叫變身，只覺得男變女很是神奇，人性衝突引人入勝，也有細膩的感情糾葛，就這麼看了下了去。這麼多年唯一看的變身。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怎麼說這部書呢，原本以為只是單純的一部變身小說，但看下去之後才發現作者的文筆超贊，可以說在諸多變身小說中文筆最好的一部，作者曉天文知地理，文通古今中外，對中西方歷史和神話都了然於胸，可以說在網路小說中集百家之長，劇情更是天馬行空，想像力出眾，而且</text:span><text:span text:style-name="T2">&lt;a href="/name/</text:span><text:span text:style-name="T14">姬的時代</text:span><text:span text:style-name="T4">" target='_blank'&gt;</text:span><text:span text:style-name="T3">《姬的時代》</text:span><text:span text:style-name="T4">&lt;/a&gt;</text:span><text:span text:style-name="T3">是一部科幻文，沒有一定的科學常識是絕對寫不出來的，但就是這麼好文筆的一部小說訪問閱讀量卻是低的令人難已置信，難道就是因為這部作品是一部變身文？如果真是如此的話，那我也無話可說。但本人看書</text:span><text:span text:style-name="T4">15</text:span><text:span text:style-name="T3">年了，一向只看劇情文筆，對於是不是變身小說這種題材根本不於關注。只要好看就行，再此也將此書向諸位推薦，希望各位書友不要錯過。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按現在的變百文主流的宅系風格來看，這本書無疑是毒草，主角性格軟弱，感情線糾結，正文</text:span><text:span text:style-name="T12">bad end</text:span><text:span text:style-name="T13">。但是我還是要給這本書仙草，首先，文筆一流，主角的心理刻畫簡直不能更贊；其次，合理的推演了一個三觀正常的可愛的男孩子突然變身成女孩之後的心路歷程；最後，世界架構合理，主線脈絡清晰，作者很會講故事，感情線和主線密切聯繫，突出主角的糾結。雖然主角性格軟弱，但是這種軟弱和笨拙反而給人以真實感，感覺很合理，雖然感情線糾結，但是番外還是在一起了，雖然正文</text:span><text:span text:style-name="T12">bad end</text:span><text:span text:style-name="T13">，但是有番外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本書是我看過久久不能忘懷的作品之一，風忍和風葉，那句“是嗎？真好”讓我記憶猶新！ </text:span><text:span text:style-name="T16">&lt;br&gt;</text:span><text:span text:style-name="T17">初期有點毒和不合理，中後期劇情環扣不錯，對人物的成長描寫得不錯。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義姐系列】本書開工於十年前，似乎可以算作網文中都市類的姐控啟蒙書。作者本想將主角姐姐風葉設定為實姐，可最終在網路編輯和實體出版社的壓力下改為無血緣了（揭露無血緣時，風葉已經香消玉殞），但是其姐系形象依然非常飽滿動人。特別是風葉明知是錯愛，但還是義無反顧轟轟烈烈地向弟弟風忍真摯表白的那段劇情，極其出彩，堪稱經典。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給列為仙草純粹是因為這本書實在太小眾所以給強烈推薦下。穿越變身文，群穿，漢心女身，暗夜精靈妹子和血精靈妹子拉拉，然後，綜合來說世界觀比較……強大而另類。一開始是通過網遊穿越為費倫大陸的暗夜精靈妹子，然後反穿回現實世界，最後找到所謂畫外人的真實世界…好吧劇透了我認錯。職業方面可惜是盜賊，無法在費倫開無雙，好在有蛋刀，好在有血精靈法師妹子</text:span><text:span text:style-name="T16">,</text:span><text:span text:style-name="T17">好在能變身……其實是已經完本，不用糾結，值得一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小叔子和嫂子以及飛蛾撲火而來的各個美禦姐之間沒羞沒臊的事，就是這個樣子。奈何</text:span><text:span text:style-name="T16">TJ</text:span><text:span text:style-name="T17">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很多老司機強烈要求我添加這一本，我當然是從善如流啦！我只說一句，這是我所見過的最好的雙飛類小說！主角的兩隻翅膀都是萬分動人，單項模式和雙項模式的言情動作描寫均十分出彩！</text:span><text:span text:style-name="T12">PS</text:span><text:span text:style-name="T13">：我是正能量的小貼士—兩男一女是</text:span><text:span text:style-name="T12">3P</text:span><text:span text:style-name="T13">，兩女一男才叫雙飛，大家千萬不要把這兩個概念給搞混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雖然有誤會啦逗比啦的荒唐成分，但作者塑造的主角給人的感覺確實是個能成事的人，種田和社會生態發掘（搗亂）是主幹。主角也是後宮，但各自的背景和力量對比、動機令人可以接受，不平等的力量不平等的經濟地位的威脅，很魔法。個人仙草</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雄奇瑰麗的情色歷史武俠巨著，個人認為是可堪與</text:span><text:span text:style-name="T2">&lt;a href="/name/</text:span><text:span text:style-name="T3">江山</text:span><text:span text:style-name="T4">" target='_blank'&gt;</text:span><text:span text:style-name="T3">《江山》</text:span><text:span text:style-name="T4">&lt;/a&gt;</text:span><text:span text:style-name="T3">比肩的佳作，非常值得一看！我只說一句：本書已被和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實話，這本書很棒，有時候晉江很多很火的小說主角智商都不線上，難得看到一個步步為營的主角，金手指也很巧妙，劇情很精彩 </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5">BL</text:span><text:span text:style-name="T6">。末日後種田。。我覺得非常非常有意思。光末日有什麼意思，末日總要結束的，新的生活要開始的，為什麼就沒有人想到這個來寫呢。那多有意思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慢穿文大長篇，說真的，相當佩服這個作者，太有毅力了。這文寫了兩年，每天萬更。 </text:span><text:span text:style-name="T12">&lt;br&gt;</text:span><text:span text:style-name="T13">從開頭的紅樓天龍，到清穿和年代篇，再到目前更新的九十年代篇，作者一步一個臺階，非常明顯地感覺到越寫越好了。最新的九十年代篇才兩章，但是文筆活潑自然，題材也很有吸引力，說的是九十年代食品安全問題。 </text:span><text:span text:style-name="T12">&lt;br&gt;</text:span><text:span text:style-name="T13">也有幾個世界覺得不太有意思，不過也能感覺到作者嘗試各種題材的努力。各個世界從乾草到仙草不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當年看這本書的時候，全程都是這個狀態：哈哈哈哈哈臥槽？！哈哈哈哈哈臥槽？！哈哈哈哈哈臥槽？！ </text:span><text:span text:style-name="T2">&lt;br&gt;</text:span><text:span text:style-name="T3">設定清奇，有種超脫世俗的氣質（滑稽臉） </text:span><text:span text:style-name="T4">&lt;br&gt;</text:span><text:span text:style-name="T3">這本書自然算不上是可以封神，沒有缺憾的，但在</text:span><text:span text:style-name="T4">ABO</text:span><text:span text:style-name="T3">文中，是我最喜歡的一本。所以我私心裡給仙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耽美耽美耽美！我是看完這個文記住了這個作者的，這個作者的文怎麼說呢，帶著一種寫實向的浪漫。有苦難，有淚水，有感動。但是！在現實的苦難淚水中，隱藏的是永不向苦難屈服的韌性和拼搏奮鬥。我討厭文青類小說，因為太多文青寫了苦難沒寫拼搏，寫了糾結沒寫糾結後的心路昇華，寫了拼搏沒寫拼搏後的光明。這本書恰恰相反，好像石底幼苗，你為它揪心，也為它感動，你看它經歷風吹雨打，也看它欣欣向榮終於草木成蔭。純寫實向虐主類我是不喜歡的，這種世間自有公道，付出總有回報的浪漫調調，我最愛！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穿越多副本的打臉爽文，主角基本上就是幕後手黑範本。文中出現的所有人物基本都刻畫的很到位，智商正常。主角有</text:span><text:span text:style-name="T12">BL</text:span><text:span text:style-name="T13">屬性！而且還有過激場面的描寫！但是我還是看完了，沒有給我什麼反感，在作者的描寫下，</text:span><text:span text:style-name="T12">BL</text:span><text:span text:style-name="T13">也只是主角的一種屬性而已，容易被接受。沒有種馬！！！（有的話我估計就接受不了了）總的來說是一本能被再次拿起來閱讀的上佳的爽文。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耽美！請看清提示！我最愛的快穿文，可能蘇了點白了點雷了點，但看小說為的不就是痛快嘛。憋憋屈屈的還看什麼網文，看實體就好了。在網文裡找內涵找思想性找家國大義這種事，我是不需要的，舒服痛快不憋屈，足矣！另外，如果你看完喜歡這本書，那麼你可以看作者其他文了，都是這種酣暢淋漓的調調，特別爽快。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女主帶著宮鬥系統穿越至石器時代的一個小部落，被原始人當成神仙，然後主角在宮鬥論壇裡各位宮鬥高手的幫助下，開始爆科技改造原始人。還有，本書的配角很有意思，都是自帶宮鬥系統的穿越者，比如像花木蘭一樣被皇帝拘在宮中的女將軍，被迫聯姻最後弄死皇帝當攝政太后的女醫生，喜歡美食堪稱貝爺的農大研究生……這些配角的故事也很有看頭。作者很用心，儘量以實際為根據，甚至還自學編草鞋。無男主好評。 </text:span><text:span text:style-name="T16">&lt;br&gt;</text:span><text:span text:style-name="T17">評價：仙草。我個人很喜歡。推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非常有新意的原始部落文，女主帶著宮鬥系統，誰知穿越大神沒刹住車，一腳把她踢到了原始部落，在宮鬥論壇裡各種宮鬥高手的幫助下，開始教導那些飽受風霜的原始人。中間還一筆帶過了被皇帝拘在宮中的女將軍，被迫聯姻最後弄死皇帝當攝政太后的女醫生，以及農大研究生，美妝博主的經歷。 </text:span><text:span text:style-name="T16">&lt;br&gt;</text:span><text:span text:style-name="T17">作者很用心，一切以實際為根據，從中我被科普到了很多。真的是原始部落文，而不是打著原始部落的戀愛文，因為兩百多章了，並沒有發現男主貌似。於我仙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本文無</text:span><text:span text:style-name="T2">CP</text:span><text:span text:style-name="T3">，但是應該會有點兄弟</text:span><text:span text:style-name="T4">CP</text:span><text:span text:style-name="T3">的感情，只是不會明寫。男主賀融是個非常聰明，有頭腦也有野心的人，但是因為小時候落馬所以有點腿瘸。他是皇孫，不過在他小時候父親被捲入謀反逆案，被貶為庶人……之後通過各種謀略，回到政治中心，走上人生巔峰</text:span><text:span text:style-name="T4">~~~~</text:span><text:span text:style-name="T3">強烈推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耽美文別點錯。沒說的，我愛這個。喜歡的文都可以風輕雲淡的說句不錯，真正愛的文，只剩下一句：快來看呀！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男主，程式師。這本書科普了那些根本用不上的演算法題到底有個神馬鬼作用，嗯，可以在自殺群裡留住小命……又囧又雷。給個仙草先攢著。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離了原著不會寫書系列，這主角有沒有他都一樣，原著劇情不到的角色怎麼都不會死，要殺的時候總是有各種理由意外，原著死期到的角色主角也救不了，這有</text:span><text:span text:style-name="T2">lv5</text:span><text:span text:style-name="T3">電擊使能力的主角是有多廢？各種強行走原著 </text:span><text:span text:style-name="T4">&lt;br&gt;</text:span><text:span text:style-name="T3">看這書還不如直接看原著，腦殘作者</text:span><text:span text:style-name="T4">sb</text:span><text:span text:style-name="T3">主角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前面不看都給好評的好壞啊。。。猶如給親戚家孩子送禮送練習題的。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如此高分，證明得程式援者得天下。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為啥給</text:span><text:span text:style-name="T16">5</text:span><text:span text:style-name="T17">分，因為我看不懂，但是我又不想承認，所以我要讓更多的人去看，有福我享，有難同當。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主角乾淨利索有底線有驕傲 再多的遺老遺少大男子主義黑也沒用 書寫的怎麼樣 看一看自己就明白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男主，目測不是耽美。末世文，我是先看的災難末世，很好看。不知為何特別喜歡這種細節多多、努力求生，類似種田的末世文，不喜歡整天勾心鬥角打打殺殺作天作地稱王稱霸的末世文。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每天等更 ，簡直好看到爆，女主性格太愛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本來以為君九齡已經夠好了，但是我現在才發現大帝姬更加的讓人欲罷不能。我很喜歡女主的自吹自擂，很喜歡少年的意氣風發，我喜歡他們讀書時輕狂的歲月，更喜歡他們向死而生的無懼無畏。我哭，並不是因為傷心，而且因為震撼。五陵年少，馬蹄風流。這本書裡，我真正知道了什麼叫做“天地有正氣，雜然賦流形”！我盼著希行能寫多一些，又更怕完結來的太快。那些少男少女，在她的筆下成活，至簡至繁，吟詠專一。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連偉大的帝皇都被色孽附體，這世界吃棗藥丸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第一本西幻背景小說，之前一直覺得魔法非常無聊，兩個人像哈利波特裡一樣對著念咒語有什麼好看，直到遇到了低語之森的戰鬥，才知道什麼叫做魔法的對決。塞德洛斯和羅德哈特是整本書裡最喜歡的兩個角色，在塞德洛斯必須死和羅德哈特的一百八十度大轉彎的時候，真是有一種美好的東西被捏碎了感覺，整部小說給人的感覺就是無奈，無可奈何地不可避免地走向毀滅。 </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5">&lt;a href="/n/juegek" target='_blank'&gt;@juegek &lt;/a&gt;: </text:span><text:span text:style-name="T6">知秋大神作品，純正的西幻，嫺熟的文筆，意味深長的結尾！塵埃有主角，但是幾乎每一個配角都有如同主角的魅力，死靈工會不一定就是邪惡，光明教會也不是不做壞事，每個人貌似都只是做好自己的職責，但又不乏個人感情，沒有白與黑，甚至連灰都沒有，有的只是自己的執念，每個人都為了自己的信念而燃燒，不惜化為灰燼。但最終也似乎作者開頭所寫，無論你如何，都不過是歷史車輪下的塵埃而已。其實每個人心中都有一點光明，或者說你會為某些東西去犧牲自己。小說很豐滿，不是非黑即白，每個人都有充分的理由去那麼做，不牽強，不刻意！看了讓人有人覺得人都是塵埃，人太渺小，命運總是不可捉摸，容易讓人對人生看淡，看輕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或許是老了吧，今年突然開始懷舊起來的。我只有小時候捧著武俠實體書看過，上初中後基本就不碰武俠了。但是今年突然對武俠特別感興趣了。不僅重溫了一下古龍的幾本武俠小說，今年的網路小說，帶武俠風的，比如</text:span><text:span text:style-name="T63">&lt;a href="/name/</text:span><text:span text:style-name="T64">一世之尊</text:span><text:span text:style-name="T65">" target='_blank'&gt;</text:span><text:span text:style-name="T66">《一世之尊》</text:span><text:span text:style-name="T65">&lt;/a&gt;</text:span><text:span text:style-name="T64">，我看的也津津有味。 </text:span><text:span text:style-name="T65">&lt;br&gt;&lt;a href="/name/</text:span><text:span text:style-name="T66">調教武俠</text:span><text:span text:style-name="T63">" target='_blank'&gt;</text:span><text:span text:style-name="T66">《調教武俠》</text:span><text:span text:style-name="T65">&lt;/a&gt;</text:span><text:span text:style-name="T64">這本書是我感覺特別可惜的一本書，因為我特別喜歡。可惜貌似因為寫的太淫蕩，剛上架就被人舉報了。當時我不知道，等到知道的時候，跑到書架裡翻出來這本書，專門全訂</text:span><text:span text:style-name="T63">+</text:span><text:span text:style-name="T64">滿贊了，可惜阻擋不了這本書的爛尾。 </text:span><text:span text:style-name="T63">&lt;br&gt;</text:span><text:span text:style-name="T64">這本書原來的簡介就是這樣的，現在起點的簡介已經是和諧後的版本了，所以我選的一個盜版網站的。看簡介就知道是什麼風格，本來這本書我是打算加到我的</text:span><text:span text:style-name="T63">YD</text:span><text:span text:style-name="T64">書單裡的，不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很多人都說：官場小說看你</text:span><text:span text:style-name="T12">M</text:span><text:span text:style-name="T13">的單女主啊，單女主還是官場小說嗎？ </text:span><text:span text:style-name="T12">&lt;br&gt;</text:span><text:span text:style-name="T13">我偏偏要說，真正好的官場小說，主角一定是單女主。為什麼？看官場小說不是為了看裝比，太也俗套，而是為了看主角做官，做好官，做大官。那些動不動一大堆女人愛裝比的主角，在現實中最多到廳級就得翻船。一個真正渴望至高權利的官員，他是絕不會給自己留下任何一個把柄破綻的。真正爬到頂尖位置的那些官，絕對不會去過分看重錢財、美色，因為他們只愛權。這本書確實很不錯，單女主，我看的很爽。就是有一點不太爽，就是主角做事情太順太快了。但是也值得當我的仙草，就沖單女主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本奪夢，本身就是非天夜翔對世界和生命的全新解讀。  </text:span><text:span text:style-name="T16">&lt;br&gt;</text:span><text:span text:style-name="T17">當現實生活遭遇不可解釋不可抗拒的不平等不公正，我們要何去何從，要如何堅定本我，找到靈魂的棲息地。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連載中】超棒的</text:span><text:span text:style-name="T26">DND</text:span><text:span text:style-name="T27">設定</text:span><text:span text:style-name="T28">+</text:span><text:span text:style-name="T29">末日文 </text:span><text:span text:style-name="T26">&lt;br&gt;</text:span><text:span text:style-name="T27">大概是現實世界被異星科技植入</text:span><text:span text:style-name="T28">DND</text:span><text:span text:style-name="T29">設定的末世線上遊戲的故事 </text:span><text:span text:style-name="T26">&lt;br&gt;</text:span><text:span text:style-name="T29">女主重生，各種首次獎勵首殺全收，超爽升級流 </text:span><text:span text:style-name="T26">&lt;br&gt;</text:span><text:span text:style-name="T27">故事很有意思，劇情展開未知 </text:span><text:span text:style-name="T26">&lt;br&gt;</text:span><text:span text:style-name="T27">目前看來無</text:span><text:span text:style-name="T26">CP &lt;br&gt;</text:span><text:span text:style-name="T27">除了一年斷更兩次，每次大概半年之外也沒什麼問題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一群亂寫書評的渣渣，書中原文寫了妹妹和母親被抓，什麼時候寫了妹妹母親當</text:span><text:span text:style-name="T24">RBQ.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這本書，才是我眼中的導演文第一。 </text:span><text:span text:style-name="T52">&lt;br&gt;</text:span><text:span text:style-name="T53">不為別的什麼，只為了裡面的李白傳，嶽飛傳，三國演義這幾部電影電視的拍攝。 </text:span><text:span text:style-name="T52">&lt;br&gt;</text:span><text:span text:style-name="T53">很難想像女作者會有這樣超越男作者的豪氣，相比較之下，其餘的娛樂文描寫的僅僅只是金錢的附庸，還有那些沾沾自喜的抄襲者。 </text:span><text:span text:style-name="T52">&lt;br&gt;</text:span><text:span text:style-name="T53">感情戲扣一分，後期的灌水扣一分，太監扣一分，但是夏國加一分，沒有腐向的李白傳加一分，嶽飛傳加一分，三國演義加一分 </text:span><text:span text:style-name="T54">&lt;br&gt;</text:span><text:span text:style-name="T53">滿分</text:span><text:span text:style-name="T52">5</text:span><text:span text:style-name="T53">分，我給這本書</text:span><text:span text:style-name="T52">6</text:span><text:span text:style-name="T53">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5">【已完本】魔王神官系列的收官之作，堪稱</text:span><text:span text:style-name="T116">&lt;a href="/name/</text:span><text:span text:style-name="T117">魔王神官㈢</text:span><text:span text:style-name="T118">" target='_blank'&gt;</text:span><text:span text:style-name="T119">《魔王神官㈢》</text:span><text:span text:style-name="T118">&lt;/a&gt;</text:span><text:span text:style-name="T119">。愛的戰士肥麵包出品，最為清新（花樣）愉悅（灌水）的宅系種馬文（以上僅為個人觀點）。全系列時間順序：</text:span><text:span text:style-name="T116">&lt;a href="/name/</text:span><text:span text:style-name="T117">小小魔王</text:span><text:span text:style-name="T116">" target='_blank'&gt;</text:span><text:span text:style-name="T119">《小小魔王》</text:span><text:span text:style-name="T118">&lt;/a&gt;&lt;a href="/name/</text:span><text:span text:style-name="T117">魔王神官與勇者美少女</text:span><text:span text:style-name="T118">" target='_blank'&gt;</text:span><text:span text:style-name="T119">《魔王神官與勇者美少女》</text:span><text:span text:style-name="T116">&lt;/a&gt;&lt;a href="/name/</text:span><text:span text:style-name="T119">魔王神官㈡</text:span><text:span text:style-name="T116">" target='_blank'&gt;</text:span><text:span text:style-name="T117">《魔王神官㈡》</text:span><text:span text:style-name="T116">&lt;/a&gt;&lt;a href="/name/</text:span><text:span text:style-name="T117">萌萌山海經</text:span><text:span text:style-name="T116">" target='_blank'&gt;</text:span><text:span text:style-name="T117">《萌萌山海經》</text:span><text:span text:style-name="T116">&lt;/a&gt;</text:span><text:span text:style-name="T117">。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已完本】堪稱【魔王神官（三）】，肥麵包大喪失出品，溫馨治癒向的仙俠風玄幻後宮文。故事背景貌似是尤利西斯在魔王神官【二】的後記諸神之戰中又跪了，在群星之子的神力庇佑下轉生到了一個主打東方仙武風格的群山諸海位面，由此開啟了在爆笑的修真過程中找回原來的無數愛人並結識其他全新萌妹子的又一次人渣之旅。 </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156">&lt;a href="/name/</text:span><text:span text:style-name="T41">魔禁超炮</text:span><text:span text:style-name="T40">" target='_blank'&gt;</text:span><text:span text:style-name="T41">《魔禁超炮》</text:span><text:span text:style-name="T40">&lt;/a&gt;</text:span><text:span text:style-name="T41">為表，</text:span><text:span text:style-name="T40">&lt;a href="/name/</text:span><text:span text:style-name="T43">舌尖百合</text:span><text:span text:style-name="T42">" target='_blank'&gt;</text:span><text:span text:style-name="T41">《舌尖百合》</text:span><text:span text:style-name="T40">&lt;/a&gt;</text:span><text:span text:style-name="T41">為裡，人形自走春藥（僅對女性有效）天上院百合華的軟飯後宮計畫。第一卷花樣撩妹很有愛，第二卷強行走劇情略無聊，進入第三卷之後，</text:span><text:span text:style-name="T40">HL</text:span><text:span text:style-name="T41">聲稱要啟動推土機模式，然而，到目前為止，主角只是與白井黑子發生了超友誼的關係。利用念動力將黑子推向高潮什麼的，只能說城裡人真會玩。目前評價，劇情糧草，百合仙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種本子劇情簡直不要太對我胃口 講述了提不起勁男主偶然撞見隔壁班冰山女神拿著好姬友的衣服在更衣室</text:span><text:span text:style-name="T2">zw</text:span><text:span text:style-name="T14">然後用手機拍下視頻脅迫成為女朋友 接吻 撫摸 上床 一血 一氣呵成 雞動不已 後面口嫌體正直的劇情更是正的不行 現在還出來了神秘消失好幾年的禦姐范的青梅竹馬 男主兼顧腿控 絲襪控 臀控 輕微抖</text:span><text:span text:style-name="T4">s </text:span><text:span text:style-name="T3">中度抖</text:span><text:span text:style-name="T4">m</text:span><text:span text:style-name="T3">等等 強烈推薦 </text:span><text:span text:style-name="T4">&lt;br&gt;</text:span><text:span text:style-name="T3">唯一遺憾是更新略慢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評一分的都是一群矯情的鍵盤俠，上一本石布衣噴人家裝聖人，現在人家走社會風了，結果又掀起人家太社會，不喜歡別看，少嗶嗶不就好了，一群無聊腦殘噴，真讓人噁心。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毫不做作的好文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是一位司機開的車，然後我上車了。 </text:span><text:span text:style-name="T16">&lt;br&gt;</text:span><text:span text:style-name="T17">評價：糧草與仙草之間。推妹殺伐果斷，雖然有些無腦，但是肉戲多。懂的上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名內容高度一致，好單純不做作的書，和那些喜歡白學曖昧的妖豔賤貨不一樣。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快快快！跟著風螢月老司機會出錯？晚了就沒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好書，值得擁有、男人看了會沉默，女人看了會落淚。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目測作者為半步老司機，目前正在作死超車中，造成了三起車禍，一起連環碰撞，撞死了兩位老人、三隻寵物狗，車速已經超過一百六十邁，目前還在加速中，預計三個小時後作者的公車將會解體，一百多位喊著‘六六六’和‘這不是前往幼稚園的車’的乘客會安然無恙的下車，而掃黃大隊將會正式介入案件，抓捕作者將其制服，戴上手銬避免作者瘋起來讓各位害怕，封鎖公車貼上</text:span><text:span text:style-name="T12">404</text:span><text:span text:style-name="T13">的標籤，並將這本書正式下架，目前掃黃大隊已經逮捕一位稱呼為“瘋老司機”的記者，從</text:span><text:span text:style-name="T12">110</text:span><text:span text:style-name="T13">個書評就可以看出作者的下場，各位作者請以此為戒。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9">腿兒乳兒女兒的用詞，五講四美三熱愛的廢柴賤男，非人類的黑漆漆</text:span><text:span text:style-name="T70">(</text:span><text:span text:style-name="T71">傻黑甜女鬼姐妹花</text:span><text:span text:style-name="T72">)</text:span><text:span text:style-name="T73">，買一送一的白嫩嫩</text:span><text:span text:style-name="T72">(</text:span><text:span text:style-name="T73">病嬌軟妹妖怪二合一</text:span><text:span text:style-name="T70">)</text:span><text:span text:style-name="T71">，善良的青梅竹馬，不靠譜的天才家姐，預測還有母女丼，相愛相殺套餐，沖這神經病一樣的人設，可以，這很先飛 。還不承認是先飛？那我只能說老哥寫的真</text:span><text:span text:style-name="T72">yd</text:span><text:span text:style-name="T71">，神</text:span><text:span text:style-name="T70">tm</text:span><text:span text:style-name="T73">原力覺醒，這麼會玩一定不是先飛。 </text:span><text:span text:style-name="T70">&lt;br&gt;</text:span><text:span text:style-name="T71">名字還是一如既往的垃圾，東方快鳥</text:span><text:span text:style-name="T72">(</text:span><text:span text:style-name="T71">暗示笨鳥？</text:span><text:span text:style-name="T72">)</text:span><text:span text:style-name="T71">，度娘一搜，全是迅雷快鳥</text:span><text:span text:style-name="T70">(</text:span><text:span text:style-name="T73">原諒我看書沒看笑卻在這裡笑出聲</text:span><text:span text:style-name="T72">)</text:span><text:span text:style-name="T73">，還有書名，在汙客不起個宅向名？又是鬼娃又是新郎的，搞得和鄉土小說一樣。我有一言，叫</text:span><text:span text:style-name="T72">&lt;a href="/name/</text:span><text:span text:style-name="T71">校園嗶鬼傳說</text:span><text:span text:style-name="T72">" target='_blank'&gt;</text:span><text:span text:style-name="T73">《校園嗶鬼傳說》</text:span><text:span text:style-name="T72">&lt;/a&gt;</text:span><text:span text:style-name="T71">，</text:span><text:span text:style-name="T72">&lt;a href="/name/</text:span><text:span text:style-name="T73">重生之雙鬼拍門</text:span><text:span text:style-name="T70">" target='_blank'&gt;</text:span><text:span text:style-name="T71">《重生之雙鬼拍門》</text:span><text:span text:style-name="T70">&lt;/a&gt;</text:span><text:span text:style-name="T73">，</text:span><text:span text:style-name="T70">&lt;a href="/name/</text:span><text:span text:style-name="T71">姐姐給我拉皮條</text:span><text:span text:style-name="T70">" target='_blank'&gt;</text:span><text:span text:style-name="T71">《姐姐給我拉皮條》</text:span><text:span text:style-name="T70">&lt;/a&gt;</text:span><text:span text:style-name="T71">什麼的，諸位覺得呢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昨天才評論加群的書，今天群就解散了。。。作者是個萌新，被嚇住了，目測自己切的節奏。 </text:span><text:span text:style-name="T4">&lt;br&gt;</text:span><text:span text:style-name="T3">虧我睡前還想著在群裡聊聊想法，結果找半天沒找到群，還以為以為自己被踢了，特麼的一搜才發現原來沒有這個群了</text:span><text:span text:style-name="T4">_(:з</text:span><text:span text:style-name="T3">」∠</text:span><text:span text:style-name="T4">)_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創作出了一本自己也無法超越的作品，以至於後來的作品在相較之下也有些黯然失色。對一名作者來說不知是幸還是不幸（感覺這句話好中二的感覺</text:span><text:span text:style-name="T12">(*/ω</text:span><text:span text:style-name="T13">＼</text:span><text:span text:style-name="T12">*)</text:span><text:span text:style-name="T13">）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的第一本玄幻，當時還是買的實體書，看得廢寢忘食，力量體系比較經典，讀書之人的文筆還是值得信任的，魔法師力量不會過於逆天，有主線劇情而不是單純的主角升級之旅，當年好文，、速食流行的當下，耐得下性子看仍然是好文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主角手下螢火蟲艦炮爆掉敵對國家艦娘的腦袋 。 </text:span><text:span text:style-name="T26">&lt;br&gt;</text:span><text:span text:style-name="T27">對值得敬佩的對手用頭部衝撞連人帶艦裝撞得四分五裂血肉飛濺以示敬意。  </text:span><text:span text:style-name="T28">&lt;br&gt;</text:span><text:span text:style-name="T29">為掩蓋影蹤 誤導敵方我方戰略目標 按提督指示屠 殺港口平民 。 </text:span><text:span text:style-name="T26">&lt;br&gt;</text:span><text:span text:style-name="T27">為轉移戰略目標俘虜敵方潛艇用潛艇攻擊第三國家後直接沉船，一船人活活窒息而亡。  </text:span><text:span text:style-name="T28">&lt;br&gt;</text:span><text:span text:style-name="T29">看我的爽翻飛起，特麼戰爭就是戰爭！哪來的人性光輝哪來的你情我愛的！  </text:span><text:span text:style-name="T26">&lt;br&gt;</text:span><text:span text:style-name="T29">打仗是要死人的！！！  </text:span><text:span text:style-name="T26">&lt;br&gt;</text:span><text:span text:style-name="T27">反抗殖民侵略者還好說，利益之戰就是劊子手與劊子手之間的互砍，講什麼人性講什麼臉面。  </text:span><text:span text:style-name="T26">&lt;br&gt;</text:span><text:span text:style-name="T27">這本書是我見過第二本完全沒有死宅跪舔的，也是我第一次看到不把艦娘當人當兵器的書。 </text:span><text:span text:style-name="T26">&lt;br&gt;</text:span><text:span text:style-name="T27">也是敢用戰爭手法殺兵器的書 。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同樣是伯符恐怖故事的單行本，講的是主角穿越到西遊記裡面一個猴子身上（不是大師兄），努力修煉成妖，一路作死，但是依然打不過菩薩，被壓在山裡面出來之後依然作死的故事，歡樂的很，一個不斷作死的猴妖的故事，你值得擁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都說創作源於生活，那麼問題來了～～鶸真被懶人周佳綠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真特麼粗疏，有辱斯文！真香警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原以為這個類型的書都是垃圾乾糧。沒想到這本意外的不錯。沒有毒點，輕鬆代入，邏輯順暢。。就是太幼苗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種文雖然好多人批判，但我覺得比那些什麼校花、兵王、貼身高手等寫的真實，像某魚人二代寫的什麼校花，寫尼瑪幾千張，跟幾十個女的曖昧，結果幾千張過去了還是處男，相比這文，我覺得那種校花文更噁心，更意淫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如能完本 直播吃屎 </text:span><text:span text:style-name="T45">QQ</text:span><text:span text:style-name="T9">號</text:span><text:span text:style-name="T8">2638821319  </text:span><text:span text:style-name="T10">期待你們</text:span><text:span text:style-name="T8">&lt;a href="/n/</text:span><text:span text:style-name="T10">我讓我吃屎的那天</text:span><text:span text:style-name="T8">" target='_blank'&gt;@</text:span><text:span text:style-name="T10">我讓我吃屎的那天 </text:span><text:span text:style-name="T8">&lt;/a&gt;</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157">m</text:span><text:span text:style-name="T152">方面為什麼沒有魔法學徒爽？ </text:span><text:span text:style-name="T151">&lt;br&gt;</text:span><text:span text:style-name="T154">魔法學徒：妖怪公寓 </text:span><text:span text:style-name="T153">&lt;br&gt;</text:span><text:span text:style-name="T154">有劇情合理被虐【</text:span><text:span text:style-name="T153">vs</text:span><text:span text:style-name="T152">】嘴賤打臉</text:span><text:span text:style-name="T151">---------- &lt;br&gt;</text:span><text:span text:style-name="T154">完虐恩來科的只有長公主【</text:span><text:span text:style-name="T151">vs</text:span><text:span text:style-name="T154">】幾乎是全員跪舔，毫無尊嚴</text:span><text:span text:style-name="T151">------ &lt;br&gt;</text:span><text:span text:style-name="T154">無力反抗，只好享受【</text:span><text:span text:style-name="T153">vs</text:span><text:span text:style-name="T152">】多種反抗方式，完全可以撂挑子不幹</text:span><text:span text:style-name="T153">------------- &lt;br&gt;</text:span><text:span text:style-name="T154">長期在外裝</text:span><text:span text:style-name="T151">13</text:span><text:span text:style-name="T154">【</text:span><text:span text:style-name="T153">vs</text:span><text:span text:style-name="T152">】偶爾對外打臉，長期在公寓給人打工</text:span><text:span text:style-name="T151">---------------- &lt;br&gt;</text:span><text:span text:style-name="T152">實力提升小公主等人態度改變明顯【</text:span><text:span text:style-name="T151">vs</text:span><text:span text:style-name="T152">】改變不明顯</text:span><text:span text:style-name="T151">---------------- &lt;br&gt;</text:span><text:span text:style-name="T152">逆推成功【</text:span><text:span text:style-name="T151">vs</text:span><text:span text:style-name="T152">】無逆推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主角就如同書名，在一個突然出現靈氣萬物進化的世界求道，其中各種重生者，穿越者，系統老爺爺亂入，借鑒寂靜殺戮的命圖靈樞和武道玄華兩種體系的紛爭又亂入了異界修真體系，腦洞十分給力。因為主角是失去感情的研究者所以基本沒有感情戲描寫。幾十萬字才入</text:span><text:span text:style-name="T16">V</text:span><text:span text:style-name="T17">也是挺良心了。仙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五黃之晶】可憐的小受被一群美貌女漢子交相蹂躪的血淚史，奇怪的是相貌平凡的小受女裝時會表現為絕世佳人，引得一幫真漢子也如癡如醉（抗不過這個毒點的就別看啦）。</text:span><text:span text:style-name="T12">PS</text:span><text:span text:style-name="T13">：很奇怪，某珊瑚專門寫的</text:span><text:span text:style-name="T12">H</text:span><text:span text:style-name="T13">極為粗糙生硬（甚至讓讀者哭求刪節後的潔本），反而是正經文裡的擦邊球更有感覺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找個地方評論下優書網，很讓人失望。 </text:span><text:span text:style-name="T2">&lt;br&gt;</text:span><text:span text:style-name="T14">當一個網站到處充滿戾氣的時候，還有什麼意思。隨便挑了幾本書的書評，破口大駡的滿眼都是，越看越不爽。很多自以為是公平評價的，其實只是發洩而已，事實上已經成為鍵盤俠。 </text:span><text:span text:style-name="T4">&lt;br&gt;</text:span><text:span text:style-name="T3">以用戶環境來說，不禁想到</text:span><text:span text:style-name="T4">b</text:span><text:span text:style-name="T3">站，可能是因為註冊比較麻煩，彈幕及評論還好，即使</text:span><text:span text:style-name="T4">b</text:span><text:span text:style-name="T3">站慫到家，很多資源都沒有，還是喜歡看。而優酷等我只是當作補充，關彈幕評論保智商。但令人奇怪的是，作為一個冷門網站，戾氣如此之重，相比較而言，起點反而好多了，怪哉，怪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大家看著書可能沒啥感覺，我這樣一個沒背景只是因為校招進了個國企混日子的鹹魚倒是感慨挺多的。混了三年，很迷茫，感覺社會處在新的時代機遇面前，但是如書裡面所寫的一樣，這樣的時代機遇基本與老百姓無關，即便你自稱</text:span><text:span text:style-name="T16">985211</text:span><text:span text:style-name="T17">畢業、月入過萬、有車有房——依然改變不了你只是個被統治階級一份子的現實，擁有的一切不過是飛速發展時大人物手縫流出的一點。擴招，學歷貶值。貨幣超發，錢不值錢通貨膨脹，財富縮水。房子，只是價格高，即便有兩套，一個房地產稅能壓得你喘不了氣。這還是上層的大佬跟我們一樣都還是“人”的情況，要是他們能修仙了，那我們就徹底成了像蜜蜂的工蜂一樣的東西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唯一一套全買的實體書，書裹的魔法在當時非常時髦，在其後的無限流也出現過很多次，主角和大狗熊</text:span><text:span text:style-name="T26">(</text:span><text:span text:style-name="T27">用末日浩劫那個</text:span><text:span text:style-name="T28">)</text:span><text:span text:style-name="T29">好像在</text:span><text:span text:style-name="T26">&lt;a href="/name/</text:span><text:span text:style-name="T27">無限之凡人的智慧</text:span><text:span text:style-name="T28">" target='_blank'&gt;</text:span><text:span text:style-name="T29">《無限之凡人的智慧》</text:span><text:span text:style-name="T26">&lt;/a&gt;</text:span><text:span text:style-name="T29">和</text:span><text:span text:style-name="T26">&lt;a href="/name/</text:span><text:span text:style-name="T27">無盡破碎</text:span><text:span text:style-name="T26">" target='_blank'&gt;</text:span><text:span text:style-name="T27">《無盡破碎》</text:span><text:span text:style-name="T26">&lt;/a&gt;</text:span><text:span text:style-name="T27">客串了幾章，有興趣的讀者可以看一下，仙草。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46">02 03 </text:span><text:span text:style-name="T32">年中最經典的一本小說，也是我讀的第二部小說，當時在幻劍上面可以說是四大天書之一（始祖文），而其中的大部分設定，直到</text:span><text:span text:style-name="T31">15</text:span><text:span text:style-name="T32">年還有很多小說在套用，另外說一聲，這部小說也是變身（應該說是第一部偽娘文）。和“萬能老爺爺隨身帶”的始祖文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科幻仙草。以</text:span><text:span text:style-name="T16">MUV-LUV</text:span><text:span text:style-name="T17">和群星作為背景，主角身為蟲群意志，以星球和生物為資糧，收集科技知識不斷進化的多元宇宙之旅。在種族的大是大非問題上，主角並沒有成為獸奸，對於喜歡看異獸流的我來說，可喜可賀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雖然藍晶（血珊瑚）也在五黃之列，但不可否認，這是一部西幻小說的里程碑，宏大的世界觀、豐富的情節、細緻的環境描寫、美輪美奐的畫面、各種勾心鬥角的詭計</text:span><text:span text:style-name="T2">...</text:span><text:span text:style-name="T14">從點點細微處構成了這部複雜而又不乏激情和爽點的作品。在隨著偽娘恩來科（</text:span><text:span text:style-name="T4">unlack</text:span><text:span text:style-name="T3">）的一系列世界之旅和經歷各種歷史重大事件的過程中，作者完美的刻畫了一個奇異的世界，精細的人物刻畫、風情各異的各個國度、整篇故事深深的宿命感、男主角女裝癖之後陷入的糾紛</text:span><text:span text:style-name="T4">...</text:span><text:span text:style-name="T3">都引發著讀者一口氣讀完的欲望。對於強權的妥協、面對命運時的無奈、平淡中有新奇的故事</text:span><text:span text:style-name="T4">...</text:span><text:span text:style-name="T3">這些因素、這些思想都深深的埋在它搞笑的面具下，令本書散發著它保質期長達十年的魅力。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此書的奇妙之處在於，明明是</text:span><text:span text:style-name="T2">n</text:span><text:span text:style-name="T3">多年的古物，卻彙聚了現在二次元幾乎所有的萌點和要素，偽娘，變身，腹黑，女王，蘿莉，少女，姐妹，公主，傲嬌，抖</text:span><text:span text:style-name="T4">m</text:span><text:span text:style-name="T3">，抖</text:span><text:span text:style-name="T4">s</text:span><text:span text:style-name="T3">，人妻，裝逼，基腐，百合，後宮，精靈，神魔，致鬱（治癒）……還偏偏一點都不違和，給了你一個這是一個真實世界的錯覺。最重要的是，這還不算是宅文。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啃完了。評分改為仙草，我覺得是糧草，更多加分是感歎這書居然是免費的！！！感謝作者。說實話，書名和書內容嚴重不合，名字起岔了。我本來是找唱歌的書娛樂下的，結果書中嚴肅的內容讓我鬱悶死。後來我拋開看書前的預設，以看重生文藝界影響中國各方面的角度來看，觀感立刻好了很多。書裡有不少</text:span><text:span text:style-name="T16">bug</text:span><text:span text:style-name="T17">，特別作者的一些設想推演感覺都有些一廂情願了些，不過瑕不掩瑜。個人覺得最讚賞的是，作者寫了那一段時間（有些避諱，網上都語焉不詳）的不少事情，有種揭秘的感覺（真假還有看法對錯姑且不論）。我覺得這點是最贊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在現代的穿越小說中，個人覺得它真正寫出了一個有三十年未來見識的穿越者，應該有的“為有犧牲多壯志，敢叫日月換新天”的豪情壯志。別的這個時期的穿越者，都是如何根據自己的先知，怎麼利用規則讓自己的利益最大化。而這本書的主角，則是根據自己的告知，怎麼樣改變規則，讓民族的未來更好，兩者相比，高下立判。 </text:span><text:span text:style-name="T26">&lt;br&gt;</text:span><text:span text:style-name="T27">比如，主角在老山前線裝</text:span><text:span text:style-name="T28">X</text:span><text:span text:style-name="T29">，在長者面前裝</text:span><text:span text:style-name="T26">X</text:span><text:span text:style-name="T27">，在王鬍子面前裝</text:span><text:span text:style-name="T28">X</text:span><text:span text:style-name="T29">，在會計面前裝</text:span><text:span text:style-name="T26">X</text:span><text:span text:style-name="T29">，在電視節目裡對某年的學生運動會裝</text:span><text:span text:style-name="T26">X……</text:span><text:span text:style-name="T27">都是裝</text:span><text:span text:style-name="T26">X</text:span><text:span text:style-name="T27">屆的戰鬥機，看了讓人忍不住想，要是在歷史上真有個人這麼裝下</text:span><text:span text:style-name="T26">X</text:span><text:span text:style-name="T27">多好，看了作者對香港娛樂圈的看法，純粹的港娛再也看不了了，格局太小。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畢詩靈畢老爺最新力作，配合作者的</text:span><text:span text:style-name="T12">B</text:span><text:span text:style-name="T13">站視頻來看效果更佳。主角與長者談笑風生，還認了</text:span><text:span text:style-name="T12">P</text:span><text:span text:style-name="T13">麻麻（在希望的田野上）做幹姐姐，與三代領導人（從蛤到包）家屬建立了親密的關係……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不是推書，借這裡說點話。 </text:span><text:span text:style-name="T8">&lt;br&gt;1.</text:span><text:span text:style-name="T9">推書萬萬言，毀書一句話。 </text:span><text:span text:style-name="T8">&lt;br&gt;2.</text:span><text:span text:style-name="T10">一本書對不對胃口，只有自己看過才知道，別人的評價沒有那麼重要，況且誰又能保證這些評價裡沒有別人的主觀印象分呢（包括好和壞）？ </text:span><text:span text:style-name="T8">&lt;br&gt;3.</text:span><text:span text:style-name="T10">人是會變的，當年我把極品家丁奉為人生之書，可現在的我已經讀不下去了。但這又怎樣？就像和戀人分手一樣，我的恨是真的，我的愛也是真的。 </text:span><text:span text:style-name="T8">&lt;br&gt;4.</text:span><text:span text:style-name="T10">幾乎不存在哪本書能讓讀者從頭喜歡到尾。此書單裡的書都曾經讓我爽到，如果它們也能讓你覺得爽，那是緣分，如果不能，也是再正常不過的事。 </text:span><text:span text:style-name="T8">&lt;br&gt;5.</text:span><text:span text:style-name="T10">祝大家都能找到屬於自己的爽文，看書一時爽，一直看書，一直爽！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莫非踩著滿遺的尾巴了，這書雖然不怎麼樣，但</text:span><text:span text:style-name="T16">5</text:span><text:span text:style-name="T17">分左右也差不多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行文風趣、騷氣，被打這麼多一星，是因為文中對蟎蟲極為敵視，踩到了包衣雜種們的尾巴。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微</text:span><text:span text:style-name="T12">H   </text:span><text:span text:style-name="T13">網遊超能力   故事巧妙有趣，感情線秒殺一切網文。後宮開的我服。蘿蔔白菜各有所愛，這本我的仙草。 </text:span><text:span text:style-name="T12">&lt;br&gt;</text:span><text:span text:style-name="T13">後期寫偏了，真的是，，，，，，無語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都說番茄寫得白，的確是白，但我除了番茄很早期的幾本書外，其他還真就看的津津有味。無他，番茄的書節奏感太好了。雖然沒有那種激烈的裝逼打臉的情節，但是打怪升級這種</text:span><text:span text:style-name="T16">RPG</text:span><text:span text:style-name="T17">遊戲式的快感很是持久，文筆白但是勝在樸實。。不過番茄書裡的情感描寫是真心不能看啊，還是揚長避短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第一次聽到這本書，還發生過一段有趣的事情，班上的兩位同學因為在課外時間討論神墓好看還是盤龍精彩，從爭論變成爭吵，再發展為爭鬥，最後導致械鬥，在大操場上當著全校師生的面公開檢討，事情的發展比小說更精彩，讓人記憶尤深，時過境遷，兩位同學已經握手言和，但兩人因此而得的外號和傳說卻一直流傳，陳神墓，郭盤龍。我也從此知道了辰東、番茄這兩位矗立已久卻依然不倒得大神，到如今依舊是起點的標杆人物，盤龍雖然沒有神墓帶來的感動深刻，但在當時絕對是不可多得的好文，最後主角一刀劈開生死路，成為宇宙之主的姿態總是不斷的在腦海閃現，精彩。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最好看的武俠網游，主角修風神排雲天霜三絕，六指琴魔的武功，並自創自家版三分歸元氣，現在看也比現在不少小白文更合理，巳重看兩遍</text:span><text:span text:style-name="T16">,</text:span><text:span text:style-name="T17">仙草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一本悠哉悠哉的種田文，夫妻雙穿。溫和的三觀，平實有趣的情節。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男主坐上末日這趟順風車在末世廣開後宮，對比來說，這本是我看過的最爽的一本末日後宮小說，鑒於此，仙草 </text:span><text:span text:style-name="T16">PS</text:span><text:span text:style-name="T17">：拿到了不可名狀、只可意會不可言傳的個別章節未刪除版本，美滋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5">我曾經在龍空發帖吐槽過日本背景的國內網文沒幾個能起好日本名字的。雖然這個槽點很古怪，但我認為很重要。 </text:span><text:span text:style-name="T116">&lt;br&gt;</text:span><text:span text:style-name="T117">當時竟然還有幾位網友用魔禁反駁我。然而魔禁裡的名字雖然寫法很怪，但發音都沒有超出日本常用名的範圍。而國內的日本背景網文裡，許多名字根本拼不出來，包括神作級的</text:span><text:span text:style-name="T118">&lt;a href="/name/</text:span><text:span text:style-name="T119">隱殺</text:span><text:span text:style-name="T118">" target='_blank'&gt;</text:span><text:span text:style-name="T119">《隱殺》</text:span><text:span text:style-name="T116">&lt;/a&gt;</text:span><text:span text:style-name="T117">（這是我認為</text:span><text:span text:style-name="T116">&lt;a href="/name/</text:span><text:span text:style-name="T119">隱殺</text:span><text:span text:style-name="T118">" target='_blank'&gt;</text:span><text:span text:style-name="T117">《隱殺》</text:span><text:span text:style-name="T118">&lt;/a&gt;</text:span><text:span text:style-name="T119">的唯一瑕疵了）。 </text:span><text:span text:style-name="T116">&lt;br&gt;</text:span><text:span text:style-name="T119">這部</text:span><text:span text:style-name="T116">&lt;a href="/name/</text:span><text:span text:style-name="T117">小春日和</text:span><text:span text:style-name="T116">" target='_blank'&gt;</text:span><text:span text:style-name="T117">《小春日和》</text:span><text:span text:style-name="T116">&lt;/a&gt;</text:span><text:span text:style-name="T117">是我看過的第一部能起好名字的國內日本背景網文。不僅如此，還細心地標注了假名。 </text:span><text:span text:style-name="T116">&lt;br&gt;</text:span><text:span text:style-name="T117">因此，不管這部小說以後情節如何發展，會有多少雷點，我都會給它五顆星的評價。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媽了個蛋，你個鶸，紅龍猴子骸骨武士為何還不更新，錢這玩意老爺有的是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明朝：東風，特別白：杠 </text:span><text:span text:style-name="T2">&lt;br&gt;</text:span><text:span text:style-name="T3">明朝：西風，特別白：杠 </text:span><text:span text:style-name="T4">&lt;br&gt;</text:span><text:span text:style-name="T3">明朝：北風，特別白：杠 </text:span><text:span text:style-name="T4">&lt;br&gt;</text:span><text:span text:style-name="T3">明朝：南方，特別白：王炸。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觀後感：這骷髏真</text:span><text:span text:style-name="T16">TM</text:span><text:span text:style-name="T17">帥啊！就是鶸的更新不給力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我是真的驚了 這文裡就提到一次四魂之玉就犬夜叉了？侍魂這麼多角色出來了看不見？錘的</text:span><text:span text:style-name="T12">boss</text:span><text:span text:style-name="T13">全是侍魂</text:span><text:span text:style-name="T12">boss</text:span><text:span text:style-name="T13">，四魂之玉侍魂裡也有的，看評論看的尷尬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他姓朱</text:span><text:span text:style-name="T8">. &lt;br&gt;</text:span><text:span text:style-name="T9">他在大明嘉靖年間</text:span><text:span text:style-name="T8">. &lt;br&gt;</text:span><text:span text:style-name="T10">他覺得這個時代很太平</text:span><text:span text:style-name="T8">. &lt;br&gt;</text:span><text:span text:style-name="T10">他錯了</text:span><text:span text:style-name="T8">. &lt;br&gt;</text:span><text:span text:style-name="T10">他發現能依靠的只有這口刀</text:span><text:span text:style-name="T8">. &lt;br&gt;</text:span><text:span text:style-name="T10">【山貓曰】有明一代，驅除胡虜，恢復中國，陳綱立紀，以拯斯民……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龍空的大神裡，有靈氣的幾根筆桿子，周伯符（鶸）算是半根，還有半根呢，在他夫人手裡。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寫鬼寫妖高人一等 螞蟻主機板入骨三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不敢相信是鶸的書？妖鬼劍豪，天下獨行，問劍問心，些許譏嘲，滿目任俠。百鬼夜行，魔空君臨的時代，妖魔，巫女，僧侶，武士，不甘的舊日怨鬼，不幸的此世凡民，寥寥數筆，躍然紙上，韻味十足，真真稱得上筆墨留香，可點上三五燈火，佐酒而品，滋味十足。力薦！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曾經在鶸叔的書友群裡看到了鶸叔對主角的評論。所以我只能總結一下我聽後的感受：主角看似冷靜，可是不曾冷莖，哪怕成了一具骷髏，也改不了鶸叔本性。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簡直難以想像這是某個不怕老婆的惡趣味作者寫的，相當好，可惜了更新不給力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書已經水到天怒人怨了，強烈推薦看盜版，對√我說的，推薦看盜版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從不懼內伯符鳥，鶸鳥的主角果然全部是管不著褲子的，就算是沒能力的骨頭也要找個女鬼（滑稽）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夭壽啦，作者大保健被抓，又被老婆罰去去跪螞蟻了，此書不要指望完本了 </text:span><text:span text:style-name="T2">&lt;br&gt;…… &lt;br&gt;</text:span><text:span text:style-name="T3">日本戰國年代，天下紛亂不斷，妖魔鬼怪橫行霸道，平民朝不保夕艱難度日。化作骸骨的主角森羅從沉睡中醒來，仗劍行走天下，其中夾雜犬夜叉和侍魂。 </text:span><text:span text:style-name="T4">&lt;br&gt;</text:span><text:span text:style-name="T3">私以為是鶸最好的一本書，字裡間的豪俠義氣，混亂的年代，走心的氣氛，透露著逼人的靈氣，仙草可期。 </text:span><text:span text:style-name="T4">&lt;br&gt;</text:span><text:span text:style-name="T3">然而，玩票性質的寫作，同時開七八本書的瘋狂，註定這本書長不大，實在可惜。。。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三年以來，在人民解放戰爭和人民革命中犧牲的人民英雄們永垂不朽！ </text:span><text:span text:style-name="T12">&lt;br&gt;</text:span><text:span text:style-name="T13">三十年以來，在人民解放戰爭和人民革命中犧牲的人民英雄們永垂不朽！ </text:span><text:span text:style-name="T12">&lt;br&gt;</text:span><text:span text:style-name="T13">由此上溯到一千八百四十年，從那時起，為了反對內外敵人，爭取民族獨立和人民自由幸福，在歷次鬥爭中犧牲的人民英雄們永垂不朽！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挺喜歡的一位女（誤）作者的新作，背景比較魔幻，二戰後的日本一片慘澹，佔領軍過著太上皇一般的日子，然而裡世界的魔法側和掌握了新世紀科技的凡人之間卻暗流湧動，目光短淺的本土神道們卻依舊窩裡鬥——這都是什麼鬼，但是讀來好有趣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居然是“霓虹”題材的？這作者肯定是個精日份子！那咱也不用看書到底寫的什麼內容了，先人身攻擊他</text:span><text:span text:style-name="T2">/</text:span><text:span text:style-name="T3">她幾句（順便帶上他</text:span><text:span text:style-name="T4">/</text:span><text:span text:style-name="T3">她的親屬，特別是女性親屬）再說</text:span><text:span text:style-name="T4">... &lt;br&gt;---</text:span><text:span text:style-name="T3">沒錯，我就是那廣大無敵的網文讀者群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不喜歡這個題材可以不看，作者很早就說過這會是個撲街書。但真的沒必要對作者和讀者進行人身攻擊，該書的屁股坐的很正，前十章就已經定下了狂抽日帝國主義巴掌的基調。 </text:span><text:span text:style-name="T2">&lt;br&gt;</text:span><text:span text:style-name="T3">學姐曾是</text:span><text:span text:style-name="T4">lk</text:span><text:span text:style-name="T3">歷史版主，在知乎也有帳號，她關於歷史類問題的回答最大的兩個優點就是功底紮實和立場端正。相比花與劍為了討好市場和男性讀者所加入的快節奏與後宮，小春日和儘管有奇幻色彩，但因為地點和年代的敏感性，創作的要嚴肅的多。該書在起點已上架，學姐的粉絲也大都是不錯的歷史愛好者，書評區有不少有趣的科普和插科打諢，喜歡的可以去支援一下。 </text:span><text:span text:style-name="T4">&lt;br&gt;</text:span><text:span text:style-name="T3">學姐對我來說最無可取代的一點就是，除了她，上哪去找這種功底過關還願意觸碰冷門題材的網文寫手呢？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寫鬼寫妖高人一等 螞蟻主機板入骨三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風雅，這是一種很奇怪的感覺，骸骨武士是我覺得弱鳥的小說裡寫的最有意境的小說。 </text:span><text:span text:style-name="T16">&lt;br&gt;</text:span><text:span text:style-name="T17">骸骨的武士漫步在魔災的大地上，斬殺食人的妖魔，誦經超度怨靈，不為己，不為他人，只是應該如此。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過知乎上“催稿是什麼體驗”，感覺對於該妻管嚴作者應該把他綁著，再來幾個濃妝豔抹的風塵女，一起拍些不可描述的照片，威脅作者如果不畝產兩千斤就發照片給他老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第一章就捕頭面聖去了？捕頭連個九品芝麻官都算不上吧，還面聖？這皇帝也太不值錢了。就在現代，京城廳級幹部想進中南也不是輕易的吧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這本書我要強烈推薦給不看韓娛和目前書荒的朋友。 </text:span><text:span text:style-name="T8">&lt;br&gt;</text:span><text:span text:style-name="T9">豬腳高冷不跪舔，感情細膩有特色，劇情起伏又合理，我之韓娛</text:span><text:span text:style-name="T8">No.1 &lt;br&gt;</text:span><text:span text:style-name="T10">不得不說，這本書的豬腳很是令人驚豔，上一個便是香蕉的家明瞭。 </text:span><text:span text:style-name="T8">&lt;br&gt;</text:span><text:span text:style-name="T10">建議沒看過韓娛的就這本書入坑！！！ </text:span><text:span text:style-name="T8">&lt;br&gt;</text:span><text:span text:style-name="T10">不要瞧不起韓娛，好書還是有的。 </text:span><text:span text:style-name="T8">&lt;br&gt;</text:span><text:span text:style-name="T10">別太挑，你書荒就是這麼來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明明加過的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也喜歡那個女主媽媽，和我一樣的有多少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看書，付錢都好說，就是</text:span><text:span text:style-name="T16">tm</text:span><text:span text:style-name="T17">能不能別太監啊，北公公。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看了一下電視劇，被噁心了，趕緊回來再重溫一遍原作，洗洗胃。確信這是一本荒誕幽默的批判現實小說，對人性的剖析深入骨髓。小說刻畫了一批個性極端偏另類的警界青年，因為極端而被上級坑，被現實磨，夾在黑與白之間，在選擇中茫然，在茫然中拼殺。警校生活很爽快，羊城求生很爆笑，入獄當牢頭很吊，無間道很驚險精彩，緝毒敵我難分很恐怖，各方面的社會環境很寫實，最後給人一聲深深無奈的歎息。 這種高節奏的小說，要拍成</text:span><text:span text:style-name="T2">&lt;a href="/name/</text:span><text:span text:style-name="T3">越獄</text:span><text:span text:style-name="T4">" target='_blank'&gt;</text:span><text:span text:style-name="T3">《越獄》</text:span><text:span text:style-name="T4">&lt;/a&gt;</text:span><text:span text:style-name="T3">多好啊！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156">&lt;a href="/n/</text:span><text:span text:style-name="T41">遁去的鏡一</text:span><text:span text:style-name="T40">" target='_blank'&gt;@</text:span><text:span text:style-name="T41">遁去的鏡一 </text:span><text:span text:style-name="T40">&lt;/a&gt;: </text:span><text:span text:style-name="T41">非常純正的</text:span><text:span text:style-name="T40">DND</text:span><text:span text:style-name="T43">小說。我之大愛。 本書成功的塑造了一個生動的綠龍形象</text:span><text:span text:style-name="T42">-</text:span><text:span text:style-name="T41">不是披著綠龍皮的人類穿越客，而是純正的</text:span><text:span text:style-name="T40">DND</text:span><text:span text:style-name="T41">綠龍：強大，狡詐，崇拜力量，邪惡而守序，等等。這恐怕是現今網文裡塑造得最成功的幾個非人類主角之一了（客觀的說，超過了鶸的“紅龍”）。 除了這個非常成功的主角形象之外（再次強調：人物塑造是小說創作的靈魂），作者圍繞該主角也塑造了眾多非常生動的配角，比如主角的母親（開篇就非常驚豔的出場），管家，女僕長，反派矮人一號</text:span><text:span text:style-name="T40">...</text:span><text:span text:style-name="T41">等等。相比其他主角形象臉譜化，配角幾乎無形象可言的大部分小白網文來說，本書水準高出太多。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九秋：孩子，當你發文的時候，整個綠林都在低語你的名字。 </text:span><text:span text:style-name="T8">&lt;br&gt;</text:span><text:span text:style-name="T9">綠千愁：孩子，我驕傲地看著你的字數一天天變多，成為文青的化身。 </text:span><text:span text:style-name="T8">&lt;br&gt;</text:span><text:span text:style-name="T10">黑背：你要記住，我們一直都是以綠帽和喂屎統治著綠林好漢。 </text:span><text:span text:style-name="T8">&lt;br&gt;</text:span><text:span text:style-name="T10">買綠小郎君：我也相信你會謹慎地隱藏自己強大的毒性。 </text:span><text:span text:style-name="T8">&lt;br&gt;</text:span><text:span text:style-name="T10">蘭帝：但，真正的勝利，是讀者吃到你喂的屎的那糾結痛苦扭曲的一瞬間。 </text:span><text:span text:style-name="T8">&lt;br&gt;</text:span><text:span text:style-name="T10">五綠齊聲：總有一天，我們的統治將抵達終點，而你，將加冕為綠帽子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網站就是個傻 逼！！！起充最低十塊，連續簽到一個月獎勵你一毛。看書自動給你訂閱，你還找不到停止訂閱的點。隨便翻幾本書錢花花的往外流，並且就算你把書收藏到書架裡，還是得從第一頁往後翻，沒有書簽，也沒有記憶，還有網站那屎一樣的排版和美工，這他媽簡直是反人類到了極點！開網站的人是不是大腦有屎</text:span><text:span text:style-name="T16">?</text:span><text:span text:style-name="T17">為了看這本書給我噁心壞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寫龍的把幾個同行襯托得一無是處 </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143">2018.11.26</text:span><text:span text:style-name="T64">攢更中 </text:span><text:span text:style-name="T63">&lt;br&gt;</text:span><text:span text:style-name="T66">非常純正的</text:span><text:span text:style-name="T65">DND</text:span><text:span text:style-name="T64">小說。我之大愛。 </text:span><text:span text:style-name="T63">&lt;br&gt;</text:span><text:span text:style-name="T66">本書成功的塑造了一個生動的綠龍形象</text:span><text:span text:style-name="T65">-</text:span><text:span text:style-name="T64">不是披著綠龍皮的人類穿越客，而是純正的</text:span><text:span text:style-name="T65">DND</text:span><text:span text:style-name="T66">綠龍：強大、狡詐、崇拜力量、邪惡而守序，等等。這恐怕是現今網文裡塑造得最成功的幾個非人類主角之一了（客觀的說，超過了鶸的“紅龍”）。 </text:span><text:span text:style-name="T63">&lt;br&gt;</text:span><text:span text:style-name="T64">除了這個非常成功的主角形象之外（再次強調：人物塑造是小說創作的靈魂），作者圍繞該主角也塑造了眾多非常生動的配角，比如主角的母親（開篇就非常驚豔的出場），管家，女僕長，反派矮人一號</text:span><text:span text:style-name="T63">...</text:span><text:span text:style-name="T64">等等。相比其他主角形象臉譜化，配角幾乎無形象可言的大部分小白網文來說，本書水準高出太多。 </text:span><text:span text:style-name="T63">&lt;br&gt;</text:span><text:span text:style-name="T64">最後，故事精彩，文采斐然，不信去讀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改編劇的第一部是良心，第二部是垃圾。 </text:span><text:span text:style-name="T12">&lt;br&gt;</text:span><text:span text:style-name="T13">充分證明目前網改劇的高冷編劇們脫離原著以後就啥也不行，只能胡扯瞎掰靠群眾的罵聲博出位了。 </text:span><text:span text:style-name="T12">&lt;br&gt;</text:span><text:span text:style-name="T13">【第二部劇的殘障指數：八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餘罪最近電視劇來了，瞬間火了。其實看老長的書好幾年，當時第一本應該是紅男綠女還是黑鍋，一看驚為天人。老長特別擅長驚人轉折，看似山窮水盡，但是主角就是能柳暗花明，而且並不是那種特別開金手指的主角光環。對他的幾本書都是非常喜歡，但是對於電視劇就沒有興趣去看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老常的書本本仙草！妥妥的。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如果只能推薦一篇</text:span><text:span text:style-name="T8">HP</text:span><text:span text:style-name="T9">同人，那我毫無疑問要推</text:span><text:span text:style-name="T8">HPMOR</text:span><text:span text:style-name="T10">。這是一篇首發</text:span><text:span text:style-name="T8">lesswrong</text:span><text:span text:style-name="T10">翻譯在</text:span><text:span text:style-name="T8">LOFTER</text:span><text:span text:style-name="T10">的外國同人，算是原作的成人版，對</text:span><text:span text:style-name="T8">HP</text:span><text:span text:style-name="T10">的很多童話向設定進行了優化和吐槽，出色的解釋了為啥差點統治英國的大魔王居然是個腦殘反派的問題。此文以科學理性的視角和思路開了很多腦洞，屬於不僅讓人看著很爽而且令人有所收穫的作品。有些人可能會覺得哈利的性格和原作差別太大屬於崩壞人物，實際上這個問題也被很圓滿的解答了，屬於小說到最後抖的幾個包袱之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書……真的，智商低的不要看，否則你會被晦澀難懂的哲學思辨，夢囈一般的心靈拷問，還有天書一樣的科學說明給搞暈的……硬著頭皮啃到</text:span><text:span text:style-name="T12">36</text:span><text:span text:style-name="T13">章，表示實在啃不動了，先歇一下……說起來，作者能把</text:span><text:span text:style-name="T12">HP</text:span><text:span text:style-name="T13">同人寫出堪比高數課本的閱讀難度，也是神人了……不行，為了讓更多的人感受我的痛苦，也為了證明自己的智商不是真的那麼可悲，我毅然決然給了仙草！來吧，要死一起死！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05">給大家發個福利，就是</text:span><text:span text:style-name="T106">&lt;a href="/n/</text:span><text:span text:style-name="T107">滅絕十字</text:span><text:span text:style-name="T108">" target='_blank'&gt;@</text:span><text:span text:style-name="T107">滅絕十字 </text:span><text:span text:style-name="T106">&lt;/a&gt;</text:span><text:span text:style-name="T107">發的</text:span><text:span text:style-name="T108">txt</text:span><text:span text:style-name="T109">版的分段，換行，校對，還把裡番無縫銜接進去了 </text:span><text:span text:style-name="T106">&lt;br&gt;</text:span><text:span text:style-name="T107">連結</text:span><text:span text:style-name="T106">: https://pan.baidu.com/s/1WshgcSwwBsVYcs8ONPDS4A </text:span><text:span text:style-name="T107">密碼</text:span><text:span text:style-name="T106">: ux4f &lt;br&gt;</text:span><text:span text:style-name="T107">解壓密碼：</text:span><text:span text:style-name="T106">666666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37">常書欣的</text:span><text:span text:style-name="T138">&lt;a href="/name/</text:span><text:span text:style-name="T139">黑鍋</text:span><text:span text:style-name="T140">" target='_blank'&gt;</text:span><text:span text:style-name="T141">《黑鍋》</text:span><text:span text:style-name="T140">&lt;/a&gt;</text:span><text:span text:style-name="T141">、</text:span><text:span text:style-name="T138">&lt;a href="/name/</text:span><text:span text:style-name="T139">餘罪</text:span><text:span text:style-name="T140">" target='_blank'&gt;</text:span><text:span text:style-name="T139">《餘罪》</text:span><text:span text:style-name="T140">&lt;/a&gt;</text:span><text:span text:style-name="T139">寫現代刑偵故事已入化境，細節巧妙，描摹精准，偵破橋段沒有許多推理作品的做作和輕浮，文字樸實，卻蘊藏著極雄渾的張力，地氣十足，尤以</text:span><text:span text:style-name="T140">&lt;a href="/name/</text:span><text:span text:style-name="T141">餘罪</text:span><text:span text:style-name="T138">" target='_blank'&gt;</text:span><text:span text:style-name="T141">《餘罪》</text:span><text:span text:style-name="T140">&lt;/a&gt;</text:span><text:span text:style-name="T139">破偷牛案一段最具代表性。而且這兩部作品的氣質簡直天然為電視劇所打造，若能投拍，當為重案六組後的刑偵片又一大傑作。</text:span><text:span text:style-name="T140">ps</text:span><text:span text:style-name="T139">：這是馬親王當時的點評，推薦這書，主要是想推薦網劇</text:span><text:span text:style-name="T138">&lt;a href="/name/</text:span><text:span text:style-name="T139">餘罪</text:span><text:span text:style-name="T138">" target='_blank'&gt;</text:span><text:span text:style-name="T139">《餘罪》</text:span><text:span text:style-name="T138">&lt;/a&gt;……</text:span><text:span text:style-name="T139">剛刷完，意外的不錯，如果期望值不太高的話，確實可以看一看，算是網劇中的良心作了……</text:span><text:span text:style-name="T138">ps</text:span><text:span text:style-name="T139">：第二季太失望了……狗血到讓我看得尷尬癌都犯了……也不知道是換了編劇還是導演……好好的文本改成這樣……只能說，您贏了……不過我還在堅持……自己沖的值，含著淚也得看完……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其實我是不太推薦常舒欣的書的，比如余罪，黑鍋等等。我看他的書還是挺早的，那時候他還沒出名。儘管他的文筆、故事情節真的很不錯，文字很老練，可讀性也很強。但說實話，他的立場是有問題的，為了製造衝突，製造矛盾，他的套路基本就是領導都是官僚主義的，用正規辦案方法是抓不到罪犯的，其他員警同事經常是用手段對付普通老百姓、撈錢的。只有餘罪和他的同伴雖然手段有問題，但絕大多數情況下，都守住了底線，只是迫不得已用手段打擊犯罪分子。。典型的雙重標準，憑什麼別人都做不到的事情你餘罪能做到，人是社會動物，受環境的影響是很大的，稍微有點社會經驗的人就不會相信這類“童話”！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論佩妮姨媽嫁給一個大學教授，把哈利</text:span><text:span text:style-name="T63">·</text:span><text:span text:style-name="T64">詹姆</text:span><text:span text:style-name="T65">·</text:span><text:span text:style-name="T66">波特</text:span><text:span text:style-name="T65">·</text:span><text:span text:style-name="T64">伊萬斯</text:span><text:span text:style-name="T65">·</text:span><text:span text:style-name="T66">維瑞斯養成一個擁有科學素養的熊孩子的可能性。哈利在入院儀式時，與破破爛爛的巫師帽談笑風聲，最後分配到了拉文克勞。 </text:span><text:span text:style-name="T63">&lt;br&gt;</text:span><text:span text:style-name="T66">所以，這個位面的哈利是個科幻迷兼書呆？不，虵是個……即使麥克教授也會同意我的形容……是個會行走的天災。 </text:span><text:span text:style-name="T65">&lt;br&gt;</text:span><text:span text:style-name="T64">推薦理由：作者是外國教授。該同人文得到了</text:span><text:span text:style-name="T63">JK</text:span><text:span text:style-name="T64">羅琳的授權。已由</text:span><text:span text:style-name="T63">LOFT</text:span><text:span text:style-name="T64">全文翻譯，地址：</text:span><text:span text:style-name="T63">WWW.HPMOR.LOFTER.COM  &lt;br&gt;</text:span><text:span text:style-name="T64">不推薦理由：對讀者的科學素養要求較高。如果看不下去，就沒必要強迫自己。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安利一本國外的</text:span><text:span text:style-name="T52">HP</text:span><text:span text:style-name="T53">同人，給力的燒腦科普文。如果你喜歡奧數神作的話，不用猶豫，優雅的跳坑吧……書中哈利的姨媽嫁給了大學教授，所以哈利被培養成了一個充滿科學思維，聰穎且早熟的少年科學家，進了代表求知的拉文克勞，最大的亮點在於文中哈利對魔法進行了科學的研究，各種燒腦的理論假設、實驗設計，腦洞大開，趣味非凡。主配角智商都很高，總的來說，十分有趣，對了，這書是正統</text:span><text:span text:style-name="T52">BG</text:span><text:span text:style-name="T53">文，哈赫</text:span><text:span text:style-name="T52">CP</text:span><text:span text:style-name="T53">，無毒點……建議閱讀</text:span><text:span text:style-name="T54">lofter</text:span><text:span text:style-name="T53">發佈的</text:span><text:span text:style-name="T52">epub</text:span><text:span text:style-name="T53">版本，可隨時查看書中各種梗和科學名詞的解釋，降低閱讀難度。已完本，翻譯版</text:span><text:span text:style-name="T52">TXT+EPUB </text:span><text:span text:style-name="T53">下載連結見評論。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養活了多少人，你們知道嗎？萬家生佛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仙俠鼻祖，武俠百科全書！一部超越時代的作品，一座中國幻想文學的豐碑，從幻想文學史的歷史地位來說，恐怕只有近代奇幻文學鼻祖</text:span><text:span text:style-name="T2">&lt;a href="/name/</text:span><text:span text:style-name="T3">魔戒</text:span><text:span text:style-name="T4">" target='_blank'&gt;</text:span><text:span text:style-name="T3">《魔戒》</text:span><text:span text:style-name="T4">&lt;/a&gt;</text:span><text:span text:style-name="T3">可堪並論！更多蜀山類同人盤點見下帖：</text:span><text:span text:style-name="T4">http://www.lkong.net/thread-1278774-1-1.html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本書的一部分我很早就看過，很久以後才補完。首先要給評分——</text:span><text:span text:style-name="T16">5</text:span><text:span text:style-name="T17">星，給五星是因為此書原創性十足，想像力豐富，本人一向青睞高原創作品。缺點有二：一是受限於當時小說處於連載且多家連載狀態，該書有大量插敘、倒敘、碎片化等影響閱讀體驗的情節；二是人物性格塑造方面，裡面的很多正方人物囂張跋扈、蠻不講理到了很多讀者都生出了反感的程度，許多人物沒什麼惡跡卻被所謂的正道花式吊打，這樣的情節太多以至於絕大多數蜀山同人文中主角哪怕穿越也只會穿成反派同峨眉惡鬥，這麼多同人寫手的怨氣，可想而知書中峨眉小輩的嘴臉以及本書人物塑造之失敗，這其實是受限於時代，作為報紙連載作品，其受眾平均素質一般不高，樸素的善惡觀也是必要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90">神作鎮樓！</text:span><text:span text:style-name="T91">&lt;a href="/name/</text:span><text:span text:style-name="T92">蜀山劍俠傳</text:span><text:span text:style-name="T93">" target='_blank'&gt;</text:span><text:span text:style-name="T94">《蜀山劍俠傳》</text:span><text:span text:style-name="T93">&lt;/a&gt;</text:span><text:span text:style-name="T94">號稱‘武俠百科全書’，間接影響了新派武俠的發展，對鄭證因、朱貞木、梁羽生、金庸、古龍等武俠名家均有啟迪之功。成為當代眾多修真仙俠作品的標杆和描寫範本，設定被各種借鑒，直接影響誕生了中國</text:span><text:span text:style-name="T91">RPG</text:span><text:span text:style-name="T94">遊戲的巔峰之作</text:span><text:span text:style-name="T91">&lt;a href="/name/</text:span><text:span text:style-name="T94">仙劍奇俠傳</text:span><text:span text:style-name="T93">" target='_blank'&gt;</text:span><text:span text:style-name="T92">《仙劍奇俠傳》</text:span><text:span text:style-name="T93">&lt;/a&gt;</text:span><text:span text:style-name="T94">，可以說，它深刻的影響了近半個多世紀的中國幻想類作品的發展。毫無疑問，這是一部絲毫不遜色於四大名著的超級</text:span><text:span text:style-name="T91">IP</text:span><text:span text:style-name="T92">。一座超越時代的作品，一部中國幻想文學的豐碑，從幻想文學史的歷史地位來說，恐怕只有近代奇幻文學鼻祖</text:span><text:span text:style-name="T91">&lt;a href="/name/</text:span><text:span text:style-name="T92">魔戒</text:span><text:span text:style-name="T91">" target='_blank'&gt;</text:span><text:span text:style-name="T92">《魔戒》</text:span><text:span text:style-name="T91">&lt;/a&gt;</text:span><text:span text:style-name="T92">可堪並論！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143">1957</text:span><text:span text:style-name="T64">年反右，還珠平安度過。</text:span><text:span text:style-name="T63">1958</text:span><text:span text:style-name="T66">年</text:span><text:span text:style-name="T65">6</text:span><text:span text:style-name="T64">月，某雜誌刊登</text:span><text:span text:style-name="T63">&lt;a href="/name/</text:span><text:span text:style-name="T66">不許還珠樓主繼續放毒</text:span><text:span text:style-name="T65">" target='_blank'&gt;</text:span><text:span text:style-name="T64">《不許還珠樓主繼續放毒》</text:span><text:span text:style-name="T65">&lt;/a&gt;</text:span><text:span text:style-name="T66">一文，還珠讀後默然，當夜即腦溢血，由此輾轉病榻兩年有餘，臨終前口授完成了長篇小說</text:span><text:span text:style-name="T63">&lt;a href="/name/</text:span><text:span text:style-name="T64">杜甫</text:span><text:span text:style-name="T63">" target='_blank'&gt;</text:span><text:span text:style-name="T64">《杜甫》</text:span><text:span text:style-name="T63">&lt;/a&gt;</text:span><text:span text:style-name="T64">。當他講述完杜甫窮愁潦倒、病死舟中的那段結尾後，對他的夫人孫經詢說：“二小姐，我也要走了。你多保重！”二日後即溘然長逝，享年五十九歲，恰與杜甫同壽。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157">&lt;a href="/name/</text:span><text:span text:style-name="T152">蜀山劍俠傳</text:span><text:span text:style-name="T151">" target='_blank'&gt;</text:span><text:span text:style-name="T154">《蜀山劍俠傳》</text:span><text:span text:style-name="T153">&lt;/a&gt;</text:span><text:span text:style-name="T154">是一部神話小說，作者是還珠樓主李壽民。 </text:span><text:span text:style-name="T153">&lt;br&gt;</text:span><text:span text:style-name="T152">在烽火硝煙的抗戰時期，中國竟傳奇般地誕生了一部玄想超妙，光怪陸離的</text:span><text:span text:style-name="T151">&lt;a href="/name/</text:span><text:span text:style-name="T154">蜀山</text:span><text:span text:style-name="T151">" target='_blank'&gt;</text:span><text:span text:style-name="T154">《蜀山》</text:span><text:span text:style-name="T151">&lt;/a&gt;</text:span><text:span text:style-name="T154">。這部中國神話巨著，</text:span><text:span text:style-name="T153">"</text:span><text:span text:style-name="T152">開小說界千古未有之奇觀</text:span><text:span text:style-name="T153">"</text:span><text:span text:style-name="T154">，直接影響了後世的金庸等新派武俠小說的光大發展。 一代神魔武俠小說大宗師還珠樓主李善基</text:span><text:span text:style-name="T151">(</text:span><text:span text:style-name="T154">壽民</text:span><text:span text:style-name="T153">)</text:span><text:span text:style-name="T152">胸羅萬象，筆挾千鈞，在</text:span><text:span text:style-name="T151">&lt;a href="/name/</text:span><text:span text:style-name="T152">蜀山 </text:span><text:span text:style-name="T151">" target='_blank'&gt;</text:span><text:span text:style-name="T152">《蜀山 》</text:span><text:span text:style-name="T151">&lt;/a&gt;</text:span><text:span text:style-name="T152">中開創了世界上亙古未有最異想天開的奇幻世界</text:span><text:span text:style-name="T151">: </text:span><text:span text:style-name="T152">海可以煮沸，地可以掀翻，山可以移走，人可以化獸，天可以隱滅無跡，陸可以沉落無影，天外還有天，地底還有地，水下還有湖沼，石心還有精舍，靈魂可以離體。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5">生活流有幾本佳作是必看的，異界生活類的</text:span><text:span text:style-name="T116">&lt;a href="/name/</text:span><text:span text:style-name="T117">生活在異界</text:span><text:span text:style-name="T118">" target='_blank'&gt;</text:span><text:span text:style-name="T119">《生活在異界》</text:span><text:span text:style-name="T118">&lt;/a&gt;&lt;a href="/name/</text:span><text:span text:style-name="T119">大惡魔</text:span><text:span text:style-name="T116">" target='_blank'&gt;</text:span><text:span text:style-name="T117">《大惡魔》</text:span><text:span text:style-name="T116">&lt;/a&gt;</text:span><text:span text:style-name="T119">，都市休閒類的</text:span><text:span text:style-name="T118">&lt;a href="/name/</text:span><text:span text:style-name="T117">回到過去變成貓</text:span><text:span text:style-name="T118">" target='_blank'&gt;</text:span><text:span text:style-name="T119">《回到過去變成貓》</text:span><text:span text:style-name="T116">&lt;/a&gt;</text:span><text:span text:style-name="T119">，還有就是這本海外種田文的代表作</text:span><text:span text:style-name="T116">&lt;a href="/name/</text:span><text:span text:style-name="T117">高山牧場</text:span><text:span text:style-name="T116">" target='_blank'&gt;</text:span><text:span text:style-name="T117">《高山牧場》</text:span><text:span text:style-name="T116">&lt;/a&gt;</text:span><text:span text:style-name="T117">了。本書是海外生活流的標杆，也是這一小眾門類的開創者，整本書偏正能量，節奏極為舒緩，如飲一杯清茗，沒有跌宕起伏的劇情高潮，有的只是那種絮絮叨叨的溫馨小日常，和不一樣的美國生活方式，節奏雖然慢，但內容很豐富，極富生活氣息。適合輕鬆的時候慢品。（生活在異界和大惡魔一太監一爛尾，所以慎入哈！掉坑裡了不要來找我……平均訂閱：</text:span><text:span text:style-name="T116">4752</text:span><text:span text:style-name="T117">）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義母系列】主角的父親在洪水中喪生後，主角就被青梅竹馬的母親——風華絕代宛如韶齡的心姨收養了，作者對於美豔繼母的溫柔描寫也著實用心，個別橋段中繼母的光彩奪目甚至超過了青梅竹馬；每當出現主角與繼母的曖昧場景，我認為都寫的格外好！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漢使在匈奴西遷的背景下來到西方合縱連橫的故事，作者的姿勢水準可以信任。 </text:span><text:span text:style-name="T2">&lt;br&gt;</text:span><text:span text:style-name="T3">這書沒有給歐洲人降智，而是用大批穿越者這種外掛提升了漢朝的逼格，主角被作者塑造成了最近儒學復活後教授們妄想的那種原教旨儒生，保持了濃厚的東方風味；而高魔背景讓故事少了一些嚴肅感。 </text:span><text:span text:style-name="T4">&lt;br&gt;</text:span><text:span text:style-name="T3">情節還沒有完全展開，以觀後效  </text:span><text:span text:style-name="T4">&lt;br&gt;—————————— &lt;br&gt;</text:span><text:span text:style-name="T3">作者你想在惡搞文裡作嚴肅的討論？別啊，這太晉江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格局宏大，設定新穎，大長篇，上古神話背景，非傳統升級文，大背景小人物的視角，跟師姐的劍有點像，配角率人類爭種族存亡，然後主角人族小卒在其中展開人生。主角討喜，一開始是“好小姑娘應有的善良膽小”，後來慢慢轉變理智勇敢，合情合理，挺膩那些冷酷殺人狂主角的，主角為啥不能是好人，慢慢隨劇情改變才合理 </text:span><text:span text:style-name="T16">&lt;br&gt;</text:span><text:span text:style-name="T17">要說我最欣賞的一點是，貌美男師尊和少女徒弟主角的設定，仙俠八點檔的設定，作者峰迴路轉，給寫成猥褻少女，要我說這才符合邏輯，長得帥就不是猥褻了？師徒如父女，意淫徒弟什麼禽獸…所以這文真是清流。文筆美中不足，有點用力過猛，略有堆砌感，但是看出作者下了功夫，字句還是優美的，沒男作者通病但有點女作者通病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看了百八十本女頻修真，一般看個開頭就能摸清後頭是個什麼套路。 </text:span><text:span text:style-name="T26">&lt;br&gt;</text:span><text:span text:style-name="T27">總歸不是渣男表妹謀害就是農村孤女上山。凡人三件套“煉心測靈拜師父”和嬌女三件套“血統天賦金大腿”看得都要吐了。 </text:span><text:span text:style-name="T28">&lt;br&gt;</text:span><text:span text:style-name="T29">此書倒是相當用心，巧妙地拉長時間軸架空秦後亂世。名正言順地化用上古神話溜溜先秦諸子，可算不是拿著天天軋戲的</text:span><text:span text:style-name="T26">&lt;a href="/name/</text:span><text:span text:style-name="T27">道德經</text:span><text:span text:style-name="T28">" target='_blank'&gt;</text:span><text:span text:style-name="T29">《道德經》</text:span><text:span text:style-name="T26">&lt;/a&gt;</text:span><text:span text:style-name="T29">裝古典了。 </text:span><text:span text:style-name="T26">&lt;br&gt;</text:span><text:span text:style-name="T27">世界觀大概是道本位</text:span><text:span text:style-name="T26">VS</text:span><text:span text:style-name="T27">人本位，尚不明朗。人者，天之敵也，道將亡而量劫起。妖魔鑄劫救道，人族應劫渡己。（瞎掰的） </text:span><text:span text:style-name="T26">&lt;br&gt;</text:span><text:span text:style-name="T27">女主作為妖血繼承者，被欽定為不周祭劍人。這之中慢慢失卻人性覺醒自我，從傻麅子變成白切黑的過程一反套路。我就說嘛，不要因為師長好看就屁股不正用命償還，大腿再金也不如自己開掛。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神仙寫文系列。 </text:span><text:span text:style-name="T63">&lt;br&gt;</text:span><text:span text:style-name="T64">天啊我終於看到修真世界不是天天</text:span><text:span text:style-name="T65">&lt;a href="/name/</text:span><text:span text:style-name="T66">道德經</text:span><text:span text:style-name="T65">" target='_blank'&gt;</text:span><text:span text:style-name="T64">《道德經》</text:span><text:span text:style-name="T65">&lt;/a&gt;</text:span><text:span text:style-name="T66">了，而是綜合上古歷史、雜記、殘卷，像是歷史脈絡的延伸。 </text:span><text:span text:style-name="T63">&lt;br&gt;</text:span><text:span text:style-name="T66">女主小枝秘密被選為祭劍人，雖然我們都能從題目和簡介中看出之後絕對有個反轉，但她的未來裡真有被成功祭劍這個選項。所以她的目的很簡單：活著，有底氣地活著。 </text:span><text:span text:style-name="T65">&lt;br&gt;</text:span><text:span text:style-name="T64">可她的開局相當糟糕：被天下第一大佬盯著，身上染了影響性格的妖王血，抱的大腿還是個蛇精病。 </text:span><text:span text:style-name="T63">&lt;br&gt;</text:span><text:span text:style-name="T64">但她聰明，而且足夠大膽，利用一切可利用的東西。 </text:span><text:span text:style-name="T63">&lt;br&gt;</text:span><text:span text:style-name="T64">所以我覺得她能贏。  </text:span><text:span text:style-name="T63">&lt;br&gt;ps</text:span><text:span text:style-name="T64">：隱秘的修羅場賊好吃！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此書展現了古代刀筆吏們顛倒黑白、吃了上家吃下家的酸爽；情有可原、法無可恕的運用之妙，存乎一心。過於堅持不做公門狗就有點小中二了，畢竟恰恰是現代公門的進步才能允許這類人存活。 </text:span><text:span text:style-name="T19">&lt;br&gt;</text:span><text:span text:style-name="T20">此書最有意思的是三卷</text:span><text:span text:style-name="T21">49</text:span><text:span text:style-name="T20">章，隔著螢幕都能看出作者對現實中因相貌磕磣而在法律界混得不如人意的不甘。因而本書可以說是聊以自慰的</text:span><text:span text:style-name="T19">YY</text:span><text:span text:style-name="T20">版自傳。這也解釋了作者為何立場精趙。並且由於作者頗有乾貨，相關行業動態如數家珍，刻畫出來的不是臉譜化而是立體感的精趙。 </text:span><text:span text:style-name="T21">&lt;br&gt;</text:span><text:span text:style-name="T22">另外值得一提的是作者深入骨髓的直男優越感。主角一不潛明星、二不玩嫩模，就是偏愛“獨立自主”的</text:span><text:span text:style-name="T19">OL</text:span><text:span text:style-name="T20">。</text:span><text:span text:style-name="T19">4</text:span><text:span text:style-name="T20">、</text:span><text:span text:style-name="T19">5</text:span><text:span text:style-name="T20">個獨當一面的職場女高管搶著拜倒在主角光環下，可以說是非常勵志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不是宮鬥文，因為並沒怎麼“鬥”，女主和所謂的“對手”即使是最險惡時，也幾乎是井水不犯河水，後面更是同心攜手。可這篇卻依然比那些鬥得死去活來的文更可怕，令人窒息。 </text:span><text:span text:style-name="T16">&lt;br&gt;</text:span><text:span text:style-name="T17">這篇文前期的色彩鮮亮明麗得過分，幾個嬌憨的小姑娘其樂融融，簡直是後宮典範人間天堂。直到那場皇家葬禮，梁上吊成一排的殉葬宮人像一個耳光打醒了女主，也打醒了讀者。地位越高，知道得越多，就越深刻知道這是怎樣不得見人的去處。女主有寵愛，有權力，都敵不過文裡始終籠罩的灰色，壓抑得無法呼吸。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真的仙草，這應該是歷史還原度最高的後宮文。我曾以為</text:span><text:span text:style-name="T2">&lt;a href="/name/</text:span><text:span text:style-name="T3">甄嬛傳</text:span><text:span text:style-name="T4">" target='_blank'&gt;</text:span><text:span text:style-name="T3">《甄嬛傳》</text:span><text:span text:style-name="T4">&lt;/a&gt;</text:span><text:span text:style-name="T3">的生活就是真正的後宮生活，壓抑而又鬥志高昂的，在後宮裡神擋殺神佛擋殺佛。又或者也許真的有那麼幾個皇帝，真的對後宮某個妃子一往情深。直到被打臉。這是篇奇怪的文，也是篇精緻的文，但精緻裡面又有些大氣磅礴，只是這種大氣被時代背景給碾的細碎，夾雜在全文當中。高度集權的王朝、嚴苛的理法背景之下，女人是很悲哀的，哪怕是權傾天下，萬人敬仰的皇后，皇貴妃甚至皇太后，太皇太后，所有宮廷女人從母儀天下到身份卑微的婢女，都被世道碾壓的毫無心氣，調教的如同溫順的野狗，根本沒有選擇，命運也不能操縱在手，唯一的奢望就是活下去，可惜卻跟死了沒兩樣。很震撼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知道禦井烹香的文都是值得去看的好文，不過一直覺得她的文看起來有點累，除了庶女生存手冊看過，其他的文都沒怎麼看，開始對這文的印象就是劍走偏鋒，哪有後宮和諧安寧的情況，誰知看了之後才真正覺得這才應該是歷史還原度最高最應該貼近現實的後宮文。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近才看完這本，心中震撼。我也算是宮鬥文老讀者了，但自問尚未有一篇文，給我如此觀感。開頭娓娓道來，文筆有個性又細膩，女主天真爛漫，後宮也仿佛真正是一家人，其溫情差點讓我以為這是篇寵文。但慢慢地，以殉葬為代表，宮廷的傾軋、鬥爭、醜惡又緩緩展現出來，眾人的變化如此自然而唏噓。雖有戲說成分，但故事基本取材歷史，感覺是極為貼近歷史真實的後宮。中期女主人性覺醒，決定“做問心無愧之人”，又因此在宮鬥中立於不敗時，我讀到的不是勝利的快樂，而是一種更深的悲哀。當惠妃說“我只不過是想留下什麼”卻又認命時，真的戳中了我的心。這文也許不會二讀，因為其所述女子之悲深刻難言，罷卷仍久久不能平息，但卻又值得每個人讀一次！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這書算是開啟了覺哥寫作的不歸路</text:span><text:span text:style-name="T63">.</text:span><text:span text:style-name="T64">目前</text:span><text:span text:style-name="T65">3</text:span><text:span text:style-name="T66">本書</text:span><text:span text:style-name="T63">,</text:span><text:span text:style-name="T64">我覺得最好的是販罪</text:span><text:span text:style-name="T65">,</text:span><text:span text:style-name="T66">其次是這個</text:span><text:span text:style-name="T63">,</text:span><text:span text:style-name="T66">大紅的驚悚樂園反而不如這兩本好</text:span><text:span text:style-name="T65">. &lt;br&gt;</text:span><text:span text:style-name="T64">最讓人欽佩的是這書從頭到尾免費</text:span><text:span text:style-name="T63">,</text:span><text:span text:style-name="T64">然後從頭到尾認真寫沒爛尾</text:span><text:span text:style-name="T63">. &lt;br&gt;</text:span><text:span text:style-name="T64">只能感歎一下年輕時候的三渣和現在的簡直不是同一個人</text:span><text:span text:style-name="T63">....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氣運流神作，為後世眾多氣運流作者所敬仰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雖然現在已經是</text:span><text:span text:style-name="T12">404</text:span><text:span text:style-name="T13">了，但是在網上還是通過各種方法看到此文，但我想說的是，這部變身文是我現在覺得寫的最好的變身文，沒有之一。雖然</text:span><text:span text:style-name="T12">TJ</text:span><text:span text:style-name="T13">了，但是卻寫出了靈魂。書名和內容非常的貼切。既然我連女裝山脈都能接受了，這部書又怎麼會接受不了呢，況且這部變身小說卻實不錯。最後我就想吐槽男主一句。你就不能快上，上，上，上。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158">DLEER</text:span><text:span text:style-name="T17">的足球文永遠是最好的，很有層次感和內涵的文，能夠清晰地看到感受到為什麼強為什麼弱，而不是現在普遍的主角盤帶好了主角傳球能力提高了豬腳射門能力提高了豬腳頭球能力提高了</text:span><text:span text:style-name="T16">.....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完之後，人生會更堅強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書可以讓爽上天，不轉不是中國人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此書設定嚴謹文筆一流，人物形象刻畫生動，故事情節感人肺腑，在第一章就能夠讓人感動得熱淚盈眶，實在是不可多得的好書！真乃治癒系神書是也！ </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爽文，可惜被和諧了。主角一開始有一個神勇的喪屍犬手下，算是召喚流。非常爽，可惜由於福利太多，被起點封了，令人惋惜。不要不信，第一章的狗狗絕對會征服你的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仙草。積年書蟲，良心推薦。不明白那些黑子是什麼心態。大家看一下我的書單——書荒未竟，糧草先行——就明白我的口味了。開券有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這書真是神轉折不斷，令人欲罷不能，第一章就吸引了我，真是仙草啊啊啊啊啊</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此書設定嚴謹文筆一流，人物形象刻畫生動，故事情節感人肺腑，在第一章就能夠讓人感動得熱淚盈眶，實在是不可多得的好書！真乃治癒系神書是也！ </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不能自己一個人屎，要屎大家一起屎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不要問我為何給五星，我就說說下面那堆凡是評神書評仙草的都有七八個喜歡是什麼鬼？！良心呢？！我這個五星是真的摸著良心發出來的！至少作者寫的內容讓我感到了驚豔！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百年 不遇的神文，相信我。現在就立刻百度書名。不要猶豫，不要看別的評論。他們都是些自私者，不想別人看到這麼好的文章。 </text:span><text:span text:style-name="T16">&lt;br&gt;</text:span><text:span text:style-name="T17">能改變你一生的好文。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此書設定嚴謹文筆一流，人物形象刻畫生動，故事情節感人肺腑，在第一章就能夠讓人感動得熱淚盈眶，實在是不可多得的好書！真乃治癒系神書是也！ </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五星仙草神作，要說好在哪裡自己看吧，不劇透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爽文，可惜被和諧了。想看的可以找盜版網，主角一開始有一個神勇的喪屍犬手下，算是召喚流。評論裡的惡意太多了，明明就是普通的爽文。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此書設定嚴謹文筆一流，人物形象刻畫生動，故事情節感人肺腑，在第一章就能夠讓人感動得熱淚盈眶，實在是不可多得的好書！真乃治癒系神書是也！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仙草，作者滿懷愛意用第一人稱寫這本神書，文筆超凡脫俗，劇情豐滿，充滿對社會滿滿的惡意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新書連載地點 </text:span><text:span text:style-name="T16">&lt;br&gt;http://www.acgzc.com/index.php/portal/book/44 &lt;br&gt;</text:span><text:span text:style-name="T17">倒是沒太監，只是換站了。還有，別妄想讓我下海重寫湮變，我已經不寫奇葩文而是上岸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慎閱】突然想起這本書，腦子一陣疼痛，身體不由自主地抖動，幾乎癱在地上，陰寒從背後襲來，似乎有什麼來了，視野內的事物逐漸扭曲，化為一個個嬉笑著手舞足蹈的小人，混亂灼燒著我的心智，毫無疑問，這是替身攻擊！！！！（替身之力，強大精神力量的影像，屬於精神傷害）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看了風螢月的推書感覺有點眼熟，仔細一看在系統上見過，說實話擼不起來。設定確實嚴謹，文筆不小白，人物形象和動作描寫都刻畫得很生動，故事情節出人意表、感人肺腑。另，樓下推第一章的是什麼鬼？序章才是能夠讓人感動得熱淚盈眶。實在是不可多得的治癒系好書，萌新們不要錯過。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喝醉烈的酒，日最野的狗，打最貴的狂犬病疫苗。起點三大邪書之無冕的第四部名不虛傳（備註：我個人對這種書並不反感，可是因為在主站發佈的原因，導致對主角的心理描寫，雙方強烈的戰況，書中描寫的不是很清楚，希望作者注意，玩就要玩開一點，要不就別寫這種標新立異的，你看喪屍尋多麼直接，男主說咬（拆開）就深喉，玩的比你直白多了，再看看朱顏血系列，難到還不能說明什麼？）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此書從第一章開始就人與動物和諧相處，至死不渝，深入淺出，激情四射，超越種族的愛令全體讀者流淚滿面，情不自禁地給了五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神作無誤，非常爽，可惜由於福利太多，被起點封了，令人惋惜。不要不信，第一章的狗狗絕對會征服你的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我看的書算是多了，這是我印象深刻的第二個主角——第一個是烤自己腰子的精神病祝覺。 </text:span><text:span text:style-name="T8">&lt;br&gt;</text:span><text:span text:style-name="T9">本書的主角如何令人印象深刻呢？ </text:span><text:span text:style-name="T8">&lt;br&gt;</text:span><text:span text:style-name="T10">因為他在第一章就被狗日了。 </text:span><text:span text:style-name="T8">&lt;br&gt;</text:span><text:span text:style-name="T10">是的，真的被狗日了。 </text:span><text:span text:style-name="T8">&lt;br&gt;</text:span><text:span text:style-name="T10">簡直了。 </text:span><text:span text:style-name="T8">&lt;br&gt;</text:span><text:span text:style-name="T10">我已經無法用語言來表達我的心情，如果有的話，我唯一能想到的絕對是——狗日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同人仙草。非常好看的火影同人。把火影世界的體系填補的很完善，主角研究家傳影遁，研究陰陽查克拉和時空忍術，自創黑白魔術，願意放棄情感成為絕對公正的天之主尊，改變世界。</text:span><text:span text:style-name="T12">P</text:span><text:span text:style-name="T13">。</text:span><text:span text:style-name="T12">S</text:span><text:span text:style-name="T13">。鹿丸的陰影具足真的很帥。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大部分人對辰東的認識是從長生界開始的，我是從遮天。 </text:span><text:span text:style-name="T12">&lt;br&gt;</text:span><text:span text:style-name="T13">當初看了簡介，就再也放不下本書，孤寂枯燥的宇宙中，九龍拉棺，這一幕被天文局捕捉到。 </text:span><text:span text:style-name="T12">&lt;br&gt;</text:span><text:span text:style-name="T13">遮天很精彩，格局很宏大，挖坑非常多，坑越挖越多，最後終於把作者埋了，辰東的挖坑成了癮 ，愛讀的人對坑也成了癮，宛如貓撓心窩，隔靴搔癢，把持不住就一直看下去了……最後還有好多坑不清不楚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本】東方玄幻升級流神作，目前為止辰東寫的書中最好的一本。劇情大氣宏博，各種明暗線交替讓人眼花繚亂間沉醉其中。辰東最擅長的逆天寫法更是在此書中體現的淋漓盡致。就文筆而言此書中上，但就筆鋒而言這本書如同出鞘劍，風華畢露。辰東還有一本書‘神墓’也推薦，但由於太過遠古而且情節壓抑，所以不符合七規。缺點：升級過於漫長，有拖遝的嫌疑，感情描寫是薄弱項，結局為了追求‘合理’，其實是一種文青病的體現。但總體讓人滿意。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看過的最好的末世文，沒有之一。這是合理黨的菜。你會覺得在看一部美劇或者說畫面感極強的美國小說。這可能和作者寫作方式有關，不像一篇網文。情節驚心動魄，張弛有致。主角金手指極少，但是看得很爽，衝突不斷，現實向的。所有的出場人物，哪怕是路人甲，都符合人性，邏輯性，讓人印象深刻。唯一的問題是，作者一去不返，太監了。但現有的</text:span><text:span text:style-name="T16">100</text:span><text:span text:style-name="T17">多章就能喂飽喜愛末世文的胃。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情懷仙草】當年看它之時還是初中二年級的少年，看著聖體吊打天下看得熱血沸騰，不能自己。 </text:span><text:span text:style-name="T26">&lt;br&gt;</text:span><text:span text:style-name="T27">看到狠人大帝和她老哥的故事，還會有點哀傷。 </text:span><text:span text:style-name="T28">&lt;br&gt;</text:span><text:span text:style-name="T29">看到為發跡的葉凡去禁區，那陰森的描寫，還會出一身冷汗。 </text:span><text:span text:style-name="T26">&lt;br&gt;</text:span><text:span text:style-name="T27">不得不說，在我看來，沒看的</text:span><text:span text:style-name="T28">&lt;a href="/name/</text:span><text:span text:style-name="T29">聖墟</text:span><text:span text:style-name="T26">" target='_blank'&gt;</text:span><text:span text:style-name="T29">《聖墟》</text:span><text:span text:style-name="T26">&lt;/a&gt;</text:span><text:span text:style-name="T27">暫且不論，這本是辰東的一堆書裡最好的一本了。可惜開頭賊踏馬白，後來第二遍看不下去…… </text:span><text:span text:style-name="T26">&lt;br&gt;</text:span><text:span text:style-name="T27">遮天後期到完美全書，都存在一個問題：描寫乏力。 </text:span><text:span text:style-name="T26">&lt;br&gt;</text:span><text:span text:style-name="T27">什麼星辰都要裂開了，身體都要裂開了，胳膊都要斷了，以及大量路人流旁白……並且辰東的力量體系也不嚴謹，經常前後矛盾，層級不斷提升，讓人無語。現在想起來，當年的我能看完它還反復看了結尾真是不可思議。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遮天電視劇主演是王俊凱和關曉彤，簡直可怕，這還怎麼看？永遠也無法忘記關曉彤唱的你</text:span><text:span text:style-name="T16">xx</text:span><text:span text:style-name="T17">，猶如克蘇魯的呼喚。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你能想像在一片修真元嬰鬥徒鬥王的起點，突然出現一個新的流派，人體秘境，輪海，神橋，四極，大能，聖人，大帝，還有那句“成仙路上誰為峰，一見無始道成空”，驚豔太驚豔！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一個普通人或者說屌絲獲得了可以穿越到</text:span><text:span text:style-name="T19">1980</text:span><text:span text:style-name="T20">年的異能會發生什麼？這本書講的就是這樣一個故事。 </text:span><text:span text:style-name="T21">&lt;br&gt;</text:span><text:span text:style-name="T20">這裡說明一點，本書雖然是援共文，不過本書的主角是個屌絲，所以主角是愛國也愛錢。即主角獲得穿越異能後首先想做的是當時空倒爺發財，然後才是在保證自己利益的前提下幫助</text:span><text:span text:style-name="T19">80</text:span><text:span text:style-name="T20">年代的中國發展。不過這個很正常，普通人能做到這一點已經無可挑剔了。 </text:span><text:span text:style-name="T21">&lt;br&gt;</text:span><text:span text:style-name="T22">此外，本書喜歡大開腦洞，比如說在日本搞傳銷，比如說在</text:span><text:span text:style-name="T19">80</text:span><text:span text:style-name="T20">年代搞網文，比如說弄出戰略忽悠局編造一個主神來掩蓋主角的事情。 </text:span><text:span text:style-name="T19">&lt;br&gt;</text:span><text:span text:style-name="T20">這些腦洞有些的確很有趣，看起來很歡樂，不過有些腦洞就有些腦殘，看得人很尷尬。 </text:span><text:span text:style-name="T19">&lt;br&gt;</text:span><text:span text:style-name="T20">評價：仙草。很多人黑這本書，不過請相信我，這本書很不錯。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本小說，還是相當不錯的，不過真心我不希望出現什麼雞血狗血的內容，畢竟現在有一本援共的文能寫到 </text:span><text:span text:style-name="T12">50</text:span><text:span text:style-name="T13">萬字，並且能發表出來，真心不容易，所以雖然說不知道逐浪小說網有什麼其他小說，我還是充值了</text:span><text:span text:style-name="T12">30</text:span><text:span text:style-name="T13">元錢，還專門看地效的這本小說。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一本非常優秀的集直播、穿越、推理為一體的小說。人物豐滿，情節緊湊，前後呼應，構思巧妙。 </text:span><text:span text:style-name="T12">&lt;br&gt;</text:span><text:span text:style-name="T13">表面上，主角碰到謀殺案成為嫌疑人，然後穿越到福爾摩斯、別對我說謊、名偵探柯南、犯罪心理等世界裡，學習基本演繹法、微表情分析、密室分析、心理側寫等偵探知識，在觀眾的幫助下，破獲一個又一個離奇的案件，最後回到她的世界，協助警方抓住犯罪團夥，洗刷嫌疑——但實際上，這是一個自我救贖的心路歷程，主角一腳踩在連環殺手的紅線上……哇，細思極恐，她最後能成為正常人，完全是在那些老師、同伴、親人以及數十萬計觀眾的互動和幫助下，才糾正心理狀態。 </text:span><text:span text:style-name="T12">&lt;br&gt;</text:span><text:span text:style-name="T13">讀這本書，會讓每個人覺得自己有一大堆心理問題，都有可能成為潛在罪犯……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5">→_→</text:span><text:span text:style-name="T6">這書前面被噴真的不冤，不過後面真雞兒爽，你們這群跳章都不會的小白也是活該沒書看，呵呵。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單主不愧是老司機，我就粘貼一段 </text:span><text:span text:style-name="T2">&lt;br&gt;“</text:span><text:span text:style-name="T14">寶貝……你的</text:span><text:span text:style-name="T4">**</text:span><text:span text:style-name="T3">可真大，真軟……爹爹的一隻手都握不住了……” 嗅著她散發誘人異香的動人軀體，他低啞的嗓音在她耳邊肆意的說出挑逗的話來。 </text:span><text:span text:style-name="T4">&lt;br&gt;</text:span><text:span text:style-name="T3">他的兩根手指猛然擠進她的滑膩蜜穴，濕熱的甬道立刻緊緊的吸附住他的，他低喘一聲，手指疾速的在緊窒的甬道裡抖動……  </text:span><text:span text:style-name="T4">&lt;br&gt;“</text:span><text:span text:style-name="T3">求你了爹爹……不要……不要這樣……月兒真的不行了……好酥哦……快受不了了……”聽著她柔媚的呻吟聲，林雨玄狂恣的加快了手指的動作，順著兩片花瓣一次一次衝撞她的水嫩血芯，同時伸手捏住了她玉乳上的粉色乳首，用力的揉捏，擠弄，讓它在他手中更加成熟突起，發紅發硬。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方想的書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時至今日，太多小說都是龍傲天型，看完一本之後發現能記住的配角名字少的可憐。永遠是主角大殺四方，再加上毫無特點的性格以及一堆連名字都記不住的後宮，只能說煩。 </text:span><text:span text:style-name="T2">&lt;br&gt;</text:span><text:span text:style-name="T3">個人認為一本小說好不好，不在於它文筆有多生動，力量體系有多清晰，最重要的是能讓讀者因其而哭、因其而樂、因其而爽。再加上一些奇思妙想就更好了。 </text:span><text:span text:style-name="T4">&lt;br&gt;</text:span><text:span text:style-name="T3">小說雖盡、餘韻尤長，每次讀完讓人喜歡的小說，總有種悵然若失的感覺，不得不說配角刻畫的太好，林謙、韋勝、阿鬼、蒲太多角色讓人無法忘懷。 </text:span><text:span text:style-name="T4">&lt;br&gt;</text:span><text:span text:style-name="T3">期待這類小說，也期待能看到更好的小說。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每個仙俠修真類作品的作者都有自己對中國古典仙俠文化及古樸思想的解讀，並附以自己的想像和一些現代化的觀念，而</text:span><text:span text:style-name="T2">&lt;a href="/name/</text:span><text:span text:style-name="T14">妄心</text:span><text:span text:style-name="T4">" target='_blank'&gt;</text:span><text:span text:style-name="T3">《妄心》</text:span><text:span text:style-name="T4">&lt;/a&gt;</text:span><text:span text:style-name="T3">的作者在這方面則是佼佼者。小說在一個不那麼修真的開場後，進入了一個華麗的修行與世俗交織的世界，第一人稱的主角也在其中載沉載浮。作品想像瑰麗，規劃合理，視角精妙，文筆卻透出古色古香的味道，少有違和感，極少網路小說的通病，實屬精品。 </text:span><text:span text:style-name="T4">&lt;br&gt;</text:span><text:span text:style-name="T3">但，作者貌似停更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吾之仙草。即使過去了幾年了，流砂、蘇海倫、愛琳、李察、哥頓等等形象依舊栩栩如生。構裝設定不錯，位面征戰體系寧人讚歎……這是目前煙男自</text:span><text:span text:style-name="T8">&lt;a href="/name/</text:span><text:span text:style-name="T9">褻瀆</text:span><text:span text:style-name="T8">" target='_blank'&gt;</text:span><text:span text:style-name="T10">《褻瀆》</text:span><text:span text:style-name="T8">&lt;/a&gt;</text:span><text:span text:style-name="T10">以後最好的一本玄幻。  </text:span><text:span text:style-name="T8">&lt;br&gt;</text:span><text:span text:style-name="T10">另外，流沙才是真女主，過了這麼久我依舊記得她啊！ </text:span><text:span text:style-name="T8">&lt;br&gt;—— &lt;br&gt;“</text:span><text:span text:style-name="T10">時光湯湯不可回，李察握不住流沙”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有人說本書是白文，可我覺得，如果所有白文都有這樣水準的文筆和想像力，那我再不會有書荒了。在我的精神食糧備選列表中，並不拒絕文藝電影，但絕不碰文青小說，因為電影是一兩個小時的事情，來得快，去得也快，但小說卻容易帶入，能影響我相當長一段時間的心情，過於文青的小說根本就看不下去，所以我從來不給自己找虐，不管你捧殺也好，誣衊也罷，本書偏爽文性質的設定，和註定成為強者的主角，加上極出彩的文筆，完全符合我的擇書標準，</text:span><text:span text:style-name="T8">&lt;a href="/name/</text:span><text:span text:style-name="T9">褻瀆</text:span><text:span text:style-name="T8">" target='_blank'&gt;</text:span><text:span text:style-name="T10">《褻瀆》</text:span><text:span text:style-name="T8">&lt;/a&gt;&lt;a href="/name/</text:span><text:span text:style-name="T10">塵緣</text:span><text:span text:style-name="T8">" target='_blank'&gt;</text:span><text:span text:style-name="T10">《塵緣》</text:span><text:span text:style-name="T8">&lt;/a&gt;</text:span><text:span text:style-name="T10">雖美過虐，非吾之菜，本書才是我心目中煙男出品的第一必看佳作。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9">在當時</text:span><text:span text:style-name="T124">..</text:span><text:span text:style-name="T123">將所有所謂的經典</text:span><text:span text:style-name="T124">..</text:span><text:span text:style-name="T126">神書</text:span><text:span text:style-name="T125">.</text:span><text:span text:style-name="T126">牢牢踩在腳底長期霸佔第一的大作</text:span><text:span text:style-name="T124">. &lt;br&gt;</text:span><text:span text:style-name="T123">現在說到遠古神作</text:span><text:span text:style-name="T125">.</text:span><text:span text:style-name="T126">很多人只知道</text:span><text:span text:style-name="T125">&lt;a href="/name/</text:span><text:span text:style-name="T123">紫川</text:span><text:span text:style-name="T125">" target='_blank'&gt;</text:span><text:span text:style-name="T126">《紫川》</text:span><text:span text:style-name="T124">&lt;/a&gt;&lt;a href="/name/</text:span><text:span text:style-name="T126">傭兵天下</text:span><text:span text:style-name="T125">" target='_blank'&gt;</text:span><text:span text:style-name="T123">《傭兵天下》</text:span><text:span text:style-name="T124">&lt;/a&gt;</text:span><text:span text:style-name="T123">之類</text:span><text:span text:style-name="T124">...</text:span><text:span text:style-name="T123">很少人記得這一本純粹的劍與魔法的小說</text:span><text:span text:style-name="T124">.</text:span><text:span text:style-name="T123">但是不得不說在當時</text:span><text:span text:style-name="T124">.</text:span><text:span text:style-name="T123">這本才是真正長期霸佔書迷視線的神書</text:span><text:span text:style-name="T1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現代大唐的背景和莫名其妙的書名，本書結構精巧，伏線很深，開頭種種違和均有合理解釋。女兒國位面 一個男人對</text:span><text:span text:style-name="T12">20</text:span><text:span text:style-name="T13">億美女也讓人腦閃洞大開。 無視這個爛到爆的書名，這是大唐西遊現代背景的無限流小說，第一個女兒國的副本就讓人眼前一亮，話說頭幾十章讓大家懂得了什麼叫什麼熊孩子，各種神展開歡樂向作品，遺憾的之後的幾個無限世界明顯寫的不如前面，只能說前一部分部份可看。  </text:span><text:span text:style-name="T12">&lt;br&gt;</text:span><text:span text:style-name="T13">其中大唐副本太解氣了。 寇仲放棄爭霸天下後，被手下騙進密室用炸藥炸死了。因為寇仲不死李世民不安，他們這些手下就要死。寇仲不仁，別怪我們不義。 徐子陵被佛門出賣死在宋缺手裡。 我只想說死得好！ 對靜齋的分析，很客觀：就是不想人間一統。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有人說開頭很幼稚，但當年我還是小孩啊，正好適合。等我青春期了，這書開始熱血，就是燃。然後我進入了鹹魚廢柴混吃等死階段，這書開始探討哲學與人生了。總之一句話，在合適的時間遇到了合適的書，五星好評。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馭獸齋，不得不說這本書，是我的啟蒙小說，非常經典的玄幻魔寵類的小說，說真的，好久沒有看過這種類型的小說了。故事很長，出版了</text:span><text:span text:style-name="T16">6</text:span><text:span text:style-name="T17">本書，當時全部看完了，在書店，非常的震撼，你可以想像那個年紀的男孩，看到這種類型的書，簡直沉醉其中，不能自拔，從此開啟我網文的不歸路。記憶猶新，仙草，簡直就是童年的回憶。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從小喜歡逛書店，六年級的時候在書店發現了馭獸齋的第一部，斥钜資二十多元買了下來，就是這本啟蒙書，為我打開了通往網文世界的大門，也導致我至今對寵獸、幻獸、妖怪、怪獸相關類型的作品的偏好。與本書同一時期的相類作品印象最深的就是手槍的天魔神譚。同樣風格都比較適合十幾歲的少年，成年讀者可能會覺得情節比較低幼…… </text:span><text:span text:style-name="T16">&lt;br&gt;</text:span><text:span text:style-name="T17">最後，感謝據說北大畢業的作者雨魔大大，創作了這本將我帶如幻想世界的小說，斷絕了我考上北大的道路……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當年仙草，大一看的實體書。馭獸齋，不得不說這本書，是我的啟蒙小說，非常經典的玄幻魔寵類的小說，說真的，好久沒有看過這種類型的小說了。故事很長，出版了</text:span><text:span text:style-name="T16">6</text:span><text:span text:style-name="T17">本書，當時全部看完了，在書店，非常的震撼，你可以想像那個年紀的男孩，看到這種類型的書，簡直沉醉其中，不能自拔，從此開啟我網文的不歸路。記憶猶新，仙草，簡直就是童年的回憶。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藍晶唯一的仙俠救世主小說。在人、妖、鬼、魔互通的世界，大劫來臨了。主角被陷害遭門派流放，實際上卻讓主角無負擔一身輕，可以獨立自主、自立更生，然後一步一步成長，各種誤會後，意外成為大劫氣運加身的關健人物，大門派巴結和保護的物件，靠著各種仙器發明和創意，帶著部份人族渡過劫難，同時分化妖族，聯合魔族，打擊鬼族，結束大劫。人物有趣，情節緊湊，場面宏大，主角用發明創造主導人類歷史，這套路有點類似</text:span><text:span text:style-name="T2">&lt;a href="/name/</text:span><text:span text:style-name="T14">騎士的血脈</text:span><text:span text:style-name="T4">" target='_blank'&gt;</text:span><text:span text:style-name="T3">《騎士的血脈》</text:span><text:span text:style-name="T4">&lt;/a&gt;</text:span><text:span text:style-name="T3">，當然是沒</text:span><text:span text:style-name="T4">YD</text:span><text:span text:style-name="T3">情節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作者從一個很少被寫的角度開始的，一個大家族，這種題材很考驗筆力，而府天無疑是強手，她的筆力得到了證明。這本小說我看了兩遍，我對古代貴族家族很好奇，而這本書滿足了我，它很精彩。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楊皇帝對女兒的執念（笑） </text:p>
          </table:table-cell>
          <table:table-cell table:style-name="ce3" office:value-type="string" calcext:value-type="string">
            <text:p>positive</text:p>
          </table:table-cell>
          <table:table-cell table:number-columns-repeated="1022"/>
        </table:table-row>
        <table:table-row table:style-name="ro1">
          <table:table-cell table:style-name="ce4" office:value-type="string" calcext:value-type="string">
            <text:p><text:span text:style-name="T160">๑</text:span><text:span text:style-name="T17">乛◡乛</text:span><text:span text:style-name="T161">๑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書其實不是無限。只是懶得再開個書單。列入的原因是看看多少蟎蟲和跪舔的垃圾在裡面。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個作者一開新書，就到了看評分知屁股的時候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滿狗賤種討厭的我就得支持，舒服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一堆不知是蟎蟲還是其他什麼玩意的自詡中立的人士又在拼命打</text:span><text:span text:style-name="T16">1</text:span><text:span text:style-name="T17">星，它們最喜歡的就是拿所謂的團結說事，而這些的文讓它們感受到憤怒厭惡，畢竟揭了許多這些東西的垃圾祖先的罪孽。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如果分個等級，這就是幼兒向的小說。家裡寶寶</text:span><text:span text:style-name="T12">5</text:span><text:span text:style-name="T13">歲，我給他念本書，他還挺喜歡，不錯的兒童睡前故事書。建議主角永遠年輕，永遠輕鬆地的生活味，</text:span><text:span text:style-name="T12">5</text:span><text:span text:style-name="T13">顆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龍空的評分真的是垃圾，肯定是有人惡意刷分，反響好的書評分都不高，現在根本找不到書看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多爾獾又雙叒叕被剝皮楦草啦！！！！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少有的注重平民百姓利益的文。別的不少網文都是把士紳豪強土皇帝默認為“民”，把限制君權理解成放任地方豪強魚肉百姓。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剛看完最新章</text:span><text:span text:style-name="T19">387 </text:span><text:span text:style-name="T20">自投羅網，話說作者是越來越作死了，證據如下： </text:span><text:span text:style-name="T21">&lt;br&gt;</text:span><text:span text:style-name="T20">＝　＝　＝　＝　＝　 </text:span><text:span text:style-name="T19">&lt;br&gt;</text:span><text:span text:style-name="T20">錢財誰不愛？ </text:span><text:span text:style-name="T21">&lt;br&gt;</text:span><text:span text:style-name="T22">＝　＝　＝　＝　＝　我就不信那楊慶手下都是海剛峰。　＝　＝　＝　＝　＝　 </text:span><text:span text:style-name="T19">&lt;br&gt;</text:span><text:span text:style-name="T20">我已經老了，但你們的日子還長還長著呢！我不要你們做錢牧齋，你們都應該去學龔鼎孳！ </text:span><text:span text:style-name="T19">&lt;br&gt;</text:span><text:span text:style-name="T20">＝　＝　＝　＝　＝　記住，這天下終究是我們的。　＝　＝　＝　＝　＝　 </text:span><text:span text:style-name="T19">&lt;br&gt;</text:span><text:span text:style-name="T20">我們要做的是等待，是打入他們中間去，然後一點點改變他們，直到把他們改成我們想要的模樣！那時候就算再有一百個楊慶，一百個李自成又能做什麼呢？太祖之暴虐難道就比楊慶差？結果大明最後還不是咱們說了算？記住，一百年，不戰而勝！”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看到最新一章，龔鼎孳說，天下終究是我們的，三十年後我們會繼續坐在秦淮河的畫舫上，把他們當做一個笑話。 </text:span><text:span text:style-name="T16">&lt;br&gt;</text:span><text:span text:style-name="T17">不由得悲從心來，今年他們已經在慶祝四十周年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90">人設</text:span><text:span text:style-name="T91">4</text:span><text:span text:style-name="T92">星</text:span><text:span text:style-name="T93">(</text:span><text:span text:style-name="T94">主角</text:span><text:span text:style-name="T93">-0.5</text:span><text:span text:style-name="T94">星，媽個雞為什麼經歷這麼多事情後感覺智慧還退化了？！中了弱智術了吧你？！</text:span><text:span text:style-name="T91">) &lt;br&gt;</text:span><text:span text:style-name="T94">劇情</text:span><text:span text:style-name="T91">4</text:span><text:span text:style-name="T94">星（喂屎型文青</text:span><text:span text:style-name="T93">-0.5</text:span><text:span text:style-name="T92">星） </text:span><text:span text:style-name="T93">&lt;br&gt;</text:span><text:span text:style-name="T94">明明主角不討喜，劇情文青過頭，但是看著看著就停不下來 </text:span><text:span text:style-name="T91">&lt;br&gt;</text:span><text:span text:style-name="T92">這書“有毒”啊</text:span><text:span text:style-name="T91">+1</text:span><text:span text:style-name="T92">星，給個</text:span><text:span text:style-name="T91">5</text:span><text:span text:style-name="T92">星評價（實際評價</text:span><text:span text:style-name="T91">4</text:span><text:span text:style-name="T92">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首創【科研遁】法的滄海娘，在寫作中也保持著科研學習的認真態度，對不同任務世界的解構演繹足見誠意；此外，很多龍空山的梗正是借助這本書傳播開的，比如騎熊的道長什麼的</text:span><text:span text:style-name="T24">^_^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仙草，無限流經典，神門四關很多可取之處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主角是一個從陰暗之處走入光明的人。長年累積的不安全感讓他下意識地拒絕又試圖接受那些從光明伸出的手。從餘的角度看，這個略帶缺陷式圓滿色彩的故事完美地展現了人性的複雜和如何在現實和幻想中做到以適宜的妥協贏得自己的幸福。本文實際上並沒有實質上的反派，哪怕是帶有反叛色彩最濃的戴勞也被妻子愛著，失敗多次也沒有放棄自己成為最優秀的那人的執念。有的只是能純為本心而行的主角和其他有所堅持的配角，以及某些可憐的毫無底線的被可悲世界扭曲的手執虛偽的“常人”。 </text:span><text:span text:style-name="T16">&lt;br&gt;</text:span><text:span text:style-name="T17">本質是上是告誡吾等全力以赴地守護和珍惜幸福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個人仙草。 </text:span><text:span text:style-name="T2">&lt;br&gt;</text:span><text:span text:style-name="T14">前幾章比較黑暗，當年我敗退了兩次。 </text:span><text:span text:style-name="T4">&lt;br&gt;</text:span><text:span text:style-name="T3">主角不知道為了什麼活著，只是不想去死而已。 </text:span><text:span text:style-name="T4">&lt;br&gt;</text:span><text:span text:style-name="T3">為了將抱養的女兒養大，主角的身體漸漸變成魔王，原本該變成魔王的靈魂卻漸漸擁有了人類的顏色。 </text:span><text:span text:style-name="T4">&lt;br&gt;</text:span><text:span text:style-name="T3">黑暗治癒向，黑暗童話，每一個故事都很有趣。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第一次看就發現被評了個一星，這麼好的書當然要評個五星支持一下。。。 </text:span><text:span text:style-name="T16">&lt;br&gt;</text:span><text:span text:style-name="T17">畢竟是我的書。。。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有趣的創意，關於文明之間的對抗，佈局宏大，邏輯縝密。漸入佳境型。 </text:span><text:span text:style-name="T16">&lt;br&gt;</text:span><text:span text:style-name="T17">主角的分析推理能力簡直達到了恐怖的級別，總能從極微小的細節推理出許多東西，看這本書時我簡直是頭腦高速運轉啊。這本書中“智”的分量遠遠大於“力”，儘管地球文明的力量幾乎是最末等，但在主角的計算和佈局下竟戰勝了許多強大文明。。。其中第二次文明對決的結局太意外了，很佩服作者的構思能力。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隔海相望多少年了，嘖。開科研遁先河的大太監。少有的穿過烙印戰士世界的無限流文。海博士的對各個世界的背景深挖（胡侃腦補）能力過人，其神門四天關的設定影響啟發了不少設定黨。個人仙草</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無限流早期的重要作品，重要程度僅次於原著無限恐佈。設定上沒有了原著的基因鎖及聖人階，轉而創造了另一個更鮮明的力量體系，其中對主神空間的再解讀間接為後續同系列作品打下基礎。本書雖然</text:span><text:span text:style-name="T8">TJ</text:span><text:span text:style-name="T9">，但當中情節很經典</text:span><text:span text:style-name="T8">,</text:span><text:span text:style-name="T10">大劍、</text:span><text:span text:style-name="T8">3X3eyes</text:span><text:span text:style-name="T10">及聖鬥士，多年後看仍不落俗套。有別於無限流一般只有廣度</text:span><text:span text:style-name="T8">(</text:span><text:span text:style-name="T10">就是流水帳</text:span><text:span text:style-name="T8">)</text:span><text:span text:style-name="T10">而沒有深度的缺點。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深入挖掘每次穿越的背景，著重描寫未出現在原作中的設定內容，邏輯和佈局上相對嚴謹，放棄無限制兌換和基因鎖而新創神門四天關和殺敵爆卡強化。主角性格相對正常（非</text:span><text:span text:style-name="T4">N……</text:span><text:span text:style-name="T3">聖母或極度腹黑）。該書系觀滄海博士力作，據說博士深造回國後進入某高機密材料研究所，在有生之年能看到本書完本的希望已不大。被許多老書蟲認為神作！惜</text:span><text:span text:style-name="T4">TJ</text:span><text:span text:style-name="T3">，慎入</text:span><text:span text:style-name="T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一本老書。 個人最喜歡的網文之一。也是為數不多  在現在書荒還會再刷</text:span><text:span text:style-name="T52">N</text:span><text:span text:style-name="T53">周目的文 </text:span><text:span text:style-name="T52">&lt;br&gt;</text:span><text:span text:style-name="T53">本文虐主。玩梗。 還有挖坑不填。 但所構築的小說世界。讓我沉浸其中。  </text:span><text:span text:style-name="T52">&lt;br&gt;</text:span><text:span text:style-name="T53">近年網文市場愈趨商業化。穿越。強力無比的金手指。小白套路越來越成熟。 </text:span><text:span text:style-name="T54">&lt;br&gt;</text:span><text:span text:style-name="T53">看著千篇一律的網文越發提不起勁。但也正是這些我所喜愛的作品。給我帶來不一樣的體驗。 </text:span><text:span text:style-name="T52">&lt;br&gt;</text:span><text:span text:style-name="T53">個人仙草。 </text:span><text:span text:style-name="T52">&lt;br&gt;</text:span><text:span text:style-name="T53">推薦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非正統無限流。故事情節就是一個在</text:span><text:span text:style-name="T26">21</text:span><text:span text:style-name="T27">世紀最初一秒出生（還是</text:span><text:span text:style-name="T28">20</text:span><text:span text:style-name="T29">世紀最後一秒出生？）的夥計被一個“最高主神”拉著當苦力到處跑世界的故事，只允許他扮演反派。 </text:span><text:span text:style-name="T26">&lt;br&gt;</text:span><text:span text:style-name="T27">後面的希臘神話以及創世紀副本寫的很棒，對閱讀神話有一定的指引效果。 </text:span><text:span text:style-name="T28">&lt;br&gt;</text:span><text:span text:style-name="T29">本書文風並不文青，殺伐果斷是肯定的（當然後來有點後悔剛開始無差別亂殺穿越者）。主角總是用反派的身份強行救世還不聖母這一點寫的相當好——即三觀略激但總體正常符合</text:span><text:span text:style-name="T26">16</text:span><text:span text:style-name="T29">字社會主義價值觀；文風不錯，尤其是開頭那個仙劍四副本，帥氣威武的</text:span><text:span text:style-name="T26">BOSS</text:span><text:span text:style-name="T27">之霸氣一顯無餘。 </text:span><text:span text:style-name="T26">&lt;br&gt;</text:span><text:span text:style-name="T27">當然本書有一定的</text:span><text:span text:style-name="T26">gay</text:span><text:span text:style-name="T27">腐元素……要是一點都受不了那還是別看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本書評個</text:span><text:span text:style-name="T12">7.4,</text:span><text:span text:style-name="T13">那些毫無邏輯和神經病式展開的書混個</text:span><text:span text:style-name="T12">8.0+,</text:span><text:span text:style-name="T13">看來龍空這評分也就這樣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明神我是你的老纏粉！影響了我看文的很多喜好。比如只接受千手柱間</text:span><text:span text:style-name="T12">X</text:span><text:span text:style-name="T13">宇智波斑，而且性格不能和這差很多；帝俊</text:span><text:span text:style-name="T12">X</text:span><text:span text:style-name="T13">東皇太一弟等等。 </text:span></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46">[</text:span><text:span text:style-name="T32">半太監</text:span><text:span text:style-name="T31">]</text:span><text:span text:style-name="T32">這本書很不錯，不知道為什麼沒有人看，變身文中這應該算是神作了吧。從打賞的名單就能看得出來，奇幻類的變身文，竟然有十個左右的盟主，大家可以想像一下這本書的實力有多強。穿越百合推土機，法恩斯百合狂魔，高冷系女公主，強氣系女劍士。主角性格雖然不算殺伐果斷，但也可以算是比很多書強上不少。副本和劇情的開放十分大氣，從一開始黑色區域的升級的順序就可以看出作者下了不少功夫。真心的推薦大家去看看，不，是一定要去看看。（保護變身文，保護蘿莉禦姐從我做起）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前面寫的非常棒，就是看到一半後出現了個魔王，有點嫌棄他的出現</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巫師流開山作，帶著金手指的反派的成長之路，不是哈利波特裡的巫師，但是一樣詭異，不是原始社會裝神弄鬼的巫師，但是一樣血腥殘酷，滾開塑造了一個奇幻現實的巫師世界，一個冷色調的黑暗童話，沒有成人多餘粉飾，亦沒有是非善惡，利益爭鬥是唯一的主題，看不到愛恨情仇，有時間去做這種事的，大部分都死了，它是少數人才擁有的特權，這種感情比起現實，更冷，更真，更暖，主角也只是多了個金手指，多了一分超脫的可能，主角的目的也只是活下來，看的更多，看的更遠，看到更多有意思的人，物，事。</text:span><text:span text:style-name="T31">(</text:span><text:span text:style-name="T32">題外話，跟風的某書，原來還在推薦本書，有點利益，就瞬間撇的一乾二淨，真是前人種樹，後人伐</text:span><text:span text:style-name="T31">)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巫師三件套（巫師世界，巫界術士，巫師之旅）全部看過，但這本看完太久忘記了，就記得寫的特別詭異陰森，環境氛圍營造很好。後期沒啥大印象，或許是崩掉不耐煩看了。就情節而言我更喜歡那兩本，但這本是巫師流開山之作。僅就這點，足夠仙草評價了，探索者永遠值得尊敬。滾開文還有個特點，不按套路出牌，什麼時候讀都不過時，能想像這是</text:span><text:span text:style-name="T16">12</text:span><text:span text:style-name="T17">年的書？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滾開的這本書，描寫比較晦暗陰沉，比較慢熱，然而巫師巫術描寫比較細緻，巫師世界能變身侵略這個設定很出彩，結局不是很圓滿比較匆忙結尾，全文給人一種灰色的陰沉感，還是一本好書，開創了系統巫師流奠定了基礎，糧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網文想像力巔峰之作。 </text:span><text:span text:style-name="T16">&lt;br&gt;</text:span><text:span text:style-name="T17">反正我就這麼說了，愛誰誰。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巫師世界是巫師流的開創者，也只我最喜歡的一本巫師小說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好吧，很多都想不起來書名了，不過剛才想寫一仙當千但是寫不了，但是網上可以搜到，寫一些近期看過的吧，這本書設定很贊，被很多人推薦過就看了看，確實邏輯清晰，大綱明確，</text:span><text:span text:style-name="T12">G</text:span><text:span text:style-name="T13">點不斷，值得一看，安！ </text:span><text:span text:style-name="T12">&lt;br&gt;</text:span><text:span text:style-name="T13">最主要的他應該是此類的開山之作吧，看了現在很多其他類似的書，不過給他滿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玄幻、、與其說這是一部玄幻小說，還不如說這是一篇脫去歷史外衣的愛國詩章，其文細細讀來，讓我有種清末，華夏岌岌可危的感覺。 </text:span><text:span text:style-name="T63">&lt;br&gt;</text:span><text:span text:style-name="T64">可看之處：</text:span><text:span text:style-name="T65">1.</text:span><text:span text:style-name="T66">對規則之道</text:span><text:span text:style-name="T65">de</text:span><text:span text:style-name="T64">體悟，可以說是空前絕後。</text:span><text:span text:style-name="T65">2.</text:span><text:span text:style-name="T66">其情之情之純，以容不下任何雜質，包括愛情什麼的。</text:span><text:span text:style-name="T63">3.</text:span><text:span text:style-name="T66">其情節讓人時而獸血沸騰，時淒涼悲傷。對於青年來說，稚氣未脫之時看此書，不失為一次龐大的愛國教育。 </text:span><text:span text:style-name="T65">&lt;br&gt;</text:span><text:span text:style-name="T64">附上經典的幾句話： </text:span><text:span text:style-name="T63">&lt;br&gt;“</text:span><text:span text:style-name="T64">悠悠吾故土，何時可返。” </text:span><text:span text:style-name="T63">&lt;br&gt;“</text:span><text:span text:style-name="T64">蒼天可恨啊，吾之族人何時方可脫此苦獄！吾苦修魔功，若有一日殺出此地，必血洗神魔！” </text:span><text:span text:style-name="T63">&lt;br&gt;“</text:span><text:span text:style-name="T64">吾自願入此魔獄，受萬世苦劫，只願吾之族人能享一方平安！蒼天佑吾族人！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夢魘世界一步登天帶領夢魘入侵巫師世界那一段算是整本書在我心目中的高潮</text:span><text:span text:style-name="T12">;</text:span><text:span text:style-name="T13">滾開的文筆之下能勾勒出一種吸引人看下去的，獨特、詭異的氣氛（這點是滾開的特點）；這本書是我看的滾開的第一本書，然後就基本看完了他的所有書，不過除了新書極道天魔，其他書只能說一般般，算是乾糧。就算是極道天魔，也只有前期還算糧草或者仙草，後期崩的比較厲害，毒點較多。 </text:span><text:span text:style-name="T12">&lt;br&gt;</text:span><text:span text:style-name="T13">關鍵字：滾開；詭異世界觀；知識就是力量； 探索未知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這是巫師流的開山之作，晶片流似乎也由此而起。滾開在寫這本書的時候一度接近封神。 </text:span><text:span text:style-name="T26">&lt;br&gt;</text:span><text:span text:style-name="T27">這本書裡面將“巫師”的詭異寫的最好！要知道，滾開連它的玄幻</text:span><text:span text:style-name="T28">&lt;a href="/name/</text:span><text:span text:style-name="T29">永恆劍主</text:span><text:span text:style-name="T26">" target='_blank'&gt;</text:span><text:span text:style-name="T27">《永恆劍主》</text:span><text:span text:style-name="T28">&lt;/a&gt;</text:span><text:span text:style-name="T29">都能寫成驚悚文……這一點比巫師之旅強的多。最大的看點就是對於血脈的發掘，我非常喜歡。 </text:span><text:span text:style-name="T26">&lt;br&gt;</text:span><text:span text:style-name="T29">最大的缺點便是，這本書基本上算是爛尾。在時空亂流裡頭一呆千年，回來之後便是草草的成了始祖…… </text:span><text:span text:style-name="T26">&lt;br&gt;</text:span><text:span text:style-name="T27">若是滾開當年有耐心將它寫到六級巫師以上再成始祖，必定封神！ </text:span><text:span text:style-name="T26">&lt;br&gt;</text:span><text:span text:style-name="T27">仙草</text:span><text:span text:style-name="T26">+</text:span><text:span text:style-name="T27">！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天馬行空般的想像力，唯一不爽的是主角過於涼薄，但作為巫師流的開山怪，這本書不容錯過。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個人二十年閱讀網文，受到感動次數寥寥無幾，這部作品無疑做到了。寫出了在一個莽荒混亂的世界人類種族如何艱難生存和奉獻的感動。立意無疑高於大多數網文作品。這本書，也是這位大神的巔峰作品。 </text:span><text:span text:style-name="T2">&lt;br&gt;</text:span><text:span text:style-name="T14">不足之處：由於立意不在於個體角色，小說主角的人物刻畫稍有欠缺。設定所致難免的，我們也不能苛求。同時，後期的描線稍有所繁雜反復，場面描寫可以稍微精簡一些！ </text:span><text:span text:style-name="T4">&lt;br&gt;</text:span><text:span text:style-name="T3">個人評分：</text:span><text:span text:style-name="T4">9</text:span><text:span text:style-name="T3">分 </text:span><text:span text:style-name="T4">&lt;br&gt;</text:span><text:span text:style-name="T3">糧草和仙草之間，考慮那麼多年看下來仙草作品確實沒幾部還是給仙草，希望後來書友可以抽時間看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從來男兒有淚不輕彈，可是真的，你沒看完就真的不要亂說。裡面的情節真的很讓人心痛，但是又很真。每個人物寫的有血有肉，有自己的一份精彩人生。這本小說裡面，很多時候都讓我的內心震撼不已。那種種族的羈絆，師徒之情，描寫的很真實，但是有很殘酷，就好像真的發生一樣。在那一章，三跪謝師恩，真的是一邊看，一邊停不下眼淚，就是心中不知道那根線被觸及了，雖然現在再次看一遍，還是有點淚湧眼眶的感覺。雖然真的書真的很長，但是不認真看，真的無法體會到那種觸動感，特別是男生，有熱血也有無奈，但這就是人生吧！三分元神之前的確不咋地，可以看出很多書的影子，但三分之後非常精彩，作者寫出自己的風格，內容非常棒！</text:span><text:span text:style-name="T2">&lt;a href="/n/</text:span><text:span text:style-name="T3">帝罡</text:span><text:span text:style-name="T4">" target='_blank'&gt;@</text:span><text:span text:style-name="T3">帝罡 </text:span><text:span text:style-name="T4">&lt;/a&gt; </text:span><text:span text:style-name="T3">謝推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我真的服氣作者，毛蟲版</text:span><text:span text:style-name="T52">&lt;a href="/name/</text:span><text:span text:style-name="T53">魯濱遜漂流記</text:span><text:span text:style-name="T52">" target='_blank'&gt;</text:span><text:span text:style-name="T53">《魯濱遜漂流記》</text:span><text:span text:style-name="T52">&lt;/a&gt;</text:span><text:span text:style-name="T53">。一隻毛蟲從吃樹葉開始的生存進化史，讓我又一次打開新世界大門，原來還能這樣的騷操作！而且居然能寫那麼好看！有逗比的紅頭蟋蟀小弟，有深情款款一心為主角奉獻，整天想和他生蟲子的冰蝴蝶，有可愛蠢萌的花仙子……我都為這幫蟲子感動了。冰蝴蝶自殺時我恨不得揪住主角和她生蟲子。麻辣電線，優酪乳僵屍……看主角收集不同食物就像看魯濱遜發現檸檬樹一樣驚喜。金手指有趣，主線流暢，腦洞清奇，人物（蟲子？）生動，幽默輕鬆。雖說寫的是毛蟲，但合理，邏輯性都不缺，沒有降智打臉，有的純粹是有趣的世界展開冒險和夥伴，</text:span><text:span text:style-name="T54">&lt;a href="/name/</text:span><text:span text:style-name="T53">動物世界</text:span><text:span text:style-name="T52">" target='_blank'&gt;</text:span><text:span text:style-name="T53">《動物世界》</text:span><text:span text:style-name="T52">&lt;/a&gt;</text:span><text:span text:style-name="T53">粉絲仙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我這個人偏愛重生流便是這本開始。 </text:span><text:span text:style-name="T2">&lt;br&gt;</text:span><text:span text:style-name="T14">這本書整體都相當不錯，前期專心升級，自創功法，這是我的爽點。後期去征伐世界、掌控皇朝什麼的都沒有寫崩。但不知道為何後期草草完本，好多線都沒有展開…… </text:span><text:span text:style-name="T4">&lt;br&gt;</text:span><text:span text:style-name="T3">其實這本比劍動山河還好的！可惜了。  </text:span><text:span text:style-name="T4">&lt;br&gt;</text:span><text:span text:style-name="T3">以上，個人仙草。其實嘛，，現在看也就是個糧草</text:span><text:span text:style-name="T4">-</text:span><text:span text:style-name="T3">的爽文咯。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書當年不溫不火的，直到看了最近烏賊寫的同類型的武道宗師，才發覺這本書有多優秀多超前。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就沖一天，作者筆下的桔梗、黃泉、兩儀式、劍心、法修的性格人物形象和原著幾乎沒有區別，這一點就足夠給仙草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書中個個人物生動，做事直指本心，求不得混元，便求長生。爭天地一線，取混元道果。嘻笑怒駡，神仙本色。相比來說，前面一部分主角弱的時候反而是最經典的。宅豬寫書格局不輸辰東。就是有些慢熱，前面的幾十章很容易讓人感覺無趣沒水準，但他往往是在那以後開始爽翻天！堅持看過去前面幾萬字，後面的絕對精彩。尤其是帝尊中期補天神人那時期機鋒交接簡直讓人窒息，拍案叫絕。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機緣巧合，宅豬的這本反而是我看追洪荒文歲月時代最後看過的基本之一，不管別人怎麼看，我很喜歡他快速結束原洪荒劇情轉而開拓新生“洪荒世界”的戲碼，新的世界的事和人與洪荒既相似對應又極為不同，既“變化”又“神似”，鴻鈞、巫、妖等待都可以找到對應，作者對洪荒的理解和擴充魔改通過主角在這個世界經歷展現了出來，不像後來的大量跟風者純粹就是黏貼的</text:span><text:span text:style-name="T16">npc</text:span><text:span text:style-name="T17">隨時鐘猜個字觸發歷史進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仙逆絕對是網文仙俠的經典作品，從可讀性和閱讀的愉悅感來說是獨一無二的。同時這部書開創性的運用世界壓制解決了打怪升級網文，主角升級太快引人忌憚，隱藏大</text:span><text:span text:style-name="T8">boss</text:span><text:span text:style-name="T9">視而不見主角做強做大的邏輯缺陷。為後續此類型文章提供了可借鑒的參考。耳根大神後續作品也很不錯，要超過仙逆難！ </text:span><text:span text:style-name="T8">&lt;br&gt;</text:span><text:span text:style-name="T10">龍空文青小資多，對於連載大眾爽文評分過低。個人認為網文出於網路，生於大眾，還是應該是大眾的體驗感為主要評論依據。 </text:span><text:span text:style-name="T8">&lt;br&gt;</text:span><text:span text:style-name="T10">個人評分</text:span><text:span text:style-name="T8">9.3</text:span><text:span text:style-name="T10">。 </text:span><text:span text:style-name="T8">&lt;br&gt;</text:span><text:span text:style-name="T10">仙草！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仙逆以後，耳根鐵粉。求魔看完，粉轉路人。封天過半，徹底拉黑。一念永恆，點都不想點。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唯一的跟風，秒殺原著的，耳根現在的影響力比忘語還要大吧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很多人是看了凡人，再知道仙逆，我不是，我是先仙逆再凡人。因此，當初不知道什麼凡人流。 </text:span><text:span text:style-name="T12">&lt;br&gt;</text:span><text:span text:style-name="T13">恰恰是開頭模仿凡人的那一段，讓我覺得是最大的敗筆，差一點就沒堅持下去，堅持到破碎的四大仙界，關於界內界外，掌尊古神的設定出場，會發現一個謎團夾雜著一個謎團，情節曲折，內容豐富，人物特徵鮮明。 </text:span><text:span text:style-name="T12">&lt;br&gt;</text:span><text:span text:style-name="T13">出了洞府界之後，假如直接完結多好，最終還是陷入了開頭一樣寡淡無味的情節中去。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張自然道：“還缺敖鸞一人。”龍女聽後，面望周清，周清終究奈何不得。兩人對望了一眼，敖鸞大叫道：“我便去了。”說便橫劍自死，一縷芳魂朝封神台去了。周清知道，再也見不到當年那個手提神劍，英姿颯爽的少女了。就算能見，也是五十六億年後的事情了。     </text:span><text:span text:style-name="T12">&lt;br&gt;</text:span><text:span text:style-name="T13">我喜歡上敖鸞這個角色了。 </text:span><text:span text:style-name="T12">&lt;br&gt;</text:span><text:span text:style-name="T13">本書梳理了中國神話體系，開創了洪荒這個流派，圍繞“天地不仁，以萬物為芻狗。”來展開情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平心而論，優秀的籃球小說確實寥寥無幾，大多數作者都是偽球迷，連規則和球員特點都不知道，完全是憑著主觀胡寫，看著就讓人發笑。這本書總算還可以看，所以對我來說就是仙草了。得分這麼低，大概是因為把能黑的都黑了個遍吧，喬丹</text:span><text:span text:style-name="T8">AI</text:span><text:span text:style-name="T9">科比硬特麥迪詹姆斯大本朗多，幾乎佔據球迷的多半壁江山？然而黑的大多有理有據，然而我還是要說還是計算</text:span><text:span text:style-name="T8">WS</text:span><text:span text:style-name="T10">比</text:span><text:span text:style-name="T8">PER</text:span><text:span text:style-name="T10">要好一些。除此之外，感覺抱團之後主角能力大幅度降低，你能想像會投三分的喬丹和超級加強版皮蓬加上一群不錯的替補竟然會越打越艱難嗎？只能說是把主角寫的太牛逼了只好人為增加難度了。除此之外，作者對</text:span><text:span text:style-name="T8">NCAA</text:span><text:span text:style-name="T10">、</text:span><text:span text:style-name="T8">NBA</text:span><text:span text:style-name="T10">以及美國娛樂社會都寫的很不錯，不僅僅是乾巴巴的比賽比賽。非常好。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有個叫琥珀的女術士從異界來到地球，因法則不同只能跟人類進行意識交流，並需要人類的説明。主角就是跟女術士進行意識交流的人，主角幫助琥珀，並且喜歡上了美麗溫柔的琥珀，後來劇情推動下主角陰差陽錯穿越到術士統治的世界，有個反派臨死前告訴主角術士們以善於操縱普通人的命運而聞名很多位面，他預言主角也是命運被術士操縱而不自知的傻瓜——在它看來主角的穿越絕非偶然，看到這裡前面琥珀溫柔可人的形象難道都是假像？……細思恐極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剝去神話的外衣，講的的是</text:span><text:span text:style-name="T2">6</text:span><text:span text:style-name="T3">個老牌大佬與一個新崛起的大佬之間的故事。主角從一個心狠手黑的小混混做起，無所顧忌，百無禁忌，各種悶棍，發家致富。有了點自己的勢力，發現以前的心狠手黑不能處理所有的問題了，得講究一下吃相，講究一下妥協。開始和他人結盟。而</text:span><text:span text:style-name="T4">6</text:span><text:span text:style-name="T3">個老牌大佬中有一個在上一次矛盾中敗得元氣大傷的哥們，通天看中了主角，不斷的幫助主角，以為主角未來會讓自己拿回自己失去的東西，結果主角成為新進大佬後有自己的利益考慮，在最後的決戰中恢復自己小混混的本性，算計深。而另</text:span><text:span text:style-name="T4">2</text:span><text:span text:style-name="T3">老牌大佬仗著自己實力雄厚，輕敵了，失了算計，敗的吐血。主角成為這次爭鬥的最後贏家。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書頗為奇特的地方在於，小說開頭幾十萬字完全就是本普通到不能再普通的九流小白文，但轉折發生在小說劇情推進到地仙界，神機進入超神模式，故事的整體架構，設定的創意度都有了顛覆性的提高，融合封神西遊蜀山這三本中國歷史上最為著名的幻想文學巨著，打通內在的歷史淵源，以量劫為達摩克裡斯之劍，大膽演繹，終成一派始祖，由此洪荒流成為網文仙俠流派中的一個重要支流。其中十二祖巫，聖人體系，天人功德說，女媧繡球滅恐龍等經典橋段被人不斷借鑒，為人所津津樂道。最 讓人啼笑皆非的是，其影響力居然從大陸延伸到了臺灣，其設定被某邪教抄襲，成了傳教聖訓的一部分，確實有些讓人哭笑不得。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剝去神話的外衣，講的的是</text:span><text:span text:style-name="T2">6</text:span><text:span text:style-name="T3">個老牌大佬與一個新崛起的大佬之間的故事。主角從一個心狠手黑的小混混做起，無所顧忌，百無禁忌，各種悶棍，發家致富。有了點自己的勢力，發現以前的心狠手黑不能處理所有的問題了，得講究一下吃相，講究一下妥協。開始和他人結盟。而</text:span><text:span text:style-name="T4">6</text:span><text:span text:style-name="T3">個老牌大佬中有一個在上一次矛盾中敗得元氣大傷的哥們，通天看中了主角，不斷的幫助主角，以為主角未來會讓自己拿回自己失去的東西，結果主角成為新進大佬後有自己的利益考慮，在最後的決戰中恢復自己小混混的本性，算計深。而另</text:span><text:span text:style-name="T4">2</text:span><text:span text:style-name="T3">老牌大佬仗著自己實力雄厚，輕敵了，失了算計，敗的吐血。主角成為這次爭鬥的最後贏家。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完本】開啟群傳金庸修仙流的一部書。文筆中等，善於感情和心裡的描寫，尤其是對於女性的描寫，簡直入木三分，情感交葛那絲溫潤如玉的感覺讓人欲罷不能。推薦其中的倚天卷，實在是巔峰之作。缺點：由於是太過於自我的一部書，有些流水帳和念念碎，作者不會襯托高潮和略寫情節，這是一大短板。太過於執著於一些無意義的細節，例如鬍子等等，讓人感覺十分不爽，書中的一些世界觀有些奇葩，結局可能是由於靈感不到位，所以有些呆板，其實還可以更加圓滿。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真沒的說，誅仙部分跟其他部分簡直雲泥之別，單誅仙評仙草，其他部分毒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無限腦洞流（仙草是平衡分），才看了沒多少，不過挺有意思的。這次的書評我不想評論這書，只想討論下優書庫“二次元”目錄下找書的技巧。如果你討厭宅味，又遭遇書荒，不得不在優書庫“二次元”框架下覓食，那麼二次元搜書技巧第一：看評分基本是沒用的。二次元目錄下一大堆</text:span><text:span text:style-name="T2">6</text:span><text:span text:style-name="T3">分以上的書，然而你想從其中找出糧草，神農都會被翔給埋死，沒錯，是“埋”死。第二：通過評價人數來篩選。高分的經常是十來個評價刷出來的，所以坑人。然而評價人數很多的，起碼有吸引那麼多人來評價的因素。這樣的書，即便評分只有</text:span><text:span text:style-name="T4">5</text:span><text:span text:style-name="T3">分，也很可能是糧草。我的標準是，超過</text:span><text:span text:style-name="T4">150</text:span><text:span text:style-name="T3">人評價的書，就值得去看看書評，看看開頭試一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做為</text:span><text:span text:style-name="T16">10</text:span><text:span text:style-name="T17">年書齡，居然很投入的看完了。只能說這本書真的不錯，人物描寫形象深刻性格突出，仿佛書中每個角色都是活的。而且整本書看完有種猶然未盡……最後親人一個個的離去，看的挺傷心的，確實投入進去了。下輩子，還要和你一起慢慢變老。在一起，就是一輩子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太祖有一次和太宗開玩笑，說你是不是有個弟弟叫鄧小閑，太宗一臉懵逼，旁邊丞相聽了竅笑不已。太宗還是吃了讀書少的虧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十星推薦】嗯，此處要推薦的是蘭陵笑笑生大濕的不朽傑作</text:span><text:span text:style-name="T63">&lt;a href="/name/</text:span><text:span text:style-name="T64">金瓶梅</text:span><text:span text:style-name="T65">" target='_blank'&gt;</text:span><text:span text:style-name="T66">《金瓶梅》</text:span><text:span text:style-name="T65">&lt;/a&gt;</text:span><text:span text:style-name="T64">。這其實是一部同人作品，借用了水滸傳的梗，以宋朝為背景，卻產出了一篇基於明季社會衍生而成的優秀世情諷刺官場商戰黑道後宮文，對當時的社會結構和政商關係都有著極為深刻的反映。本朝太祖曾和當時正在中央部委工作的萬裡在閒聊時說到，</text:span><text:span text:style-name="T65">&lt;a href="/name/</text:span><text:span text:style-name="T66">紅樓夢</text:span><text:span text:style-name="T63">" target='_blank'&gt;</text:span><text:span text:style-name="T66">《紅樓夢》</text:span><text:span text:style-name="T65">&lt;/a&gt;</text:span><text:span text:style-name="T64">反映古代的政治，</text:span><text:span text:style-name="T63">&lt;a href="/name/</text:span><text:span text:style-name="T64">金瓶梅</text:span><text:span text:style-name="T63">" target='_blank'&gt;</text:span><text:span text:style-name="T64">《金瓶梅》</text:span><text:span text:style-name="T63">&lt;/a&gt;</text:span><text:span text:style-name="T64">反映古代的經濟，搞經濟建設不可不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神</text:span><text:span text:style-name="T16">TM</text:span><text:span text:style-name="T17">最後更新一個月前。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身為同人的同人竟然拖了這麼久才完結，我也是醉了，品質不必多說和黑旗商會一樣都是經典好書，但是主角撩了這麼多妹子我真的很想看後宮的修羅場——上位者聯盟啊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我在</text:span><text:span text:style-name="T16">sis</text:span><text:span text:style-name="T17">等你啊，蛙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從翠微居倒閉到飛盧的關站整改，從飛盧的關站整改到書客的封書下架。這年頭哪還有一個網站可以安安心心寫好書啊。惜哉！蛙大可有未刪節版嗎，我在</text:span><text:span text:style-name="T16">sis</text:span><text:span text:style-name="T17">等你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無限流，一個被人寫爛的題材，生化危機、學園默示錄被各種無限流用爛的劇情，但青蛙作為一個老作者卻舊瓶裝新酒，給我們帶來了一些不一樣的味道。的確這是一本偏無腦的爽文沒有青蛙之前作品的那些深度，但這本爽文卻足以可以在同類型作品鶴立雞群了：智商基本線上又各具特色的主角配角，看似老套實則頗有創新的劇情，整體完整自洽的邏輯，還有資深老司機的嘿嘿嘿劇情，你還能對一本爽文再要求什麼嗎？小白可以在此書中被各種密集的爽點爽上天，老白則可以享受其中看似熟悉卻又頗具新意的劇情帶來的驚喜，並對其中對一些只有老白才懂的吐槽微微一笑。不要太苛求作者了，雖然作者說是為了賺錢，但作品中也能看到作者在用心給我們一個有新意的好故事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本來只是想看看，居然有人說這本書的主角沒有腦子？！笑的我前列腺都要噴了。本來按</text:span><text:span text:style-name="T12">YY</text:span><text:span text:style-name="T13">小說的套路，主角應該是一路龍</text:span><text:span text:style-name="T12">X</text:span><text:span text:style-name="T13">天，然後在你看我一眼，我殺你全家。第一個副本，作者活靈活現的寫出了一個屌絲突然獲得力量後如何自我膨脹的……雖然廣大吃瓜群眾喜聞樂見，但如果只是這點並一直保持，那只有說青蛙墮落了，變成了一個要錢不要那啥的垃圾生產者。第二個副本開始前，主角就開始用頭腦而不是下半身來思考得到力量後怎麼讓自己利益最大化，並且從現實的角度分析，我覺得他做非常好，在現在的網文中，不常見。關鍵還不是這個，而是主角的轉變非常自然，很多書這種轉變往往成為說教或者灌雞湯。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可以告訴你的是，我在玩左派的時候，被左派一片叫好，這本現在玩小白化的時候，也被針對的小白讀者叫好。一個作者，無需讓所有人滿意，但只需讓他想要的市場讀者滿意就行了。目前看，這個戰略目的已經達到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我真是受不了你們這些看什麼都綠的蠢貨了。作者寫了一個“雪白的小腿”立馬腦子裡腦補了女將軍多美多美。真是太像魯迅筆下那個“一見短袖子，立刻想到白臂膊，立刻想到全裸體，立刻想到生 殖器，立刻想到性交，立刻想到雜交，立刻想到私生子”的傻逼。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現在龍空的評分越來越像起點這種網站靠起啦，讀者越來越中二，評分不從文筆、構思、邏輯、總體來，而是逮到一個點猛噴，就說說躍千愁的書，到底哪裡戴綠帽了，那些女人和主角發生過關係了？不過是單方面喜歡主角罷了，如果這樣也算戴綠帽，那豈不是說很多言情電視劇都是綠帽滿天飛了，因為感情永遠錯綜複雜，喜歡男主的永遠不會只有一個女生，而最後卻只有一個女主，女二甚至女三四五都給男主戴綠帽了？搞笑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麼一本好書被你們這些人罵，真是冤。天天罵此書綠的，你們是不是有毛病， 難道是個女人就得是主角的？你們是不是腦子有病。像你們這樣的，去看種馬後宮文吧。別他嗎看此書。 </text:span><text:span text:style-name="T12">&lt;br&gt;</text:span><text:span text:style-name="T13">我是看過這書後才去看飛天的，和這本書差的太遠了，說明作者在進步。 </text:span><text:span text:style-name="T12">&lt;br&gt;</text:span><text:span text:style-name="T13">也希望大家能靜下來好好看看此書，不要人云亦云。這本書不論是情節，語言，人物刻畫，都是上上之選。明顯作者是個有閱歷之人。非常喜歡書中一句話，走的是路，交的是朋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聞名不如見面！ </text:span><text:span text:style-name="T52">&lt;br&gt;</text:span><text:span text:style-name="T53">書荒終於鼓起勇氣來看他的這本書。 </text:span><text:span text:style-name="T52">&lt;br&gt;</text:span><text:span text:style-name="T53">邊看邊噁心，堅持了兩百章，只是為了文筆。 </text:span><text:span text:style-name="T52">&lt;br&gt;</text:span><text:span text:style-name="T53">我想說，綠欠抽我真想抽你幾個大巴掌！ </text:span><text:span text:style-name="T54">&lt;br&gt;</text:span><text:span text:style-name="T53">綠倒是沒覺得。 </text:span><text:span text:style-name="T52">&lt;br&gt;</text:span><text:span text:style-name="T53">這主角是真猥瑣虛偽弱智無恥，見個人就結拜，令狐公子是真愛，力量體系全崩潰，格局不如村委會，女人轉頭就能賣，仇人隔天成友愛，蠅營狗苟如吃糞！ </text:span><text:span text:style-name="T52">&lt;br&gt;</text:span><text:span text:style-name="T53">我現在才明白，原來滾開是多麼偉大的作者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還以為書評會說些謀略的缺陷，怎麼一個勁扯綠。 </text:span><text:span text:style-name="T16">&lt;br&gt;</text:span><text:span text:style-name="T17">自己無法全盤負責就不能耽誤別人去搞曖昧。說綠的佔有欲強了點，牛有道只是不喜歡欠別人，他認為喜歡他的女人就是債，因為他一直在往上爬，他處境太危險。   對於這書的遺憾就是明眼人太少，就波波和隱相，其他人都沒遠見，現實的最大矛盾應該是進階元嬰的天塹，其中多少人傑如何瞞天過海，暗度陳倉。如今天下大勢應該是莎如來為幕後，主角急先鋒，暗中推動顛覆全域，所謂九為極數，太穩，固化了，要變亂。從聖地歷練開始導火線。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書寫的很好，看到很多人給的分這麼低，專門註冊個號來打分。說什麼綠帽的，我只想說，這種人總是看不清現實，以為所有的女人都是主角的女人，好自己代入</text:span><text:span text:style-name="T2">YY</text:span><text:span text:style-name="T3">一樣。在本書的這種情況，出現那些情節哪裡有問題了。要是最後唐掌門要是非合理狀態下，沒有最後和主角在一起，被強行和別人在一起。那我到是承認作者有綠帽心態。至於其他情節都寫的蠻好，個人覺得</text:span><text:span text:style-name="T4">6.7</text:span><text:span text:style-name="T3">到</text:span><text:span text:style-name="T4">7.2</text:span><text:span text:style-name="T3">之間。介於被惡意打低分，我給滿分拉下分值。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今天終於看透這個網站了，反正一個郵箱一個號，想拉多少水軍拉多少水軍，</text:span><text:span text:style-name="T12">3.6</text:span><text:span text:style-name="T13">分，我說咋評分排名高的小說也沒找到幾本好看的，全尼瑪是智障兒童和水軍。是不是書裡有一個女的男主就得娶一個啊，娶得過來嗎弟弟們。一群智障嗎，男主對誰有意思了，整個看到母的就能上種馬有意思嗎，都是</text:span><text:span text:style-name="T12">yy</text:span><text:span text:style-name="T13">小說吧過來的吧呵呵。樂了樂了，還有那些說看小說就是為了爽的，我求求你們別看書了，去看裡番，看肉文吧，手沖多爽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實姐系列】本書主角是南朝劉宋時期的山陰公主劉楚玉（被作者進行了白蓮花式處理），需要打斷腿送來骨科改造的是她的天子弟弟劉子業，一名重度姐控患者。</text:span><text:span text:style-name="T16">PS</text:span><text:span text:style-name="T17">：其實我覺得這段故事參照歷史原文來看比小說的描寫有趣得多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速度讓你的魔障波特曼出場！ </text:p>
          </table:table-cell>
          <table:table-cell table:style-name="ce3" office:value-type="string" calcext:value-type="string">
            <text:p>positive</text:p>
          </table:table-cell>
          <table:table-cell table:number-columns-repeated="1022"/>
        </table:table-row>
        <table:table-row table:style-name="ro1">
          <table:table-cell table:style-name="ce3" office:value-type="string" calcext:value-type="string">
            <text:p><text:span text:style-name="T38">SC</text:span><text:span text:style-name="T3">我是玩過一點點，但這本書吸引我的不是</text:span><text:span text:style-name="T4">SC</text:span><text:span text:style-name="T3">的內容，而是那種大學生活的風趣描寫和有關於比賽的奮鬥與激情揮灑，可以說哪怕寫得是我完全沒玩過的遊戲我也還是喜歡這本書，</text:span><text:span text:style-name="T4">SC</text:span><text:span text:style-name="T3">的細節描寫更是增加了真實感與代入感。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因為這本小說上的中南大學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星際爭霸小說，遊戲文中的小眾，也是此類中的代表。這書有很多是情懷，但是此書原本品質真的不差。主角性格也比較討喜，雖然吊兒郎當像個流氓，但是三觀正人品好，關鍵時刻總能靠得住。在一個星際很火的位面，主角由於被未來女主</text:span><text:span text:style-name="T12">Solo</text:span><text:span text:style-name="T13">吊打後知恥後勇，陰差陽錯遇見一個便宜師傅，莫名其妙走上職業玩家之路。雖然講遊戲，但是即使你沒玩過也能毫不費力看懂。而且現實內容遠多於遊戲，所以對角色的塑造比較好，無論是賤賤的主角還是女主</text:span><text:span text:style-name="T12">LULU</text:span><text:span text:style-name="T13">，還有狗王，隊友們都很有愛。（雙女主雙飛哦）此文基調輕鬆搞笑，比較溫馨，幽默也不生硬。個人仙草，此類中的精品值得一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流氓高手二）雖然我也不會玩</text:span><text:span text:style-name="T8">sc~</text:span><text:span text:style-name="T9">不過一點不影響我看。而且也沒有把主角</text:span><text:span text:style-name="T8">yy</text:span><text:span text:style-name="T10">到地位很高</text:span><text:span text:style-name="T8">~</text:span><text:span text:style-name="T10">算是蠻真實。感情戲開始像言情</text:span><text:span text:style-name="T8">~</text:span><text:span text:style-name="T10">不過還是有大學生活的樣子。這本書是當年校園梗和星際梗大集合，完全可以當笑話來看。現在回憶起來那不是個時代，不是些笑話，不是個遊戲，那是我們的童年與青春。大概這兩本是我心中競技小說的巔峰了。我一點也不喜歡無罪轉型，一點也不。無罪曾是電子競技小說的先驅。從</text:span><text:span text:style-name="T8">sc</text:span><text:span text:style-name="T10">之彼岸花的初露頭角到流氓高手名揚天下，作為一個擁有一定寫作功力的星際愛好者，他將自身的兩大特點完很好的結合起來，不僅帶動了整個電競小說的風潮，也樹起了方少雲這個略帶猥瑣的電競小說主角的範本，被諸多人效仿。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上一次見到黑人赫敏還是汙客的</text:span><text:span text:style-name="T8">&lt;a href="/name/</text:span><text:span text:style-name="T9">哈利波特與冬堡法師</text:span><text:span text:style-name="T8">" target='_blank'&gt;</text:span><text:span text:style-name="T10">《哈利波特與冬堡法師》</text:span><text:span text:style-name="T8">&lt;/a&gt;</text:span><text:span text:style-name="T10">，好評。 </text:span><text:span text:style-name="T8">&lt;br&gt;</text:span><text:span text:style-name="T10">腦洞大，思路寬，就是要搞事情。 </text:span><text:span text:style-name="T8">&lt;br&gt;</text:span><text:span text:style-name="T10">順便，我最討厭兩種人，一是種族主者，二是黑鬼，三是不識數的。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無罪寫的星際競技小說，猥瑣流的宗師。大學的青蔥歲月，生動有趣，充滿淫蕩氣息。幽默的用語，幽默的劇情，加上作者本人的親身經歷使得本書活靈活現，雙飛什麼的我會亂說麼？當時直接笑的抽筋了，不懂遊戲都可以看，灰常淫蕩。。男生向作品，完本。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好吧，作為本書的作者，我再囉嗦一句吧。感謝各位書友幫我推書，同時希望大夥儘量不要在龍空推了。或者，推薦的時候，簡單說一說，不要惹人生厭為好。作為自己的心血之作，我只希望，能多一些志趣相投的讀者，陪著我一起寫完魏不二的故事，就好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作為這本書的作者，我得承認，這本書開頭有不少不盡人意的地方，承認主角的性格行為許多彆扭之處，也存在很多強行推進劇情的地方。在寫作的過程中，我也在不斷的進步。所以，從</text:span><text:span text:style-name="T2">2018</text:span><text:span text:style-name="T14">年</text:span><text:span text:style-name="T4">3</text:span><text:span text:style-name="T3">月份左右，開始回過頭來，對前面的章節做了大量修改，儘量讓前面的章節更加自然而合乎情理。不過，只有在起點閱讀，才能看到修改後的版本。其他網站都是舊版。希望有興趣閱讀這本書又沒錢看正版的讀者，先去起點看完正版，再考慮去別的網站閱讀。否則前後會有不少衝突的地方。以上。另外，這本書目前均訂</text:span><text:span text:style-name="T4">2366</text:span><text:span text:style-name="T3">，高訂</text:span><text:span text:style-name="T4">4992</text:span><text:span text:style-name="T3">，成績我很滿意了，感謝自己的堅持不懈，也感謝書友的支持。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作為一個網文寫手界混跡不久的新人，一開始看到優書網滿滿的差評，我的心是拔涼拔涼的。 </text:span><text:span text:style-name="T19">&lt;br&gt;</text:span><text:span text:style-name="T20">不過後來看到還有很多書連點評都沒有，我瞬間就覺得自己就要</text:span><text:span text:style-name="T21">high</text:span><text:span text:style-name="T20">得起飛了。一星也是愛，有人噴總比沒人看好啊。 </text:span><text:span text:style-name="T19">&lt;br&gt;</text:span><text:span text:style-name="T20">心態瞬間轉入良好狀態，堅定完本信念。 </text:span><text:span text:style-name="T21">&lt;br&gt;</text:span><text:span text:style-name="T22">感謝各位的中肯差評，我是不會寄刀片的，主要是不知道地址。另外，這本書目前均訂</text:span><text:span text:style-name="T19">1400</text:span><text:span text:style-name="T20">，高訂</text:span><text:span text:style-name="T19">2577</text:span><text:span text:style-name="T20">，收藏</text:span><text:span text:style-name="T19">32000</text:span><text:span text:style-name="T20">，在這裡留個記錄，等一年後看看能不能有點進步……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為什麼看這本書：</text:span><text:span text:style-name="T34">1. </text:span><text:span text:style-name="T35">這是一本因主角滿人身份被龍空眾因屁股問題被強行打低分的仙草，</text:span><text:span text:style-name="T36">5.3</text:span><text:span text:style-name="T37">的評分除了讓人知道龍空的評分並不那麼可信之外，並無其他作用。 </text:span><text:span text:style-name="T36">&lt;br&gt;2. </text:span><text:span text:style-name="T37">後宮文，所有的後宮文作者都應該來學習，</text:span><text:span text:style-name="T36">7-8</text:span><text:span text:style-name="T37">個女主各有特色幾乎沒有一個淪為花瓶，這是怎麼樣的一種水準。 </text:span><text:span text:style-name="T34">&lt;br&gt;3. </text:span><text:span text:style-name="T37">蘿莉該怎麼寫，來看看主角的東宮娘娘吧，這才是寫到了極致，都說參軍是足控，我卻認為他是絕對的蘿莉控。 </text:span><text:span text:style-name="T36">&lt;br&gt;4. </text:span><text:span text:style-name="T35">這不是一本穿清攀科技樹建立偽朝的軍事歷史文！絕對不是！名字應該改為“</text:span><text:span text:style-name="T36">XX</text:span><text:span text:style-name="T35">微服私訪記”，每泡一妹為一卷。。。 </text:span><text:span text:style-name="T34">&lt;br&gt;5. </text:span><text:span text:style-name="T35">則麼樣裝逼打臉才是最致命的？來學學 </text:span><text:span text:style-name="T34">&lt;br&gt;</text:span><text:span text:style-name="T35">為什麼不看這本書：</text:span><text:span text:style-name="T34">1.</text:span><text:span text:style-name="T35">所謂的屁股問題？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參軍文風，感情細膩。前期國內爭雄寫得很好，後期稱霸世界略崩，但還是收得住的。只可惜後期被讀者噴怕了，女主轉世之類的有點不好。總體是可以十分好評的。 </text:span><text:span text:style-name="T24">.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都在說作者屁股不正，我只想說我是來看後宮的，誰管你屁股啊，女主塑造真好，不愧是參軍。可惜新書為啥退步那麼快，都看不下去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這分太假！！！ </text:span><text:span text:style-name="T8">&lt;br&gt;</text:span><text:span text:style-name="T9">你們要論制度的，說體制的去看政治書好麼？ </text:span><text:span text:style-name="T8">&lt;br&gt;</text:span><text:span text:style-name="T10">個人以為參軍最好的作品，官道我都沒看完。此書已過三遍， </text:span><text:span text:style-name="T8">&lt;br&gt;</text:span><text:span text:style-name="T10">就論這對女主的刻畫之細膩，除了夏花爺和香蕉。你找出第四個我看看 </text:span><text:span text:style-name="T8">&lt;br&gt;</text:span><text:span text:style-name="T10">當了皇帝，這自然也是後宮了，爽點足。末尾的那點私活完全能理解。 </text:span><text:span text:style-name="T8">&lt;br&gt;</text:span><text:span text:style-name="T10">書荒的話聽我說，別看分，刷一遍。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火星引力最聳的一點就是明明骨子裡是沒救妹控，明明被和諧了</text:span><text:span text:style-name="T16">1w</text:span><text:span text:style-name="T17">本書，還是沒有半個實妹，你不實妹還不是被和諧了，當年不如過把實妹癮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05">三刷，我心中參軍的巔峰之作。 </text:span><text:span text:style-name="T106">&lt;br&gt;—————— &lt;br&gt;</text:span><text:span text:style-name="T107">全書傾注了作者大劑量的</text:span><text:span text:style-name="T108">yy</text:span><text:span text:style-name="T107">，隔幾章不寫點美足什麼的渾身難受。 </text:span><text:span text:style-name="T106">&lt;br&gt;</text:span><text:span text:style-name="T107">裝逼打臉順便撩妹的文風已臻化境，後宮的人設亦是仙草級，蘿莉，禦姐，警花，封建糟粕應有盡有。 </text:span><text:span text:style-name="T108">&lt;br&gt;</text:span><text:span text:style-name="T109">就是快結局的時候把錦二奶奶給病死很讓人無語，為什麼，為什麼要虐待如此可愛的地主婆，不知道那段時間作者究竟經歷了什麼。。。最後番外還來個女主轉世還魂，詭異的很，看完瘮得慌 </text:span><text:span text:style-name="T106">&lt;br&gt;ps:</text:span><text:span text:style-name="T107">關於慈禧，首先佩服參軍，不過這麼寫肯定是會掉粉的，一張老奶奶蘭貴人皂片毀全部 </text:span><text:span text:style-name="T106">&lt;br&gt;</text:span><text:span text:style-name="T107">（我只能</text:span><text:span text:style-name="T106">yy</text:span><text:span text:style-name="T107">成邱淑貞，你們也可以試試），相對的，武則天這種就沒有關係，可以盡情</text:span><text:span text:style-name="T106">yy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自己寫的書，我自己當做寶貝。不知不覺這本書已經</text:span><text:span text:style-name="T2">160</text:span><text:span text:style-name="T14">萬字了，目前均訂</text:span><text:span text:style-name="T4">2967</text:span><text:span text:style-name="T3">。從首定</text:span><text:span text:style-name="T4">500</text:span><text:span text:style-name="T3">，到均訂很快就要突破</text:span><text:span text:style-name="T4">3000</text:span><text:span text:style-name="T3">，花了快要兩年的時間，感慨很多啊。這本書算是初次嘗試寫作，走了不少彎路，但是也有很多的收穫。我每天都要來優書網，把每條評論看一遍，尤其是差評要反復看十遍。然後心裡默默麻痹自己，這些都是我的忠實讀者啊，被毒成這樣了，還能看幾章，也不容易。大部分的批評者說的都是有道理的，後來應該認真閱讀參考，以免誤入毒窩。已經入了坑的，就繼續毒著吧，哈哈。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貓膩的書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已完本】無限恐怖的無限與恐怖本是成功元素的一體兩面，奈何後人往往只注意“無限”，忽略了“恐怖”，直到這本書及其續作</text:span><text:span text:style-name="T2">&lt;a href="/name/</text:span><text:span text:style-name="T3">地獄公寓</text:span><text:span text:style-name="T4">" target='_blank'&gt;</text:span><text:span text:style-name="T3">《地獄公寓》</text:span><text:span text:style-name="T4">&lt;/a&gt;</text:span><text:span text:style-name="T3">的誕生，情況似乎才有所改觀。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貓大最愛的一本書，無數讓人意料之外的神轉折，夫子登天斬龍真是帥爆了，學院的道理也讓人看得很爽啊，不過為什麼我看到大師兄和二師兄，總會想起棋魂裡的</text:span><text:span text:style-name="T16">sai</text:span><text:span text:style-name="T17">呢，大愛這部，仙草，推薦！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是牛筆的新書，算是今年我發現的於我而言的一本仙草了。這書名就碉堡有沒有。這本書是網遊，不過改成了武俠背景，走的搞笑和王者歸來路線。將網遊做成足球競技那種模式，有歐冠亞冠世界盃俱樂部國家隊和職業選手，這是我第一次見這種模式，個人覺得相當有新意。主角最最崇拜的三個小說人物——田伯光，歐陽克，韋小寶； </text:span><text:span text:style-name="T2">&lt;br&gt;</text:span><text:span text:style-name="T14">主角最在意的異性外在特徵————美顏，小嘴，大胸，細腰，翹臀，長腿。</text:span><text:span text:style-name="T4">PS</text:span><text:span text:style-name="T3">：粉木耳算外在特徵嗎？如果算，粉木耳優先……再</text:span><text:span text:style-name="T4">PS</text:span><text:span text:style-name="T3">：如果不是粉木耳，口活好的優先，前後不禁的最好。 </text:span><text:span text:style-name="T4">&lt;br&gt;</text:span><text:span text:style-name="T3">主角最大的夢想————在太平洋買下一座小島，在島上修一座宮殿，跟我喜歡同時也喜歡我的姑娘們生活在一起。在那裡，沒有規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哇，說真話，我花了兩天看了這本書。拍案叫絕啊，大家都說恐怖高校好看，在我看來不如這本書一半啊。簡單介紹一下：主角進入一個鬼怪吃人的遊戲，每一關有數個鬼，熬過一定時間或者主動完成任務可以過關。這種類型書不多，大家都去看看，給作者一點動力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95">評論來自</text:span><text:span text:style-name="T96">&lt;a href="/n/</text:span><text:span text:style-name="T97">菜</text:span><text:span text:style-name="T98">De" target='_blank'&gt;@</text:span><text:span text:style-name="T99">菜</text:span><text:span text:style-name="T98">De &lt;/a&gt;</text:span><text:span text:style-name="T99">： 感覺這本跟</text:span><text:span text:style-name="T96">&lt;a href="/name/</text:span><text:span text:style-name="T97">俗人</text:span><text:span text:style-name="T98">" target='_blank'&gt;</text:span><text:span text:style-name="T97">《俗人》</text:span><text:span text:style-name="T96">&lt;/a&gt;</text:span><text:span text:style-name="T99">挺像的，而且也拖拉，作者完全以小學—初中—高中—大學—社會這個時間軸寫的，本職是作者。 </text:span><text:span text:style-name="T96">&lt;br&gt;</text:span><text:span text:style-name="T97">這本完全是作者自己的回憶之作，主角身上完全刻畫作者的性取向，那就是熟女控。你看他描述的那些老師、同學的母親，特別是死黨的母親，一次不夠，二次不夠，還來三次，並且前言也說了死黨父母關係有點不好，這讓我想到</text:span><text:span text:style-name="T98">&lt;a href="/name/</text:span><text:span text:style-name="T99">我與同學母親的故事</text:span><text:span text:style-name="T98">" target='_blank'&gt;</text:span><text:span text:style-name="T97">《我與同學母親的故事》</text:span><text:span text:style-name="T96">&lt;/a&gt;</text:span><text:span text:style-name="T99">、</text:span><text:span text:style-name="T98">&lt;a href="/name/</text:span><text:span text:style-name="T99">我</text:span><text:span text:style-name="T98">XX</text:span><text:span text:style-name="T97">同學母親</text:span><text:span text:style-name="T98">" target='_blank'&gt;</text:span><text:span text:style-name="T99">《我</text:span><text:span text:style-name="T98">XX</text:span><text:span text:style-name="T99">同學母親》</text:span><text:span text:style-name="T98">&lt;/a&gt;</text:span><text:span text:style-name="T99">、</text:span><text:span text:style-name="T96">&lt;a href="/name/</text:span><text:span text:style-name="T97">同學母親</text:span><text:span text:style-name="T96">XXX" target='_blank'&gt;</text:span><text:span text:style-name="T97">《同學母親</text:span><text:span text:style-name="T96">XXX</text:span><text:span text:style-name="T97">》</text:span><text:span text:style-name="T96">&lt;/a&gt;......</text:span><text:span text:style-name="T97">一定不是我的錯，我這麼純潔的人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個遊戲通關獎勵不太可能支持玩家有繼續玩下去的欲望。一個以天為單位和一筆可能對平民來說有點巨大的錢，我想除了絕症或者急需用錢的人或許會拼一下，又或者哪種對人生有其他追求的或道士類有技能的，正常點的人估計對這種靈異類搏命遊戲估計是要多遠就跑多遠，又不是無限類的強制參加，第一次參加是不知道，第二次還去，呵呵！說完缺點說優點，小說把驚悚和恐怖氣氛控制的還不錯，雖然聖母倒是也算是平衡了（話說淩晨一點多躲被子裡面看的），另外一個一個副本逐漸推進，不算突兀。作者君文筆開始不算好，</text:span><text:span text:style-name="T2">bug</text:span><text:span text:style-name="T3">也有，不過看在這類小說比較少，加之寫的還算可以暫時</text:span><text:span text:style-name="T4">5</text:span><text:span text:style-name="T3">星，推薦大半夜看</text:span><text:span text:style-name="T4">(≧▽≦)</text:span><text:span text:style-name="T3">，呀，有我的快遞了，我去拿一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咦，看到有評論說主角能為救陌生人不要命，馬去看。這年頭，這網路氛圍，可真難得了</text:span><text:span text:style-name="T24">= =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愛的一本娛樂書，字裡行間都能看出作者對香港電影深深的愛，帶我們回到那個香港電影的黃金時代，讓我開始理解了那個童年時帶給我們無數快樂的東方好萊塢，仙草，推薦！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聯繫到</text:span><text:span text:style-name="T2">&lt;a href="/name/</text:span><text:span text:style-name="T3">蠱真人</text:span><text:span text:style-name="T4">" target='_blank'&gt;</text:span><text:span text:style-name="T3">《蠱真人》</text:span><text:span text:style-name="T4">&lt;/a&gt;</text:span><text:span text:style-name="T3">一直活的好好的，說明上面的人根本不怕你反社會，只怕你反政府。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寫鬼超級仙草，寫人超級毒草。這個作者，是寫恐怖文的天才，但是從前受小白流小說毒害太深。早點改掉這個缺點，能更上一層樓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斷更七年後悍然複出，書評區不知道多少都是七年前的老書友再見，由此可看這本書的人氣之旺了，竅姐</text:span><text:span text:style-name="T2">V5~</text:span><text:span text:style-name="T3">我月萌萌噠</text:span><text:span text:style-name="T4">~ &lt;br&gt;</text:span><text:span text:style-name="T3">情節文筆屬上乘之流，中有蘿莉養成，扮男裝“勾引”（？？？）手下精靈妹子，玩弄公主感情等等領紳士們獸血沸騰的故事，被自己養大的蘿莉推到，想想看還有點小興奮呢！ </text:span><text:span text:style-name="T4">&lt;br&gt;</text:span><text:span text:style-name="T3">（覺得楔子長看不進去的可以跳看，影響不大的，吸引我入坑的是救小蘿莉調戲公主的那段！）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放出來了又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傭兵天下，在我們面前構造了一個全新也是全面的大陸。一本書下來，一張完整的地圖仿佛在我面前緩緩展在那個世界，每個人有血有肉的我們活著。我們好像跟隨者書中的角色一起生活一樣，因為他們的歡笑而開心，也因為他們的不幸而悲傷，有好幾次都無法抑制的哭的稀裡嘩啦，也有很多時候笑的肚子痛，這是其他任何一部小說都沒辦法給我的。裡面無數章節讓人開懷大笑，綠兒的學飛經歷，艾米的精明算計，等等…但也有很多章節讓我潸然淚下，池寒楓將軍的慷慨赴死，林河大人感動三界的事蹟，以及大青山夫婦對友情和愛情的堅定，但說實話，我不喜歡這樣悲情的結局，太虐心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傭兵天下，在我們面前構造了一個全新也是全面的大陸。一本書下來，一張完整的地圖仿佛在我面前緩緩展在那個世界，每個人有血有肉的我們活著。我們好像跟隨者書中的角色一起生活一樣，因為他們的歡笑而開心，也因為他們的不幸而悲傷，有好幾次都無法抑制的哭的稀裡嘩啦，也有很多時候笑的肚子痛，這是其他任何一部小說都沒辦法給我的。裡面無數章節讓人開懷大笑，綠兒的學飛經歷，艾米的精明算計，等等…但也有很多章節讓我潸然淚下，池寒楓將軍的慷慨赴死，林河大人感動三界的事蹟，以及大青山夫婦對友情和愛情的堅定，但說實話，我不喜歡這樣悲情的結局，太虐心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最具仙味的修真文，至今無人可超越，古代篇不落窠臼，天地不仁以萬物為芻狗，風閑真人仙氣十足。現代篇格局開闊，改變世界讓人眼前一亮。往事皆去不言悔，此身盡付一笑中的氣度實在讓人著迷。教主的成神之作。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第</text:span><text:span text:style-name="T8">1</text:span><text:span text:style-name="T9">套書單</text:span><text:span text:style-name="T8">&lt;a href="/name/</text:span><text:span text:style-name="T10">山水情的書單</text:span><text:span text:style-name="T8">" target='_blank'&gt;</text:span><text:span text:style-name="T10">《山水情的書單》</text:span><text:span text:style-name="T8">&lt;/a&gt;</text:span><text:span text:style-name="T10">，書單作者：山水情。 </text:span><text:span text:style-name="T8">&lt;br&gt;</text:span><text:span text:style-name="T10">代表性評論：被譽為最具超脫出塵意味的網路仙俠小說之一，文字優美洗練堪稱一絕，其直指本心絕不為外物所動的理念更使作品具備巨大的感染力。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風閑真人，最有仙人氣度的出世人物。 </text:span><text:span text:style-name="T16">&lt;br&gt;</text:span><text:span text:style-name="T17">玉之靈，門派利益為主的法寶。——完全不像其他書中的老爺爺，一副給主角當孫子的模樣。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焚燒殘軀謝師恩，我輩都是無情人。 </text:span><text:span text:style-name="T16">&lt;br&gt;</text:span><text:span text:style-name="T17">此語近十年至今記憶猶新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荊柯守的</text:span><text:span text:style-name="T34">&lt;a href="/name/</text:span><text:span text:style-name="T35">風起紫羅峽</text:span><text:span text:style-name="T36">" target='_blank'&gt;</text:span><text:span text:style-name="T37">《風起紫羅峽》</text:span><text:span text:style-name="T36">&lt;/a&gt;</text:span><text:span text:style-name="T37">，分為古代篇和現代篇，古代篇未能完全。兩篇都很喜歡，私以為現代篇更好。“殺妻證道荊柯守”出於古代篇，“教主”亦因此成名。兩篇故事都著重描繪了作者眼中的修行者，古代篇中風閑的心唯大道，現代篇中劉得宜的出入紅塵、舉重若輕，都頗顯道士風采。 </text:span><text:span text:style-name="T36">&lt;br&gt;</text:span><text:span text:style-name="T37">仙俠文的這種核心基準是：修行者（或求長生，或求大道）的道德是與普通人不同的，是在所有外殼包裹之下的絕對利己主義的內核。表現出來，就是犧牲一切的信念，就是漠視一切外物、一切非我道德從而出入自如的行事風格，就是絕對自閉自洽的價值觀念體系。這種風格，我僅在</text:span><text:span text:style-name="T34">&lt;a href="/name/</text:span><text:span text:style-name="T37">蠱真人</text:span><text:span text:style-name="T36">" target='_blank'&gt;</text:span><text:span text:style-name="T35">《蠱真人》</text:span><text:span text:style-name="T36">&lt;/a&gt;</text:span><text:span text:style-name="T35">、</text:span><text:span text:style-name="T34">&lt;a href="/name/</text:span><text:span text:style-name="T35">劍出華山</text:span><text:span text:style-name="T34">" target='_blank'&gt;</text:span><text:span text:style-name="T35">《劍出華山》</text:span><text:span text:style-name="T34">&lt;/a&gt;</text:span><text:span text:style-name="T35">見到過。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分為古代篇和現代篇，古代篇未能完全，遺憾，然大成若缺，或許這份殘缺反而更吸引人追尋。 </text:span><text:span text:style-name="T2">&lt;br&gt;</text:span><text:span text:style-name="T3">古代篇修道求真，最具超凡脫俗意味，風閑真人可謂最具非人感的修道之人，幾無可超越，太上忘情，道心堅定，除此之外，北星子，龍成，為各自執念，負泰山而超北海，意志堅定，不得不讓人敬佩。 </text:span><text:span text:style-name="T4">&lt;br&gt;</text:span><text:span text:style-name="T3">現代篇格局開闊，劉得宜出入紅塵、舉重若輕，都頗顯道士風采，西藏一行，叩問大道，更是深刻體現出凡人至非凡的心靈歷程，而玉之靈一語驚醒夢中人，紅塵萬丈，天資縱橫者不計其數，唯有人求道，何來道求人，不可不謂之諷刺！ </text:span><text:span text:style-name="T4">&lt;br&gt;</text:span><text:span text:style-name="T3">往事皆去不言悔，此身盡付一笑中。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最具超脫出塵意味的網路仙俠小說。前半部寫出古典仙俠風格，後半部分寫現代修道路，從人到仙的心路描寫轉變極其到位，看後會有強烈的感受，這</text:span><text:span text:style-name="T12">TMD</text:span><text:span text:style-name="T13">才是真正的修真呀 。作者將修真者 天地不仁</text:span><text:span text:style-name="T12">,</text:span><text:span text:style-name="T13">以萬物為芻狗的仙道韻味表現得淋漓盡致，在網路小說中可謂獨樹一幟，文字情節雕琢考究，不愧是教主的成名作，從此江湖上留傳著這麼一個諢號：殺妻證道荊柯守……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霞飛的書，與貓姐一樣都習慣走無敵流路線，不過卻比貓姐多了不少猥瑣搞笑和惡意賣萌的段子，使得許多衝突的橋段平添了幾分卡通劇的喜感（或許還有幾分溫馨的治癒感？）。喜歡的人看起來會樂不可支，不喜歡的人眼中就會是毒草了。</text:span><text:span text:style-name="T2">PS</text:span><text:span text:style-name="T14">：不知是否是我審美疲勞的緣故，總感覺本書中的都市女性形象沒有</text:span><text:span text:style-name="T4">&lt;a href="/name/</text:span><text:span text:style-name="T3">同居萬歲</text:span><text:span text:style-name="T4">" target='_blank'&gt;</text:span><text:span text:style-name="T3">《同居萬歲》</text:span><text:span text:style-name="T4">&lt;/a&gt;</text:span><text:span text:style-name="T3">時候那麼驚豔了。【為褒獎女性老司機，點顆仙草表示支持】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你們都這麼高調的嘛？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疾風知勁艸，板蕩識誠臣，宅男</text:span><text:span text:style-name="T16">YY</text:span><text:span text:style-name="T17">系，幻大熟堪勝？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求求你們不要再舉報了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先給</text:span><text:span text:style-name="T12">5</text:span><text:span text:style-name="T13">星好評，幻疾風是我最喜歡的作者！高端玩家反復看了快</text:span><text:span text:style-name="T12">10</text:span><text:span text:style-name="T13">遍了！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回頭看看，其實大飛不就是你我麼？偶爾猥瑣偶爾裝逼，發點小財一定要藏著捏著，帶點被迫害心理，帶點仇富心理，大部分時間自私自利，被人捧一下立馬上天。看自己人不爽，看美國人日本人更不爽。這就是一個普普通通的小市民。可能有人不能忍受主角居然和大部分普通人一個德行，但高大上的主角咱們不是已經見得太多了麼？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大煙缸是我很喜歡的一個作者。一方面他寫的書是無敵流的，看起來讓人感覺很爽，從頭到尾沒啥苦大仇深或者懸樑刺股的感覺，雖然說起來男主一直沒有那種真正的天下無敵，一直有威脅在環繞，可是他卻有一種氣質，讓人感覺跟著他一起逗比，那麼什麼問題都能解決；另一方面他的小說中每個比較重要的配角都是個性鮮明，有血有肉的，從頭看下來幾乎看不到什麼</text:span><text:span text:style-name="T16">nc</text:span><text:span text:style-name="T17">情節，每一步走下來都不讓人感覺突兀，其實說起來男主就是那樣一個沒有霸氣也沒有意志的普通人，加上他生活中摸爬滾打中獲得的智慧，以及王老菊一般的視角，造就了一個不一樣的神話。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這本書是純爽文，主要講的就是 曾經的網癮少年，如今的搬磚漢子兼網癮治療專家大飛哥在英雄無敵背景的遊戲中一路裝逼一路打臉，最終艸翻全世界的故事，輕鬆搞笑，自帶吐槽，不管主角還是配角，全是逗逼，不帶腦子去看真的很歡樂，認真你就輸了，是我個人仙草。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二狗，癩蛤蟆。天神下凡。桃花）。</text:span><text:span text:style-name="T8">&lt;a href="/name/</text:span><text:span text:style-name="T9">宗教裁判所</text:span><text:span text:style-name="T8">" target='_blank'&gt;</text:span><text:span text:style-name="T10">《宗教裁判所》</text:span><text:span text:style-name="T8">&lt;/a&gt;&lt;a href="/name/</text:span><text:span text:style-name="T10">天神下凡</text:span><text:span text:style-name="T8">" target='_blank'&gt;</text:span><text:span text:style-name="T10">《天神下凡》</text:span><text:span text:style-name="T8">&lt;/a&gt;</text:span><text:span text:style-name="T10">前期實在大愛，開篇就精才豔豔，讓我眼前一亮，恢弘的設定，晦澀的氛圍。有個關於聶衛平的評價很適合大總管：五十步前天下無敵。之後嘛，沒有了……因為烽火特別擅長小故事塑造人物，所以小劇情往往很精彩，能描寫出特別讓人印象深刻的人物，總管長於人物細節雕琢，卻疏於故事大局設計，往往靈感耗盡，小說就難以為繼，為確保作品品質，不得不太監。哪怕擼管，也要擼得文藝，擼得風雅。烽火每本書，都有種溫潤的風雅，哪怕是裝逼，也帶著種高雅的味道。偶爾在壓抑的時候，還會想到陳二狗一書中，那種人如怒犬般拼搏的驕傲。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二狗，癩蛤蟆。天神下凡。桃花）。</text:span><text:span text:style-name="T8">&lt;a href="/name/</text:span><text:span text:style-name="T9">宗教裁判所</text:span><text:span text:style-name="T8">" target='_blank'&gt;</text:span><text:span text:style-name="T10">《宗教裁判所》</text:span><text:span text:style-name="T8">&lt;/a&gt;&lt;a href="/name/</text:span><text:span text:style-name="T10">天神下凡</text:span><text:span text:style-name="T8">" target='_blank'&gt;</text:span><text:span text:style-name="T10">《天神下凡》</text:span><text:span text:style-name="T8">&lt;/a&gt;</text:span><text:span text:style-name="T10">前期實在大愛，開篇就精才豔豔，讓我眼前一亮，恢弘的設定，晦澀的氛圍。有個關於聶衛平的評價很適合大總管：五十步前天下無敵。之後嘛，沒有了……因為烽火特別擅長小故事塑造人物，所以小劇情往往很精彩，能描寫出特別讓人印象深刻的人物，總管長於人物細節雕琢，卻疏於故事大局設計，往往靈感耗盡，小說就難以為繼，為確保作品品質，不得不太監。哪怕擼管，也要擼得文藝，擼得風雅。烽火每本書，都有種溫潤的風雅，哪怕是裝逼，也帶著種高雅的味道。偶爾在壓抑的時候，還會想到陳二狗一書中，那種人如怒犬般拼搏的驕傲。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烽火戲諸侯的</text:span><text:span text:style-name="T26">&lt;a href="/name/</text:span><text:span text:style-name="T27">宗教裁判所</text:span><text:span text:style-name="T28">" target='_blank'&gt;</text:span><text:span text:style-name="T29">《宗教裁判所》</text:span><text:span text:style-name="T26">&lt;/a&gt;</text:span><text:span text:style-name="T27">及未完續作</text:span><text:span text:style-name="T28">&lt;a href="/name/</text:span><text:span text:style-name="T29">天神下凡</text:span><text:span text:style-name="T26">" target='_blank'&gt;</text:span><text:span text:style-name="T29">《天神下凡》</text:span><text:span text:style-name="T26">&lt;/a&gt;</text:span><text:span text:style-name="T27">，文筆堪稱華麗。 宗教類題材的作品，人物三觀極需拿捏，作者本身對宗教的瞭解與態度也影響很大。國人的宗教知識大多爾爾，所以儘管本作中烽火本人也是一知半解，敷衍糊弄，故事還是能很流暢的講下去。 </text:span><text:span text:style-name="T26">&lt;br&gt;</text:span><text:span text:style-name="T27">契合歐州古典式繁複雕砌、華麗奢靡貴族風的文字，文藝復興歷史格局的嵌入，人文、魔法、宗教、政治的交相掩映，促成了這本好看的小說。 </text:span><text:span text:style-name="T26">&lt;br&gt;</text:span><text:span text:style-name="T27">書中的一個問題，也是烽火小說的通病：過度意淫。作者仿佛沉溺到自己的文字中，為主角幻想出過於完美的人生際遇，雖然一時能引起讀者興奮共鳴，但在長篇小說中對合理性的破壞尤為嚴重，反而會降低閱讀體驗。這大概就是“文青病”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主角總是表現的很冷酷，愛算計，為了利益耍弄小陰謀詭計。比如</text:span><text:span text:style-name="T2">63</text:span><text:span text:style-name="T3">章，主角的神賜種子第一次成熟，兩隻雲豹來搶劫，南邊臨族的山主幫忙擊殺了一頭雲豹，主角卻故意放走了另一頭回去報信，禍水東引，讓雲豹們的仇恨轉移給臨族。事後主角還非常得意自己的聰明。 </text:span><text:span text:style-name="T4">&lt;br&gt;</text:span><text:span text:style-name="T3">主角一直依靠這個，依靠那個，流水帳般幹活幹活，升級升級，危險來了搖旗喊人。主角的戰鬥力毫無體現，偏偏作者還一直強調主角的體型擅於戰鬥，導致主角升級的爽點幾乎沒有。戰五渣升級成戰六渣有爽點嗎，反而前期獨自在叢林求存更有看點。 </text:span><text:span text:style-name="T4">&lt;br&gt;</text:span><text:span text:style-name="T3">作者不喜歡寫一個戰力強悍的主角也可以，喜歡玩腦子不是錯，只有小聰明沒有大智慧這個蟲設真的令人不喜。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輕鬆無比的一本小說，而且貌似到現在沒什麼人看過，至少我很喜歡，最後有一段情節寫的很感人 </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這是一本同時兼有仙草和毒草特質的奇書。 </text:span><text:span text:style-name="T8">&lt;br&gt;</text:span><text:span text:style-name="T9">作者是龍空老油條，深入研究裝逼打臉套路文十年，對症下藥，寫出來一本從頭到尾都是套路的爽文。 </text:span><text:span text:style-name="T8">&lt;br&gt;</text:span><text:span text:style-name="T10">可謂是集裝逼於大成之作，每一篇都在裝逼，裝逼精神貫穿全書。開篇一章就點題：主角修仙五百年，在宇宙中萬戰不敗，現在渡劫失敗重生回到地球裝逼了。 </text:span><text:span text:style-name="T8">&lt;br&gt;</text:span><text:span text:style-name="T10">無敵流，裝逼流，專業打臉流，不需要帶腦子流，無毒高效無雷無鬱悶，不送女也不艸女，不後宮，從頭打到尾，節奏明快，文筆流暢，不中二但是就是要吊打世界 </text:span><text:span text:style-name="T8">&lt;br&gt;</text:span><text:span text:style-name="T10">所有的劇情全部是為了讓主角裝逼服務的。堪稱網文裝逼打臉套路教科書級別的神級小說。 </text:span><text:span text:style-name="T8">&lt;br&gt;</text:span><text:span text:style-name="T10">托這本書的福，作者現在一書成神，月收入都四十萬了，真乃神人啊。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龍空從來都是作者比讀者多，評論的也基本差不多。 </text:span><text:span text:style-name="T8">&lt;br&gt;</text:span><text:span text:style-name="T9">文人相輕，看不得別人好，這是常態。 </text:span><text:span text:style-name="T8">&lt;br&gt;</text:span><text:span text:style-name="T10">無論你們怎麼說，這本書的確是裝逼大成，無數讀者，作者也賺的盆滿缽滿。 </text:span><text:span text:style-name="T8">&lt;br&gt;</text:span><text:span text:style-name="T10">雖然</text:span><text:span text:style-name="T8">tj</text:span><text:span text:style-name="T10">，書中也有很多不足，但是那麼多人將這本書批的一無是處，就太可笑了。 </text:span><text:span text:style-name="T8">&lt;br&gt;</text:span><text:span text:style-name="T10">呵呵，不如借鑒一下人家這本書的可取之處，少噴兩句吧。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那些說主角是鴨子的，是不是對“鴨子”這個職業有什麼誤解？目前寫出來的十幾個故事中，只有一次和女客人你情我願的發生了關係，然後你們眼裡就只有女人那點事兒了？別的故事都看不到？ </text:span><text:span text:style-name="T26">&lt;br&gt;</text:span><text:span text:style-name="T27">做家教、救跳樓女、機緣巧合破獲一樁殺人案、幫人要被騙的錢、抓住一對詐騙犯、做私家偵探跟蹤出軌的老公，還拒絕了一個富婆</text:span><text:span text:style-name="T28">10</text:span><text:span text:style-name="T29">萬</text:span><text:span text:style-name="T26">/</text:span><text:span text:style-name="T27">月的包養，你跟我說這主角是個鴨子？鴨子還會拒絕富婆包養？ </text:span><text:span text:style-name="T28">&lt;br&gt;</text:span><text:span text:style-name="T29">你說這書文筆垃圾，故事腦殘都無所謂，愛怎麼噴都隨意，評論區還一個只是把這書存進書單可能都沒看的人就給了個</text:span><text:span text:style-name="T26">1</text:span><text:span text:style-name="T29">星劇毒，我也無所謂，沒錯我是作者。 </text:span><text:span text:style-name="T26">&lt;br&gt;</text:span><text:span text:style-name="T27">但你噴主角是個鴨子，我只想說你腦子進</text:span><text:span text:style-name="T26">S……</text:span><text:span text:style-name="T27">了吧！</text:span><text:span text:style-name="T26">N……</text:span><text:span text:style-name="T27">一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十裡劍神，構思十年，一書封神。此書乃是打臉裝比之大成。大比小比，比中比，連環比，可謂比仙。網文如海，皆是小白。都市修仙便是牢牢抓住了小白的心，只要喜歡看裝比打臉，就無法忽略此書的魅力。其裝比範本，被無數寫手借鑒，抄襲，覆蓋都市分類，養活了無數樓</text:span><text:span text:style-name="T16">b</text:span><text:span text:style-name="T17">。其地位，堪比鬥破。然此書雖妙，卻遭人妒。其子子孫孫不念生恩，反倒嫉妒萬分，以至此書評論區水黑機三毒齊聚，被黑的讓人懷疑人生。一脈之祖，竟要被不肖子孫欺師滅祖。黑暗迫近，萬千呼喚便要作者出手，掃清八方妖邪，一劍遮天。但想其絕無可能。一切只因陳凡雖有七情，要還自己一個光明公正，卻其力不足。北玄雖可出手，卻無人情六欲，卻其念不足。十裡劍神何時出手？ </text:span></text:p>
          </table:table-cell>
          <table:table-cell table:style-name="ce3"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不只我 多少人看了一遍又一遍  </text:span><text:span text:style-name="T8">&lt;br&gt;</text:span><text:span text:style-name="T9">回味的是那種氛圍 那種年少輕狂的心 </text:span><text:span text:style-name="T8">&lt;br&gt;</text:span><text:span text:style-name="T10">回味的是那抹纏繞心頭的一絲絲情 </text:span><text:span text:style-name="T8">&lt;br&gt;</text:span><text:span text:style-name="T10">多少死忠希望你能把這部書寫完 我也一樣 </text:span><text:span text:style-name="T8">&lt;br&gt;</text:span><text:span text:style-name="T10">你的停更 停的不只是一本書 是無數個青年的大學回憶  </text:span><text:span text:style-name="T8">&lt;br&gt;</text:span><text:span text:style-name="T10">最後一句 烽火 求更新，難道太監總管取名都是伏筆，求繼續調戲</text:span></text:p>
          </table:table-cell>
          <table:table-cell table:style-name="ce3" office:value-type="string" calcext:value-type="string">
            <text:p>positive</text:p>
          </table:table-cell>
          <table:table-cell table:number-columns-repeated="1022"/>
        </table:table-row>
        <table:table-row table:style-name="ro2" table:number-rows-repeated="1046474">
          <table:table-cell table:number-columns-repeated="1024"/>
        </table:table-row>
        <table:table-row table:style-name="ro2">
          <table:table-cell table:number-columns-repeated="1024"/>
        </table:table-row>
        <table:named-expressions>
          <table:named-range table:name="_xlnm._FilterDatabase" table:base-cell-address="$data.$A$1" table:cell-range-address="$data.$A$1:.$B$2101"/>
        </table:named-expressions>
      </table:table>
      <table:named-expressions/>
      <table:database-ranges>
        <table:database-range table:name="__Anonymous_Sheet_DB__0" table:target-range-address="data.A1:data.B210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Mangal" svg:font-family="Mangal"/>
    <style:font-face style:name="Microsoft JhengHei" svg:font-family="'Microsoft JhengHei'"/>
    <style:font-face style:name="微軟正黑體" svg:font-family="微軟正黑體"/>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02" meta:object-count="0"/>
    <meta:generator>LibreOfficeDev/6.0.5.2$Linux_X86_64 LibreOffice_project/</meta:generator>
  </office:meta>
</office:document-meta>
</file>